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JavaScript Interview Questions &amp; Answers</text:p>
      <text:p text:style-name="P3"/>
      <text:p text:style-name="P1">### Table of Contents</text:p>
      <text:p text:style-name="P3"/>
      <text:p text:style-name="P1">| No. | Questions |</text:p>
      <text:p text:style-name="P1">|---- | ---------</text:p>
      <text:p text:style-name="P1">|1 <text:s/>| [What are the possible ways to create objects in JavaScript](#what-are-the-possible-ways-to-create-objects-in-javascript) |</text:p>
      <text:p text:style-name="P1">|2 <text:s/>| [What is prototype chain](#what-is-a-prototype-chain)|</text:p>
      <text:p text:style-name="P1">|3 <text:s/>| [What is the difference between Call, Apply and Bind](#what-is-the-difference-between-call-apply-and-bind)|</text:p>
      <text:p text:style-name="P1">|4 <text:s/>| [What is JSON and its common operations](#what-is-json-and-its-common-operations)|</text:p>
      <text:p text:style-name="P1">|5 <text:s/>| [What is the purpose of the array slice method](#what-is-the-purpose-of-the-array-slice-method)|</text:p>
      <text:p text:style-name="P1">|6 <text:s/>| [What is the purpose of the array splice method](#what-is-the-purpose-of-the-array-splice-method)|</text:p>
      <text:p text:style-name="P1">|7 <text:s/>| [What is the difference between slice and splice](#what-is-the-difference-between-slice-and-splice)|</text:p>
      <text:p text:style-name="P1">|8 <text:s/>| [How do you compare Object and Map](#how-do-you-compare-object-and-map)|</text:p>
      <text:p text:style-name="P1">|9 <text:s/>| [What is the difference between == and === operators](#what-is-the-difference-between--and--operators)|</text:p>
      <text:p text:style-name="P1">|10 | [What are lambda or arrow functions](#what-are-lambda-or-arrow-functions)|</text:p>
      <text:p text:style-name="P1">|11 | [What is a first class function](#what-is-a-first-class-function)|</text:p>
      <text:p text:style-name="P1">|12 | [What is a first order function](#what-is-a-first-order-function)|</text:p>
      <text:p text:style-name="P1">|13 | [What is a higher order function](#what-is-a-higher-order-function)|</text:p>
      <text:p text:style-name="P1">|14 | [What is a unary function](#what-is-a-unary-function)|</text:p>
      <text:p text:style-name="P1">|15 | [What is the currying function](#what-is-the-currying-function)|</text:p>
      <text:p text:style-name="P1">|16 | [What is a pure function](#what-is-a-pure-function)|</text:p>
      <text:p text:style-name="P1">|17 | [What is the purpose of the let keyword](#what-is-the-purpose-of-the-let-keyword)|</text:p>
      <text:p text:style-name="P1">|18 | [What is the difference between let and var](#what-is-the-difference-between-let-and-var)|</text:p>
      <text:p text:style-name="P1">|19 | [What is the reason to choose the name let as a keyword](#what-is-the-reason-to-choose-the-name-let-as-a-keyword)|</text:p>
      <text:p text:style-name="P1">|20 | [How do you redeclare variables in switch block without an error](#how-do-you-redeclare-variables-in-switch-block-without-an-error)|</text:p>
      <text:p text:style-name="P1">|21 | [What is the Temporal Dead Zone](#what-is-the-temporal-dead-zone)|</text:p>
      <text:p text:style-name="P1">|22 | [What is IIFE(Immediately Invoked Function Expression)](#what-is-iifeimmediately-invoked-function-expression)|</text:p>
      <text:p text:style-name="P1">|23 | [How do you decode or encode a URL in JavaScript?](#how-do-you-decode-or-encode-a-url-in-javascript)|</text:p>
      <text:p text:style-name="P1">|24 | [What is memoization](#what-is-memoization)|</text:p>
      <text:p text:style-name="P1">|25 | [What is Hoisting](#what-is-hoisting)|</text:p>
      <text:p text:style-name="P1">|26 | [What are classes in ES6](#what-are-classes-in-es6)|</text:p>
      <text:p text:style-name="P1">|27 | [What are closures](#what-are-closures)|</text:p>
      <text:p text:style-name="P1">|28 | [What are modules](#what-are-modules)|</text:p>
      <text:p text:style-name="P1">|29 | [Why do you need modules](#why-do-you-need-modules)|</text:p>
      <text:p text:style-name="P1">|30 | [What is scope in javascript](#what-is-scope-in-javascript)|</text:p>
      <text:p text:style-name="P1">|31 | [What is a service worker](#what-is-a-service-worker)|</text:p>
      <text:p text:style-name="P1">|32 | [How do you manipulate DOM using a service worker](#how-do-you-manipulate-dom-using-a-service-worker)|</text:p>
      <text:p text:style-name="P1">|33 | [How do you reuse information across service worker restarts](#how-do-you-reuse-information-across-service-worker-restarts)|</text:p>
      <text:p text:style-name="P1">|34 | [What is IndexedDB](#what-is-indexeddb)|</text:p>
      <text:p text:style-name="P1">|35 | [What is web storage](#what-is-web-storage)|</text:p>
      <text:p text:style-name="P1">|36 | [What is a post message](#what-is-a-post-message)|</text:p>
      <text:p text:style-name="P1">|37 | [What is a cookie](#what-is-a-cookie)|</text:p>
      <text:p text:style-name="P1">|38 | [Why do you need a Cookie](#why-do-you-need-a-cookie)|</text:p>
      <text:p text:style-name="P1"><text:soft-page-break/>|39 | [What are the options in a cookie](#what-are-the-options-in-a-cookie)|</text:p>
      <text:p text:style-name="P1">|40 | [How do you delete a cookie](#how-do-you-delete-a-cookie)|</text:p>
      <text:p text:style-name="P1">|41 | [What are the differences between cookie, local storage and session storage](#What-are-the-differences-between-cookie-local-storage-and-session-storage)|</text:p>
      <text:p text:style-name="P1">|42 | [What is the main difference between localStorage and sessionStorage](#what-is-the-main-difference-between-localstorage-and-sessionstorage)|</text:p>
      <text:p text:style-name="P1">|43 | [How do you access web storage](#how-do-you-access-web-storage)|</text:p>
      <text:p text:style-name="P1">|44 | [What are the methods available on session storage](#what-are-the-methods-available-on-session-storage)|</text:p>
      <text:p text:style-name="P1">|45 | [What is a storage event and its event handler](#what-is-a-storage-event-and-its-event-handler)|</text:p>
      <text:p text:style-name="P1">|46 | [Why do you need web storage](#why-do-you-need-web-storage)|</text:p>
      <text:p text:style-name="P1">|47 | [How do you check web storage browser support](#how-do-you-check-web-storage-browser-support)|</text:p>
      <text:p text:style-name="P1">|48 | [How do you check web workers browser support](#how-do-you-check-web-workers-browser-support)|</text:p>
      <text:p text:style-name="P1">|49 | [Give an example of web worker](#give-an-example-of-web-worker)|</text:p>
      <text:p text:style-name="P1">|50 | [What are the restrictions of web workers on DOM](#what-are-the-restrictions-of-web-workers-on-dom)|</text:p>
      <text:p text:style-name="P1">|51 | [What is a promise](#what-is-a-promise)|</text:p>
      <text:p text:style-name="P1">|52 | [Why do you need a promise](#why-do-you-need-a-promise)|</text:p>
      <text:p text:style-name="P1">|53 | [What are the three states of promise](#what-are-the-three-states-of-promise)|</text:p>
      <text:p text:style-name="P1">|54 | [What is a callback function](#what-is-a-callback-function)|</text:p>
      <text:p text:style-name="P1">|55 | [Why do we need callbacks](#why-do-we-need-callbacks)|</text:p>
      <text:p text:style-name="P1">|56 | [What is a callback hell](#what-is-a-callback-hell)|</text:p>
      <text:p text:style-name="P1">|57 | [What is server-sent events](#what-is-server-sent-events)|</text:p>
      <text:p text:style-name="P1">|58 | [How do you receive server-sent event notifications](#how-do-you-receive-server-sent-event-notifications)|</text:p>
      <text:p text:style-name="P1">|59 | [How do you check browser support for server-sent events](#how-do-you-check-browser-support-for-server-sent-events)|</text:p>
      <text:p text:style-name="P1">|60 | [What are the events available for server sent events](#what-are-the-events-available-for-server-sent-events)|</text:p>
      <text:p text:style-name="P1">|61 | [What are the main rules of promise](#what-are-the-main-rules-of-promise)|</text:p>
      <text:p text:style-name="P1">|62 | [What is callback in callback](#what-is-callback-in-callback)|</text:p>
      <text:p text:style-name="P1">|63 | [What is promise chaining](#what-is-promise-chaining)|</text:p>
      <text:p text:style-name="P1">|64 | [What is promise.all](#what-is-promise.all)|</text:p>
      <text:p text:style-name="P1">|65 | [What is the purpose of race method in promise](#what-is-the-purpose-of-race-method-in-promise)|</text:p>
      <text:p text:style-name="P1">|66 | [What is a strict mode in javascript](#what-is-a-strict-mode-in-javascript)|</text:p>
      <text:p text:style-name="P1">|67 | [Why do you need strict mode](#why-do-you-need-strict-mode)|</text:p>
      <text:p text:style-name="P1">|68 | [How do you declare strict mode](#how-do-you-declare-strict-mode)|</text:p>
      <text:p text:style-name="P1">|69 | [What is the purpose of double exclamation](#what-is-the-purpose-of-double-exclamation)|</text:p>
      <text:p text:style-name="P1">|70 | [What is the purpose of delete operator](#what-is-the-purpose-of-delete-operator)|</text:p>
      <text:p text:style-name="P1">|71 | [What is typeof operator](#what-is-typeof-operator)|</text:p>
      <text:p text:style-name="P1">|72 | [What is undefined property](#what-is-undefined-property)|</text:p>
      <text:p text:style-name="P1">|73 | [What is null value](#what-is-null-value)|</text:p>
      <text:p text:style-name="P1">|74 | [What is the difference between null and undefined](#what-is-the-difference-between-null-and-undefined)|</text:p>
      <text:p text:style-name="P1">|75 | [What is eval](#What-is-eval)|</text:p>
      <text:p text:style-name="P1">|76 | [What is the difference between window and document](#what-is-the-difference-between-window-and-document)|</text:p>
      <text:p text:style-name="P1">|77 | [How do you access history in javascript](#how-do-you-access-history-in-javascript)|</text:p>
      <text:p text:style-name="P1">|78 | [How do you detect caps lock key turned on or not](#how-do-you-detect-caps-lock-key-turned-on-or-not)|</text:p>
      <text:p text:style-name="P1">|79 | [What is isNaN](#what-is-isnan)|</text:p>
      <text:p text:style-name="P1"><text:soft-page-break/>|80 | [What are the differences between undeclared and undefined variables](#what-are-the-differences-between-undeclared-and-undefined-variables)|</text:p>
      <text:p text:style-name="P1">|81 | [What are global variables](#what-are-global-variables)|</text:p>
      <text:p text:style-name="P1">|82 | [What are the problems with global variables](#what-are-the-problems-with-global-variables)|</text:p>
      <text:p text:style-name="P1">|83 | [What is NaN property](#what-is-nan-property)|</text:p>
      <text:p text:style-name="P1">|84 | [What is the purpose of isFinite function](#what-is-the-purpose-of-isfinite-function)</text:p>
      <text:p text:style-name="P1">|85 | [What is an event flow](#what-is-an-event-flow)|</text:p>
      <text:p text:style-name="P1">|86 | [What is event bubbling](#what-is-event-bubbling)|</text:p>
      <text:p text:style-name="P1">|87 | [What is event capturing](#what-is-event-capturing)|</text:p>
      <text:p text:style-name="P1">|88 | [How do you submit a form using JavaScript](#how-do-you-submit-a-form-using-javascript)|</text:p>
      <text:p text:style-name="P1">|89 | [How do you find operating system details](#how-do-you-find-operating-system-details)|</text:p>
      <text:p text:style-name="P1">|90 | [What is the difference between document load and DOMContentLoaded events](#what-is-the-difference-between-document-load-and-domcontentloaded-events)|</text:p>
      <text:p text:style-name="P1">|91 | [What is the difference between native, host and user objects](#what-is-the-difference-between-native,-host-and-user-objects)|</text:p>
      <text:p text:style-name="P1">|92 | [What are the tools or techniques used for debugging JavaScript code](#what-are-the-tools-or-techniques-used-for-debugging-javascript-code)|</text:p>
      <text:p text:style-name="P1">|93 | [What are the pros and cons of promises over callbacks](#what-are-the-pros-and-cons-of-promises-over-callbacks)|</text:p>
      <text:p text:style-name="P1">|94 | [What is the difference between an attribute and a property](#what-is-the-difference-between-an-attribute-and-a-property)|</text:p>
      <text:p text:style-name="P1">|95 | [What is same-origin policy](#what-is-same-origin-policy)|</text:p>
      <text:p text:style-name="P1">|96 | [What is the purpose of void 0](#what-is-the-purpose-of-void-0)|</text:p>
      <text:p text:style-name="P1">|97 | [Is JavaScript a compiled or interpreted language](#is-javascript-a-compiled-or-interpreted-language)|</text:p>
      <text:p text:style-name="P1">|98 | [Is JavaScript a case-sensitive language](#is-javascript-a-case-sensitive-language)|</text:p>
      <text:p text:style-name="P1">|99 | [Is there any relation between Java and JavaScript](#is-there-any-relation-between-java-and-javascript)|</text:p>
      <text:p text:style-name="P1">|100| [What are events](#what-are-events)|</text:p>
      <text:p text:style-name="P1">|101| [Who created javascript](#who-created-javascript)|</text:p>
      <text:p text:style-name="P1">|102| [What is the use of preventDefault method](#what-is-the-use-of-preventdefault-method)|</text:p>
      <text:p text:style-name="P1">|103| [What is the use of stopPropagation method](#what-is-the-use-of-stoppropagation-method)|</text:p>
      <text:p text:style-name="P1">|104| [What are the steps involved in return false](#what-are-the-steps-involved-in-return-false)|</text:p>
      <text:p text:style-name="P1">|105| [What is BOM](#what-is-bom)|</text:p>
      <text:p text:style-name="P1">|106| [What is the use of setTimeout](#what-is-the-use-of-settimeout)|</text:p>
      <text:p text:style-name="P1">|107| [What is the use of setInterval](#what-is-the-use-of-setinterval)|</text:p>
      <text:p text:style-name="P1">|108| [Why is JavaScript treated as Single threaded](#why-is-javascript-treated-as-single-threaded)|</text:p>
      <text:p text:style-name="P1">|109| [What is an event delegation](#what-is-an-event-delegation)|</text:p>
      <text:p text:style-name="P1">|110| [What is ECMAScript](#what-is-ecmascript)|</text:p>
      <text:p text:style-name="P1">|111| [What is JSON](#what-is-json)|</text:p>
      <text:p text:style-name="P1">|112| [What are the syntax rules of JSON](#what-are-the-syntax-rules-of-json)|</text:p>
      <text:p text:style-name="P1">|113| [What is the purpose JSON stringify](#what-is-the-purpose-json-stringify)|</text:p>
      <text:p text:style-name="P1">|114| [How do you parse JSON string](#how-do-you-parse-json-string)|</text:p>
      <text:p text:style-name="P1">|115| [Why do you need JSON](#why-do-you-need-json)|</text:p>
      <text:p text:style-name="P1">|116| [What are PWAs](#what-are-pwas?)|</text:p>
      <text:p text:style-name="P1">|117| [What is the purpose of clearTimeout method](#what-is-the-purpose-of-cleartimeout-method)|</text:p>
      <text:p text:style-name="P1">|118| [What is the purpose of clearInterval method](#what-is-the-purpose-of-clearinterval-method)|</text:p>
      <text:p text:style-name="P1"><text:soft-page-break/>|119| [How do you redirect new page in javascript](#how-do-you-redirect-new-page-in-javascript)|</text:p>
      <text:p text:style-name="P1">|120| [How do you check whether a string contains a substring](#how-do-you-check-whether-a-string-contains-a-substring)|</text:p>
      <text:p text:style-name="P1">|121| [How do you validate an email in javascript](#how-do-you-validate-an-email-in-javascript)|</text:p>
      <text:p text:style-name="P1">|122| [How do you get the current url with javascript](#how-do-you-get-the-current-url-with-javascript)|</text:p>
      <text:p text:style-name="P1">|123| [What are the various url properties of location object](#what-are-the-various-url-properties-of-location-object)|</text:p>
      <text:p text:style-name="P1">|124| [How do get query string values in javascript](#how-do-get-query-string-values-in-javascript)|</text:p>
      <text:p text:style-name="P1">|125| [How do you check if a key exists in an object](#how-do-you-check-if-a-key-exists-in-an-object)|</text:p>
      <text:p text:style-name="P1">|126| [How do you loop through or enumerate javascript object](#how-do-you-loop-through-or-enumerate-javascript-object)|</text:p>
      <text:p text:style-name="P1">|127| [How do you test for an empty object](#how-do-you-test-for-an-empty-object)|</text:p>
      <text:p text:style-name="P1">|128| [What is an arguments object](#what-is-an-arguments-object)|</text:p>
      <text:p text:style-name="P1">|129| [How do you make first letter of the string in an uppercase](#how-do-you-make-first-letter-of-the-string-in-an-uppercase)|</text:p>
      <text:p text:style-name="P1">|130| [What are the pros and cons of for loop](#what-are-the-pros-and-cons-of-for-loop)|</text:p>
      <text:p text:style-name="P1">|131| [How do you display the current date in javascript](#how-do-you-display-the-current-date-in-javascript)|</text:p>
      <text:p text:style-name="P1">|132| [How do you compare two date objects](#how-do-you-compare-two-date-objects)|</text:p>
      <text:p text:style-name="P1">|133| [How do you check if a string starts with another string](#how-do-you-check-if-a-string-starts-with-another-string)|</text:p>
      <text:p text:style-name="P1">|134| [How do you trim a string in javascript](#how-do-you-trim-a-string-in-javascript)|</text:p>
      <text:p text:style-name="P1">|135| [How do you add a key value pair in javascript](#how-do-you-add-a-key-value-pair-in-javascript)|</text:p>
      <text:p text:style-name="P1">|136| [Is the '!--' notation represents a special operator](#is-the-'!--'-notation-represents-a-special-operator)|</text:p>
      <text:p text:style-name="P1">|137| [How do you assign default values to variables](#how-do-you-assign-default-values-to-variables)|</text:p>
      <text:p text:style-name="P1">|138| [How do you define multiline strings](#how-do-you-define-multiline-strings)|</text:p>
      <text:p text:style-name="P1">|139| [What is an app shell model](#what-is-an-app-shell-model)|</text:p>
      <text:p text:style-name="P1">|140| [Can we define properties for functions](#can-we-define-properties-for-functions)|</text:p>
      <text:p text:style-name="P1">|141| [What is the way to find the number of parameters expected by a function](#what-is-the-way-to-find-the-number-of-parameters-expected-by-a-function)|</text:p>
      <text:p text:style-name="P1">|142| [What is a polyfill](#what-is-a-polyfill)|</text:p>
      <text:p text:style-name="P1">|143| [What are break and continue statements](#what-are-break-and-continue-statements)|</text:p>
      <text:p text:style-name="P1">|144| [What are js labels](#what-are-js-labels)|</text:p>
      <text:p text:style-name="P1">|145| [What are the benefits of keeping declarations at the top](#what-are-the-benefits-of-keeping-declarations-at-the-top)|</text:p>
      <text:p text:style-name="P1">|146| [What are the benefits of initializing variables](#what-are-the-benefits-of-initializing-variables)|</text:p>
      <text:p text:style-name="P1">|147| [What are the recommendations to create new object](#what-are-the-recommendations-to-create-new-object)|</text:p>
      <text:p text:style-name="P1">|148| [How do you define JSON arrays](#how-do-you-define-json-arrays)|</text:p>
      <text:p text:style-name="P1">|149| [How do you generate random integers](#how-do-you-generate-random-integers)|</text:p>
      <text:p text:style-name="P1">|150| [Can you write a random integers function to print integers with in a range](#can-you-write-a-random-integers-function-to-print-integers-with-in-a-range)|</text:p>
      <text:p text:style-name="P1">|151| [What is tree shaking](#what-is-tree-shaking)|</text:p>
      <text:p text:style-name="P1">|152| [What is the need of tree shaking](#what-is-the-need-of-tree-shaking)|</text:p>
      <text:p text:style-name="P1">|153| [Is it recommended to use eval](#is-it-recommended-to-use-eval)|</text:p>
      <text:p text:style-name="P1">|154| [What is a Regular Expression](#what-is-a-regular-expression)|</text:p>
      <text:p text:style-name="P1"><text:soft-page-break/>|155| [What are the string methods available in Regular expression](#what-are-the-string-methods-available-in-regular-expression)|</text:p>
      <text:p text:style-name="P1">|156| [What are modifiers in regular expression](#what-are-modifiers-in-regular-expression)|</text:p>
      <text:p text:style-name="P1">|157| [What are regular expression patterns](#what-are-regular-expression-patterns)|</text:p>
      <text:p text:style-name="P1">|158| [What is a RegExp object](#what-is-a-regexp-object)|</text:p>
      <text:p text:style-name="P1">|159| [How do you search a string for a pattern](#how-do-you-search-a-string-for-a-pattern)|</text:p>
      <text:p text:style-name="P1">|160| [What is the purpose of exec method](#what-is-the-purpose-of-exec-method)|</text:p>
      <text:p text:style-name="P1">|161| [How do you change style of a HTML element](#how-do-you-change-style-of-a-html-element)|</text:p>
      <text:p text:style-name="P1">|162| [What would be the result of 1+2+'3'](#what-would-be-the-result-of-1+2+'3')|</text:p>
      <text:p text:style-name="P1">|163| [What is a debugger statement](#what-is-a-debugger-statement)|</text:p>
      <text:p text:style-name="P1">|164| [What is the purpose of breakpoints in debugging](#what-is-the-purpose-of-breakpoints-indebugging)|</text:p>
      <text:p text:style-name="P1">|165| [Can I use reserved words as identifiers](#can-i-use-reserved-words-as-identifiers)|</text:p>
      <text:p text:style-name="P1">|166| [How do you detect a mobile browser](#how-do-you-detect-a-mobile-browser)|</text:p>
      <text:p text:style-name="P1">|167| [How do you detect a mobile browser without regexp](#how-do-you-detect-a-mobile-browser-without-regexp)|</text:p>
      <text:p text:style-name="P1">|168| [How do you get the image width and height using JS](#how-do-you-get-the-image-width-and-height-using-js)|</text:p>
      <text:p text:style-name="P1">|169| [How do you make synchronous HTTP request](#how-do-you-make-synchronous-http-request)|</text:p>
      <text:p text:style-name="P1">|170| [How do you make asynchronous HTTP request](#how-do-you-make-asynchronous-http-request)|</text:p>
      <text:p text:style-name="P1">|171| [How do you convert date to another timezone in javascript](#how-do-you-convert-date-to-another-timezone-in-javascript)|</text:p>
      <text:p text:style-name="P1">|172| [What are the properties used to get size of window](#what-are-the-properties-used-to-get-size-of-window)|</text:p>
      <text:p text:style-name="P1">|173| [What is a conditional operator in javascript](#what-is-a-conditional-operator-in-javascript)|</text:p>
      <text:p text:style-name="P1">|174| [Can you apply chaining on conditional operator](#Can-you-apply-chaining-on-conditional-operator)|</text:p>
      <text:p text:style-name="P1">|175| [What are the ways to execute javascript after page load](#what-are-the-ways-to-execute-javascript-after-page-load)|</text:p>
      <text:p text:style-name="P1">|176| [What is the difference between proto and prototype](#what-is-the-difference-between-proto-and-prototype)|</text:p>
      <text:p text:style-name="P1">|177| [Give an example where do you really need semicolon](#give-an-example-where-do-you-really-need-semicolon)|</text:p>
      <text:p text:style-name="P1">|178| [What is a freeze method](#what-is-a-freeze-method)|</text:p>
      <text:p text:style-name="P1">|179| [What is the purpose of freeze method](#what-is-the-purpose-of-freeze-method)|</text:p>
      <text:p text:style-name="P1">|180| [Why do I need to use freeze method](#why-do-i-need-to-use-freeze-method)|</text:p>
      <text:p text:style-name="P1">|181| [How do you detect a browser language preference](#how-do-you-detect-a-browser-language-preference)|</text:p>
      <text:p text:style-name="P1">|182| [How to convert string to title case with javascript](#how-to-convert-string-to-title-case-with-javascript)|</text:p>
      <text:p text:style-name="P1">|183| [How do you detect javascript disabled in the page](#how-do-you-detect-javascript-disabled-in-the-page)|</text:p>
      <text:p text:style-name="P1">|184| [What are various operators supported by javascript](#what-are-various-operators-supported-by-javascript)|</text:p>
      <text:p text:style-name="P1">|185| [What is a rest parameter](#what-is-a-rest-parameter)|</text:p>
      <text:p text:style-name="P1">|186| [What happens if you do not use rest parameter as a last argument](#what-happens-if-you-do-not-use-rest-parameter-as-a-last-argument)|</text:p>
      <text:p text:style-name="P1">|187| [What are the bitwise operators available in javascript](#what-are-the-bitwise-operators-available-in-javascript)|</text:p>
      <text:p text:style-name="P1">|188| [What is a spread operator](#what-is-a-spread-operator)|</text:p>
      <text:p text:style-name="P1"><text:soft-page-break/>|189| [How do you determine whether object is frozen or not](#how-do-you-determine-whether-object-is-frozen-or-not)|</text:p>
      <text:p text:style-name="P1">|190| [How do you determine two values same or not using object](#how-do-you-determine-two-values-same-or-not-using-object)|</text:p>
      <text:p text:style-name="P1">|191| [What is the purpose of using object is method](#what-is-the-purpose-of-using-object-is-method)|</text:p>
      <text:p text:style-name="P1">|192| [How do you copy properties from one object to other](#how-do-you-copy-properties-from-one-object-to-other)|</text:p>
      <text:p text:style-name="P1">|193| [What are the applications of assign method](#what-are-the-applications-of-assign-method)|</text:p>
      <text:p text:style-name="P1">|194| [What is a proxy object](#what-is-a-proxy-object)|</text:p>
      <text:p text:style-name="P1">|195| [What is the purpose of seal method](#what-is-the-purpose-of-seal-method)|</text:p>
      <text:p text:style-name="P1">|196| [What are the applications of seal method](#what-are-the-applications-of-seal-method)|</text:p>
      <text:p text:style-name="P1">|197| [What are the differences between freeze and seal methods](#what-are-the-differences-between-freeze-and-seal-methods)|</text:p>
      <text:p text:style-name="P1">|198| [How do you determine if an object is sealed or not](#how-do-you-determine-if-an-object-is-sealed-or-not)|</text:p>
      <text:p text:style-name="P1">|199| [How do you get enumerable key and value pairs](#how-do-you-get-enumerable-key-and-value-pairs)|</text:p>
      <text:p text:style-name="P1">|200| [What is the main difference between Object.values and Object.entries method](#what-is-the-main-difference-between-object.values-and-object.entries-method)|</text:p>
      <text:p text:style-name="P1">|201| [How can you get the list of keys of any object](#how-can-you-get-the-list-of-keys-of-any-object)|</text:p>
      <text:p text:style-name="P1">|202| [How do you create an object with prototype](#how-do-you-create-an-object-with-prototype)|</text:p>
      <text:p text:style-name="P1">|203| [What is a WeakSet](#what-is-a-weakset)|</text:p>
      <text:p text:style-name="P1">|204| [What are the differences between WeakSet and Set](#what-are-the-differences-between-weakset-and-set)|</text:p>
      <text:p text:style-name="P1">|205| [List down the collection of methods available on WeakSet](#list-down-the-collection-of-methods-available-on-weakset)|</text:p>
      <text:p text:style-name="P1">|206| [What is a WeakMap](#what-is-a-weakmap)|</text:p>
      <text:p text:style-name="P1">|207| [What are the differences between WeakMap and Map](#what-are-the-differences-between-weakmap-and-map)|</text:p>
      <text:p text:style-name="P1">|208| [List down the collection of methods available on WeakMap](#list-down-the-collection-of-methods-available-on-weakmap)|</text:p>
      <text:p text:style-name="P1">|209| [What is the purpose of uneval](#what-is-the-purpose-of-uneval)|</text:p>
      <text:p text:style-name="P1">|210| [How do you encode an URL](#how-do-you-encode-an-url)|</text:p>
      <text:p text:style-name="P1">|211| [How do you decode an URL](#how-do-you-decode-an-url)|</text:p>
      <text:p text:style-name="P1">|212| [How do you print the contents of web page](#how-do-you-print-the-contents-of-web-page)|</text:p>
      <text:p text:style-name="P1">|213| [What is the difference between uneval and eval](#what-is-the-difference-between-uneval-and-eval)|</text:p>
      <text:p text:style-name="P1">|214| [What is an anonymous function](#what-is-an-anonymous-function)|</text:p>
      <text:p text:style-name="P1">|215| [What is the precedence order between local and global variables](#what-is-the-precedence-order-between-local-and-global-variables)|</text:p>
      <text:p text:style-name="P1">|216| [What are javascript accessors](#what-are-javascript-accessors)|</text:p>
      <text:p text:style-name="P1">|217| [How do you define property on Object constructor](#how-do-you-define-property-on-object-constructor)|</text:p>
      <text:p text:style-name="P1">|218| [What is the difference between get and defineProperty](#what-is-the-difference-between-get-and-defineproperty)|</text:p>
      <text:p text:style-name="P1">|219| [What are the advantages of Getters and Setters](#what-are-the-advantages-of-getters-and-setters)|</text:p>
      <text:p text:style-name="P1">|220| [Can I add getters and setters using defineProperty method](#can-i-add-getters-and-setters-using-defineproperty-method)|</text:p>
      <text:p text:style-name="P1">|221| [What is the purpose of switch-case](#what-is-the-purpose-of-switch-case)|</text:p>
      <text:p text:style-name="P1">|222| [What are the conventions to be followed for the usage of swtich case](#what-are-the-conventions-to-be-followed-for-the-usage-of-swtich-case)|</text:p>
      <text:p text:style-name="P1">|223| [What are primitive data types](#what-are-primitive-data-types)|</text:p>
      <text:p text:style-name="P1"><text:soft-page-break/>|224| [What are the different ways to access object properties](#what-are-the-different-ways-to-access-object-properties)|</text:p>
      <text:p text:style-name="P1">|225| [What are the function parameter rules](#what-are-the-function-parameter-rules)|</text:p>
      <text:p text:style-name="P1">|226| [What is an error object](#what-is-an-error-object)|</text:p>
      <text:p text:style-name="P1">|227| [When you get a syntax error](#when-you-get-a-syntax-error)|</text:p>
      <text:p text:style-name="P1">|228| [What are the different error names from error object](#what-are-the-different-error-names-from-error-object)|</text:p>
      <text:p text:style-name="P1">|229| [What are the various statements in error handling](#what-are-the-various-statements-in-error-handling)|</text:p>
      <text:p text:style-name="P1">|230| [What are the two types of loops in javascript](#what-are-the-two-types-of-loops-in-javascript)|</text:p>
      <text:p text:style-name="P1">|231| [What is nodejs](#what-is-nodejs)|</text:p>
      <text:p text:style-name="P1">|232| [What is an Intl object](#what-is-an-intl-object)|</text:p>
      <text:p text:style-name="P1">|233| [How do you perform language specific date and time formatting](#how-do-you-perform-language-specific-date-and-time-formatting)|</text:p>
      <text:p text:style-name="P1">|234| [What is an Iterator](#what-is-an-iterator)|</text:p>
      <text:p text:style-name="P1">|235| [How does synchronous iteration works](#how-does-synchronous-iteration-works)|</text:p>
      <text:p text:style-name="P1">|236| [What is an event loop](#what-is-an-event-loop)|</text:p>
      <text:p text:style-name="P1">|237| [What is call stack](#what-is-call-stack)|</text:p>
      <text:p text:style-name="P1">|238| [What is an event queue](#what-is-an-event-queue)|</text:p>
      <text:p text:style-name="P1">|239| [What is a decorator](#what-is-a-decorator)|</text:p>
      <text:p text:style-name="P1">|240| [What are the properties of Intl object](#what-are-the-properties-of-intl-object)|</text:p>
      <text:p text:style-name="P1">|241| [What is an Unary operator](#what-is-an-unary-operator)|</text:p>
      <text:p text:style-name="P1">|242| [How do you sort elements in an array](#how-do-you-sort-elements-in-an-array)|</text:p>
      <text:p text:style-name="P1">|243| [What is the purpose of compareFunction while sorting arrays](#what-is-the-purpose-of-comparefunction-while-sorting-arrays)|</text:p>
      <text:p text:style-name="P1">|244| [How do you reversing an array](#how-do-you-reversing-an-array)|</text:p>
      <text:p text:style-name="P1">|245| [How do you find min and max value in an array](#how-do-you-find-min-and-max-value-in-an-array)|</text:p>
      <text:p text:style-name="P1">|246| [How do you find min and max values without Math functions](#how-do-you-find-min-and-max-values-without--math-functions)|</text:p>
      <text:p text:style-name="P1">|247| [What is an empty statement and purpose of it](#what-is-an-empty-statement-and-purpose-of-it)|</text:p>
      <text:p text:style-name="P1">|248| [How do you get meta data of a module](#how-do-you-get-meta-data-of-a-module)|</text:p>
      <text:p text:style-name="P1">|249| [What is a comma operator](#what-is-a-comma-operator)|</text:p>
      <text:p text:style-name="P1">|250| [What is the advantage of a comma operator](#what-is-the-advantage-of-a-comma-operator)|</text:p>
      <text:p text:style-name="P1">|251| [What is typescript](#what-is-typescript)|</text:p>
      <text:p text:style-name="P1">|252| [What are the differences between javascript and typescript](#what-are-the-differences-between-javascript-and-typescript)|</text:p>
      <text:p text:style-name="P1">|253| [What are the advantages of typescript over javascript](#what-are-the-advantages-of-typescript-over-javascript)|</text:p>
      <text:p text:style-name="P1">|254| [What is an object initializer](#what-is-an-object-initializer)|</text:p>
      <text:p text:style-name="P1">|255| [What is a constructor method](#what-is-a-constructor-method)|</text:p>
      <text:p text:style-name="P1">|256| [What happens if you write constructor more than once in a class](#what-happens-if-you-write-constructor-more-than-once-in-a-class)|</text:p>
      <text:p text:style-name="P1">|257| [How do you call the constructor of a parent class](#how-do-you-call-the-constructor-of-a-parent-class)|</text:p>
      <text:p text:style-name="P1">|258| [How do you get the prototype of an object](#how-do-you-get-the-prototype-of-an-object)|</text:p>
      <text:p text:style-name="P1">|259| [What happens If I pass string type for getPrototype method](#what-happens-if-i-pass-string-type-for-getprototype-method)|</text:p>
      <text:p text:style-name="P1">|260| [How do you set prototype of one object to another](#how-do-you-set-prototype-of-one-object-to-another)|</text:p>
      <text:p text:style-name="P1"><text:soft-page-break/>|261| [How do you check whether an object can be extendable or not](#how-do-you-check-whether-an-object-can-be-extendable-or-not)|</text:p>
      <text:p text:style-name="P1">|262| [How do you prevent an object to extend](#how-do-you-prevent-an-object-to-extend)|</text:p>
      <text:p text:style-name="P1">|263| [What are the different ways to make an object non-extensible](#what-are-the-different-ways-to-make-an-object-non-extensible)|</text:p>
      <text:p text:style-name="P1">|264| [How do you define multiple properties on an object](#how-do-you-define-multiple-properties-on-an-object)|</text:p>
      <text:p text:style-name="P1">|265| [What is MEAN in javascript](#what-is-mean-in-javascript)|</text:p>
      <text:p text:style-name="P1">|266| [What Is Obfuscation in javascript](#what-is-obfuscation-in-javascript)|</text:p>
      <text:p text:style-name="P1">|267| [Why do you need Obfuscation](#why-do-you-need-obfuscation)|</text:p>
      <text:p text:style-name="P1">|268| [What is Minification](#what-is-minification)|</text:p>
      <text:p text:style-name="P1">|269| [What are the advantages of minification](#what-are-the-advantages-of-minification)|</text:p>
      <text:p text:style-name="P1">|270| [What are the differences between Obfuscation and Encryption](#what-are-the-differences-between-obfuscation-and-encryption)|</text:p>
      <text:p text:style-name="P1">|271| [What are the common tools used for minification](#what-are-the-common-tools-used-for-minification)|</text:p>
      <text:p text:style-name="P1">|272| [How do you perform form validation using javascript](#how-do-you-perform-form-validation-using-javascript)|</text:p>
      <text:p text:style-name="P1">|273| [How do you perform form validation without javascript](#how-do-you-perform-form-validation-without-javascript)|</text:p>
      <text:p text:style-name="P1">|274| [What are the DOM methods available for constraint validation](#what-are-the-dom-methods-available-for-constraint-validation)|</text:p>
      <text:p text:style-name="P1">|275| [What are the available constraint validation DOM properties](#what-are-the-available-constraint-validation-dom-properties)|</text:p>
      <text:p text:style-name="P1">|276| [What are the list of validity properties](#what-are-the-list-of-validity-properties)|</text:p>
      <text:p text:style-name="P1">|277| [Give an example usage of rangeOverflow property](#give-an-example-usage-of-rangeoverflow-property)|</text:p>
      <text:p text:style-name="P1">|278| [Is enums feature available in javascript](#is-enums-feature-available-in-javascript)|</text:p>
      <text:p text:style-name="P1">|279| [What is an enum](#What-is-an-enum)|</text:p>
      <text:p text:style-name="P1">|280| [How do you list all properties of an object](#how-do-you-list-all-properties-of-an-object)|</text:p>
      <text:p text:style-name="P1">|281| [How do you get property descriptors of an object](#how-do-you-get-property-descriptors-of-an-object)|</text:p>
      <text:p text:style-name="P1">|282| [What are the attributes provided by a property descriptor](#what-are-the-attributes-provided-by-a-property-descriptor)|</text:p>
      <text:p text:style-name="P1">|283| [How do you extend classes](#how-do-you-extend-classes)|</text:p>
      <text:p text:style-name="P1">|284| [How do I modify the url without reloading the page](#how-do-i-modify-the-url-without-reloading-the-page)|</text:p>
      <text:p text:style-name="P1">|285| [How do you check whether an array includes a particular value or not](#how-do-you-check-whether-an-array-includes-a-particular-value-or-not)|</text:p>
      <text:p text:style-name="P1">|286| [How do you compare scalar arrays](#how-do-you-compare-scalar-arrays)|</text:p>
      <text:p text:style-name="P1">|287| [How to get the value from get parameters](#how-to-get-the-value-from-get-parameters)|</text:p>
      <text:p text:style-name="P1">|288| [How do you print numbers with commas as thousand separators](#how-do-you-print-numbers-with-commas-as-thousand-separators)|</text:p>
      <text:p text:style-name="P1">|289| [What is the difference between java and javascript](#what-is-the-difference-between-java-and-javascript)|</text:p>
      <text:p text:style-name="P1">|290| [Does javascript supports namespace](#does-javascript-supports-namespace)|</text:p>
      <text:p text:style-name="P1">|291| [How do you declare namespace](#how-do-you-declare-namespace)|</text:p>
      <text:p text:style-name="P1">|292| [How do you invoke javascript code in an iframe from parent page](#how-do-you-invoke-javascript-code-in-an-iframe-from-parent-page)|</text:p>
      <text:p text:style-name="P1">|293| [How do get the timezone offset from date](#how-do-get-the-timezone-offset-from-date)|</text:p>
      <text:p text:style-name="P1">|294| [How do you load CSS and JS files dynamically](#how-do-you-load-css-and-js-files-dynamically)|</text:p>
      <text:p text:style-name="P1"><text:soft-page-break/>|295| [What are the different methods to find HTML elements in DOM](#what-are-the-different-methods-to-find-html-elements-in-dom)|</text:p>
      <text:p text:style-name="P1">|296| [What is jQuery](#what-is-jquery)|</text:p>
      <text:p text:style-name="P1">|297| [What is V8 JavaScript engine](#what-is-v8-javascript-engine)|</text:p>
      <text:p text:style-name="P1">|298| [Why do we call javascript as dynamic language](#why-do-we-call-javascript-as-dynamic-language)|</text:p>
      <text:p text:style-name="P1">|299| [What is a void operator](#what-is-a-void-operator)|</text:p>
      <text:p text:style-name="P1">|300| [How to set the cursor to wait](#how-to-set-the-cursor-to-wait)|</text:p>
      <text:p text:style-name="P1">|301| [How do you create an infinite loop](#how-do-you-create-an-infinite-loop)|</text:p>
      <text:p text:style-name="P1">|302| [Why do you need to avoid with statement](#why-do-you-need-to-avoid-with-statement)|</text:p>
      <text:p text:style-name="P1">|303| [What is the output of below for loops](#what-is-the-output-of-below-for-loops)|</text:p>
      <text:p text:style-name="P1">|304| [List down some of the features of ES6](#list-down-some-of-the-features-of-es6)|</text:p>
      <text:p text:style-name="P1">|305| [What is ES6](#what-is-es6)|</text:p>
      <text:p text:style-name="P1">|306| [Can I redeclare let and const variables](#can-I-redeclare-let-and-const-variables)|</text:p>
      <text:p text:style-name="P1">|307| [Is const variable makes the value immutable](#is-const-variable-makes-the-value-immutable)|</text:p>
      <text:p text:style-name="P1">|308| [What are default parameters](#what-are-default-parameters)|</text:p>
      <text:p text:style-name="P1">|309| [What are template literals](#what-are-template-literals)|</text:p>
      <text:p text:style-name="P1">|310| [How do you write multi-line strings in template literals](#how-do-you-write-multi-line-strings-in-template-literals)|</text:p>
      <text:p text:style-name="P1">|311| [What are nesting templates](#what-are-nesting-templates)|</text:p>
      <text:p text:style-name="P1">|312| [What are tagged templates](#what-are-tagged-templates)|</text:p>
      <text:p text:style-name="P1">|313| [What are raw strings](#what-are-raw-strings)|</text:p>
      <text:p text:style-name="P1">|314| [What is destructuring assignment](#what-is-destructuring-assignment)|</text:p>
      <text:p text:style-name="P1">|315| [What are default values in destructuring assignment](#what-are-default-values-in-destructuring-assignment)|</text:p>
      <text:p text:style-name="P1">|316| [How do you swap variables in destructuring assignment](#how-do-you-swap-variables-in-destructuring-assignment)|</text:p>
      <text:p text:style-name="P1">|317| [What are enhanced object literals](#what-are-enhanced-object-literals)|</text:p>
      <text:p text:style-name="P1">|318| [What are dynamic imports](#what-are-dynamic-imports)|</text:p>
      <text:p text:style-name="P1">|319| [What are the use cases for dynamic imports](#what-are-the-use-cases-for-dynamic-imports)|</text:p>
      <text:p text:style-name="P1">|320| [What are typed arrays](#what-are-typed-arrays)|</text:p>
      <text:p text:style-name="P1">|321| [What are the advantages of module loaders](#what-are-the-advantages-of-module-loaders)|</text:p>
      <text:p text:style-name="P1">|322| [What is collation](#what-is-collation)|</text:p>
      <text:p text:style-name="P1">|323| [What is for...of statement](#what-is-for...of-statement)|</text:p>
      <text:p text:style-name="P1">|324| [What is the output of below spread operator array](#what-is-the-output-of-below-spread-operator-array)|</text:p>
      <text:p text:style-name="P1">|325| [Is PostMessage secure](#is-postmessage-secure)|</text:p>
      <text:p text:style-name="P1">|326| [What are the problems with postmessage target origin as wildcard](#what-are-the-problems-with-postmessage-target-origin-as-wildcard)|</text:p>
      <text:p text:style-name="P1">|327| [How do you avoid receiving postMessages from attackers](#how-do-you-avoid-receiving-postmessages-from-attackers)|</text:p>
      <text:p text:style-name="P1">|328| [Can I avoid using postMessages completely](#can-i-avoid-using-postmessages-completely)|</text:p>
      <text:p text:style-name="P1">|329| [Is postMessages synchronous](#is-postmessages-synchronous)|</text:p>
      <text:p text:style-name="P1">|330| [What paradigm is Javascript](#what-paradigm-is-javascript)|</text:p>
      <text:p text:style-name="P1">|331| [What is the difference between internal and external javascript](#what-is-the-difference-between-internal-and-external-javascript)|</text:p>
      <text:p text:style-name="P1">|332| [Is JavaScript faster than server side script](#is-javascript-faster-than-server-side-script)|</text:p>
      <text:p text:style-name="P1">|333| [How do you get the status of a checkbox](#how-do-you-get-the-status-of-a-checkbox)|</text:p>
      <text:p text:style-name="P1"><text:soft-page-break/>|334| [What is the purpose of double tilde operator](#what-is-the-purpose-of-double-tilde-operator)|</text:p>
      <text:p text:style-name="P1">|335| [How do you convert character to ASCII code](#how-do-you-convert-character-to-ascii-code)|</text:p>
      <text:p text:style-name="P1">|336| [What is ArrayBuffer](#what-is-arraybuffer)|</text:p>
      <text:p text:style-name="P1">|337| [What is the output of below string expression](#what-is-the-output-of-below-string-expression)|</text:p>
      <text:p text:style-name="P1">|338| [What is the purpose of Error object](#what-is-the-purpose-of-error-object)|</text:p>
      <text:p text:style-name="P1">|339| [What is the purpose of EvalError object](#what-is-the-purpose-of-evalerror-object)|</text:p>
      <text:p text:style-name="P1">|340| [What are the list of cases error thrown from non-strict mode to strict mode](#what-are-the-list-of-cases-error-thrown-from-non-strict-mode-to-strict-mode)|</text:p>
      <text:p text:style-name="P1">|341| [Do all objects have prototypes](#do-all-objects-have-prototypes)|</text:p>
      <text:p text:style-name="P1">|342| [What is the difference between a parameter and an argument](#what-is-the-difference-between-a-parameter-and-an-argument)|</text:p>
      <text:p text:style-name="P1">|343| [What is the purpose of some method in arrays](#what-is-the-purpose-of-some-method-in-arrays)|</text:p>
      <text:p text:style-name="P1">|344| [How do you combine two or more arrays](#how-do-you-combine-two-or-more-arrays)|</text:p>
      <text:p text:style-name="P1">|345| [What is the difference between Shallow and Deep copy](#what-is-the-difference-between-shallow-and-deep-copy)|</text:p>
      <text:p text:style-name="P1">|346| [How do you create specific number of copies of a string](#how-do-you-create-specific-number-of-copies-of-a-string)|</text:p>
      <text:p text:style-name="P1">|347| [How do you return all matching strings against a regular expression](#how-do-you-return-all-matching-strings-against-a-regular-expression)|</text:p>
      <text:p text:style-name="P1">|348| [How do you trim a string at the beginning or ending](#how-do-you-trim-a-string-at-the-beginning-or-ending)|</text:p>
      <text:p text:style-name="P1">|349| [What is the output of below console statement with unary operator](#what-is-the-output-of-below-console-statement-with-unary-operator)|</text:p>
      <text:p text:style-name="P1">|350| [Does javascript uses mixins](#does-javascript-uses-mixins)|</text:p>
      <text:p text:style-name="P1">|351| [What is a thunk function](#what-is-a-thunk-function)|</text:p>
      <text:p text:style-name="P1">|352| [What are asynchronous thunks](#what-are-asynchronous-thunks)|</text:p>
      <text:p text:style-name="P1">|353| [What is the output of below function calls](#what-is-the-output-of-below-function-calls)|</text:p>
      <text:p text:style-name="P1">|354| [How to remove all line breaks from a string](#how-to-remove-all-line-breaks-from-a-string)|</text:p>
      <text:p text:style-name="P1">|355| [What is the difference between reflow and repaint](#what-is-the-difference-between-reflow-and-repaint)|</text:p>
      <text:p text:style-name="P1">|356| [What happens with negating an array](#what-happens-with-negating-an-array)|</text:p>
      <text:p text:style-name="P1">|357| [What happens if we add two arrays](#what-happens-if-we-add-two-arrays)|</text:p>
      <text:p text:style-name="P1">|358| [What is the output of prepend additive operator on falsy values](#what-is-the-output-of-prepend-additive-operator-on-falsy-values)|</text:p>
      <text:p text:style-name="P1">|359| [How do you create self string using special characters](#how-do-you-create-self-string-using-special-characters)|</text:p>
      <text:p text:style-name="P1">|360| [How do you remove falsy values from an array](#how-do-you-remove-falsy-values-from-an-array)|</text:p>
      <text:p text:style-name="P1">|361| [How do you get unique values of an array](#how-do-you-get-unique-values-of-an-array)|</text:p>
      <text:p text:style-name="P1">|362| [What is destructuring aliases](#what-is-destructuring-aliases)|</text:p>
      <text:p text:style-name="P1">|363| [How do you map the array values without using map method](#how-do-you-map-the-array-values-without-using-map-method)|</text:p>
      <text:p text:style-name="P1">|364| [How do you empty an array](#how-do-you-empty-an-array)|</text:p>
      <text:p text:style-name="P1">|365| [How do you rounding numbers to certain decimals](#how-do-you-rounding-numbers-to-certain-decimals)|</text:p>
      <text:p text:style-name="P1">|366| [What is the easiest way to convert an array to an object](#what-is-the-easiest-way-to-convert-an-array-to-an-object)|</text:p>
      <text:p text:style-name="P1">|367| [How do you create an array with some data](#how-do-you-create-an-array-with-some-data)|</text:p>
      <text:p text:style-name="P1"><text:soft-page-break/>|368| [What are the placeholders from console object](#what-are-the-placeholders-from-console-object)|</text:p>
      <text:p text:style-name="P1">|369| [Is it possible to add CSS to console messages](#is-it-possible-to-add-css-to-console-messages)|</text:p>
      <text:p text:style-name="P1">|370| [What is the purpose of dir method of console object](#what-is-the-purpose-of-dir-method-of-console-object)|</text:p>
      <text:p text:style-name="P1">|371| [Is it possible to debug HTML elements in console](#is-it-possible-to-debug-html-elements-in-console)|</text:p>
      <text:p text:style-name="P1">|372| [How do you display data in a tabular format using console object](#how-do-you-display-data-in-a-tabular-format-using-console-object)|</text:p>
      <text:p text:style-name="P1">|373| [How do you verify that an argument is a Number or not](#how-do-you-verify-that-an-argument-is-a-number-or-not)|</text:p>
      <text:p text:style-name="P1">|374| [How do you create copy to clipboard button](#how-do-you-create-copy-to-clipboard-button)|</text:p>
      <text:p text:style-name="P1">|375| [What is the shortcut to get timestamp](#what-is-the-shortcut-to-get-timestamp)|</text:p>
      <text:p text:style-name="P1">|376| [How do you flattening multi dimensional arrays](#how-do-you-flattening-multi-dimensional-arrays)|</text:p>
      <text:p text:style-name="P1">|377| [What is the easiest multi condition checking](#what-is-the-easiest-multi-condition-checking)|</text:p>
      <text:p text:style-name="P1">|378| [How do you capture browser back button](#how-do-you-capture-browser-back-button)|</text:p>
      <text:p text:style-name="P1">|379| [How do you disable right click in the web page](#how-do-you-disable-right-click-in-the-web-page)|</text:p>
      <text:p text:style-name="P1">|380| [What are wrapper objects](#what-are-wrapper-objects)|</text:p>
      <text:p text:style-name="P1">|381| [What is AJAX](#what-is-ajax)|</text:p>
      <text:p text:style-name="P1">|382| [What are the different ways to deal with Asynchronous Code](#what-are-the-different-ways-to-deal-with-asynchronous-code)|</text:p>
      <text:p text:style-name="P1">|383| [How to cancel a fetch request](#how-to-cancel-a-fetch-request)|</text:p>
      <text:p text:style-name="P1">|384| [What is web speech API](#what-is-web-speech-api)|</text:p>
      <text:p text:style-name="P1">|385| [What is minimum timeout throttling](#what-is-minimum-timeout-throttling)|</text:p>
      <text:p text:style-name="P1">|386| [How do you implement zero timeout in modern browsers](#how-do-you-implement-zero-timeout-in-modern-browsers)|</text:p>
      <text:p text:style-name="P1">|387| [What are tasks in event loop](#what-are-tasks-in-event-loop)|</text:p>
      <text:p text:style-name="P1">|388| [What are microtasks](#what-are-microtasks)|</text:p>
      <text:p text:style-name="P1">|389| [What are different event loops](#what-are-different-event-loops)|</text:p>
      <text:p text:style-name="P1">|390| [What is the purpose of queueMicrotask](#what-is-the-purpose-of-queuemicrotask)|</text:p>
      <text:p text:style-name="P1">|391| [How do you use javascript libraries in typescript file](#how-do-you-use-javascript-libraries-in-typescript-file)|</text:p>
      <text:p text:style-name="P1">|392| [What are the differences between promises and observables](#what-are-the-differences-between-promises-and-observables)|</text:p>
      <text:p text:style-name="P1">|393| [What is heap](#what-is-heap)|</text:p>
      <text:p text:style-name="P1">|394| [What is an event table](#what-is-an-event-table)|</text:p>
      <text:p text:style-name="P1">|395| [What is a microTask queue](#what-is-a-microtask-queue)|</text:p>
      <text:p text:style-name="P1">|396| [What is the difference between shim and polyfill](#what-is-the-difference-between-shim-and-polyfill)|</text:p>
      <text:p text:style-name="P1">|397| [How do you detect primitive or non primitive value type](#how-do-you-detect-primitive-or-non-primitive-value-type)|</text:p>
      <text:p text:style-name="P1">|398| [What is babel](#what-is-babel)|</text:p>
      <text:p text:style-name="P1">|399| [Is Node.js completely single threaded](#is-node.js-completely-single-threaded)|</text:p>
      <text:p text:style-name="P1">|400| [What are the common use cases of observables](#what-are-the-common-use-cases-of-observables)|</text:p>
      <text:p text:style-name="P1">|401| [What is RxJS](#what-is-rxjs)|</text:p>
      <text:p text:style-name="P1">|402| [What is the difference between Function constructor and function declaration](#what-is-the-difference-between-function-constructor-and-function-declaration)|</text:p>
      <text:p text:style-name="P1">|403| [What is a Short circuit condition](#what-is-a-short-circuit-condition)|</text:p>
      <text:p text:style-name="P1"><text:soft-page-break/>|404| [What is the easiest way to resize an array](#what-is-the-easiest-way-to-resize-an-array)|</text:p>
      <text:p text:style-name="P1">|405| [What is an observable](#what-is-an-observable)|</text:p>
      <text:p text:style-name="P1">|406| [What is the difference between function and class declarations](#what-is-the-difference-between-function-and-class-declarations)|</text:p>
      <text:p text:style-name="P1">|407| [What is an async function](#what-is-an-async-function)|</text:p>
      <text:p text:style-name="P1">|408| [How do you prevent promises swallowing errors](#how-do-you-prevent-promises-swallowing-errors)|</text:p>
      <text:p text:style-name="P1">|409| [What is deno](#what-is-deno)|</text:p>
      <text:p text:style-name="P1">|410| [How do you make an object iterable in javascript](#how-do-you-make-an-object-iterable-in-javascript)|</text:p>
      <text:p text:style-name="P1">|411| [What is a Proper Tail Call](#what-is-a-proper-tail-call)|</text:p>
      <text:p text:style-name="P1">|412| [How do you check an object is a promise or not](#how-do-you-check-an-object-is-a-promise-or-not)|</text:p>
      <text:p text:style-name="P1">|413| [How to detect if a function is called as constructor](#how-to-detect-if-a-function-is-called-as-constructor)|</text:p>
      <text:p text:style-name="P1">|414| [What are the differences between arguments object and rest parameter](#what-are-the-differences-between-arguments-object-and-rest-parameter)|</text:p>
      <text:p text:style-name="P1">|415| [What are the differences between spread operator and rest parameter](#what-are-the-differences-between-spread-operator-and-rest-parameter)|</text:p>
      <text:p text:style-name="P1">|416| [What are the different kinds of generators](#what-are-the-different-kinds-of-generators)|</text:p>
      <text:p text:style-name="P1">|417| [What are the built-in iterables](#what-are-the-built-in-iterables)|</text:p>
      <text:p text:style-name="P1">|418| [What are the differences between for...of and for...in statements](#what-are-the-differences-between-for...of-and-for...in-statements)|</text:p>
      <text:p text:style-name="P1">|419| [How do you define instance and non-instance properties](#how-do-you-define-instance-and-non-instance-properties)|</text:p>
      <text:p text:style-name="P1">|420| [What is the difference between isNaN and Number.isNaN?](#what-is-the-difference-between-isnan-and-number.isnan)|</text:p>
      <text:p text:style-name="P1">|421| [How to invoke an IIFE without any extra brackets?](#how-to-invoke-an-iife-without-any-extra-brackets)|</text:p>
      <text:p text:style-name="P1">|422| [Is that possible to use expressions in switch cases?](#is-that-possible-to-use-expressions-in-switch-cases)|</text:p>
      <text:p text:style-name="P1">|423| [What is the easiest way to ignore promise errors?](#what-is-the-easiest-way-to-ignore-promise-errors)|</text:p>
      <text:p text:style-name="P1">|424| [How do style the console output using CSS?](#how-do-style-the-console-output-using-css)|</text:p>
      <text:p text:style-name="P1">|425| [What is nullish coalescing operator(??)?](#what-is-nullish-coalescing-operator-(??))|</text:p>
      <text:p text:style-name="P1">|426| [How do you group and nest console output?](#how-do-you-group-and-nest-console-output)|</text:p>
      <text:p text:style-name="P1">|427| [What is the difference between dense and sparse arrays?](#what-is-the-difference-between-dense-and-sparse-arrays)|</text:p>
      <text:p text:style-name="P1">|428| [What are the different ways to create sparse arrays?](#what-are-the-different-ways-to-create-sparse-arrays)|</text:p>
      <text:p text:style-name="P1">|429| [What is the difference between setTimeout and setImmediate and process.nextTick?](#what-is-the difference-between-setTimeout-and-setImmediate-and-processnextTick)|</text:p>
      <text:p text:style-name="P3"/>
      <text:p text:style-name="P1">1. ### What are the possible ways to create objects in JavaScript</text:p>
      <text:p text:style-name="P3"/>
      <text:p text:style-name="P2"><text:s text:c="3"/><text:span text:style-name="T1">There are many ways to create objects in javascript as below</text:span></text:p>
      <text:p text:style-name="P3"/>
      <text:p text:style-name="P2"><text:s text:c="3"/><text:span text:style-name="T1">1. **Object constructor:**</text:span></text:p>
      <text:p text:style-name="P3"/>
      <text:p text:style-name="P2"><text:s text:c="6"/><text:span text:style-name="T1">The simplest way to create an empty object is using the Object constructor. Currently this approach is not recommended.</text:span></text:p>
      <text:p text:style-name="P3"/>
      <text:p text:style-name="P2"><text:s text:c="6"/><text:span text:style-name="T1">```javascript</text:span></text:p>
      <text:p text:style-name="P2"><text:soft-page-break/><text:s text:c="6"/><text:span text:style-name="T1">var object = new Object();</text:span></text:p>
      <text:p text:style-name="P2"><text:s text:c="6"/><text:span text:style-name="T1">```</text:span></text:p>
      <text:p text:style-name="P3"/>
      <text:p text:style-name="P2"><text:s text:c="3"/><text:span text:style-name="T1">2. **Object's create method:**</text:span></text:p>
      <text:p text:style-name="P3"/>
      <text:p text:style-name="P2"><text:s text:c="6"/><text:span text:style-name="T1">The create method of Object creates a new object by passing the prototype object as a parameter</text:span></text:p>
      <text:p text:style-name="P3"/>
      <text:p text:style-name="P2"><text:s text:c="6"/><text:span text:style-name="T1">```javascript</text:span></text:p>
      <text:p text:style-name="P2"><text:s text:c="6"/><text:span text:style-name="T1">var object = Object.create(null);</text:span></text:p>
      <text:p text:style-name="P2"><text:s text:c="6"/><text:span text:style-name="T1">```</text:span></text:p>
      <text:p text:style-name="P3"/>
      <text:p text:style-name="P2"><text:s text:c="3"/><text:span text:style-name="T1">3. **Object literal syntax:**</text:span></text:p>
      <text:p text:style-name="P3"/>
      <text:p text:style-name="P2"><text:s text:c="6"/><text:span text:style-name="T1">The object literal syntax is equivalent to create method when it passes null as parameter</text:span></text:p>
      <text:p text:style-name="P3"/>
      <text:p text:style-name="P2"><text:s text:c="6"/><text:span text:style-name="T1">```javascript</text:span></text:p>
      <text:p text:style-name="P2"><text:s text:c="6"/><text:span text:style-name="T1">var object = {};</text:span></text:p>
      <text:p text:style-name="P2"><text:s text:c="6"/><text:span text:style-name="T1">```</text:span></text:p>
      <text:p text:style-name="P3"/>
      <text:p text:style-name="P2"><text:s text:c="3"/><text:span text:style-name="T1">4. **Function constructor:**</text:span></text:p>
      <text:p text:style-name="P3"/>
      <text:p text:style-name="P2"><text:s text:c="6"/><text:span text:style-name="T1">Create any function and apply the new operator to create object instances,</text:span></text:p>
      <text:p text:style-name="P3"/>
      <text:p text:style-name="P2"><text:s text:c="6"/><text:span text:style-name="T1">```javascript</text:span></text:p>
      <text:p text:style-name="P2"><text:s text:c="6"/><text:span text:style-name="T1">function Person(name){</text:span></text:p>
      <text:p text:style-name="P2"><text:s text:c="9"/><text:span text:style-name="T1">this.name=name;</text:span></text:p>
      <text:p text:style-name="P2"><text:s text:c="9"/><text:span text:style-name="T1">this.age=21;</text:span></text:p>
      <text:p text:style-name="P2"><text:s text:c="6"/><text:span text:style-name="T1">}</text:span></text:p>
      <text:p text:style-name="P2"><text:s text:c="6"/><text:span text:style-name="T1">var object = new Person("Sudheer");</text:span></text:p>
      <text:p text:style-name="P2"><text:s text:c="6"/><text:span text:style-name="T1">```</text:span></text:p>
      <text:p text:style-name="P3"/>
      <text:p text:style-name="P2"><text:s text:c="3"/><text:span text:style-name="T1">5. **Function constructor with prototype:**</text:span></text:p>
      <text:p text:style-name="P3"/>
      <text:p text:style-name="P2"><text:s text:c="6"/><text:span text:style-name="T1">This is similar to function constructor but it uses prototype for their properties and methods,</text:span></text:p>
      <text:p text:style-name="P3"/>
      <text:p text:style-name="P2"><text:s text:c="6"/><text:span text:style-name="T1">```javascript</text:span></text:p>
      <text:p text:style-name="P2"><text:s text:c="6"/><text:span text:style-name="T1">function Person(){}</text:span></text:p>
      <text:p text:style-name="P2"><text:s text:c="6"/><text:span text:style-name="T1">Person.prototype.name = "Sudheer";</text:span></text:p>
      <text:p text:style-name="P2"><text:s text:c="6"/><text:span text:style-name="T1">var object = new Person();</text:span></text:p>
      <text:p text:style-name="P2"><text:s text:c="6"/><text:span text:style-name="T1">```</text:span></text:p>
      <text:p text:style-name="P3"/>
      <text:p text:style-name="P2"><text:s text:c="6"/><text:span text:style-name="T1">This is equivalent to an instance created with an object create method with a function prototype and then call that function with an instance and parameters as arguments.</text:span></text:p>
      <text:p text:style-name="P3"/>
      <text:p text:style-name="P2"><text:s text:c="6"/><text:span text:style-name="T1">```javascript</text:span></text:p>
      <text:p text:style-name="P2"><text:s text:c="6"/><text:span text:style-name="T1">function func {};</text:span></text:p>
      <text:p text:style-name="P3"/>
      <text:p text:style-name="P2"><text:s text:c="6"/><text:span text:style-name="T1">new func(x, y, z);</text:span></text:p>
      <text:p text:style-name="P2"><text:s text:c="6"/><text:span text:style-name="T1">```</text:span></text:p>
      <text:p text:style-name="P3"/>
      <text:p text:style-name="P2"><text:s text:c="6"/><text:span text:style-name="T1">**(OR)**</text:span></text:p>
      <text:p text:style-name="P3"/>
      <text:p text:style-name="P2"><text:s text:c="6"/><text:span text:style-name="T1">```javascript</text:span></text:p>
      <text:p text:style-name="P2"><text:s text:c="6"/><text:span text:style-name="T1">// Create a new instance using function prototype.</text:span></text:p>
      <text:p text:style-name="P2"><text:s text:c="6"/><text:span text:style-name="T1">var newInstance = Object.create(func.prototype)</text:span></text:p>
      <text:p text:style-name="P3"><text:soft-page-break/></text:p>
      <text:p text:style-name="P2"><text:s text:c="6"/><text:span text:style-name="T1">// Call the function</text:span></text:p>
      <text:p text:style-name="P2"><text:s text:c="6"/><text:span text:style-name="T1">var result = func.call(newInstance, x, y, z),</text:span></text:p>
      <text:p text:style-name="P3"/>
      <text:p text:style-name="P2"><text:s text:c="6"/><text:span text:style-name="T1">// If the result is a non-null object then use it otherwise just use the new instance.</text:span></text:p>
      <text:p text:style-name="P2"><text:s text:c="6"/><text:span text:style-name="T1">console.log(result &amp;&amp; typeof result === 'object' ? result : newInstance);</text:span></text:p>
      <text:p text:style-name="P2"><text:s text:c="6"/><text:span text:style-name="T1">```</text:span></text:p>
      <text:p text:style-name="P3"/>
      <text:p text:style-name="P2"><text:s text:c="3"/><text:span text:style-name="T1">6. **ES6 Class syntax:**</text:span></text:p>
      <text:p text:style-name="P3"/>
      <text:p text:style-name="P2"><text:s text:c="6"/><text:span text:style-name="T1">ES6 introduces class feature to create the objects</text:span></text:p>
      <text:p text:style-name="P3"/>
      <text:p text:style-name="P2"><text:s text:c="6"/><text:span text:style-name="T1">```javascript</text:span></text:p>
      <text:p text:style-name="P2"><text:s text:c="6"/><text:span text:style-name="T1">class Person {</text:span></text:p>
      <text:p text:style-name="P2"><text:s text:c="9"/><text:span text:style-name="T1">constructor(name) {</text:span></text:p>
      <text:p text:style-name="P2"><text:s text:c="12"/><text:span text:style-name="T1">this.name = name;</text:span></text:p>
      <text:p text:style-name="P2"><text:s text:c="9"/><text:span text:style-name="T1">}</text:span></text:p>
      <text:p text:style-name="P2"><text:s text:c="6"/><text:span text:style-name="T1">}</text:span></text:p>
      <text:p text:style-name="P3"/>
      <text:p text:style-name="P2"><text:s text:c="6"/><text:span text:style-name="T1">var object = new Person("Sudheer");</text:span></text:p>
      <text:p text:style-name="P2"><text:s text:c="6"/><text:span text:style-name="T1">```</text:span></text:p>
      <text:p text:style-name="P3"/>
      <text:p text:style-name="P2"><text:s text:c="3"/><text:span text:style-name="T1">7. **Singleton pattern:**</text:span></text:p>
      <text:p text:style-name="P3"/>
      <text:p text:style-name="P2"><text:s text:c="6"/><text:span text:style-name="T1">A Singleton is an object which can only be instantiated one time. Repeated calls to its constructor return the same instance and this way one can ensure that they don't accidentally create multiple instances.</text:span></text:p>
      <text:p text:style-name="P3"/>
      <text:p text:style-name="P2"><text:s text:c="6"/><text:span text:style-name="T1">```javascript</text:span></text:p>
      <text:p text:style-name="P2"><text:s text:c="6"/><text:span text:style-name="T1">var object = new function(){</text:span></text:p>
      <text:p text:style-name="P2"><text:s text:c="9"/><text:span text:style-name="T1">this.name = "Sudheer";</text:span></text:p>
      <text:p text:style-name="P2"><text:s text:c="6"/><text:span text:style-name="T1">}</text:span></text:p>
      <text:p text:style-name="P2"><text:s text:c="6"/><text:span text:style-name="T1">```</text:span></text:p>
      <text:p text:style-name="P3"/>
      <text:p text:style-name="P2"><text:s text:c="6"/><text:span text:style-name="T1">**[в¬† Back to Top](#table-of-contents)**</text:span></text:p>
      <text:p text:style-name="P3"/>
      <text:p text:style-name="P1">2. ### What is a prototype chain</text:p>
      <text:p text:style-name="P3"/>
      <text:p text:style-name="P2"><text:s text:c="4"/><text:span text:style-name="T1">**Prototype chaining** is used to build new types of objects based on existing ones. It is similar to inheritance in a class based language. </text:span></text:p>
      <text:p text:style-name="P2"><text:s text:c="4"/></text:p>
      <text:p text:style-name="P2"><text:s text:c="4"/><text:span text:style-name="T1">The prototype on object instance is available through **Object.getPrototypeOf(object)** or **__proto__** property whereas prototype on constructors function is available through **Object.prototype**.</text:span></text:p>
      <text:p text:style-name="P3"/>
      <text:p text:style-name="P2"><text:s text:c="4"/><text:span text:style-name="T1">![Screenshot](images/prototype_chain.png)</text:span></text:p>
      <text:p text:style-name="P3"/>
      <text:p text:style-name="P2"><text:s text:c="4"/><text:span text:style-name="T1">**[в¬† Back to Top](#table-of-contents)**</text:span></text:p>
      <text:p text:style-name="P3"/>
      <text:p text:style-name="P1">3. ### What is the difference between Call, Apply and Bind</text:p>
      <text:p text:style-name="P3"/>
      <text:p text:style-name="P2"><text:s text:c="4"/><text:span text:style-name="T1">The difference between Call, Apply and Bind can be explained with below examples,</text:span></text:p>
      <text:p text:style-name="P3"/>
      <text:p text:style-name="P2"><text:s text:c="4"/><text:span text:style-name="T1">**Call:** The call() method invokes a function with a given `this` value and arguments provided one by one</text:span></text:p>
      <text:p text:style-name="P3"/>
      <text:p text:style-name="P2"><text:s text:c="4"/><text:span text:style-name="T1">```javascript</text:span></text:p>
      <text:p text:style-name="P2"><text:soft-page-break/><text:s text:c="4"/><text:span text:style-name="T1">var employee1 = {firstName: 'John', lastName: 'Rodson'};</text:span></text:p>
      <text:p text:style-name="P2"><text:s text:c="4"/><text:span text:style-name="T1">var employee2 = {firstName: 'Jimmy', lastName: 'Baily'};</text:span></text:p>
      <text:p text:style-name="P3"/>
      <text:p text:style-name="P2"><text:s text:c="4"/><text:span text:style-name="T1">function invite(greeting1, greeting2) {</text:span></text:p>
      <text:p text:style-name="P2"><text:s text:c="8"/><text:span text:style-name="T1">console.log(greeting1 + ' ' + this.firstName + ' ' + this.lastName+ ', '+ greeting2);</text:span></text:p>
      <text:p text:style-name="P2"><text:s text:c="4"/><text:span text:style-name="T1">}</text:span></text:p>
      <text:p text:style-name="P3"/>
      <text:p text:style-name="P2"><text:s text:c="4"/><text:span text:style-name="T1">invite.call(employee1, 'Hello', 'How are you?'); // Hello John Rodson, How are you?</text:span></text:p>
      <text:p text:style-name="P2"><text:s text:c="4"/><text:span text:style-name="T1">invite.call(employee2, 'Hello', 'How are you?'); // Hello Jimmy Baily, How are you?</text:span></text:p>
      <text:p text:style-name="P2"><text:s text:c="4"/><text:span text:style-name="T1">```</text:span></text:p>
      <text:p text:style-name="P3"/>
      <text:p text:style-name="P2"><text:s text:c="4"/><text:span text:style-name="T1">**Apply:** Invokes the function with a given `this` value and allows you to pass in arguments as an array</text:span></text:p>
      <text:p text:style-name="P3"/>
      <text:p text:style-name="P2"><text:s text:c="4"/><text:span text:style-name="T1">```javascript</text:span></text:p>
      <text:p text:style-name="P2"><text:s text:c="4"/><text:span text:style-name="T1">var employee1 = {firstName: 'John', lastName: 'Rodson'};</text:span></text:p>
      <text:p text:style-name="P2"><text:s text:c="4"/><text:span text:style-name="T1">var employee2 = {firstName: 'Jimmy', lastName: 'Baily'};</text:span></text:p>
      <text:p text:style-name="P3"/>
      <text:p text:style-name="P2"><text:s text:c="4"/><text:span text:style-name="T1">function invite(greeting1, greeting2) {</text:span></text:p>
      <text:p text:style-name="P2"><text:s text:c="8"/><text:span text:style-name="T1">console.log(greeting1 + ' ' + this.firstName + ' ' + this.lastName+ ', '+ greeting2);</text:span></text:p>
      <text:p text:style-name="P2"><text:s text:c="4"/><text:span text:style-name="T1">}</text:span></text:p>
      <text:p text:style-name="P3"/>
      <text:p text:style-name="P2"><text:s text:c="4"/><text:span text:style-name="T1">invite.apply(employee1, ['Hello', 'How are you?']); // Hello John Rodson, How are you?</text:span></text:p>
      <text:p text:style-name="P2"><text:s text:c="4"/><text:span text:style-name="T1">invite.apply(employee2, ['Hello', 'How are you?']); // Hello Jimmy Baily, How are you?</text:span></text:p>
      <text:p text:style-name="P2"><text:s text:c="4"/><text:span text:style-name="T1">```</text:span></text:p>
      <text:p text:style-name="P3"/>
      <text:p text:style-name="P2"><text:s text:c="4"/><text:span text:style-name="T1">**bind:** returns a new function, allowing you to pass any number of arguments</text:span></text:p>
      <text:p text:style-name="P3"/>
      <text:p text:style-name="P2"><text:s text:c="4"/><text:span text:style-name="T1">```javascript</text:span></text:p>
      <text:p text:style-name="P2"><text:s text:c="4"/><text:span text:style-name="T1">var employee1 = {firstName: 'John', lastName: 'Rodson'};</text:span></text:p>
      <text:p text:style-name="P2"><text:s text:c="4"/><text:span text:style-name="T1">var employee2 = {firstName: 'Jimmy', lastName: 'Baily'};</text:span></text:p>
      <text:p text:style-name="P3"/>
      <text:p text:style-name="P2"><text:s text:c="4"/><text:span text:style-name="T1">function invite(greeting1, greeting2) {</text:span></text:p>
      <text:p text:style-name="P2"><text:s text:c="8"/><text:span text:style-name="T1">console.log(greeting1 + ' ' + this.firstName + ' ' + this.lastName+ ', '+ greeting2);</text:span></text:p>
      <text:p text:style-name="P2"><text:s text:c="4"/><text:span text:style-name="T1">}</text:span></text:p>
      <text:p text:style-name="P3"/>
      <text:p text:style-name="P2"><text:s text:c="4"/><text:span text:style-name="T1">var inviteEmployee1 = invite.bind(employee1);</text:span></text:p>
      <text:p text:style-name="P2"><text:s text:c="4"/><text:span text:style-name="T1">var inviteEmployee2 = invite.bind(employee2);</text:span></text:p>
      <text:p text:style-name="P2"><text:s text:c="4"/><text:span text:style-name="T1">inviteEmployee1('Hello', 'How are you?'); // Hello John Rodson, How are you?</text:span></text:p>
      <text:p text:style-name="P2"><text:s text:c="4"/><text:span text:style-name="T1">inviteEmployee2('Hello', 'How are you?'); // Hello Jimmy Baily, How are you?</text:span></text:p>
      <text:p text:style-name="P2"><text:s text:c="4"/><text:span text:style-name="T1">```</text:span></text:p>
      <text:p text:style-name="P3"/>
      <text:p text:style-name="P2"><text:s text:c="4"/><text:span text:style-name="T1">Call and apply are pretty interchangeable. Both execute the current function immediately. You need to decide whether itвЂ™s easier to send in an array or a comma separated list of arguments. You can remember by treating Call is for **comma** (separated list) and Apply is for **Array**. </text:span></text:p>
      <text:p text:style-name="P2"><text:s text:c="4"/></text:p>
      <text:p text:style-name="P2"><text:s text:c="4"/><text:span text:style-name="T1">Whereas Bind creates a new function that will have `this` set to the first parameter passed to bind().</text:span></text:p>
      <text:p text:style-name="P3"/>
      <text:p text:style-name="P2"><text:s text:c="4"/><text:span text:style-name="T1">**[в¬† Back to Top](#table-of-contents)**</text:span></text:p>
      <text:p text:style-name="P3"/>
      <text:p text:style-name="P1"><text:soft-page-break/>4. ### What is JSON and its common operations</text:p>
      <text:p text:style-name="P3"/>
      <text:p text:style-name="P2"><text:s text:c="4"/><text:span text:style-name="T1">**JSON** is a text-based data format following JavaScript object syntax, which was popularized by `Douglas Crockford`. It is useful when you want to transmit data across a network and it is basically just a text file with an extension of .json, and a MIME type of application/json</text:span></text:p>
      <text:p text:style-name="P2"><text:s text:c="4"/></text:p>
      <text:p text:style-name="P2"><text:s text:c="4"/><text:span text:style-name="T1">**Parsing:** Converting a string to a native object</text:span></text:p>
      <text:p text:style-name="P3"/>
      <text:p text:style-name="P2"><text:s text:c="4"/><text:span text:style-name="T1">```javascript</text:span></text:p>
      <text:p text:style-name="P2"><text:s text:c="4"/><text:span text:style-name="T1">JSON.parse(text)</text:span></text:p>
      <text:p text:style-name="P2"><text:s text:c="4"/><text:span text:style-name="T1">```</text:span></text:p>
      <text:p text:style-name="P3"/>
      <text:p text:style-name="P2"><text:s text:c="4"/><text:span text:style-name="T1">**Stringification:** converting a native object to a string so it can be transmitted across the network</text:span></text:p>
      <text:p text:style-name="P3"/>
      <text:p text:style-name="P2"><text:s text:c="4"/><text:span text:style-name="T1">```javascript</text:span></text:p>
      <text:p text:style-name="P2"><text:s text:c="4"/><text:span text:style-name="T1">JSON.stringify(object)</text:span></text:p>
      <text:p text:style-name="P2"><text:s text:c="4"/><text:span text:style-name="T1">```</text:span></text:p>
      <text:p text:style-name="P3"/>
      <text:p text:style-name="P2"><text:s text:c="4"/><text:span text:style-name="T1">**[в¬† Back to Top](#table-of-contents)**</text:span></text:p>
      <text:p text:style-name="P3"/>
      <text:p text:style-name="P1">5. ### What is the purpose of the array slice method</text:p>
      <text:p text:style-name="P3"/>
      <text:p text:style-name="P2"><text:s text:c="4"/><text:span text:style-name="T1">The **slice()** method returns the selected elements in an array as a new array object. It selects the elements starting at the given start argument, and ends at the given optional end argument without including the last element. If you omit the second argument then it selects till the end.</text:span></text:p>
      <text:p text:style-name="P2"><text:s text:c="4"/></text:p>
      <text:p text:style-name="P2"><text:s text:c="4"/><text:span text:style-name="T1">Some of the examples of this method are,</text:span></text:p>
      <text:p text:style-name="P3"/>
      <text:p text:style-name="P2"><text:s text:c="4"/><text:span text:style-name="T1">```javascript</text:span></text:p>
      <text:p text:style-name="P2"><text:s text:c="4"/><text:span text:style-name="T1">let arrayIntegers = [1, 2, 3, 4, 5];</text:span></text:p>
      <text:p text:style-name="P2"><text:s text:c="4"/><text:span text:style-name="T1">let arrayIntegers1 = arrayIntegers.slice(0,2); // returns [1,2]</text:span></text:p>
      <text:p text:style-name="P2"><text:s text:c="4"/><text:span text:style-name="T1">let arrayIntegers2 = arrayIntegers.slice(2,3); // returns [3]</text:span></text:p>
      <text:p text:style-name="P2"><text:s text:c="4"/><text:span text:style-name="T1">let arrayIntegers3 = arrayIntegers.slice(4); //returns [5]</text:span></text:p>
      <text:p text:style-name="P2"><text:s text:c="4"/><text:span text:style-name="T1">```</text:span></text:p>
      <text:p text:style-name="P3"/>
      <text:p text:style-name="P2"><text:s text:c="4"/><text:span text:style-name="T1">**Note:** Slice method won't mutate the original array but it returns the subset as a new array.</text:span></text:p>
      <text:p text:style-name="P3"/>
      <text:p text:style-name="P2"><text:s text:c="4"/><text:span text:style-name="T1">**[в¬† Back to Top](#table-of-contents)**</text:span></text:p>
      <text:p text:style-name="P3"/>
      <text:p text:style-name="P1">6. ### What is the purpose of the array splice method</text:p>
      <text:p text:style-name="P3"/>
      <text:p text:style-name="P2"><text:s text:c="4"/><text:span text:style-name="T1">The **splice()** method is used either adds/removes items to/from an array, and then returns the removed item. The first argument specifies the array position for insertion or deletion whereas the optional second argument indicates the number of elements to be deleted. Each additional argument is added to the array. </text:span></text:p>
      <text:p text:style-name="P2"><text:s text:c="4"/></text:p>
      <text:p text:style-name="P2"><text:s text:c="4"/><text:span text:style-name="T1">Some of the examples of this method are,</text:span></text:p>
      <text:p text:style-name="P3"/>
      <text:p text:style-name="P2"><text:s text:c="4"/><text:span text:style-name="T1">```javascript</text:span></text:p>
      <text:p text:style-name="P2"><text:s text:c="4"/><text:span text:style-name="T1">let arrayIntegersOriginal1 = [1, 2, 3, 4, 5];</text:span></text:p>
      <text:p text:style-name="P2"><text:s text:c="4"/><text:span text:style-name="T1">let arrayIntegersOriginal2 = [1, 2, 3, 4, 5];</text:span></text:p>
      <text:p text:style-name="P2"><text:s text:c="4"/><text:span text:style-name="T1">let arrayIntegersOriginal3 = [1, 2, 3, 4, 5];</text:span></text:p>
      <text:p text:style-name="P3"/>
      <text:p text:style-name="P2"><text:s text:c="4"/><text:span text:style-name="T1">let arrayIntegers1 = arrayIntegersOriginal1.splice(0,2); // returns [1, 2]; original array: [3, 4, 5]</text:span></text:p>
      <text:p text:style-name="P2"><text:soft-page-break/><text:s text:c="4"/><text:span text:style-name="T1">let arrayIntegers2 = arrayIntegersOriginal2.splice(3); // returns [4, 5]; original array: [1, 2, 3]</text:span></text:p>
      <text:p text:style-name="P2"><text:s text:c="4"/><text:span text:style-name="T1">let arrayIntegers3 = arrayIntegersOriginal3.splice(3, 1, "a", "b", "c"); //returns [4]; original array: [1, 2, 3, "a", "b", "c", 5]</text:span></text:p>
      <text:p text:style-name="P2"><text:s text:c="4"/><text:span text:style-name="T1">```</text:span></text:p>
      <text:p text:style-name="P3"/>
      <text:p text:style-name="P2"><text:s text:c="4"/><text:span text:style-name="T1">**Note:** Splice method modifies the original array and returns the deleted array.</text:span></text:p>
      <text:p text:style-name="P3"/>
      <text:p text:style-name="P2"><text:s text:c="4"/><text:span text:style-name="T1">**[в¬† Back to Top](#table-of-contents)**</text:span></text:p>
      <text:p text:style-name="P3"/>
      <text:p text:style-name="P1">7. ### What is the difference between slice and splice</text:p>
      <text:p text:style-name="P3"/>
      <text:p text:style-name="P2"><text:s text:c="4"/><text:span text:style-name="T1">Some of the major difference in a tabular form</text:span></text:p>
      <text:p text:style-name="P3"/>
      <text:p text:style-name="P2"><text:s text:c="4"/><text:span text:style-name="T1">| Slice | Splice |</text:span></text:p>
      <text:p text:style-name="P2"><text:s text:c="4"/><text:span text:style-name="T1">|---- | ---------</text:span></text:p>
      <text:p text:style-name="P2"><text:s text:c="4"/><text:span text:style-name="T1">| Doesn't modify the original array(immutable) <text:s/>| Modifies the original array(mutable) |</text:span></text:p>
      <text:p text:style-name="P2"><text:s text:c="4"/><text:span text:style-name="T1">| Returns the subset of original array | Returns the deleted elements as array <text:s/>|</text:span></text:p>
      <text:p text:style-name="P2"><text:s text:c="4"/><text:span text:style-name="T1">| Used to pick the elements from array | Used to insert or delete elements to/from array|</text:span></text:p>
      <text:p text:style-name="P3"/>
      <text:p text:style-name="P2"><text:s text:c="4"/><text:span text:style-name="T1">**[в¬† Back to Top](#table-of-contents)**</text:span></text:p>
      <text:p text:style-name="P3"/>
      <text:p text:style-name="P1">8. ### How do you compare Object and Map</text:p>
      <text:p text:style-name="P3"/>
      <text:p text:style-name="P2"><text:s text:c="4"/><text:span text:style-name="T1">**Objects** are similar to **Maps** in that both let you set keys to values, retrieve those values, delete keys, and detect whether something is stored at a key. Due to this reason, Objects have been used as Maps historically. But there are important differences that make using a Map preferable in certain cases.</text:span></text:p>
      <text:p text:style-name="P3"/>
      <text:p text:style-name="P2"><text:s text:c="4"/><text:span text:style-name="T1">1. The keys of an Object are Strings and Symbols, whereas they can be any value for a Map, including functions, objects, and any primitive.</text:span></text:p>
      <text:p text:style-name="P2"><text:s text:c="4"/><text:span text:style-name="T1">2. The keys in Map are ordered while keys added to Object are not. Thus, when iterating over it, a Map object returns keys in order of insertion.</text:span></text:p>
      <text:p text:style-name="P2"><text:s text:c="4"/><text:span text:style-name="T1">3. You can get the size of a Map easily with the size property, while the number of properties in an Object must be determined manually.</text:span></text:p>
      <text:p text:style-name="P2"><text:s text:c="4"/><text:span text:style-name="T1">4. A Map is an iterable and can thus be directly iterated, whereas iterating over an Object requires obtaining its keys in some fashion and iterating over them.</text:span></text:p>
      <text:p text:style-name="P2"><text:s text:c="4"/><text:span text:style-name="T1">5. An Object has a prototype, so there are default keys in the map that could collide with your keys if you're not careful. As of ES5 this can be bypassed by using map = Object.create(null), but this is seldom done.</text:span></text:p>
      <text:p text:style-name="P2"><text:s text:c="4"/><text:span text:style-name="T1">6. A Map may perform better in scenarios involving frequent addition and removal of key pairs.</text:span></text:p>
      <text:p text:style-name="P3"/>
      <text:p text:style-name="P2"><text:s text:c="4"/><text:span text:style-name="T1">**[в¬† Back to Top](#table-of-contents)**</text:span></text:p>
      <text:p text:style-name="P3"/>
      <text:p text:style-name="P1">9. ### What is the difference between == and === operators</text:p>
      <text:p text:style-name="P3"/>
      <text:p text:style-name="P2"><text:s text:c="4"/><text:span text:style-name="T1">JavaScript provides both strict(===, !==) and type-converting(==, !=) equality comparison. The strict operators take type of variable in consideration, while non-strict operators make type correction/conversion based upon values of variables. The strict operators follow the below conditions for different types,</text:span></text:p>
      <text:p text:style-name="P2"><text:s text:c="4"/><text:span text:style-name="T1">1. Two strings are strictly equal when they have the same sequence of characters, same length, and same characters in corresponding positions.</text:span></text:p>
      <text:p text:style-name="P2"><text:s text:c="4"/><text:span text:style-name="T1">2. Two numbers are strictly equal when they are numerically equal. i.e, Having the same number value.</text:span></text:p>
      <text:p text:style-name="P2"><text:soft-page-break/><text:s text:c="7"/><text:span text:style-name="T1">There are two special cases in this,</text:span></text:p>
      <text:p text:style-name="P2"><text:s text:c="7"/><text:span text:style-name="T1">1. NaN is not equal to anything, including NaN.</text:span></text:p>
      <text:p text:style-name="P2"><text:s text:c="7"/><text:span text:style-name="T1">2. Positive and negative zeros are equal to one another.</text:span></text:p>
      <text:p text:style-name="P2"><text:s text:c="4"/><text:span text:style-name="T1">3. Two Boolean operands are strictly equal if both are true or both are false.</text:span></text:p>
      <text:p text:style-name="P2"><text:s text:c="4"/><text:span text:style-name="T1">4. Two objects are strictly equal if they refer to the same Object.</text:span></text:p>
      <text:p text:style-name="P2"><text:s text:c="4"/><text:span text:style-name="T1">5. Null and Undefined types are not equal with ===, but equal with ==. i.e,</text:span></text:p>
      <text:p text:style-name="P2"><text:s text:c="8"/><text:span text:style-name="T1">null===undefined --&gt; false but null==undefined --&gt; true</text:span></text:p>
      <text:p text:style-name="P3"/>
      <text:p text:style-name="P2"><text:s text:c="4"/><text:span text:style-name="T1">Some of the example which covers the above cases,</text:span></text:p>
      <text:p text:style-name="P3"/>
      <text:p text:style-name="P2"><text:s text:c="4"/><text:span text:style-name="T1">```javascript</text:span></text:p>
      <text:p text:style-name="P2"><text:s text:c="4"/><text:span text:style-name="T1">0 == false <text:s text:c="2"/>// true</text:span></text:p>
      <text:p text:style-name="P2"><text:s text:c="4"/><text:span text:style-name="T1">0 === false <text:s/>// false</text:span></text:p>
      <text:p text:style-name="P2"><text:s text:c="4"/><text:span text:style-name="T1">1 == "1" <text:s text:c="4"/>// true</text:span></text:p>
      <text:p text:style-name="P2"><text:s text:c="4"/><text:span text:style-name="T1">1 === "1" <text:s text:c="3"/>// false</text:span></text:p>
      <text:p text:style-name="P2"><text:s text:c="4"/><text:span text:style-name="T1">null == undefined // true</text:span></text:p>
      <text:p text:style-name="P2"><text:s text:c="4"/><text:span text:style-name="T1">null === undefined // false</text:span></text:p>
      <text:p text:style-name="P2"><text:s text:c="4"/><text:span text:style-name="T1">'0' == false // true</text:span></text:p>
      <text:p text:style-name="P2"><text:s text:c="4"/><text:span text:style-name="T1">'0' === false // false</text:span></text:p>
      <text:p text:style-name="P2"><text:s text:c="4"/><text:span text:style-name="T1">[]==[] or []===[] //false, refer different objects in memory</text:span></text:p>
      <text:p text:style-name="P2"><text:s text:c="4"/><text:span text:style-name="T1">{}=={} or {}==={} //false, refer different objects in memory</text:span></text:p>
      <text:p text:style-name="P2"><text:s text:c="4"/><text:span text:style-name="T1">```</text:span></text:p>
      <text:p text:style-name="P3"/>
      <text:p text:style-name="P2"><text:s text:c="4"/><text:span text:style-name="T1">**[в¬† Back to Top](#table-of-contents)**</text:span></text:p>
      <text:p text:style-name="P3"/>
      <text:p text:style-name="P1">10. ### What are lambda or arrow functions</text:p>
      <text:p text:style-name="P3"/>
      <text:p text:style-name="P2"><text:s text:c="4"/><text:span text:style-name="T1">An arrow function is a shorter syntax for a function expression and does not have its own **this, arguments, super, or new.target**. These functions are best suited for non-method functions, and they cannot be used as constructors.</text:span></text:p>
      <text:p text:style-name="P3"/>
      <text:p text:style-name="P2"><text:s text:c="4"/><text:span text:style-name="T1">**[в¬† Back to Top](#table-of-contents)**</text:span></text:p>
      <text:p text:style-name="P3"/>
      <text:p text:style-name="P1">11. ### What is a first class function</text:p>
      <text:p text:style-name="P3"/>
      <text:p text:style-name="P2"><text:s text:c="4"/><text:span text:style-name="T1">In Javascript, functions are first class objects. First-class functions means when functions in that language are treated like any other variable.</text:span></text:p>
      <text:p text:style-name="P3"/>
      <text:p text:style-name="P2"><text:s text:c="4"/><text:span text:style-name="T1">For example, in such a language, a function can be passed as an argument to other functions, can be returned by another function and can be assigned as a value to a variable. For example, in the below example, handler functions assigned to a listener</text:span></text:p>
      <text:p text:style-name="P3"/>
      <text:p text:style-name="P2"><text:s text:c="4"/><text:span text:style-name="T1">```javascript</text:span></text:p>
      <text:p text:style-name="P2"><text:s text:c="4"/><text:span text:style-name="T1">const handler = () =&gt; console.log ('This is a click handler function');</text:span></text:p>
      <text:p text:style-name="P2"><text:s text:c="4"/><text:span text:style-name="T1">document.addEventListener ('click', handler);</text:span></text:p>
      <text:p text:style-name="P2"><text:s text:c="4"/><text:span text:style-name="T1">```</text:span></text:p>
      <text:p text:style-name="P3"/>
      <text:p text:style-name="P2"><text:s text:c="4"/><text:span text:style-name="T1">**[в¬† Back to Top](#table-of-contents)**</text:span></text:p>
      <text:p text:style-name="P3"/>
      <text:p text:style-name="P1">12. ### What is a first order function</text:p>
      <text:p text:style-name="P3"/>
      <text:p text:style-name="P2"><text:s text:c="4"/><text:span text:style-name="T1">First-order function is a function that doesnвЂ™t accept another function as an argument and doesnвЂ™t return a function as its return value.</text:span></text:p>
      <text:p text:style-name="P3"/>
      <text:p text:style-name="P2"><text:s text:c="4"/><text:span text:style-name="T1">```javascript</text:span></text:p>
      <text:p text:style-name="P2"><text:s text:c="4"/><text:span text:style-name="T1">const firstOrder = () =&gt; console.log ('I am a first order function!');</text:span></text:p>
      <text:p text:style-name="P2"><text:s text:c="4"/><text:span text:style-name="T1">```</text:span></text:p>
      <text:p text:style-name="P3"/>
      <text:p text:style-name="P2"><text:soft-page-break/><text:s text:c="4"/><text:span text:style-name="T1">**[в¬† Back to Top](#table-of-contents)**</text:span></text:p>
      <text:p text:style-name="P3"/>
      <text:p text:style-name="P1">13. ### What is a higher order function</text:p>
      <text:p text:style-name="P3"/>
      <text:p text:style-name="P2"><text:s text:c="4"/><text:span text:style-name="T1">Higher-order function is a function that accepts another function as an argument or returns a function as a return value or both.</text:span></text:p>
      <text:p text:style-name="P3"/>
      <text:p text:style-name="P2"><text:s text:c="4"/><text:span text:style-name="T1">```javascript</text:span></text:p>
      <text:p text:style-name="P2"><text:s text:c="4"/><text:span text:style-name="T1">const firstOrderFunc = () =&gt; console.log ('Hello, I am a First order function');</text:span></text:p>
      <text:p text:style-name="P2"><text:s text:c="4"/><text:span text:style-name="T1">const higherOrder = ReturnFirstOrderFunc =&gt; ReturnFirstOrderFunc();</text:span></text:p>
      <text:p text:style-name="P2"><text:s text:c="4"/><text:span text:style-name="T1">higherOrder(firstOrderFunc);</text:span></text:p>
      <text:p text:style-name="P2"><text:s text:c="4"/><text:span text:style-name="T1">```</text:span></text:p>
      <text:p text:style-name="P3"/>
      <text:p text:style-name="P2"><text:s text:c="4"/><text:span text:style-name="T1">**[в¬† Back to Top](#table-of-contents)**</text:span></text:p>
      <text:p text:style-name="P3"/>
      <text:p text:style-name="P1">14. ### What is a unary function</text:p>
      <text:p text:style-name="P3"/>
      <text:p text:style-name="P2"><text:s text:c="4"/><text:span text:style-name="T1">Unary function (i.e. monadic) is a function that accepts exactly one argument. It stands for a single argument accepted by a function.</text:span></text:p>
      <text:p text:style-name="P2"><text:s text:c="4"/></text:p>
      <text:p text:style-name="P2"><text:s text:c="4"/><text:span text:style-name="T1">Let us take an example of unary function,</text:span></text:p>
      <text:p text:style-name="P3"/>
      <text:p text:style-name="P2"><text:s text:c="4"/><text:span text:style-name="T1">```javascript</text:span></text:p>
      <text:p text:style-name="P2"><text:s text:c="4"/><text:span text:style-name="T1">const unaryFunction = a =&gt; console.log (a + 10); // Add 10 to the given argument and display the value</text:span></text:p>
      <text:p text:style-name="P2"><text:s text:c="4"/><text:span text:style-name="T1">```</text:span></text:p>
      <text:p text:style-name="P3"/>
      <text:p text:style-name="P2"><text:s text:c="4"/><text:span text:style-name="T1">**[в¬† Back to Top](#table-of-contents)**</text:span></text:p>
      <text:p text:style-name="P3"/>
      <text:p text:style-name="P1">15. ### What is the currying function</text:p>
      <text:p text:style-name="P3"/>
      <text:p text:style-name="P2"><text:s text:c="4"/><text:span text:style-name="T1">Currying is the process of taking a function with multiple arguments and turning it into a sequence of functions each with only a single argument. Currying is named after a mathematician **Haskell Curry**. By applying currying, a n-ary function turns it into a unary function. </text:span></text:p>
      <text:p text:style-name="P2"><text:s text:c="4"/></text:p>
      <text:p text:style-name="P2"><text:s text:c="4"/><text:span text:style-name="T1">Let's take an example of n-ary function and how it turns into a currying function,</text:span></text:p>
      <text:p text:style-name="P3"/>
      <text:p text:style-name="P2"><text:s text:c="4"/><text:span text:style-name="T1">```javascript</text:span></text:p>
      <text:p text:style-name="P2"><text:s text:c="4"/><text:span text:style-name="T1">const multiArgFunction = (a, b, c) =&gt; a + b + c;</text:span></text:p>
      <text:p text:style-name="P2"><text:s text:c="4"/><text:span text:style-name="T1">console.log(multiArgFunction(1,2,3));// 6</text:span></text:p>
      <text:p text:style-name="P2"><text:s text:c="4"/></text:p>
      <text:p text:style-name="P2"><text:s text:c="4"/><text:span text:style-name="T1">const curryUnaryFunction = a =&gt; b =&gt; c =&gt; a + b + c;</text:span></text:p>
      <text:p text:style-name="P2"><text:s text:c="4"/><text:span text:style-name="T1">curryUnaryFunction (1); // returns a function: b =&gt; c =&gt; <text:s/>1 + b + c</text:span></text:p>
      <text:p text:style-name="P2"><text:s text:c="4"/><text:span text:style-name="T1">curryUnaryFunction (1) (2); // returns a function: c =&gt; 3 + c</text:span></text:p>
      <text:p text:style-name="P2"><text:s text:c="4"/><text:span text:style-name="T1">curryUnaryFunction (1) (2) (3); // returns the number 6</text:span></text:p>
      <text:p text:style-name="P2"><text:s text:c="4"/><text:span text:style-name="T1">```</text:span></text:p>
      <text:p text:style-name="P3"/>
      <text:p text:style-name="P2"><text:s text:c="4"/><text:span text:style-name="T1">Curried functions are great to improve **code reusability** and **functional composition**.</text:span></text:p>
      <text:p text:style-name="P3"/>
      <text:p text:style-name="P2"><text:s text:c="4"/><text:span text:style-name="T1">**[в¬† Back to Top](#table-of-contents)**</text:span></text:p>
      <text:p text:style-name="P3"/>
      <text:p text:style-name="P1">16. ### What is a pure function</text:p>
      <text:p text:style-name="P3"/>
      <text:p text:style-name="P2"><text:s text:c="4"/><text:span text:style-name="T1">A **Pure function** is a function where the return value is only determined by its arguments without any side effects. i.e, If you call a function with the same </text:span><text:soft-page-break/><text:span text:style-name="T1">arguments 'n' number of times and 'n' number of places in the application then it will always return the same value.</text:span></text:p>
      <text:p text:style-name="P2"><text:s text:c="4"/></text:p>
      <text:p text:style-name="P2"><text:s text:c="4"/><text:span text:style-name="T1">Let's take an example to see the difference between pure and impure functions,</text:span></text:p>
      <text:p text:style-name="P3"/>
      <text:p text:style-name="P2"><text:s text:c="4"/><text:span text:style-name="T1">```javascript</text:span></text:p>
      <text:p text:style-name="P2"><text:s text:c="4"/><text:span text:style-name="T1">//Impure</text:span></text:p>
      <text:p text:style-name="P2"><text:s text:c="4"/><text:span text:style-name="T1">let numberArray = [];</text:span></text:p>
      <text:p text:style-name="P2"><text:s text:c="4"/><text:span text:style-name="T1">const impureAddNumber = number =&gt; numberArray.push(number);</text:span></text:p>
      <text:p text:style-name="P2"><text:s text:c="4"/><text:span text:style-name="T1">//Pure</text:span></text:p>
      <text:p text:style-name="P2"><text:s text:c="4"/><text:span text:style-name="T1">const pureAddNumber = number =&gt; argNumberArray =&gt;</text:span></text:p>
      <text:p text:style-name="P2"><text:s text:c="6"/><text:span text:style-name="T1">argNumberArray.concat([number]);</text:span></text:p>
      <text:p text:style-name="P3"/>
      <text:p text:style-name="P2"><text:s text:c="4"/><text:span text:style-name="T1">//Display the results</text:span></text:p>
      <text:p text:style-name="P2"><text:s text:c="4"/><text:span text:style-name="T1">console.log (impureAddNumber(6)); // returns 1</text:span></text:p>
      <text:p text:style-name="P2"><text:s text:c="4"/><text:span text:style-name="T1">console.log (numberArray); // returns [6]</text:span></text:p>
      <text:p text:style-name="P2"><text:s text:c="4"/><text:span text:style-name="T1">console.log (pureAddNumber(7) (numberArray)); // returns [6, 7]</text:span></text:p>
      <text:p text:style-name="P2"><text:s text:c="4"/><text:span text:style-name="T1">console.log (numberArray); // returns [6]</text:span></text:p>
      <text:p text:style-name="P2"><text:s text:c="4"/><text:span text:style-name="T1">```</text:span></text:p>
      <text:p text:style-name="P3"/>
      <text:p text:style-name="P2"><text:s text:c="4"/><text:span text:style-name="T1">As per above code snippets, **Push** function is impure itself by altering the array and returning an push number index which is independent of parameter value. Whereas **Concat** on the other hand takes the array and concatenates it with the other array producing a whole new array without side effects. Also, the return value is a concatenation of the previous array.</text:span></text:p>
      <text:p text:style-name="P2"><text:s text:c="4"/></text:p>
      <text:p text:style-name="P2"><text:s text:c="4"/><text:span text:style-name="T1">Remember that Pure functions are important as they simplify unit testing without any side effects and no need for dependency injection. They also avoid tight coupling and make it harder to break your application by not having any side effects. These principles are coming together with **Immutability** concept of ES6 by giving preference to **const** over **let** usage.</text:span></text:p>
      <text:p text:style-name="P3"/>
      <text:p text:style-name="P2"><text:s text:c="4"/><text:span text:style-name="T1">**[в¬† Back to Top](#table-of-contents)**</text:span></text:p>
      <text:p text:style-name="P3"/>
      <text:p text:style-name="P1">17. ### What is the purpose of the let keyword</text:p>
      <text:p text:style-name="P3"/>
      <text:p text:style-name="P2"><text:s text:c="4"/><text:span text:style-name="T1">The `let` statement declares a **block scope local variable**. Hence the variables defined with let keyword are limited in scope to the block, statement, or expression on which it is used. Whereas variables declared with the `var` keyword used to define a variable globally, or locally to an entire function regardless of block scope.</text:span></text:p>
      <text:p text:style-name="P2"><text:s text:c="4"/></text:p>
      <text:p text:style-name="P2"><text:s text:c="4"/><text:span text:style-name="T1">Let's take an example to demonstrate the usage,</text:span></text:p>
      <text:p text:style-name="P3"/>
      <text:p text:style-name="P2"><text:s text:c="4"/><text:span text:style-name="T1">```javascript</text:span></text:p>
      <text:p text:style-name="P2"><text:s text:c="4"/><text:span text:style-name="T1">let counter = 30;</text:span></text:p>
      <text:p text:style-name="P2"><text:s text:c="4"/><text:span text:style-name="T1">if (counter === 30) {</text:span></text:p>
      <text:p text:style-name="P2"><text:s text:c="6"/><text:span text:style-name="T1">let counter = 31;</text:span></text:p>
      <text:p text:style-name="P2"><text:s text:c="6"/><text:span text:style-name="T1">console.log(counter); // 31</text:span></text:p>
      <text:p text:style-name="P2"><text:s text:c="4"/><text:span text:style-name="T1">}</text:span></text:p>
      <text:p text:style-name="P2"><text:s text:c="4"/><text:span text:style-name="T1">console.log(counter); // 30 (because the variable in if block won't exist here)</text:span></text:p>
      <text:p text:style-name="P2"><text:s text:c="4"/><text:span text:style-name="T1">```</text:span></text:p>
      <text:p text:style-name="P3"/>
      <text:p text:style-name="P2"><text:s text:c="4"/><text:span text:style-name="T1">**[в¬† Back to Top](#table-of-contents)**</text:span></text:p>
      <text:p text:style-name="P3"/>
      <text:p text:style-name="P1">18. ### What is the difference between let and var</text:p>
      <text:p text:style-name="P3"/>
      <text:p text:style-name="P2"><text:s text:c="4"/><text:span text:style-name="T1">You can list out the differences in a tabular format</text:span></text:p>
      <text:p text:style-name="P3"/>
      <text:p text:style-name="P2"><text:soft-page-break/><text:s text:c="4"/><text:span text:style-name="T1">| var | let |</text:span></text:p>
      <text:p text:style-name="P2"><text:s text:c="4"/><text:span text:style-name="T1">|---- | ---------</text:span></text:p>
      <text:p text:style-name="P2"><text:s text:c="4"/><text:span text:style-name="T1">| It is been available from the beginning of JavaScript <text:s/>| Introduced as part of ES6 |</text:span></text:p>
      <text:p text:style-name="P2"><text:s text:c="4"/><text:span text:style-name="T1">| It has function scope | It has block scope <text:s/>|</text:span></text:p>
      <text:p text:style-name="P2"><text:s text:c="4"/><text:span text:style-name="T1">| Variables will be hoisted | Hoisted but not initialized |</text:span></text:p>
      <text:p text:style-name="P3"/>
      <text:p text:style-name="P2"><text:s text:c="4"/><text:span text:style-name="T1">Let's take an example to see the difference,</text:span></text:p>
      <text:p text:style-name="P3"/>
      <text:p text:style-name="P2"><text:s text:c="4"/><text:span text:style-name="T1">```javascript</text:span></text:p>
      <text:p text:style-name="P2"><text:s text:c="4"/><text:span text:style-name="T1">function userDetails(username) {</text:span></text:p>
      <text:p text:style-name="P2"><text:s text:c="7"/><text:span text:style-name="T1">if(username) {</text:span></text:p>
      <text:p text:style-name="P2"><text:s text:c="9"/><text:span text:style-name="T1">console.log(salary); // undefined due to hoisting</text:span></text:p>
      <text:p text:style-name="P2"><text:s text:c="9"/><text:span text:style-name="T1">console.log(age); // ReferenceError: Cannot access 'age' before initialization</text:span></text:p>
      <text:p text:style-name="P2"><text:s text:c="9"/><text:span text:style-name="T1">let age = 30;</text:span></text:p>
      <text:p text:style-name="P2"><text:s text:c="9"/><text:span text:style-name="T1">var salary = 10000;</text:span></text:p>
      <text:p text:style-name="P2"><text:s text:c="7"/><text:span text:style-name="T1">}</text:span></text:p>
      <text:p text:style-name="P2"><text:s text:c="7"/><text:span text:style-name="T1">console.log(salary); //10000 (accessible to due function scope)</text:span></text:p>
      <text:p text:style-name="P2"><text:s text:c="7"/><text:span text:style-name="T1">console.log(age); //error: age is not defined(due to block scope)</text:span></text:p>
      <text:p text:style-name="P2"><text:s text:c="4"/><text:span text:style-name="T1">}</text:span></text:p>
      <text:p text:style-name="P2"><text:s text:c="4"/><text:span text:style-name="T1">userDetails('John');</text:span></text:p>
      <text:p text:style-name="P2"><text:s text:c="4"/><text:span text:style-name="T1">```</text:span></text:p>
      <text:p text:style-name="P3"/>
      <text:p text:style-name="P2"><text:s text:c="4"/><text:span text:style-name="T1">**[в¬† Back to Top](#table-of-contents)**</text:span></text:p>
      <text:p text:style-name="P3"/>
      <text:p text:style-name="P1">19. ### What is the reason to choose the name let as a keyword</text:p>
      <text:p text:style-name="P3"/>
      <text:p text:style-name="P2"><text:s text:c="4"/><text:span text:style-name="T1">`let` is a mathematical statement that was adopted by early programming languages like **Scheme** and **Basic**. It has been borrowed from dozens of other languages that use `let` already as a traditional keyword as close to `var` as possible.</text:span></text:p>
      <text:p text:style-name="P3"/>
      <text:p text:style-name="P2"><text:s text:c="4"/><text:span text:style-name="T1">**[в¬† Back to Top](#table-of-contents)**</text:span></text:p>
      <text:p text:style-name="P3"/>
      <text:p text:style-name="P1">20. ### How do you redeclare variables in switch block without an error</text:p>
      <text:p text:style-name="P3"/>
      <text:p text:style-name="P2"><text:s text:c="4"/><text:span text:style-name="T1">If you try to redeclare variables in a `switch block` then it will cause errors because there is only one block. For example, the below code block throws a syntax error as below,</text:span></text:p>
      <text:p text:style-name="P3"/>
      <text:p text:style-name="P2"><text:s text:c="4"/><text:span text:style-name="T1">```javascript</text:span></text:p>
      <text:p text:style-name="P2"><text:s text:c="4"/><text:span text:style-name="T1">let counter = 1;</text:span></text:p>
      <text:p text:style-name="P2"><text:s text:c="4"/><text:span text:style-name="T1">switch(x) {</text:span></text:p>
      <text:p text:style-name="P2"><text:s text:c="6"/><text:span text:style-name="T1">case 0:</text:span></text:p>
      <text:p text:style-name="P2"><text:s text:c="8"/><text:span text:style-name="T1">let name;</text:span></text:p>
      <text:p text:style-name="P2"><text:s text:c="8"/><text:span text:style-name="T1">break;</text:span></text:p>
      <text:p text:style-name="P3"/>
      <text:p text:style-name="P2"><text:s text:c="6"/><text:span text:style-name="T1">case 1:</text:span></text:p>
      <text:p text:style-name="P2"><text:s text:c="8"/><text:span text:style-name="T1">let name; // SyntaxError for redeclaration.</text:span></text:p>
      <text:p text:style-name="P2"><text:s text:c="8"/><text:span text:style-name="T1">break;</text:span></text:p>
      <text:p text:style-name="P2"><text:s text:c="4"/><text:span text:style-name="T1">}</text:span></text:p>
      <text:p text:style-name="P2"><text:s text:c="4"/><text:span text:style-name="T1">```</text:span></text:p>
      <text:p text:style-name="P3"/>
      <text:p text:style-name="P2"><text:s text:c="4"/><text:span text:style-name="T1">To avoid this error, you can create a nested block inside a case clause and create a new block scoped lexical environment.</text:span></text:p>
      <text:p text:style-name="P3"/>
      <text:p text:style-name="P2"><text:s text:c="4"/><text:span text:style-name="T1">```javascript</text:span></text:p>
      <text:p text:style-name="P2"><text:s text:c="4"/><text:span text:style-name="T1">let counter = 1;</text:span></text:p>
      <text:p text:style-name="P2"><text:soft-page-break/><text:s text:c="8"/><text:span text:style-name="T1">switch(x) {</text:span></text:p>
      <text:p text:style-name="P2"><text:s text:c="10"/><text:span text:style-name="T1">case 0: {</text:span></text:p>
      <text:p text:style-name="P2"><text:s text:c="12"/><text:span text:style-name="T1">let name;</text:span></text:p>
      <text:p text:style-name="P2"><text:s text:c="12"/><text:span text:style-name="T1">break;</text:span></text:p>
      <text:p text:style-name="P2"><text:s text:c="10"/><text:span text:style-name="T1">}</text:span></text:p>
      <text:p text:style-name="P2"><text:s text:c="10"/><text:span text:style-name="T1">case 1: {</text:span></text:p>
      <text:p text:style-name="P2"><text:s text:c="12"/><text:span text:style-name="T1">let name; // No SyntaxError for redeclaration.</text:span></text:p>
      <text:p text:style-name="P2"><text:s text:c="12"/><text:span text:style-name="T1">break;</text:span></text:p>
      <text:p text:style-name="P2"><text:s text:c="10"/><text:span text:style-name="T1">}</text:span></text:p>
      <text:p text:style-name="P2"><text:s text:c="8"/><text:span text:style-name="T1">}</text:span></text:p>
      <text:p text:style-name="P2"><text:s text:c="4"/><text:span text:style-name="T1">```</text:span></text:p>
      <text:p text:style-name="P3"/>
      <text:p text:style-name="P2"><text:s text:c="4"/><text:span text:style-name="T1">**[в¬† Back to Top](#table-of-contents)**</text:span></text:p>
      <text:p text:style-name="P3"/>
      <text:p text:style-name="P1">21. ### What is the Temporal Dead Zone</text:p>
      <text:p text:style-name="P3"/>
      <text:p text:style-name="P2"><text:s text:c="4"/><text:span text:style-name="T1">The Temporal Dead Zone is a behavior in JavaScript that occurs when declaring a variable with the let and const keywords, but not with var. In ECMAScript 6, accessing a `let` or `const` variable before its declaration (within its scope) causes a ReferenceError. The time span when that happens, between the creation of a variableвЂ™s binding and its declaration, is called the temporal dead zone.</text:span></text:p>
      <text:p text:style-name="P2"><text:s text:c="4"/></text:p>
      <text:p text:style-name="P2"><text:s text:c="4"/><text:span text:style-name="T1">Let's see this behavior with an example,</text:span></text:p>
      <text:p text:style-name="P3"/>
      <text:p text:style-name="P2"><text:s text:c="4"/><text:span text:style-name="T1">```javascript</text:span></text:p>
      <text:p text:style-name="P2"><text:s text:c="4"/><text:span text:style-name="T1">function somemethod() {</text:span></text:p>
      <text:p text:style-name="P2"><text:s text:c="6"/><text:span text:style-name="T1">console.log(counter1); // undefined</text:span></text:p>
      <text:p text:style-name="P2"><text:s text:c="6"/><text:span text:style-name="T1">console.log(counter2); // ReferenceError</text:span></text:p>
      <text:p text:style-name="P2"><text:s text:c="6"/><text:span text:style-name="T1">var counter1 = 1;</text:span></text:p>
      <text:p text:style-name="P2"><text:s text:c="6"/><text:span text:style-name="T1">let counter2 = 2;</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22. ### What is IIFE(Immediately Invoked Function Expression)</text:p>
      <text:p text:style-name="P3"/>
      <text:p text:style-name="P2"><text:s text:c="4"/><text:span text:style-name="T1">IIFE (Immediately Invoked Function Expression) is a JavaScript function that runs as soon as it is defined. The signature of it would be as below,</text:span></text:p>
      <text:p text:style-name="P3"/>
      <text:p text:style-name="P2"><text:s text:c="4"/><text:span text:style-name="T1">```javascript</text:span></text:p>
      <text:p text:style-name="P2"><text:s text:c="4"/><text:span text:style-name="T1">(function ()</text:span></text:p>
      <text:p text:style-name="P2"><text:s text:c="8"/><text:span text:style-name="T1">{</text:span></text:p>
      <text:p text:style-name="P2"><text:s text:c="10"/><text:span text:style-name="T1">// logic here</text:span></text:p>
      <text:p text:style-name="P2"><text:s text:c="8"/><text:span text:style-name="T1">}</text:span></text:p>
      <text:p text:style-name="P2"><text:s text:c="5"/><text:span text:style-name="T1">)</text:span></text:p>
      <text:p text:style-name="P2"><text:s text:c="4"/><text:span text:style-name="T1">();</text:span></text:p>
      <text:p text:style-name="P2"><text:s text:c="4"/><text:span text:style-name="T1">```</text:span></text:p>
      <text:p text:style-name="P3"/>
      <text:p text:style-name="P2"><text:s text:c="4"/><text:span text:style-name="T1">The primary reason to use an IIFE is to obtain data privacy because any variables declared within the IIFE cannot be accessed by the outside world. i.e, If you try to access variables with IIFE then it throws an error as below,</text:span></text:p>
      <text:p text:style-name="P3"/>
      <text:p text:style-name="P2"><text:s text:c="4"/><text:span text:style-name="T1">```javascript</text:span></text:p>
      <text:p text:style-name="P2"><text:s text:c="4"/><text:span text:style-name="T1">(function ()</text:span></text:p>
      <text:p text:style-name="P2"><text:s text:c="12"/><text:span text:style-name="T1">{</text:span></text:p>
      <text:p text:style-name="P2"><text:s text:c="14"/><text:span text:style-name="T1">var message = "IIFE";</text:span></text:p>
      <text:p text:style-name="P2"><text:s text:c="14"/><text:span text:style-name="T1">console.log(message);</text:span></text:p>
      <text:p text:style-name="P2"><text:s text:c="12"/><text:span text:style-name="T1">}</text:span></text:p>
      <text:p text:style-name="P2"><text:soft-page-break/><text:s text:c="5"/><text:span text:style-name="T1">)</text:span></text:p>
      <text:p text:style-name="P2"><text:s text:c="4"/><text:span text:style-name="T1">();</text:span></text:p>
      <text:p text:style-name="P2"><text:s text:c="4"/><text:span text:style-name="T1">console.log(message); //Error: message is not defined</text:span></text:p>
      <text:p text:style-name="P2"><text:s text:c="4"/><text:span text:style-name="T1">```</text:span></text:p>
      <text:p text:style-name="P3"/>
      <text:p text:style-name="P2"><text:s text:c="4"/><text:span text:style-name="T1">**[в¬† Back to Top](#table-of-contents)**</text:span></text:p>
      <text:p text:style-name="P3"/>
      <text:p text:style-name="P1">23. ### How do you decode or encode a URL in JavaScript?</text:p>
      <text:p text:style-name="P3"/>
      <text:p text:style-name="P2"><text:s text:c="4"/><text:span text:style-name="T1">`encodeURI()` function is used to encode an URL. This function requires a URL string as a parameter and return that encoded string.</text:span></text:p>
      <text:p text:style-name="P2"><text:s text:c="4"/><text:span text:style-name="T1">`decodeURI()` function is used to deocde an URL. This function requires an encoded URL string as parameter and return that decoded string.</text:span></text:p>
      <text:p text:style-name="P3"/>
      <text:p text:style-name="P2"><text:s text:c="5"/><text:span text:style-name="T1">**Note:** If you want to encode characters such as `/ ? : @ &amp; = + $ #` then you need to use `encodeURIComponent()`.</text:span></text:p>
      <text:p text:style-name="P3"/>
      <text:p text:style-name="P2"><text:s text:c="5"/><text:span text:style-name="T1">```javascript</text:span></text:p>
      <text:p text:style-name="P2"><text:s text:c="5"/><text:span text:style-name="T1">let uri = "employeeDetails?name=john&amp;occupation=manager";</text:span></text:p>
      <text:p text:style-name="P2"><text:s text:c="5"/><text:span text:style-name="T1">let encoded_uri = encodeURI(uri);</text:span></text:p>
      <text:p text:style-name="P2"><text:s text:c="5"/><text:span text:style-name="T1">let decoded_uri = decodeURI(encoded_uri);</text:span></text:p>
      <text:p text:style-name="P2"><text:s text:c="5"/><text:span text:style-name="T1">```</text:span></text:p>
      <text:p text:style-name="P3"/>
      <text:p text:style-name="P2"><text:s text:c="4"/><text:span text:style-name="T1">**[в¬† Back to Top](#table-of-contents)**</text:span></text:p>
      <text:p text:style-name="P3"/>
      <text:p text:style-name="P1">24. ### What is memoization</text:p>
      <text:p text:style-name="P3"/>
      <text:p text:style-name="P2"><text:s text:c="4"/><text:span text:style-name="T1">Memoization is a programming technique which attempts to increase a functionвЂ™s performance by caching its previously computed results. <text:s/>Each time a memoized function is called, its parameters are used to index the cache. If the data is present, then it can be returned, without executing the entire function. Otherwise the function is executed and then the result is added to the cache.</text:span></text:p>
      <text:p text:style-name="P2"><text:s text:c="4"/><text:span text:style-name="T1">Let's take an example of adding function with memoization,</text:span></text:p>
      <text:p text:style-name="P3"/>
      <text:p text:style-name="P2"><text:s text:c="4"/><text:span text:style-name="T1">```javascript</text:span></text:p>
      <text:p text:style-name="P2"><text:s text:c="4"/><text:span text:style-name="T1">const memoizAddition = () =&gt; {</text:span></text:p>
      <text:p text:style-name="P2"><text:s text:c="6"/><text:span text:style-name="T1">let cache = {};</text:span></text:p>
      <text:p text:style-name="P2"><text:s text:c="5"/><text:span text:style-name="T1">return (value) =&gt; {</text:span></text:p>
      <text:p text:style-name="P2"><text:s text:c="6"/><text:span text:style-name="T1">if (value in cache) {</text:span></text:p>
      <text:p text:style-name="P2"><text:s text:c="7"/><text:span text:style-name="T1">console.log('Fetching from cache');</text:span></text:p>
      <text:p text:style-name="P2"><text:s text:c="7"/><text:span text:style-name="T1">return cache[value]; // Here, cache.value cannot be used as property name starts with the number which is not a valid JavaScript <text:s/>identifier. Hence, can only be accessed using the square bracket notation.</text:span></text:p>
      <text:p text:style-name="P2"><text:s text:c="6"/><text:span text:style-name="T1">}</text:span></text:p>
      <text:p text:style-name="P2"><text:s text:c="6"/><text:span text:style-name="T1">else {</text:span></text:p>
      <text:p text:style-name="P2"><text:s text:c="7"/><text:span text:style-name="T1">console.log('Calculating result');</text:span></text:p>
      <text:p text:style-name="P2"><text:s text:c="7"/><text:span text:style-name="T1">let result = value + 20;</text:span></text:p>
      <text:p text:style-name="P2"><text:s text:c="7"/><text:span text:style-name="T1">cache[value] = result;</text:span></text:p>
      <text:p text:style-name="P2"><text:s text:c="7"/><text:span text:style-name="T1">return result;</text:span></text:p>
      <text:p text:style-name="P2"><text:s text:c="6"/><text:span text:style-name="T1">}</text:span></text:p>
      <text:p text:style-name="P2"><text:s text:c="5"/><text:span text:style-name="T1">}</text:span></text:p>
      <text:p text:style-name="P2"><text:s text:c="4"/><text:span text:style-name="T1">}</text:span></text:p>
      <text:p text:style-name="P2"><text:s text:c="4"/><text:span text:style-name="T1">// returned function from memoizAddition</text:span></text:p>
      <text:p text:style-name="P2"><text:s text:c="4"/><text:span text:style-name="T1">const addition = memoizAddition();</text:span></text:p>
      <text:p text:style-name="P2"><text:s text:c="4"/><text:span text:style-name="T1">console.log(addition(20)); //output: 40 calculated</text:span></text:p>
      <text:p text:style-name="P2"><text:s text:c="4"/><text:span text:style-name="T1">console.log(addition(20)); //output: 40 cached</text:span></text:p>
      <text:p text:style-name="P2"><text:s text:c="4"/><text:span text:style-name="T1">```</text:span></text:p>
      <text:p text:style-name="P3"/>
      <text:p text:style-name="P2"><text:s text:c="4"/><text:span text:style-name="T1">**[в¬† Back to Top](#table-of-contents)**</text:span></text:p>
      <text:p text:style-name="P3"><text:soft-page-break/></text:p>
      <text:p text:style-name="P1">25. ### What is Hoisting</text:p>
      <text:p text:style-name="P3"/>
      <text:p text:style-name="P2"><text:s text:c="4"/><text:span text:style-name="T1">Hoisting is a JavaScript mechanism where variables and function declarations are moved to the top of their scope before code execution. Remember that JavaScript only hoists declarations, not initialisation.</text:span></text:p>
      <text:p text:style-name="P2"><text:s text:c="4"/><text:span text:style-name="T1">Let's take a simple example of variable hoisting,</text:span></text:p>
      <text:p text:style-name="P3"/>
      <text:p text:style-name="P2"><text:s text:c="4"/><text:span text:style-name="T1">```javascript</text:span></text:p>
      <text:p text:style-name="P2"><text:s text:c="4"/><text:span text:style-name="T1">console.log(message); //output : undefined</text:span></text:p>
      <text:p text:style-name="P2"><text:s text:c="4"/><text:span text:style-name="T1">var message = 'The variable Has been hoisted';</text:span></text:p>
      <text:p text:style-name="P2"><text:s text:c="4"/><text:span text:style-name="T1">```</text:span></text:p>
      <text:p text:style-name="P3"/>
      <text:p text:style-name="P2"><text:s text:c="4"/><text:span text:style-name="T1">The above code looks like as below to the interpreter,</text:span></text:p>
      <text:p text:style-name="P3"/>
      <text:p text:style-name="P2"><text:s text:c="4"/><text:span text:style-name="T1">```javascript</text:span></text:p>
      <text:p text:style-name="P2"><text:s text:c="4"/><text:span text:style-name="T1">var message;</text:span></text:p>
      <text:p text:style-name="P2"><text:s text:c="4"/><text:span text:style-name="T1">console.log(message);</text:span></text:p>
      <text:p text:style-name="P2"><text:s text:c="4"/><text:span text:style-name="T1">message = 'The variable Has been hoisted';</text:span></text:p>
      <text:p text:style-name="P2"><text:s text:c="4"/><text:span text:style-name="T1">```</text:span></text:p>
      <text:p text:style-name="P3"/>
      <text:p text:style-name="P2"><text:s text:c="4"/><text:span text:style-name="T1">**[в¬† Back to Top](#table-of-contents)**</text:span></text:p>
      <text:p text:style-name="P3"/>
      <text:p text:style-name="P1">26. ### What are classes in ES6</text:p>
      <text:p text:style-name="P3"/>
      <text:p text:style-name="P2"><text:s text:c="4"/><text:span text:style-name="T1">In ES6, Javascript classes are primarily syntactic sugar over JavaScriptвЂ™s existing prototype-based inheritance.</text:span></text:p>
      <text:p text:style-name="P2"><text:s text:c="4"/><text:span text:style-name="T1">For example, the prototype based inheritance written in function expression as below,</text:span></text:p>
      <text:p text:style-name="P3"/>
      <text:p text:style-name="P2"><text:s text:c="4"/><text:span text:style-name="T1">```javascript</text:span></text:p>
      <text:p text:style-name="P2"><text:s text:c="4"/><text:span text:style-name="T1">function Bike(model,color) {</text:span></text:p>
      <text:p text:style-name="P2"><text:s text:c="8"/><text:span text:style-name="T1">this.model = model;</text:span></text:p>
      <text:p text:style-name="P2"><text:s text:c="8"/><text:span text:style-name="T1">this.color = color;</text:span></text:p>
      <text:p text:style-name="P2"><text:s text:c="4"/><text:span text:style-name="T1">}</text:span></text:p>
      <text:p text:style-name="P3"/>
      <text:p text:style-name="P2"><text:s text:c="4"/><text:span text:style-name="T1">Bike.prototype.getDetails = function() {</text:span></text:p>
      <text:p text:style-name="P2"><text:s text:c="8"/><text:span text:style-name="T1">return this.model + ' bike has' + this.color + ' color';</text:span></text:p>
      <text:p text:style-name="P2"><text:s text:c="4"/><text:span text:style-name="T1">};</text:span></text:p>
      <text:p text:style-name="P2"><text:s text:c="4"/><text:span text:style-name="T1">```</text:span></text:p>
      <text:p text:style-name="P3"/>
      <text:p text:style-name="P2"><text:s text:c="4"/><text:span text:style-name="T1">Whereas ES6 classes can be defined as an alternative</text:span></text:p>
      <text:p text:style-name="P3"/>
      <text:p text:style-name="P2"><text:s text:c="4"/><text:span text:style-name="T1">```javascript</text:span></text:p>
      <text:p text:style-name="P2"><text:s text:c="4"/><text:span text:style-name="T1">class Bike{</text:span></text:p>
      <text:p text:style-name="P2"><text:s text:c="6"/><text:span text:style-name="T1">constructor(color, model) {</text:span></text:p>
      <text:p text:style-name="P2"><text:s text:c="8"/><text:span text:style-name="T1">this.color= color;</text:span></text:p>
      <text:p text:style-name="P2"><text:s text:c="8"/><text:span text:style-name="T1">this.model= model;</text:span></text:p>
      <text:p text:style-name="P2"><text:s text:c="6"/><text:span text:style-name="T1">}</text:span></text:p>
      <text:p text:style-name="P3"/>
      <text:p text:style-name="P2"><text:s text:c="6"/><text:span text:style-name="T1">getDetails() {</text:span></text:p>
      <text:p text:style-name="P2"><text:s text:c="8"/><text:span text:style-name="T1">return this.model + ' bike has' + this.color + ' color';</text:span></text:p>
      <text:p text:style-name="P2"><text:s text:c="6"/><text:span text:style-name="T1">}</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27. ### What are closures</text:p>
      <text:p text:style-name="P3"><text:soft-page-break/></text:p>
      <text:p text:style-name="P2"><text:s text:c="4"/><text:span text:style-name="T1">A closure is the combination of a function and the lexical environment within which that function was declared. i.e, It is an inner function that has access to the outer or enclosing functionвЂ™s variables. The closure has three scope chains</text:span></text:p>
      <text:p text:style-name="P2"><text:s text:c="4"/></text:p>
      <text:p text:style-name="P2"><text:s text:c="4"/><text:span text:style-name="T1">1. Own scope where variables defined between its curly brackets</text:span></text:p>
      <text:p text:style-name="P2"><text:s text:c="4"/><text:span text:style-name="T1">2. Outer functionвЂ™s variables</text:span></text:p>
      <text:p text:style-name="P2"><text:s text:c="4"/><text:span text:style-name="T1">3. Global variables</text:span></text:p>
      <text:p text:style-name="P2"><text:s text:c="4"/></text:p>
      <text:p text:style-name="P2"><text:s text:c="4"/><text:span text:style-name="T1">Let's take an example of closure concept,</text:span></text:p>
      <text:p text:style-name="P3"/>
      <text:p text:style-name="P2"><text:s text:c="4"/><text:span text:style-name="T1">```javascript</text:span></text:p>
      <text:p text:style-name="P2"><text:s text:c="4"/><text:span text:style-name="T1">function Welcome(name){</text:span></text:p>
      <text:p text:style-name="P2"><text:s text:c="6"/><text:span text:style-name="T1">var greetingInfo = function(message){</text:span></text:p>
      <text:p text:style-name="P2"><text:s text:c="7"/><text:span text:style-name="T1">console.log(message+' '+name);</text:span></text:p>
      <text:p text:style-name="P2"><text:s text:c="6"/><text:span text:style-name="T1">}</text:span></text:p>
      <text:p text:style-name="P2"><text:s text:c="4"/><text:span text:style-name="T1">return greetingInfo;</text:span></text:p>
      <text:p text:style-name="P2"><text:s text:c="4"/><text:span text:style-name="T1">}</text:span></text:p>
      <text:p text:style-name="P2"><text:s text:c="4"/><text:span text:style-name="T1">var myFunction = Welcome('John');</text:span></text:p>
      <text:p text:style-name="P2"><text:s text:c="4"/><text:span text:style-name="T1">myFunction('Welcome '); //Output: Welcome John</text:span></text:p>
      <text:p text:style-name="P2"><text:s text:c="4"/><text:span text:style-name="T1">myFunction('Hello Mr.'); //output: Hello Mr.John</text:span></text:p>
      <text:p text:style-name="P2"><text:s text:c="4"/><text:span text:style-name="T1">```</text:span></text:p>
      <text:p text:style-name="P3"/>
      <text:p text:style-name="P2"><text:s text:c="4"/><text:span text:style-name="T1">As per the above code, the inner function(i.e, greetingInfo) has access to the variables in the outer function scope(i.e, Welcome) even after the outer function has returned.</text:span></text:p>
      <text:p text:style-name="P3"/>
      <text:p text:style-name="P2"><text:s text:c="4"/><text:span text:style-name="T1">**[в¬† Back to Top](#table-of-contents)**</text:span></text:p>
      <text:p text:style-name="P3"/>
      <text:p text:style-name="P1">28. ### What are modules</text:p>
      <text:p text:style-name="P3"/>
      <text:p text:style-name="P2"><text:s text:c="4"/><text:span text:style-name="T1">Modules refer to small units of independent, reusable code and also act as the foundation of many JavaScript design patterns. <text:s/>Most of the JavaScript modules export an object literal, a function, or a constructor</text:span></text:p>
      <text:p text:style-name="P3"/>
      <text:p text:style-name="P2"><text:s text:c="4"/><text:span text:style-name="T1">**[в¬† Back to Top](#table-of-contents)**</text:span></text:p>
      <text:p text:style-name="P3"/>
      <text:p text:style-name="P1">29. ### Why do you need modules</text:p>
      <text:p text:style-name="P3"/>
      <text:p text:style-name="P2"><text:s text:c="4"/><text:span text:style-name="T1">Below are the list of benefits using modules in javascript ecosystem</text:span></text:p>
      <text:p text:style-name="P2"><text:s text:c="4"/><text:span text:style-name="T1">1. Maintainability</text:span></text:p>
      <text:p text:style-name="P2"><text:s text:c="4"/><text:span text:style-name="T1">2. Reusability</text:span></text:p>
      <text:p text:style-name="P2"><text:s text:c="4"/><text:span text:style-name="T1">3. Namespacing</text:span></text:p>
      <text:p text:style-name="P3"/>
      <text:p text:style-name="P2"><text:s text:c="4"/><text:span text:style-name="T1">**[в¬† Back to Top](#table-of-contents)**</text:span></text:p>
      <text:p text:style-name="P3"/>
      <text:p text:style-name="P1">30. ### What is scope in javascript</text:p>
      <text:p text:style-name="P3"/>
      <text:p text:style-name="P2"><text:s text:c="4"/><text:span text:style-name="T1">Scope is the accessibility of variables, functions, and objects in some particular part of your code during runtime. In other words, scope determines the visibility of variables and other resources in areas of your code.</text:span></text:p>
      <text:p text:style-name="P3"/>
      <text:p text:style-name="P2"><text:s text:c="4"/><text:span text:style-name="T1">**[в¬† Back to Top](#table-of-contents)**</text:span></text:p>
      <text:p text:style-name="P3"/>
      <text:p text:style-name="P1">31. ### What is a service worker</text:p>
      <text:p text:style-name="P3"/>
      <text:p text:style-name="P2"><text:s text:c="4"/><text:span text:style-name="T1">A Service worker is basically a script (JavaScript file) that runs in the background, separate from a web page and provides features that don't need a web page or user interaction. Some of the major features of service workers are Rich </text:span><text:soft-page-break/><text:span text:style-name="T1">offline experiences(offline first web application development), periodic background syncs, push notifications, intercept and handle network requests and programmatically managing a cache of responses.</text:span></text:p>
      <text:p text:style-name="P3"/>
      <text:p text:style-name="P2"><text:s text:c="4"/><text:span text:style-name="T1">**[в¬† Back to Top](#table-of-contents)**</text:span></text:p>
      <text:p text:style-name="P3"/>
      <text:p text:style-name="P1">32. ### How do you manipulate DOM using a service worker</text:p>
      <text:p text:style-name="P3"/>
      <text:p text:style-name="P2"><text:s text:c="4"/><text:span text:style-name="T1">Service worker can't access the DOM directly. But it can communicate with the pages it controls by responding to messages sent via the `postMessage` interface, and those pages can manipulate the DOM.</text:span></text:p>
      <text:p text:style-name="P3"/>
      <text:p text:style-name="P2"><text:s text:c="4"/><text:span text:style-name="T1">**[в¬† Back to Top](#table-of-contents)**</text:span></text:p>
      <text:p text:style-name="P3"/>
      <text:p text:style-name="P1">33. ### How do you reuse information across service worker restarts</text:p>
      <text:p text:style-name="P3"/>
      <text:p text:style-name="P2"><text:s text:c="4"/><text:span text:style-name="T1">The problem with service worker is that it gets terminated when not in use, and restarted when it's next needed, so you cannot rely on global state within a service worker's `onfetch` and `onmessage` handlers. In this case, service workers will have access to IndexedDB API in order to persist and reuse across restarts.</text:span></text:p>
      <text:p text:style-name="P3"/>
      <text:p text:style-name="P2"><text:s text:c="4"/><text:span text:style-name="T1">**[в¬† Back to Top](#table-of-contents)**</text:span></text:p>
      <text:p text:style-name="P3"/>
      <text:p text:style-name="P1">34. ### What is IndexedDB</text:p>
      <text:p text:style-name="P3"/>
      <text:p text:style-name="P2"><text:s text:c="4"/><text:span text:style-name="T1">IndexedDB is a low-level API for client-side storage of larger amounts of structured data, including files/blobs. This API uses indexes to enable high-performance searches of this data.</text:span></text:p>
      <text:p text:style-name="P3"/>
      <text:p text:style-name="P2"><text:s text:c="4"/><text:span text:style-name="T1">**[в¬† Back to Top](#table-of-contents)**</text:span></text:p>
      <text:p text:style-name="P3"/>
      <text:p text:style-name="P1">35. ### What is web storage</text:p>
      <text:p text:style-name="P3"/>
      <text:p text:style-name="P2"><text:s text:c="4"/><text:span text:style-name="T1">Web storage is an API that provides a mechanism by which browsers can store key/value pairs locally within the user's browser, in a much more intuitive fashion than using cookies. The web storage provides two mechanisms for storing data on the client.</text:span></text:p>
      <text:p text:style-name="P2"><text:s text:c="4"/><text:span text:style-name="T1">1. **Local storage:** It stores data for current origin with no expiration date.</text:span></text:p>
      <text:p text:style-name="P2"><text:s text:c="4"/><text:span text:style-name="T1">2. **Session storage:** It stores data for one session and the data is lost when the browser tab is closed.</text:span></text:p>
      <text:p text:style-name="P3"/>
      <text:p text:style-name="P2"><text:s text:c="4"/><text:span text:style-name="T1">**[в¬† Back to Top](#table-of-contents)**</text:span></text:p>
      <text:p text:style-name="P3"/>
      <text:p text:style-name="P1">36. ### What is a post message</text:p>
      <text:p text:style-name="P3"/>
      <text:p text:style-name="P2"><text:s text:c="4"/><text:span text:style-name="T1">Post message is a method that enables cross-origin communication between Window objects.(i.e, between a page and a pop-up that it spawned, or between a page and an iframe embedded within it). Generally, scripts on different pages are allowed to access each other if and only if the pages follow same-origin policy(i.e, pages share the same protocol, port number, and host).</text:span></text:p>
      <text:p text:style-name="P3"/>
      <text:p text:style-name="P2"><text:s text:c="4"/><text:span text:style-name="T1">**[в¬† Back to Top](#table-of-contents)**</text:span></text:p>
      <text:p text:style-name="P3"/>
      <text:p text:style-name="P1">37. ### What is a Cookie</text:p>
      <text:p text:style-name="P3"/>
      <text:p text:style-name="P2"><text:s text:c="4"/><text:span text:style-name="T1">A cookie is a piece of data that is stored on your computer to be accessed by your browser. Cookies are saved as key/value pairs.</text:span></text:p>
      <text:p text:style-name="P2"><text:s text:c="4"/><text:span text:style-name="T1">For example, you can create a cookie named username as below,</text:span></text:p>
      <text:p text:style-name="P3"><text:soft-page-break/></text:p>
      <text:p text:style-name="P2"><text:s text:c="4"/><text:span text:style-name="T1">```javascript</text:span></text:p>
      <text:p text:style-name="P2"><text:s text:c="4"/><text:span text:style-name="T1">document.cookie = "username=John";</text:span></text:p>
      <text:p text:style-name="P2"><text:s text:c="4"/><text:span text:style-name="T1">```</text:span></text:p>
      <text:p text:style-name="P3"/>
      <text:p text:style-name="P2"><text:s text:c="4"/><text:span text:style-name="T1">![Screenshot](images/cookie.png)</text:span></text:p>
      <text:p text:style-name="P3"/>
      <text:p text:style-name="P2"><text:s text:c="4"/><text:span text:style-name="T1">**[в¬† Back to Top](#table-of-contents)**</text:span></text:p>
      <text:p text:style-name="P3"/>
      <text:p text:style-name="P1">38. ### Why do you need a Cookie</text:p>
      <text:p text:style-name="P3"/>
      <text:p text:style-name="P2"><text:s text:c="4"/><text:span text:style-name="T1">Cookies are used to remember information about the user profile(such as username). It basically involves two steps,</text:span></text:p>
      <text:p text:style-name="P2"><text:s text:c="4"/><text:span text:style-name="T1">1. When a user visits a web page, the user profile can be stored in a cookie.</text:span></text:p>
      <text:p text:style-name="P2"><text:s text:c="4"/><text:span text:style-name="T1">2. Next time the user visits the page, the cookie remembers the user profile.</text:span></text:p>
      <text:p text:style-name="P3"/>
      <text:p text:style-name="P2"><text:s text:c="4"/><text:span text:style-name="T1">**[в¬† Back to Top](#table-of-contents)**</text:span></text:p>
      <text:p text:style-name="P3"/>
      <text:p text:style-name="P1">39. ### What are the options in a cookie</text:p>
      <text:p text:style-name="P3"/>
      <text:p text:style-name="P2"><text:s text:c="4"/><text:span text:style-name="T1">There are few below options available for a cookie,</text:span></text:p>
      <text:p text:style-name="P2"><text:s text:c="4"/><text:span text:style-name="T1">1. By default, the cookie is deleted when the browser is closed but you can change this behavior by setting expiry date (in UTC time).</text:span></text:p>
      <text:p text:style-name="P3"/>
      <text:p text:style-name="P2"><text:s text:c="4"/><text:span text:style-name="T1">```javascript</text:span></text:p>
      <text:p text:style-name="P2"><text:s text:c="4"/><text:span text:style-name="T1">document.cookie = "username=John; expires=Sat, 8 Jun 2019 12:00:00 UTC";</text:span></text:p>
      <text:p text:style-name="P2"><text:s text:c="4"/><text:span text:style-name="T1">```</text:span></text:p>
      <text:p text:style-name="P3"/>
      <text:p text:style-name="P2"><text:s text:c="4"/><text:span text:style-name="T1">1. By default, the cookie belongs to a current page. But you can tell the browser what path the cookie belongs to using a path parameter.</text:span></text:p>
      <text:p text:style-name="P3"/>
      <text:p text:style-name="P2"><text:s text:c="4"/><text:span text:style-name="T1">```javascript</text:span></text:p>
      <text:p text:style-name="P2"><text:s text:c="4"/><text:span text:style-name="T1">document.cookie = "username=John; path=/services";</text:span></text:p>
      <text:p text:style-name="P2"><text:s text:c="4"/><text:span text:style-name="T1">```</text:span></text:p>
      <text:p text:style-name="P3"/>
      <text:p text:style-name="P2"><text:s text:c="4"/><text:span text:style-name="T1">**[в¬† Back to Top](#table-of-contents)**</text:span></text:p>
      <text:p text:style-name="P3"/>
      <text:p text:style-name="P1">40. ### How do you delete a cookie</text:p>
      <text:p text:style-name="P3"/>
      <text:p text:style-name="P2"><text:s text:c="4"/><text:span text:style-name="T1">You can delete a cookie by setting the expiry date as a passed date. You don't need to specify a cookie value in this case.</text:span></text:p>
      <text:p text:style-name="P2"><text:s text:c="4"/><text:span text:style-name="T1">For example, you can delete a username cookie in the current page as below.</text:span></text:p>
      <text:p text:style-name="P3"/>
      <text:p text:style-name="P2"><text:s text:c="4"/><text:span text:style-name="T1">```javascript</text:span></text:p>
      <text:p text:style-name="P2"><text:s text:c="4"/><text:span text:style-name="T1">document.cookie = "username=; expires=Fri, 07 Jun 2019 00:00:00 UTC; path=/;";</text:span></text:p>
      <text:p text:style-name="P2"><text:s text:c="4"/><text:span text:style-name="T1">```</text:span></text:p>
      <text:p text:style-name="P3"/>
      <text:p text:style-name="P2"><text:s text:c="4"/><text:span text:style-name="T1">**Note:** You should define the cookie path option to ensure that you delete the right cookie. Some browsers doesn't allow to delete a cookie unless you specify a path parameter.</text:span></text:p>
      <text:p text:style-name="P3"/>
      <text:p text:style-name="P2"><text:s text:c="4"/><text:span text:style-name="T1">**[в¬† Back to Top](#table-of-contents)**</text:span></text:p>
      <text:p text:style-name="P3"/>
      <text:p text:style-name="P1">41. ### What are the differences between cookie, local storage and session storage</text:p>
      <text:p text:style-name="P3"/>
      <text:p text:style-name="P2"><text:s text:c="4"/><text:span text:style-name="T1">Below are some of the differences between cookie, local storage and session storage,</text:span></text:p>
      <text:p text:style-name="P3"/>
      <text:p text:style-name="P2"><text:s text:c="4"/><text:span text:style-name="T1">| Feature | Cookie | Local storage | Session storage |</text:span></text:p>
      <text:p text:style-name="P2"><text:soft-page-break/><text:s text:c="4"/><text:span text:style-name="T1">|---- | --------- | ----- | ----- |</text:span></text:p>
      <text:p text:style-name="P2"><text:s text:c="4"/><text:span text:style-name="T1">| Accessed on client or server side | Both server-side &amp; client-side | client-side only | client-side only |</text:span></text:p>
      <text:p text:style-name="P2"><text:s text:c="4"/><text:span text:style-name="T1">| Lifetime | As configured using Expires option <text:s/>| until deleted | until tab is closed |</text:span></text:p>
      <text:p text:style-name="P2"><text:s text:c="4"/><text:span text:style-name="T1">| SSL support | Supported | Not supported | Not supported |</text:span></text:p>
      <text:p text:style-name="P2"><text:s text:c="4"/><text:span text:style-name="T1">| Maximum data size | 4KB | 5 MB | 5MB |</text:span></text:p>
      <text:p text:style-name="P3"/>
      <text:p text:style-name="P2"><text:s text:c="4"/><text:span text:style-name="T1">**[в¬† Back to Top](#table-of-contents)**</text:span></text:p>
      <text:p text:style-name="P3"/>
      <text:p text:style-name="P1">42. ### What is the main difference between localStorage and sessionStorage</text:p>
      <text:p text:style-name="P3"/>
      <text:p text:style-name="P2"><text:s text:c="4"/><text:span text:style-name="T1">LocalStorage is the same as SessionStorage but it persists the data even when the browser is closed and reopened(i.e it has no expiration time) whereas in sessionStorage data gets cleared when the page session ends.</text:span></text:p>
      <text:p text:style-name="P3"/>
      <text:p text:style-name="P2"><text:s text:c="4"/><text:span text:style-name="T1">**[в¬† Back to Top](#table-of-contents)**</text:span></text:p>
      <text:p text:style-name="P3"/>
      <text:p text:style-name="P1">43. ### How do you access web storage</text:p>
      <text:p text:style-name="P3"/>
      <text:p text:style-name="P2"><text:s text:c="4"/><text:span text:style-name="T1">The Window object implements the `WindowLocalStorage` and `WindowSessionStorage` objects which has `localStorage`(window.localStorage) and `sessionStorage`(window.sessionStorage) properties respectively. These properties create an instance of the Storage object, through which data items can be set, retrieved and removed for a specific domain and storage type (session or local).</text:span></text:p>
      <text:p text:style-name="P2"><text:s text:c="4"/><text:span text:style-name="T1">For example, you can read and write on local storage objects as below</text:span></text:p>
      <text:p text:style-name="P3"/>
      <text:p text:style-name="P2"><text:s text:c="4"/><text:span text:style-name="T1">```javascript</text:span></text:p>
      <text:p text:style-name="P2"><text:s text:c="4"/><text:span text:style-name="T1">localStorage.setItem('logo', document.getElementById('logo').value);</text:span></text:p>
      <text:p text:style-name="P2"><text:s text:c="4"/><text:span text:style-name="T1">localStorage.getItem('logo');</text:span></text:p>
      <text:p text:style-name="P2"><text:s text:c="4"/><text:span text:style-name="T1">```</text:span></text:p>
      <text:p text:style-name="P3"/>
      <text:p text:style-name="P2"><text:s text:c="4"/><text:span text:style-name="T1">**[в¬† Back to Top](#table-of-contents)**</text:span></text:p>
      <text:p text:style-name="P3"/>
      <text:p text:style-name="P1">44. ### What are the methods available on session storage</text:p>
      <text:p text:style-name="P3"/>
      <text:p text:style-name="P2"><text:s text:c="4"/><text:span text:style-name="T1">The session storage provided methods for reading, writing and clearing the session data</text:span></text:p>
      <text:p text:style-name="P3"/>
      <text:p text:style-name="P2"><text:s text:c="4"/><text:span text:style-name="T1">```javascript</text:span></text:p>
      <text:p text:style-name="P2"><text:s text:c="4"/><text:span text:style-name="T1">// Save data to sessionStorage</text:span></text:p>
      <text:p text:style-name="P2"><text:s text:c="4"/><text:span text:style-name="T1">sessionStorage.setItem('key', 'value');</text:span></text:p>
      <text:p text:style-name="P3"/>
      <text:p text:style-name="P2"><text:s text:c="4"/><text:span text:style-name="T1">// Get saved data from sessionStorage</text:span></text:p>
      <text:p text:style-name="P2"><text:s text:c="4"/><text:span text:style-name="T1">let data = sessionStorage.getItem('key');</text:span></text:p>
      <text:p text:style-name="P3"/>
      <text:p text:style-name="P2"><text:s text:c="4"/><text:span text:style-name="T1">// Remove saved data from sessionStorage</text:span></text:p>
      <text:p text:style-name="P2"><text:s text:c="4"/><text:span text:style-name="T1">sessionStorage.removeItem('key');</text:span></text:p>
      <text:p text:style-name="P3"/>
      <text:p text:style-name="P2"><text:s text:c="4"/><text:span text:style-name="T1">// Remove all saved data from sessionStorage</text:span></text:p>
      <text:p text:style-name="P2"><text:s text:c="4"/><text:span text:style-name="T1">sessionStorage.clear();</text:span></text:p>
      <text:p text:style-name="P2"><text:s text:c="4"/><text:span text:style-name="T1">```</text:span></text:p>
      <text:p text:style-name="P3"/>
      <text:p text:style-name="P2"><text:s text:c="4"/><text:span text:style-name="T1">**[в¬† Back to Top](#table-of-contents)**</text:span></text:p>
      <text:p text:style-name="P3"/>
      <text:p text:style-name="P1">45. ### What is a storage event and its event handler</text:p>
      <text:p text:style-name="P3"/>
      <text:p text:style-name="P2"><text:soft-page-break/><text:s text:c="4"/><text:span text:style-name="T1">The StorageEvent is an event that fires when a storage area has been changed in the context of another document. Whereas onstorage property is an EventHandler for processing storage events.</text:span></text:p>
      <text:p text:style-name="P2"><text:s text:c="4"/><text:span text:style-name="T1">The syntax would be as below</text:span></text:p>
      <text:p text:style-name="P3"/>
      <text:p text:style-name="P2"><text:s text:c="4"/><text:span text:style-name="T1">```javascript</text:span></text:p>
      <text:p text:style-name="P2"><text:s text:c="5"/><text:span text:style-name="T1">window.onstorage = functionRef;</text:span></text:p>
      <text:p text:style-name="P2"><text:s text:c="4"/><text:span text:style-name="T1">```</text:span></text:p>
      <text:p text:style-name="P3"/>
      <text:p text:style-name="P2"><text:s text:c="4"/><text:span text:style-name="T1">Let's take the example usage of onstorage event handler which logs the storage key and it's values</text:span></text:p>
      <text:p text:style-name="P3"/>
      <text:p text:style-name="P2"><text:s text:c="4"/><text:span text:style-name="T1">```javascript</text:span></text:p>
      <text:p text:style-name="P2"><text:s text:c="4"/><text:span text:style-name="T1">window.onstorage = function(e) {</text:span></text:p>
      <text:p text:style-name="P2"><text:s text:c="6"/><text:span text:style-name="T1">console.log('The ' + e.key +</text:span></text:p>
      <text:p text:style-name="P2"><text:s text:c="8"/><text:span text:style-name="T1">' key has been changed from ' + e.oldValue +</text:span></text:p>
      <text:p text:style-name="P2"><text:s text:c="8"/><text:span text:style-name="T1">' to ' + e.newValue + '.');</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46. ### Why do you need web storage</text:p>
      <text:p text:style-name="P3"/>
      <text:p text:style-name="P2"><text:s text:c="4"/><text:span text:style-name="T1">Web storage is more secure, and large amounts of data can be stored locally, without affecting website performance. Also, the information is never transferred to the server. Hence this is a more recommended approach than Cookies.</text:span></text:p>
      <text:p text:style-name="P3"/>
      <text:p text:style-name="P2"><text:s text:c="4"/><text:span text:style-name="T1">**[в¬† Back to Top](#table-of-contents)**</text:span></text:p>
      <text:p text:style-name="P3"/>
      <text:p text:style-name="P1">47. ### How do you check web storage browser support</text:p>
      <text:p text:style-name="P3"/>
      <text:p text:style-name="P2"><text:s text:c="4"/><text:span text:style-name="T1">You need to check browser support for localStorage and sessionStorage before using web storage,</text:span></text:p>
      <text:p text:style-name="P3"/>
      <text:p text:style-name="P2"><text:s text:c="4"/><text:span text:style-name="T1">```javascript</text:span></text:p>
      <text:p text:style-name="P2"><text:s text:c="4"/><text:span text:style-name="T1">if (typeof(Storage) !== "undefined") {</text:span></text:p>
      <text:p text:style-name="P2"><text:s text:c="6"/><text:span text:style-name="T1">// Code for localStorage/sessionStorage.</text:span></text:p>
      <text:p text:style-name="P2"><text:s text:c="4"/><text:span text:style-name="T1">} else {</text:span></text:p>
      <text:p text:style-name="P2"><text:s text:c="6"/><text:span text:style-name="T1">// Sorry! No Web Storage support..</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48. ### How do you check web workers browser support</text:p>
      <text:p text:style-name="P3"/>
      <text:p text:style-name="P2"><text:s text:c="4"/><text:span text:style-name="T1">You need to check browser support for web workers before using it</text:span></text:p>
      <text:p text:style-name="P3"/>
      <text:p text:style-name="P2"><text:s text:c="4"/><text:span text:style-name="T1">```javascript</text:span></text:p>
      <text:p text:style-name="P2"><text:s text:c="4"/><text:span text:style-name="T1">if (typeof(Worker) !== "undefined") {</text:span></text:p>
      <text:p text:style-name="P2"><text:s text:c="6"/><text:span text:style-name="T1">// code for Web worker support.</text:span></text:p>
      <text:p text:style-name="P2"><text:s text:c="4"/><text:span text:style-name="T1">} else {</text:span></text:p>
      <text:p text:style-name="P2"><text:s text:c="6"/><text:span text:style-name="T1">// Sorry! No Web Worker support..</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text:soft-page-break/>49. ### Give an example of a web worker</text:p>
      <text:p text:style-name="P3"/>
      <text:p text:style-name="P2"><text:s text:c="4"/><text:span text:style-name="T1">You need to follow below steps to start using web workers for counting example</text:span></text:p>
      <text:p text:style-name="P2"><text:s text:c="4"/><text:span text:style-name="T1">1. Create a Web Worker File: <text:s/>You need to write a script to increment the count value. Let's name it as counter.js</text:span></text:p>
      <text:p text:style-name="P3"/>
      <text:p text:style-name="P2"><text:s text:c="4"/><text:span text:style-name="T1">```javascript</text:span></text:p>
      <text:p text:style-name="P2"><text:s text:c="4"/><text:span text:style-name="T1">let i = 0;</text:span></text:p>
      <text:p text:style-name="P3"/>
      <text:p text:style-name="P2"><text:s text:c="4"/><text:span text:style-name="T1">function timedCount() {</text:span></text:p>
      <text:p text:style-name="P2"><text:s text:c="6"/><text:span text:style-name="T1">i = i + 1;</text:span></text:p>
      <text:p text:style-name="P2"><text:s text:c="6"/><text:span text:style-name="T1">postMessage(i);</text:span></text:p>
      <text:p text:style-name="P2"><text:s text:c="6"/><text:span text:style-name="T1">setTimeout("timedCount()",500);</text:span></text:p>
      <text:p text:style-name="P2"><text:s text:c="4"/><text:span text:style-name="T1">}</text:span></text:p>
      <text:p text:style-name="P3"/>
      <text:p text:style-name="P2"><text:s text:c="4"/><text:span text:style-name="T1">timedCount();</text:span></text:p>
      <text:p text:style-name="P2"><text:s text:c="4"/><text:span text:style-name="T1">```</text:span></text:p>
      <text:p text:style-name="P3"/>
      <text:p text:style-name="P2"><text:s text:c="4"/><text:span text:style-name="T1">Here postMessage() method is used to post a message back to the HTML page</text:span></text:p>
      <text:p text:style-name="P2"><text:s text:c="4"/><text:span text:style-name="T1">1. Create a Web Worker Object: You can create a web worker object by checking for browser support. Let's name this file as web_worker_example.js</text:span></text:p>
      <text:p text:style-name="P3"/>
      <text:p text:style-name="P2"><text:s text:c="4"/><text:span text:style-name="T1">```javascript</text:span></text:p>
      <text:p text:style-name="P2"><text:s text:c="4"/><text:span text:style-name="T1">if (typeof(w) == "undefined") {</text:span></text:p>
      <text:p text:style-name="P2"><text:s text:c="6"/><text:span text:style-name="T1">w = new Worker("counter.js");</text:span></text:p>
      <text:p text:style-name="P2"><text:s text:c="4"/><text:span text:style-name="T1">}</text:span></text:p>
      <text:p text:style-name="P2"><text:s text:c="4"/><text:span text:style-name="T1">```</text:span></text:p>
      <text:p text:style-name="P3"/>
      <text:p text:style-name="P2"><text:s text:c="4"/><text:span text:style-name="T1">and we can receive messages from web worker</text:span></text:p>
      <text:p text:style-name="P3"/>
      <text:p text:style-name="P2"><text:s text:c="4"/><text:span text:style-name="T1">```javascript</text:span></text:p>
      <text:p text:style-name="P2"><text:s text:c="4"/><text:span text:style-name="T1">w.onmessage = function(event){</text:span></text:p>
      <text:p text:style-name="P2"><text:s text:c="6"/><text:span text:style-name="T1">document.getElementById("message").innerHTML = event.data;</text:span></text:p>
      <text:p text:style-name="P2"><text:s text:c="4"/><text:span text:style-name="T1">};</text:span></text:p>
      <text:p text:style-name="P2"><text:s text:c="4"/><text:span text:style-name="T1">```</text:span></text:p>
      <text:p text:style-name="P3"/>
      <text:p text:style-name="P2"><text:s text:c="4"/><text:span text:style-name="T1">1. Terminate a Web Worker:</text:span></text:p>
      <text:p text:style-name="P2"><text:s text:c="4"/><text:span text:style-name="T1">Web workers will continue to listen for messages (even after the external script is finished) until it is terminated. You can use the terminate() method to terminate listening to the messages.</text:span></text:p>
      <text:p text:style-name="P3"/>
      <text:p text:style-name="P2"><text:s text:c="4"/><text:span text:style-name="T1">```javascript</text:span></text:p>
      <text:p text:style-name="P2"><text:s text:c="4"/><text:span text:style-name="T1">w.terminate();</text:span></text:p>
      <text:p text:style-name="P2"><text:s text:c="4"/><text:span text:style-name="T1">```</text:span></text:p>
      <text:p text:style-name="P3"/>
      <text:p text:style-name="P2"><text:s text:c="4"/><text:span text:style-name="T1">1. Reuse the Web Worker: If you set the worker variable to undefined you can reuse the code</text:span></text:p>
      <text:p text:style-name="P3"/>
      <text:p text:style-name="P2"><text:s text:c="4"/><text:span text:style-name="T1">```javascript</text:span></text:p>
      <text:p text:style-name="P2"><text:s text:c="4"/><text:span text:style-name="T1">w = undefined;</text:span></text:p>
      <text:p text:style-name="P2"><text:s text:c="4"/><text:span text:style-name="T1">```</text:span></text:p>
      <text:p text:style-name="P3"/>
      <text:p text:style-name="P2"><text:s text:c="4"/><text:span text:style-name="T1">**[в¬† Back to Top](#table-of-contents)**</text:span></text:p>
      <text:p text:style-name="P3"/>
      <text:p text:style-name="P1">50. ### What are the restrictions of web workers on DOM</text:p>
      <text:p text:style-name="P3"/>
      <text:p text:style-name="P2"><text:s text:c="4"/><text:span text:style-name="T1">WebWorkers don't have access to below javascript objects since they are defined in an external files</text:span></text:p>
      <text:p text:style-name="P2"><text:s text:c="4"/><text:span text:style-name="T1">1. Window object</text:span></text:p>
      <text:p text:style-name="P2"><text:soft-page-break/><text:s text:c="4"/><text:span text:style-name="T1">2. Document object</text:span></text:p>
      <text:p text:style-name="P2"><text:s text:c="4"/><text:span text:style-name="T1">3. Parent object</text:span></text:p>
      <text:p text:style-name="P3"/>
      <text:p text:style-name="P2"><text:s text:c="4"/><text:span text:style-name="T1">**[в¬† Back to Top](#table-of-contents)**</text:span></text:p>
      <text:p text:style-name="P3"/>
      <text:p text:style-name="P1">51. ### What is a promise</text:p>
      <text:p text:style-name="P3"/>
      <text:p text:style-name="P2"><text:s text:c="4"/><text:span text:style-name="T1">A promise is an object that may produce a single value some time in the future with either a resolved value or a reason that itвЂ™s not resolved(for example, network error). It will be in one of the 3 possible states: fulfilled, rejected, or pending.</text:span></text:p>
      <text:p text:style-name="P3"/>
      <text:p text:style-name="P2"><text:s text:c="4"/><text:span text:style-name="T1">The syntax of Promise creation looks like below,</text:span></text:p>
      <text:p text:style-name="P3"/>
      <text:p text:style-name="P2"><text:s text:c="4"/><text:span text:style-name="T1">```javascript</text:span></text:p>
      <text:p text:style-name="P2"><text:s text:c="8"/><text:span text:style-name="T1">const promise = new Promise(function(resolve, reject) {</text:span></text:p>
      <text:p text:style-name="P2"><text:s text:c="10"/><text:span text:style-name="T1">// promise description</text:span></text:p>
      <text:p text:style-name="P2"><text:s text:c="8"/><text:span text:style-name="T1">})</text:span></text:p>
      <text:p text:style-name="P2"><text:s text:c="4"/><text:span text:style-name="T1">```</text:span></text:p>
      <text:p text:style-name="P3"/>
      <text:p text:style-name="P2"><text:s text:c="4"/><text:span text:style-name="T1">The usage of a promise would be as below,</text:span></text:p>
      <text:p text:style-name="P3"/>
      <text:p text:style-name="P2"><text:s text:c="4"/><text:span text:style-name="T1">```javascript</text:span></text:p>
      <text:p text:style-name="P2"><text:s text:c="4"/><text:span text:style-name="T1">const promise = new Promise(resolve =&gt; {</text:span></text:p>
      <text:p text:style-name="P2"><text:s text:c="6"/><text:span text:style-name="T1">setTimeout(() =&gt; {</text:span></text:p>
      <text:p text:style-name="P2"><text:s text:c="8"/><text:span text:style-name="T1">resolve("I'm a Promise!");</text:span></text:p>
      <text:p text:style-name="P2"><text:s text:c="6"/><text:span text:style-name="T1">}, 5000);</text:span></text:p>
      <text:p text:style-name="P2"><text:s text:c="4"/><text:span text:style-name="T1">}, reject =&gt; {</text:span></text:p>
      <text:p text:style-name="P3"/>
      <text:p text:style-name="P2"><text:s text:c="4"/><text:span text:style-name="T1">});</text:span></text:p>
      <text:p text:style-name="P3"/>
      <text:p text:style-name="P2"><text:s text:c="4"/><text:span text:style-name="T1">promise.then(value =&gt; console.log(value));</text:span></text:p>
      <text:p text:style-name="P2"><text:s text:c="4"/><text:span text:style-name="T1">```</text:span></text:p>
      <text:p text:style-name="P3"/>
      <text:p text:style-name="P2"><text:s text:c="4"/><text:span text:style-name="T1">The action flow of a promise will be as below,</text:span></text:p>
      <text:p text:style-name="P3"/>
      <text:p text:style-name="P2"><text:s text:c="4"/><text:span text:style-name="T1">![Screenshot](images/promises.png)</text:span></text:p>
      <text:p text:style-name="P3"/>
      <text:p text:style-name="P2"><text:s text:c="4"/><text:span text:style-name="T1">**[в¬† Back to Top](#table-of-contents)**</text:span></text:p>
      <text:p text:style-name="P3"/>
      <text:p text:style-name="P1">52. ### Why do you need a promise</text:p>
      <text:p text:style-name="P3"/>
      <text:p text:style-name="P2"><text:s text:c="4"/><text:span text:style-name="T1">Promises are used to handle asynchronous operations. They provide an alternative approach for callbacks by reducing the callback hell and writing the cleaner code.</text:span></text:p>
      <text:p text:style-name="P3"/>
      <text:p text:style-name="P2"><text:s text:c="4"/><text:span text:style-name="T1">**[в¬† Back to Top](#table-of-contents)**</text:span></text:p>
      <text:p text:style-name="P3"/>
      <text:p text:style-name="P1">53. ### What are the three states of promise</text:p>
      <text:p text:style-name="P3"/>
      <text:p text:style-name="P2"><text:s text:c="4"/><text:span text:style-name="T1">Promises have three states:</text:span></text:p>
      <text:p text:style-name="P2"><text:s text:c="4"/><text:span text:style-name="T1">1. **Pending:** This is an initial state of the Promise before an operation begins</text:span></text:p>
      <text:p text:style-name="P2"><text:s text:c="4"/><text:span text:style-name="T1">2. **Fulfilled:** This state indicates that the specified operation was completed.</text:span></text:p>
      <text:p text:style-name="P2"><text:s text:c="4"/><text:span text:style-name="T1">3. **Rejected:** This state indicates that the operation did not complete. In this case an error value will be thrown.</text:span></text:p>
      <text:p text:style-name="P3"/>
      <text:p text:style-name="P2"><text:s text:c="4"/><text:span text:style-name="T1">**[в¬† Back to Top](#table-of-contents)**</text:span></text:p>
      <text:p text:style-name="P3"><text:soft-page-break/></text:p>
      <text:p text:style-name="P1">54. ### What is a callback function</text:p>
      <text:p text:style-name="P3"/>
      <text:p text:style-name="P2"><text:s text:c="4"/><text:span text:style-name="T1">A callback function is a function passed into another function as an argument. This function is invoked inside the outer function to complete an action.</text:span></text:p>
      <text:p text:style-name="P2"><text:s text:c="4"/><text:span text:style-name="T1">Let's take a simple example of how to use callback function</text:span></text:p>
      <text:p text:style-name="P3"/>
      <text:p text:style-name="P2"><text:s text:c="4"/><text:span text:style-name="T1">```javascript</text:span></text:p>
      <text:p text:style-name="P2"><text:s text:c="4"/><text:span text:style-name="T1">function callbackFunction(name) {</text:span></text:p>
      <text:p text:style-name="P2"><text:s text:c="6"/><text:span text:style-name="T1">console.log('Hello ' + name);</text:span></text:p>
      <text:p text:style-name="P2"><text:s text:c="4"/><text:span text:style-name="T1">}</text:span></text:p>
      <text:p text:style-name="P3"/>
      <text:p text:style-name="P2"><text:s text:c="4"/><text:span text:style-name="T1">function outerFunction(callback) {</text:span></text:p>
      <text:p text:style-name="P2"><text:s text:c="6"/><text:span text:style-name="T1">let name = prompt('Please enter your name.');</text:span></text:p>
      <text:p text:style-name="P2"><text:s text:c="6"/><text:span text:style-name="T1">callback(name);</text:span></text:p>
      <text:p text:style-name="P2"><text:s text:c="4"/><text:span text:style-name="T1">}</text:span></text:p>
      <text:p text:style-name="P3"/>
      <text:p text:style-name="P2"><text:s text:c="4"/><text:span text:style-name="T1">outerFunction(callbackFunction);</text:span></text:p>
      <text:p text:style-name="P2"><text:s text:c="4"/><text:span text:style-name="T1">```</text:span></text:p>
      <text:p text:style-name="P3"/>
      <text:p text:style-name="P2"><text:s text:c="4"/><text:span text:style-name="T1">**[в¬† Back to Top](#table-of-contents)**</text:span></text:p>
      <text:p text:style-name="P3"/>
      <text:p text:style-name="P1">55. ### Why do we need callbacks</text:p>
      <text:p text:style-name="P3"/>
      <text:p text:style-name="P2"><text:s text:c="4"/><text:span text:style-name="T1">The callbacks are needed because javascript is an event driven language. That means instead of waiting for a response javascript will keep executing while listening for other events.</text:span></text:p>
      <text:p text:style-name="P2"><text:s text:c="4"/><text:span text:style-name="T1">Let's take an example with the first function invoking an API call(simulated by setTimeout) and the next function which logs the message.</text:span></text:p>
      <text:p text:style-name="P3"/>
      <text:p text:style-name="P2"><text:s text:c="4"/><text:span text:style-name="T1">```javascript</text:span></text:p>
      <text:p text:style-name="P2"><text:s text:c="4"/><text:span text:style-name="T1">function firstFunction(){</text:span></text:p>
      <text:p text:style-name="P2"><text:s text:c="6"/><text:span text:style-name="T1">// Simulate a code delay</text:span></text:p>
      <text:p text:style-name="P2"><text:s text:c="6"/><text:span text:style-name="T1">setTimeout( function(){</text:span></text:p>
      <text:p text:style-name="P2"><text:s text:c="8"/><text:span text:style-name="T1">console.log('First function called');</text:span></text:p>
      <text:p text:style-name="P2"><text:s text:c="6"/><text:span text:style-name="T1">}, 1000 );</text:span></text:p>
      <text:p text:style-name="P2"><text:s text:c="4"/><text:span text:style-name="T1">}</text:span></text:p>
      <text:p text:style-name="P2"><text:s text:c="4"/><text:span text:style-name="T1">function secondFunction(){</text:span></text:p>
      <text:p text:style-name="P2"><text:s text:c="6"/><text:span text:style-name="T1">console.log('Second function called');</text:span></text:p>
      <text:p text:style-name="P2"><text:s text:c="4"/><text:span text:style-name="T1">}</text:span></text:p>
      <text:p text:style-name="P2"><text:s text:c="4"/><text:span text:style-name="T1">firstFunction();</text:span></text:p>
      <text:p text:style-name="P2"><text:s text:c="4"/><text:span text:style-name="T1">secondFunction();</text:span></text:p>
      <text:p text:style-name="P3"/>
      <text:p text:style-name="P2"><text:s text:c="4"/><text:span text:style-name="T1">Output</text:span></text:p>
      <text:p text:style-name="P2"><text:s text:c="4"/><text:span text:style-name="T1">// Second function called</text:span></text:p>
      <text:p text:style-name="P2"><text:s text:c="4"/><text:span text:style-name="T1">// First function called</text:span></text:p>
      <text:p text:style-name="P2"><text:s text:c="4"/><text:span text:style-name="T1">```</text:span></text:p>
      <text:p text:style-name="P3"/>
      <text:p text:style-name="P2"><text:s text:c="4"/><text:span text:style-name="T1">As observed from the output, javascript didn't wait for the response of the first function and the remaining code block got executed. So callbacks are used in a way to make sure that certain code doesnвЂ™t execute until the other code finishes execution.</text:span></text:p>
      <text:p text:style-name="P3"/>
      <text:p text:style-name="P2"><text:s text:c="4"/><text:span text:style-name="T1">**[в¬† Back to Top](#table-of-contents)**</text:span></text:p>
      <text:p text:style-name="P3"/>
      <text:p text:style-name="P1">56. ### What is a callback hell</text:p>
      <text:p text:style-name="P3"/>
      <text:p text:style-name="P2"><text:soft-page-break/><text:s text:c="4"/><text:span text:style-name="T1">Callback Hell is an anti-pattern with multiple nested callbacks which makes code hard to read and debug when dealing with asynchronous logic. The callback hell looks like below,</text:span></text:p>
      <text:p text:style-name="P3"/>
      <text:p text:style-name="P2"><text:s text:c="4"/><text:span text:style-name="T1">```javascript</text:span></text:p>
      <text:p text:style-name="P2"><text:s text:c="4"/><text:span text:style-name="T1">async1(function(){</text:span></text:p>
      <text:p text:style-name="P2"><text:s text:c="8"/><text:span text:style-name="T1">async2(function(){</text:span></text:p>
      <text:p text:style-name="P2"><text:s text:c="12"/><text:span text:style-name="T1">async3(function(){</text:span></text:p>
      <text:p text:style-name="P2"><text:s text:c="16"/><text:span text:style-name="T1">async4(function(){</text:span></text:p>
      <text:p text:style-name="P2"><text:s text:c="20"/><text:span text:style-name="T1">....</text:span></text:p>
      <text:p text:style-name="P2"><text:s text:c="16"/><text:span text:style-name="T1">});</text:span></text:p>
      <text:p text:style-name="P2"><text:s text:c="12"/><text:span text:style-name="T1">});</text:span></text:p>
      <text:p text:style-name="P2"><text:s text:c="8"/><text:span text:style-name="T1">});</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57. ### What are server-sent events</text:p>
      <text:p text:style-name="P3"/>
      <text:p text:style-name="P2"><text:s text:c="4"/><text:span text:style-name="T1">Server-sent events (SSE) is a server push technology enabling a browser to receive automatic updates from a server via HTTP connection without resorting to polling. These are a one way communications channel - events flow from server to client only. This has been used in Facebook/Twitter updates, stock price updates, news feeds etc.</text:span></text:p>
      <text:p text:style-name="P3"/>
      <text:p text:style-name="P2"><text:s text:c="4"/><text:span text:style-name="T1">**[в¬† Back to Top](#table-of-contents)**</text:span></text:p>
      <text:p text:style-name="P3"/>
      <text:p text:style-name="P1">58. ### How do you receive server-sent event notifications</text:p>
      <text:p text:style-name="P3"/>
      <text:p text:style-name="P2"><text:s text:c="4"/><text:span text:style-name="T1">The EventSource object is used to receive server-sent event notifications. For example, you can receive messages from server as below,</text:span></text:p>
      <text:p text:style-name="P3"/>
      <text:p text:style-name="P2"><text:s text:c="4"/><text:span text:style-name="T1">```javascript</text:span></text:p>
      <text:p text:style-name="P2"><text:s text:c="4"/><text:span text:style-name="T1">if(typeof(EventSource) !== "undefined") {</text:span></text:p>
      <text:p text:style-name="P2"><text:s text:c="6"/><text:span text:style-name="T1">var source = new EventSource("sse_generator.js");</text:span></text:p>
      <text:p text:style-name="P2"><text:s text:c="6"/><text:span text:style-name="T1">source.onmessage = function(event) {</text:span></text:p>
      <text:p text:style-name="P2"><text:s text:c="8"/><text:span text:style-name="T1">document.getElementById("output").innerHTML += event.data + "&lt;br&gt;";</text:span></text:p>
      <text:p text:style-name="P2"><text:s text:c="6"/><text:span text:style-name="T1">};</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59. ### How do you check browser support for server-sent events</text:p>
      <text:p text:style-name="P3"/>
      <text:p text:style-name="P2"><text:s text:c="4"/><text:span text:style-name="T1">You can perform browser support for server-sent events before using it as below,</text:span></text:p>
      <text:p text:style-name="P3"/>
      <text:p text:style-name="P2"><text:s text:c="4"/><text:span text:style-name="T1">```javascript</text:span></text:p>
      <text:p text:style-name="P2"><text:s text:c="4"/><text:span text:style-name="T1">if(typeof(EventSource) !== "undefined") {</text:span></text:p>
      <text:p text:style-name="P2"><text:s text:c="6"/><text:span text:style-name="T1">// Server-sent events supported. Let's have some code here!</text:span></text:p>
      <text:p text:style-name="P2"><text:s text:c="4"/><text:span text:style-name="T1">} else {</text:span></text:p>
      <text:p text:style-name="P2"><text:s text:c="6"/><text:span text:style-name="T1">// No server-sent events supported</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text:soft-page-break/>60. ### What are the events available for server sent events</text:p>
      <text:p text:style-name="P3"/>
      <text:p text:style-name="P2"><text:s text:c="4"/><text:span text:style-name="T1">Below are the list of events available for server sent events</text:span></text:p>
      <text:p text:style-name="P2"><text:s text:c="4"/><text:span text:style-name="T1">| Event | Description |</text:span></text:p>
      <text:p text:style-name="P2"><text:s text:c="4"/><text:span text:style-name="T1">|---- | ---------</text:span></text:p>
      <text:p text:style-name="P2"><text:s text:c="4"/><text:span text:style-name="T1">| onopen <text:s/>| It is used when a connection to the server is opened |</text:span></text:p>
      <text:p text:style-name="P2"><text:s text:c="4"/><text:span text:style-name="T1">| onmessage | This event is used when a message is received <text:s/>|</text:span></text:p>
      <text:p text:style-name="P2"><text:s text:c="4"/><text:span text:style-name="T1">| onerror | It happens when an error occurs|</text:span></text:p>
      <text:p text:style-name="P3"/>
      <text:p text:style-name="P2"><text:s text:c="4"/><text:span text:style-name="T1">**[в¬† Back to Top](#table-of-contents)**</text:span></text:p>
      <text:p text:style-name="P3"/>
      <text:p text:style-name="P1">61. ### What are the main rules of promise</text:p>
      <text:p text:style-name="P3"/>
      <text:p text:style-name="P2"><text:s text:c="4"/><text:span text:style-name="T1">A promise must follow a specific set of rules,</text:span></text:p>
      <text:p text:style-name="P2"><text:s text:c="4"/><text:span text:style-name="T1">1. A promise is an object that supplies a standard-compliant `.then()` method</text:span></text:p>
      <text:p text:style-name="P2"><text:s text:c="4"/><text:span text:style-name="T1">2. A pending promise may transition into either fulfilled or rejected state</text:span></text:p>
      <text:p text:style-name="P2"><text:s text:c="4"/><text:span text:style-name="T1">3. A fulfilled or rejected promise is settled and it must not transition into any other state.</text:span></text:p>
      <text:p text:style-name="P2"><text:s text:c="4"/><text:span text:style-name="T1">4. Once a promise is settled, the value must not change.</text:span></text:p>
      <text:p text:style-name="P3"/>
      <text:p text:style-name="P2"><text:s text:c="4"/><text:span text:style-name="T1">**[в¬† Back to Top](#table-of-contents)**</text:span></text:p>
      <text:p text:style-name="P3"/>
      <text:p text:style-name="P1">62. ### What is callback in callback</text:p>
      <text:p text:style-name="P3"/>
      <text:p text:style-name="P2"><text:s text:c="4"/><text:span text:style-name="T1">You can nest one callback inside in another callback to execute the actions sequentially one by one. This is known as callbacks in callbacks.</text:span></text:p>
      <text:p text:style-name="P3"/>
      <text:p text:style-name="P2"><text:s text:c="4"/><text:span text:style-name="T1">```javascript</text:span></text:p>
      <text:p text:style-name="P2"><text:s text:c="4"/><text:span text:style-name="T1">loadScript('/script1.js', function(script) {</text:span></text:p>
      <text:p text:style-name="P2"><text:s text:c="7"/><text:span text:style-name="T1">console.log('first script is loaded');</text:span></text:p>
      <text:p text:style-name="P3"/>
      <text:p text:style-name="P2"><text:s text:c="6"/><text:span text:style-name="T1">loadScript('/script2.js', function(script) {</text:span></text:p>
      <text:p text:style-name="P3"/>
      <text:p text:style-name="P2"><text:s text:c="8"/><text:span text:style-name="T1">console.log('second script is loaded');</text:span></text:p>
      <text:p text:style-name="P3"/>
      <text:p text:style-name="P2"><text:s text:c="8"/><text:span text:style-name="T1">loadScript('/script3.js', function(script) {</text:span></text:p>
      <text:p text:style-name="P3"/>
      <text:p text:style-name="P2"><text:s text:c="12"/><text:span text:style-name="T1">console.log('third script is loaded');</text:span></text:p>
      <text:p text:style-name="P2"><text:s text:c="10"/><text:span text:style-name="T1">// after all scripts are loaded</text:span></text:p>
      <text:p text:style-name="P2"><text:s text:c="8"/><text:span text:style-name="T1">});</text:span></text:p>
      <text:p text:style-name="P3"/>
      <text:p text:style-name="P2"><text:s text:c="6"/><text:span text:style-name="T1">})</text:span></text:p>
      <text:p text:style-name="P3"/>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63. ### What is promise chaining</text:p>
      <text:p text:style-name="P3"/>
      <text:p text:style-name="P2"><text:s text:c="4"/><text:span text:style-name="T1">The process of executing a sequence of asynchronous tasks one after another using promises is known as Promise chaining. Let's take an example of promise chaining for calculating the final result,</text:span></text:p>
      <text:p text:style-name="P3"/>
      <text:p text:style-name="P2"><text:s text:c="4"/><text:span text:style-name="T1">```javascript</text:span></text:p>
      <text:p text:style-name="P2"><text:s text:c="4"/><text:span text:style-name="T1">new Promise(function(resolve, reject) {</text:span></text:p>
      <text:p text:style-name="P3"/>
      <text:p text:style-name="P2"><text:s text:c="6"/><text:span text:style-name="T1">setTimeout(() =&gt; resolve(1), 1000);</text:span></text:p>
      <text:p text:style-name="P3"/>
      <text:p text:style-name="P2"><text:soft-page-break/><text:s text:c="4"/><text:span text:style-name="T1">}).then(function(result) {</text:span></text:p>
      <text:p text:style-name="P3"/>
      <text:p text:style-name="P2"><text:s text:c="6"/><text:span text:style-name="T1">console.log(result); // 1</text:span></text:p>
      <text:p text:style-name="P2"><text:s text:c="6"/><text:span text:style-name="T1">return result * 2;</text:span></text:p>
      <text:p text:style-name="P3"/>
      <text:p text:style-name="P2"><text:s text:c="4"/><text:span text:style-name="T1">}).then(function(result) {</text:span></text:p>
      <text:p text:style-name="P3"/>
      <text:p text:style-name="P2"><text:s text:c="6"/><text:span text:style-name="T1">console.log(result); // 2</text:span></text:p>
      <text:p text:style-name="P2"><text:s text:c="6"/><text:span text:style-name="T1">return result * 3;</text:span></text:p>
      <text:p text:style-name="P3"/>
      <text:p text:style-name="P2"><text:s text:c="4"/><text:span text:style-name="T1">}).then(function(result) {</text:span></text:p>
      <text:p text:style-name="P3"/>
      <text:p text:style-name="P2"><text:s text:c="6"/><text:span text:style-name="T1">console.log(result); // 6</text:span></text:p>
      <text:p text:style-name="P2"><text:s text:c="6"/><text:span text:style-name="T1">return result * 4;</text:span></text:p>
      <text:p text:style-name="P3"/>
      <text:p text:style-name="P2"><text:s text:c="4"/><text:span text:style-name="T1">});</text:span></text:p>
      <text:p text:style-name="P2"><text:s text:c="4"/><text:span text:style-name="T1">```</text:span></text:p>
      <text:p text:style-name="P3"/>
      <text:p text:style-name="P2"><text:s text:c="4"/><text:span text:style-name="T1">In the above handlers, the result is passed to the chain of .then() handlers with the below work flow,</text:span></text:p>
      <text:p text:style-name="P2"><text:s text:c="4"/><text:span text:style-name="T1">1. The initial promise resolves in 1 second,</text:span></text:p>
      <text:p text:style-name="P2"><text:s text:c="4"/><text:span text:style-name="T1">2. After that `.then` handler is called by logging the result(1) and then return a promise with the value of result * 2.</text:span></text:p>
      <text:p text:style-name="P2"><text:s text:c="4"/><text:span text:style-name="T1">3. After that the value passed to the next `.then` handler by logging the result(2) and return a promise with result * 3.</text:span></text:p>
      <text:p text:style-name="P2"><text:s text:c="4"/><text:span text:style-name="T1">4. Finally the value passed to the last `.then` handler by logging the result(6) and return a promise with result * 4.</text:span></text:p>
      <text:p text:style-name="P3"/>
      <text:p text:style-name="P2"><text:s text:c="4"/><text:span text:style-name="T1">**[в¬† Back to Top](#table-of-contents)**</text:span></text:p>
      <text:p text:style-name="P3"/>
      <text:p text:style-name="P1">64. ### What is promise.all</text:p>
      <text:p text:style-name="P3"/>
      <text:p text:style-name="P2"><text:s text:c="4"/><text:span text:style-name="T1">Promise.all is a promise that takes an array of promises as an input (an iterable), and it gets resolved when all the promises get resolved or any one of them gets rejected. For example, the syntax of promise.all method is below,</text:span></text:p>
      <text:p text:style-name="P3"/>
      <text:p text:style-name="P2"><text:s text:c="4"/><text:span text:style-name="T1">```javascript</text:span></text:p>
      <text:p text:style-name="P2"><text:s text:c="4"/><text:span text:style-name="T1">Promise.all([Promise1, Promise2, Promise3]) .then(result) =&gt; { <text:s text:c="2"/>console.log(result) }) .catch(error =&gt; console.log(`Error in promises ${error}`))</text:span></text:p>
      <text:p text:style-name="P2"><text:s text:c="4"/><text:span text:style-name="T1">```</text:span></text:p>
      <text:p text:style-name="P3"/>
      <text:p text:style-name="P2"><text:s text:c="4"/><text:span text:style-name="T1">**Note:** Remember that the order of the promises(output the result) is maintained as per input order.</text:span></text:p>
      <text:p text:style-name="P3"/>
      <text:p text:style-name="P2"><text:s text:c="4"/><text:span text:style-name="T1">**[в¬† Back to Top](#table-of-contents)**</text:span></text:p>
      <text:p text:style-name="P3"/>
      <text:p text:style-name="P1">65. ### What is the purpose of the race method in promise</text:p>
      <text:p text:style-name="P3"/>
      <text:p text:style-name="P2"><text:s text:c="4"/><text:span text:style-name="T1">Promise.race() method will return the promise instance which is firstly resolved or rejected. Let's take an example of race() method where promise2 is resolved first</text:span></text:p>
      <text:p text:style-name="P3"/>
      <text:p text:style-name="P2"><text:s text:c="4"/><text:span text:style-name="T1">```javascript</text:span></text:p>
      <text:p text:style-name="P2"><text:s text:c="4"/><text:span text:style-name="T1">var promise1 = new Promise(function(resolve, reject) {</text:span></text:p>
      <text:p text:style-name="P2"><text:s text:c="8"/><text:span text:style-name="T1">setTimeout(resolve, 500, 'one');</text:span></text:p>
      <text:p text:style-name="P2"><text:s text:c="4"/><text:span text:style-name="T1">});</text:span></text:p>
      <text:p text:style-name="P2"><text:s text:c="4"/><text:span text:style-name="T1">var promise2 = new Promise(function(resolve, reject) {</text:span></text:p>
      <text:p text:style-name="P2"><text:s text:c="8"/><text:span text:style-name="T1">setTimeout(resolve, 100, 'two');</text:span></text:p>
      <text:p text:style-name="P2"><text:soft-page-break/><text:s text:c="4"/><text:span text:style-name="T1">});</text:span></text:p>
      <text:p text:style-name="P3"/>
      <text:p text:style-name="P2"><text:s text:c="4"/><text:span text:style-name="T1">Promise.race([promise1, promise2]).then(function(value) {</text:span></text:p>
      <text:p text:style-name="P2"><text:s text:c="6"/><text:span text:style-name="T1">console.log(value); // "two" // Both promises will resolve, but promise2 is faster</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66. ### What is a strict mode in javascript</text:p>
      <text:p text:style-name="P3"/>
      <text:p text:style-name="P2"><text:s text:c="4"/><text:span text:style-name="T1">Strict Mode is a new feature in ECMAScript 5 that allows you to place a program, or a function, in a вЂњstrictвЂќ operating context. This way it prevents certain actions from being taken and throws more exceptions. The literal expression `"use strict";` instructs the browser to use the javascript code in the Strict mode.</text:span></text:p>
      <text:p text:style-name="P3"/>
      <text:p text:style-name="P2"><text:s text:c="4"/><text:span text:style-name="T1">**[в¬† Back to Top](#table-of-contents)**</text:span></text:p>
      <text:p text:style-name="P3"/>
      <text:p text:style-name="P1">67. ### Why do you need strict mode</text:p>
      <text:p text:style-name="P3"/>
      <text:p text:style-name="P2"><text:s text:c="4"/><text:span text:style-name="T1">Strict mode is useful to write "secure" JavaScript by notifying "bad syntax" into real errors. For example, it eliminates accidentally creating a global variable by throwing an error and also throws an error for assignment to a non-writable property, a getter-only property, a non-existing property, a non-existing variable, or a non-existing object.</text:span></text:p>
      <text:p text:style-name="P3"/>
      <text:p text:style-name="P2"><text:s text:c="4"/><text:span text:style-name="T1">**[в¬† Back to Top](#table-of-contents)**</text:span></text:p>
      <text:p text:style-name="P3"/>
      <text:p text:style-name="P1">68. ### How do you declare strict mode</text:p>
      <text:p text:style-name="P3"/>
      <text:p text:style-name="P2"><text:s text:c="4"/><text:span text:style-name="T1">The strict mode is declared by adding "use strict"; to the beginning of a script or a function.</text:span></text:p>
      <text:p text:style-name="P2"><text:s text:c="4"/><text:span text:style-name="T1">If declared at the beginning of a script, it has global scope.</text:span></text:p>
      <text:p text:style-name="P3"/>
      <text:p text:style-name="P2"><text:s text:c="4"/><text:span text:style-name="T1">```javascript</text:span></text:p>
      <text:p text:style-name="P2"><text:s text:c="4"/><text:span text:style-name="T1">"use strict";</text:span></text:p>
      <text:p text:style-name="P2"><text:s text:c="4"/><text:span text:style-name="T1">x = 3.14; // This will cause an error because x is not declared</text:span></text:p>
      <text:p text:style-name="P2"><text:s text:c="4"/><text:span text:style-name="T1">```</text:span></text:p>
      <text:p text:style-name="P3"/>
      <text:p text:style-name="P2"><text:s text:c="4"/><text:span text:style-name="T1">and if you declare inside a function, it has local scope</text:span></text:p>
      <text:p text:style-name="P3"/>
      <text:p text:style-name="P2"><text:s text:c="4"/><text:span text:style-name="T1">```javascript</text:span></text:p>
      <text:p text:style-name="P2"><text:s text:c="4"/><text:span text:style-name="T1">x = 3.14; <text:s text:c="6"/>// This will not cause an error.</text:span></text:p>
      <text:p text:style-name="P2"><text:s text:c="4"/><text:span text:style-name="T1">myFunction();</text:span></text:p>
      <text:p text:style-name="P3"/>
      <text:p text:style-name="P2"><text:s text:c="4"/><text:span text:style-name="T1">function myFunction() {</text:span></text:p>
      <text:p text:style-name="P2"><text:s text:c="6"/><text:span text:style-name="T1">"use strict";</text:span></text:p>
      <text:p text:style-name="P2"><text:s text:c="6"/><text:span text:style-name="T1">y = 3.14; <text:s text:c="2"/>// This will cause an error</text:span></text:p>
      <text:p text:style-name="P2"><text:s text:c="4"/><text:span text:style-name="T1">}</text:span></text:p>
      <text:p text:style-name="P2"><text:s text:c="4"/><text:span text:style-name="T1">```</text:span></text:p>
      <text:p text:style-name="P3"/>
      <text:p text:style-name="P2"><text:s text:c="4"/><text:span text:style-name="T1">**[в¬† Back to Top](#table-of-contents)**</text:span></text:p>
      <text:p text:style-name="P3"/>
      <text:p text:style-name="P1">69. ### What is the purpose of double exclamation</text:p>
      <text:p text:style-name="P3"/>
      <text:p text:style-name="P2"><text:soft-page-break/><text:s text:c="4"/><text:span text:style-name="T1">The double exclamation or negation(!!) ensures the resulting type is a boolean. If it was falsey (e.g. 0, null, undefined, etc.), it will be false, otherwise, true.</text:span></text:p>
      <text:p text:style-name="P2"><text:s text:c="4"/><text:span text:style-name="T1">For example, you can test IE version using this expression as below,</text:span></text:p>
      <text:p text:style-name="P3"/>
      <text:p text:style-name="P2"><text:s text:c="4"/><text:span text:style-name="T1">```javascript</text:span></text:p>
      <text:p text:style-name="P2"><text:s text:c="4"/><text:span text:style-name="T1">let isIE8 = false;</text:span></text:p>
      <text:p text:style-name="P2"><text:s text:c="4"/><text:span text:style-name="T1">isIE8 = !! navigator.userAgent.match(/MSIE 8.0/);</text:span></text:p>
      <text:p text:style-name="P2"><text:s text:c="4"/><text:span text:style-name="T1">console.log(isIE8); // returns true or false</text:span></text:p>
      <text:p text:style-name="P2"><text:s text:c="4"/><text:span text:style-name="T1">```</text:span></text:p>
      <text:p text:style-name="P3"/>
      <text:p text:style-name="P2"><text:s text:c="4"/><text:span text:style-name="T1">If you don't use this expression then it returns the original value.</text:span></text:p>
      <text:p text:style-name="P3"/>
      <text:p text:style-name="P2"><text:s text:c="4"/><text:span text:style-name="T1">```javascript</text:span></text:p>
      <text:p text:style-name="P2"><text:s text:c="4"/><text:span text:style-name="T1">console.log(navigator.userAgent.match(/MSIE 8.0/)); <text:s/>// returns either an Array or null</text:span></text:p>
      <text:p text:style-name="P2"><text:s text:c="4"/><text:span text:style-name="T1">```</text:span></text:p>
      <text:p text:style-name="P3"/>
      <text:p text:style-name="P2"><text:s text:c="4"/><text:span text:style-name="T1">**Note:** The expression !! is not an operator, but it is just twice of ! operator.</text:span></text:p>
      <text:p text:style-name="P3"/>
      <text:p text:style-name="P2"><text:s text:c="4"/><text:span text:style-name="T1">**[в¬† Back to Top](#table-of-contents)**</text:span></text:p>
      <text:p text:style-name="P3"/>
      <text:p text:style-name="P1">70. ### What is the purpose of the delete operator</text:p>
      <text:p text:style-name="P3"/>
      <text:p text:style-name="P2"><text:s text:c="4"/><text:span text:style-name="T1">The delete keyword is used to delete the property as well as its value.</text:span></text:p>
      <text:p text:style-name="P3"/>
      <text:p text:style-name="P2"><text:s text:c="4"/><text:span text:style-name="T1">```javascript</text:span></text:p>
      <text:p text:style-name="P2"><text:s text:c="4"/><text:span text:style-name="T1">var user= {name: "John", age:20};</text:span></text:p>
      <text:p text:style-name="P2"><text:s text:c="4"/><text:span text:style-name="T1">delete user.age;</text:span></text:p>
      <text:p text:style-name="P3"/>
      <text:p text:style-name="P2"><text:s text:c="4"/><text:span text:style-name="T1">console.log(user); // {name: "John"}</text:span></text:p>
      <text:p text:style-name="P2"><text:s text:c="4"/><text:span text:style-name="T1">```</text:span></text:p>
      <text:p text:style-name="P3"/>
      <text:p text:style-name="P2"><text:s text:c="4"/><text:span text:style-name="T1">**[в¬† Back to Top](#table-of-contents)**</text:span></text:p>
      <text:p text:style-name="P3"/>
      <text:p text:style-name="P1">71. ### What is the typeof operator</text:p>
      <text:p text:style-name="P3"/>
      <text:p text:style-name="P2"><text:s text:c="4"/><text:span text:style-name="T1">You can use the JavaScript typeof operator to find the type of a JavaScript variable. It returns the type of a variable or an expression.</text:span></text:p>
      <text:p text:style-name="P3"/>
      <text:p text:style-name="P2"><text:s text:c="4"/><text:span text:style-name="T1">```javascript</text:span></text:p>
      <text:p text:style-name="P2"><text:s text:c="4"/><text:span text:style-name="T1">typeof "John Abraham" <text:s text:c="4"/>// Returns "string"</text:span></text:p>
      <text:p text:style-name="P2"><text:s text:c="4"/><text:span text:style-name="T1">typeof (1 + 2) <text:s text:c="7"/>// Returns "number"</text:span></text:p>
      <text:p text:style-name="P2"><text:s text:c="4"/><text:span text:style-name="T1">```</text:span></text:p>
      <text:p text:style-name="P3"/>
      <text:p text:style-name="P2"><text:s text:c="4"/><text:span text:style-name="T1">**[в¬† Back to Top](#table-of-contents)**</text:span></text:p>
      <text:p text:style-name="P3"/>
      <text:p text:style-name="P1">72. ### What is undefined property</text:p>
      <text:p text:style-name="P3"/>
      <text:p text:style-name="P2"><text:s text:c="4"/><text:span text:style-name="T1">The undefined property indicates that a variable has not been assigned a value, or not declared at all. The type of undefined value is undefined too.</text:span></text:p>
      <text:p text:style-name="P3"/>
      <text:p text:style-name="P2"><text:s text:c="4"/><text:span text:style-name="T1">```javascript</text:span></text:p>
      <text:p text:style-name="P2"><text:s text:c="4"/><text:span text:style-name="T1">var user; <text:s text:c="3"/>// Value is undefined, type is undefined</text:span></text:p>
      <text:p text:style-name="P2"><text:s text:c="4"/><text:span text:style-name="T1">console.log(typeof(user)) //undefined</text:span></text:p>
      <text:p text:style-name="P2"><text:s text:c="4"/><text:span text:style-name="T1">```</text:span></text:p>
      <text:p text:style-name="P3"/>
      <text:p text:style-name="P2"><text:s text:c="4"/><text:span text:style-name="T1">Any variable can be emptied by setting the value to undefined.</text:span></text:p>
      <text:p text:style-name="P3"><text:soft-page-break/></text:p>
      <text:p text:style-name="P2"><text:s text:c="4"/><text:span text:style-name="T1">```javascript</text:span></text:p>
      <text:p text:style-name="P2"><text:s text:c="4"/><text:span text:style-name="T1">user = undefined</text:span></text:p>
      <text:p text:style-name="P2"><text:s text:c="4"/><text:span text:style-name="T1">```</text:span></text:p>
      <text:p text:style-name="P3"/>
      <text:p text:style-name="P2"><text:s text:c="4"/><text:span text:style-name="T1">**[в¬† Back to Top](#table-of-contents)**</text:span></text:p>
      <text:p text:style-name="P3"/>
      <text:p text:style-name="P1">73. ### What is null value</text:p>
      <text:p text:style-name="P3"/>
      <text:p text:style-name="P2"><text:s text:c="4"/><text:span text:style-name="T1">The value null represents the intentional absence of any object value. It is one of JavaScript's primitive values. The type of null value is object.</text:span></text:p>
      <text:p text:style-name="P2"><text:s text:c="4"/><text:span text:style-name="T1">You can empty the variable by setting the value to null.</text:span></text:p>
      <text:p text:style-name="P3"/>
      <text:p text:style-name="P2"><text:s text:c="4"/><text:span text:style-name="T1">```javascript</text:span></text:p>
      <text:p text:style-name="P2"><text:s text:c="4"/><text:span text:style-name="T1">var user = null;</text:span></text:p>
      <text:p text:style-name="P2"><text:s text:c="4"/><text:span text:style-name="T1">console.log(typeof(user)) //object</text:span></text:p>
      <text:p text:style-name="P2"><text:s text:c="4"/><text:span text:style-name="T1">```</text:span></text:p>
      <text:p text:style-name="P3"/>
      <text:p text:style-name="P2"><text:s text:c="4"/><text:span text:style-name="T1">**[в¬† Back to Top](#table-of-contents)**</text:span></text:p>
      <text:p text:style-name="P3"/>
      <text:p text:style-name="P1">74. ### What is the difference between null and undefined</text:p>
      <text:p text:style-name="P3"/>
      <text:p text:style-name="P2"><text:s text:c="4"/><text:span text:style-name="T1">Below are the main differences between null and undefined,</text:span></text:p>
      <text:p text:style-name="P3"/>
      <text:p text:style-name="P2"><text:s text:c="4"/><text:span text:style-name="T1">| Null | Undefined |</text:span></text:p>
      <text:p text:style-name="P2"><text:s text:c="4"/><text:span text:style-name="T1">|---- | -----------|</text:span></text:p>
      <text:p text:style-name="P2"><text:s text:c="4"/><text:span text:style-name="T1">| It is an assignment value which indicates that variable points to no object. <text:s/>| It is not an assignment value where a variable has been declared but has not yet been assigned a value. |</text:span></text:p>
      <text:p text:style-name="P2"><text:s text:c="4"/><text:span text:style-name="T1">| Type of null is object | Type of undefined is undefined <text:s/>|</text:span></text:p>
      <text:p text:style-name="P2"><text:s text:c="4"/><text:span text:style-name="T1">| The null value is a primitive value that represents the null, empty, or non-existent reference. | The undefined value is a primitive value used when a variable has not been assigned a value.|</text:span></text:p>
      <text:p text:style-name="P2"><text:s text:c="4"/><text:span text:style-name="T1">| Indicates the absence of a value for a variable | Indicates absence of variable itself |</text:span></text:p>
      <text:p text:style-name="P2"><text:s text:c="4"/><text:span text:style-name="T1">| Converted to zero (0) while performing primitive operations | Converted to NaN while performing primitive operations |</text:span></text:p>
      <text:p text:style-name="P3"/>
      <text:p text:style-name="P2"><text:s text:c="4"/><text:span text:style-name="T1">**[в¬† Back to Top](#table-of-contents)**</text:span></text:p>
      <text:p text:style-name="P3"/>
      <text:p text:style-name="P1">75. ### What is eval</text:p>
      <text:p text:style-name="P3"/>
      <text:p text:style-name="P2"><text:s text:c="4"/><text:span text:style-name="T1">The eval() function evaluates JavaScript code represented as a string. The string can be a JavaScript expression, variable, statement, or sequence of statements.</text:span></text:p>
      <text:p text:style-name="P3"/>
      <text:p text:style-name="P2"><text:s text:c="4"/><text:span text:style-name="T1">```javascript</text:span></text:p>
      <text:p text:style-name="P2"><text:s text:c="4"/><text:span text:style-name="T1">console.log(eval('1 + 2')); // <text:s/>3</text:span></text:p>
      <text:p text:style-name="P2"><text:s text:c="4"/><text:span text:style-name="T1">```</text:span></text:p>
      <text:p text:style-name="P3"/>
      <text:p text:style-name="P2"><text:s text:c="4"/><text:span text:style-name="T1">**[в¬† Back to Top](#table-of-contents)**</text:span></text:p>
      <text:p text:style-name="P3"/>
      <text:p text:style-name="P1">76. ### What is the difference between window and document</text:p>
      <text:p text:style-name="P3"/>
      <text:p text:style-name="P2"><text:s text:c="4"/><text:span text:style-name="T1">Below are the main differences between window and document,</text:span></text:p>
      <text:p text:style-name="P3"/>
      <text:p text:style-name="P2"><text:s text:c="4"/><text:span text:style-name="T1">| Window | Document |</text:span></text:p>
      <text:p text:style-name="P2"><text:s text:c="4"/><text:span text:style-name="T1">|---- | ---------</text:span></text:p>
      <text:p text:style-name="P2"><text:soft-page-break/><text:s text:c="4"/><text:span text:style-name="T1">| It is the root level element in any web page <text:s/>| It is the direct child of the window object. This is also known as Document Object Model(DOM) |</text:span></text:p>
      <text:p text:style-name="P2"><text:s text:c="4"/><text:span text:style-name="T1">| By default window object is available implicitly in the page | You can access it via window.document or document. <text:s/>|</text:span></text:p>
      <text:p text:style-name="P2"><text:s text:c="4"/><text:span text:style-name="T1">| It has methods like alert(), confirm() and properties like document, location | It provides methods like getElementById, getElementsByTagName, createElement etc <text:s/>|</text:span></text:p>
      <text:p text:style-name="P3"/>
      <text:p text:style-name="P2"><text:s text:c="4"/><text:span text:style-name="T1">**[в¬† Back to Top](#table-of-contents)**</text:span></text:p>
      <text:p text:style-name="P3"/>
      <text:p text:style-name="P1">77. ### How do you access history in javascript</text:p>
      <text:p text:style-name="P3"/>
      <text:p text:style-name="P2"><text:s text:c="4"/><text:span text:style-name="T1">The window.history object contains the browser's history. You can load previous and next URLs in the history using back() and next() methods.</text:span></text:p>
      <text:p text:style-name="P3"/>
      <text:p text:style-name="P2"><text:s text:c="4"/><text:span text:style-name="T1">```javascript</text:span></text:p>
      <text:p text:style-name="P2"><text:s text:c="4"/><text:span text:style-name="T1">function goBack() {</text:span></text:p>
      <text:p text:style-name="P2"><text:s text:c="6"/><text:span text:style-name="T1">window.history.back()</text:span></text:p>
      <text:p text:style-name="P2"><text:s text:c="4"/><text:span text:style-name="T1">}</text:span></text:p>
      <text:p text:style-name="P2"><text:s text:c="4"/><text:span text:style-name="T1">function goForward() {</text:span></text:p>
      <text:p text:style-name="P2"><text:s text:c="6"/><text:span text:style-name="T1">window.history.forward()</text:span></text:p>
      <text:p text:style-name="P2"><text:s text:c="4"/><text:span text:style-name="T1">}</text:span></text:p>
      <text:p text:style-name="P2"><text:s text:c="4"/><text:span text:style-name="T1">```</text:span></text:p>
      <text:p text:style-name="P3"/>
      <text:p text:style-name="P2"><text:s text:c="4"/><text:span text:style-name="T1">**Note:** You can also access history without window prefix.</text:span></text:p>
      <text:p text:style-name="P3"/>
      <text:p text:style-name="P2"><text:s text:c="4"/><text:span text:style-name="T1">**[в¬† Back to Top](#table-of-contents)**</text:span></text:p>
      <text:p text:style-name="P3"/>
      <text:p text:style-name="P1">78. ### How do you detect caps lock key turned on or not</text:p>
      <text:p text:style-name="P3"/>
      <text:p text:style-name="P2"><text:s text:c="4"/><text:span text:style-name="T1">The `mouseEvent getModifierState()` is used to return a boolean value that indicates whether the specified modifier key is activated or not. The modifiers such as CapsLock, ScrollLock and NumLock are activated when they are clicked, and deactivated when they are clicked again.</text:span></text:p>
      <text:p text:style-name="P2"><text:s text:c="4"/></text:p>
      <text:p text:style-name="P2"><text:s text:c="4"/><text:span text:style-name="T1">Let's take an input element to detect the CapsLock on/off behavior with an example,</text:span></text:p>
      <text:p text:style-name="P2"><text:s text:c="4"/></text:p>
      <text:p text:style-name="P2"><text:s text:c="4"/><text:span text:style-name="T1">```html</text:span></text:p>
      <text:p text:style-name="P2"><text:s text:c="8"/><text:span text:style-name="T1">&lt;input type="password" onmousedown="enterInput(event)"&gt;</text:span></text:p>
      <text:p text:style-name="P2"><text:s text:c="10"/></text:p>
      <text:p text:style-name="P2"><text:s text:c="8"/><text:span text:style-name="T1">&lt;p id="feedback"&gt;&lt;/p&gt;</text:span></text:p>
      <text:p text:style-name="P2"><text:s text:c="10"/></text:p>
      <text:p text:style-name="P2"><text:s text:c="8"/><text:span text:style-name="T1">&lt;script&gt;</text:span></text:p>
      <text:p text:style-name="P2"><text:s text:c="8"/><text:span text:style-name="T1">function enterInput(e) {</text:span></text:p>
      <text:p text:style-name="P2"><text:s text:c="10"/><text:span text:style-name="T1">var flag = e.getModifierState("CapsLock");</text:span></text:p>
      <text:p text:style-name="P2"><text:s text:c="10"/><text:span text:style-name="T1">if(flag) {</text:span></text:p>
      <text:p text:style-name="P2"><text:s text:c="14"/><text:span text:style-name="T1">document.getElementById("feedback").innerHTML = "CapsLock activated";</text:span></text:p>
      <text:p text:style-name="P2"><text:s text:c="14"/></text:p>
      <text:p text:style-name="P2"><text:s text:c="10"/><text:span text:style-name="T1">} else {</text:span></text:p>
      <text:p text:style-name="P2"><text:s text:c="14"/><text:span text:style-name="T1">document.getElementById("feedback").innerHTML = "CapsLock not activated";</text:span></text:p>
      <text:p text:style-name="P2"><text:s text:c="10"/><text:span text:style-name="T1">}</text:span></text:p>
      <text:p text:style-name="P2"><text:s text:c="8"/><text:span text:style-name="T1">}</text:span></text:p>
      <text:p text:style-name="P2"><text:s text:c="8"/><text:span text:style-name="T1">&lt;/script&gt;</text:span></text:p>
      <text:p text:style-name="P2"><text:s text:c="4"/><text:span text:style-name="T1">```</text:span></text:p>
      <text:p text:style-name="P3"/>
      <text:p text:style-name="P2"><text:s text:c="4"/><text:span text:style-name="T1">**[в¬† Back to Top](#table-of-contents)**</text:span></text:p>
      <text:p text:style-name="P3"/>
      <text:p text:style-name="P1"><text:soft-page-break/>79. ### What is isNaN</text:p>
      <text:p text:style-name="P3"/>
      <text:p text:style-name="P2"><text:s text:c="4"/><text:span text:style-name="T1">The isNaN() function is used to determine whether a value is an illegal number (Not-a-Number) or not. i.e, This function returns true if the value equates to NaN. Otherwise it returns false.</text:span></text:p>
      <text:p text:style-name="P3"/>
      <text:p text:style-name="P2"><text:s text:c="4"/><text:span text:style-name="T1">```javascript</text:span></text:p>
      <text:p text:style-name="P2"><text:s text:c="4"/><text:span text:style-name="T1">isNaN('Hello') //true</text:span></text:p>
      <text:p text:style-name="P2"><text:s text:c="4"/><text:span text:style-name="T1">isNaN('100') //false</text:span></text:p>
      <text:p text:style-name="P2"><text:s text:c="4"/><text:span text:style-name="T1">```</text:span></text:p>
      <text:p text:style-name="P3"/>
      <text:p text:style-name="P2"><text:s text:c="4"/><text:span text:style-name="T1">**[в¬† Back to Top](#table-of-contents)**</text:span></text:p>
      <text:p text:style-name="P3"/>
      <text:p text:style-name="P1">80. ### What are the differences between undeclared and undefined variables</text:p>
      <text:p text:style-name="P3"/>
      <text:p text:style-name="P2"><text:s text:c="4"/><text:span text:style-name="T1">Below are the major differences between undeclared and undefined variables,</text:span></text:p>
      <text:p text:style-name="P3"/>
      <text:p text:style-name="P2"><text:s text:c="4"/><text:span text:style-name="T1">| undeclared | undefined |</text:span></text:p>
      <text:p text:style-name="P2"><text:s text:c="4"/><text:span text:style-name="T1">|---- | ---------</text:span></text:p>
      <text:p text:style-name="P2"><text:s text:c="4"/><text:span text:style-name="T1">| These variables do not exist in a program and are not declared <text:s/>| These variables declared in the program but have not assigned any value |</text:span></text:p>
      <text:p text:style-name="P2"><text:s text:c="4"/><text:span text:style-name="T1">| If you try to read the value of an undeclared variable, then a runtime error is encountered | If you try to read the value of an undefined variable, an undefined value is returned. <text:s/>|</text:span></text:p>
      <text:p text:style-name="P3"/>
      <text:p text:style-name="P2"><text:s text:c="4"/><text:span text:style-name="T1">**[в¬† Back to Top](#table-of-contents)**</text:span></text:p>
      <text:p text:style-name="P3"/>
      <text:p text:style-name="P1">81. ### What are global variables</text:p>
      <text:p text:style-name="P3"/>
      <text:p text:style-name="P2"><text:s text:c="4"/><text:span text:style-name="T1">Global variables are those that are available throughout the length of the code without any scope. The var keyword is used to declare a local variable but if you omit it then it will become global variable</text:span></text:p>
      <text:p text:style-name="P3"/>
      <text:p text:style-name="P2"><text:s text:c="4"/><text:span text:style-name="T1">```javascript</text:span></text:p>
      <text:p text:style-name="P2"><text:s text:c="4"/><text:span text:style-name="T1">msg = "Hello" // var is missing, it becomes global variable</text:span></text:p>
      <text:p text:style-name="P2"><text:s text:c="4"/><text:span text:style-name="T1">```</text:span></text:p>
      <text:p text:style-name="P3"/>
      <text:p text:style-name="P2"><text:s text:c="4"/><text:span text:style-name="T1">**[в¬† Back to Top](#table-of-contents)**</text:span></text:p>
      <text:p text:style-name="P3"/>
      <text:p text:style-name="P1">82. ### What are the problems with global variables</text:p>
      <text:p text:style-name="P3"/>
      <text:p text:style-name="P2"><text:s text:c="4"/><text:span text:style-name="T1">The problem with global variables is the conflict of variable names of local and global scope. It is also difficult to debug and test the code that relies on global variables.</text:span></text:p>
      <text:p text:style-name="P3"/>
      <text:p text:style-name="P2"><text:s text:c="4"/><text:span text:style-name="T1">**[в¬† Back to Top](#table-of-contents)**</text:span></text:p>
      <text:p text:style-name="P3"/>
      <text:p text:style-name="P1">83. ### What is NaN property</text:p>
      <text:p text:style-name="P3"/>
      <text:p text:style-name="P2"><text:s text:c="4"/><text:span text:style-name="T1">The NaN property is a global property that represents "Not-a-Number" value. i.e, It indicates that a value is not a legal number. It is very rare to use NaN in a program but it can be used as return value for few cases</text:span></text:p>
      <text:p text:style-name="P3"/>
      <text:p text:style-name="P2"><text:s text:c="4"/><text:span text:style-name="T1">```javascript</text:span></text:p>
      <text:p text:style-name="P2"><text:s text:c="4"/><text:span text:style-name="T1">Math.sqrt(-1)</text:span></text:p>
      <text:p text:style-name="P2"><text:s text:c="4"/><text:span text:style-name="T1">parseInt("Hello")</text:span></text:p>
      <text:p text:style-name="P2"><text:s text:c="4"/><text:span text:style-name="T1">```</text:span></text:p>
      <text:p text:style-name="P3"/>
      <text:p text:style-name="P2"><text:s text:c="4"/><text:span text:style-name="T1">**[в¬† Back to Top](#table-of-contents)**</text:span></text:p>
      <text:p text:style-name="P3"><text:soft-page-break/></text:p>
      <text:p text:style-name="P1">84. ### What is the purpose of isFinite function</text:p>
      <text:p text:style-name="P3"/>
      <text:p text:style-name="P2"><text:s text:c="4"/><text:span text:style-name="T1">The isFinite() function is used to determine whether a number is a finite, legal number. It returns false if the value is +infinity, -infinity, or NaN (Not-a-Number), otherwise it returns true.</text:span></text:p>
      <text:p text:style-name="P3"/>
      <text:p text:style-name="P2"><text:s text:c="4"/><text:span text:style-name="T1">```javascript</text:span></text:p>
      <text:p text:style-name="P2"><text:s text:c="4"/><text:span text:style-name="T1">isFinite(Infinity); <text:s/>// false</text:span></text:p>
      <text:p text:style-name="P2"><text:s text:c="4"/><text:span text:style-name="T1">isFinite(NaN); <text:s text:c="6"/>// false</text:span></text:p>
      <text:p text:style-name="P2"><text:s text:c="4"/><text:span text:style-name="T1">isFinite(-Infinity); // false</text:span></text:p>
      <text:p text:style-name="P3"/>
      <text:p text:style-name="P2"><text:s text:c="4"/><text:span text:style-name="T1">isFinite(100); <text:s text:c="8"/>// true</text:span></text:p>
      <text:p text:style-name="P2"><text:s text:c="4"/><text:span text:style-name="T1">```</text:span></text:p>
      <text:p text:style-name="P3"/>
      <text:p text:style-name="P2"><text:s text:c="4"/><text:span text:style-name="T1">**[в¬† Back to Top](#table-of-contents)**</text:span></text:p>
      <text:p text:style-name="P3"/>
      <text:p text:style-name="P1">85. ### What is an event flow</text:p>
      <text:p text:style-name="P3"/>
      <text:p text:style-name="P2"><text:s text:c="4"/><text:span text:style-name="T1">Event flow is the order in which event is received on the web page. When you click an element that is nested in various other elements, before your click actually reaches its destination, or target element, it must trigger the click event for each of its parent elements first, starting at the top with the global window object.</text:span></text:p>
      <text:p text:style-name="P2"><text:s text:c="4"/><text:span text:style-name="T1">There are two ways of event flow</text:span></text:p>
      <text:p text:style-name="P2"><text:s text:c="4"/><text:span text:style-name="T1">1. Top to Bottom(Event Capturing)</text:span></text:p>
      <text:p text:style-name="P2"><text:s text:c="4"/><text:span text:style-name="T1">2. Bottom to Top (Event Bubbling)</text:span></text:p>
      <text:p text:style-name="P3"/>
      <text:p text:style-name="P2"><text:s text:c="4"/><text:span text:style-name="T1">**[в¬† Back to Top](#table-of-contents)**</text:span></text:p>
      <text:p text:style-name="P3"/>
      <text:p text:style-name="P1">86. ### What is event bubbling</text:p>
      <text:p text:style-name="P3"/>
      <text:p text:style-name="P2"><text:s text:c="4"/><text:span text:style-name="T1">Event bubbling is a type of event propagation where the event first triggers on the innermost target element, and then successively triggers on the ancestors (parents) of the target element in the same nesting hierarchy till it reaches the outermost DOM element.</text:span></text:p>
      <text:p text:style-name="P3"/>
      <text:p text:style-name="P2"><text:s text:c="4"/><text:span text:style-name="T1">**[в¬† Back to Top](#table-of-contents)**</text:span></text:p>
      <text:p text:style-name="P3"/>
      <text:p text:style-name="P1">87. ### What is event capturing</text:p>
      <text:p text:style-name="P3"/>
      <text:p text:style-name="P2"><text:s text:c="4"/><text:span text:style-name="T1">Event capturing is a type of event propagation where the event is first captured by the outermost element, and then successively triggers on the descendants (children) of the target element in the same nesting hierarchy till it reaches the innermost DOM element.</text:span></text:p>
      <text:p text:style-name="P3"/>
      <text:p text:style-name="P2"><text:s text:c="4"/><text:span text:style-name="T1">**[в¬† Back to Top](#table-of-contents)**</text:span></text:p>
      <text:p text:style-name="P3"/>
      <text:p text:style-name="P1">88. ### How do you submit a form using JavaScript</text:p>
      <text:p text:style-name="P3"/>
      <text:p text:style-name="P2"><text:s text:c="4"/><text:span text:style-name="T1">You can submit a form using `document.forms[0].submit()`. All the form input's information is submitted using onsubmit event handler</text:span></text:p>
      <text:p text:style-name="P3"/>
      <text:p text:style-name="P2"><text:s text:c="4"/><text:span text:style-name="T1">```javascript</text:span></text:p>
      <text:p text:style-name="P2"><text:s text:c="4"/><text:span text:style-name="T1">function submit() {</text:span></text:p>
      <text:p text:style-name="P2"><text:s text:c="8"/><text:span text:style-name="T1">document.forms[0].submit();</text:span></text:p>
      <text:p text:style-name="P2"><text:s text:c="4"/><text:span text:style-name="T1">}</text:span></text:p>
      <text:p text:style-name="P2"><text:s text:c="4"/><text:span text:style-name="T1">```</text:span></text:p>
      <text:p text:style-name="P3"/>
      <text:p text:style-name="P2"><text:soft-page-break/><text:s text:c="4"/><text:span text:style-name="T1">**[в¬† Back to Top](#table-of-contents)**</text:span></text:p>
      <text:p text:style-name="P3"/>
      <text:p text:style-name="P1">89. ### How do you find operating system details</text:p>
      <text:p text:style-name="P3"/>
      <text:p text:style-name="P2"><text:s text:c="4"/><text:span text:style-name="T1">The window.navigator object contains information about the visitor's browser OS details. Some of the OS properties are available under platform property,</text:span></text:p>
      <text:p text:style-name="P3"/>
      <text:p text:style-name="P2"><text:s text:c="4"/><text:span text:style-name="T1">```javascript</text:span></text:p>
      <text:p text:style-name="P2"><text:s text:c="4"/><text:span text:style-name="T1">console.log(navigator.platform);</text:span></text:p>
      <text:p text:style-name="P2"><text:s text:c="4"/><text:span text:style-name="T1">```</text:span></text:p>
      <text:p text:style-name="P3"/>
      <text:p text:style-name="P2"><text:s text:c="4"/><text:span text:style-name="T1">**[в¬† Back to Top](#table-of-contents)**</text:span></text:p>
      <text:p text:style-name="P3"/>
      <text:p text:style-name="P1">90. ### What is the difference between document load and DOMContentLoaded events</text:p>
      <text:p text:style-name="P3"/>
      <text:p text:style-name="P2"><text:s text:c="4"/><text:span text:style-name="T1">The `DOMContentLoaded` event is fired when the initial HTML document has been completely loaded and parsed, without waiting for assets(stylesheets, images, and subframes) to finish loading. Whereas The load event is fired when the whole page has loaded, including all dependent resources(stylesheets, images).</text:span></text:p>
      <text:p text:style-name="P3"/>
      <text:p text:style-name="P2"><text:s text:c="4"/><text:span text:style-name="T1">**[в¬† Back to Top](#table-of-contents)**</text:span></text:p>
      <text:p text:style-name="P3"/>
      <text:p text:style-name="P1">91. ### What is the difference between native, host and user objects</text:p>
      <text:p text:style-name="P3"/>
      <text:p text:style-name="P2"><text:s text:c="4"/><text:span text:style-name="T1">`Native objects` are objects that are part of the JavaScript language defined by the ECMAScript specification. For example, String, Math, RegExp, Object, Function etc core objects defined in the ECMAScript spec.</text:span></text:p>
      <text:p text:style-name="P2"><text:s text:c="4"/><text:span text:style-name="T1">`Host objects` are objects provided by the browser or runtime environment (Node). For example, window, XmlHttpRequest, DOM nodes etc are considered as host objects.</text:span></text:p>
      <text:p text:style-name="P2"><text:s text:c="4"/><text:span text:style-name="T1">`User objects` are objects defined in the javascript code. For example, User objects created for profile information.</text:span></text:p>
      <text:p text:style-name="P3"/>
      <text:p text:style-name="P2"><text:s text:c="4"/><text:span text:style-name="T1">**[в¬† Back to Top](#table-of-contents)**</text:span></text:p>
      <text:p text:style-name="P3"/>
      <text:p text:style-name="P1">92. ### What are the tools or techniques used for debugging JavaScript code</text:p>
      <text:p text:style-name="P3"/>
      <text:p text:style-name="P2"><text:s text:c="4"/><text:span text:style-name="T1">You can use below tools or techniques for debugging javascript</text:span></text:p>
      <text:p text:style-name="P2"><text:s text:c="4"/><text:span text:style-name="T1">1. Chrome Devtools</text:span></text:p>
      <text:p text:style-name="P2"><text:s text:c="4"/><text:span text:style-name="T1">2. debugger statement</text:span></text:p>
      <text:p text:style-name="P2"><text:s text:c="4"/><text:span text:style-name="T1">3. Good old console.log statement</text:span></text:p>
      <text:p text:style-name="P3"/>
      <text:p text:style-name="P2"><text:s text:c="4"/><text:span text:style-name="T1">**[в¬† Back to Top](#table-of-contents)**</text:span></text:p>
      <text:p text:style-name="P3"/>
      <text:p text:style-name="P1">93. ### What are the pros and cons of promises over callbacks</text:p>
      <text:p text:style-name="P3"/>
      <text:p text:style-name="P2"><text:s text:c="4"/><text:span text:style-name="T1">Below are the list of pros and cons of promises over callbacks,</text:span></text:p>
      <text:p text:style-name="P3"/>
      <text:p text:style-name="P2"><text:s text:c="4"/><text:span text:style-name="T1">**Pros:**</text:span></text:p>
      <text:p text:style-name="P2"><text:s text:c="4"/><text:span text:style-name="T1">1. It avoids callback hell which is unreadable</text:span></text:p>
      <text:p text:style-name="P2"><text:s text:c="4"/><text:span text:style-name="T1">2. Easy to write sequential asynchronous code with .then()</text:span></text:p>
      <text:p text:style-name="P2"><text:s text:c="4"/><text:span text:style-name="T1">3. Easy to write parallel asynchronous code with Promise.all()</text:span></text:p>
      <text:p text:style-name="P2"><text:s text:c="4"/><text:span text:style-name="T1">4. Solves some of the common problems of callbacks(call the callback too late, too early, many times and swallow errors/exceptions)</text:span></text:p>
      <text:p text:style-name="P3"/>
      <text:p text:style-name="P2"><text:s text:c="4"/><text:span text:style-name="T1">**Cons:**</text:span></text:p>
      <text:p text:style-name="P2"><text:s text:c="4"/><text:span text:style-name="T1">1. It makes little complex code</text:span></text:p>
      <text:p text:style-name="P2"><text:s text:c="4"/><text:span text:style-name="T1">2. You need to load a polyfill if ES6 is not supported</text:span></text:p>
      <text:p text:style-name="P3"/>
      <text:p text:style-name="P2"><text:soft-page-break/><text:s text:c="4"/><text:span text:style-name="T1">**[в¬† Back to Top](#table-of-contents)**</text:span></text:p>
      <text:p text:style-name="P3"/>
      <text:p text:style-name="P1">94. ### What is the difference between an attribute and a property</text:p>
      <text:p text:style-name="P3"/>
      <text:p text:style-name="P2"><text:s text:c="4"/><text:span text:style-name="T1">Attributes are defined on the HTML markup whereas properties are defined on the DOM. For example, the below HTML element has 2 attributes type and value,</text:span></text:p>
      <text:p text:style-name="P3"/>
      <text:p text:style-name="P2"><text:s text:c="4"/><text:span text:style-name="T1">```javascript</text:span></text:p>
      <text:p text:style-name="P2"><text:s text:c="4"/><text:span text:style-name="T1">&lt;input type="text" value="Name:"&gt;</text:span></text:p>
      <text:p text:style-name="P2"><text:s text:c="4"/><text:span text:style-name="T1">```</text:span></text:p>
      <text:p text:style-name="P3"/>
      <text:p text:style-name="P2"><text:s text:c="4"/><text:span text:style-name="T1">You can retrieve the attribute value as below,</text:span></text:p>
      <text:p text:style-name="P3"/>
      <text:p text:style-name="P2"><text:s text:c="4"/><text:span text:style-name="T1">```javascript</text:span></text:p>
      <text:p text:style-name="P2"><text:s text:c="4"/><text:span text:style-name="T1">const input = document.querySelector('input');</text:span></text:p>
      <text:p text:style-name="P2"><text:s text:c="4"/><text:span text:style-name="T1">console.log(input.getAttribute('value')); // Good morning</text:span></text:p>
      <text:p text:style-name="P2"><text:s text:c="4"/><text:span text:style-name="T1">console.log(input.value); // Good morning</text:span></text:p>
      <text:p text:style-name="P2"><text:s text:c="4"/><text:span text:style-name="T1">```</text:span></text:p>
      <text:p text:style-name="P3"/>
      <text:p text:style-name="P2"><text:s text:c="4"/><text:span text:style-name="T1">And after you change the value of the text field to "Good evening", it becomes like</text:span></text:p>
      <text:p text:style-name="P3"/>
      <text:p text:style-name="P2"><text:s text:c="4"/><text:span text:style-name="T1">```javascript</text:span></text:p>
      <text:p text:style-name="P2"><text:s text:c="4"/><text:span text:style-name="T1">console.log(input.getAttribute('value')); // Good morning</text:span></text:p>
      <text:p text:style-name="P2"><text:s text:c="4"/><text:span text:style-name="T1">console.log(input.value); // Good evening</text:span></text:p>
      <text:p text:style-name="P2"><text:s text:c="4"/><text:span text:style-name="T1">```</text:span></text:p>
      <text:p text:style-name="P3"/>
      <text:p text:style-name="P2"><text:s text:c="4"/><text:span text:style-name="T1">**[в¬† Back to Top](#table-of-contents)**</text:span></text:p>
      <text:p text:style-name="P3"/>
      <text:p text:style-name="P1">95. ### What is same-origin policy</text:p>
      <text:p text:style-name="P3"/>
      <text:p text:style-name="P2"><text:s text:c="4"/><text:span text:style-name="T1">The same-origin policy is a policy that prevents JavaScript from making requests across domain boundaries. An origin is defined as a combination of URI scheme, hostname, and port number. If you enable this policy then it prevents a malicious script on one page from obtaining access to sensitive data on another web page using Document Object Model(DOM).</text:span></text:p>
      <text:p text:style-name="P3"/>
      <text:p text:style-name="P2"><text:s text:c="4"/><text:span text:style-name="T1">**[в¬† Back to Top](#table-of-contents)**</text:span></text:p>
      <text:p text:style-name="P3"/>
      <text:p text:style-name="P1">96. ### What is the purpose of void 0</text:p>
      <text:p text:style-name="P3"/>
      <text:p text:style-name="P2"><text:s text:c="4"/><text:span text:style-name="T1">Void(0) is used to prevent the page from refreshing. This will be helpful to eliminate the unwanted side-effect, because it will return the undefined primitive value. It is commonly used for HTML documents that use href="JavaScript:Void(0);" within an ```&lt;a&gt;``` element. i.e, when you click a link, the browser loads a new page or refreshes the same page. But this behavior will be prevented using this expression.</text:span></text:p>
      <text:p text:style-name="P2"><text:s text:c="4"/><text:span text:style-name="T1">For example, the below link notify the message without reloading the page</text:span></text:p>
      <text:p text:style-name="P3"/>
      <text:p text:style-name="P2"><text:s text:c="4"/><text:span text:style-name="T1">```javascript</text:span></text:p>
      <text:p text:style-name="P2"><text:s text:c="4"/><text:span text:style-name="T1">&lt;a href="JavaScript:void(0);" onclick="alert('Well done!')"&gt;Click Me!&lt;/a&gt;</text:span></text:p>
      <text:p text:style-name="P2"><text:s text:c="4"/><text:span text:style-name="T1">```</text:span></text:p>
      <text:p text:style-name="P3"/>
      <text:p text:style-name="P2"><text:s text:c="4"/><text:span text:style-name="T1">**[в¬† Back to Top](#table-of-contents)**</text:span></text:p>
      <text:p text:style-name="P3"/>
      <text:p text:style-name="P1">97. ### Is JavaScript a compiled or interpreted language</text:p>
      <text:p text:style-name="P3"/>
      <text:p text:style-name="P2"><text:s text:c="4"/><text:span text:style-name="T1">JavaScript is an interpreted language, not a compiled language. An interpreter in the browser reads over the JavaScript code, interprets each line, and runs it. </text:span><text:soft-page-break/><text:span text:style-name="T1">Nowadays <text:s/>modern browsers use a technology known as Just-In-Time (JIT) compilation, which compiles JavaScript to executable bytecode just as it is about to run.</text:span></text:p>
      <text:p text:style-name="P3"/>
      <text:p text:style-name="P2"><text:s text:c="4"/><text:span text:style-name="T1">**[в¬† Back to Top](#table-of-contents)**</text:span></text:p>
      <text:p text:style-name="P3"/>
      <text:p text:style-name="P1">98. ### Is JavaScript a case-sensitive language</text:p>
      <text:p text:style-name="P3"/>
      <text:p text:style-name="P2"><text:s text:c="4"/><text:span text:style-name="T1">Yes, JavaScript is a case sensitive language. The language keywords, variables, function &amp; object names, and any other identifiers must always be typed with a consistent capitalization of letters.</text:span></text:p>
      <text:p text:style-name="P3"/>
      <text:p text:style-name="P2"><text:s text:c="4"/><text:span text:style-name="T1">**[в¬† Back to Top](#table-of-contents)**</text:span></text:p>
      <text:p text:style-name="P3"/>
      <text:p text:style-name="P1">99. ### Is there any relation between Java and JavaScript</text:p>
      <text:p text:style-name="P3"/>
      <text:p text:style-name="P2"><text:s text:c="4"/><text:span text:style-name="T1">No, they are entirely two different programming languages and have nothing to do with each other. But both of them are Object Oriented Programming languages and like many other languages, they follow similar syntax for basic features(if, else, for, switch, break, continue etc).</text:span></text:p>
      <text:p text:style-name="P3"/>
      <text:p text:style-name="P2"><text:s text:c="4"/><text:span text:style-name="T1">**[в¬† Back to Top](#table-of-contents)**</text:span></text:p>
      <text:p text:style-name="P3"/>
      <text:p text:style-name="P1">100. ### What are events</text:p>
      <text:p text:style-name="P3"/>
      <text:p text:style-name="P2"><text:s text:c="5"/><text:span text:style-name="T1">Events are "things" that happen to HTML elements. When JavaScript is used in HTML pages, JavaScript can `react` on these events. Some of the examples of HTML events are,</text:span></text:p>
      <text:p text:style-name="P3"/>
      <text:p text:style-name="P2"><text:s text:c="5"/><text:span text:style-name="T1">1. Web page has finished loading</text:span></text:p>
      <text:p text:style-name="P2"><text:s text:c="5"/><text:span text:style-name="T1">2. Input field was changed</text:span></text:p>
      <text:p text:style-name="P2"><text:s text:c="5"/><text:span text:style-name="T1">3. Button was clicked</text:span></text:p>
      <text:p text:style-name="P3"/>
      <text:p text:style-name="P2"><text:s text:c="5"/><text:span text:style-name="T1">Let's describe the behavior of click event for button element,</text:span></text:p>
      <text:p text:style-name="P3"/>
      <text:p text:style-name="P2"><text:s text:c="5"/><text:span text:style-name="T1">```javascript</text:span></text:p>
      <text:p text:style-name="P2"><text:s text:c="5"/><text:span text:style-name="T1">&lt;!doctype html&gt;</text:span></text:p>
      <text:p text:style-name="P2"><text:s text:c="5"/><text:span text:style-name="T1">&lt;html&gt;</text:span></text:p>
      <text:p text:style-name="P2"><text:s text:c="6"/><text:span text:style-name="T1">&lt;head&gt;</text:span></text:p>
      <text:p text:style-name="P2"><text:s text:c="8"/><text:span text:style-name="T1">&lt;script&gt;</text:span></text:p>
      <text:p text:style-name="P2"><text:s text:c="10"/><text:span text:style-name="T1">function greeting() {</text:span></text:p>
      <text:p text:style-name="P2"><text:s text:c="12"/><text:span text:style-name="T1">alert('Hello! Good morning');</text:span></text:p>
      <text:p text:style-name="P2"><text:s text:c="10"/><text:span text:style-name="T1">}</text:span></text:p>
      <text:p text:style-name="P2"><text:s text:c="8"/><text:span text:style-name="T1">&lt;/script&gt;</text:span></text:p>
      <text:p text:style-name="P2"><text:s text:c="6"/><text:span text:style-name="T1">&lt;/head&gt;</text:span></text:p>
      <text:p text:style-name="P2"><text:s text:c="6"/><text:span text:style-name="T1">&lt;body&gt;</text:span></text:p>
      <text:p text:style-name="P2"><text:s text:c="8"/><text:span text:style-name="T1">&lt;button type="button" onclick="greeting()"&gt;Click me&lt;/button&gt;</text:span></text:p>
      <text:p text:style-name="P2"><text:s text:c="6"/><text:span text:style-name="T1">&lt;/body&gt;</text:span></text:p>
      <text:p text:style-name="P2"><text:s text:c="5"/><text:span text:style-name="T1">&lt;/html&gt;</text:span></text:p>
      <text:p text:style-name="P2"><text:s text:c="5"/><text:span text:style-name="T1">```</text:span></text:p>
      <text:p text:style-name="P3"/>
      <text:p text:style-name="P2"><text:s text:c="5"/><text:span text:style-name="T1">**[в¬† Back to Top](#table-of-contents)**</text:span></text:p>
      <text:p text:style-name="P3"/>
      <text:p text:style-name="P1">101. ### Who created javascript</text:p>
      <text:p text:style-name="P3"/>
      <text:p text:style-name="P2"><text:s text:c="5"/><text:span text:style-name="T1">JavaScript was created by Brendan Eich in 1995 during his time at Netscape Communications. Initially it was developed under the name `Mocha`, but later the language was officially called `LiveScript` when it first shipped in beta releases of Netscape.</text:span></text:p>
      <text:p text:style-name="P3"/>
      <text:p text:style-name="P2"><text:soft-page-break/><text:s text:c="5"/><text:span text:style-name="T1">**[в¬† Back to Top](#table-of-contents)**</text:span></text:p>
      <text:p text:style-name="P3"/>
      <text:p text:style-name="P1">102. ### What is the use of preventDefault method</text:p>
      <text:p text:style-name="P3"/>
      <text:p text:style-name="P2"><text:s text:c="5"/><text:span text:style-name="T1">The preventDefault() method cancels the event if it is cancelable, meaning that the default action or behaviour that belongs to the event will not occur. For example, prevent form submission when clicking on submit button and prevent opening the page URL when clicking on hyperlink are some common use cases.</text:span></text:p>
      <text:p text:style-name="P3"/>
      <text:p text:style-name="P2"><text:s text:c="5"/><text:span text:style-name="T1">```javascript</text:span></text:p>
      <text:p text:style-name="P2"><text:s text:c="5"/><text:span text:style-name="T1">document.getElementById("link").addEventListener("click", function(event){</text:span></text:p>
      <text:p text:style-name="P2"><text:s text:c="6"/><text:span text:style-name="T1">event.preventDefault();</text:span></text:p>
      <text:p text:style-name="P2"><text:s text:c="5"/><text:span text:style-name="T1">});</text:span></text:p>
      <text:p text:style-name="P2"><text:s text:c="5"/><text:span text:style-name="T1">```</text:span></text:p>
      <text:p text:style-name="P3"/>
      <text:p text:style-name="P2"><text:s text:c="5"/><text:span text:style-name="T1">**Note:** Remember that not all events are cancelable.</text:span></text:p>
      <text:p text:style-name="P3"/>
      <text:p text:style-name="P2"><text:s text:c="5"/><text:span text:style-name="T1">**[в¬† Back to Top](#table-of-contents)**</text:span></text:p>
      <text:p text:style-name="P3"/>
      <text:p text:style-name="P1">103. ### What is the use of stopPropagation method</text:p>
      <text:p text:style-name="P3"/>
      <text:p text:style-name="P2"><text:s text:c="5"/><text:span text:style-name="T1">The stopPropagation method is used to stop the event from bubbling up the event chain. For example, the below nested divs with stopPropagation method prevents default event propagation when clicking on nested div(Div1)</text:span></text:p>
      <text:p text:style-name="P3"/>
      <text:p text:style-name="P2"><text:s text:c="5"/><text:span text:style-name="T1">```javascript</text:span></text:p>
      <text:p text:style-name="P2"><text:s text:c="5"/><text:span text:style-name="T1">&lt;p&gt;Click DIV1 Element&lt;/p&gt;</text:span></text:p>
      <text:p text:style-name="P2"><text:s text:c="5"/><text:span text:style-name="T1">&lt;div onclick="secondFunc()"&gt;DIV 2</text:span></text:p>
      <text:p text:style-name="P2"><text:s text:c="7"/><text:span text:style-name="T1">&lt;div onclick="firstFunc(event)"&gt;DIV 1&lt;/div&gt;</text:span></text:p>
      <text:p text:style-name="P2"><text:s text:c="5"/><text:span text:style-name="T1">&lt;/div&gt;</text:span></text:p>
      <text:p text:style-name="P3"/>
      <text:p text:style-name="P2"><text:s text:c="5"/><text:span text:style-name="T1">&lt;script&gt;</text:span></text:p>
      <text:p text:style-name="P2"><text:s text:c="5"/><text:span text:style-name="T1">function firstFunc(event) {</text:span></text:p>
      <text:p text:style-name="P2"><text:s text:c="7"/><text:span text:style-name="T1">alert("DIV 1");</text:span></text:p>
      <text:p text:style-name="P2"><text:s text:c="7"/><text:span text:style-name="T1">event.stopPropagation();</text:span></text:p>
      <text:p text:style-name="P2"><text:s text:c="5"/><text:span text:style-name="T1">}</text:span></text:p>
      <text:p text:style-name="P3"/>
      <text:p text:style-name="P2"><text:s text:c="5"/><text:span text:style-name="T1">function secondFunc() {</text:span></text:p>
      <text:p text:style-name="P2"><text:s text:c="7"/><text:span text:style-name="T1">alert("DIV 2");</text:span></text:p>
      <text:p text:style-name="P2"><text:s text:c="5"/><text:span text:style-name="T1">}</text:span></text:p>
      <text:p text:style-name="P2"><text:s text:c="5"/><text:span text:style-name="T1">&lt;/script&gt;</text:span></text:p>
      <text:p text:style-name="P2"><text:s text:c="5"/><text:span text:style-name="T1">```</text:span></text:p>
      <text:p text:style-name="P3"/>
      <text:p text:style-name="P2"><text:s text:c="5"/><text:span text:style-name="T1">**[в¬† Back to Top](#table-of-contents)**</text:span></text:p>
      <text:p text:style-name="P3"/>
      <text:p text:style-name="P1">104. ### What are the steps involved in return false usage</text:p>
      <text:p text:style-name="P3"/>
      <text:p text:style-name="P2"><text:s text:c="5"/><text:span text:style-name="T1">The return false statement in event handlers performs the below steps,</text:span></text:p>
      <text:p text:style-name="P3"/>
      <text:p text:style-name="P2"><text:s text:c="5"/><text:span text:style-name="T1">1. First it stops the browser's default action or behaviour.</text:span></text:p>
      <text:p text:style-name="P2"><text:s text:c="5"/><text:span text:style-name="T1">2. It prevents the event from propagating the DOM</text:span></text:p>
      <text:p text:style-name="P2"><text:s text:c="5"/><text:span text:style-name="T1">3. Stops callback execution and returns immediately when called.</text:span></text:p>
      <text:p text:style-name="P3"/>
      <text:p text:style-name="P2"><text:s text:c="5"/><text:span text:style-name="T1">**[в¬† Back to Top](#table-of-contents)**</text:span></text:p>
      <text:p text:style-name="P3"/>
      <text:p text:style-name="P1">105. ### What is BOM</text:p>
      <text:p text:style-name="P3"/>
      <text:p text:style-name="P2"><text:s text:c="5"/><text:span text:style-name="T1">The Browser Object Model (BOM) allows JavaScript to "talk to" the browser. It consists of the objects navigator, history, screen, location and document which are </text:span><text:soft-page-break/><text:span text:style-name="T1">children of the window. The Browser Object Model is not standardized and can change based on different browsers.</text:span></text:p>
      <text:p text:style-name="P3"/>
      <text:p text:style-name="P2"><text:s text:c="5"/><text:span text:style-name="T1">![Screenshot](images/bom.png)</text:span></text:p>
      <text:p text:style-name="P3"/>
      <text:p text:style-name="P2"><text:s text:c="5"/><text:span text:style-name="T1">**[в¬† Back to Top](#table-of-contents)**</text:span></text:p>
      <text:p text:style-name="P3"/>
      <text:p text:style-name="P1">106. ### What is the use of setTimeout</text:p>
      <text:p text:style-name="P3"/>
      <text:p text:style-name="P2"><text:s text:c="5"/><text:span text:style-name="T1">The setTimeout() method is used to call a function or evaluate an expression after a specified number of milliseconds. For example, let's log a message after 2 seconds using setTimeout method,</text:span></text:p>
      <text:p text:style-name="P3"/>
      <text:p text:style-name="P2"><text:s text:c="5"/><text:span text:style-name="T1">```javascript</text:span></text:p>
      <text:p text:style-name="P2"><text:s text:c="5"/><text:span text:style-name="T1">setTimeout(function(){ console.log("Good morning"); }, 2000);</text:span></text:p>
      <text:p text:style-name="P2"><text:s text:c="5"/><text:span text:style-name="T1">```</text:span></text:p>
      <text:p text:style-name="P3"/>
      <text:p text:style-name="P2"><text:s text:c="5"/><text:span text:style-name="T1">**[в¬† Back to Top](#table-of-contents)**</text:span></text:p>
      <text:p text:style-name="P3"/>
      <text:p text:style-name="P1">107. ### What is the use of setInterval</text:p>
      <text:p text:style-name="P3"/>
      <text:p text:style-name="P2"><text:s text:c="5"/><text:span text:style-name="T1">The setInterval() method is used to call a function or evaluate an expression at specified intervals (in milliseconds). For example, let's log a message after 2 seconds using setInterval method,</text:span></text:p>
      <text:p text:style-name="P3"/>
      <text:p text:style-name="P2"><text:s text:c="5"/><text:span text:style-name="T1">```javascript</text:span></text:p>
      <text:p text:style-name="P2"><text:s text:c="5"/><text:span text:style-name="T1">setInterval(function(){ console.log("Good morning"); }, 2000);</text:span></text:p>
      <text:p text:style-name="P2"><text:s text:c="5"/><text:span text:style-name="T1">```</text:span></text:p>
      <text:p text:style-name="P3"/>
      <text:p text:style-name="P2"><text:s text:c="5"/><text:span text:style-name="T1">**[в¬† Back to Top](#table-of-contents)**</text:span></text:p>
      <text:p text:style-name="P3"/>
      <text:p text:style-name="P1">108. ### Why is JavaScript treated as Single threaded</text:p>
      <text:p text:style-name="P3"/>
      <text:p text:style-name="P2"><text:s text:c="5"/><text:span text:style-name="T1">JavaScript is a single-threaded language. Because the language specification does not allow the programmer to write code so that the interpreter can run parts of it in parallel in multiple threads or processes. Whereas languages like java, go, C++ can make multi-threaded and multi-process programs.</text:span></text:p>
      <text:p text:style-name="P3"/>
      <text:p text:style-name="P2"><text:s text:c="5"/><text:span text:style-name="T1">**[в¬† Back to Top](#table-of-contents)**</text:span></text:p>
      <text:p text:style-name="P3"/>
      <text:p text:style-name="P1">109. ### What is an event delegation</text:p>
      <text:p text:style-name="P3"/>
      <text:p text:style-name="P2"><text:s text:c="5"/><text:span text:style-name="T1">Event delegation is a technique for listening to events where you delegate a parent element as the listener for all of the events that happen inside it.</text:span></text:p>
      <text:p text:style-name="P3"/>
      <text:p text:style-name="P2"><text:s text:c="5"/><text:span text:style-name="T1">For example, if you wanted to detect field changes in inside a specific form, you can use event delegation technique,</text:span></text:p>
      <text:p text:style-name="P3"/>
      <text:p text:style-name="P2"><text:s text:c="5"/><text:span text:style-name="T1">```javascript</text:span></text:p>
      <text:p text:style-name="P2"><text:s text:c="5"/><text:span text:style-name="T1">var form = document.querySelector('#registration-form');</text:span></text:p>
      <text:p text:style-name="P3"/>
      <text:p text:style-name="P2"><text:s text:c="5"/><text:span text:style-name="T1">// Listen for changes to fields inside the form</text:span></text:p>
      <text:p text:style-name="P2"><text:s text:c="5"/><text:span text:style-name="T1">form.addEventListener('input', function (event) {</text:span></text:p>
      <text:p text:style-name="P3"/>
      <text:p text:style-name="P2"><text:s text:c="5"/><text:span text:style-name="T1">// Log the field that was changed</text:span></text:p>
      <text:p text:style-name="P2"><text:s text:c="5"/><text:span text:style-name="T1">console.log(event.target);</text:span></text:p>
      <text:p text:style-name="P3"/>
      <text:p text:style-name="P2"><text:s text:c="5"/><text:span text:style-name="T1">}, false);</text:span></text:p>
      <text:p text:style-name="P2"><text:s text:c="5"/><text:span text:style-name="T1">```</text:span></text:p>
      <text:p text:style-name="P3"><text:soft-page-break/></text:p>
      <text:p text:style-name="P2"><text:s text:c="5"/><text:span text:style-name="T1">**[в¬† Back to Top](#table-of-contents)**</text:span></text:p>
      <text:p text:style-name="P3"/>
      <text:p text:style-name="P1">110. ### What is ECMAScript</text:p>
      <text:p text:style-name="P3"/>
      <text:p text:style-name="P2"><text:s text:c="5"/><text:span text:style-name="T1">ECMAScript is the scripting language that forms the basis of JavaScript. ECMAScript standardized by the ECMA International standards organization in the ECMA-262 and ECMA-402 specifications. The first edition of ECMAScript was released in 1997.</text:span></text:p>
      <text:p text:style-name="P3"/>
      <text:p text:style-name="P2"><text:s text:c="5"/><text:span text:style-name="T1">**[в¬† Back to Top](#table-of-contents)**</text:span></text:p>
      <text:p text:style-name="P3"/>
      <text:p text:style-name="P1">111. ### What is JSON</text:p>
      <text:p text:style-name="P3"/>
      <text:p text:style-name="P2"><text:s text:c="5"/><text:span text:style-name="T1">JSON (JavaScript Object Notation) is a lightweight format that is used for data interchanging. It is based on a subset of JavaScript language in the way objects are built in JavaScript.</text:span></text:p>
      <text:p text:style-name="P3"/>
      <text:p text:style-name="P2"><text:s text:c="5"/><text:span text:style-name="T1">**[в¬† Back to Top](#table-of-contents)**</text:span></text:p>
      <text:p text:style-name="P3"/>
      <text:p text:style-name="P1">112. ### What are the syntax rules of JSON</text:p>
      <text:p text:style-name="P3"/>
      <text:p text:style-name="P2"><text:s text:c="5"/><text:span text:style-name="T1">Below are the list of syntax rules of JSON</text:span></text:p>
      <text:p text:style-name="P2"><text:s text:c="5"/><text:span text:style-name="T1">1. The data is in name/value pairs</text:span></text:p>
      <text:p text:style-name="P2"><text:s text:c="5"/><text:span text:style-name="T1">2. The data is separated by commas</text:span></text:p>
      <text:p text:style-name="P2"><text:s text:c="5"/><text:span text:style-name="T1">3. Curly braces hold objects</text:span></text:p>
      <text:p text:style-name="P2"><text:s text:c="5"/><text:span text:style-name="T1">4. Square brackets hold arrays</text:span></text:p>
      <text:p text:style-name="P3"/>
      <text:p text:style-name="P2"><text:s text:c="5"/><text:span text:style-name="T1">**[в¬† Back to Top](#table-of-contents)**</text:span></text:p>
      <text:p text:style-name="P3"/>
      <text:p text:style-name="P1">113. ### What is the purpose JSON stringify</text:p>
      <text:p text:style-name="P3"/>
      <text:p text:style-name="P2"><text:s text:c="5"/><text:span text:style-name="T1">When sending data to a web server, the data has to be in a string format. You can achieve this by converting JSON object into a string using stringify() method.</text:span></text:p>
      <text:p text:style-name="P3"/>
      <text:p text:style-name="P2"><text:s text:c="5"/><text:span text:style-name="T1">```javascript</text:span></text:p>
      <text:p text:style-name="P2"><text:s text:c="5"/><text:span text:style-name="T1">var userJSON = {'name': 'John', age: 31}</text:span></text:p>
      <text:p text:style-name="P2"><text:s text:c="5"/><text:span text:style-name="T1">var userString = JSON.stringify(user);</text:span></text:p>
      <text:p text:style-name="P2"><text:s text:c="5"/><text:span text:style-name="T1">console.log(userString); //"{"name":"John","age":31}"</text:span></text:p>
      <text:p text:style-name="P2"><text:s text:c="5"/><text:span text:style-name="T1">```</text:span></text:p>
      <text:p text:style-name="P3"/>
      <text:p text:style-name="P2"><text:s text:c="5"/><text:span text:style-name="T1">**[в¬† Back to Top](#table-of-contents)**</text:span></text:p>
      <text:p text:style-name="P3"/>
      <text:p text:style-name="P1">114. ### How do you parse JSON string</text:p>
      <text:p text:style-name="P3"/>
      <text:p text:style-name="P2"><text:s text:c="5"/><text:span text:style-name="T1">When receiving the data from a web server, the data is always in a string format. But you can convert this string value to a javascript object using parse() method.</text:span></text:p>
      <text:p text:style-name="P3"/>
      <text:p text:style-name="P2"><text:s text:c="5"/><text:span text:style-name="T1">```javascript</text:span></text:p>
      <text:p text:style-name="P2"><text:s text:c="5"/><text:span text:style-name="T1">var userString = '{"name":"John","age":31}';</text:span></text:p>
      <text:p text:style-name="P2"><text:s text:c="5"/><text:span text:style-name="T1">var userJSON = JSON.parse(userString);</text:span></text:p>
      <text:p text:style-name="P2"><text:s text:c="5"/><text:span text:style-name="T1">console.log(userJSON);// {name: "John", age: 31}</text:span></text:p>
      <text:p text:style-name="P2"><text:s text:c="5"/><text:span text:style-name="T1">```</text:span></text:p>
      <text:p text:style-name="P3"/>
      <text:p text:style-name="P2"><text:s text:c="5"/><text:span text:style-name="T1">**[в¬† Back to Top](#table-of-contents)**</text:span></text:p>
      <text:p text:style-name="P3"/>
      <text:p text:style-name="P1">115. ### Why do you need JSON</text:p>
      <text:p text:style-name="P3"/>
      <text:p text:style-name="P2"><text:soft-page-break/><text:s text:c="5"/><text:span text:style-name="T1">When exchanging data between a browser and a server, the data can only be text. Since JSON is text only, it can easily be sent to and from a server, and used as a data format by any programming language.</text:span></text:p>
      <text:p text:style-name="P3"/>
      <text:p text:style-name="P2"><text:s text:c="5"/><text:span text:style-name="T1">**[в¬† Back to Top](#table-of-contents)**</text:span></text:p>
      <text:p text:style-name="P3"/>
      <text:p text:style-name="P1">116. ### What are PWAs</text:p>
      <text:p text:style-name="P3"/>
      <text:p text:style-name="P2"><text:s text:c="5"/><text:span text:style-name="T1">Progressive web applications (PWAs) are a type of mobile app delivered through the web, built using common web technologies including HTML, CSS and JavaScript. These PWAs are deployed to servers, accessible through URLs, and indexed by search engines.</text:span></text:p>
      <text:p text:style-name="P3"/>
      <text:p text:style-name="P2"><text:s text:c="5"/><text:span text:style-name="T1">**[в¬† Back to Top](#table-of-contents)**</text:span></text:p>
      <text:p text:style-name="P3"/>
      <text:p text:style-name="P1">117. ### What is the purpose of clearTimeout method</text:p>
      <text:p text:style-name="P3"/>
      <text:p text:style-name="P2"><text:s text:c="5"/><text:span text:style-name="T1">The clearTimeout() function is used in javascript to clear the timeout which has been set by setTimeout()function before that. i.e, The return value of setTimeout() function is stored in a variable and itвЂ™s passed into the clearTimeout() function to clear the timer.</text:span></text:p>
      <text:p text:style-name="P3"/>
      <text:p text:style-name="P2"><text:s text:c="5"/><text:span text:style-name="T1">For example, the below setTimeout method is used to display the message after 3 seconds. This timeout can be cleared by the clearTimeout() method.</text:span></text:p>
      <text:p text:style-name="P3"/>
      <text:p text:style-name="P2"><text:s text:c="5"/><text:span text:style-name="T1">```javascript</text:span></text:p>
      <text:p text:style-name="P2"><text:s text:c="5"/><text:span text:style-name="T1">&lt;script&gt;</text:span></text:p>
      <text:p text:style-name="P2"><text:s text:c="5"/><text:span text:style-name="T1">var msg;</text:span></text:p>
      <text:p text:style-name="P2"><text:s text:c="5"/><text:span text:style-name="T1">function greeting() {</text:span></text:p>
      <text:p text:style-name="P2"><text:s text:c="8"/><text:span text:style-name="T1">alert('Good morning');</text:span></text:p>
      <text:p text:style-name="P2"><text:s text:c="5"/><text:span text:style-name="T1">}</text:span></text:p>
      <text:p text:style-name="P2"><text:s text:c="5"/><text:span text:style-name="T1">function start() {</text:span></text:p>
      <text:p text:style-name="P2"><text:s text:c="7"/><text:span text:style-name="T1">msg =setTimeout(greeting, 3000);</text:span></text:p>
      <text:p text:style-name="P3"/>
      <text:p text:style-name="P2"><text:s text:c="5"/><text:span text:style-name="T1">}</text:span></text:p>
      <text:p text:style-name="P3"/>
      <text:p text:style-name="P2"><text:s text:c="5"/><text:span text:style-name="T1">function stop() {</text:span></text:p>
      <text:p text:style-name="P2"><text:s text:c="9"/><text:span text:style-name="T1">clearTimeout(msg);</text:span></text:p>
      <text:p text:style-name="P2"><text:s text:c="5"/><text:span text:style-name="T1">}</text:span></text:p>
      <text:p text:style-name="P2"><text:s text:c="5"/><text:span text:style-name="T1">&lt;/script&gt;</text:span></text:p>
      <text:p text:style-name="P2"><text:s text:c="5"/><text:span text:style-name="T1">```</text:span></text:p>
      <text:p text:style-name="P3"/>
      <text:p text:style-name="P2"><text:s text:c="5"/><text:span text:style-name="T1">**[в¬† Back to Top](#table-of-contents)**</text:span></text:p>
      <text:p text:style-name="P3"/>
      <text:p text:style-name="P1">118. ### What is the purpose of clearInterval method</text:p>
      <text:p text:style-name="P3"/>
      <text:p text:style-name="P2"><text:s text:c="5"/><text:span text:style-name="T1">The clearInterval() function is used in javascript to clear the interval which has been set by setInterval() function. i.e, The return value returned by setInterval() function is stored in a variable and itвЂ™s passed into the clearInterval() function to clear the interval.</text:span></text:p>
      <text:p text:style-name="P3"/>
      <text:p text:style-name="P2"><text:s text:c="5"/><text:span text:style-name="T1">For example, the below setInterval method is used to display the message for every 3 seconds. This interval can be cleared by the clearInterval() method.</text:span></text:p>
      <text:p text:style-name="P3"/>
      <text:p text:style-name="P2"><text:s text:c="5"/><text:span text:style-name="T1">```javascript</text:span></text:p>
      <text:p text:style-name="P2"><text:s text:c="5"/><text:span text:style-name="T1">&lt;script&gt;</text:span></text:p>
      <text:p text:style-name="P2"><text:s text:c="5"/><text:span text:style-name="T1">var msg;</text:span></text:p>
      <text:p text:style-name="P2"><text:s text:c="5"/><text:span text:style-name="T1">function greeting() {</text:span></text:p>
      <text:p text:style-name="P2"><text:s text:c="8"/><text:span text:style-name="T1">alert('Good morning');</text:span></text:p>
      <text:p text:style-name="P2"><text:soft-page-break/><text:s text:c="5"/><text:span text:style-name="T1">}</text:span></text:p>
      <text:p text:style-name="P2"><text:s text:c="5"/><text:span text:style-name="T1">function start() {</text:span></text:p>
      <text:p text:style-name="P2"><text:s text:c="7"/><text:span text:style-name="T1">msg = setInterval(greeting, 3000);</text:span></text:p>
      <text:p text:style-name="P3"/>
      <text:p text:style-name="P2"><text:s text:c="5"/><text:span text:style-name="T1">}</text:span></text:p>
      <text:p text:style-name="P3"/>
      <text:p text:style-name="P2"><text:s text:c="5"/><text:span text:style-name="T1">function stop() {</text:span></text:p>
      <text:p text:style-name="P2"><text:s text:c="9"/><text:span text:style-name="T1">clearInterval(msg);</text:span></text:p>
      <text:p text:style-name="P2"><text:s text:c="5"/><text:span text:style-name="T1">}</text:span></text:p>
      <text:p text:style-name="P2"><text:s text:c="5"/><text:span text:style-name="T1">&lt;/script&gt;</text:span></text:p>
      <text:p text:style-name="P2"><text:s text:c="5"/><text:span text:style-name="T1">```</text:span></text:p>
      <text:p text:style-name="P3"/>
      <text:p text:style-name="P2"><text:s text:c="5"/><text:span text:style-name="T1">**[в¬† Back to Top](#table-of-contents)**</text:span></text:p>
      <text:p text:style-name="P3"/>
      <text:p text:style-name="P1">119. ### How do you redirect new page in javascript</text:p>
      <text:p text:style-name="P3"/>
      <text:p text:style-name="P2"><text:s text:c="5"/><text:span text:style-name="T1">In vanilla javascript, you can redirect to a new page using the `location` property of window object. The syntax would be as follows,</text:span></text:p>
      <text:p text:style-name="P3"/>
      <text:p text:style-name="P2"><text:s text:c="5"/><text:span text:style-name="T1">```javascript</text:span></text:p>
      <text:p text:style-name="P2"><text:s text:c="5"/><text:span text:style-name="T1">function redirect() {</text:span></text:p>
      <text:p text:style-name="P2"><text:s text:c="8"/><text:span text:style-name="T1">window.location.href = 'newPage.html';</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20. ### How do you check whether a string contains a substring</text:p>
      <text:p text:style-name="P3"/>
      <text:p text:style-name="P2"><text:s text:c="5"/><text:span text:style-name="T1">There are 3 possible ways to check whether a string contains a substring or not,</text:span></text:p>
      <text:p text:style-name="P2"><text:s text:c="5"/><text:span text:style-name="T1">1. **Using includes:** ES6 provided `String.prototype.includes` method to test a string contains a substring</text:span></text:p>
      <text:p text:style-name="P3"/>
      <text:p text:style-name="P2"><text:s text:c="5"/><text:span text:style-name="T1">```javascript</text:span></text:p>
      <text:p text:style-name="P2"><text:s text:c="5"/><text:span text:style-name="T1">var mainString = "hello", subString = "hell";</text:span></text:p>
      <text:p text:style-name="P2"><text:s text:c="5"/><text:span text:style-name="T1">mainString.includes(subString)</text:span></text:p>
      <text:p text:style-name="P2"><text:s text:c="5"/><text:span text:style-name="T1">```</text:span></text:p>
      <text:p text:style-name="P3"/>
      <text:p text:style-name="P2"><text:s text:c="5"/><text:span text:style-name="T1">1. **Using indexOf:** In an ES5 or older environment, you can use `String.prototype.indexOf` which returns the index of a substring. If the index value is not equal to -1 then it means the substring exists in the main string.</text:span></text:p>
      <text:p text:style-name="P3"/>
      <text:p text:style-name="P2"><text:s text:c="5"/><text:span text:style-name="T1">```javascript</text:span></text:p>
      <text:p text:style-name="P2"><text:s text:c="5"/><text:span text:style-name="T1">var mainString = "hello", subString = "hell";</text:span></text:p>
      <text:p text:style-name="P2"><text:s text:c="5"/><text:span text:style-name="T1">mainString.indexOf(subString) !== -1</text:span></text:p>
      <text:p text:style-name="P2"><text:s text:c="5"/><text:span text:style-name="T1">```</text:span></text:p>
      <text:p text:style-name="P3"/>
      <text:p text:style-name="P2"><text:s text:c="5"/><text:span text:style-name="T1">1. **Using RegEx:** The advanced solution is using Regular expression's test method(`RegExp.test`), which allows for testing for against regular expressions</text:span></text:p>
      <text:p text:style-name="P3"/>
      <text:p text:style-name="P2"><text:s text:c="5"/><text:span text:style-name="T1">```javascript</text:span></text:p>
      <text:p text:style-name="P2"><text:s text:c="5"/><text:span text:style-name="T1">var mainString = "hello", regex = /hell/;</text:span></text:p>
      <text:p text:style-name="P2"><text:s text:c="5"/><text:span text:style-name="T1">regex.test(mainString)</text:span></text:p>
      <text:p text:style-name="P2"><text:s text:c="5"/><text:span text:style-name="T1">```</text:span></text:p>
      <text:p text:style-name="P3"/>
      <text:p text:style-name="P2"><text:s text:c="5"/><text:span text:style-name="T1">**[в¬† Back to Top](#table-of-contents)**</text:span></text:p>
      <text:p text:style-name="P3"/>
      <text:p text:style-name="P1">121. ### How do you validate an email in javascript</text:p>
      <text:p text:style-name="P3"><text:soft-page-break/></text:p>
      <text:p text:style-name="P2"><text:s text:c="5"/><text:span text:style-name="T1">You can validate an email in javascript using regular expressions. It is recommended to do validations on the server side instead of the client side. Because the javascript can be disabled on the client side.</text:span></text:p>
      <text:p text:style-name="P3"/>
      <text:p text:style-name="P2"><text:s text:c="5"/><text:span text:style-name="T1">```javascript</text:span></text:p>
      <text:p text:style-name="P2"><text:s text:c="5"/><text:span text:style-name="T1">function validateEmail(email) {</text:span></text:p>
      <text:p text:style-name="P2"><text:s text:c="9"/><text:span text:style-name="T1">var re = /^(([^&lt;&gt;()\[\]\\.,;:\s@"]+(\.[^&lt;&gt;()\[\]\\.,;:\s@"]+)*)|(".+"))@((\[[0-9]{1,3}\.[0-9]{1,3}\.[0-9]{1,3}\.[0-9]{1,3}\])|(([a-zA-Z\-0-9]+\.)+[a-zA-Z]{2,}))$/;</text:span></text:p>
      <text:p text:style-name="P2"><text:s text:c="9"/><text:span text:style-name="T1">return re.test(String(email).toLowerCas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2"><text:s text:c="5"/><text:span text:style-name="T1">The above regular expression accepts unicode characters.</text:span></text:p>
      <text:p text:style-name="P3"/>
      <text:p text:style-name="P1">122. ### How do you get the current url with javascript</text:p>
      <text:p text:style-name="P3"/>
      <text:p text:style-name="P2"><text:s text:c="5"/><text:span text:style-name="T1">You can use `window.location.href` expression to get the current url path and you can use the same expression for updating the URL too. You can also use `document.URL` for read-only purposes but this solution has issues in FF.</text:span></text:p>
      <text:p text:style-name="P3"/>
      <text:p text:style-name="P2"><text:s text:c="5"/><text:span text:style-name="T1">```javascript</text:span></text:p>
      <text:p text:style-name="P2"><text:s text:c="5"/><text:span text:style-name="T1">console.log('location.href', window.location.href); // Returns full URL</text:span></text:p>
      <text:p text:style-name="P2"><text:s text:c="5"/><text:span text:style-name="T1">```</text:span></text:p>
      <text:p text:style-name="P3"/>
      <text:p text:style-name="P2"><text:s text:c="5"/><text:span text:style-name="T1">**[в¬† Back to Top](#table-of-contents)**</text:span></text:p>
      <text:p text:style-name="P3"/>
      <text:p text:style-name="P1">123. ### What are the various url properties of location object</text:p>
      <text:p text:style-name="P3"/>
      <text:p text:style-name="P2"><text:s text:c="5"/><text:span text:style-name="T1">The below `Location` object properties can be used to access URL components of the page,</text:span></text:p>
      <text:p text:style-name="P2"><text:s text:c="5"/><text:span text:style-name="T1">1. href - The entire URL</text:span></text:p>
      <text:p text:style-name="P2"><text:s text:c="5"/><text:span text:style-name="T1">2. protocol - The protocol of the URL</text:span></text:p>
      <text:p text:style-name="P2"><text:s text:c="5"/><text:span text:style-name="T1">3. host - The hostname and port of the URL</text:span></text:p>
      <text:p text:style-name="P2"><text:s text:c="5"/><text:span text:style-name="T1">4. hostname - The hostname of the URL</text:span></text:p>
      <text:p text:style-name="P2"><text:s text:c="5"/><text:span text:style-name="T1">5. port - The port number in the URL</text:span></text:p>
      <text:p text:style-name="P2"><text:s text:c="5"/><text:span text:style-name="T1">6. pathname - The path name of the URL</text:span></text:p>
      <text:p text:style-name="P2"><text:s text:c="5"/><text:span text:style-name="T1">7. search - The query portion of the URL</text:span></text:p>
      <text:p text:style-name="P2"><text:s text:c="5"/><text:span text:style-name="T1">8. hash - The anchor portion of the URL</text:span></text:p>
      <text:p text:style-name="P3"/>
      <text:p text:style-name="P2"><text:s text:c="5"/><text:span text:style-name="T1">**[в¬† Back to Top](#table-of-contents)**</text:span></text:p>
      <text:p text:style-name="P3"/>
      <text:p text:style-name="P1">124. ### How do get query string values in javascript</text:p>
      <text:p text:style-name="P3"/>
      <text:p text:style-name="P2"><text:s text:c="5"/><text:span text:style-name="T1">You can use URLSearchParams to get query string values in javascript. Let's see an example to get the client code value from URL query string,</text:span></text:p>
      <text:p text:style-name="P3"/>
      <text:p text:style-name="P2"><text:s text:c="5"/><text:span text:style-name="T1">```javascript</text:span></text:p>
      <text:p text:style-name="P2"><text:s text:c="5"/><text:span text:style-name="T1">const urlParams = new URLSearchParams(window.location.search);</text:span></text:p>
      <text:p text:style-name="P2"><text:s text:c="5"/><text:span text:style-name="T1">const clientCode = urlParams.get('clientCode');</text:span></text:p>
      <text:p text:style-name="P2"><text:s text:c="5"/><text:span text:style-name="T1">```</text:span></text:p>
      <text:p text:style-name="P3"/>
      <text:p text:style-name="P2"><text:s text:c="5"/><text:span text:style-name="T1">**[в¬† Back to Top](#table-of-contents)**</text:span></text:p>
      <text:p text:style-name="P3"/>
      <text:p text:style-name="P1">125. ### How do you check if a key exists in an object</text:p>
      <text:p text:style-name="P3"/>
      <text:p text:style-name="P2"><text:soft-page-break/><text:s text:c="5"/><text:span text:style-name="T1">You can check whether a key exists in an object or not using three approaches,</text:span></text:p>
      <text:p text:style-name="P3"/>
      <text:p text:style-name="P2"><text:s text:c="5"/><text:span text:style-name="T1">1. **Using in operator:** You can use the in operator whether a key exists in an object or not</text:span></text:p>
      <text:p text:style-name="P3"/>
      <text:p text:style-name="P2"><text:s text:c="5"/><text:span text:style-name="T1">```javascript</text:span></text:p>
      <text:p text:style-name="P2"><text:s text:c="5"/><text:span text:style-name="T1">"key" in obj</text:span></text:p>
      <text:p text:style-name="P2"><text:s text:c="5"/><text:span text:style-name="T1">```</text:span></text:p>
      <text:p text:style-name="P3"/>
      <text:p text:style-name="P2"><text:s text:c="5"/><text:span text:style-name="T1">and If you want to check if a key doesn't exist, remember to use parenthesis,</text:span></text:p>
      <text:p text:style-name="P3"/>
      <text:p text:style-name="P2"><text:s text:c="5"/><text:span text:style-name="T1">```javascript</text:span></text:p>
      <text:p text:style-name="P2"><text:s text:c="5"/><text:span text:style-name="T1">!("key" in obj)</text:span></text:p>
      <text:p text:style-name="P2"><text:s text:c="5"/><text:span text:style-name="T1">```</text:span></text:p>
      <text:p text:style-name="P3"/>
      <text:p text:style-name="P2"><text:s text:c="5"/><text:span text:style-name="T1">1. **Using hasOwnProperty method:** You can use `hasOwnProperty` to particularly test for properties of the object instance (and not inherited properties)</text:span></text:p>
      <text:p text:style-name="P3"/>
      <text:p text:style-name="P2"><text:s text:c="5"/><text:span text:style-name="T1">```javascript</text:span></text:p>
      <text:p text:style-name="P2"><text:s text:c="5"/><text:span text:style-name="T1">obj.hasOwnProperty("key") // true</text:span></text:p>
      <text:p text:style-name="P2"><text:s text:c="5"/><text:span text:style-name="T1">```</text:span></text:p>
      <text:p text:style-name="P3"/>
      <text:p text:style-name="P2"><text:s text:c="5"/><text:span text:style-name="T1">1. **Using undefined comparison:** If you access a non-existing property from an object, the result is undefined. LetвЂ™s compare the properties against undefined to determine the existence of the property.</text:span></text:p>
      <text:p text:style-name="P3"/>
      <text:p text:style-name="P2"><text:s text:c="5"/><text:span text:style-name="T1">```javascript</text:span></text:p>
      <text:p text:style-name="P2"><text:s text:c="5"/><text:span text:style-name="T1">const user = {</text:span></text:p>
      <text:p text:style-name="P2"><text:s text:c="7"/><text:span text:style-name="T1">name: 'John'</text:span></text:p>
      <text:p text:style-name="P2"><text:s text:c="5"/><text:span text:style-name="T1">};</text:span></text:p>
      <text:p text:style-name="P3"/>
      <text:p text:style-name="P2"><text:s text:c="5"/><text:span text:style-name="T1">console.log(user.name !== undefined); <text:s text:c="4"/>// true</text:span></text:p>
      <text:p text:style-name="P2"><text:s text:c="5"/><text:span text:style-name="T1">console.log(user.nickName !== undefined); // false</text:span></text:p>
      <text:p text:style-name="P2"><text:s text:c="5"/><text:span text:style-name="T1">```</text:span></text:p>
      <text:p text:style-name="P3"/>
      <text:p text:style-name="P2"><text:s text:c="5"/><text:span text:style-name="T1">**[в¬† Back to Top](#table-of-contents)**</text:span></text:p>
      <text:p text:style-name="P3"/>
      <text:p text:style-name="P1">126. ### How do you loop through or enumerate javascript object</text:p>
      <text:p text:style-name="P3"/>
      <text:p text:style-name="P2"><text:s text:c="5"/><text:span text:style-name="T1">You can use the `for-in` loop to loop through javascript object. You can also make sure that the key you get is an actual property of an object, and doesn't come from the prototype using `hasOwnProperty` method.</text:span></text:p>
      <text:p text:style-name="P3"/>
      <text:p text:style-name="P2"><text:s text:c="5"/><text:span text:style-name="T1">```javascript</text:span></text:p>
      <text:p text:style-name="P2"><text:s text:c="5"/><text:span text:style-name="T1">var object = {</text:span></text:p>
      <text:p text:style-name="P2"><text:s text:c="9"/><text:span text:style-name="T1">"k1": "value1",</text:span></text:p>
      <text:p text:style-name="P2"><text:s text:c="9"/><text:span text:style-name="T1">"k2": "value2",</text:span></text:p>
      <text:p text:style-name="P2"><text:s text:c="9"/><text:span text:style-name="T1">"k3": "value3"</text:span></text:p>
      <text:p text:style-name="P2"><text:s text:c="5"/><text:span text:style-name="T1">};</text:span></text:p>
      <text:p text:style-name="P3"/>
      <text:p text:style-name="P2"><text:s text:c="5"/><text:span text:style-name="T1">for (var key in object) {</text:span></text:p>
      <text:p text:style-name="P2"><text:s text:c="9"/><text:span text:style-name="T1">if (object.hasOwnProperty(key)) {</text:span></text:p>
      <text:p text:style-name="P2"><text:s text:c="13"/><text:span text:style-name="T1">console.log(key + " -&gt; " + object[key]); // k1 -&gt; value1 ...</text:span></text:p>
      <text:p text:style-name="P2"><text:s text:c="9"/><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text:soft-page-break/></text:p>
      <text:p text:style-name="P1">127. ### How do you test for an empty object</text:p>
      <text:p text:style-name="P3"/>
      <text:p text:style-name="P2"><text:s text:c="5"/><text:span text:style-name="T1">There are different solutions based on ECMAScript versions</text:span></text:p>
      <text:p text:style-name="P2"><text:s text:c="5"/><text:span text:style-name="T1">1. **Using Object entries(ECMA 7+):** You can use object entries length along with constructor type.</text:span></text:p>
      <text:p text:style-name="P3"/>
      <text:p text:style-name="P2"><text:s text:c="5"/><text:span text:style-name="T1">```javascript</text:span></text:p>
      <text:p text:style-name="P2"><text:s text:c="5"/><text:span text:style-name="T1">Object.entries(obj).length === 0 &amp;&amp; obj.constructor === Object // Since date object length is 0, you need to check constructor check as well</text:span></text:p>
      <text:p text:style-name="P2"><text:s text:c="5"/><text:span text:style-name="T1">```</text:span></text:p>
      <text:p text:style-name="P3"/>
      <text:p text:style-name="P2"><text:s text:c="5"/><text:span text:style-name="T1">1. **Using Object keys(ECMA 5+):** You can use object keys length along with constructor type.</text:span></text:p>
      <text:p text:style-name="P3"/>
      <text:p text:style-name="P2"><text:s text:c="5"/><text:span text:style-name="T1">```javascript</text:span></text:p>
      <text:p text:style-name="P2"><text:s text:c="5"/><text:span text:style-name="T1">Object.keys(obj).length === 0 &amp;&amp; obj.constructor === Object // Since date object length is 0, you need to check constructor check as well</text:span></text:p>
      <text:p text:style-name="P2"><text:s text:c="5"/><text:span text:style-name="T1">```</text:span></text:p>
      <text:p text:style-name="P3"/>
      <text:p text:style-name="P2"><text:s text:c="5"/><text:span text:style-name="T1">1. **Using for-in with hasOwnProperty(Pre-ECMA 5):** You can use a for-in loop along with hasOwnProperty.</text:span></text:p>
      <text:p text:style-name="P3"/>
      <text:p text:style-name="P2"><text:s text:c="5"/><text:span text:style-name="T1">```javascript</text:span></text:p>
      <text:p text:style-name="P2"><text:s text:c="5"/><text:span text:style-name="T1">function isEmpty(obj) {</text:span></text:p>
      <text:p text:style-name="P2"><text:s text:c="7"/><text:span text:style-name="T1">for(var prop in obj) {</text:span></text:p>
      <text:p text:style-name="P2"><text:s text:c="9"/><text:span text:style-name="T1">if(obj.hasOwnProperty(prop)) {</text:span></text:p>
      <text:p text:style-name="P2"><text:s text:c="11"/><text:span text:style-name="T1">return false;</text:span></text:p>
      <text:p text:style-name="P2"><text:s text:c="9"/><text:span text:style-name="T1">}</text:span></text:p>
      <text:p text:style-name="P2"><text:s text:c="7"/><text:span text:style-name="T1">}</text:span></text:p>
      <text:p text:style-name="P3"/>
      <text:p text:style-name="P2"><text:s text:c="7"/><text:span text:style-name="T1">return JSON.stringify(obj) === JSON.stringify({});</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28. ### What is an arguments object</text:p>
      <text:p text:style-name="P3"/>
      <text:p text:style-name="P2"><text:s text:c="5"/><text:span text:style-name="T1">The arguments object is an Array-like object accessible inside functions that contains the values of the arguments passed to that function. For example, let's see how to use arguments object inside sum function,</text:span></text:p>
      <text:p text:style-name="P3"/>
      <text:p text:style-name="P2"><text:s text:c="5"/><text:span text:style-name="T1">```javascript</text:span></text:p>
      <text:p text:style-name="P2"><text:s text:c="5"/><text:span text:style-name="T1">function sum() {</text:span></text:p>
      <text:p text:style-name="P2"><text:s text:c="9"/><text:span text:style-name="T1">var total = 0;</text:span></text:p>
      <text:p text:style-name="P2"><text:s text:c="9"/><text:span text:style-name="T1">for (var i = 0, len = arguments.length; i &lt; len; ++i) {</text:span></text:p>
      <text:p text:style-name="P2"><text:s text:c="13"/><text:span text:style-name="T1">total += arguments[i];</text:span></text:p>
      <text:p text:style-name="P2"><text:s text:c="9"/><text:span text:style-name="T1">}</text:span></text:p>
      <text:p text:style-name="P2"><text:s text:c="9"/><text:span text:style-name="T1">return total;</text:span></text:p>
      <text:p text:style-name="P2"><text:s text:c="5"/><text:span text:style-name="T1">}</text:span></text:p>
      <text:p text:style-name="P3"/>
      <text:p text:style-name="P2"><text:s text:c="5"/><text:span text:style-name="T1">sum(1, 2, 3) // returns 6</text:span></text:p>
      <text:p text:style-name="P2"><text:s text:c="5"/><text:span text:style-name="T1">```</text:span></text:p>
      <text:p text:style-name="P3"/>
      <text:p text:style-name="P2"><text:s text:c="5"/><text:span text:style-name="T1">**Note:** You can't apply array methods on arguments object. But you can convert into a regular array as below.</text:span></text:p>
      <text:p text:style-name="P3"/>
      <text:p text:style-name="P2"><text:s text:c="5"/><text:span text:style-name="T1">```javascript</text:span></text:p>
      <text:p text:style-name="P2"><text:soft-page-break/><text:s text:c="5"/><text:span text:style-name="T1">var argsArray = Array.prototype.slice.call(arguments);</text:span></text:p>
      <text:p text:style-name="P2"><text:s text:c="5"/><text:span text:style-name="T1">```</text:span></text:p>
      <text:p text:style-name="P3"/>
      <text:p text:style-name="P2"><text:s text:c="5"/><text:span text:style-name="T1">**[в¬† Back to Top](#table-of-contents)**</text:span></text:p>
      <text:p text:style-name="P3"/>
      <text:p text:style-name="P1">129. ### How do you make first letter of the string in an uppercase</text:p>
      <text:p text:style-name="P3"/>
      <text:p text:style-name="P2"><text:s text:c="5"/><text:span text:style-name="T1">You can create a function which uses a chain of string methods such as charAt, toUpperCase and slice methods to generate a string with the first letter in uppercase.</text:span></text:p>
      <text:p text:style-name="P3"/>
      <text:p text:style-name="P2"><text:s text:c="5"/><text:span text:style-name="T1">```javascript</text:span></text:p>
      <text:p text:style-name="P2"><text:s text:c="5"/><text:span text:style-name="T1">function capitalizeFirstLetter(string) {</text:span></text:p>
      <text:p text:style-name="P2"><text:s text:c="9"/><text:span text:style-name="T1">return string.charAt(0).toUpperCase() + string.slice(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30. ### What are the pros and cons of for loop</text:p>
      <text:p text:style-name="P3"/>
      <text:p text:style-name="P2"><text:s text:c="5"/><text:span text:style-name="T1">The for-loop is a commonly used iteration syntax in javascript. It has both pros and cons</text:span></text:p>
      <text:p text:style-name="P2"><text:s text:c="5"/></text:p>
      <text:p text:style-name="P2"><text:s text:c="5"/><text:span text:style-name="T1">#### Pros</text:span></text:p>
      <text:p text:style-name="P2"><text:s text:c="5"/><text:span text:style-name="T1">1. Works on every environment</text:span></text:p>
      <text:p text:style-name="P2"><text:s text:c="5"/><text:span text:style-name="T1">2. You can use break and continue flow control statements</text:span></text:p>
      <text:p text:style-name="P3"/>
      <text:p text:style-name="P2"><text:s text:c="5"/><text:span text:style-name="T1">#### Cons</text:span></text:p>
      <text:p text:style-name="P2"><text:s text:c="5"/><text:span text:style-name="T1">1. Too verbose</text:span></text:p>
      <text:p text:style-name="P2"><text:s text:c="5"/><text:span text:style-name="T1">2. Imperative</text:span></text:p>
      <text:p text:style-name="P2"><text:s text:c="5"/><text:span text:style-name="T1">3. You might face one-by-off errors</text:span></text:p>
      <text:p text:style-name="P3"/>
      <text:p text:style-name="P2"><text:s text:c="5"/><text:span text:style-name="T1">**[в¬† Back to Top](#table-of-contents)**</text:span></text:p>
      <text:p text:style-name="P3"/>
      <text:p text:style-name="P1">131. ### How do you display the current date in javascript</text:p>
      <text:p text:style-name="P3"/>
      <text:p text:style-name="P2"><text:s text:c="5"/><text:span text:style-name="T1">You can use `new Date()` to generate a new Date object containing the current date and time. For example, let's display the current date in mm/dd/yyyy</text:span></text:p>
      <text:p text:style-name="P3"/>
      <text:p text:style-name="P2"><text:s text:c="5"/><text:span text:style-name="T1">```javascript</text:span></text:p>
      <text:p text:style-name="P2"><text:s text:c="5"/><text:span text:style-name="T1">var today = new Date();</text:span></text:p>
      <text:p text:style-name="P2"><text:s text:c="5"/><text:span text:style-name="T1">var dd = String(today.getDate()).padStart(2, '0');</text:span></text:p>
      <text:p text:style-name="P2"><text:s text:c="5"/><text:span text:style-name="T1">var mm = String(today.getMonth() + 1).padStart(2, '0'); //January is 0!</text:span></text:p>
      <text:p text:style-name="P2"><text:s text:c="5"/><text:span text:style-name="T1">var yyyy = today.getFullYear();</text:span></text:p>
      <text:p text:style-name="P3"/>
      <text:p text:style-name="P2"><text:s text:c="5"/><text:span text:style-name="T1">today = mm + '/' + dd + '/' + yyyy;</text:span></text:p>
      <text:p text:style-name="P2"><text:s text:c="5"/><text:span text:style-name="T1">document.write(today);</text:span></text:p>
      <text:p text:style-name="P2"><text:s text:c="5"/><text:span text:style-name="T1">```</text:span></text:p>
      <text:p text:style-name="P3"/>
      <text:p text:style-name="P2"><text:s text:c="5"/><text:span text:style-name="T1">**[в¬† Back to Top](#table-of-contents)**</text:span></text:p>
      <text:p text:style-name="P3"/>
      <text:p text:style-name="P1">132. ### How do you compare two date objects</text:p>
      <text:p text:style-name="P3"/>
      <text:p text:style-name="P2"><text:s text:c="5"/><text:span text:style-name="T1">You need to use date.getTime() method to compare date values instead of comparison operators (==, !=, ===, and !== operators)</text:span></text:p>
      <text:p text:style-name="P3"/>
      <text:p text:style-name="P2"><text:s text:c="5"/><text:span text:style-name="T1">```javascript</text:span></text:p>
      <text:p text:style-name="P2"><text:s text:c="5"/><text:span text:style-name="T1">var d1 = new Date();</text:span></text:p>
      <text:p text:style-name="P2"><text:soft-page-break/><text:s text:c="5"/><text:span text:style-name="T1">var d2 = new Date(d1);</text:span></text:p>
      <text:p text:style-name="P2"><text:s text:c="5"/><text:span text:style-name="T1">console.log(d1.getTime() === d2.getTime()); //True</text:span></text:p>
      <text:p text:style-name="P2"><text:s text:c="5"/><text:span text:style-name="T1">console.log(d1 === d2); // False</text:span></text:p>
      <text:p text:style-name="P2"><text:s text:c="5"/><text:span text:style-name="T1">```</text:span></text:p>
      <text:p text:style-name="P3"/>
      <text:p text:style-name="P2"><text:s text:c="5"/><text:span text:style-name="T1">**[в¬† Back to Top](#table-of-contents)**</text:span></text:p>
      <text:p text:style-name="P3"/>
      <text:p text:style-name="P1">133. ### How do you check if a string starts with another string</text:p>
      <text:p text:style-name="P3"/>
      <text:p text:style-name="P2"><text:s text:c="5"/><text:span text:style-name="T1">You can use ECMAScript 6's `String.prototype.startsWith()` method to check if a string starts with another string or not. But it is not yet supported in all browsers. Let's see an example to see this usage,</text:span></text:p>
      <text:p text:style-name="P3"/>
      <text:p text:style-name="P2"><text:s text:c="5"/><text:span text:style-name="T1">```javascript</text:span></text:p>
      <text:p text:style-name="P2"><text:s text:c="5"/><text:span text:style-name="T1">"Good morning".startsWith("Good"); // true</text:span></text:p>
      <text:p text:style-name="P2"><text:s text:c="5"/><text:span text:style-name="T1">"Good morning".startsWith("morning"); // false</text:span></text:p>
      <text:p text:style-name="P2"><text:s text:c="5"/><text:span text:style-name="T1">```</text:span></text:p>
      <text:p text:style-name="P3"/>
      <text:p text:style-name="P2"><text:s text:c="5"/><text:span text:style-name="T1">**[в¬† Back to Top](#table-of-contents)**</text:span></text:p>
      <text:p text:style-name="P3"/>
      <text:p text:style-name="P1">134. ### How do you trim a string in javascript</text:p>
      <text:p text:style-name="P3"/>
      <text:p text:style-name="P2"><text:s text:c="5"/><text:span text:style-name="T1">JavaScript provided a trim method on string types to trim any whitespaces present at the beginning or ending of the string.</text:span></text:p>
      <text:p text:style-name="P3"/>
      <text:p text:style-name="P2"><text:s text:c="5"/><text:span text:style-name="T1">```javascript</text:span></text:p>
      <text:p text:style-name="P2"><text:s text:c="5"/><text:span text:style-name="T1">" <text:s/>Hello World <text:s text:c="2"/>".trim(); //Hello World</text:span></text:p>
      <text:p text:style-name="P2"><text:s text:c="5"/><text:span text:style-name="T1">```</text:span></text:p>
      <text:p text:style-name="P3"/>
      <text:p text:style-name="P2"><text:s text:c="5"/><text:span text:style-name="T1">If your browser(&lt;IE9) doesn't support this method then you can use below polyfill.</text:span></text:p>
      <text:p text:style-name="P3"/>
      <text:p text:style-name="P2"><text:s text:c="5"/><text:span text:style-name="T1">```javascript</text:span></text:p>
      <text:p text:style-name="P2"><text:s text:c="5"/><text:span text:style-name="T1">if (!String.prototype.trim) {</text:span></text:p>
      <text:p text:style-name="P2"><text:s text:c="9"/><text:span text:style-name="T1">(function() {</text:span></text:p>
      <text:p text:style-name="P2"><text:s text:c="13"/><text:span text:style-name="T1">// Make sure we trim BOM and NBSP</text:span></text:p>
      <text:p text:style-name="P2"><text:s text:c="13"/><text:span text:style-name="T1">var rtrim = /^[\s\uFEFF\xA0]+|[\s\uFEFF\xA0]+$/g;</text:span></text:p>
      <text:p text:style-name="P2"><text:s text:c="13"/><text:span text:style-name="T1">String.prototype.trim = function() {</text:span></text:p>
      <text:p text:style-name="P2"><text:s text:c="17"/><text:span text:style-name="T1">return this.replace(rtrim, '');</text:span></text:p>
      <text:p text:style-name="P2"><text:s text:c="13"/><text:span text:style-name="T1">};</text:span></text:p>
      <text:p text:style-name="P2"><text:s text:c="9"/><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35. ### How do you add a key value pair in javascript</text:p>
      <text:p text:style-name="P3"/>
      <text:p text:style-name="P2"><text:s text:c="5"/><text:span text:style-name="T1">There are two possible solutions to add new properties to an object. Let's take a simple object to explain these solutions.</text:span></text:p>
      <text:p text:style-name="P3"/>
      <text:p text:style-name="P2"><text:s text:c="5"/><text:span text:style-name="T1">```javascript</text:span></text:p>
      <text:p text:style-name="P2"><text:s text:c="5"/><text:span text:style-name="T1">var object = {</text:span></text:p>
      <text:p text:style-name="P2"><text:s text:c="9"/><text:span text:style-name="T1">key1: value1,</text:span></text:p>
      <text:p text:style-name="P2"><text:s text:c="9"/><text:span text:style-name="T1">key2: value2</text:span></text:p>
      <text:p text:style-name="P2"><text:s text:c="5"/><text:span text:style-name="T1">};</text:span></text:p>
      <text:p text:style-name="P2"><text:s text:c="5"/><text:span text:style-name="T1">```</text:span></text:p>
      <text:p text:style-name="P3"/>
      <text:p text:style-name="P2"><text:soft-page-break/><text:s text:c="5"/><text:span text:style-name="T1">1. **Using dot notation:** This solution is useful when you know the name of the property</text:span></text:p>
      <text:p text:style-name="P3"/>
      <text:p text:style-name="P2"><text:s text:c="5"/><text:span text:style-name="T1">```javascript</text:span></text:p>
      <text:p text:style-name="P2"><text:s text:c="5"/><text:span text:style-name="T1">object.key3 = "value3";</text:span></text:p>
      <text:p text:style-name="P2"><text:s text:c="5"/><text:span text:style-name="T1">```</text:span></text:p>
      <text:p text:style-name="P3"/>
      <text:p text:style-name="P2"><text:s text:c="5"/><text:span text:style-name="T1">1. **Using square bracket notation:** This solution is useful when the name of the property is dynamically determined.</text:span></text:p>
      <text:p text:style-name="P3"/>
      <text:p text:style-name="P2"><text:s text:c="5"/><text:span text:style-name="T1">```javascript</text:span></text:p>
      <text:p text:style-name="P2"><text:s text:c="5"/><text:span text:style-name="T1">obj["key3"] = "value3";</text:span></text:p>
      <text:p text:style-name="P2"><text:s text:c="5"/><text:span text:style-name="T1">```</text:span></text:p>
      <text:p text:style-name="P3"/>
      <text:p text:style-name="P2"><text:s text:c="5"/><text:span text:style-name="T1">**[в¬† Back to Top](#table-of-contents)**</text:span></text:p>
      <text:p text:style-name="P3"/>
      <text:p text:style-name="P1">136. ### Is the !-- notation represents a special operator</text:p>
      <text:p text:style-name="P3"/>
      <text:p text:style-name="P2"><text:s text:c="5"/><text:span text:style-name="T1">No,that's not a special operator. But it is a combination of 2 standard operators one after the other,</text:span></text:p>
      <text:p text:style-name="P2"><text:s text:c="5"/><text:span text:style-name="T1">1. A logical not (!)</text:span></text:p>
      <text:p text:style-name="P2"><text:s text:c="5"/><text:span text:style-name="T1">2. A prefix decrement (--)</text:span></text:p>
      <text:p text:style-name="P3"/>
      <text:p text:style-name="P2"><text:s text:c="5"/><text:span text:style-name="T1">At first, the value decremented by one and then tested to see if it is equal to zero or not for determining the truthy/falsy value.</text:span></text:p>
      <text:p text:style-name="P3"/>
      <text:p text:style-name="P2"><text:s text:c="5"/><text:span text:style-name="T1">**[в¬† Back to Top](#table-of-contents)**</text:span></text:p>
      <text:p text:style-name="P3"/>
      <text:p text:style-name="P1">137. ### How do you assign default values to variables</text:p>
      <text:p text:style-name="P3"/>
      <text:p text:style-name="P2"><text:s text:c="5"/><text:span text:style-name="T1">You can use the logical or operator `||` in an assignment expression to provide a default value. The syntax looks like as below,</text:span></text:p>
      <text:p text:style-name="P3"/>
      <text:p text:style-name="P2"><text:s text:c="5"/><text:span text:style-name="T1">```javascript</text:span></text:p>
      <text:p text:style-name="P2"><text:s text:c="5"/><text:span text:style-name="T1">var a = b || c;</text:span></text:p>
      <text:p text:style-name="P2"><text:s text:c="5"/><text:span text:style-name="T1">```</text:span></text:p>
      <text:p text:style-name="P3"/>
      <text:p text:style-name="P2"><text:s text:c="5"/><text:span text:style-name="T1">As per the above expression, variable 'a 'will get the value of 'c' only if 'b' is falsy (if is null, false, undefined, 0, empty string, or NaN), otherwise 'a' will get the value of 'b'.</text:span></text:p>
      <text:p text:style-name="P3"/>
      <text:p text:style-name="P2"><text:s text:c="5"/><text:span text:style-name="T1">**[в¬† Back to Top](#table-of-contents)**</text:span></text:p>
      <text:p text:style-name="P3"/>
      <text:p text:style-name="P1">138. ### How do you define multiline strings</text:p>
      <text:p text:style-name="P3"/>
      <text:p text:style-name="P2"><text:s text:c="5"/><text:span text:style-name="T1">You can define multiline string literals using the '\\' character followed by line terminator.</text:span></text:p>
      <text:p text:style-name="P3"/>
      <text:p text:style-name="P2"><text:s text:c="5"/><text:span text:style-name="T1">```javascript</text:span></text:p>
      <text:p text:style-name="P2"><text:s text:c="5"/><text:span text:style-name="T1">var str = "This is a \</text:span></text:p>
      <text:p text:style-name="P2"><text:s text:c="5"/><text:span text:style-name="T1">very lengthy \</text:span></text:p>
      <text:p text:style-name="P2"><text:s text:c="5"/><text:span text:style-name="T1">sentence!";</text:span></text:p>
      <text:p text:style-name="P2"><text:s text:c="5"/><text:span text:style-name="T1">```</text:span></text:p>
      <text:p text:style-name="P3"/>
      <text:p text:style-name="P2"><text:s text:c="5"/><text:span text:style-name="T1">But if you have a space after the '\\' character, the code will look exactly the same, but it will raise a SyntaxError.</text:span></text:p>
      <text:p text:style-name="P3"/>
      <text:p text:style-name="P2"><text:s text:c="5"/><text:span text:style-name="T1">**[в¬† Back to Top](#table-of-contents)**</text:span></text:p>
      <text:p text:style-name="P3"/>
      <text:p text:style-name="P1"><text:soft-page-break/>139. ### What is an app shell model</text:p>
      <text:p text:style-name="P3"/>
      <text:p text:style-name="P2"><text:s text:c="5"/><text:span text:style-name="T1">An application shell (or app shell) architecture is one way to build a Progressive Web App that reliably and instantly loads on your users' screens, similar to what you see in native applications. It is useful for getting some initial HTML to the screen fast without a network.</text:span></text:p>
      <text:p text:style-name="P3"/>
      <text:p text:style-name="P2"><text:s text:c="5"/><text:span text:style-name="T1">**[в¬† Back to Top](#table-of-contents)**</text:span></text:p>
      <text:p text:style-name="P3"/>
      <text:p text:style-name="P1">140. ### Can we define properties for functions</text:p>
      <text:p text:style-name="P3"/>
      <text:p text:style-name="P2"><text:s text:c="5"/><text:span text:style-name="T1">Yes, We can define properties for functions because functions are also objects.</text:span></text:p>
      <text:p text:style-name="P3"/>
      <text:p text:style-name="P2"><text:s text:c="5"/><text:span text:style-name="T1">```javascript</text:span></text:p>
      <text:p text:style-name="P2"><text:s text:c="5"/><text:span text:style-name="T1">fn = function(x) {</text:span></text:p>
      <text:p text:style-name="P2"><text:s text:c="8"/><text:span text:style-name="T1">//Function code goes here</text:span></text:p>
      <text:p text:style-name="P2"><text:s text:c="5"/><text:span text:style-name="T1">}</text:span></text:p>
      <text:p text:style-name="P3"/>
      <text:p text:style-name="P2"><text:s text:c="5"/><text:span text:style-name="T1">fn.name = "John";</text:span></text:p>
      <text:p text:style-name="P3"/>
      <text:p text:style-name="P2"><text:s text:c="5"/><text:span text:style-name="T1">fn.profile = function(y) {</text:span></text:p>
      <text:p text:style-name="P2"><text:s text:c="7"/><text:span text:style-name="T1">//Profile code goes her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41. ### What is the way to find the number of parameters expected by a function</text:p>
      <text:p text:style-name="P3"/>
      <text:p text:style-name="P2"><text:s text:c="5"/><text:span text:style-name="T1">You can use `function.length` syntax to find the number of parameters expected by a function. Let's take an example of `sum` function to calculate the sum of numbers,</text:span></text:p>
      <text:p text:style-name="P3"/>
      <text:p text:style-name="P2"><text:s text:c="5"/><text:span text:style-name="T1">```javascript</text:span></text:p>
      <text:p text:style-name="P2"><text:s text:c="5"/><text:span text:style-name="T1">function sum(num1, num2, num3, num4){</text:span></text:p>
      <text:p text:style-name="P2"><text:s text:c="9"/><text:span text:style-name="T1">return num1 + num2 + num3 + num4;</text:span></text:p>
      <text:p text:style-name="P2"><text:s text:c="5"/><text:span text:style-name="T1">}</text:span></text:p>
      <text:p text:style-name="P2"><text:s text:c="5"/><text:span text:style-name="T1">sum.length // 4 is the number of parameters expected.</text:span></text:p>
      <text:p text:style-name="P2"><text:s text:c="5"/><text:span text:style-name="T1">```</text:span></text:p>
      <text:p text:style-name="P3"/>
      <text:p text:style-name="P2"><text:s text:c="5"/><text:span text:style-name="T1">**[в¬† Back to Top](#table-of-contents)**</text:span></text:p>
      <text:p text:style-name="P3"/>
      <text:p text:style-name="P1">142. ### What is a polyfill</text:p>
      <text:p text:style-name="P3"/>
      <text:p text:style-name="P2"><text:s text:c="5"/><text:span text:style-name="T1">A polyfill is a piece of JS code used to provide modern functionality on older browsers that do not natively support it. For example, Silverlight plugin polyfill can be used to mimic the functionality of an HTML Canvas element on Microsoft Internet Explorer 7.</text:span></text:p>
      <text:p text:style-name="P3"/>
      <text:p text:style-name="P2"><text:s text:c="5"/><text:span text:style-name="T1">**[в¬† Back to Top](#table-of-contents)**</text:span></text:p>
      <text:p text:style-name="P3"/>
      <text:p text:style-name="P1">143. ### What are break and continue statements</text:p>
      <text:p text:style-name="P3"/>
      <text:p text:style-name="P2"><text:s text:c="5"/><text:span text:style-name="T1">The break statement is used to "jump out" of a loop. i.e, It breaks the loop and continues executing the code after the loop.</text:span></text:p>
      <text:p text:style-name="P3"/>
      <text:p text:style-name="P2"><text:s text:c="5"/><text:span text:style-name="T1">```javascript</text:span></text:p>
      <text:p text:style-name="P2"><text:s text:c="5"/><text:span text:style-name="T1">for (i = 0; i &lt; 10; i++) {</text:span></text:p>
      <text:p text:style-name="P2"><text:soft-page-break/><text:s text:c="7"/><text:span text:style-name="T1">if (i === 5) { break; }</text:span></text:p>
      <text:p text:style-name="P2"><text:s text:c="7"/><text:span text:style-name="T1">text += "Number: " + i + "&lt;br&gt;";</text:span></text:p>
      <text:p text:style-name="P2"><text:s text:c="5"/><text:span text:style-name="T1">}</text:span></text:p>
      <text:p text:style-name="P2"><text:s text:c="5"/><text:span text:style-name="T1">```</text:span></text:p>
      <text:p text:style-name="P3"/>
      <text:p text:style-name="P2"><text:s text:c="5"/><text:span text:style-name="T1">The continue statement is used to "jump over" one iteration in the loop. i.e, It breaks one iteration (in the loop), if a specified condition occurs, and continues with the next iteration in the loop.</text:span></text:p>
      <text:p text:style-name="P3"/>
      <text:p text:style-name="P2"><text:s text:c="5"/><text:span text:style-name="T1">```javascript</text:span></text:p>
      <text:p text:style-name="P2"><text:s text:c="5"/><text:span text:style-name="T1">for (i = 0; i &lt; 10; i++) {</text:span></text:p>
      <text:p text:style-name="P2"><text:s text:c="9"/><text:span text:style-name="T1">if (i === 5) { continue; }</text:span></text:p>
      <text:p text:style-name="P2"><text:s text:c="9"/><text:span text:style-name="T1">text += "Number: " + i + "&lt;br&gt;";</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44. ### What are js labels</text:p>
      <text:p text:style-name="P3"/>
      <text:p text:style-name="P2"><text:s text:c="5"/><text:span text:style-name="T1">The label statement allows us to name loops and blocks in JavaScript. We can then use these labels to refer back to the code later. For example, the below code with labels avoids printing the numbers when they are same,</text:span></text:p>
      <text:p text:style-name="P3"/>
      <text:p text:style-name="P2"><text:s text:c="5"/><text:span text:style-name="T1">```javascript</text:span></text:p>
      <text:p text:style-name="P2"><text:s text:c="5"/><text:span text:style-name="T1">var i, j;</text:span></text:p>
      <text:p text:style-name="P3"/>
      <text:p text:style-name="P2"><text:s text:c="5"/><text:span text:style-name="T1">loop1:</text:span></text:p>
      <text:p text:style-name="P2"><text:s text:c="5"/><text:span text:style-name="T1">for (i = 0; i &lt; 3; i++) {</text:span></text:p>
      <text:p text:style-name="P2"><text:s text:c="8"/><text:span text:style-name="T1">loop2:</text:span></text:p>
      <text:p text:style-name="P2"><text:s text:c="8"/><text:span text:style-name="T1">for (j = 0; j &lt; 3; j++) {</text:span></text:p>
      <text:p text:style-name="P2"><text:s text:c="11"/><text:span text:style-name="T1">if (i === j) {</text:span></text:p>
      <text:p text:style-name="P2"><text:s text:c="14"/><text:span text:style-name="T1">continue loop1;</text:span></text:p>
      <text:p text:style-name="P2"><text:s text:c="11"/><text:span text:style-name="T1">}</text:span></text:p>
      <text:p text:style-name="P2"><text:s text:c="11"/><text:span text:style-name="T1">console.log('i = ' + i + ', j = ' + j);</text:span></text:p>
      <text:p text:style-name="P2"><text:s text:c="8"/><text:span text:style-name="T1">}</text:span></text:p>
      <text:p text:style-name="P2"><text:s text:c="5"/><text:span text:style-name="T1">}</text:span></text:p>
      <text:p text:style-name="P3"/>
      <text:p text:style-name="P2"><text:s text:c="5"/><text:span text:style-name="T1">// Output is:</text:span></text:p>
      <text:p text:style-name="P2"><text:s text:c="5"/><text:span text:style-name="T1">// <text:s text:c="2"/>"i = 1, j = 0"</text:span></text:p>
      <text:p text:style-name="P2"><text:s text:c="5"/><text:span text:style-name="T1">// <text:s text:c="2"/>"i = 2, j = 0"</text:span></text:p>
      <text:p text:style-name="P2"><text:s text:c="5"/><text:span text:style-name="T1">// <text:s text:c="2"/>"i = 2, j = 1"</text:span></text:p>
      <text:p text:style-name="P2"><text:s text:c="5"/><text:span text:style-name="T1">```</text:span></text:p>
      <text:p text:style-name="P3"/>
      <text:p text:style-name="P2"><text:s text:c="5"/><text:span text:style-name="T1">**[в¬† Back to Top](#table-of-contents)**</text:span></text:p>
      <text:p text:style-name="P3"/>
      <text:p text:style-name="P1">145. ### What are the benefits of keeping declarations at the top</text:p>
      <text:p text:style-name="P3"/>
      <text:p text:style-name="P2"><text:s text:c="5"/><text:span text:style-name="T1">It is recommended to keep all declarations at the top of each script or function. The benefits of doing this are,</text:span></text:p>
      <text:p text:style-name="P2"><text:s text:c="5"/><text:span text:style-name="T1">1. Gives cleaner code</text:span></text:p>
      <text:p text:style-name="P2"><text:s text:c="5"/><text:span text:style-name="T1">2. It provides a single place to look for local variables</text:span></text:p>
      <text:p text:style-name="P2"><text:s text:c="5"/><text:span text:style-name="T1">3. Easy to avoid unwanted global variables</text:span></text:p>
      <text:p text:style-name="P2"><text:s text:c="5"/><text:span text:style-name="T1">4. It reduces the possibility of unwanted re-declarations</text:span></text:p>
      <text:p text:style-name="P3"/>
      <text:p text:style-name="P2"><text:s text:c="5"/><text:span text:style-name="T1">**[в¬† Back to Top](#table-of-contents)**</text:span></text:p>
      <text:p text:style-name="P3"/>
      <text:p text:style-name="P1">146. ### What are the benefits of initializing variables</text:p>
      <text:p text:style-name="P3"/>
      <text:p text:style-name="P2"><text:soft-page-break/><text:s text:c="5"/><text:span text:style-name="T1">It is recommended to initialize variables because of the below benefits,</text:span></text:p>
      <text:p text:style-name="P2"><text:s text:c="5"/><text:span text:style-name="T1">1. It gives cleaner code</text:span></text:p>
      <text:p text:style-name="P2"><text:s text:c="5"/><text:span text:style-name="T1">2. It provides a single place to initialize variables</text:span></text:p>
      <text:p text:style-name="P2"><text:s text:c="5"/><text:span text:style-name="T1">3. Avoid undefined values in the code</text:span></text:p>
      <text:p text:style-name="P3"/>
      <text:p text:style-name="P2"><text:s text:c="5"/><text:span text:style-name="T1">**[в¬† Back to Top](#table-of-contents)**</text:span></text:p>
      <text:p text:style-name="P3"/>
      <text:p text:style-name="P1">147. ### What are the recommendations to create new object</text:p>
      <text:p text:style-name="P3"/>
      <text:p text:style-name="P2"><text:s text:c="5"/><text:span text:style-name="T1">It is recommended to avoid creating new objects using `new Object()`. Instead you can initialize values based on it's type to create the objects.</text:span></text:p>
      <text:p text:style-name="P2"><text:s text:c="5"/><text:span text:style-name="T1">1. Assign {} instead of new Object()</text:span></text:p>
      <text:p text:style-name="P2"><text:s text:c="5"/><text:span text:style-name="T1">2. Assign "" instead of new String()</text:span></text:p>
      <text:p text:style-name="P2"><text:s text:c="5"/><text:span text:style-name="T1">3. Assign 0 instead of new Number()</text:span></text:p>
      <text:p text:style-name="P2"><text:s text:c="5"/><text:span text:style-name="T1">4. Assign false instead of new Boolean()</text:span></text:p>
      <text:p text:style-name="P2"><text:s text:c="5"/><text:span text:style-name="T1">5. Assign [] instead of new Array()</text:span></text:p>
      <text:p text:style-name="P2"><text:s text:c="5"/><text:span text:style-name="T1">6. Assign /()/ instead of new RegExp()</text:span></text:p>
      <text:p text:style-name="P2"><text:s text:c="5"/><text:span text:style-name="T1">7. Assign function (){} instead of new Function()</text:span></text:p>
      <text:p text:style-name="P3"/>
      <text:p text:style-name="P2"><text:s text:c="5"/><text:span text:style-name="T1">You can define them as an example,</text:span></text:p>
      <text:p text:style-name="P3"/>
      <text:p text:style-name="P2"><text:s text:c="5"/><text:span text:style-name="T1">```javascript</text:span></text:p>
      <text:p text:style-name="P2"><text:s text:c="5"/><text:span text:style-name="T1">var v1 = {};</text:span></text:p>
      <text:p text:style-name="P2"><text:s text:c="5"/><text:span text:style-name="T1">var v2 = "";</text:span></text:p>
      <text:p text:style-name="P2"><text:s text:c="5"/><text:span text:style-name="T1">var v3 = 0;</text:span></text:p>
      <text:p text:style-name="P2"><text:s text:c="5"/><text:span text:style-name="T1">var v4 = false;</text:span></text:p>
      <text:p text:style-name="P2"><text:s text:c="5"/><text:span text:style-name="T1">var v5 = [];</text:span></text:p>
      <text:p text:style-name="P2"><text:s text:c="5"/><text:span text:style-name="T1">var v6 = /()/;</text:span></text:p>
      <text:p text:style-name="P2"><text:s text:c="5"/><text:span text:style-name="T1">var v7 = function(){};</text:span></text:p>
      <text:p text:style-name="P2"><text:s text:c="5"/><text:span text:style-name="T1">```</text:span></text:p>
      <text:p text:style-name="P3"/>
      <text:p text:style-name="P2"><text:s text:c="5"/><text:span text:style-name="T1">**[в¬† Back to Top](#table-of-contents)**</text:span></text:p>
      <text:p text:style-name="P3"/>
      <text:p text:style-name="P1">148. ### How do you define JSON arrays</text:p>
      <text:p text:style-name="P3"/>
      <text:p text:style-name="P2"><text:s text:c="5"/><text:span text:style-name="T1">JSON arrays are written inside square brackets and arrays contain javascript objects. For example, the JSON array of users would be as below,</text:span></text:p>
      <text:p text:style-name="P3"/>
      <text:p text:style-name="P2"><text:s text:c="5"/><text:span text:style-name="T1">```javascript</text:span></text:p>
      <text:p text:style-name="P2"><text:s text:c="5"/><text:span text:style-name="T1">"users":[</text:span></text:p>
      <text:p text:style-name="P2"><text:s text:c="7"/><text:span text:style-name="T1">{"firstName":"John", "lastName":"Abrahm"},</text:span></text:p>
      <text:p text:style-name="P2"><text:s text:c="7"/><text:span text:style-name="T1">{"firstName":"Anna", "lastName":"Smith"},</text:span></text:p>
      <text:p text:style-name="P2"><text:s text:c="7"/><text:span text:style-name="T1">{"firstName":"Shane", "lastName":"Warn"}</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49. ### How do you generate random integers</text:p>
      <text:p text:style-name="P3"/>
      <text:p text:style-name="P2"><text:s text:c="5"/><text:span text:style-name="T1">You can use Math.random() with Math.floor() to return random integers. For example, if you want generate random integers between 1 to 10, the multiplication factor should be 10,</text:span></text:p>
      <text:p text:style-name="P3"/>
      <text:p text:style-name="P2"><text:s text:c="5"/><text:span text:style-name="T1">```javascript</text:span></text:p>
      <text:p text:style-name="P2"><text:s text:c="5"/><text:span text:style-name="T1">Math.floor(Math.random() * 10) + 1; <text:s text:c="4"/>// returns a random integer from 1 to 10</text:span></text:p>
      <text:p text:style-name="P2"><text:s text:c="5"/><text:span text:style-name="T1">Math.floor(Math.random() * 100) + 1; <text:s text:c="4"/>// returns a random integer from 1 to 100</text:span></text:p>
      <text:p text:style-name="P2"><text:soft-page-break/><text:s text:c="5"/><text:span text:style-name="T1">```</text:span></text:p>
      <text:p text:style-name="P3"/>
      <text:p text:style-name="P2"><text:s text:c="5"/><text:span text:style-name="T1">**Note:** Math.random() returns a random number between 0 (inclusive), <text:s/>and 1 (exclusive)</text:span></text:p>
      <text:p text:style-name="P3"/>
      <text:p text:style-name="P2"><text:s text:c="5"/><text:span text:style-name="T1">**[в¬† Back to Top](#table-of-contents)**</text:span></text:p>
      <text:p text:style-name="P3"/>
      <text:p text:style-name="P1">150. ### Can you write a random integers function to print integers with in a range</text:p>
      <text:p text:style-name="P3"/>
      <text:p text:style-name="P2"><text:s text:c="5"/><text:span text:style-name="T1">Yes, you can create a proper random function to return a random number between min and max (both included)</text:span></text:p>
      <text:p text:style-name="P3"/>
      <text:p text:style-name="P2"><text:s text:c="5"/><text:span text:style-name="T1">```javascript</text:span></text:p>
      <text:p text:style-name="P2"><text:s text:c="5"/><text:span text:style-name="T1">function randomInteger(min, max) {</text:span></text:p>
      <text:p text:style-name="P2"><text:s text:c="7"/><text:span text:style-name="T1">return Math.floor(Math.random() * (max - min + 1) ) + min;</text:span></text:p>
      <text:p text:style-name="P2"><text:s text:c="5"/><text:span text:style-name="T1">}</text:span></text:p>
      <text:p text:style-name="P2"><text:s text:c="5"/><text:span text:style-name="T1">randomInteger(1, 100); // returns a random integer from 1 to 100</text:span></text:p>
      <text:p text:style-name="P2"><text:s text:c="5"/><text:span text:style-name="T1">randomInteger(1, 1000); // returns a random integer from 1 to 1000</text:span></text:p>
      <text:p text:style-name="P2"><text:s text:c="5"/><text:span text:style-name="T1">```</text:span></text:p>
      <text:p text:style-name="P3"/>
      <text:p text:style-name="P2"><text:s text:c="5"/><text:span text:style-name="T1">**[в¬† Back to Top](#table-of-contents)**</text:span></text:p>
      <text:p text:style-name="P3"/>
      <text:p text:style-name="P1">151. ### What is tree shaking</text:p>
      <text:p text:style-name="P3"/>
      <text:p text:style-name="P2"><text:s text:c="5"/><text:span text:style-name="T1">Tree shaking is a form of dead code elimination. It means that unused modules will not be included in the bundle during the build process and for that it relies on the static structure of ES2015 module syntax,( i.e. import and export). Initially this has been popularized by the ES2015 module bundler `rollup`.</text:span></text:p>
      <text:p text:style-name="P3"/>
      <text:p text:style-name="P2"><text:s text:c="5"/><text:span text:style-name="T1">**[в¬† Back to Top](#table-of-contents)**</text:span></text:p>
      <text:p text:style-name="P3"/>
      <text:p text:style-name="P1">152. ### What is the need of tree shaking</text:p>
      <text:p text:style-name="P3"/>
      <text:p text:style-name="P2"><text:s text:c="5"/><text:span text:style-name="T1">Tree Shaking can significantly reduce the code size in any application. i.e, The less code we send over the wire the more performant the application will be. For example, if we just want to create a вЂњHello WorldвЂќ Application using SPA frameworks then it will take around a few MBs, but by tree shaking it can bring down the size to just a few hundred KBs. Tree shaking is implemented in Rollup and Webpack bundlers.</text:span></text:p>
      <text:p text:style-name="P3"/>
      <text:p text:style-name="P2"><text:s text:c="5"/><text:span text:style-name="T1">**[в¬† Back to Top](#table-of-contents)**</text:span></text:p>
      <text:p text:style-name="P3"/>
      <text:p text:style-name="P1">153. ### Is it recommended to use eval</text:p>
      <text:p text:style-name="P3"/>
      <text:p text:style-name="P2"><text:s text:c="5"/><text:span text:style-name="T1">No, it allows arbitrary code to be run which causes a security problem. As we know that the eval() function is used to run text as code. In most of the cases, it should not be necessary to use it.</text:span></text:p>
      <text:p text:style-name="P3"/>
      <text:p text:style-name="P2"><text:s text:c="5"/><text:span text:style-name="T1">**[в¬† Back to Top](#table-of-contents)**</text:span></text:p>
      <text:p text:style-name="P3"/>
      <text:p text:style-name="P1">154. ### What is a Regular Expression</text:p>
      <text:p text:style-name="P3"/>
      <text:p text:style-name="P2"><text:s text:c="5"/><text:span text:style-name="T1">A regular expression is a sequence of characters that forms a search pattern. You can use this search pattern for searching data in a text. These can be used to perform all types of text search and text replace operations. Let's see the syntax format now,</text:span></text:p>
      <text:p text:style-name="P3"/>
      <text:p text:style-name="P2"><text:s text:c="5"/><text:span text:style-name="T1">```javascript</text:span></text:p>
      <text:p text:style-name="P2"><text:s text:c="5"/><text:span text:style-name="T1">/pattern/modifiers;</text:span></text:p>
      <text:p text:style-name="P2"><text:soft-page-break/><text:s text:c="5"/><text:span text:style-name="T1">```</text:span></text:p>
      <text:p text:style-name="P3"/>
      <text:p text:style-name="P2"><text:s text:c="5"/><text:span text:style-name="T1">For example, the regular expression or search pattern with case-insensitive username would be,</text:span></text:p>
      <text:p text:style-name="P3"/>
      <text:p text:style-name="P2"><text:s text:c="5"/><text:span text:style-name="T1">```javascript</text:span></text:p>
      <text:p text:style-name="P2"><text:s text:c="5"/><text:span text:style-name="T1">/John/i</text:span></text:p>
      <text:p text:style-name="P2"><text:s text:c="5"/><text:span text:style-name="T1">```</text:span></text:p>
      <text:p text:style-name="P3"/>
      <text:p text:style-name="P2"><text:s text:c="5"/><text:span text:style-name="T1">**[в¬† Back to Top](#table-of-contents)**</text:span></text:p>
      <text:p text:style-name="P3"/>
      <text:p text:style-name="P1">155. ### What are the string methods available in Regular expression</text:p>
      <text:p text:style-name="P3"/>
      <text:p text:style-name="P2"><text:s text:c="5"/><text:span text:style-name="T1">Regular Expressions has two string methods: search() and replace().</text:span></text:p>
      <text:p text:style-name="P2"><text:s text:c="5"/><text:span text:style-name="T1">The search() method uses an expression to search for a match, and returns the position of the match.</text:span></text:p>
      <text:p text:style-name="P3"/>
      <text:p text:style-name="P2"><text:s text:c="5"/><text:span text:style-name="T1">```javascript</text:span></text:p>
      <text:p text:style-name="P2"><text:s text:c="5"/><text:span text:style-name="T1">var msg = "Hello John";</text:span></text:p>
      <text:p text:style-name="P2"><text:s text:c="5"/><text:span text:style-name="T1">var n = msg.search(/John/i); // 6</text:span></text:p>
      <text:p text:style-name="P2"><text:s text:c="5"/><text:span text:style-name="T1">```</text:span></text:p>
      <text:p text:style-name="P3"/>
      <text:p text:style-name="P2"><text:s text:c="5"/><text:span text:style-name="T1">The replace() method is used to return a modified string where the pattern is replaced.</text:span></text:p>
      <text:p text:style-name="P3"/>
      <text:p text:style-name="P2"><text:s text:c="5"/><text:span text:style-name="T1">```javascript</text:span></text:p>
      <text:p text:style-name="P2"><text:s text:c="5"/><text:span text:style-name="T1">var msg = "Hello John";</text:span></text:p>
      <text:p text:style-name="P2"><text:s text:c="5"/><text:span text:style-name="T1">var n = msg.replace(/John/i, "Buttler"); // Hello Buttler</text:span></text:p>
      <text:p text:style-name="P2"><text:s text:c="5"/><text:span text:style-name="T1">```</text:span></text:p>
      <text:p text:style-name="P3"/>
      <text:p text:style-name="P2"><text:s text:c="5"/><text:span text:style-name="T1">**[в¬† Back to Top](#table-of-contents)**</text:span></text:p>
      <text:p text:style-name="P3"/>
      <text:p text:style-name="P1">156. ### What are modifiers in regular expression</text:p>
      <text:p text:style-name="P3"/>
      <text:p text:style-name="P2"><text:s text:c="6"/><text:span text:style-name="T1">Modifiers can be used to perform case-insensitive and global searches. Let's list down some of the modifiers,</text:span></text:p>
      <text:p text:style-name="P3"/>
      <text:p text:style-name="P2"><text:s text:c="6"/><text:span text:style-name="T1">| Modifier | Description |</text:span></text:p>
      <text:p text:style-name="P2"><text:s text:c="6"/><text:span text:style-name="T1">|---- | ---------</text:span></text:p>
      <text:p text:style-name="P2"><text:s text:c="6"/><text:span text:style-name="T1">| i <text:s/>| Perform case-insensitive matching |</text:span></text:p>
      <text:p text:style-name="P2"><text:s text:c="6"/><text:span text:style-name="T1">| g | Perform a global match rather than stops at first match <text:s/>|</text:span></text:p>
      <text:p text:style-name="P2"><text:s text:c="6"/><text:span text:style-name="T1">| m | Perform multiline matching|</text:span></text:p>
      <text:p text:style-name="P3"/>
      <text:p text:style-name="P2"><text:s text:c="6"/><text:span text:style-name="T1">Let's take an example of global modifier,</text:span></text:p>
      <text:p text:style-name="P3"/>
      <text:p text:style-name="P2"><text:s text:c="6"/><text:span text:style-name="T1">```javascript</text:span></text:p>
      <text:p text:style-name="P2"><text:s text:c="6"/><text:span text:style-name="T1">var text = "Learn JS one by one";</text:span></text:p>
      <text:p text:style-name="P2"><text:s text:c="6"/><text:span text:style-name="T1">var pattern = /one/g;</text:span></text:p>
      <text:p text:style-name="P2"><text:s text:c="6"/><text:span text:style-name="T1">var result = text.match(pattern); // one,one</text:span></text:p>
      <text:p text:style-name="P2"><text:s text:c="6"/><text:span text:style-name="T1">```</text:span></text:p>
      <text:p text:style-name="P3"/>
      <text:p text:style-name="P2"><text:s text:c="6"/><text:span text:style-name="T1">**[в¬† Back to Top](#table-of-contents)**</text:span></text:p>
      <text:p text:style-name="P3"/>
      <text:p text:style-name="P1">157. ### What are regular expression patterns</text:p>
      <text:p text:style-name="P3"/>
      <text:p text:style-name="P2"><text:s text:c="5"/><text:span text:style-name="T1">Regular Expressions provide a group of patterns in order to match characters. Basically they are categorized into 3 types,</text:span></text:p>
      <text:p text:style-name="P2"><text:s text:c="5"/><text:span text:style-name="T1">1. **Brackets:** These are used to find a range of characters.</text:span></text:p>
      <text:p text:style-name="P2"><text:s text:c="8"/><text:span text:style-name="T1">For example, below are some use cases,</text:span></text:p>
      <text:p text:style-name="P2"><text:soft-page-break/><text:s text:c="8"/><text:span text:style-name="T1">1. [abc]: Used to find any of the characters between the brackets(a,b,c)</text:span></text:p>
      <text:p text:style-name="P2"><text:s text:c="8"/><text:span text:style-name="T1">2. [0-9]: Used to find any of the digits between the brackets</text:span></text:p>
      <text:p text:style-name="P2"><text:s text:c="8"/><text:span text:style-name="T1">3. (a|b): Used to find any of the alternatives separated with |</text:span></text:p>
      <text:p text:style-name="P2"><text:s text:c="5"/><text:span text:style-name="T1">2. **Metacharacters:** These are characters with a special meaning</text:span></text:p>
      <text:p text:style-name="P2"><text:s text:c="8"/><text:span text:style-name="T1">For example, below are some use cases,</text:span></text:p>
      <text:p text:style-name="P2"><text:s text:c="8"/><text:span text:style-name="T1">1. \\d: Used to find a digit</text:span></text:p>
      <text:p text:style-name="P2"><text:s text:c="8"/><text:span text:style-name="T1">2. \\s: Used to find a whitespace character</text:span></text:p>
      <text:p text:style-name="P2"><text:s text:c="8"/><text:span text:style-name="T1">3. \\b: Used to find a match at the beginning or ending of a word</text:span></text:p>
      <text:p text:style-name="P2"><text:s text:c="5"/><text:span text:style-name="T1">3. **Quantifiers:** These are useful to define quantities</text:span></text:p>
      <text:p text:style-name="P2"><text:s text:c="8"/><text:span text:style-name="T1">For example, below are some use cases,</text:span></text:p>
      <text:p text:style-name="P2"><text:s text:c="8"/><text:span text:style-name="T1">1. n+: Used to find matches for any string that contains at least one n</text:span></text:p>
      <text:p text:style-name="P2"><text:s text:c="8"/><text:span text:style-name="T1">2. n*: Used to find matches for any string that contains zero or more occurrences of n</text:span></text:p>
      <text:p text:style-name="P2"><text:s text:c="8"/><text:span text:style-name="T1">3. n?: Used to find matches for any string that contains zero or one occurrences of n</text:span></text:p>
      <text:p text:style-name="P3"/>
      <text:p text:style-name="P2"><text:s text:c="5"/><text:span text:style-name="T1">**[в¬† Back to Top](#table-of-contents)**</text:span></text:p>
      <text:p text:style-name="P3"/>
      <text:p text:style-name="P1">158. ### What is a RegExp object</text:p>
      <text:p text:style-name="P3"/>
      <text:p text:style-name="P2"><text:s text:c="5"/><text:span text:style-name="T1">RegExp object is a regular expression object with predefined properties and methods. Let's see the simple usage of RegExp object,</text:span></text:p>
      <text:p text:style-name="P3"/>
      <text:p text:style-name="P2"><text:s text:c="5"/><text:span text:style-name="T1">```javascript</text:span></text:p>
      <text:p text:style-name="P2"><text:s text:c="5"/><text:span text:style-name="T1">var regexp = new RegExp('\\w+');</text:span></text:p>
      <text:p text:style-name="P2"><text:s text:c="5"/><text:span text:style-name="T1">console.log(regexp);</text:span></text:p>
      <text:p text:style-name="P2"><text:s text:c="5"/><text:span text:style-name="T1">// expected output: /\w+/</text:span></text:p>
      <text:p text:style-name="P2"><text:s text:c="5"/><text:span text:style-name="T1">```</text:span></text:p>
      <text:p text:style-name="P3"/>
      <text:p text:style-name="P2"><text:s text:c="5"/><text:span text:style-name="T1">**[в¬† Back to Top](#table-of-contents)**</text:span></text:p>
      <text:p text:style-name="P3"/>
      <text:p text:style-name="P1">159. ### How do you search a string for a pattern</text:p>
      <text:p text:style-name="P3"/>
      <text:p text:style-name="P2"><text:s text:c="5"/><text:span text:style-name="T1">You can use the test() method of regular expression in order to search a string for a pattern, and return true or false depending on the result.</text:span></text:p>
      <text:p text:style-name="P3"/>
      <text:p text:style-name="P2"><text:s text:c="5"/><text:span text:style-name="T1">```javascript</text:span></text:p>
      <text:p text:style-name="P2"><text:s text:c="5"/><text:span text:style-name="T1">var pattern = /you/;</text:span></text:p>
      <text:p text:style-name="P2"><text:s text:c="5"/><text:span text:style-name="T1">console.log(pattern.test("How are you?")); //true</text:span></text:p>
      <text:p text:style-name="P2"><text:s text:c="5"/><text:span text:style-name="T1">```</text:span></text:p>
      <text:p text:style-name="P3"/>
      <text:p text:style-name="P2"><text:s text:c="5"/><text:span text:style-name="T1">**[в¬† Back to Top](#table-of-contents)**</text:span></text:p>
      <text:p text:style-name="P3"/>
      <text:p text:style-name="P1">160. ### What is the purpose of exec method</text:p>
      <text:p text:style-name="P3"/>
      <text:p text:style-name="P2"><text:s text:c="5"/><text:span text:style-name="T1">The purpose of exec method is similar to test method but it executes a search for a match in a specified string and returns a result array, or null instead of returning true/false.</text:span></text:p>
      <text:p text:style-name="P3"/>
      <text:p text:style-name="P2"><text:s text:c="5"/><text:span text:style-name="T1">```javascript</text:span></text:p>
      <text:p text:style-name="P2"><text:s text:c="5"/><text:span text:style-name="T1">var pattern = /you/;</text:span></text:p>
      <text:p text:style-name="P2"><text:s text:c="5"/><text:span text:style-name="T1">console.log(pattern.exec("How are you?")); //["you", index: 8, input: "How are you?", groups: undefined]</text:span></text:p>
      <text:p text:style-name="P2"><text:s text:c="5"/><text:span text:style-name="T1">```</text:span></text:p>
      <text:p text:style-name="P3"/>
      <text:p text:style-name="P2"><text:s text:c="5"/><text:span text:style-name="T1">**[в¬† Back to Top](#table-of-contents)**</text:span></text:p>
      <text:p text:style-name="P3"/>
      <text:p text:style-name="P1">161. ### How do you change the style of a HTML element</text:p>
      <text:p text:style-name="P3"/>
      <text:p text:style-name="P2"><text:soft-page-break/><text:s text:c="5"/><text:span text:style-name="T1">You can change inline style or classname of a HTML element using javascript</text:span></text:p>
      <text:p text:style-name="P2"><text:s text:c="5"/><text:span text:style-name="T1">1. **Using style property:** You can modify inline style using style property</text:span></text:p>
      <text:p text:style-name="P3"/>
      <text:p text:style-name="P2"><text:s text:c="5"/><text:span text:style-name="T1">```javascript</text:span></text:p>
      <text:p text:style-name="P2"><text:s text:c="5"/><text:span text:style-name="T1">document.getElementById("title").style.fontSize = "30px";</text:span></text:p>
      <text:p text:style-name="P2"><text:s text:c="5"/><text:span text:style-name="T1">```</text:span></text:p>
      <text:p text:style-name="P3"/>
      <text:p text:style-name="P2"><text:s text:c="5"/><text:span text:style-name="T1">1. **Using ClassName property:** It is easy to modify element class using className property</text:span></text:p>
      <text:p text:style-name="P3"/>
      <text:p text:style-name="P2"><text:s text:c="5"/><text:span text:style-name="T1">```javascript</text:span></text:p>
      <text:p text:style-name="P2"><text:s text:c="6"/><text:span text:style-name="T1">document.getElementById("title").className = "custom-title";</text:span></text:p>
      <text:p text:style-name="P2"><text:s text:c="6"/><text:span text:style-name="T1">```</text:span></text:p>
      <text:p text:style-name="P3"/>
      <text:p text:style-name="P2"><text:s text:c="5"/><text:span text:style-name="T1">**[в¬† Back to Top](#table-of-contents)**</text:span></text:p>
      <text:p text:style-name="P3"/>
      <text:p text:style-name="P1">162. ### What would be the result of 1+2+'3'</text:p>
      <text:p text:style-name="P3"/>
      <text:p text:style-name="P2"><text:s text:c="5"/><text:span text:style-name="T1">The output is going to be `33`. Since `1` and `2` are numeric values, the result of the first two digits is going to be a numeric value `3`. The next digit is a string type value because of that the addition of numeric value `3` and string type value `3` is just going to be a concatenation value `33`.</text:span></text:p>
      <text:p text:style-name="P3"/>
      <text:p text:style-name="P2"><text:s text:c="5"/><text:span text:style-name="T1">**[в¬† Back to Top](#table-of-contents)**</text:span></text:p>
      <text:p text:style-name="P3"/>
      <text:p text:style-name="P1">163. ### What is a debugger statement</text:p>
      <text:p text:style-name="P3"/>
      <text:p text:style-name="P2"><text:s text:c="5"/><text:span text:style-name="T1">The debugger statement invokes any available debugging functionality, such as setting a breakpoint. If no debugging functionality is available, this statement has no effect.</text:span></text:p>
      <text:p text:style-name="P2"><text:s text:c="5"/><text:span text:style-name="T1">For example, in the below function a debugger statement has been inserted. So</text:span></text:p>
      <text:p text:style-name="P2"><text:s text:c="5"/><text:span text:style-name="T1">execution is paused at the debugger statement just like a breakpoint in the script source.</text:span></text:p>
      <text:p text:style-name="P3"/>
      <text:p text:style-name="P2"><text:s text:c="5"/><text:span text:style-name="T1">```javascript</text:span></text:p>
      <text:p text:style-name="P2"><text:s text:c="5"/><text:span text:style-name="T1">function getProfile() {</text:span></text:p>
      <text:p text:style-name="P2"><text:s text:c="5"/><text:span text:style-name="T1">// code goes here</text:span></text:p>
      <text:p text:style-name="P2"><text:s text:c="5"/><text:span text:style-name="T1">debugger;</text:span></text:p>
      <text:p text:style-name="P2"><text:s text:c="5"/><text:span text:style-name="T1">// code goes her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64. ### What is the purpose of breakpoints in debugging</text:p>
      <text:p text:style-name="P3"/>
      <text:p text:style-name="P2"><text:s text:c="5"/><text:span text:style-name="T1">You can set breakpoints in the javascript code once the debugger statement is executed and the debugger window pops up. At each breakpoint, javascript will stop executing, and let you examine the JavaScript values. After examining values, you can resume the execution of code using the play button.</text:span></text:p>
      <text:p text:style-name="P3"/>
      <text:p text:style-name="P2"><text:s text:c="5"/><text:span text:style-name="T1">**[в¬† Back to Top](#table-of-contents)**</text:span></text:p>
      <text:p text:style-name="P3"/>
      <text:p text:style-name="P1">165. ### Can I use reserved words as identifiers</text:p>
      <text:p text:style-name="P3"/>
      <text:p text:style-name="P2"><text:s text:c="5"/><text:span text:style-name="T1">No, you cannot use the reserved words as variables, labels, object or function names. Let's see one simple example,</text:span></text:p>
      <text:p text:style-name="P3"/>
      <text:p text:style-name="P2"><text:s text:c="5"/><text:span text:style-name="T1">```javascript</text:span></text:p>
      <text:p text:style-name="P2"><text:soft-page-break/><text:s text:c="5"/><text:span text:style-name="T1">var else = "hello"; // Uncaught SyntaxError: Unexpected token else</text:span></text:p>
      <text:p text:style-name="P2"><text:s text:c="5"/><text:span text:style-name="T1">```</text:span></text:p>
      <text:p text:style-name="P3"/>
      <text:p text:style-name="P2"><text:s text:c="5"/><text:span text:style-name="T1">**[в¬† Back to Top](#table-of-contents)**</text:span></text:p>
      <text:p text:style-name="P3"/>
      <text:p text:style-name="P1">166. ### How do you detect a mobile browser</text:p>
      <text:p text:style-name="P3"/>
      <text:p text:style-name="P2"><text:s text:c="5"/><text:span text:style-name="T1">You can use regex which returns a true or false value depending on whether or not the user is browsing with a mobile.</text:span></text:p>
      <text:p text:style-name="P3"/>
      <text:p text:style-name="P2"><text:s text:c="5"/><text:span text:style-name="T1">```javascript</text:span></text:p>
      <text:p text:style-name="P2"><text:s text:c="5"/><text:span text:style-name="T1">window.mobilecheck = function() {</text:span></text:p>
      <text:p text:style-name="P2"><text:s text:c="7"/><text:span text:style-name="T1">var mobileCheck = false;</text:span></text:p>
      <text:p text:style-name="P2"><text:s text:c="7"/><text:span text:style-name="T1">(function(a){if(/(android|bb\d+|meego).+mobile|avantgo|bada\/|blackberry|blazer|compal|elaine|fennec|hiptop|iemobile|ip(hone|od)|iris|kindle|lge |maemo|midp|mmp|mobile.+firefox|netfront|opera m(ob|in)i|palm( os)?|phone|p(ixi|re)\/|plucker|pocket|psp|series(4|6)0|symbian|treo|up\.(browser|link)|vodafone|wap|windows ce|xda|xiino/i.test(a)||/1207|6310|6590|3gso|4thp|50[1-6]i|770s|802s|a wa|abac|ac(er|oo|s\-)|ai(ko|rn)|al(av|ca|co)|amoi|an(ex|ny|yw)|aptu|ar(ch|go)|as(te|us)|attw|au(di|\-m|r |s )|avan|be(ck|ll|nq)|bi(lb|rd)|bl(ac|az)|br(e|v)w|bumb|bw\-(n|u)|c55\/|capi|ccwa|cdm\-|cell|chtm|cldc|cmd\-|co(mp|nd)|craw|da(it|ll|ng)|dbte|dc\-s|devi|dica|dmob|do(c|p)o|ds(12|\-d)|el(49|ai)|em(l2|ul)|er(ic|k0)|esl8|ez([4-7]0|os|wa|ze)|fetc|fly(\-|_)|g1 u|g560|gene|gf\-5|g\-mo|go(\.w|od)|gr(ad|un)|haie|hcit|hd\-(m|p|t)|hei\-|hi(pt|ta)|hp( i|ip)|hs\-c|ht(c(\-| |_|a|g|p|s|t)|tp)|hu(aw|tc)|i\-(20|go|ma)|i230|iac( |\-|\/)|ibro|idea|ig01|ikom|im1k|inno|ipaq|iris|ja(t|v)a|jbro|jemu|jigs|kddi|keji|kgt( |\/)|klon|kpt |kwc\-|kyo(c|k)|le(no|xi)|lg( g|\/(k|l|u)|50|54|\-[a-w])|libw|lynx|m1\-w|m3ga|m50\/|ma(te|ui|xo)|mc(01|21|ca)|m\-cr|me(rc|ri)|mi(o8|oa|ts)|mmef|mo(01|02|bi|de|do|t(\-| |o|v)|zz)|mt(50|p1|v )|mwbp|mywa|n10[0-2]|n20[2-3]|n30(0|2)|n50(0|2|5)|n7(0(0|1)|10)|ne((c|m)\-|on|tf|wf|wg|wt)|nok(6|i)|nzph|o2im|op(ti|wv)|oran|owg1|p800|pan(a|d|t)|pdxg|pg(13|\-([1-8]|c))|phil|pire|pl(ay|uc)|pn\-2|po(ck|rt|se)|prox|psio|pt\-g|qa\-a|qc(07|12|21|32|60|\-[2-7]|i\-)|qtek|r380|r600|raks|rim9|ro(ve|zo)|s55\/|sa(ge|ma|mm|ms|ny|va)|sc(01|h\-|oo|p\-)|sdk\/|se(c(\-|0|1)|47|mc|nd|ri)|sgh\-|shar|sie(\-|m)|sk\-0|sl(45|id)|sm(al|ar|b3|it|t5)|so(ft|ny)|sp(01|h\-|v\-|v )|sy(01|mb)|t2(18|50)|t6(00|10|18)|ta(gt|lk)|tcl\-|tdg\-|tel(i|m)|tim\-|t\-mo|to(pl|sh)|ts(70|m\-|m3|m5)|tx\-9|up(\.b|g1|si)|utst|v400|v750|veri|vi(rg|te)|vk(40|5[0-3]|\-v)|vm40|voda|vulc|vx(52|53|60|61|70|80|81|83|85|98)|w3c(\-| )|webc|whit|wi(g |nc|nw)|wmlb|wonu|x700|yas\-|your|zeto|zte\-/i.test(a.substr(0,4))) mobileCheck = true;})(navigator.userAgent||navigator.vendor||window.opera);</text:span></text:p>
      <text:p text:style-name="P2"><text:s text:c="7"/><text:span text:style-name="T1">return mobileCheck;</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67. ### How do you detect a mobile browser without regexp</text:p>
      <text:p text:style-name="P3"/>
      <text:p text:style-name="P2"><text:s text:c="5"/><text:span text:style-name="T1">You can detect mobile browsers by simply running through a list of devices and checking if the useragent matches anything. This is an alternative solution for RegExp usage,</text:span></text:p>
      <text:p text:style-name="P3"/>
      <text:p text:style-name="P2"><text:s text:c="5"/><text:span text:style-name="T1">```javascript</text:span></text:p>
      <text:p text:style-name="P2"><text:s text:c="5"/><text:span text:style-name="T1">function detectmob() {</text:span></text:p>
      <text:p text:style-name="P2"><text:s text:c="6"/><text:span text:style-name="T1">if( navigator.userAgent.match(/Android/i)</text:span></text:p>
      <text:p text:style-name="P2"><text:s text:c="6"/><text:span text:style-name="T1">|| navigator.userAgent.match(/webOS/i)</text:span></text:p>
      <text:p text:style-name="P2"><text:s text:c="6"/><text:span text:style-name="T1">|| navigator.userAgent.match(/iPhone/i)</text:span></text:p>
      <text:p text:style-name="P2"><text:s text:c="6"/><text:span text:style-name="T1">|| navigator.userAgent.match(/iPad/i)</text:span></text:p>
      <text:p text:style-name="P2"><text:s text:c="6"/><text:span text:style-name="T1">|| navigator.userAgent.match(/iPod/i)</text:span></text:p>
      <text:p text:style-name="P2"><text:s text:c="6"/><text:span text:style-name="T1">|| navigator.userAgent.match(/BlackBerry/i)</text:span></text:p>
      <text:p text:style-name="P2"><text:soft-page-break/><text:s text:c="6"/><text:span text:style-name="T1">|| navigator.userAgent.match(/Windows Phone/i)</text:span></text:p>
      <text:p text:style-name="P2"><text:s text:c="6"/><text:span text:style-name="T1">){</text:span></text:p>
      <text:p text:style-name="P2"><text:s text:c="9"/><text:span text:style-name="T1">return true;</text:span></text:p>
      <text:p text:style-name="P2"><text:s text:c="7"/><text:span text:style-name="T1">}</text:span></text:p>
      <text:p text:style-name="P2"><text:s text:c="6"/><text:span text:style-name="T1">else {</text:span></text:p>
      <text:p text:style-name="P2"><text:s text:c="9"/><text:span text:style-name="T1">return false;</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68. ### How do you get the image width and height using JS</text:p>
      <text:p text:style-name="P3"/>
      <text:p text:style-name="P2"><text:s text:c="5"/><text:span text:style-name="T1">You can programmatically get the image and check the dimensions(width and height) using Javascript.</text:span></text:p>
      <text:p text:style-name="P3"/>
      <text:p text:style-name="P2"><text:s text:c="5"/><text:span text:style-name="T1">```javascript</text:span></text:p>
      <text:p text:style-name="P2"><text:s text:c="5"/><text:span text:style-name="T1">var img = new Image();</text:span></text:p>
      <text:p text:style-name="P2"><text:s text:c="5"/><text:span text:style-name="T1">img.onload = function() {</text:span></text:p>
      <text:p text:style-name="P2"><text:s text:c="7"/><text:span text:style-name="T1">console.log(this.width + 'x' + this.height);</text:span></text:p>
      <text:p text:style-name="P2"><text:s text:c="5"/><text:span text:style-name="T1">}</text:span></text:p>
      <text:p text:style-name="P2"><text:s text:c="5"/><text:span text:style-name="T1">img.src = 'http://www.google.com/intl/en_ALL/images/logo.gif';</text:span></text:p>
      <text:p text:style-name="P2"><text:s text:c="5"/><text:span text:style-name="T1">```</text:span></text:p>
      <text:p text:style-name="P3"/>
      <text:p text:style-name="P2"><text:s text:c="5"/><text:span text:style-name="T1">**[в¬† Back to Top](#table-of-contents)**</text:span></text:p>
      <text:p text:style-name="P3"/>
      <text:p text:style-name="P1">169. ### How do you make synchronous HTTP request</text:p>
      <text:p text:style-name="P3"/>
      <text:p text:style-name="P2"><text:s text:c="5"/><text:span text:style-name="T1">Browsers provide an XMLHttpRequest object which can be used to make synchronous HTTP requests from JavaScript</text:span></text:p>
      <text:p text:style-name="P3"/>
      <text:p text:style-name="P2"><text:s text:c="5"/><text:span text:style-name="T1">```javascript</text:span></text:p>
      <text:p text:style-name="P2"><text:s text:c="5"/><text:span text:style-name="T1">function httpGet(theUrl)</text:span></text:p>
      <text:p text:style-name="P2"><text:s text:c="5"/><text:span text:style-name="T1">{</text:span></text:p>
      <text:p text:style-name="P2"><text:s text:c="9"/><text:span text:style-name="T1">var xmlHttpReq = new XMLHttpRequest();</text:span></text:p>
      <text:p text:style-name="P2"><text:s text:c="9"/><text:span text:style-name="T1">xmlHttpReq.open( "GET", theUrl, false ); // false for synchronous request</text:span></text:p>
      <text:p text:style-name="P2"><text:s text:c="9"/><text:span text:style-name="T1">xmlHttpReq.send( null );</text:span></text:p>
      <text:p text:style-name="P2"><text:s text:c="9"/><text:span text:style-name="T1">return xmlHttpReq.responseText;</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70. ### How do you make asynchronous HTTP request</text:p>
      <text:p text:style-name="P3"/>
      <text:p text:style-name="P2"><text:s text:c="5"/><text:span text:style-name="T1">Browsers provide an XMLHttpRequest object which can be used to make asynchronous HTTP requests from JavaScript by passing the 3rd parameter as true.</text:span></text:p>
      <text:p text:style-name="P3"/>
      <text:p text:style-name="P2"><text:s text:c="5"/><text:span text:style-name="T1">```javascript</text:span></text:p>
      <text:p text:style-name="P2"><text:s text:c="5"/><text:span text:style-name="T1">function httpGetAsync(theUrl, callback)</text:span></text:p>
      <text:p text:style-name="P2"><text:s text:c="5"/><text:span text:style-name="T1">{</text:span></text:p>
      <text:p text:style-name="P2"><text:s text:c="9"/><text:span text:style-name="T1">var xmlHttpReq = new XMLHttpRequest();</text:span></text:p>
      <text:p text:style-name="P2"><text:s text:c="9"/><text:span text:style-name="T1">xmlHttpReq.onreadystatechange = function() {</text:span></text:p>
      <text:p text:style-name="P2"><text:s text:c="13"/><text:span text:style-name="T1">if (xmlHttpReq.readyState == 4 &amp;&amp; xmlHttpReq.status == 200)</text:span></text:p>
      <text:p text:style-name="P2"><text:s text:c="17"/><text:span text:style-name="T1">callback(xmlHttpReq.responseText);</text:span></text:p>
      <text:p text:style-name="P2"><text:s text:c="9"/><text:span text:style-name="T1">}</text:span></text:p>
      <text:p text:style-name="P2"><text:s text:c="9"/><text:span text:style-name="T1">xmlHttp.open("GET", theUrl, true); // true for asynchronous</text:span></text:p>
      <text:p text:style-name="P2"><text:s text:c="9"/><text:span text:style-name="T1">xmlHttp.send(null);</text:span></text:p>
      <text:p text:style-name="P2"><text:soft-page-break/><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71. ### How do you convert date to another timezone in javascript</text:p>
      <text:p text:style-name="P3"/>
      <text:p text:style-name="P2"><text:s text:c="5"/><text:span text:style-name="T1">You can use the toLocaleString() method to convert dates in one timezone to another. For example, let's convert current date to British English timezone as below,</text:span></text:p>
      <text:p text:style-name="P3"/>
      <text:p text:style-name="P2"><text:s text:c="5"/><text:span text:style-name="T1">```javascript</text:span></text:p>
      <text:p text:style-name="P2"><text:s text:c="5"/><text:span text:style-name="T1">console.log(event.toLocaleString('en-GB', { timeZone: 'UTC' })); //29/06/2019, 09:56:00</text:span></text:p>
      <text:p text:style-name="P2"><text:s text:c="5"/><text:span text:style-name="T1">```</text:span></text:p>
      <text:p text:style-name="P3"/>
      <text:p text:style-name="P2"><text:s text:c="5"/><text:span text:style-name="T1">**[в¬† Back to Top](#table-of-contents)**</text:span></text:p>
      <text:p text:style-name="P3"/>
      <text:p text:style-name="P1">172. ### What are the properties used to get size of window</text:p>
      <text:p text:style-name="P3"/>
      <text:p text:style-name="P2"><text:s text:c="5"/><text:span text:style-name="T1">You can use innerWidth, innerHeight, clientWidth, clientHeight properties of windows, document element and document body objects to find the size of a window. Let's use them combination of these properties to calculate the size of a window or document,</text:span></text:p>
      <text:p text:style-name="P3"/>
      <text:p text:style-name="P2"><text:s text:c="5"/><text:span text:style-name="T1">```javascript</text:span></text:p>
      <text:p text:style-name="P2"><text:s text:c="5"/><text:span text:style-name="T1">var width = window.innerWidth</text:span></text:p>
      <text:p text:style-name="P2"><text:s text:c="5"/><text:span text:style-name="T1">|| document.documentElement.clientWidth</text:span></text:p>
      <text:p text:style-name="P2"><text:s text:c="5"/><text:span text:style-name="T1">|| document.body.clientWidth;</text:span></text:p>
      <text:p text:style-name="P3"/>
      <text:p text:style-name="P2"><text:s text:c="5"/><text:span text:style-name="T1">var height = window.innerHeight</text:span></text:p>
      <text:p text:style-name="P2"><text:s text:c="5"/><text:span text:style-name="T1">|| document.documentElement.clientHeight</text:span></text:p>
      <text:p text:style-name="P2"><text:s text:c="5"/><text:span text:style-name="T1">|| document.body.clientHeight;</text:span></text:p>
      <text:p text:style-name="P2"><text:s text:c="5"/><text:span text:style-name="T1">```</text:span></text:p>
      <text:p text:style-name="P3"/>
      <text:p text:style-name="P2"><text:s text:c="5"/><text:span text:style-name="T1">**[в¬† Back to Top](#table-of-contents)**</text:span></text:p>
      <text:p text:style-name="P3"/>
      <text:p text:style-name="P1">173. ### What is a conditional operator in javascript</text:p>
      <text:p text:style-name="P3"/>
      <text:p text:style-name="P2"><text:s text:c="5"/><text:span text:style-name="T1">The conditional (ternary) operator is the only JavaScript operator that takes three operands which acts as a shortcut for if statements.</text:span></text:p>
      <text:p text:style-name="P3"/>
      <text:p text:style-name="P2"><text:s text:c="5"/><text:span text:style-name="T1">```javascript</text:span></text:p>
      <text:p text:style-name="P2"><text:s text:c="5"/><text:span text:style-name="T1">var isAuthenticated = false;</text:span></text:p>
      <text:p text:style-name="P2"><text:s text:c="5"/><text:span text:style-name="T1">console.log(isAuthenticated ? 'Hello, welcome' : 'Sorry, you are not authenticated'); //Sorry, you are not authenticated</text:span></text:p>
      <text:p text:style-name="P2"><text:s text:c="5"/><text:span text:style-name="T1">```</text:span></text:p>
      <text:p text:style-name="P3"/>
      <text:p text:style-name="P2"><text:s text:c="5"/><text:span text:style-name="T1">**[в¬† Back to Top](#table-of-contents)**</text:span></text:p>
      <text:p text:style-name="P3"/>
      <text:p text:style-name="P1">174. ### Can you apply chaining on conditional operator</text:p>
      <text:p text:style-name="P3"/>
      <text:p text:style-name="P2"><text:s text:c="5"/><text:span text:style-name="T1">Yes, you can apply chaining on conditional operators similar to if вЂ¦ else ifвЂ€вЂ¦ else if вЂ¦ else chain. The syntax is going to be as below,</text:span></text:p>
      <text:p text:style-name="P3"/>
      <text:p text:style-name="P2"><text:s text:c="5"/><text:span text:style-name="T1">```javascript</text:span></text:p>
      <text:p text:style-name="P2"><text:s text:c="5"/><text:span text:style-name="T1">function traceValue(someParam) {</text:span></text:p>
      <text:p text:style-name="P2"><text:s text:c="9"/><text:span text:style-name="T1">return condition1 ? value1</text:span></text:p>
      <text:p text:style-name="P2"><text:s text:c="14"/><text:span text:style-name="T1">: condition2 ? value2</text:span></text:p>
      <text:p text:style-name="P2"><text:soft-page-break/><text:s text:c="14"/><text:span text:style-name="T1">: condition3 ? value3</text:span></text:p>
      <text:p text:style-name="P2"><text:s text:c="14"/><text:span text:style-name="T1">: value4;</text:span></text:p>
      <text:p text:style-name="P2"><text:s text:c="5"/><text:span text:style-name="T1">}</text:span></text:p>
      <text:p text:style-name="P3"/>
      <text:p text:style-name="P2"><text:s text:c="5"/><text:span text:style-name="T1">// The above conditional operator is equivalent to:</text:span></text:p>
      <text:p text:style-name="P3"/>
      <text:p text:style-name="P2"><text:s text:c="5"/><text:span text:style-name="T1">function traceValue(someParam) {</text:span></text:p>
      <text:p text:style-name="P2"><text:s text:c="9"/><text:span text:style-name="T1">if (condition1) { return value1; }</text:span></text:p>
      <text:p text:style-name="P2"><text:s text:c="9"/><text:span text:style-name="T1">else if (condition2) { return value2; }</text:span></text:p>
      <text:p text:style-name="P2"><text:s text:c="9"/><text:span text:style-name="T1">else if (condition3) { return value3; }</text:span></text:p>
      <text:p text:style-name="P2"><text:s text:c="9"/><text:span text:style-name="T1">else { return value4; }</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75. ### What are the ways to execute javascript after page load</text:p>
      <text:p text:style-name="P3"/>
      <text:p text:style-name="P2"><text:s text:c="5"/><text:span text:style-name="T1">You can execute javascript after page load in many different ways,</text:span></text:p>
      <text:p text:style-name="P2"><text:s text:c="5"/><text:span text:style-name="T1">1. **window.onload:**</text:span></text:p>
      <text:p text:style-name="P3"/>
      <text:p text:style-name="P2"><text:s text:c="5"/><text:span text:style-name="T1">```javascript</text:span></text:p>
      <text:p text:style-name="P2"><text:s text:c="5"/><text:span text:style-name="T1">window.onload = function ...</text:span></text:p>
      <text:p text:style-name="P2"><text:s text:c="5"/><text:span text:style-name="T1">```</text:span></text:p>
      <text:p text:style-name="P3"/>
      <text:p text:style-name="P2"><text:s text:c="5"/><text:span text:style-name="T1">1. **document.onload:**</text:span></text:p>
      <text:p text:style-name="P3"/>
      <text:p text:style-name="P2"><text:s text:c="5"/><text:span text:style-name="T1">```javascript</text:span></text:p>
      <text:p text:style-name="P2"><text:s text:c="5"/><text:span text:style-name="T1">document.onload = function ...</text:span></text:p>
      <text:p text:style-name="P2"><text:s text:c="5"/><text:span text:style-name="T1">```</text:span></text:p>
      <text:p text:style-name="P3"/>
      <text:p text:style-name="P2"><text:s text:c="5"/><text:span text:style-name="T1">1. **body onload:**</text:span></text:p>
      <text:p text:style-name="P3"/>
      <text:p text:style-name="P2"><text:s text:c="5"/><text:span text:style-name="T1">```javascript</text:span></text:p>
      <text:p text:style-name="P2"><text:s text:c="5"/><text:span text:style-name="T1">&lt;body onload="script();"&gt;</text:span></text:p>
      <text:p text:style-name="P2"><text:s text:c="5"/><text:span text:style-name="T1">```</text:span></text:p>
      <text:p text:style-name="P3"/>
      <text:p text:style-name="P2"><text:s text:c="5"/><text:span text:style-name="T1">**[в¬† Back to Top](#table-of-contents)**</text:span></text:p>
      <text:p text:style-name="P3"/>
      <text:p text:style-name="P1">176. ### What is the difference between proto and prototype</text:p>
      <text:p text:style-name="P3"/>
      <text:p text:style-name="P2"><text:s text:c="5"/><text:span text:style-name="T1">The `__proto__` object is the actual object that is used in the lookup chain to resolve methods, etc. Whereas `prototype` is the object that is used to build `__proto__` when you create an object with new</text:span></text:p>
      <text:p text:style-name="P3"/>
      <text:p text:style-name="P2"><text:s text:c="5"/><text:span text:style-name="T1">```javascript</text:span></text:p>
      <text:p text:style-name="P2"><text:s text:c="5"/><text:span text:style-name="T1">( new Employee ).__proto__ === Employee.prototype;</text:span></text:p>
      <text:p text:style-name="P2"><text:s text:c="5"/><text:span text:style-name="T1">( new Employee ).prototype === undefined;</text:span></text:p>
      <text:p text:style-name="P2"><text:s text:c="5"/><text:span text:style-name="T1">```</text:span></text:p>
      <text:p text:style-name="P3"/>
      <text:p text:style-name="P2"><text:s text:c="5"/><text:span text:style-name="T1">**[в¬† Back to Top](#table-of-contents)**</text:span></text:p>
      <text:p text:style-name="P3"/>
      <text:p text:style-name="P1">177. ### Give an example where do you really need semicolon</text:p>
      <text:p text:style-name="P3"/>
      <text:p text:style-name="P2"><text:s text:c="5"/><text:span text:style-name="T1">It is recommended to use semicolons after every statement in JavaScript. For example, in the below case it throws an error ".. is not a function" at runtime due to missing semicolon.</text:span></text:p>
      <text:p text:style-name="P3"/>
      <text:p text:style-name="P2"><text:s text:c="5"/><text:span text:style-name="T1">```javascript</text:span></text:p>
      <text:p text:style-name="P2"><text:soft-page-break/><text:s text:c="5"/><text:span text:style-name="T1">// define a function</text:span></text:p>
      <text:p text:style-name="P2"><text:s text:c="5"/><text:span text:style-name="T1">var fn = function () {</text:span></text:p>
      <text:p text:style-name="P2"><text:s text:c="9"/><text:span text:style-name="T1">//...</text:span></text:p>
      <text:p text:style-name="P2"><text:s text:c="5"/><text:span text:style-name="T1">} // semicolon missing at this line</text:span></text:p>
      <text:p text:style-name="P3"/>
      <text:p text:style-name="P2"><text:s text:c="5"/><text:span text:style-name="T1">// then execute some code inside a closure</text:span></text:p>
      <text:p text:style-name="P2"><text:s text:c="5"/><text:span text:style-name="T1">(function () {</text:span></text:p>
      <text:p text:style-name="P2"><text:s text:c="9"/><text:span text:style-name="T1">//...</text:span></text:p>
      <text:p text:style-name="P2"><text:s text:c="5"/><text:span text:style-name="T1">})();</text:span></text:p>
      <text:p text:style-name="P2"><text:s text:c="5"/><text:span text:style-name="T1">```</text:span></text:p>
      <text:p text:style-name="P3"/>
      <text:p text:style-name="P2"><text:s text:c="5"/><text:span text:style-name="T1">and it will be interpreted as</text:span></text:p>
      <text:p text:style-name="P3"/>
      <text:p text:style-name="P2"><text:s text:c="5"/><text:span text:style-name="T1">```javascript</text:span></text:p>
      <text:p text:style-name="P2"><text:s text:c="5"/><text:span text:style-name="T1">var fn = function () {</text:span></text:p>
      <text:p text:style-name="P2"><text:s text:c="9"/><text:span text:style-name="T1">//...</text:span></text:p>
      <text:p text:style-name="P2"><text:s text:c="5"/><text:span text:style-name="T1">}(function () {</text:span></text:p>
      <text:p text:style-name="P2"><text:s text:c="9"/><text:span text:style-name="T1">//...</text:span></text:p>
      <text:p text:style-name="P2"><text:s text:c="5"/><text:span text:style-name="T1">})();</text:span></text:p>
      <text:p text:style-name="P2"><text:s text:c="5"/><text:span text:style-name="T1">```</text:span></text:p>
      <text:p text:style-name="P3"/>
      <text:p text:style-name="P2"><text:s text:c="5"/><text:span text:style-name="T1">In this case, we are passing the second function as an argument to the first function and then trying to call the result of the first function call as a function. Hence, the second function will fail with a "... is not a function" error at runtime.</text:span></text:p>
      <text:p text:style-name="P3"/>
      <text:p text:style-name="P2"><text:s text:c="5"/><text:span text:style-name="T1">**[в¬† Back to Top](#table-of-contents)**</text:span></text:p>
      <text:p text:style-name="P3"/>
      <text:p text:style-name="P1">178. ### What is a freeze method</text:p>
      <text:p text:style-name="P3"/>
      <text:p text:style-name="P2"><text:s text:c="5"/><text:span text:style-name="T1">The **freeze()** method is used to freeze an object. Freezing an object does not allow adding new properties to an object,prevents from removing and prevents changing the enumerability, configurability, or writability of existing properties. i.e, It returns the passed object and does not create a frozen copy.</text:span></text:p>
      <text:p text:style-name="P3"/>
      <text:p text:style-name="P2"><text:s text:c="5"/><text:span text:style-name="T1">```javascript</text:span></text:p>
      <text:p text:style-name="P2"><text:s text:c="5"/><text:span text:style-name="T1">const obj = {</text:span></text:p>
      <text:p text:style-name="P2"><text:s text:c="7"/><text:span text:style-name="T1">prop: 100</text:span></text:p>
      <text:p text:style-name="P2"><text:s text:c="5"/><text:span text:style-name="T1">};</text:span></text:p>
      <text:p text:style-name="P3"/>
      <text:p text:style-name="P2"><text:s text:c="5"/><text:span text:style-name="T1">Object.freeze(obj);</text:span></text:p>
      <text:p text:style-name="P2"><text:s text:c="5"/><text:span text:style-name="T1">obj.prop = 200; // Throws an error in strict mode</text:span></text:p>
      <text:p text:style-name="P3"/>
      <text:p text:style-name="P2"><text:s text:c="5"/><text:span text:style-name="T1">console.log(obj.prop); //100</text:span></text:p>
      <text:p text:style-name="P2"><text:s text:c="5"/><text:span text:style-name="T1">```</text:span></text:p>
      <text:p text:style-name="P3"/>
      <text:p text:style-name="P2"><text:s text:c="5"/><text:span text:style-name="T1">**Note:** It causes a TypeError if the argument passed is not an object.</text:span></text:p>
      <text:p text:style-name="P3"/>
      <text:p text:style-name="P2"><text:s text:c="5"/><text:span text:style-name="T1">**[в¬† Back to Top](#table-of-contents)**</text:span></text:p>
      <text:p text:style-name="P3"/>
      <text:p text:style-name="P1">179. ### What is the purpose of freeze method</text:p>
      <text:p text:style-name="P3"/>
      <text:p text:style-name="P2"><text:s text:c="5"/><text:span text:style-name="T1">Below are the main benefits of using freeze method,</text:span></text:p>
      <text:p text:style-name="P3"/>
      <text:p text:style-name="P2"><text:s text:c="5"/><text:span text:style-name="T1">1. It is used for freezing objects and arrays.</text:span></text:p>
      <text:p text:style-name="P2"><text:s text:c="5"/><text:span text:style-name="T1">2. It is used to make an object immutable.</text:span></text:p>
      <text:p text:style-name="P3"/>
      <text:p text:style-name="P2"><text:s text:c="5"/><text:span text:style-name="T1">**[в¬† Back to Top](#table-of-contents)**</text:span></text:p>
      <text:p text:style-name="P3"/>
      <text:p text:style-name="P1"><text:soft-page-break/>180. ### Why do I need to use freeze method</text:p>
      <text:p text:style-name="P3"/>
      <text:p text:style-name="P2"><text:s text:c="5"/><text:span text:style-name="T1">In the Object-oriented paradigm, an existing API contains certain elements that are not intended to be extended, modified, or re-used outside of their current context. Hence it works as the `final` keyword which is used in various languages.</text:span></text:p>
      <text:p text:style-name="P3"/>
      <text:p text:style-name="P2"><text:s text:c="5"/><text:span text:style-name="T1">**[в¬† Back to Top](#table-of-contents)**</text:span></text:p>
      <text:p text:style-name="P3"/>
      <text:p text:style-name="P1">181. ### How do you detect a browser language preference</text:p>
      <text:p text:style-name="P3"/>
      <text:p text:style-name="P2"><text:s text:c="5"/><text:span text:style-name="T1">You can use navigator object to detect a browser language preference as below,</text:span></text:p>
      <text:p text:style-name="P3"/>
      <text:p text:style-name="P2"><text:s text:c="5"/><text:span text:style-name="T1">```javascript</text:span></text:p>
      <text:p text:style-name="P2"><text:s text:c="5"/><text:span text:style-name="T1">var language = navigator.languages &amp;&amp; navigator.languages[0] || // Chrome / Firefox</text:span></text:p>
      <text:p text:style-name="P2"><text:s text:c="20"/><text:span text:style-name="T1">navigator.language || <text:s text:c="2"/>// All browsers</text:span></text:p>
      <text:p text:style-name="P2"><text:s text:c="20"/><text:span text:style-name="T1">navigator.userLanguage; // IE &lt;= 10</text:span></text:p>
      <text:p text:style-name="P3"/>
      <text:p text:style-name="P2"><text:s text:c="5"/><text:span text:style-name="T1">console.log(language);</text:span></text:p>
      <text:p text:style-name="P2"><text:s text:c="5"/><text:span text:style-name="T1">```</text:span></text:p>
      <text:p text:style-name="P3"/>
      <text:p text:style-name="P2"><text:s text:c="5"/><text:span text:style-name="T1">**[в¬† Back to Top](#table-of-contents)**</text:span></text:p>
      <text:p text:style-name="P3"/>
      <text:p text:style-name="P1">182. ### How to convert string to title case with javascript</text:p>
      <text:p text:style-name="P3"/>
      <text:p text:style-name="P2"><text:s text:c="5"/><text:span text:style-name="T1">Title case means that the first letter of each word is capitalized. You can convert a string to title case using the below function,</text:span></text:p>
      <text:p text:style-name="P3"/>
      <text:p text:style-name="P2"><text:s text:c="5"/><text:span text:style-name="T1">```javascript</text:span></text:p>
      <text:p text:style-name="P2"><text:s text:c="9"/><text:span text:style-name="T1">function toTitleCase(str) {</text:span></text:p>
      <text:p text:style-name="P2"><text:s text:c="13"/><text:span text:style-name="T1">return str.replace(</text:span></text:p>
      <text:p text:style-name="P2"><text:s text:c="17"/><text:span text:style-name="T1">/\w\S*/g,</text:span></text:p>
      <text:p text:style-name="P2"><text:s text:c="17"/><text:span text:style-name="T1">function(txt) {</text:span></text:p>
      <text:p text:style-name="P2"><text:s text:c="21"/><text:span text:style-name="T1">return txt.charAt(0).toUpperCase() + txt.substr(1).toLowerCase();</text:span></text:p>
      <text:p text:style-name="P2"><text:s text:c="17"/><text:span text:style-name="T1">}</text:span></text:p>
      <text:p text:style-name="P2"><text:s text:c="13"/><text:span text:style-name="T1">);</text:span></text:p>
      <text:p text:style-name="P2"><text:s text:c="9"/><text:span text:style-name="T1">}</text:span></text:p>
      <text:p text:style-name="P2"><text:s text:c="9"/><text:span text:style-name="T1">toTitleCase("good morning john"); // Good Morning John</text:span></text:p>
      <text:p text:style-name="P2"><text:s text:c="5"/><text:span text:style-name="T1">```</text:span></text:p>
      <text:p text:style-name="P3"/>
      <text:p text:style-name="P2"><text:s text:c="5"/><text:span text:style-name="T1">**[в¬† Back to Top](#table-of-contents)**</text:span></text:p>
      <text:p text:style-name="P3"/>
      <text:p text:style-name="P1">183. ### How do you detect javascript disabled in the page</text:p>
      <text:p text:style-name="P3"/>
      <text:p text:style-name="P2"><text:s text:c="5"/><text:span text:style-name="T1">You can use the `&lt;noscript&gt;` tag to detect javascript disabled or not. The code block inside `&lt;noscript&gt;` gets executed when JavaScript is disabled, and is typically used to display alternative content when the page generated in JavaScript.</text:span></text:p>
      <text:p text:style-name="P3"/>
      <text:p text:style-name="P2"><text:s text:c="5"/><text:span text:style-name="T1">```javascript</text:span></text:p>
      <text:p text:style-name="P2"><text:s text:c="5"/><text:span text:style-name="T1">&lt;script type="javascript"&gt;</text:span></text:p>
      <text:p text:style-name="P2"><text:s text:c="9"/><text:span text:style-name="T1">// JS related code goes here</text:span></text:p>
      <text:p text:style-name="P2"><text:s text:c="5"/><text:span text:style-name="T1">&lt;/script&gt;</text:span></text:p>
      <text:p text:style-name="P2"><text:s text:c="5"/><text:span text:style-name="T1">&lt;noscript&gt;</text:span></text:p>
      <text:p text:style-name="P2"><text:s text:c="9"/><text:span text:style-name="T1">&lt;a href="next_page.html?noJS=true"&gt;JavaScript is disabled in the page. Please click Next Page&lt;/a&gt;</text:span></text:p>
      <text:p text:style-name="P2"><text:s text:c="5"/><text:span text:style-name="T1">&lt;/noscript&gt;</text:span></text:p>
      <text:p text:style-name="P2"><text:s text:c="5"/><text:span text:style-name="T1">```</text:span></text:p>
      <text:p text:style-name="P3"><text:soft-page-break/></text:p>
      <text:p text:style-name="P2"><text:s text:c="5"/><text:span text:style-name="T1">**[в¬† Back to Top](#table-of-contents)**</text:span></text:p>
      <text:p text:style-name="P3"/>
      <text:p text:style-name="P1">184. ### What are various operators supported by javascript</text:p>
      <text:p text:style-name="P3"/>
      <text:p text:style-name="P2"><text:s text:c="5"/><text:span text:style-name="T1">An operator is capable of manipulating(mathematical and logical computations) a certain value or operand. There are various operators supported by JavaScript as below,</text:span></text:p>
      <text:p text:style-name="P2"><text:s text:c="5"/><text:span text:style-name="T1">1. **Arithmetic Operators:** Includes + (Addition),вЂ“ (Subtraction), * (Multiplication), / (Division), % (Modulus), + + (Increment) <text:s/>and вЂ“ вЂ“ (Decrement)</text:span></text:p>
      <text:p text:style-name="P2"><text:s text:c="5"/><text:span text:style-name="T1">2. **Comparison Operators:** Includes = =(Equal),!= (Not Equal), ===(Equal with type), &gt; (Greater than),&gt; = (Greater than or Equal to),&lt; (Less than),&lt;= (Less than or Equal to)</text:span></text:p>
      <text:p text:style-name="P2"><text:s text:c="5"/><text:span text:style-name="T1">3. **Logical Operators:** Includes &amp;&amp;(Logical AND),||(Logical OR),!(Logical NOT)</text:span></text:p>
      <text:p text:style-name="P2"><text:s text:c="5"/><text:span text:style-name="T1">4. **Assignment Operators:** Includes = (Assignment Operator), += (Add and Assignment Operator), вЂ“ = (Subtract and Assignment Operator), *= (Multiply and Assignment), /= (Divide and Assignment), %= (Modules and Assignment)</text:span></text:p>
      <text:p text:style-name="P2"><text:s text:c="5"/><text:span text:style-name="T1">5. **Ternary Operators:** It includes conditional(: ?) Operator</text:span></text:p>
      <text:p text:style-name="P2"><text:s text:c="5"/><text:span text:style-name="T1">6. **typeof Operator:** It uses to find type of variable. The syntax looks like `typeof variable`</text:span></text:p>
      <text:p text:style-name="P3"/>
      <text:p text:style-name="P2"><text:s text:c="5"/><text:span text:style-name="T1">**[в¬† Back to Top](#table-of-contents)**</text:span></text:p>
      <text:p text:style-name="P3"/>
      <text:p text:style-name="P1">185. ### What is a rest parameter</text:p>
      <text:p text:style-name="P3"/>
      <text:p text:style-name="P2"><text:s text:c="5"/><text:span text:style-name="T1">Rest parameter is an improved way to handle function parameters which allows us to represent an indefinite number of arguments as an array. The syntax would be as below,</text:span></text:p>
      <text:p text:style-name="P3"/>
      <text:p text:style-name="P2"><text:s text:c="5"/><text:span text:style-name="T1">```javascript</text:span></text:p>
      <text:p text:style-name="P2"><text:s text:c="5"/><text:span text:style-name="T1">function f(a, b, ...theArgs) {</text:span></text:p>
      <text:p text:style-name="P2"><text:s text:c="7"/><text:span text:style-name="T1">// ...</text:span></text:p>
      <text:p text:style-name="P2"><text:s text:c="5"/><text:span text:style-name="T1">}</text:span></text:p>
      <text:p text:style-name="P2"><text:s text:c="5"/><text:span text:style-name="T1">```</text:span></text:p>
      <text:p text:style-name="P3"/>
      <text:p text:style-name="P2"><text:s text:c="5"/><text:span text:style-name="T1">For example, let's take a sum example to calculate on dynamic number of parameters,</text:span></text:p>
      <text:p text:style-name="P3"/>
      <text:p text:style-name="P2"><text:s text:c="5"/><text:span text:style-name="T1">```javascript</text:span></text:p>
      <text:p text:style-name="P2"><text:s text:c="5"/><text:span text:style-name="T1">function total(вЂ¦args){</text:span></text:p>
      <text:p text:style-name="P2"><text:s text:c="5"/><text:span text:style-name="T1">let sum = 0;</text:span></text:p>
      <text:p text:style-name="P2"><text:s text:c="5"/><text:span text:style-name="T1">for(let i of args){</text:span></text:p>
      <text:p text:style-name="P2"><text:s text:c="5"/><text:span text:style-name="T1">sum+=i;</text:span></text:p>
      <text:p text:style-name="P2"><text:s text:c="5"/><text:span text:style-name="T1">}</text:span></text:p>
      <text:p text:style-name="P2"><text:s text:c="5"/><text:span text:style-name="T1">return sum;</text:span></text:p>
      <text:p text:style-name="P2"><text:s text:c="5"/><text:span text:style-name="T1">}</text:span></text:p>
      <text:p text:style-name="P2"><text:s text:c="5"/><text:span text:style-name="T1">console.log(fun(1,2)); //3</text:span></text:p>
      <text:p text:style-name="P2"><text:s text:c="5"/><text:span text:style-name="T1">console.log(fun(1,2,3)); //6</text:span></text:p>
      <text:p text:style-name="P2"><text:s text:c="5"/><text:span text:style-name="T1">console.log(fun(1,2,3,4)); //13</text:span></text:p>
      <text:p text:style-name="P2"><text:s text:c="5"/><text:span text:style-name="T1">console.log(fun(1,2,3,4,5)); //15</text:span></text:p>
      <text:p text:style-name="P2"><text:s text:c="5"/><text:span text:style-name="T1">```</text:span></text:p>
      <text:p text:style-name="P3"/>
      <text:p text:style-name="P2"><text:s text:c="5"/><text:span text:style-name="T1">**Note:** Rest parameter is added in ES2015 or ES6</text:span></text:p>
      <text:p text:style-name="P3"/>
      <text:p text:style-name="P2"><text:s text:c="5"/><text:span text:style-name="T1">**[в¬† Back to Top](#table-of-contents)**</text:span></text:p>
      <text:p text:style-name="P3"/>
      <text:p text:style-name="P1">186. ### What happens if you do not use rest parameter as a last argument</text:p>
      <text:p text:style-name="P3"><text:soft-page-break/></text:p>
      <text:p text:style-name="P2"><text:s text:c="5"/><text:span text:style-name="T1">The rest parameter should be the last argument, as its job is to collect all the remaining arguments into an array. For example, if you define a function like below it doesnвЂ™t make any sense and will throw an error.</text:span></text:p>
      <text:p text:style-name="P3"/>
      <text:p text:style-name="P2"><text:s text:c="5"/><text:span text:style-name="T1">```javascript</text:span></text:p>
      <text:p text:style-name="P2"><text:s text:c="5"/><text:span text:style-name="T1">function someFunc(a,вЂ¦b,c){</text:span></text:p>
      <text:p text:style-name="P2"><text:s text:c="5"/><text:span text:style-name="T1">//You code goes here</text:span></text:p>
      <text:p text:style-name="P2"><text:s text:c="5"/><text:span text:style-name="T1">return;</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187. ### What are the bitwise operators available in javascript</text:p>
      <text:p text:style-name="P3"/>
      <text:p text:style-name="P2"><text:s text:c="5"/><text:span text:style-name="T1">Below are the list of bitwise logical operators used in JavaScript</text:span></text:p>
      <text:p text:style-name="P2"><text:s text:c="5"/><text:span text:style-name="T1">1. Bitwise AND ( &amp; )</text:span></text:p>
      <text:p text:style-name="P2"><text:s text:c="5"/><text:span text:style-name="T1">2. Bitwise OR ( | )</text:span></text:p>
      <text:p text:style-name="P2"><text:s text:c="5"/><text:span text:style-name="T1">3. Bitwise XOR ( ^ )</text:span></text:p>
      <text:p text:style-name="P2"><text:s text:c="5"/><text:span text:style-name="T1">4. Bitwise NOT ( ~ )</text:span></text:p>
      <text:p text:style-name="P2"><text:s text:c="5"/><text:span text:style-name="T1">5. Left Shift ( &lt;&lt; )</text:span></text:p>
      <text:p text:style-name="P2"><text:s text:c="5"/><text:span text:style-name="T1">6. Sign Propagating Right Shift ( &gt;&gt; )</text:span></text:p>
      <text:p text:style-name="P2"><text:s text:c="5"/><text:span text:style-name="T1">7. Zero fill Right Shift ( &gt;&gt;&gt; )</text:span></text:p>
      <text:p text:style-name="P3"/>
      <text:p text:style-name="P2"><text:s text:c="5"/><text:span text:style-name="T1">**[в¬† Back to Top](#table-of-contents)**</text:span></text:p>
      <text:p text:style-name="P3"/>
      <text:p text:style-name="P1">188. ### What is a spread operator</text:p>
      <text:p text:style-name="P3"/>
      <text:p text:style-name="P2"><text:s text:c="5"/><text:span text:style-name="T1">Spread operator allows iterables( arrays / objects / strings ) to be expanded into single arguments/elements. Let's take an example to see this behavior,</text:span></text:p>
      <text:p text:style-name="P3"/>
      <text:p text:style-name="P2"><text:s text:c="5"/><text:span text:style-name="T1">```javascript</text:span></text:p>
      <text:p text:style-name="P2"><text:s text:c="5"/><text:span text:style-name="T1">function calculateSum(x, y, z) {</text:span></text:p>
      <text:p text:style-name="P2"><text:s text:c="7"/><text:span text:style-name="T1">return x + y + z;</text:span></text:p>
      <text:p text:style-name="P2"><text:s text:c="5"/><text:span text:style-name="T1">}</text:span></text:p>
      <text:p text:style-name="P3"/>
      <text:p text:style-name="P2"><text:s text:c="5"/><text:span text:style-name="T1">const numbers = [1, 2, 3];</text:span></text:p>
      <text:p text:style-name="P3"/>
      <text:p text:style-name="P2"><text:s text:c="5"/><text:span text:style-name="T1">console.log(calculateSum(...numbers)); // 6</text:span></text:p>
      <text:p text:style-name="P2"><text:s text:c="5"/><text:span text:style-name="T1">```</text:span></text:p>
      <text:p text:style-name="P3"/>
      <text:p text:style-name="P2"><text:s text:c="5"/><text:span text:style-name="T1">**[в¬† Back to Top](#table-of-contents)**</text:span></text:p>
      <text:p text:style-name="P3"/>
      <text:p text:style-name="P1">189. ### How do you determine whether object is frozen or not</text:p>
      <text:p text:style-name="P3"/>
      <text:p text:style-name="P2"><text:s text:c="5"/><text:span text:style-name="T1">Object.isFrozen() method is used to determine if an object is frozen or not.An object is frozen if all of the below conditions hold true,</text:span></text:p>
      <text:p text:style-name="P2"><text:s text:c="5"/><text:span text:style-name="T1">1. If it is not extensible.</text:span></text:p>
      <text:p text:style-name="P2"><text:s text:c="5"/><text:span text:style-name="T1">2. If all of its properties are non-configurable.</text:span></text:p>
      <text:p text:style-name="P2"><text:s text:c="5"/><text:span text:style-name="T1">3. If all its data properties are non-writable.</text:span></text:p>
      <text:p text:style-name="P2"><text:s text:c="5"/><text:span text:style-name="T1">The usage is going to be as follows,</text:span></text:p>
      <text:p text:style-name="P3"/>
      <text:p text:style-name="P2"><text:s text:c="5"/><text:span text:style-name="T1">```javascript</text:span></text:p>
      <text:p text:style-name="P2"><text:s text:c="5"/><text:span text:style-name="T1">const object = {</text:span></text:p>
      <text:p text:style-name="P2"><text:s text:c="8"/><text:span text:style-name="T1">property: 'Welcome JS world'</text:span></text:p>
      <text:p text:style-name="P2"><text:s text:c="5"/><text:span text:style-name="T1">};</text:span></text:p>
      <text:p text:style-name="P2"><text:s text:c="5"/><text:span text:style-name="T1">Object.freeze(object);</text:span></text:p>
      <text:p text:style-name="P2"><text:s text:c="5"/><text:span text:style-name="T1">console.log(Object.isFrozen(object));</text:span></text:p>
      <text:p text:style-name="P2"><text:soft-page-break/><text:s text:c="5"/><text:span text:style-name="T1">```</text:span></text:p>
      <text:p text:style-name="P3"/>
      <text:p text:style-name="P2"><text:s text:c="5"/><text:span text:style-name="T1">**[в¬† Back to Top](#table-of-contents)**</text:span></text:p>
      <text:p text:style-name="P3"/>
      <text:p text:style-name="P1">190. ### How do you determine two values same or not using object</text:p>
      <text:p text:style-name="P3"/>
      <text:p text:style-name="P2"><text:s text:c="5"/><text:span text:style-name="T1">The Object.is() method determines whether two values are the same value. For example, the usage with different types of values would be,</text:span></text:p>
      <text:p text:style-name="P3"/>
      <text:p text:style-name="P2"><text:s text:c="5"/><text:span text:style-name="T1">```javascript</text:span></text:p>
      <text:p text:style-name="P2"><text:s text:c="5"/><text:span text:style-name="T1">Object.is('hello', 'hello'); <text:s text:c="4"/>// true</text:span></text:p>
      <text:p text:style-name="P2"><text:s text:c="5"/><text:span text:style-name="T1">Object.is(window, window); <text:s text:c="2"/>// true</text:span></text:p>
      <text:p text:style-name="P2"><text:s text:c="5"/><text:span text:style-name="T1">Object.is([], []) // false</text:span></text:p>
      <text:p text:style-name="P2"><text:s text:c="5"/><text:span text:style-name="T1">```</text:span></text:p>
      <text:p text:style-name="P3"/>
      <text:p text:style-name="P2"><text:s text:c="5"/><text:span text:style-name="T1">Two values are the same if one of the following holds:</text:span></text:p>
      <text:p text:style-name="P2"><text:s text:c="5"/><text:span text:style-name="T1">1. both undefined</text:span></text:p>
      <text:p text:style-name="P2"><text:s text:c="5"/><text:span text:style-name="T1">2. both null</text:span></text:p>
      <text:p text:style-name="P2"><text:s text:c="5"/><text:span text:style-name="T1">3. both true or both false</text:span></text:p>
      <text:p text:style-name="P2"><text:s text:c="5"/><text:span text:style-name="T1">4. both strings of the same length with the same characters in the same order</text:span></text:p>
      <text:p text:style-name="P2"><text:s text:c="5"/><text:span text:style-name="T1">5. both the same object (means both object have same reference)</text:span></text:p>
      <text:p text:style-name="P2"><text:s text:c="5"/><text:span text:style-name="T1">6. both numbers and</text:span></text:p>
      <text:p text:style-name="P2"><text:s text:c="8"/><text:span text:style-name="T1">both +0</text:span></text:p>
      <text:p text:style-name="P2"><text:s text:c="8"/><text:span text:style-name="T1">both -0</text:span></text:p>
      <text:p text:style-name="P2"><text:s text:c="8"/><text:span text:style-name="T1">both NaN</text:span></text:p>
      <text:p text:style-name="P2"><text:s text:c="8"/><text:span text:style-name="T1">both non-zero and both not NaN and both have the same value.</text:span></text:p>
      <text:p text:style-name="P3"/>
      <text:p text:style-name="P2"><text:s text:c="5"/><text:span text:style-name="T1">**[в¬† Back to Top](#table-of-contents)**</text:span></text:p>
      <text:p text:style-name="P3"/>
      <text:p text:style-name="P1">191. ### What is the purpose of using object is method</text:p>
      <text:p text:style-name="P3"/>
      <text:p text:style-name="P2"><text:s text:c="5"/><text:span text:style-name="T1">Some of the applications of Object's `is` method are follows,</text:span></text:p>
      <text:p text:style-name="P2"><text:s text:c="5"/><text:span text:style-name="T1">1. It is used for comparison of two strings.</text:span></text:p>
      <text:p text:style-name="P2"><text:s text:c="5"/><text:span text:style-name="T1">2. It is used for comparison of two numbers.</text:span></text:p>
      <text:p text:style-name="P2"><text:s text:c="5"/><text:span text:style-name="T1">3. It is used for comparing the polarity of two numbers.</text:span></text:p>
      <text:p text:style-name="P2"><text:s text:c="5"/><text:span text:style-name="T1">4. It is used for comparison of two objects.</text:span></text:p>
      <text:p text:style-name="P3"/>
      <text:p text:style-name="P2"><text:s text:c="5"/><text:span text:style-name="T1">**[в¬† Back to Top](#table-of-contents)**</text:span></text:p>
      <text:p text:style-name="P3"/>
      <text:p text:style-name="P1">192. ### How do you copy properties from one object to other</text:p>
      <text:p text:style-name="P3"/>
      <text:p text:style-name="P2"><text:s text:c="5"/><text:span text:style-name="T1">You can use the Object.assign() method which is used to copy the values and properties from one or more source objects to a target object. <text:s/>It returns the target object which has properties and values copied from the target object. The syntax would be as below,</text:span></text:p>
      <text:p text:style-name="P3"/>
      <text:p text:style-name="P2"><text:s text:c="5"/><text:span text:style-name="T1">```javascript</text:span></text:p>
      <text:p text:style-name="P2"><text:s text:c="5"/><text:span text:style-name="T1">Object.assign(target, ...sources)</text:span></text:p>
      <text:p text:style-name="P2"><text:s text:c="5"/><text:span text:style-name="T1">```</text:span></text:p>
      <text:p text:style-name="P3"/>
      <text:p text:style-name="P2"><text:s text:c="5"/><text:span text:style-name="T1">Let's take example with one source and one target object,</text:span></text:p>
      <text:p text:style-name="P3"/>
      <text:p text:style-name="P2"><text:s text:c="5"/><text:span text:style-name="T1">```javascript</text:span></text:p>
      <text:p text:style-name="P2"><text:s text:c="5"/><text:span text:style-name="T1">const target = { a: 1, b: 2 };</text:span></text:p>
      <text:p text:style-name="P2"><text:s text:c="5"/><text:span text:style-name="T1">const source = { b: 3, c: 4 };</text:span></text:p>
      <text:p text:style-name="P3"/>
      <text:p text:style-name="P2"><text:s text:c="5"/><text:span text:style-name="T1">const returnedTarget = Object.assign(target, source);</text:span></text:p>
      <text:p text:style-name="P3"/>
      <text:p text:style-name="P2"><text:s text:c="5"/><text:span text:style-name="T1">console.log(target); // { a: 1, b: 3, c: 4 }</text:span></text:p>
      <text:p text:style-name="P3"><text:soft-page-break/></text:p>
      <text:p text:style-name="P2"><text:s text:c="5"/><text:span text:style-name="T1">console.log(returnedTarget); // { a: 1, b: 3, c: 4 }</text:span></text:p>
      <text:p text:style-name="P2"><text:s text:c="5"/><text:span text:style-name="T1">```</text:span></text:p>
      <text:p text:style-name="P3"/>
      <text:p text:style-name="P2"><text:s text:c="5"/><text:span text:style-name="T1">As observed in the above code, there is a common property(`b`) from source to target so it's value has been overwritten.</text:span></text:p>
      <text:p text:style-name="P3"/>
      <text:p text:style-name="P2"><text:s text:c="5"/><text:span text:style-name="T1">**[в¬† Back to Top](#table-of-contents)**</text:span></text:p>
      <text:p text:style-name="P3"/>
      <text:p text:style-name="P1">193. ### What are the applications of assign method</text:p>
      <text:p text:style-name="P3"/>
      <text:p text:style-name="P2"><text:s text:c="5"/><text:span text:style-name="T1">Below are the some of main applications of Object.assign() method,</text:span></text:p>
      <text:p text:style-name="P3"/>
      <text:p text:style-name="P2"><text:s text:c="5"/><text:span text:style-name="T1">1. It is used for cloning an object.</text:span></text:p>
      <text:p text:style-name="P2"><text:s text:c="5"/><text:span text:style-name="T1">2. It is used to merge objects with the same properties.</text:span></text:p>
      <text:p text:style-name="P3"/>
      <text:p text:style-name="P2"><text:s text:c="5"/><text:span text:style-name="T1">**[в¬† Back to Top](#table-of-contents)**</text:span></text:p>
      <text:p text:style-name="P3"/>
      <text:p text:style-name="P1">194. ### What is a proxy object</text:p>
      <text:p text:style-name="P3"/>
      <text:p text:style-name="P2"><text:s text:c="5"/><text:span text:style-name="T1">The Proxy object is used to define custom behavior for fundamental operations such as property lookup, assignment, enumeration, function invocation, etc. The syntax would be as follows,</text:span></text:p>
      <text:p text:style-name="P3"/>
      <text:p text:style-name="P2"><text:s text:c="5"/><text:span text:style-name="T1">```javascript</text:span></text:p>
      <text:p text:style-name="P2"><text:s text:c="5"/><text:span text:style-name="T1">var p = new Proxy(target, handler);</text:span></text:p>
      <text:p text:style-name="P2"><text:s text:c="5"/><text:span text:style-name="T1">```</text:span></text:p>
      <text:p text:style-name="P3"/>
      <text:p text:style-name="P2"><text:s text:c="5"/><text:span text:style-name="T1">Let's take an example of proxy object,</text:span></text:p>
      <text:p text:style-name="P3"/>
      <text:p text:style-name="P2"><text:s text:c="5"/><text:span text:style-name="T1">```javascript</text:span></text:p>
      <text:p text:style-name="P2"><text:s text:c="5"/><text:span text:style-name="T1">var handler = {</text:span></text:p>
      <text:p text:style-name="P2"><text:s text:c="9"/><text:span text:style-name="T1">get: function(obj, prop) {</text:span></text:p>
      <text:p text:style-name="P2"><text:s text:c="13"/><text:span text:style-name="T1">return prop in obj ?</text:span></text:p>
      <text:p text:style-name="P2"><text:s text:c="17"/><text:span text:style-name="T1">obj[prop] :</text:span></text:p>
      <text:p text:style-name="P2"><text:s text:c="17"/><text:span text:style-name="T1">100;</text:span></text:p>
      <text:p text:style-name="P2"><text:s text:c="9"/><text:span text:style-name="T1">}</text:span></text:p>
      <text:p text:style-name="P2"><text:s text:c="5"/><text:span text:style-name="T1">};</text:span></text:p>
      <text:p text:style-name="P3"/>
      <text:p text:style-name="P2"><text:s text:c="5"/><text:span text:style-name="T1">var p = new Proxy({}, handler);</text:span></text:p>
      <text:p text:style-name="P2"><text:s text:c="5"/><text:span text:style-name="T1">p.a = 10;</text:span></text:p>
      <text:p text:style-name="P2"><text:s text:c="5"/><text:span text:style-name="T1">p.b = null;</text:span></text:p>
      <text:p text:style-name="P3"/>
      <text:p text:style-name="P2"><text:s text:c="5"/><text:span text:style-name="T1">console.log(p.a, p.b); // 10, null</text:span></text:p>
      <text:p text:style-name="P2"><text:s text:c="5"/><text:span text:style-name="T1">console.log('c' in p, p.c); // false, 100</text:span></text:p>
      <text:p text:style-name="P2"><text:s text:c="5"/><text:span text:style-name="T1">```</text:span></text:p>
      <text:p text:style-name="P3"/>
      <text:p text:style-name="P2"><text:s text:c="5"/><text:span text:style-name="T1">In the above code, it uses `get` handler which define the behavior of the proxy when an operation is performed on it</text:span></text:p>
      <text:p text:style-name="P3"/>
      <text:p text:style-name="P2"><text:s text:c="5"/><text:span text:style-name="T1">**[в¬† Back to Top](#table-of-contents)**</text:span></text:p>
      <text:p text:style-name="P3"/>
      <text:p text:style-name="P1">195. ### What is the purpose of seal method</text:p>
      <text:p text:style-name="P3"/>
      <text:p text:style-name="P2"><text:s text:c="5"/><text:span text:style-name="T1">The **Object.seal()** method is used to seal an object, by preventing new properties from being added to it and marking all existing properties as non-configurable. But values of present properties can still be changed as long as they are writable. Let's see the below example to understand more about seal() method</text:span></text:p>
      <text:p text:style-name="P3"/>
      <text:p text:style-name="P2"><text:soft-page-break/><text:s text:c="5"/><text:span text:style-name="T1">```javascript</text:span></text:p>
      <text:p text:style-name="P2"><text:s text:c="6"/><text:span text:style-name="T1">const object = {</text:span></text:p>
      <text:p text:style-name="P2"><text:s text:c="9"/><text:span text:style-name="T1">property: 'Welcome JS world'</text:span></text:p>
      <text:p text:style-name="P2"><text:s text:c="6"/><text:span text:style-name="T1">};</text:span></text:p>
      <text:p text:style-name="P2"><text:s text:c="6"/><text:span text:style-name="T1">Object.seal(object);</text:span></text:p>
      <text:p text:style-name="P2"><text:s text:c="6"/><text:span text:style-name="T1">object.property = 'Welcome to object world';</text:span></text:p>
      <text:p text:style-name="P2"><text:s text:c="6"/><text:span text:style-name="T1">console.log(Object.isSealed(object)); // true</text:span></text:p>
      <text:p text:style-name="P2"><text:s text:c="6"/><text:span text:style-name="T1">delete object.property; // You cannot delete when sealed</text:span></text:p>
      <text:p text:style-name="P2"><text:s text:c="6"/><text:span text:style-name="T1">console.log(object.property); //Welcome to object world</text:span></text:p>
      <text:p text:style-name="P2"><text:s text:c="5"/><text:span text:style-name="T1">```</text:span></text:p>
      <text:p text:style-name="P3"/>
      <text:p text:style-name="P2"><text:s text:c="5"/><text:span text:style-name="T1">**[в¬† Back to Top](#table-of-contents)**</text:span></text:p>
      <text:p text:style-name="P3"/>
      <text:p text:style-name="P1">196. ### What are the applications of seal method</text:p>
      <text:p text:style-name="P3"/>
      <text:p text:style-name="P2"><text:s text:c="5"/><text:span text:style-name="T1">Below are the main applications of Object.seal() method,</text:span></text:p>
      <text:p text:style-name="P2"><text:s text:c="5"/><text:span text:style-name="T1">1. It is used for sealing objects and arrays.</text:span></text:p>
      <text:p text:style-name="P2"><text:s text:c="5"/><text:span text:style-name="T1">2. It is used to make an object immutable.</text:span></text:p>
      <text:p text:style-name="P3"/>
      <text:p text:style-name="P2"><text:s text:c="5"/><text:span text:style-name="T1">**[в¬† Back to Top](#table-of-contents)**</text:span></text:p>
      <text:p text:style-name="P3"/>
      <text:p text:style-name="P1">197. ### What are the differences between freeze and seal methods</text:p>
      <text:p text:style-name="P3"/>
      <text:p text:style-name="P2"><text:s text:c="5"/><text:span text:style-name="T1">If an object is frozen using the Object.freeze() method then its properties become immutable and no changes can be made in them whereas if an object is sealed using the Object.seal() method then the changes can be made in the existing properties of the object.</text:span></text:p>
      <text:p text:style-name="P3"/>
      <text:p text:style-name="P2"><text:s text:c="5"/><text:span text:style-name="T1">**[в¬† Back to Top](#table-of-contents)**</text:span></text:p>
      <text:p text:style-name="P3"/>
      <text:p text:style-name="P1">198. ### How do you determine if an object is sealed or not</text:p>
      <text:p text:style-name="P3"/>
      <text:p text:style-name="P2"><text:s text:c="5"/><text:span text:style-name="T1">The Object.isSealed() method is used to determine if an object is sealed or not. An object is sealed if all of the below conditions hold true</text:span></text:p>
      <text:p text:style-name="P2"><text:s text:c="5"/><text:span text:style-name="T1">1. If it is not extensible.</text:span></text:p>
      <text:p text:style-name="P2"><text:s text:c="5"/><text:span text:style-name="T1">2. If all of its properties are non-configurable.</text:span></text:p>
      <text:p text:style-name="P2"><text:s text:c="5"/><text:span text:style-name="T1">3. If it is not removable (but not necessarily non-writable).</text:span></text:p>
      <text:p text:style-name="P2"><text:s text:c="5"/><text:span text:style-name="T1">Let's see it in the action</text:span></text:p>
      <text:p text:style-name="P3"/>
      <text:p text:style-name="P2"><text:s text:c="5"/><text:span text:style-name="T1">```javascript</text:span></text:p>
      <text:p text:style-name="P2"><text:s text:c="5"/><text:span text:style-name="T1">const object = {</text:span></text:p>
      <text:p text:style-name="P2"><text:s text:c="5"/><text:span text:style-name="T1">property: 'Hello, Good morning'</text:span></text:p>
      <text:p text:style-name="P2"><text:s text:c="5"/><text:span text:style-name="T1">};</text:span></text:p>
      <text:p text:style-name="P3"/>
      <text:p text:style-name="P2"><text:s text:c="5"/><text:span text:style-name="T1">Object.seal(object); // Using seal() method to seal the object</text:span></text:p>
      <text:p text:style-name="P3"/>
      <text:p text:style-name="P2"><text:s text:c="5"/><text:span text:style-name="T1">console.log(Object.isSealed(object)); <text:s text:c="5"/>// checking whether the object is sealed or not</text:span></text:p>
      <text:p text:style-name="P2"><text:s text:c="5"/><text:span text:style-name="T1">```</text:span></text:p>
      <text:p text:style-name="P3"/>
      <text:p text:style-name="P2"><text:s text:c="5"/><text:span text:style-name="T1">**[в¬† Back to Top](#table-of-contents)**</text:span></text:p>
      <text:p text:style-name="P3"/>
      <text:p text:style-name="P1">199. ### How do you get enumerable key and value pairs</text:p>
      <text:p text:style-name="P3"/>
      <text:p text:style-name="P2"><text:s text:c="5"/><text:span text:style-name="T1">The Object.entries() method is used to return an array of a given object's own enumerable string-keyed property [key, value] pairs, in the same order as that provided by a for...in loop. Let's see the functionality of object.entries() method in an example,</text:span></text:p>
      <text:p text:style-name="P3"/>
      <text:p text:style-name="P2"><text:soft-page-break/><text:s text:c="5"/><text:span text:style-name="T1">```javascript</text:span></text:p>
      <text:p text:style-name="P2"><text:s text:c="5"/><text:span text:style-name="T1">const object = {</text:span></text:p>
      <text:p text:style-name="P2"><text:s text:c="7"/><text:span text:style-name="T1">a: 'Good morning',</text:span></text:p>
      <text:p text:style-name="P2"><text:s text:c="7"/><text:span text:style-name="T1">b: 100</text:span></text:p>
      <text:p text:style-name="P2"><text:s text:c="5"/><text:span text:style-name="T1">};</text:span></text:p>
      <text:p text:style-name="P3"/>
      <text:p text:style-name="P2"><text:s text:c="5"/><text:span text:style-name="T1">for (let [key, value] of Object.entries(object)) {</text:span></text:p>
      <text:p text:style-name="P2"><text:s text:c="7"/><text:span text:style-name="T1">console.log(`${key}: ${value}`); // a: 'Good morning'</text:span></text:p>
      <text:p text:style-name="P2"><text:s text:c="40"/><text:span text:style-name="T1">// b: 100</text:span></text:p>
      <text:p text:style-name="P2"><text:s text:c="5"/><text:span text:style-name="T1">}</text:span></text:p>
      <text:p text:style-name="P2"><text:s text:c="5"/><text:span text:style-name="T1">```</text:span></text:p>
      <text:p text:style-name="P3"/>
      <text:p text:style-name="P2"><text:s text:c="5"/><text:span text:style-name="T1">**Note:** The order is not guaranteed as object defined.</text:span></text:p>
      <text:p text:style-name="P3"/>
      <text:p text:style-name="P2"><text:s text:c="5"/><text:span text:style-name="T1">**[в¬† Back to Top](#table-of-contents)**</text:span></text:p>
      <text:p text:style-name="P3"/>
      <text:p text:style-name="P1">200. ### What is the main difference between Object.values and Object.entries method</text:p>
      <text:p text:style-name="P3"/>
      <text:p text:style-name="P2"><text:s text:c="5"/><text:span text:style-name="T1">The Object.values() method's behavior is similar to Object.entries() method but it returns an array of values instead [key,value] pairs.</text:span></text:p>
      <text:p text:style-name="P3"/>
      <text:p text:style-name="P2"><text:s text:c="5"/><text:span text:style-name="T1">```javascript</text:span></text:p>
      <text:p text:style-name="P2"><text:s text:c="6"/><text:span text:style-name="T1">const object = {</text:span></text:p>
      <text:p text:style-name="P2"><text:s text:c="8"/><text:span text:style-name="T1">a: 'Good morning',</text:span></text:p>
      <text:p text:style-name="P2"><text:s text:c="8"/><text:span text:style-name="T1">b: 100</text:span></text:p>
      <text:p text:style-name="P2"><text:s text:c="6"/><text:span text:style-name="T1">};</text:span></text:p>
      <text:p text:style-name="P3"/>
      <text:p text:style-name="P2"><text:s text:c="6"/><text:span text:style-name="T1">for (let value of Object.values(object)) {</text:span></text:p>
      <text:p text:style-name="P2"><text:s text:c="8"/><text:span text:style-name="T1">console.log(`${value}`); // 'Good morning'</text:span></text:p>
      <text:p text:style-name="P2"><text:s text:c="37"/><text:span text:style-name="T1">100</text:span></text:p>
      <text:p text:style-name="P2"><text:s text:c="6"/><text:span text:style-name="T1">}</text:span></text:p>
      <text:p text:style-name="P2"><text:s text:c="5"/><text:span text:style-name="T1">```</text:span></text:p>
      <text:p text:style-name="P3"/>
      <text:p text:style-name="P2"><text:s text:c="5"/><text:span text:style-name="T1">**[в¬† Back to Top](#table-of-contents)**</text:span></text:p>
      <text:p text:style-name="P3"/>
      <text:p text:style-name="P1">201. ### How can you get the list of keys of any object</text:p>
      <text:p text:style-name="P3"/>
      <text:p text:style-name="P2"><text:s text:c="5"/><text:span text:style-name="T1">You can use the `Object.keys()` method which is used to return an array of a given object's own property names, in the same order as we get with a normal loop. For example, you can get the keys of a user object,</text:span></text:p>
      <text:p text:style-name="P3"/>
      <text:p text:style-name="P2"><text:s text:c="5"/><text:span text:style-name="T1">```javascript</text:span></text:p>
      <text:p text:style-name="P2"><text:s text:c="5"/><text:span text:style-name="T1">const user = {</text:span></text:p>
      <text:p text:style-name="P2"><text:s text:c="7"/><text:span text:style-name="T1">name: 'John',</text:span></text:p>
      <text:p text:style-name="P2"><text:s text:c="7"/><text:span text:style-name="T1">gender: 'male',</text:span></text:p>
      <text:p text:style-name="P2"><text:s text:c="7"/><text:span text:style-name="T1">age: 40</text:span></text:p>
      <text:p text:style-name="P2"><text:s text:c="5"/><text:span text:style-name="T1">};</text:span></text:p>
      <text:p text:style-name="P3"/>
      <text:p text:style-name="P2"><text:s text:c="5"/><text:span text:style-name="T1">console.log(Object.keys(user)); //['name', 'gender', 'age']</text:span></text:p>
      <text:p text:style-name="P2"><text:s text:c="5"/><text:span text:style-name="T1">```</text:span></text:p>
      <text:p text:style-name="P3"/>
      <text:p text:style-name="P2"><text:s text:c="5"/><text:span text:style-name="T1">**[в¬† Back to Top](#table-of-contents)**</text:span></text:p>
      <text:p text:style-name="P3"/>
      <text:p text:style-name="P1">202. ### How do you create an object with prototype</text:p>
      <text:p text:style-name="P3"/>
      <text:p text:style-name="P2"><text:s text:c="5"/><text:span text:style-name="T1">The Object.create() method is used to create a new object with the specified prototype object and properties. i.e, It uses an existing object as the prototype </text:span><text:soft-page-break/><text:span text:style-name="T1">of the newly created object. It returns a new object with the specified prototype object and properties.</text:span></text:p>
      <text:p text:style-name="P3"/>
      <text:p text:style-name="P2"><text:s text:c="5"/><text:span text:style-name="T1">```javascript</text:span></text:p>
      <text:p text:style-name="P2"><text:s text:c="6"/><text:span text:style-name="T1">const user = {</text:span></text:p>
      <text:p text:style-name="P2"><text:s text:c="8"/><text:span text:style-name="T1">name: 'John',</text:span></text:p>
      <text:p text:style-name="P2"><text:s text:c="8"/><text:span text:style-name="T1">printInfo: function () {</text:span></text:p>
      <text:p text:style-name="P2"><text:s text:c="10"/><text:span text:style-name="T1">console.log(`My name is ${this.name}.`);</text:span></text:p>
      <text:p text:style-name="P2"><text:s text:c="8"/><text:span text:style-name="T1">}</text:span></text:p>
      <text:p text:style-name="P2"><text:s text:c="6"/><text:span text:style-name="T1">};</text:span></text:p>
      <text:p text:style-name="P3"/>
      <text:p text:style-name="P2"><text:s text:c="6"/><text:span text:style-name="T1">const admin = Object.create(user);</text:span></text:p>
      <text:p text:style-name="P3"/>
      <text:p text:style-name="P2"><text:s text:c="6"/><text:span text:style-name="T1">admin.name = "Nick"; // Remember that "name" is a property set on "admin" but not on "user" object</text:span></text:p>
      <text:p text:style-name="P3"/>
      <text:p text:style-name="P2"><text:s text:c="6"/><text:span text:style-name="T1">admin.printInfo(); // My name is Nick</text:span></text:p>
      <text:p text:style-name="P2"><text:s text:c="5"/><text:span text:style-name="T1">```</text:span></text:p>
      <text:p text:style-name="P3"/>
      <text:p text:style-name="P2"><text:s text:c="5"/><text:span text:style-name="T1">**[в¬† Back to Top](#table-of-contents)**</text:span></text:p>
      <text:p text:style-name="P3"/>
      <text:p text:style-name="P1">203. ### What is a WeakSet</text:p>
      <text:p text:style-name="P3"/>
      <text:p text:style-name="P2"><text:s text:c="5"/><text:span text:style-name="T1">WeakSet is used to store a collection of weakly(weak references) held objects. The syntax would be as follows,</text:span></text:p>
      <text:p text:style-name="P3"/>
      <text:p text:style-name="P2"><text:s text:c="5"/><text:span text:style-name="T1">```javascript</text:span></text:p>
      <text:p text:style-name="P2"><text:s text:c="5"/><text:span text:style-name="T1">new WeakSet([iterable]);</text:span></text:p>
      <text:p text:style-name="P2"><text:s text:c="5"/><text:span text:style-name="T1">```</text:span></text:p>
      <text:p text:style-name="P3"/>
      <text:p text:style-name="P2"><text:s text:c="5"/><text:span text:style-name="T1">Let's see the below example to explain it's behavior,</text:span></text:p>
      <text:p text:style-name="P3"/>
      <text:p text:style-name="P2"><text:s text:c="5"/><text:span text:style-name="T1">```javascript</text:span></text:p>
      <text:p text:style-name="P2"><text:s text:c="5"/><text:span text:style-name="T1">var ws = new WeakSet();</text:span></text:p>
      <text:p text:style-name="P2"><text:s text:c="5"/><text:span text:style-name="T1">var user = {};</text:span></text:p>
      <text:p text:style-name="P2"><text:s text:c="5"/><text:span text:style-name="T1">ws.add(user);</text:span></text:p>
      <text:p text:style-name="P2"><text:s text:c="5"/><text:span text:style-name="T1">ws.has(user); <text:s text:c="3"/>// true</text:span></text:p>
      <text:p text:style-name="P2"><text:s text:c="5"/><text:span text:style-name="T1">ws.delete(user); // removes user from the set</text:span></text:p>
      <text:p text:style-name="P2"><text:s text:c="5"/><text:span text:style-name="T1">ws.has(user); <text:s text:c="3"/>// false, user has been removed</text:span></text:p>
      <text:p text:style-name="P2"><text:s text:c="5"/><text:span text:style-name="T1">```</text:span></text:p>
      <text:p text:style-name="P3"/>
      <text:p text:style-name="P2"><text:s text:c="5"/><text:span text:style-name="T1">**[в¬† Back to Top](#table-of-contents)**</text:span></text:p>
      <text:p text:style-name="P3"/>
      <text:p text:style-name="P1">204. ### What are the differences between WeakSet and Set</text:p>
      <text:p text:style-name="P3"/>
      <text:p text:style-name="P2"><text:s text:c="5"/><text:span text:style-name="T1">The main difference is that references to objects in Set are strong while references to objects in WeakSet are weak. i.e, An object in WeakSet can be garbage collected if there is no other reference to it.</text:span></text:p>
      <text:p text:style-name="P2"><text:s text:c="5"/><text:span text:style-name="T1">Other differences are,</text:span></text:p>
      <text:p text:style-name="P2"><text:s text:c="5"/><text:span text:style-name="T1">1. Sets can store any value Whereas WeakSets can store only collections of objects</text:span></text:p>
      <text:p text:style-name="P2"><text:s text:c="5"/><text:span text:style-name="T1">2. WeakSet does not have size property unlike Set</text:span></text:p>
      <text:p text:style-name="P2"><text:s text:c="5"/><text:span text:style-name="T1">3. WeakSet does not have methods such as clear, keys, values, entries, forEach.</text:span></text:p>
      <text:p text:style-name="P2"><text:s text:c="5"/><text:span text:style-name="T1">4. WeakSet is not iterable.</text:span></text:p>
      <text:p text:style-name="P3"/>
      <text:p text:style-name="P2"><text:s text:c="5"/><text:span text:style-name="T1">**[в¬† Back to Top](#table-of-contents)**</text:span></text:p>
      <text:p text:style-name="P3"/>
      <text:p text:style-name="P1">205. ### List down the collection of methods available on WeakSet</text:p>
      <text:p text:style-name="P3"><text:soft-page-break/></text:p>
      <text:p text:style-name="P2"><text:s text:c="5"/><text:span text:style-name="T1">Below are the list of methods available on WeakSet,</text:span></text:p>
      <text:p text:style-name="P2"><text:s text:c="5"/></text:p>
      <text:p text:style-name="P2"><text:s text:c="5"/><text:span text:style-name="T1">1. add(value): A new object is appended with the given value to the weakset</text:span></text:p>
      <text:p text:style-name="P2"><text:s text:c="5"/><text:span text:style-name="T1">2. delete(value): Deletes the value from the WeakSet collection.</text:span></text:p>
      <text:p text:style-name="P2"><text:s text:c="5"/><text:span text:style-name="T1">3. has(value): It returns true if the value is present in the WeakSet Collection, otherwise it returns false.</text:span></text:p>
      <text:p text:style-name="P2"><text:s text:c="5"/></text:p>
      <text:p text:style-name="P2"><text:s text:c="5"/><text:span text:style-name="T1">Let's see the functionality of all the above methods in an example,</text:span></text:p>
      <text:p text:style-name="P3"/>
      <text:p text:style-name="P2"><text:s text:c="5"/><text:span text:style-name="T1">```javascript</text:span></text:p>
      <text:p text:style-name="P2"><text:s text:c="5"/><text:span text:style-name="T1">var weakSetObject = new WeakSet();</text:span></text:p>
      <text:p text:style-name="P2"><text:s text:c="5"/><text:span text:style-name="T1">var firstObject = {};</text:span></text:p>
      <text:p text:style-name="P2"><text:s text:c="5"/><text:span text:style-name="T1">var secondObject = {};</text:span></text:p>
      <text:p text:style-name="P2"><text:s text:c="5"/><text:span text:style-name="T1">// add(value)</text:span></text:p>
      <text:p text:style-name="P2"><text:s text:c="5"/><text:span text:style-name="T1">weakSetObject.add(firstObject);</text:span></text:p>
      <text:p text:style-name="P2"><text:s text:c="5"/><text:span text:style-name="T1">weakSetObject.add(secondObject);</text:span></text:p>
      <text:p text:style-name="P2"><text:s text:c="5"/><text:span text:style-name="T1">console.log(weakSetObject.has(firstObject)); //true</text:span></text:p>
      <text:p text:style-name="P2"><text:s text:c="5"/><text:span text:style-name="T1">weakSetObject.delete(secondObject);</text:span></text:p>
      <text:p text:style-name="P2"><text:s text:c="5"/><text:span text:style-name="T1">```</text:span></text:p>
      <text:p text:style-name="P3"/>
      <text:p text:style-name="P2"><text:s text:c="5"/><text:span text:style-name="T1">**[в¬† Back to Top](#table-of-contents)**</text:span></text:p>
      <text:p text:style-name="P3"/>
      <text:p text:style-name="P1">206. ### What is a WeakMap</text:p>
      <text:p text:style-name="P3"/>
      <text:p text:style-name="P2"><text:s text:c="5"/><text:span text:style-name="T1">The WeakMap object is a collection of key/value pairs in which the keys are weakly referenced. In this case, keys must be objects and the values can be arbitrary values. The syntax is looking like as below,</text:span></text:p>
      <text:p text:style-name="P3"/>
      <text:p text:style-name="P2"><text:s text:c="5"/><text:span text:style-name="T1">```javascript</text:span></text:p>
      <text:p text:style-name="P2"><text:s text:c="5"/><text:span text:style-name="T1">new WeakMap([iterable])</text:span></text:p>
      <text:p text:style-name="P2"><text:s text:c="5"/><text:span text:style-name="T1">```</text:span></text:p>
      <text:p text:style-name="P3"/>
      <text:p text:style-name="P2"><text:s text:c="5"/><text:span text:style-name="T1">Let's see the below example to explain it's behavior,</text:span></text:p>
      <text:p text:style-name="P3"/>
      <text:p text:style-name="P2"><text:s text:c="5"/><text:span text:style-name="T1">```javascript</text:span></text:p>
      <text:p text:style-name="P2"><text:s text:c="6"/><text:span text:style-name="T1">var ws = new WeakMap();</text:span></text:p>
      <text:p text:style-name="P2"><text:s text:c="6"/><text:span text:style-name="T1">var user = {};</text:span></text:p>
      <text:p text:style-name="P2"><text:s text:c="6"/><text:span text:style-name="T1">ws.set(user);</text:span></text:p>
      <text:p text:style-name="P2"><text:s text:c="6"/><text:span text:style-name="T1">ws.has(user); <text:s text:c="3"/>// true</text:span></text:p>
      <text:p text:style-name="P2"><text:s text:c="6"/><text:span text:style-name="T1">ws.delete(user); // removes user from the map</text:span></text:p>
      <text:p text:style-name="P2"><text:s text:c="6"/><text:span text:style-name="T1">ws.has(user); <text:s text:c="3"/>// false, user has been removed</text:span></text:p>
      <text:p text:style-name="P2"><text:s text:c="5"/><text:span text:style-name="T1">```</text:span></text:p>
      <text:p text:style-name="P3"/>
      <text:p text:style-name="P2"><text:s text:c="5"/><text:span text:style-name="T1">**[в¬† Back to Top](#table-of-contents)**</text:span></text:p>
      <text:p text:style-name="P3"/>
      <text:p text:style-name="P1">207. ### What are the differences between WeakMap and Map</text:p>
      <text:p text:style-name="P3"/>
      <text:p text:style-name="P2"><text:s text:c="5"/><text:span text:style-name="T1">The main difference is that references to key objects in Map are strong while references to key objects in WeakMap are weak. i.e, A key object in WeakMap can be garbage collected if there is no other reference to it.</text:span></text:p>
      <text:p text:style-name="P2"><text:s text:c="5"/><text:span text:style-name="T1">Other differences are,</text:span></text:p>
      <text:p text:style-name="P2"><text:s text:c="5"/><text:span text:style-name="T1">1. Maps can store any key type Whereas WeakMaps can store only collections of key objects</text:span></text:p>
      <text:p text:style-name="P2"><text:s text:c="5"/><text:span text:style-name="T1">2. WeakMap does not have size property unlike Map</text:span></text:p>
      <text:p text:style-name="P2"><text:s text:c="5"/><text:span text:style-name="T1">3. WeakMap does not have methods such as clear, keys, values, entries, forEach.</text:span></text:p>
      <text:p text:style-name="P2"><text:s text:c="5"/><text:span text:style-name="T1">4. WeakMap is not iterable.</text:span></text:p>
      <text:p text:style-name="P3"/>
      <text:p text:style-name="P2"><text:soft-page-break/><text:s text:c="5"/><text:span text:style-name="T1">**[в¬† Back to Top](#table-of-contents)**</text:span></text:p>
      <text:p text:style-name="P3"/>
      <text:p text:style-name="P1">208. ### List down the collection of methods available on WeakMap</text:p>
      <text:p text:style-name="P3"/>
      <text:p text:style-name="P2"><text:s text:c="5"/><text:span text:style-name="T1">Below are the list of methods available on WeakMap,</text:span></text:p>
      <text:p text:style-name="P2"><text:s text:c="5"/><text:span text:style-name="T1">1. set(key, value): Sets the value for the key in the WeakMap object. Returns the WeakMap object.</text:span></text:p>
      <text:p text:style-name="P2"><text:s text:c="5"/><text:span text:style-name="T1">2. delete(key): Removes any value associated to the key.</text:span></text:p>
      <text:p text:style-name="P2"><text:s text:c="5"/><text:span text:style-name="T1">3. has(key): Returns a Boolean asserting whether a value has been associated to the key in the WeakMap object or not.</text:span></text:p>
      <text:p text:style-name="P2"><text:s text:c="5"/><text:span text:style-name="T1">4. get(key): Returns the value associated to the key, or undefined if there is none.</text:span></text:p>
      <text:p text:style-name="P2"><text:s text:c="5"/><text:span text:style-name="T1">Let's see the functionality of all the above methods in an example,</text:span></text:p>
      <text:p text:style-name="P3"/>
      <text:p text:style-name="P2"><text:s text:c="5"/><text:span text:style-name="T1">```javascript</text:span></text:p>
      <text:p text:style-name="P2"><text:s text:c="5"/><text:span text:style-name="T1">var weakMapObject = new WeakMap();</text:span></text:p>
      <text:p text:style-name="P2"><text:s text:c="5"/><text:span text:style-name="T1">var firstObject = {};</text:span></text:p>
      <text:p text:style-name="P2"><text:s text:c="5"/><text:span text:style-name="T1">var secondObject = {};</text:span></text:p>
      <text:p text:style-name="P2"><text:s text:c="5"/><text:span text:style-name="T1">// set(key, value)</text:span></text:p>
      <text:p text:style-name="P2"><text:s text:c="5"/><text:span text:style-name="T1">weakMapObject.set(firstObject, 'John');</text:span></text:p>
      <text:p text:style-name="P2"><text:s text:c="5"/><text:span text:style-name="T1">weakMapObject.set(secondObject, 100);</text:span></text:p>
      <text:p text:style-name="P2"><text:s text:c="5"/><text:span text:style-name="T1">console.log(weakMapObject.has(firstObject)); //true</text:span></text:p>
      <text:p text:style-name="P2"><text:s text:c="5"/><text:span text:style-name="T1">console.log(weakMapObject.get(firstObject)); // John</text:span></text:p>
      <text:p text:style-name="P2"><text:s text:c="5"/><text:span text:style-name="T1">weakMapObject.delete(secondObject);</text:span></text:p>
      <text:p text:style-name="P2"><text:s text:c="5"/><text:span text:style-name="T1">```</text:span></text:p>
      <text:p text:style-name="P3"/>
      <text:p text:style-name="P2"><text:s text:c="5"/><text:span text:style-name="T1">**[в¬† Back to Top](#table-of-contents)**</text:span></text:p>
      <text:p text:style-name="P3"/>
      <text:p text:style-name="P1">209. ### What is the purpose of uneval</text:p>
      <text:p text:style-name="P3"/>
      <text:p text:style-name="P2"><text:s text:c="5"/><text:span text:style-name="T1">The uneval() is an inbuilt function which is used to create a string representation of the source code of an Object. It is a top-level function and is not associated with any object. Let's see the below example to know more about it's functionality,</text:span></text:p>
      <text:p text:style-name="P3"/>
      <text:p text:style-name="P2"><text:s text:c="5"/><text:span text:style-name="T1">```javascript</text:span></text:p>
      <text:p text:style-name="P2"><text:s text:c="5"/><text:span text:style-name="T1">var a = 1;</text:span></text:p>
      <text:p text:style-name="P2"><text:s text:c="5"/><text:span text:style-name="T1">uneval(a); // returns a String containing 1</text:span></text:p>
      <text:p text:style-name="P2"><text:s text:c="5"/><text:span text:style-name="T1">uneval(function user() {}); // returns "(function user(){})"</text:span></text:p>
      <text:p text:style-name="P2"><text:s text:c="5"/><text:span text:style-name="T1">```</text:span></text:p>
      <text:p text:style-name="P3"/>
      <text:p text:style-name="P2"><text:s text:c="5"/><text:span text:style-name="T1">**[в¬† Back to Top](#table-of-contents)**</text:span></text:p>
      <text:p text:style-name="P3"/>
      <text:p text:style-name="P1">210. ### How do you encode an URL</text:p>
      <text:p text:style-name="P3"/>
      <text:p text:style-name="P2"><text:s text:c="5"/><text:span text:style-name="T1">The encodeURI() function is used to encode complete URI which has special characters except (, / ? : @ &amp; = + $ #) characters.</text:span></text:p>
      <text:p text:style-name="P3"/>
      <text:p text:style-name="P2"><text:s text:c="5"/><text:span text:style-name="T1">```javascript</text:span></text:p>
      <text:p text:style-name="P2"><text:s text:c="5"/><text:span text:style-name="T1">var uri = 'https://mozilla.org/?x=С€РµР»Р»С‹';</text:span></text:p>
      <text:p text:style-name="P2"><text:s text:c="5"/><text:span text:style-name="T1">var encoded = encodeURI(uri);</text:span></text:p>
      <text:p text:style-name="P2"><text:s text:c="5"/><text:span text:style-name="T1">console.log(encoded); // https://mozilla.org/?x=%D1%88%D0%B5%D0%BB%D0%BB%D1%8B</text:span></text:p>
      <text:p text:style-name="P2"><text:s text:c="5"/><text:span text:style-name="T1">```</text:span></text:p>
      <text:p text:style-name="P3"/>
      <text:p text:style-name="P2"><text:s text:c="5"/><text:span text:style-name="T1">**[в¬† Back to Top](#table-of-contents)**</text:span></text:p>
      <text:p text:style-name="P3"/>
      <text:p text:style-name="P1">211. ### How do you decode an URL</text:p>
      <text:p text:style-name="P3"/>
      <text:p text:style-name="P2"><text:soft-page-break/><text:s text:c="5"/><text:span text:style-name="T1">The decodeURI() function is used to decode a Uniform Resource Identifier (URI) previously created by encodeURI().</text:span></text:p>
      <text:p text:style-name="P3"/>
      <text:p text:style-name="P2"><text:s text:c="5"/><text:span text:style-name="T1">```javascript</text:span></text:p>
      <text:p text:style-name="P2"><text:s text:c="6"/><text:span text:style-name="T1">var uri = 'https://mozilla.org/?x=С€РµР»Р»С‹';</text:span></text:p>
      <text:p text:style-name="P2"><text:s text:c="6"/><text:span text:style-name="T1">var encoded = encodeURI(uri);</text:span></text:p>
      <text:p text:style-name="P2"><text:s text:c="6"/><text:span text:style-name="T1">console.log(encoded); // https://mozilla.org/?x=%D1%88%D0%B5%D0%BB%D0%BB%D1%8B</text:span></text:p>
      <text:p text:style-name="P2"><text:s text:c="5"/><text:span text:style-name="T1">try {</text:span></text:p>
      <text:p text:style-name="P2"><text:s text:c="7"/><text:span text:style-name="T1">console.log(decodeURI(encoded)); // "https://mozilla.org/?x=С€РµР»Р»С‹"</text:span></text:p>
      <text:p text:style-name="P2"><text:s text:c="5"/><text:span text:style-name="T1">} catch(e) { // catches a malformed URI</text:span></text:p>
      <text:p text:style-name="P2"><text:s text:c="7"/><text:span text:style-name="T1">console.error(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12. ### How do you print the contents of web page</text:p>
      <text:p text:style-name="P3"/>
      <text:p text:style-name="P2"><text:s text:c="5"/><text:span text:style-name="T1">The window object provided a print() method which is used to print the contents of the current window. It opens a Print dialog box which lets you choose between various printing options. Let's see the usage of print method in an example,</text:span></text:p>
      <text:p text:style-name="P3"/>
      <text:p text:style-name="P2"><text:s text:c="5"/><text:span text:style-name="T1">```html</text:span></text:p>
      <text:p text:style-name="P2"><text:s text:c="8"/><text:span text:style-name="T1">&lt;input type="button" value="Print" onclick="window.print()" /&gt;</text:span></text:p>
      <text:p text:style-name="P2"><text:s text:c="5"/><text:span text:style-name="T1">```</text:span></text:p>
      <text:p text:style-name="P3"/>
      <text:p text:style-name="P2"><text:s text:c="5"/><text:span text:style-name="T1">**Note:** In most browsers, it will block while the print dialog is open.</text:span></text:p>
      <text:p text:style-name="P3"/>
      <text:p text:style-name="P2"><text:s text:c="5"/><text:span text:style-name="T1">**[в¬† Back to Top](#table-of-contents)**</text:span></text:p>
      <text:p text:style-name="P3"/>
      <text:p text:style-name="P1">213. ### What is the difference between uneval and eval</text:p>
      <text:p text:style-name="P3"/>
      <text:p text:style-name="P2"><text:s text:c="5"/><text:span text:style-name="T1">The `uneval` function returns the source of a given object; whereas the `eval` function does the opposite, by evaluating that source code in a different memory area. Let's see an example to clarify the difference,</text:span></text:p>
      <text:p text:style-name="P3"/>
      <text:p text:style-name="P2"><text:s text:c="5"/><text:span text:style-name="T1">```javascript</text:span></text:p>
      <text:p text:style-name="P2"><text:s text:c="5"/><text:span text:style-name="T1">var msg = uneval(function greeting() { return 'Hello, Good morning'; });</text:span></text:p>
      <text:p text:style-name="P2"><text:s text:c="5"/><text:span text:style-name="T1">var greeting = eval(msg);</text:span></text:p>
      <text:p text:style-name="P2"><text:s text:c="5"/><text:span text:style-name="T1">greeting(); // returns "Hello, Good morning"</text:span></text:p>
      <text:p text:style-name="P2"><text:s text:c="5"/><text:span text:style-name="T1">```</text:span></text:p>
      <text:p text:style-name="P3"/>
      <text:p text:style-name="P2"><text:s text:c="5"/><text:span text:style-name="T1">**[в¬† Back to Top](#table-of-contents)**</text:span></text:p>
      <text:p text:style-name="P3"/>
      <text:p text:style-name="P1">214. ### What is an anonymous function</text:p>
      <text:p text:style-name="P3"/>
      <text:p text:style-name="P2"><text:s text:c="5"/><text:span text:style-name="T1">An anonymous function is a function without a name! Anonymous functions are commonly assigned to a variable name or used as a callback function. The syntax would be as below,</text:span></text:p>
      <text:p text:style-name="P3"/>
      <text:p text:style-name="P2"><text:s text:c="5"/><text:span text:style-name="T1">```javascript</text:span></text:p>
      <text:p text:style-name="P2"><text:s text:c="5"/><text:span text:style-name="T1">function (optionalParameters) {</text:span></text:p>
      <text:p text:style-name="P2"><text:s text:c="7"/><text:span text:style-name="T1">//do something</text:span></text:p>
      <text:p text:style-name="P2"><text:s text:c="5"/><text:span text:style-name="T1">}</text:span></text:p>
      <text:p text:style-name="P3"/>
      <text:p text:style-name="P2"><text:s text:c="5"/><text:span text:style-name="T1">const myFunction = function(){ //Anonymous function assigned to a variable</text:span></text:p>
      <text:p text:style-name="P2"><text:s text:c="7"/><text:span text:style-name="T1">//do something</text:span></text:p>
      <text:p text:style-name="P2"><text:soft-page-break/><text:s text:c="5"/><text:span text:style-name="T1">};</text:span></text:p>
      <text:p text:style-name="P3"/>
      <text:p text:style-name="P2"><text:s text:c="5"/><text:span text:style-name="T1">[1, 2, 3].map(function(element){ //Anonymous function used as a callback function</text:span></text:p>
      <text:p text:style-name="P2"><text:s text:c="7"/><text:span text:style-name="T1">//do something</text:span></text:p>
      <text:p text:style-name="P2"><text:s text:c="5"/><text:span text:style-name="T1">});</text:span></text:p>
      <text:p text:style-name="P2"><text:s text:c="5"/><text:span text:style-name="T1">```</text:span></text:p>
      <text:p text:style-name="P3"/>
      <text:p text:style-name="P2"><text:s text:c="5"/><text:span text:style-name="T1">Let's see the above anonymous function in an example,</text:span></text:p>
      <text:p text:style-name="P3"/>
      <text:p text:style-name="P2"><text:s text:c="5"/><text:span text:style-name="T1">```javascript</text:span></text:p>
      <text:p text:style-name="P2"><text:s text:c="5"/><text:span text:style-name="T1">var x = function (a, b) {return a * b};</text:span></text:p>
      <text:p text:style-name="P2"><text:s text:c="5"/><text:span text:style-name="T1">var z = x(5, 10);</text:span></text:p>
      <text:p text:style-name="P2"><text:s text:c="5"/><text:span text:style-name="T1">console.log(z); // 50</text:span></text:p>
      <text:p text:style-name="P2"><text:s text:c="5"/><text:span text:style-name="T1">```</text:span></text:p>
      <text:p text:style-name="P3"/>
      <text:p text:style-name="P2"><text:s text:c="5"/><text:span text:style-name="T1">**[в¬† Back to Top](#table-of-contents)**</text:span></text:p>
      <text:p text:style-name="P3"/>
      <text:p text:style-name="P1">215. ### What is the precedence order between local and global variables</text:p>
      <text:p text:style-name="P3"/>
      <text:p text:style-name="P2"><text:s text:c="5"/><text:span text:style-name="T1">A local variable takes precedence over a global variable with the same name. Let's see this behavior in an example.</text:span></text:p>
      <text:p text:style-name="P3"/>
      <text:p text:style-name="P2"><text:s text:c="5"/><text:span text:style-name="T1">```javascript</text:span></text:p>
      <text:p text:style-name="P2"><text:s text:c="5"/><text:span text:style-name="T1">var msg = "Good morning";</text:span></text:p>
      <text:p text:style-name="P2"><text:s text:c="5"/><text:span text:style-name="T1">function greeting() {</text:span></text:p>
      <text:p text:style-name="P2"><text:s text:c="8"/><text:span text:style-name="T1">msg = "Good Evening";</text:span></text:p>
      <text:p text:style-name="P2"><text:s text:c="8"/><text:span text:style-name="T1">console.log(msg);</text:span></text:p>
      <text:p text:style-name="P2"><text:s text:c="5"/><text:span text:style-name="T1">}</text:span></text:p>
      <text:p text:style-name="P2"><text:s text:c="5"/><text:span text:style-name="T1">greeting();</text:span></text:p>
      <text:p text:style-name="P2"><text:s text:c="5"/><text:span text:style-name="T1">```</text:span></text:p>
      <text:p text:style-name="P3"/>
      <text:p text:style-name="P2"><text:s text:c="5"/><text:span text:style-name="T1">**[в¬† Back to Top](#table-of-contents)**</text:span></text:p>
      <text:p text:style-name="P3"/>
      <text:p text:style-name="P1">216. ### What are javascript accessors</text:p>
      <text:p text:style-name="P3"/>
      <text:p text:style-name="P2"><text:s text:c="5"/><text:span text:style-name="T1">ECMAScript 5 introduced javascript object accessors or computed properties through getters and setters. Getters uses the `get` keyword whereas Setters uses the `set` keyword.</text:span></text:p>
      <text:p text:style-name="P3"/>
      <text:p text:style-name="P2"><text:s text:c="5"/><text:span text:style-name="T1">```javascript</text:span></text:p>
      <text:p text:style-name="P2"><text:s text:c="5"/><text:span text:style-name="T1">var user = {</text:span></text:p>
      <text:p text:style-name="P2"><text:s text:c="7"/><text:span text:style-name="T1">firstName: "John",</text:span></text:p>
      <text:p text:style-name="P2"><text:s text:c="7"/><text:span text:style-name="T1">lastName : "Abraham",</text:span></text:p>
      <text:p text:style-name="P2"><text:s text:c="7"/><text:span text:style-name="T1">language : "en",</text:span></text:p>
      <text:p text:style-name="P2"><text:s text:c="7"/><text:span text:style-name="T1">get lang() {</text:span></text:p>
      <text:p text:style-name="P2"><text:s text:c="9"/><text:span text:style-name="T1">return this.language;</text:span></text:p>
      <text:p text:style-name="P2"><text:s text:c="7"/><text:span text:style-name="T1">}</text:span></text:p>
      <text:p text:style-name="P2"><text:s text:c="7"/><text:span text:style-name="T1">set lang(lang) {</text:span></text:p>
      <text:p text:style-name="P2"><text:s text:c="7"/><text:span text:style-name="T1">this.language = lang;</text:span></text:p>
      <text:p text:style-name="P2"><text:s text:c="7"/><text:span text:style-name="T1">}</text:span></text:p>
      <text:p text:style-name="P2"><text:s text:c="5"/><text:span text:style-name="T1">};</text:span></text:p>
      <text:p text:style-name="P2"><text:s text:c="5"/><text:span text:style-name="T1">console.log(user.lang); // getter access lang as en</text:span></text:p>
      <text:p text:style-name="P2"><text:s text:c="5"/><text:span text:style-name="T1">user.lang = 'fr';</text:span></text:p>
      <text:p text:style-name="P2"><text:s text:c="5"/><text:span text:style-name="T1">console.log(user.lang); // setter used to set lang as fr</text:span></text:p>
      <text:p text:style-name="P2"><text:s text:c="5"/><text:span text:style-name="T1">```</text:span></text:p>
      <text:p text:style-name="P3"/>
      <text:p text:style-name="P2"><text:s text:c="5"/><text:span text:style-name="T1">**[в¬† Back to Top](#table-of-contents)**</text:span></text:p>
      <text:p text:style-name="P3"/>
      <text:p text:style-name="P1"><text:soft-page-break/>217. ### How do you define property on Object constructor</text:p>
      <text:p text:style-name="P3"/>
      <text:p text:style-name="P2"><text:s text:c="5"/><text:span text:style-name="T1">The Object.defineProperty() static method is used to define a new property directly on an object, or modify an existing property on an object, and returns the object. Let's see an example to know how to define property,</text:span></text:p>
      <text:p text:style-name="P3"/>
      <text:p text:style-name="P2"><text:s text:c="5"/><text:span text:style-name="T1">```javascript</text:span></text:p>
      <text:p text:style-name="P2"><text:s text:c="5"/><text:span text:style-name="T1">const newObject = {};</text:span></text:p>
      <text:p text:style-name="P3"/>
      <text:p text:style-name="P2"><text:s text:c="5"/><text:span text:style-name="T1">Object.defineProperty(newObject, 'newProperty', {</text:span></text:p>
      <text:p text:style-name="P2"><text:s text:c="7"/><text:span text:style-name="T1">value: 100,</text:span></text:p>
      <text:p text:style-name="P2"><text:s text:c="7"/><text:span text:style-name="T1">writable: false</text:span></text:p>
      <text:p text:style-name="P2"><text:s text:c="5"/><text:span text:style-name="T1">});</text:span></text:p>
      <text:p text:style-name="P3"/>
      <text:p text:style-name="P2"><text:s text:c="5"/><text:span text:style-name="T1">console.log(newObject.newProperty); // 100</text:span></text:p>
      <text:p text:style-name="P3"/>
      <text:p text:style-name="P2"><text:s text:c="5"/><text:span text:style-name="T1">newObject.newProperty = 200; // It throws an error in strict mode due to writable setting</text:span></text:p>
      <text:p text:style-name="P3"/>
      <text:p text:style-name="P2"><text:s text:c="5"/><text:span text:style-name="T1">```</text:span></text:p>
      <text:p text:style-name="P3"/>
      <text:p text:style-name="P2"><text:s text:c="5"/><text:span text:style-name="T1">**[в¬† Back to Top](#table-of-contents)**</text:span></text:p>
      <text:p text:style-name="P3"/>
      <text:p text:style-name="P1">218. ### What is the difference between get and defineProperty</text:p>
      <text:p text:style-name="P3"/>
      <text:p text:style-name="P2"><text:s text:c="5"/><text:span text:style-name="T1">Both have similar results until unless you use classes. If you use `get` the property will be defined on the prototype of the object whereas using `Object.defineProperty()` the property will be defined on the instance it is applied to.</text:span></text:p>
      <text:p text:style-name="P3"/>
      <text:p text:style-name="P2"><text:s text:c="5"/><text:span text:style-name="T1">**[в¬† Back to Top](#table-of-contents)**</text:span></text:p>
      <text:p text:style-name="P3"/>
      <text:p text:style-name="P1">219. ### What are the advantages of Getters and Setters</text:p>
      <text:p text:style-name="P3"/>
      <text:p text:style-name="P2"><text:s text:c="5"/><text:span text:style-name="T1">Below are the list of benefits of Getters and Setters,</text:span></text:p>
      <text:p text:style-name="P2"><text:s text:c="5"/><text:span text:style-name="T1">1. They provide simpler syntax</text:span></text:p>
      <text:p text:style-name="P2"><text:s text:c="5"/><text:span text:style-name="T1">2. They are used for defining computed properties, or accessors in JS.</text:span></text:p>
      <text:p text:style-name="P2"><text:s text:c="5"/><text:span text:style-name="T1">3. Useful to provide equivalence relation between properties and methods</text:span></text:p>
      <text:p text:style-name="P2"><text:s text:c="5"/><text:span text:style-name="T1">4. They can provide better data quality</text:span></text:p>
      <text:p text:style-name="P2"><text:s text:c="5"/><text:span text:style-name="T1">5. Useful for doing things behind the scenes with the encapsulated logic.</text:span></text:p>
      <text:p text:style-name="P3"/>
      <text:p text:style-name="P2"><text:s text:c="5"/><text:span text:style-name="T1">**[в¬† Back to Top](#table-of-contents)**</text:span></text:p>
      <text:p text:style-name="P3"/>
      <text:p text:style-name="P1">220. ### Can I add getters and setters using defineProperty method</text:p>
      <text:p text:style-name="P3"/>
      <text:p text:style-name="P2"><text:s text:c="5"/><text:span text:style-name="T1">Yes, You can use the `Object.defineProperty()` method to add Getters and Setters. For example, the below counter object uses increment, decrement, add and subtract properties,</text:span></text:p>
      <text:p text:style-name="P3"/>
      <text:p text:style-name="P2"><text:s text:c="5"/><text:span text:style-name="T1">```javascript</text:span></text:p>
      <text:p text:style-name="P2"><text:s text:c="5"/><text:span text:style-name="T1">var obj = {counter : 0};</text:span></text:p>
      <text:p text:style-name="P3"/>
      <text:p text:style-name="P2"><text:s text:c="5"/><text:span text:style-name="T1">// Define getters</text:span></text:p>
      <text:p text:style-name="P2"><text:s text:c="5"/><text:span text:style-name="T1">Object.defineProperty(obj, "increment", {</text:span></text:p>
      <text:p text:style-name="P2"><text:s text:c="7"/><text:span text:style-name="T1">get : function () {this.counter++;}</text:span></text:p>
      <text:p text:style-name="P2"><text:s text:c="5"/><text:span text:style-name="T1">});</text:span></text:p>
      <text:p text:style-name="P2"><text:s text:c="5"/><text:span text:style-name="T1">Object.defineProperty(obj, "decrement", {</text:span></text:p>
      <text:p text:style-name="P2"><text:s text:c="7"/><text:span text:style-name="T1">get : function () {this.counter--;}</text:span></text:p>
      <text:p text:style-name="P2"><text:s text:c="5"/><text:span text:style-name="T1">});</text:span></text:p>
      <text:p text:style-name="P3"><text:soft-page-break/></text:p>
      <text:p text:style-name="P2"><text:s text:c="5"/><text:span text:style-name="T1">// Define setters</text:span></text:p>
      <text:p text:style-name="P2"><text:s text:c="5"/><text:span text:style-name="T1">Object.defineProperty(obj, "add", {</text:span></text:p>
      <text:p text:style-name="P2"><text:s text:c="7"/><text:span text:style-name="T1">set : function (value) {this.counter += value;}</text:span></text:p>
      <text:p text:style-name="P2"><text:s text:c="5"/><text:span text:style-name="T1">});</text:span></text:p>
      <text:p text:style-name="P2"><text:s text:c="5"/><text:span text:style-name="T1">Object.defineProperty(obj, "subtract", {</text:span></text:p>
      <text:p text:style-name="P2"><text:s text:c="7"/><text:span text:style-name="T1">set : function (value) {this.counter -= value;}</text:span></text:p>
      <text:p text:style-name="P2"><text:s text:c="5"/><text:span text:style-name="T1">});</text:span></text:p>
      <text:p text:style-name="P3"/>
      <text:p text:style-name="P2"><text:s text:c="5"/><text:span text:style-name="T1">obj.add = 10;</text:span></text:p>
      <text:p text:style-name="P2"><text:s text:c="5"/><text:span text:style-name="T1">obj.subtract = 5;</text:span></text:p>
      <text:p text:style-name="P2"><text:s text:c="5"/><text:span text:style-name="T1">console.log(obj.increment); //6</text:span></text:p>
      <text:p text:style-name="P2"><text:s text:c="5"/><text:span text:style-name="T1">console.log(obj.decrement); //5</text:span></text:p>
      <text:p text:style-name="P2"><text:s text:c="5"/><text:span text:style-name="T1">```</text:span></text:p>
      <text:p text:style-name="P3"/>
      <text:p text:style-name="P2"><text:s text:c="5"/><text:span text:style-name="T1">**[в¬† Back to Top](#table-of-contents)**</text:span></text:p>
      <text:p text:style-name="P3"/>
      <text:p text:style-name="P1">221. ### What is the purpose of switch-case</text:p>
      <text:p text:style-name="P3"/>
      <text:p text:style-name="P2"><text:s text:c="5"/><text:span text:style-name="T1">The switch case statement in JavaScript is used for decision making purposes. In a few cases, using the switch case statement is going to be more convenient than if-else statements. The syntax would be as below,</text:span></text:p>
      <text:p text:style-name="P3"/>
      <text:p text:style-name="P2"><text:s text:c="5"/><text:span text:style-name="T1">```javascript</text:span></text:p>
      <text:p text:style-name="P2"><text:s text:c="5"/><text:span text:style-name="T1">switch (expression)</text:span></text:p>
      <text:p text:style-name="P2"><text:s text:c="5"/><text:span text:style-name="T1">{</text:span></text:p>
      <text:p text:style-name="P2"><text:s text:c="9"/><text:span text:style-name="T1">case value1:</text:span></text:p>
      <text:p text:style-name="P2"><text:s text:c="13"/><text:span text:style-name="T1">statement1;</text:span></text:p>
      <text:p text:style-name="P2"><text:s text:c="13"/><text:span text:style-name="T1">break;</text:span></text:p>
      <text:p text:style-name="P2"><text:s text:c="9"/><text:span text:style-name="T1">case value2:</text:span></text:p>
      <text:p text:style-name="P2"><text:s text:c="13"/><text:span text:style-name="T1">statement2;</text:span></text:p>
      <text:p text:style-name="P2"><text:s text:c="13"/><text:span text:style-name="T1">break;</text:span></text:p>
      <text:p text:style-name="P2"><text:s text:c="9"/><text:span text:style-name="T1">.</text:span></text:p>
      <text:p text:style-name="P2"><text:s text:c="9"/><text:span text:style-name="T1">.</text:span></text:p>
      <text:p text:style-name="P2"><text:s text:c="9"/><text:span text:style-name="T1">case valueN:</text:span></text:p>
      <text:p text:style-name="P2"><text:s text:c="13"/><text:span text:style-name="T1">statementN;</text:span></text:p>
      <text:p text:style-name="P2"><text:s text:c="13"/><text:span text:style-name="T1">break;</text:span></text:p>
      <text:p text:style-name="P2"><text:s text:c="9"/><text:span text:style-name="T1">default:</text:span></text:p>
      <text:p text:style-name="P2"><text:s text:c="13"/><text:span text:style-name="T1">statementDefault;</text:span></text:p>
      <text:p text:style-name="P2"><text:s text:c="5"/><text:span text:style-name="T1">}</text:span></text:p>
      <text:p text:style-name="P2"><text:s text:c="5"/><text:span text:style-name="T1">```</text:span></text:p>
      <text:p text:style-name="P3"/>
      <text:p text:style-name="P2"><text:s text:c="5"/><text:span text:style-name="T1">The above multi-way branch statement provides an easy way to dispatch execution to different parts of code based on the value of the expression.</text:span></text:p>
      <text:p text:style-name="P3"/>
      <text:p text:style-name="P2"><text:s text:c="5"/><text:span text:style-name="T1">**[в¬† Back to Top](#table-of-contents)**</text:span></text:p>
      <text:p text:style-name="P3"/>
      <text:p text:style-name="P1">222. ### What are the conventions to be followed for the usage of switch case</text:p>
      <text:p text:style-name="P3"/>
      <text:p text:style-name="P2"><text:s text:c="5"/><text:span text:style-name="T1">Below are the list of conventions should be taken care,</text:span></text:p>
      <text:p text:style-name="P2"><text:s text:c="5"/><text:span text:style-name="T1">1. The expression can be of type either number or string.</text:span></text:p>
      <text:p text:style-name="P2"><text:s text:c="5"/><text:span text:style-name="T1">2. Duplicate values are not allowed for the expression.</text:span></text:p>
      <text:p text:style-name="P2"><text:s text:c="5"/><text:span text:style-name="T1">3. The default statement is optional. If the expression passed to switch does not match with any case value then the statement within default case will be executed.</text:span></text:p>
      <text:p text:style-name="P2"><text:s text:c="5"/><text:span text:style-name="T1">4. The break statement is used inside the switch to terminate a statement sequence.</text:span></text:p>
      <text:p text:style-name="P2"><text:s text:c="5"/><text:span text:style-name="T1">5. The break statement is optional. But if it is omitted, the execution will continue on into the next case.</text:span></text:p>
      <text:p text:style-name="P3"><text:soft-page-break/></text:p>
      <text:p text:style-name="P2"><text:s text:c="5"/><text:span text:style-name="T1">**[в¬† Back to Top](#table-of-contents)**</text:span></text:p>
      <text:p text:style-name="P3"/>
      <text:p text:style-name="P1">223. ### What are primitive data types</text:p>
      <text:p text:style-name="P3"/>
      <text:p text:style-name="P2"><text:s text:c="5"/><text:span text:style-name="T1">A primitive data type is data that has a primitive value (which has no properties or methods). There are 7 types of primitive data types.</text:span></text:p>
      <text:p text:style-name="P2"><text:s text:c="5"/></text:p>
      <text:p text:style-name="P2"><text:s text:c="5"/><text:span text:style-name="T1">1. string</text:span></text:p>
      <text:p text:style-name="P2"><text:s text:c="5"/><text:span text:style-name="T1">2. number</text:span></text:p>
      <text:p text:style-name="P2"><text:s text:c="5"/><text:span text:style-name="T1">3. boolean</text:span></text:p>
      <text:p text:style-name="P2"><text:s text:c="5"/><text:span text:style-name="T1">4. null</text:span></text:p>
      <text:p text:style-name="P2"><text:s text:c="5"/><text:span text:style-name="T1">5. undefined</text:span></text:p>
      <text:p text:style-name="P2"><text:s text:c="5"/><text:span text:style-name="T1">6. bigint</text:span></text:p>
      <text:p text:style-name="P2"><text:s text:c="5"/><text:span text:style-name="T1">7. symbol</text:span></text:p>
      <text:p text:style-name="P3"/>
      <text:p text:style-name="P2"><text:s text:c="5"/><text:span text:style-name="T1">**[в¬† Back to Top](#table-of-contents)**</text:span></text:p>
      <text:p text:style-name="P3"/>
      <text:p text:style-name="P1">224. ### What are the different ways to access object properties</text:p>
      <text:p text:style-name="P3"/>
      <text:p text:style-name="P2"><text:s text:c="5"/><text:span text:style-name="T1">There are 3 possible ways for accessing the property of an object.</text:span></text:p>
      <text:p text:style-name="P2"><text:s text:c="5"/><text:span text:style-name="T1">1. **Dot notation:** It uses dot for accessing the properties</text:span></text:p>
      <text:p text:style-name="P3"/>
      <text:p text:style-name="P2"><text:s text:c="5"/><text:span text:style-name="T1">```javascript</text:span></text:p>
      <text:p text:style-name="P2"><text:s text:c="5"/><text:span text:style-name="T1">objectName.property</text:span></text:p>
      <text:p text:style-name="P2"><text:s text:c="5"/><text:span text:style-name="T1">```</text:span></text:p>
      <text:p text:style-name="P3"/>
      <text:p text:style-name="P2"><text:s text:c="5"/><text:span text:style-name="T1">1. **Square brackets notation:** It uses square brackets for property access</text:span></text:p>
      <text:p text:style-name="P3"/>
      <text:p text:style-name="P2"><text:s text:c="5"/><text:span text:style-name="T1">```javascript</text:span></text:p>
      <text:p text:style-name="P2"><text:s text:c="5"/><text:span text:style-name="T1">objectName["property"]</text:span></text:p>
      <text:p text:style-name="P2"><text:s text:c="5"/><text:span text:style-name="T1">```</text:span></text:p>
      <text:p text:style-name="P3"/>
      <text:p text:style-name="P2"><text:s text:c="5"/><text:span text:style-name="T1">1. **Expression notation:** It uses expression in the square brackets</text:span></text:p>
      <text:p text:style-name="P3"/>
      <text:p text:style-name="P2"><text:s text:c="5"/><text:span text:style-name="T1">```javascript</text:span></text:p>
      <text:p text:style-name="P2"><text:s text:c="5"/><text:span text:style-name="T1">objectName[expression]</text:span></text:p>
      <text:p text:style-name="P2"><text:s text:c="5"/><text:span text:style-name="T1">```</text:span></text:p>
      <text:p text:style-name="P3"/>
      <text:p text:style-name="P2"><text:s text:c="5"/><text:span text:style-name="T1">**[в¬† Back to Top](#table-of-contents)**</text:span></text:p>
      <text:p text:style-name="P3"/>
      <text:p text:style-name="P1">225. ### What are the function parameter rules</text:p>
      <text:p text:style-name="P3"/>
      <text:p text:style-name="P2"><text:s text:c="5"/><text:span text:style-name="T1">JavaScript functions follow below rules for parameters,</text:span></text:p>
      <text:p text:style-name="P2"><text:s text:c="5"/><text:span text:style-name="T1">1. The function definitions do not specify data types for parameters.</text:span></text:p>
      <text:p text:style-name="P2"><text:s text:c="5"/><text:span text:style-name="T1">2. Do not perform type checking on the passed arguments.</text:span></text:p>
      <text:p text:style-name="P2"><text:s text:c="5"/><text:span text:style-name="T1">3. Do not check the number of arguments received.</text:span></text:p>
      <text:p text:style-name="P2"><text:s text:c="5"/><text:span text:style-name="T1">i.e, The below function follows the above rules,</text:span></text:p>
      <text:p text:style-name="P3"/>
      <text:p text:style-name="P2"><text:s text:c="5"/><text:span text:style-name="T1">```javascript</text:span></text:p>
      <text:p text:style-name="P2"><text:s text:c="5"/><text:span text:style-name="T1">function functionName(parameter1, parameter2, parameter3) {</text:span></text:p>
      <text:p text:style-name="P2"><text:s text:c="7"/><text:span text:style-name="T1">console.log(parameter1); // 1</text:span></text:p>
      <text:p text:style-name="P2"><text:s text:c="5"/><text:span text:style-name="T1">}</text:span></text:p>
      <text:p text:style-name="P2"><text:s text:c="5"/><text:span text:style-name="T1">functionName(1);</text:span></text:p>
      <text:p text:style-name="P2"><text:s text:c="5"/><text:span text:style-name="T1">```</text:span></text:p>
      <text:p text:style-name="P3"/>
      <text:p text:style-name="P2"><text:s text:c="5"/><text:span text:style-name="T1">**[в¬† Back to Top](#table-of-contents)**</text:span></text:p>
      <text:p text:style-name="P3"/>
      <text:p text:style-name="P1">226. ### What is an error object</text:p>
      <text:p text:style-name="P3"><text:soft-page-break/></text:p>
      <text:p text:style-name="P2"><text:s text:c="5"/><text:span text:style-name="T1">An error object is a built in error object that provides error information when an error occurs. It has two properties: name and message. For example, the below function logs error details,</text:span></text:p>
      <text:p text:style-name="P3"/>
      <text:p text:style-name="P2"><text:s text:c="5"/><text:span text:style-name="T1">```javascript</text:span></text:p>
      <text:p text:style-name="P2"><text:s text:c="5"/><text:span text:style-name="T1">try {</text:span></text:p>
      <text:p text:style-name="P2"><text:s text:c="7"/><text:span text:style-name="T1">greeting("Welcome");</text:span></text:p>
      <text:p text:style-name="P2"><text:s text:c="5"/><text:span text:style-name="T1">}</text:span></text:p>
      <text:p text:style-name="P2"><text:s text:c="5"/><text:span text:style-name="T1">catch(err) {</text:span></text:p>
      <text:p text:style-name="P2"><text:s text:c="7"/><text:span text:style-name="T1">console.log(err.name + "&lt;br&gt;" + err.messag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27. ### When you get a syntax error</text:p>
      <text:p text:style-name="P3"/>
      <text:p text:style-name="P2"><text:s text:c="5"/><text:span text:style-name="T1">A SyntaxError is thrown if you try to evaluate code with a syntax error. For example, the below missing quote for the function parameter throws a syntax error</text:span></text:p>
      <text:p text:style-name="P3"/>
      <text:p text:style-name="P2"><text:s text:c="5"/><text:span text:style-name="T1">```javascript</text:span></text:p>
      <text:p text:style-name="P2"><text:s text:c="5"/><text:span text:style-name="T1">try {</text:span></text:p>
      <text:p text:style-name="P2"><text:s text:c="7"/><text:span text:style-name="T1">eval("greeting('welcome)"); <text:s text:c="2"/>// Missing ' will produce an error</text:span></text:p>
      <text:p text:style-name="P2"><text:s text:c="5"/><text:span text:style-name="T1">}</text:span></text:p>
      <text:p text:style-name="P2"><text:s text:c="5"/><text:span text:style-name="T1">catch(err) {</text:span></text:p>
      <text:p text:style-name="P2"><text:s text:c="7"/><text:span text:style-name="T1">console.log(err.nam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28. ### What are the different error names from error object</text:p>
      <text:p text:style-name="P3"/>
      <text:p text:style-name="P2"><text:s text:c="5"/><text:span text:style-name="T1">There are 6 different types of error names returned from error object,</text:span></text:p>
      <text:p text:style-name="P2"><text:s text:c="5"/><text:span text:style-name="T1">| Error Name | Description |</text:span></text:p>
      <text:p text:style-name="P2"><text:s text:c="5"/><text:span text:style-name="T1">|---- | ---------</text:span></text:p>
      <text:p text:style-name="P2"><text:s text:c="5"/><text:span text:style-name="T1">| EvalError <text:s/>| An error has occurred in the eval() function |</text:span></text:p>
      <text:p text:style-name="P2"><text:s text:c="5"/><text:span text:style-name="T1">| RangeError | An error has occurred with a number "out of range" <text:s/>|</text:span></text:p>
      <text:p text:style-name="P2"><text:s text:c="5"/><text:span text:style-name="T1">| ReferenceError | An error due to an illegal reference|</text:span></text:p>
      <text:p text:style-name="P2"><text:s text:c="5"/><text:span text:style-name="T1">| SyntaxError | An error due to a syntax error|</text:span></text:p>
      <text:p text:style-name="P2"><text:s text:c="5"/><text:span text:style-name="T1">| TypeError | An error due to a type error |</text:span></text:p>
      <text:p text:style-name="P2"><text:s text:c="5"/><text:span text:style-name="T1">| URIError | An error due to encodeURI() |</text:span></text:p>
      <text:p text:style-name="P3"/>
      <text:p text:style-name="P2"><text:s text:c="5"/><text:span text:style-name="T1">**[в¬† Back to Top](#table-of-contents)**</text:span></text:p>
      <text:p text:style-name="P3"/>
      <text:p text:style-name="P1">229. ### What are the various statements in error handling</text:p>
      <text:p text:style-name="P3"/>
      <text:p text:style-name="P2"><text:s text:c="5"/><text:span text:style-name="T1">Below are the list of statements used in an error handling,</text:span></text:p>
      <text:p text:style-name="P2"><text:s text:c="5"/><text:span text:style-name="T1">1. **try:** This statement is used to test a block of code for errors</text:span></text:p>
      <text:p text:style-name="P2"><text:s text:c="5"/><text:span text:style-name="T1">2. **catch:** This statement is used to handle the error</text:span></text:p>
      <text:p text:style-name="P2"><text:s text:c="5"/><text:span text:style-name="T1">3. **throw:** This statement is used to create custom errors.</text:span></text:p>
      <text:p text:style-name="P2"><text:s text:c="5"/><text:span text:style-name="T1">4. **finally:** This statement is used to execute code after try and catch regardless of the result.</text:span></text:p>
      <text:p text:style-name="P3"/>
      <text:p text:style-name="P2"><text:s text:c="5"/><text:span text:style-name="T1">**[в¬† Back to Top](#table-of-contents)**</text:span></text:p>
      <text:p text:style-name="P3"/>
      <text:p text:style-name="P1">230. ### What are the two types of loops in javascript</text:p>
      <text:p text:style-name="P3"/>
      <text:p text:style-name="P2"><text:soft-page-break/><text:s text:c="5"/><text:span text:style-name="T1">1. **Entry Controlled loops:** In this kind of loop type, the test condition is tested before entering the loop body. For example, For Loop and While Loop comes under this category.</text:span></text:p>
      <text:p text:style-name="P2"><text:s text:c="5"/><text:span text:style-name="T1">2. **Exit Controlled Loops:** In this kind of loop type, the test condition is tested or evaluated at the end of the loop body. i.e, the loop body will execute at least once irrespective of test condition true or false. For example, do-while loop comes under this category.</text:span></text:p>
      <text:p text:style-name="P3"/>
      <text:p text:style-name="P2"><text:s text:c="5"/><text:span text:style-name="T1">**[в¬† Back to Top](#table-of-contents)**</text:span></text:p>
      <text:p text:style-name="P3"/>
      <text:p text:style-name="P1">231. ### What is nodejs</text:p>
      <text:p text:style-name="P3"/>
      <text:p text:style-name="P2"><text:s text:c="5"/><text:span text:style-name="T1">Node.js is a server-side platform built on Chrome's JavaScript runtime for easily building fast and scalable network applications. It is an event-based, non-blocking, asynchronous I/O runtime that uses Google's V8 JavaScript engine and libuv library.</text:span></text:p>
      <text:p text:style-name="P3"/>
      <text:p text:style-name="P2"><text:s text:c="5"/><text:span text:style-name="T1">**[в¬† Back to Top](#table-of-contents)**</text:span></text:p>
      <text:p text:style-name="P3"/>
      <text:p text:style-name="P1">232. ### What is an Intl object</text:p>
      <text:p text:style-name="P3"/>
      <text:p text:style-name="P2"><text:s text:c="5"/><text:span text:style-name="T1">The Intl object is the namespace for the ECMAScript Internationalization API, which provides language sensitive string comparison, number formatting, and date and time formatting. It provides access to several constructors and language sensitive functions.</text:span></text:p>
      <text:p text:style-name="P3"/>
      <text:p text:style-name="P2"><text:s text:c="5"/><text:span text:style-name="T1">**[в¬† Back to Top](#table-of-contents)**</text:span></text:p>
      <text:p text:style-name="P3"/>
      <text:p text:style-name="P1">233. ### How do you perform language specific date and time formatting</text:p>
      <text:p text:style-name="P3"/>
      <text:p text:style-name="P2"><text:s text:c="5"/><text:span text:style-name="T1">You can use the `Intl.DateTimeFormat` object which is a constructor for objects that enable language-sensitive date and time formatting. Let's see this behavior with an example,</text:span></text:p>
      <text:p text:style-name="P3"/>
      <text:p text:style-name="P2"><text:s text:c="5"/><text:span text:style-name="T1">```javascript</text:span></text:p>
      <text:p text:style-name="P2"><text:s text:c="5"/><text:span text:style-name="T1">var date = new Date(Date.UTC(2019, 07, 07, 3, 0, 0));</text:span></text:p>
      <text:p text:style-name="P2"><text:s text:c="5"/><text:span text:style-name="T1">console.log(new Intl.DateTimeFormat('en-GB').format(date)); // 07/08/2019</text:span></text:p>
      <text:p text:style-name="P2"><text:s text:c="5"/><text:span text:style-name="T1">console.log(new Intl.DateTimeFormat('en-AU').format(date)); // 07/08/2019</text:span></text:p>
      <text:p text:style-name="P2"><text:s text:c="5"/><text:span text:style-name="T1">```</text:span></text:p>
      <text:p text:style-name="P3"/>
      <text:p text:style-name="P2"><text:s text:c="5"/><text:span text:style-name="T1">**[в¬† Back to Top](#table-of-contents)**</text:span></text:p>
      <text:p text:style-name="P3"/>
      <text:p text:style-name="P1">234. ### What is an Iterator</text:p>
      <text:p text:style-name="P3"/>
      <text:p text:style-name="P2"><text:s text:c="5"/><text:span text:style-name="T1">An iterator is an object which defines a sequence and a return value upon its termination. It implements the Iterator protocol with a `next()` method which returns an object with two properties: `value` (the next value in the sequence) and `done` (which is true if the last value in the sequence has been consumed).</text:span></text:p>
      <text:p text:style-name="P3"/>
      <text:p text:style-name="P2"><text:s text:c="5"/><text:span text:style-name="T1">**[в¬† Back to Top](#table-of-contents)**</text:span></text:p>
      <text:p text:style-name="P3"/>
      <text:p text:style-name="P1">235. ### How does synchronous iteration works</text:p>
      <text:p text:style-name="P3"/>
      <text:p text:style-name="P2"><text:s text:c="5"/><text:span text:style-name="T1">Synchronous iteration was introduced in ES6 and it works with below set of components,</text:span></text:p>
      <text:p text:style-name="P3"/>
      <text:p text:style-name="P2"><text:s text:c="5"/><text:span text:style-name="T1">**Iterable:** It is an object which can be iterated over via a method whose key is Symbol.iterator.</text:span></text:p>
      <text:p text:style-name="P2"><text:soft-page-break/><text:s text:c="5"/><text:span text:style-name="T1">**Iterator:** It is an object returned by invoking `[Symbol.iterator]()` on an iterable. This iterator object wraps each iterated element in an object and returns it via `next()` method one by one.</text:span></text:p>
      <text:p text:style-name="P2"><text:s text:c="5"/><text:span text:style-name="T1">**IteratorResult:** It is an object returned by `next()` method. The object contains two properties; the `value` property contains an iterated element and the `done` property <text:s/>determines whether the element is the last element or not.</text:span></text:p>
      <text:p text:style-name="P3"/>
      <text:p text:style-name="P2"><text:s text:c="5"/><text:span text:style-name="T1">Let's demonstrate synchronous iteration with an array as below,</text:span></text:p>
      <text:p text:style-name="P3"/>
      <text:p text:style-name="P2"><text:s text:c="5"/><text:span text:style-name="T1">```javascript</text:span></text:p>
      <text:p text:style-name="P2"><text:s text:c="5"/><text:span text:style-name="T1">const iterable = ['one', 'two', 'three'];</text:span></text:p>
      <text:p text:style-name="P2"><text:s text:c="5"/><text:span text:style-name="T1">const iterator = iterable[Symbol.iterator]();</text:span></text:p>
      <text:p text:style-name="P2"><text:s text:c="5"/><text:span text:style-name="T1">console.log(iterator.next()); <text:s/>// { value: 'one', done: false }</text:span></text:p>
      <text:p text:style-name="P2"><text:s text:c="5"/><text:span text:style-name="T1">console.log(iterator.next()); <text:s/>// { value: 'two', done: false }</text:span></text:p>
      <text:p text:style-name="P2"><text:s text:c="5"/><text:span text:style-name="T1">console.log(iterator.next()); <text:s/>// { value: 'three', done: false }</text:span></text:p>
      <text:p text:style-name="P2"><text:s text:c="5"/><text:span text:style-name="T1">console.log(iterator.next()); <text:s/>// { value: 'undefined, done: true }</text:span></text:p>
      <text:p text:style-name="P2"><text:s text:c="5"/><text:span text:style-name="T1">```</text:span></text:p>
      <text:p text:style-name="P3"/>
      <text:p text:style-name="P2"><text:s text:c="5"/><text:span text:style-name="T1">**[в¬† Back to Top](#table-of-contents)**</text:span></text:p>
      <text:p text:style-name="P3"/>
      <text:p text:style-name="P1">236. ### What is an event loop</text:p>
      <text:p text:style-name="P3"/>
      <text:p text:style-name="P2"><text:s text:c="5"/><text:span text:style-name="T1">The Event Loop is a queue of callback functions. When an async function executes, the callback function is pushed into the queue. The JavaScript engine doesn't start processing the event loop until the async function has finished executing the code.</text:span></text:p>
      <text:p text:style-name="P2"><text:s text:c="5"/><text:span text:style-name="T1">**Note:** It allows Node.js to perform non-blocking I/O operations even though JavaScript is single-threaded.</text:span></text:p>
      <text:p text:style-name="P3"/>
      <text:p text:style-name="P2"><text:s text:c="5"/><text:span text:style-name="T1">**[в¬† Back to Top](#table-of-contents)**</text:span></text:p>
      <text:p text:style-name="P3"/>
      <text:p text:style-name="P1">237. ### What is call stack</text:p>
      <text:p text:style-name="P3"/>
      <text:p text:style-name="P2"><text:s text:c="5"/><text:span text:style-name="T1">Call Stack is a data structure for javascript interpreters to keep track of function calls in the program. It has two major actions,</text:span></text:p>
      <text:p text:style-name="P2"><text:s text:c="5"/><text:span text:style-name="T1">1. Whenever you call a function for its execution, you are pushing it to the stack.</text:span></text:p>
      <text:p text:style-name="P2"><text:s text:c="5"/><text:span text:style-name="T1">2. Whenever the execution is completed, the function is popped out of the stack.</text:span></text:p>
      <text:p text:style-name="P3"/>
      <text:p text:style-name="P2"><text:s text:c="5"/><text:span text:style-name="T1">Let's take an example and it's state representation in a diagram format</text:span></text:p>
      <text:p text:style-name="P3"/>
      <text:p text:style-name="P2"><text:s text:c="5"/><text:span text:style-name="T1">```javascript</text:span></text:p>
      <text:p text:style-name="P2"><text:s text:c="5"/><text:span text:style-name="T1">function hungry() {</text:span></text:p>
      <text:p text:style-name="P2"><text:s text:c="8"/><text:span text:style-name="T1">eatFruits();</text:span></text:p>
      <text:p text:style-name="P2"><text:s text:c="5"/><text:span text:style-name="T1">}</text:span></text:p>
      <text:p text:style-name="P2"><text:s text:c="5"/><text:span text:style-name="T1">function eatFruits() {</text:span></text:p>
      <text:p text:style-name="P2"><text:s text:c="8"/><text:span text:style-name="T1">return "I'm eating fruits";</text:span></text:p>
      <text:p text:style-name="P2"><text:s text:c="5"/><text:span text:style-name="T1">}</text:span></text:p>
      <text:p text:style-name="P3"/>
      <text:p text:style-name="P2"><text:s text:c="5"/><text:span text:style-name="T1">// Invoke the `hungry` function</text:span></text:p>
      <text:p text:style-name="P2"><text:s text:c="5"/><text:span text:style-name="T1">hungry();</text:span></text:p>
      <text:p text:style-name="P2"><text:s text:c="5"/><text:span text:style-name="T1">```</text:span></text:p>
      <text:p text:style-name="P3"/>
      <text:p text:style-name="P2"><text:s text:c="5"/><text:span text:style-name="T1">The above code <text:s/>processed in a call stack as <text:s/>below,</text:span></text:p>
      <text:p text:style-name="P2"><text:s text:c="5"/><text:span text:style-name="T1">1. Add the `hungry()` function to the call stack list and execute the code.</text:span></text:p>
      <text:p text:style-name="P2"><text:s text:c="5"/><text:span text:style-name="T1">2. Add the `eatFruits()` function to the call stack list and execute the code.</text:span></text:p>
      <text:p text:style-name="P2"><text:s text:c="5"/><text:span text:style-name="T1">3. Delete the `eatFruits()` function from our call stack list.</text:span></text:p>
      <text:p text:style-name="P2"><text:soft-page-break/><text:s text:c="5"/><text:span text:style-name="T1">4. Delete the `hungry()` function from the call stack list since there are no items anymore.</text:span></text:p>
      <text:p text:style-name="P3"/>
      <text:p text:style-name="P2"><text:s text:c="5"/><text:span text:style-name="T1">![Screenshot](images/call-stack.png)</text:span></text:p>
      <text:p text:style-name="P3"/>
      <text:p text:style-name="P2"><text:s text:c="5"/><text:span text:style-name="T1">**[в¬† Back to Top](#table-of-contents)**</text:span></text:p>
      <text:p text:style-name="P3"/>
      <text:p text:style-name="P1">238. ### What is an event queue</text:p>
      <text:p text:style-name="P3"/>
      <text:p text:style-name="P2"><text:s text:c="5"/><text:span text:style-name="T1">**[в¬† Back to Top](#table-of-contents)**</text:span></text:p>
      <text:p text:style-name="P3"/>
      <text:p text:style-name="P1">239. ### What is a decorator</text:p>
      <text:p text:style-name="P3"/>
      <text:p text:style-name="P2"><text:s text:c="5"/><text:span text:style-name="T1">A decorator is an expression that evaluates to a function and that takes the target, name, and decorator descriptor as arguments. Also, it optionally returns a decorator descriptor to install on the target object. Let's define admin decorator for user class at design time,</text:span></text:p>
      <text:p text:style-name="P3"/>
      <text:p text:style-name="P2"><text:s text:c="5"/><text:span text:style-name="T1">```javascript</text:span></text:p>
      <text:p text:style-name="P2"><text:s text:c="5"/><text:span text:style-name="T1">function admin(isAdmin) {</text:span></text:p>
      <text:p text:style-name="P2"><text:s text:c="8"/><text:span text:style-name="T1">return function(target) {</text:span></text:p>
      <text:p text:style-name="P2"><text:s text:c="12"/><text:span text:style-name="T1">target.isAdmin = isAdmin;</text:span></text:p>
      <text:p text:style-name="P2"><text:s text:c="8"/><text:span text:style-name="T1">}</text:span></text:p>
      <text:p text:style-name="P2"><text:s text:c="5"/><text:span text:style-name="T1">}</text:span></text:p>
      <text:p text:style-name="P3"/>
      <text:p text:style-name="P2"><text:s text:c="5"/><text:span text:style-name="T1">@admin(true)</text:span></text:p>
      <text:p text:style-name="P2"><text:s text:c="5"/><text:span text:style-name="T1">class User() {</text:span></text:p>
      <text:p text:style-name="P2"><text:s text:c="5"/><text:span text:style-name="T1">}</text:span></text:p>
      <text:p text:style-name="P2"><text:s text:c="5"/><text:span text:style-name="T1">console.log(User.isAdmin); //true</text:span></text:p>
      <text:p text:style-name="P3"/>
      <text:p text:style-name="P2"><text:s text:c="6"/><text:span text:style-name="T1">@admin(false)</text:span></text:p>
      <text:p text:style-name="P2"><text:s text:c="6"/><text:span text:style-name="T1">class User() {</text:span></text:p>
      <text:p text:style-name="P2"><text:s text:c="6"/><text:span text:style-name="T1">}</text:span></text:p>
      <text:p text:style-name="P2"><text:s text:c="6"/><text:span text:style-name="T1">console.log(User.isAdmin); //false</text:span></text:p>
      <text:p text:style-name="P2"><text:s text:c="5"/><text:span text:style-name="T1">```</text:span></text:p>
      <text:p text:style-name="P3"/>
      <text:p text:style-name="P2"><text:s text:c="5"/><text:span text:style-name="T1">**[в¬† Back to Top](#table-of-contents)**</text:span></text:p>
      <text:p text:style-name="P3"/>
      <text:p text:style-name="P1">240. ### What are the properties of Intl object</text:p>
      <text:p text:style-name="P3"/>
      <text:p text:style-name="P2"><text:s text:c="5"/><text:span text:style-name="T1">Below are the list of properties available on Intl object,</text:span></text:p>
      <text:p text:style-name="P2"><text:s text:c="5"/><text:span text:style-name="T1">1. **Collator:** These are the objects that enable language-sensitive string comparison.</text:span></text:p>
      <text:p text:style-name="P2"><text:s text:c="5"/><text:span text:style-name="T1">2. **DateTimeFormat:** These are the objects that enable language-sensitive date and time formatting.</text:span></text:p>
      <text:p text:style-name="P2"><text:s text:c="5"/><text:span text:style-name="T1">3. **ListFormat:** These are the objects that enable language-sensitive list formatting.</text:span></text:p>
      <text:p text:style-name="P2"><text:s text:c="5"/><text:span text:style-name="T1">4. **NumberFormat:** Objects that enable language-sensitive number formatting.</text:span></text:p>
      <text:p text:style-name="P2"><text:s text:c="5"/><text:span text:style-name="T1">5. **PluralRules:** Objects that enable plural-sensitive formatting and language-specific rules for plurals.</text:span></text:p>
      <text:p text:style-name="P2"><text:s text:c="5"/><text:span text:style-name="T1">6. **RelativeTimeFormat:** Objects that enable language-sensitive relative time formatting.</text:span></text:p>
      <text:p text:style-name="P3"/>
      <text:p text:style-name="P2"><text:s text:c="5"/><text:span text:style-name="T1">**[в¬† Back to Top](#table-of-contents)**</text:span></text:p>
      <text:p text:style-name="P3"/>
      <text:p text:style-name="P1">241. ### What is an Unary operator</text:p>
      <text:p text:style-name="P3"/>
      <text:p text:style-name="P2"><text:soft-page-break/><text:s text:c="5"/><text:span text:style-name="T1">The unary(+) operator is used to convert a variable to a number.If the variable cannot be converted, it will still become a number but with the value NaN. Let's see this behavior in an action.</text:span></text:p>
      <text:p text:style-name="P3"/>
      <text:p text:style-name="P2"><text:s text:c="5"/><text:span text:style-name="T1">```javascript</text:span></text:p>
      <text:p text:style-name="P2"><text:s text:c="5"/><text:span text:style-name="T1">var x = "100";</text:span></text:p>
      <text:p text:style-name="P2"><text:s text:c="5"/><text:span text:style-name="T1">var y = + x;</text:span></text:p>
      <text:p text:style-name="P2"><text:s text:c="5"/><text:span text:style-name="T1">console.log(typeof x, typeof y); // string, number</text:span></text:p>
      <text:p text:style-name="P3"/>
      <text:p text:style-name="P2"><text:s text:c="5"/><text:span text:style-name="T1">var a = "Hello";</text:span></text:p>
      <text:p text:style-name="P2"><text:s text:c="5"/><text:span text:style-name="T1">var b = + a;</text:span></text:p>
      <text:p text:style-name="P2"><text:s text:c="5"/><text:span text:style-name="T1">console.log(typeof a, typeof b, b); // string, number, NaN</text:span></text:p>
      <text:p text:style-name="P2"><text:s text:c="5"/><text:span text:style-name="T1">```</text:span></text:p>
      <text:p text:style-name="P3"/>
      <text:p text:style-name="P2"><text:s text:c="5"/><text:span text:style-name="T1">**[в¬† Back to Top](#table-of-contents)**</text:span></text:p>
      <text:p text:style-name="P3"/>
      <text:p text:style-name="P1">242. ### How do you sort elements in an array</text:p>
      <text:p text:style-name="P3"/>
      <text:p text:style-name="P2"><text:s text:c="5"/><text:span text:style-name="T1">The sort() method is used to sort the elements of an array in place and returns the sorted array. The example usage would be as below,</text:span></text:p>
      <text:p text:style-name="P3"/>
      <text:p text:style-name="P2"><text:s text:c="5"/><text:span text:style-name="T1">```javascript</text:span></text:p>
      <text:p text:style-name="P2"><text:s text:c="5"/><text:span text:style-name="T1">var months = ["Aug", "Sep", "Jan", "June"];</text:span></text:p>
      <text:p text:style-name="P2"><text:s text:c="5"/><text:span text:style-name="T1">months.sort();</text:span></text:p>
      <text:p text:style-name="P2"><text:s text:c="5"/><text:span text:style-name="T1">console.log(months); // <text:s/>["Aug", "Jan", "June", "Sep"]</text:span></text:p>
      <text:p text:style-name="P2"><text:s text:c="5"/><text:span text:style-name="T1">```</text:span></text:p>
      <text:p text:style-name="P3"/>
      <text:p text:style-name="P2"><text:s text:c="5"/><text:span text:style-name="T1">**[в¬† Back to Top](#table-of-contents)**</text:span></text:p>
      <text:p text:style-name="P3"/>
      <text:p text:style-name="P1">243. ### What is the purpose of compareFunction while sorting arrays</text:p>
      <text:p text:style-name="P3"/>
      <text:p text:style-name="P2"><text:s text:c="5"/><text:span text:style-name="T1">The compareFunction is used to define the sort order. If omitted, the array elements are converted to strings, then sorted according to each character's Unicode code point value. Let's take an example to see the usage of compareFunction,</text:span></text:p>
      <text:p text:style-name="P3"/>
      <text:p text:style-name="P2"><text:s text:c="5"/><text:span text:style-name="T1">```javascript</text:span></text:p>
      <text:p text:style-name="P2"><text:s text:c="5"/><text:span text:style-name="T1">let numbers = [1, 2, 5, 3, 4];</text:span></text:p>
      <text:p text:style-name="P2"><text:s text:c="5"/><text:span text:style-name="T1">numbers.sort((a, b) =&gt; b - a);</text:span></text:p>
      <text:p text:style-name="P2"><text:s text:c="5"/><text:span text:style-name="T1">console.log(numbers); // [5, 4, 3, 2, 1]</text:span></text:p>
      <text:p text:style-name="P2"><text:s text:c="5"/><text:span text:style-name="T1">```</text:span></text:p>
      <text:p text:style-name="P3"/>
      <text:p text:style-name="P2"><text:s text:c="5"/><text:span text:style-name="T1">**[в¬† Back to Top](#table-of-contents)**</text:span></text:p>
      <text:p text:style-name="P3"/>
      <text:p text:style-name="P1">244. ### How do you reversing an array</text:p>
      <text:p text:style-name="P3"/>
      <text:p text:style-name="P2"><text:s text:c="5"/><text:span text:style-name="T1">You can use the reverse() method to reverse the elements in an array. This method is useful to sort an array in descending order. Let's see the usage of reverse() method in an example,</text:span></text:p>
      <text:p text:style-name="P3"/>
      <text:p text:style-name="P2"><text:s text:c="5"/><text:span text:style-name="T1">```javascript</text:span></text:p>
      <text:p text:style-name="P2"><text:s text:c="5"/><text:span text:style-name="T1">let numbers = [1, 2, 5, 3, 4];</text:span></text:p>
      <text:p text:style-name="P2"><text:s text:c="5"/><text:span text:style-name="T1">numbers.sort((a, b) =&gt; b - a);</text:span></text:p>
      <text:p text:style-name="P2"><text:s text:c="5"/><text:span text:style-name="T1">numbers.reverse();</text:span></text:p>
      <text:p text:style-name="P2"><text:s text:c="5"/><text:span text:style-name="T1">console.log(numbers); // [1, 2, 3, 4 ,5]</text:span></text:p>
      <text:p text:style-name="P2"><text:s text:c="5"/><text:span text:style-name="T1">```</text:span></text:p>
      <text:p text:style-name="P3"/>
      <text:p text:style-name="P2"><text:s text:c="5"/><text:span text:style-name="T1">**[в¬† Back to Top](#table-of-contents)**</text:span></text:p>
      <text:p text:style-name="P3"/>
      <text:p text:style-name="P1"><text:soft-page-break/>245. ### How do you find min and max value in an array</text:p>
      <text:p text:style-name="P3"/>
      <text:p text:style-name="P2"><text:s text:c="5"/><text:span text:style-name="T1">You can use `Math.min` and `Math.max` methods on array variables to find the minimum and maximum elements within an array. Let's create two functions to find the min and max value with in an array,</text:span></text:p>
      <text:p text:style-name="P3"/>
      <text:p text:style-name="P2"><text:s text:c="5"/><text:span text:style-name="T1">```javascript</text:span></text:p>
      <text:p text:style-name="P2"><text:s text:c="5"/><text:span text:style-name="T1">var marks = [50, 20, 70, 60, 45, 30];</text:span></text:p>
      <text:p text:style-name="P2"><text:s text:c="5"/><text:span text:style-name="T1">function findMin(arr) {</text:span></text:p>
      <text:p text:style-name="P2"><text:s text:c="7"/><text:span text:style-name="T1">return Math.min.apply(null, arr);</text:span></text:p>
      <text:p text:style-name="P2"><text:s text:c="5"/><text:span text:style-name="T1">}</text:span></text:p>
      <text:p text:style-name="P2"><text:s text:c="5"/><text:span text:style-name="T1">function findMax(arr) {</text:span></text:p>
      <text:p text:style-name="P2"><text:s text:c="7"/><text:span text:style-name="T1">return Math.max.apply(null, arr);</text:span></text:p>
      <text:p text:style-name="P2"><text:s text:c="5"/><text:span text:style-name="T1">}</text:span></text:p>
      <text:p text:style-name="P3"/>
      <text:p text:style-name="P2"><text:s text:c="5"/><text:span text:style-name="T1">console.log(findMin(marks));</text:span></text:p>
      <text:p text:style-name="P2"><text:s text:c="5"/><text:span text:style-name="T1">console.log(findMax(marks));</text:span></text:p>
      <text:p text:style-name="P2"><text:s text:c="5"/><text:span text:style-name="T1">```</text:span></text:p>
      <text:p text:style-name="P3"/>
      <text:p text:style-name="P2"><text:s text:c="5"/><text:span text:style-name="T1">**[в¬† Back to Top](#table-of-contents)**</text:span></text:p>
      <text:p text:style-name="P3"/>
      <text:p text:style-name="P1">246. ### How do you find min and max values without Math functions</text:p>
      <text:p text:style-name="P3"/>
      <text:p text:style-name="P2"><text:s text:c="5"/><text:span text:style-name="T1">You can write functions which loop through an array comparing each value with the lowest value or highest value to find the min and max values. Let's create those functions to find min and max values,</text:span></text:p>
      <text:p text:style-name="P3"/>
      <text:p text:style-name="P2"><text:s text:c="5"/><text:span text:style-name="T1">```javascript</text:span></text:p>
      <text:p text:style-name="P2"><text:s text:c="6"/><text:span text:style-name="T1">var marks = [50, 20, 70, 60, 45, 30];</text:span></text:p>
      <text:p text:style-name="P2"><text:s text:c="6"/><text:span text:style-name="T1">function findMin(arr) {</text:span></text:p>
      <text:p text:style-name="P2"><text:s text:c="8"/><text:span text:style-name="T1">var length = arr.length</text:span></text:p>
      <text:p text:style-name="P2"><text:s text:c="8"/><text:span text:style-name="T1">var min = Infinity;</text:span></text:p>
      <text:p text:style-name="P2"><text:s text:c="8"/><text:span text:style-name="T1">while (length--) {</text:span></text:p>
      <text:p text:style-name="P2"><text:s text:c="10"/><text:span text:style-name="T1">if (arr[length] &lt; min) {</text:span></text:p>
      <text:p text:style-name="P2"><text:s text:c="12"/><text:span text:style-name="T1">min = arr[len];</text:span></text:p>
      <text:p text:style-name="P2"><text:s text:c="10"/><text:span text:style-name="T1">}</text:span></text:p>
      <text:p text:style-name="P2"><text:s text:c="8"/><text:span text:style-name="T1">}</text:span></text:p>
      <text:p text:style-name="P2"><text:s text:c="8"/><text:span text:style-name="T1">return min;</text:span></text:p>
      <text:p text:style-name="P2"><text:s text:c="6"/><text:span text:style-name="T1">}</text:span></text:p>
      <text:p text:style-name="P3"/>
      <text:p text:style-name="P2"><text:s text:c="6"/><text:span text:style-name="T1">function findMax(arr) {</text:span></text:p>
      <text:p text:style-name="P2"><text:s text:c="8"/><text:span text:style-name="T1">var length = arr.length</text:span></text:p>
      <text:p text:style-name="P2"><text:s text:c="8"/><text:span text:style-name="T1">var max = -Infinity;</text:span></text:p>
      <text:p text:style-name="P2"><text:s text:c="8"/><text:span text:style-name="T1">while (len--) {</text:span></text:p>
      <text:p text:style-name="P2"><text:s text:c="10"/><text:span text:style-name="T1">if (arr[length] &gt; max) {</text:span></text:p>
      <text:p text:style-name="P2"><text:s text:c="12"/><text:span text:style-name="T1">max = arr[length];</text:span></text:p>
      <text:p text:style-name="P2"><text:s text:c="10"/><text:span text:style-name="T1">}</text:span></text:p>
      <text:p text:style-name="P2"><text:s text:c="8"/><text:span text:style-name="T1">}</text:span></text:p>
      <text:p text:style-name="P2"><text:s text:c="8"/><text:span text:style-name="T1">return max;</text:span></text:p>
      <text:p text:style-name="P2"><text:s text:c="6"/><text:span text:style-name="T1">}</text:span></text:p>
      <text:p text:style-name="P3"/>
      <text:p text:style-name="P2"><text:s text:c="6"/><text:span text:style-name="T1">console.log(findMin(marks));</text:span></text:p>
      <text:p text:style-name="P2"><text:s text:c="6"/><text:span text:style-name="T1">console.log(findMax(marks));</text:span></text:p>
      <text:p text:style-name="P2"><text:s text:c="5"/><text:span text:style-name="T1">```</text:span></text:p>
      <text:p text:style-name="P3"/>
      <text:p text:style-name="P2"><text:s text:c="5"/><text:span text:style-name="T1">**[в¬† Back to Top](#table-of-contents)**</text:span></text:p>
      <text:p text:style-name="P3"/>
      <text:p text:style-name="P1">247. ### What is an empty statement and purpose of it</text:p>
      <text:p text:style-name="P3"/>
      <text:p text:style-name="P2"><text:soft-page-break/><text:s text:c="5"/><text:span text:style-name="T1">The empty statement is a semicolon (;) indicating that no statement will be executed, even if JavaScript syntax requires one. Since there is no action with an empty statement you might think that it's usage is quite less, but the empty statement is occasionally useful when you want to create a loop that has an empty body. For example, you can initialize an array with zero values as below,</text:span></text:p>
      <text:p text:style-name="P3"/>
      <text:p text:style-name="P2"><text:s text:c="5"/><text:span text:style-name="T1">```javascript</text:span></text:p>
      <text:p text:style-name="P2"><text:s text:c="5"/><text:span text:style-name="T1">// Initialize an array a</text:span></text:p>
      <text:p text:style-name="P2"><text:s text:c="5"/><text:span text:style-name="T1">for(int i=0; i &lt; a.length; a[i++] = 0) ;</text:span></text:p>
      <text:p text:style-name="P2"><text:s text:c="5"/><text:span text:style-name="T1">```</text:span></text:p>
      <text:p text:style-name="P3"/>
      <text:p text:style-name="P2"><text:s text:c="5"/><text:span text:style-name="T1">**[в¬† Back to Top](#table-of-contents)**</text:span></text:p>
      <text:p text:style-name="P3"/>
      <text:p text:style-name="P1">248. ### How do you get metadata of a module</text:p>
      <text:p text:style-name="P3"/>
      <text:p text:style-name="P2"><text:s text:c="5"/><text:span text:style-name="T1">You can use the `import.meta` object which is a meta-property exposing context-specific meta data to a JavaScript module. It contains information about the current module, such as the module's URL. In browsers, you might get different meta data than NodeJS.</text:span></text:p>
      <text:p text:style-name="P3"/>
      <text:p text:style-name="P2"><text:s text:c="5"/><text:span text:style-name="T1">```javascript</text:span></text:p>
      <text:p text:style-name="P2"><text:s text:c="5"/><text:span text:style-name="T1">&lt;script type="module" src="welcome-module.js"&gt;&lt;/script&gt;</text:span></text:p>
      <text:p text:style-name="P2"><text:s text:c="5"/><text:span text:style-name="T1">console.log(import.meta); // { url: "file:///home/user/welcome-module.js" }</text:span></text:p>
      <text:p text:style-name="P2"><text:s text:c="5"/><text:span text:style-name="T1">```</text:span></text:p>
      <text:p text:style-name="P3"/>
      <text:p text:style-name="P2"><text:s text:c="5"/><text:span text:style-name="T1">**[в¬† Back to Top](#table-of-contents)**</text:span></text:p>
      <text:p text:style-name="P3"/>
      <text:p text:style-name="P1">249. ### What is a comma operator</text:p>
      <text:p text:style-name="P3"/>
      <text:p text:style-name="P2"><text:s text:c="5"/><text:span text:style-name="T1">The comma operator is used to evaluate each of its operands from left to right and returns the value of the last operand. This is totally different from comma usage within arrays, objects, and function arguments and parameters. For example, the usage for numeric expressions would be as below,</text:span></text:p>
      <text:p text:style-name="P3"/>
      <text:p text:style-name="P2"><text:s text:c="5"/><text:span text:style-name="T1">```javascript</text:span></text:p>
      <text:p text:style-name="P2"><text:s text:c="5"/><text:span text:style-name="T1">var x = 1;</text:span></text:p>
      <text:p text:style-name="P2"><text:s text:c="5"/><text:span text:style-name="T1">x = (x++, x);</text:span></text:p>
      <text:p text:style-name="P3"/>
      <text:p text:style-name="P2"><text:s text:c="5"/><text:span text:style-name="T1">console.log(x); // 2</text:span></text:p>
      <text:p text:style-name="P2"><text:s text:c="5"/><text:span text:style-name="T1">```</text:span></text:p>
      <text:p text:style-name="P3"/>
      <text:p text:style-name="P2"><text:s text:c="5"/><text:span text:style-name="T1">**[в¬† Back to Top](#table-of-contents)**</text:span></text:p>
      <text:p text:style-name="P3"/>
      <text:p text:style-name="P1">250. ### What is the advantage of a comma operator</text:p>
      <text:p text:style-name="P3"/>
      <text:p text:style-name="P2"><text:s text:c="5"/><text:span text:style-name="T1">It is normally used to include multiple expressions in a location that requires a single expression. One of the common usages of this comma operator is to supply multiple parameters in a `for` loop. For example, the below for loop uses multiple expressions in a single location using comma operator,</text:span></text:p>
      <text:p text:style-name="P3"/>
      <text:p text:style-name="P2"><text:s text:c="5"/><text:span text:style-name="T1">```javascript</text:span></text:p>
      <text:p text:style-name="P2"><text:s text:c="5"/><text:span text:style-name="T1">for (var a = 0, b =10; a &lt;= 10; a++, b--)</text:span></text:p>
      <text:p text:style-name="P2"><text:s text:c="5"/><text:span text:style-name="T1">```</text:span></text:p>
      <text:p text:style-name="P3"/>
      <text:p text:style-name="P2"><text:s text:c="5"/><text:span text:style-name="T1">You can also use the comma operator in a return statement where it processes before returning.</text:span></text:p>
      <text:p text:style-name="P3"/>
      <text:p text:style-name="P2"><text:s text:c="5"/><text:span text:style-name="T1">```javascript</text:span></text:p>
      <text:p text:style-name="P2"><text:s text:c="5"/><text:span text:style-name="T1">function myFunction() {</text:span></text:p>
      <text:p text:style-name="P2"><text:soft-page-break/><text:s text:c="8"/><text:span text:style-name="T1">var a = 1;</text:span></text:p>
      <text:p text:style-name="P2"><text:s text:c="8"/><text:span text:style-name="T1">return (a += 10, a); // 1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51. ### What is typescript</text:p>
      <text:p text:style-name="P3"/>
      <text:p text:style-name="P2"><text:s text:c="6"/><text:span text:style-name="T1">TypeScript is a typed superset of JavaScript created by Microsoft that adds optional types, classes, async/await, and many other features, and compiles to plain JavaScript. Angular built entirely in TypeScript and used as a primary language. You can install it globally as</text:span></text:p>
      <text:p text:style-name="P3"/>
      <text:p text:style-name="P2"><text:s text:c="6"/><text:span text:style-name="T1">```bash</text:span></text:p>
      <text:p text:style-name="P2"><text:s text:c="6"/><text:span text:style-name="T1">npm install -g typescript</text:span></text:p>
      <text:p text:style-name="P2"><text:s text:c="6"/><text:span text:style-name="T1">```</text:span></text:p>
      <text:p text:style-name="P3"/>
      <text:p text:style-name="P2"><text:s text:c="6"/><text:span text:style-name="T1">Let's see a simple example of TypeScript usage,</text:span></text:p>
      <text:p text:style-name="P3"/>
      <text:p text:style-name="P2"><text:s text:c="6"/><text:span text:style-name="T1">```typescript</text:span></text:p>
      <text:p text:style-name="P2"><text:s text:c="6"/><text:span text:style-name="T1">function greeting(name: string): string {</text:span></text:p>
      <text:p text:style-name="P2"><text:s text:c="9"/><text:span text:style-name="T1">return "Hello, " + name;</text:span></text:p>
      <text:p text:style-name="P2"><text:s text:c="6"/><text:span text:style-name="T1">}</text:span></text:p>
      <text:p text:style-name="P3"/>
      <text:p text:style-name="P2"><text:s text:c="6"/><text:span text:style-name="T1">let user = "Sudheer";</text:span></text:p>
      <text:p text:style-name="P3"/>
      <text:p text:style-name="P2"><text:s text:c="6"/><text:span text:style-name="T1">console.log(greeting(user));</text:span></text:p>
      <text:p text:style-name="P2"><text:s text:c="6"/><text:span text:style-name="T1">```</text:span></text:p>
      <text:p text:style-name="P3"/>
      <text:p text:style-name="P2"><text:s text:c="6"/><text:span text:style-name="T1">The greeting method allows only string type as argument.</text:span></text:p>
      <text:p text:style-name="P3"/>
      <text:p text:style-name="P2"><text:s text:c="6"/><text:span text:style-name="T1">**[в¬† Back to Top](#table-of-contents)**</text:span></text:p>
      <text:p text:style-name="P3"/>
      <text:p text:style-name="P1">252. ### What are the differences between javascript and typescript</text:p>
      <text:p text:style-name="P3"/>
      <text:p text:style-name="P2"><text:s text:c="5"/><text:span text:style-name="T1">Below are the list of differences between javascript and typescript,</text:span></text:p>
      <text:p text:style-name="P3"/>
      <text:p text:style-name="P2"><text:s text:c="5"/><text:span text:style-name="T1">| feature | typescript | javascript |</text:span></text:p>
      <text:p text:style-name="P2"><text:s text:c="5"/><text:span text:style-name="T1">|---- | --------- | ----</text:span></text:p>
      <text:p text:style-name="P2"><text:s text:c="5"/><text:span text:style-name="T1">| Language paradigm <text:s/>| Object oriented programming language <text:s/>| Scripting language |</text:span></text:p>
      <text:p text:style-name="P2"><text:s text:c="5"/><text:span text:style-name="T1">| Typing support | Supports static typing <text:s/>| It has dynamic typing |</text:span></text:p>
      <text:p text:style-name="P2"><text:s text:c="5"/><text:span text:style-name="T1">| Modules | Supported | Not supported |</text:span></text:p>
      <text:p text:style-name="P2"><text:s text:c="5"/><text:span text:style-name="T1">| Interface | It has interfaces concept | Doesn't support interfaces |</text:span></text:p>
      <text:p text:style-name="P2"><text:s text:c="5"/><text:span text:style-name="T1">| Optional parameters | Functions support optional parameters | No support of optional parameters for functions |</text:span></text:p>
      <text:p text:style-name="P3"/>
      <text:p text:style-name="P2"><text:s text:c="5"/><text:span text:style-name="T1">**[в¬† Back to Top](#table-of-contents)**</text:span></text:p>
      <text:p text:style-name="P3"/>
      <text:p text:style-name="P1">253. ### What are the advantages of typescript over javascript</text:p>
      <text:p text:style-name="P3"/>
      <text:p text:style-name="P2"><text:s text:c="5"/><text:span text:style-name="T1">Below are some of the advantages of typescript over javascript,</text:span></text:p>
      <text:p text:style-name="P2"><text:s text:c="5"/><text:span text:style-name="T1">1. TypeScript is able to find compile time errors at the development time only and it makes sures less runtime errors. Whereas javascript is an interpreted language.</text:span></text:p>
      <text:p text:style-name="P2"><text:s text:c="5"/><text:span text:style-name="T1">2. TypeScript is strongly-typed or supports static typing which allows for checking type correctness at compile time. This is not available in javascript.</text:span></text:p>
      <text:p text:style-name="P2"><text:soft-page-break/><text:s text:c="5"/><text:span text:style-name="T1">3. TypeScript compiler can compile the .ts files into ES3,ES4 and ES5 unlike ES6 features of javascript which may not be supported in some browsers.</text:span></text:p>
      <text:p text:style-name="P3"/>
      <text:p text:style-name="P2"><text:s text:c="5"/><text:span text:style-name="T1">**[в¬† Back to Top](#table-of-contents)**</text:span></text:p>
      <text:p text:style-name="P3"/>
      <text:p text:style-name="P1">254. ### What is an object initializer</text:p>
      <text:p text:style-name="P3"/>
      <text:p text:style-name="P2"><text:s text:c="5"/><text:span text:style-name="T1">An object initializer is an expression that describes the initialization of an Object. The syntax for this expression is represented as a comma-delimited list of zero or more pairs of property names and associated values of an object, enclosed in curly braces ({}). This is also known as literal notation. It is one of the ways to create an object.</text:span></text:p>
      <text:p text:style-name="P3"/>
      <text:p text:style-name="P2"><text:s text:c="5"/><text:span text:style-name="T1">```javascript</text:span></text:p>
      <text:p text:style-name="P2"><text:s text:c="5"/><text:span text:style-name="T1">var initObject = {a: 'John', b: 50, c: {}};</text:span></text:p>
      <text:p text:style-name="P3"/>
      <text:p text:style-name="P2"><text:s text:c="5"/><text:span text:style-name="T1">console.log(initObject.a); // John</text:span></text:p>
      <text:p text:style-name="P2"><text:s text:c="5"/><text:span text:style-name="T1">```</text:span></text:p>
      <text:p text:style-name="P3"/>
      <text:p text:style-name="P2"><text:s text:c="5"/><text:span text:style-name="T1">**[в¬† Back to Top](#table-of-contents)**</text:span></text:p>
      <text:p text:style-name="P3"/>
      <text:p text:style-name="P1">255. ### What is a constructor method</text:p>
      <text:p text:style-name="P3"/>
      <text:p text:style-name="P2"><text:s text:c="5"/><text:span text:style-name="T1">The constructor method is a special method for creating and initializing an object created within a class. If you do not specify a constructor method, a default constructor is used. The example usage of constructor would be as below,</text:span></text:p>
      <text:p text:style-name="P3"/>
      <text:p text:style-name="P2"><text:s text:c="5"/><text:span text:style-name="T1">```javascript</text:span></text:p>
      <text:p text:style-name="P2"><text:s text:c="5"/><text:span text:style-name="T1">class Employee {</text:span></text:p>
      <text:p text:style-name="P2"><text:s text:c="7"/><text:span text:style-name="T1">constructor() {</text:span></text:p>
      <text:p text:style-name="P2"><text:s text:c="9"/><text:span text:style-name="T1">this.name = "John";</text:span></text:p>
      <text:p text:style-name="P2"><text:s text:c="7"/><text:span text:style-name="T1">}</text:span></text:p>
      <text:p text:style-name="P2"><text:s text:c="5"/><text:span text:style-name="T1">}</text:span></text:p>
      <text:p text:style-name="P3"/>
      <text:p text:style-name="P2"><text:s text:c="5"/><text:span text:style-name="T1">var employeeObject = new Employee();</text:span></text:p>
      <text:p text:style-name="P3"/>
      <text:p text:style-name="P2"><text:s text:c="5"/><text:span text:style-name="T1">console.log(employeeObject.name); // John</text:span></text:p>
      <text:p text:style-name="P2"><text:s text:c="5"/><text:span text:style-name="T1">```</text:span></text:p>
      <text:p text:style-name="P3"/>
      <text:p text:style-name="P2"><text:s text:c="5"/><text:span text:style-name="T1">**[в¬† Back to Top](#table-of-contents)**</text:span></text:p>
      <text:p text:style-name="P3"/>
      <text:p text:style-name="P1">256. ### What happens if you write constructor more than once in a class</text:p>
      <text:p text:style-name="P3"/>
      <text:p text:style-name="P2"><text:s text:c="5"/><text:span text:style-name="T1">The "constructor" in a class is a special method and it should be defined only once in a class. i.e, If you write a constructor method more than once in a class it will throw a `SyntaxError` error.</text:span></text:p>
      <text:p text:style-name="P3"/>
      <text:p text:style-name="P2"><text:s text:c="5"/><text:span text:style-name="T1">```javascript</text:span></text:p>
      <text:p text:style-name="P2"><text:s text:c="6"/><text:span text:style-name="T1">class Employee {</text:span></text:p>
      <text:p text:style-name="P2"><text:s text:c="8"/><text:span text:style-name="T1">constructor() {</text:span></text:p>
      <text:p text:style-name="P2"><text:s text:c="10"/><text:span text:style-name="T1">this.name = "John";</text:span></text:p>
      <text:p text:style-name="P2"><text:s text:c="8"/><text:span text:style-name="T1">}</text:span></text:p>
      <text:p text:style-name="P2"><text:s text:c="8"/><text:span text:style-name="T1">constructor() { <text:s text:c="2"/>// <text:s/>Uncaught SyntaxError: A class may only have one constructor</text:span></text:p>
      <text:p text:style-name="P2"><text:s text:c="10"/><text:span text:style-name="T1">this.age = 30;</text:span></text:p>
      <text:p text:style-name="P2"><text:s text:c="8"/><text:span text:style-name="T1">}</text:span></text:p>
      <text:p text:style-name="P2"><text:s text:c="6"/><text:span text:style-name="T1">}</text:span></text:p>
      <text:p text:style-name="P3"/>
      <text:p text:style-name="P2"><text:s text:c="6"/><text:span text:style-name="T1">var employeeObject = new Employee();</text:span></text:p>
      <text:p text:style-name="P3"><text:soft-page-break/></text:p>
      <text:p text:style-name="P2"><text:s text:c="6"/><text:span text:style-name="T1">console.log(employeeObject.name);</text:span></text:p>
      <text:p text:style-name="P2"><text:s text:c="5"/><text:span text:style-name="T1">```</text:span></text:p>
      <text:p text:style-name="P3"/>
      <text:p text:style-name="P2"><text:s text:c="5"/><text:span text:style-name="T1">**[в¬† Back to Top](#table-of-contents)**</text:span></text:p>
      <text:p text:style-name="P3"/>
      <text:p text:style-name="P1">257. ### How do you call the constructor of a parent class</text:p>
      <text:p text:style-name="P3"/>
      <text:p text:style-name="P2"><text:s text:c="5"/><text:span text:style-name="T1">You can use the `super` keyword to call the constructor of a parent class. Remember that `super()` must be called before using 'this' reference. Otherwise it will cause a reference error. Let's the usage of it,</text:span></text:p>
      <text:p text:style-name="P3"/>
      <text:p text:style-name="P2"><text:s text:c="5"/><text:span text:style-name="T1">```javascript</text:span></text:p>
      <text:p text:style-name="P2"><text:s text:c="5"/><text:span text:style-name="T1">class Square extends Rectangle {</text:span></text:p>
      <text:p text:style-name="P2"><text:s text:c="7"/><text:span text:style-name="T1">constructor(length) {</text:span></text:p>
      <text:p text:style-name="P2"><text:s text:c="9"/><text:span text:style-name="T1">super(length, length);</text:span></text:p>
      <text:p text:style-name="P2"><text:s text:c="9"/><text:span text:style-name="T1">this.name = 'Square';</text:span></text:p>
      <text:p text:style-name="P2"><text:s text:c="7"/><text:span text:style-name="T1">}</text:span></text:p>
      <text:p text:style-name="P3"/>
      <text:p text:style-name="P2"><text:s text:c="7"/><text:span text:style-name="T1">get area() {</text:span></text:p>
      <text:p text:style-name="P2"><text:s text:c="9"/><text:span text:style-name="T1">return this.width * this.height;</text:span></text:p>
      <text:p text:style-name="P2"><text:s text:c="7"/><text:span text:style-name="T1">}</text:span></text:p>
      <text:p text:style-name="P3"/>
      <text:p text:style-name="P2"><text:s text:c="7"/><text:span text:style-name="T1">set area(value) {</text:span></text:p>
      <text:p text:style-name="P2"><text:s text:c="9"/><text:span text:style-name="T1">this.area = value;</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58. ### How do you get the prototype of an object</text:p>
      <text:p text:style-name="P3"/>
      <text:p text:style-name="P2"><text:s text:c="5"/><text:span text:style-name="T1">You can use the `Object.getPrototypeOf(obj)` method to return the prototype of the specified object. i.e. The value of the internal `prototype` property. If there are no inherited properties then `null` value is returned.</text:span></text:p>
      <text:p text:style-name="P3"/>
      <text:p text:style-name="P2"><text:s text:c="5"/><text:span text:style-name="T1">```javascript</text:span></text:p>
      <text:p text:style-name="P2"><text:s text:c="5"/><text:span text:style-name="T1">const newPrototype = {};</text:span></text:p>
      <text:p text:style-name="P2"><text:s text:c="5"/><text:span text:style-name="T1">const newObject = Object.create(newPrototype);</text:span></text:p>
      <text:p text:style-name="P3"/>
      <text:p text:style-name="P2"><text:s text:c="5"/><text:span text:style-name="T1">console.log(Object.getPrototypeOf(newObject) === newPrototype); // true</text:span></text:p>
      <text:p text:style-name="P2"><text:s text:c="5"/><text:span text:style-name="T1">```</text:span></text:p>
      <text:p text:style-name="P3"/>
      <text:p text:style-name="P2"><text:s text:c="5"/><text:span text:style-name="T1">**[в¬† Back to Top](#table-of-contents)**</text:span></text:p>
      <text:p text:style-name="P3"/>
      <text:p text:style-name="P1">259. ### What happens If I pass string type for getPrototype method</text:p>
      <text:p text:style-name="P3"/>
      <text:p text:style-name="P2"><text:s text:c="5"/><text:span text:style-name="T1">In ES5, it will throw a TypeError exception if the obj parameter isn't an object. Whereas in ES2015, the parameter will be coerced to an `Object`.</text:span></text:p>
      <text:p text:style-name="P3"/>
      <text:p text:style-name="P2"><text:s text:c="5"/><text:span text:style-name="T1">```javascript</text:span></text:p>
      <text:p text:style-name="P2"><text:s text:c="5"/><text:span text:style-name="T1">// ES5</text:span></text:p>
      <text:p text:style-name="P2"><text:s text:c="5"/><text:span text:style-name="T1">Object.getPrototypeOf('James'); // TypeError: "James" is not an object</text:span></text:p>
      <text:p text:style-name="P2"><text:s text:c="5"/><text:span text:style-name="T1">// ES2015</text:span></text:p>
      <text:p text:style-name="P2"><text:s text:c="5"/><text:span text:style-name="T1">Object.getPrototypeOf('James'); // String.prototype</text:span></text:p>
      <text:p text:style-name="P2"><text:s text:c="5"/><text:span text:style-name="T1">```</text:span></text:p>
      <text:p text:style-name="P3"/>
      <text:p text:style-name="P2"><text:s text:c="5"/><text:span text:style-name="T1">**[в¬† Back to Top](#table-of-contents)**</text:span></text:p>
      <text:p text:style-name="P3"><text:soft-page-break/></text:p>
      <text:p text:style-name="P1">260. ### How do you set prototype of one object to another</text:p>
      <text:p text:style-name="P3"/>
      <text:p text:style-name="P2"><text:s text:c="5"/><text:span text:style-name="T1">You can use the `Object.setPrototypeOf()` method that sets the prototype (i.e., the internal `Prototype` property) of a specified object to another object or null. For example, if you want to set prototype of a square object to rectangle object would be as follows,</text:span></text:p>
      <text:p text:style-name="P3"/>
      <text:p text:style-name="P2"><text:s text:c="5"/><text:span text:style-name="T1">```javascript</text:span></text:p>
      <text:p text:style-name="P2"><text:s text:c="5"/><text:span text:style-name="T1">Object.setPrototypeOf(Square.prototype, Rectangle.prototype);</text:span></text:p>
      <text:p text:style-name="P2"><text:s text:c="5"/><text:span text:style-name="T1">Object.setPrototypeOf({}, null);</text:span></text:p>
      <text:p text:style-name="P2"><text:s text:c="5"/><text:span text:style-name="T1">```</text:span></text:p>
      <text:p text:style-name="P3"/>
      <text:p text:style-name="P2"><text:s text:c="5"/><text:span text:style-name="T1">**[в¬† Back to Top](#table-of-contents)**</text:span></text:p>
      <text:p text:style-name="P3"/>
      <text:p text:style-name="P1">261. ### How do you check whether an object can be extendable or not</text:p>
      <text:p text:style-name="P3"/>
      <text:p text:style-name="P2"><text:s text:c="5"/><text:span text:style-name="T1">The `Object.isExtensible()` method is used to determine if an object is extendable or not. i.e, Whether it can have new properties added to it or not.</text:span></text:p>
      <text:p text:style-name="P3"/>
      <text:p text:style-name="P2"><text:s text:c="5"/><text:span text:style-name="T1">```javascript</text:span></text:p>
      <text:p text:style-name="P2"><text:s text:c="5"/><text:span text:style-name="T1">const newObject = {};</text:span></text:p>
      <text:p text:style-name="P2"><text:s text:c="5"/><text:span text:style-name="T1">console.log(Object.isExtensible(newObject)); //true</text:span></text:p>
      <text:p text:style-name="P2"><text:s text:c="5"/><text:span text:style-name="T1">```</text:span></text:p>
      <text:p text:style-name="P3"/>
      <text:p text:style-name="P2"><text:s text:c="5"/><text:span text:style-name="T1">**Note:** By default, all the objects are extendable. i.e, The new properties can be added or modified.</text:span></text:p>
      <text:p text:style-name="P3"/>
      <text:p text:style-name="P2"><text:s text:c="5"/><text:span text:style-name="T1">**[в¬† Back to Top](#table-of-contents)**</text:span></text:p>
      <text:p text:style-name="P3"/>
      <text:p text:style-name="P1">262. ### How do you prevent an object to extend</text:p>
      <text:p text:style-name="P3"/>
      <text:p text:style-name="P2"><text:s text:c="5"/><text:span text:style-name="T1">The `Object.preventExtensions()` method is used to prevent new properties from ever being added to an object. In other words, it prevents future extensions to the object. Let's see the usage of this property,</text:span></text:p>
      <text:p text:style-name="P3"/>
      <text:p text:style-name="P2"><text:s text:c="5"/><text:span text:style-name="T1">```javascript</text:span></text:p>
      <text:p text:style-name="P2"><text:s text:c="5"/><text:span text:style-name="T1">const newObject = {};</text:span></text:p>
      <text:p text:style-name="P2"><text:s text:c="5"/><text:span text:style-name="T1">Object.preventExtensions(newObject); // NOT extendable</text:span></text:p>
      <text:p text:style-name="P3"/>
      <text:p text:style-name="P2"><text:s text:c="5"/><text:span text:style-name="T1">try {</text:span></text:p>
      <text:p text:style-name="P2"><text:s text:c="7"/><text:span text:style-name="T1">Object.defineProperty(newObject, 'newProperty', { // Adding new property</text:span></text:p>
      <text:p text:style-name="P2"><text:s text:c="9"/><text:span text:style-name="T1">value: 100</text:span></text:p>
      <text:p text:style-name="P2"><text:s text:c="7"/><text:span text:style-name="T1">});</text:span></text:p>
      <text:p text:style-name="P2"><text:s text:c="5"/><text:span text:style-name="T1">} catch (e) {</text:span></text:p>
      <text:p text:style-name="P2"><text:s text:c="7"/><text:span text:style-name="T1">console.log(e); // TypeError: Cannot define property newProperty, object is not extensibl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63. ### What are the different ways to make an object non-extensible</text:p>
      <text:p text:style-name="P3"/>
      <text:p text:style-name="P2"><text:s text:c="5"/><text:span text:style-name="T1">You can mark an object non-extensible in 3 ways,</text:span></text:p>
      <text:p text:style-name="P2"><text:s text:c="5"/><text:span text:style-name="T1">1. Object.preventExtensions</text:span></text:p>
      <text:p text:style-name="P2"><text:s text:c="5"/><text:span text:style-name="T1">2. Object.seal</text:span></text:p>
      <text:p text:style-name="P2"><text:s text:c="5"/><text:span text:style-name="T1">3. Object.freeze</text:span></text:p>
      <text:p text:style-name="P3"/>
      <text:p text:style-name="P2"><text:soft-page-break/><text:s text:c="5"/><text:span text:style-name="T1">```javascript</text:span></text:p>
      <text:p text:style-name="P2"><text:s text:c="5"/><text:span text:style-name="T1">var newObject = {};</text:span></text:p>
      <text:p text:style-name="P3"/>
      <text:p text:style-name="P2"><text:s text:c="5"/><text:span text:style-name="T1">Object.preventExtensions(newObject); // Prevent objects are non-extensible</text:span></text:p>
      <text:p text:style-name="P2"><text:s text:c="5"/><text:span text:style-name="T1">Object.isExtensible(newObject); // false</text:span></text:p>
      <text:p text:style-name="P3"/>
      <text:p text:style-name="P2"><text:s text:c="5"/><text:span text:style-name="T1">var sealedObject = Object.seal({}); // Sealed objects are non-extensible</text:span></text:p>
      <text:p text:style-name="P2"><text:s text:c="5"/><text:span text:style-name="T1">Object.isExtensible(sealedObject); // false</text:span></text:p>
      <text:p text:style-name="P3"/>
      <text:p text:style-name="P2"><text:s text:c="5"/><text:span text:style-name="T1">var frozenObject = Object.freeze({}); // Frozen objects are non-extensible</text:span></text:p>
      <text:p text:style-name="P2"><text:s text:c="5"/><text:span text:style-name="T1">Object.isExtensible(frozenObject); // false</text:span></text:p>
      <text:p text:style-name="P2"><text:s text:c="5"/><text:span text:style-name="T1">```</text:span></text:p>
      <text:p text:style-name="P3"/>
      <text:p text:style-name="P2"><text:s text:c="5"/><text:span text:style-name="T1">**[в¬† Back to Top](#table-of-contents)**</text:span></text:p>
      <text:p text:style-name="P3"/>
      <text:p text:style-name="P1">264. ### How do you define multiple properties on an object</text:p>
      <text:p text:style-name="P3"/>
      <text:p text:style-name="P2"><text:s text:c="5"/><text:span text:style-name="T1">The `Object.defineProperties()` method is used to define new or modify existing properties directly on an object and returning the object. Let's define multiple properties on an empty object,</text:span></text:p>
      <text:p text:style-name="P3"/>
      <text:p text:style-name="P2"><text:s text:c="5"/><text:span text:style-name="T1">```javascript</text:span></text:p>
      <text:p text:style-name="P2"><text:s text:c="5"/><text:span text:style-name="T1">const newObject = {};</text:span></text:p>
      <text:p text:style-name="P3"/>
      <text:p text:style-name="P2"><text:s text:c="5"/><text:span text:style-name="T1">Object.defineProperties(newObject, {</text:span></text:p>
      <text:p text:style-name="P2"><text:s text:c="7"/><text:span text:style-name="T1">newProperty1: {</text:span></text:p>
      <text:p text:style-name="P2"><text:s text:c="9"/><text:span text:style-name="T1">value: 'John',</text:span></text:p>
      <text:p text:style-name="P2"><text:s text:c="9"/><text:span text:style-name="T1">writable: true</text:span></text:p>
      <text:p text:style-name="P2"><text:s text:c="7"/><text:span text:style-name="T1">},</text:span></text:p>
      <text:p text:style-name="P2"><text:s text:c="7"/><text:span text:style-name="T1">newProperty2: {}</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65. ### What is MEAN in javascript</text:p>
      <text:p text:style-name="P3"/>
      <text:p text:style-name="P2"><text:s text:c="5"/><text:span text:style-name="T1">The MEAN (MongoDB, Express, AngularJS, and Node.js) stack is the most popular open-source JavaScript software tech stack available for building dynamic web apps where you can write both the server-side and client-side halves of the web project entirely in JavaScript.</text:span></text:p>
      <text:p text:style-name="P3"/>
      <text:p text:style-name="P2"><text:s text:c="5"/><text:span text:style-name="T1">**[в¬† Back to Top](#table-of-contents)**</text:span></text:p>
      <text:p text:style-name="P3"/>
      <text:p text:style-name="P1">266. ### What Is Obfuscation in javascript</text:p>
      <text:p text:style-name="P3"/>
      <text:p text:style-name="P2"><text:s text:c="5"/><text:span text:style-name="T1">Obfuscation is the deliberate act of creating obfuscated javascript code(i.e, source or machine code) that is difficult for humans to understand. It is something similar to encryption, but a machine can understand the code and execute it.</text:span></text:p>
      <text:p text:style-name="P2"><text:s text:c="5"/><text:span text:style-name="T1">Let's see the below function before Obfuscation,</text:span></text:p>
      <text:p text:style-name="P3"/>
      <text:p text:style-name="P2"><text:s text:c="5"/><text:span text:style-name="T1">```javascript</text:span></text:p>
      <text:p text:style-name="P2"><text:s text:c="5"/><text:span text:style-name="T1">function greeting() {</text:span></text:p>
      <text:p text:style-name="P2"><text:s text:c="8"/><text:span text:style-name="T1">console.log('Hello, welcome to JS world');</text:span></text:p>
      <text:p text:style-name="P2"><text:s text:c="5"/><text:span text:style-name="T1">}</text:span></text:p>
      <text:p text:style-name="P2"><text:s text:c="5"/><text:span text:style-name="T1">```</text:span></text:p>
      <text:p text:style-name="P3"/>
      <text:p text:style-name="P2"><text:s text:c="5"/><text:span text:style-name="T1">And after the code Obfuscation, it would be appeared as below,</text:span></text:p>
      <text:p text:style-name="P3"/>
      <text:p text:style-name="P2"><text:soft-page-break/><text:s text:c="5"/><text:span text:style-name="T1">```javascript</text:span></text:p>
      <text:p text:style-name="P2"><text:s text:c="5"/><text:span text:style-name="T1">eval(function(p,a,c,k,e,d){e=function(c){return c};if(!''.replace(/^/,String)){while(c--){d[c]=k[c]||c}k=[function(e){return d[e]}];e=function(){return'\\w+'};c=1};while(c--){if(k[c]){p=p.replace(new RegExp('\\b'+e(c)+'\\b','g'),k[c])}}return p}('2 1(){0.3(\'4, 7 6 5 8\')}',9,9,'console|greeting|function|log|Hello|JS|to|welcome|world'.split('|'),0,{}))</text:span></text:p>
      <text:p text:style-name="P2"><text:s text:c="5"/><text:span text:style-name="T1">```</text:span></text:p>
      <text:p text:style-name="P3"/>
      <text:p text:style-name="P2"><text:s text:c="5"/><text:span text:style-name="T1">**[в¬† Back to Top](#table-of-contents)**</text:span></text:p>
      <text:p text:style-name="P3"/>
      <text:p text:style-name="P1">267. ### Why do you need Obfuscation</text:p>
      <text:p text:style-name="P3"/>
      <text:p text:style-name="P2"><text:s text:c="5"/><text:span text:style-name="T1">Below are the few reasons for Obfuscation,</text:span></text:p>
      <text:p text:style-name="P2"><text:s text:c="5"/><text:span text:style-name="T1">1. The Code size will be reduced. So data transfers between server and client will be fast.</text:span></text:p>
      <text:p text:style-name="P2"><text:s text:c="5"/><text:span text:style-name="T1">2. It hides the business logic from outside world and protects the code from others</text:span></text:p>
      <text:p text:style-name="P2"><text:s text:c="5"/><text:span text:style-name="T1">3. Reverse engineering is highly difficult</text:span></text:p>
      <text:p text:style-name="P2"><text:s text:c="5"/><text:span text:style-name="T1">4. The download time will be reduced</text:span></text:p>
      <text:p text:style-name="P3"/>
      <text:p text:style-name="P2"><text:s text:c="5"/><text:span text:style-name="T1">**[в¬† Back to Top](#table-of-contents)**</text:span></text:p>
      <text:p text:style-name="P3"/>
      <text:p text:style-name="P1">268. ### What is Minification</text:p>
      <text:p text:style-name="P3"/>
      <text:p text:style-name="P2"><text:s text:c="5"/><text:span text:style-name="T1">Minification is the process of removing all unnecessary characters(empty spaces are removed) and variables will be renamed without changing it's functionality. It is also a type of obfuscation .</text:span></text:p>
      <text:p text:style-name="P3"/>
      <text:p text:style-name="P2"><text:s text:c="5"/><text:span text:style-name="T1">**[в¬† Back to Top](#table-of-contents)**</text:span></text:p>
      <text:p text:style-name="P3"/>
      <text:p text:style-name="P1">269. ### What are the advantages of minification</text:p>
      <text:p text:style-name="P3"/>
      <text:p text:style-name="P2"><text:s text:c="5"/><text:span text:style-name="T1">Normally it is recommended to use minification for heavy traffic and intensive requirements of resources. It reduces file sizes with below benefits,</text:span></text:p>
      <text:p text:style-name="P2"><text:s text:c="5"/><text:span text:style-name="T1">1. Decreases loading times of a web page</text:span></text:p>
      <text:p text:style-name="P2"><text:s text:c="5"/><text:span text:style-name="T1">2. Saves bandwidth usages</text:span></text:p>
      <text:p text:style-name="P3"/>
      <text:p text:style-name="P2"><text:s text:c="5"/><text:span text:style-name="T1">**[в¬† Back to Top](#table-of-contents)**</text:span></text:p>
      <text:p text:style-name="P3"/>
      <text:p text:style-name="P1">270. ### What are the differences between Obfuscation and Encryption</text:p>
      <text:p text:style-name="P3"/>
      <text:p text:style-name="P2"><text:s text:c="5"/><text:span text:style-name="T1">Below are the main differences between Obfuscation and Encryption,</text:span></text:p>
      <text:p text:style-name="P3"/>
      <text:p text:style-name="P2"><text:s text:c="5"/><text:span text:style-name="T1">| Feature | Obfuscation | Encryption |</text:span></text:p>
      <text:p text:style-name="P2"><text:s text:c="5"/><text:span text:style-name="T1">|---- | --------- | ----</text:span></text:p>
      <text:p text:style-name="P2"><text:s text:c="5"/><text:span text:style-name="T1">| Definition <text:s/>| Changing the form of any data in any other form <text:s/>| Changing the form of information to an unreadable format by using a key |</text:span></text:p>
      <text:p text:style-name="P2"><text:s text:c="5"/><text:span text:style-name="T1">| A key to decode | It can be decoded without any key <text:s/>| It is required |</text:span></text:p>
      <text:p text:style-name="P2"><text:s text:c="5"/><text:span text:style-name="T1">| Target data format | It will be converted to a complex form <text:s/>| Converted into an unreadable format <text:s/>|</text:span></text:p>
      <text:p text:style-name="P3"/>
      <text:p text:style-name="P2"><text:s text:c="5"/><text:span text:style-name="T1">**[в¬† Back to Top](#table-of-contents)**</text:span></text:p>
      <text:p text:style-name="P3"/>
      <text:p text:style-name="P1">271. ### What are the common tools used for minification</text:p>
      <text:p text:style-name="P3"/>
      <text:p text:style-name="P2"><text:s text:c="5"/><text:span text:style-name="T1">There are many online/offline tools to minify the javascript files,</text:span></text:p>
      <text:p text:style-name="P2"><text:s text:c="5"/><text:span text:style-name="T1">1. Google's Closure Compiler</text:span></text:p>
      <text:p text:style-name="P2"><text:s text:c="5"/><text:span text:style-name="T1">2. UglifyJS2</text:span></text:p>
      <text:p text:style-name="P2"><text:s text:c="5"/><text:span text:style-name="T1">3. jsmin</text:span></text:p>
      <text:p text:style-name="P2"><text:soft-page-break/><text:s text:c="5"/><text:span text:style-name="T1">4. javascript-minifier.com/</text:span></text:p>
      <text:p text:style-name="P2"><text:s text:c="5"/><text:span text:style-name="T1">5. prettydiff.com</text:span></text:p>
      <text:p text:style-name="P3"/>
      <text:p text:style-name="P2"><text:s text:c="5"/><text:span text:style-name="T1">**[в¬† Back to Top](#table-of-contents)**</text:span></text:p>
      <text:p text:style-name="P3"/>
      <text:p text:style-name="P1">272. ### How do you perform form validation using javascript</text:p>
      <text:p text:style-name="P3"/>
      <text:p text:style-name="P2"><text:s text:c="5"/><text:span text:style-name="T1">JavaScript can be used to perform HTML form validation. For example, if the form field is empty, the function needs to notify, and return false, to prevent the form being submitted.</text:span></text:p>
      <text:p text:style-name="P2"><text:s text:c="5"/><text:span text:style-name="T1">Lets' perform user login in an html form,</text:span></text:p>
      <text:p text:style-name="P3"/>
      <text:p text:style-name="P2"><text:s text:c="5"/><text:span text:style-name="T1">```html</text:span></text:p>
      <text:p text:style-name="P2"><text:s text:c="5"/><text:span text:style-name="T1">&lt;form name="myForm" onsubmit="return validateForm()" method="post"&gt;</text:span></text:p>
      <text:p text:style-name="P2"><text:s text:c="5"/><text:span text:style-name="T1">User name: &lt;input type="text" name="uname"&gt;</text:span></text:p>
      <text:p text:style-name="P2"><text:s text:c="5"/><text:span text:style-name="T1">&lt;input type="submit" value="Submit"&gt;</text:span></text:p>
      <text:p text:style-name="P2"><text:s text:c="5"/><text:span text:style-name="T1">&lt;/form&gt;</text:span></text:p>
      <text:p text:style-name="P2"><text:s text:c="5"/><text:span text:style-name="T1">```</text:span></text:p>
      <text:p text:style-name="P3"/>
      <text:p text:style-name="P2"><text:s text:c="5"/><text:span text:style-name="T1">And the validation on user login is below,</text:span></text:p>
      <text:p text:style-name="P3"/>
      <text:p text:style-name="P2"><text:s text:c="5"/><text:span text:style-name="T1">```javascript</text:span></text:p>
      <text:p text:style-name="P2"><text:s text:c="5"/><text:span text:style-name="T1">function validateForm() {</text:span></text:p>
      <text:p text:style-name="P2"><text:s text:c="7"/><text:span text:style-name="T1">var x = document.forms["myForm"]["uname"].value;</text:span></text:p>
      <text:p text:style-name="P2"><text:s text:c="7"/><text:span text:style-name="T1">if (x == "") {</text:span></text:p>
      <text:p text:style-name="P2"><text:s text:c="9"/><text:span text:style-name="T1">alert("The username shouldn't be empty");</text:span></text:p>
      <text:p text:style-name="P2"><text:s text:c="9"/><text:span text:style-name="T1">return false;</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73. ### How do you perform form validation without javascript</text:p>
      <text:p text:style-name="P3"/>
      <text:p text:style-name="P2"><text:s text:c="5"/><text:span text:style-name="T1">You can perform HTML form validation automatically without using javascript. The validation enabled by applying the `required` attribute to prevent form submission when the input is empty.</text:span></text:p>
      <text:p text:style-name="P3"/>
      <text:p text:style-name="P2"><text:s text:c="5"/><text:span text:style-name="T1">```html</text:span></text:p>
      <text:p text:style-name="P2"><text:s text:c="5"/><text:span text:style-name="T1">&lt;form method="post"&gt;</text:span></text:p>
      <text:p text:style-name="P2"><text:s text:c="7"/><text:span text:style-name="T1">&lt;input type="text" name="uname" required&gt;</text:span></text:p>
      <text:p text:style-name="P2"><text:s text:c="7"/><text:span text:style-name="T1">&lt;input type="submit" value="Submit"&gt;</text:span></text:p>
      <text:p text:style-name="P2"><text:s text:c="5"/><text:span text:style-name="T1">&lt;/form&gt;</text:span></text:p>
      <text:p text:style-name="P2"><text:s text:c="5"/><text:span text:style-name="T1">```</text:span></text:p>
      <text:p text:style-name="P3"/>
      <text:p text:style-name="P2"><text:s text:c="5"/><text:span text:style-name="T1">**Note:** Automatic form validation does not work in Internet Explorer 9 or earlier.</text:span></text:p>
      <text:p text:style-name="P3"/>
      <text:p text:style-name="P2"><text:s text:c="5"/><text:span text:style-name="T1">**[в¬† Back to Top](#table-of-contents)**</text:span></text:p>
      <text:p text:style-name="P3"/>
      <text:p text:style-name="P1">274. ### What are the DOM methods available for constraint validation</text:p>
      <text:p text:style-name="P3"/>
      <text:p text:style-name="P2"><text:s text:c="5"/><text:span text:style-name="T1">The below DOM methods are available for constraint validation on an invalid input,</text:span></text:p>
      <text:p text:style-name="P2"><text:s text:c="5"/><text:span text:style-name="T1">1. checkValidity(): It returns true if an input element contains valid data.</text:span></text:p>
      <text:p text:style-name="P2"><text:s text:c="5"/><text:span text:style-name="T1">2. setCustomValidity(): It is used to set the validationMessage property of an input element.</text:span></text:p>
      <text:p text:style-name="P2"><text:s text:c="5"/><text:span text:style-name="T1">Let's take an user login form with DOM validations</text:span></text:p>
      <text:p text:style-name="P3"><text:soft-page-break/></text:p>
      <text:p text:style-name="P2"><text:s text:c="5"/><text:span text:style-name="T1">```javascript</text:span></text:p>
      <text:p text:style-name="P2"><text:s text:c="5"/><text:span text:style-name="T1">function myFunction() {</text:span></text:p>
      <text:p text:style-name="P2"><text:s text:c="7"/><text:span text:style-name="T1">var userName = document.getElementById("uname");</text:span></text:p>
      <text:p text:style-name="P2"><text:s text:c="7"/><text:span text:style-name="T1">if (!userName.checkValidity()) {</text:span></text:p>
      <text:p text:style-name="P2"><text:s text:c="9"/><text:span text:style-name="T1">document.getElementById("message").innerHTML = userName.validationMessage;</text:span></text:p>
      <text:p text:style-name="P2"><text:s text:c="7"/><text:span text:style-name="T1">} else {</text:span></text:p>
      <text:p text:style-name="P2"><text:s text:c="9"/><text:span text:style-name="T1">document.getElementById("message").innerHTML = "Entered a valid username";</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75. ### What are the available constraint validation DOM properties</text:p>
      <text:p text:style-name="P3"/>
      <text:p text:style-name="P2"><text:s text:c="5"/><text:span text:style-name="T1">Below are the list of some of the constraint validation DOM properties available,</text:span></text:p>
      <text:p text:style-name="P3"/>
      <text:p text:style-name="P2"><text:s text:c="5"/><text:span text:style-name="T1">1. validity: It provides a list of boolean properties related to the validity of an input element.</text:span></text:p>
      <text:p text:style-name="P2"><text:s text:c="5"/><text:span text:style-name="T1">2. validationMessage: It displays the message when the validity is false.</text:span></text:p>
      <text:p text:style-name="P2"><text:s text:c="5"/><text:span text:style-name="T1">3. willValidate: It indicates if an input element will be validated or not.</text:span></text:p>
      <text:p text:style-name="P3"/>
      <text:p text:style-name="P2"><text:s text:c="5"/><text:span text:style-name="T1">**[в¬† Back to Top](#table-of-contents)**</text:span></text:p>
      <text:p text:style-name="P3"/>
      <text:p text:style-name="P1">276. ### What are the list of validity properties</text:p>
      <text:p text:style-name="P3"/>
      <text:p text:style-name="P2"><text:s text:c="5"/><text:span text:style-name="T1">The validity property of an input element provides a set of properties related to the validity of data.</text:span></text:p>
      <text:p text:style-name="P3"/>
      <text:p text:style-name="P2"><text:s text:c="5"/><text:span text:style-name="T1">1. customError: It returns true, if a custom validity message is set.</text:span></text:p>
      <text:p text:style-name="P2"><text:s text:c="5"/><text:span text:style-name="T1">2. patternMismatch: It returns true, if an element's value does not match its pattern attribute.</text:span></text:p>
      <text:p text:style-name="P2"><text:s text:c="5"/><text:span text:style-name="T1">3. rangeOverflow: It returns true, if an element's value is greater than its max attribute.</text:span></text:p>
      <text:p text:style-name="P2"><text:s text:c="5"/><text:span text:style-name="T1">4. rangeUnderflow: It returns true, if an element's value is less than its min attribute.</text:span></text:p>
      <text:p text:style-name="P2"><text:s text:c="5"/><text:span text:style-name="T1">5. stepMismatch: It returns true, if an element's value is invalid according to step attribute.</text:span></text:p>
      <text:p text:style-name="P2"><text:s text:c="5"/><text:span text:style-name="T1">6. tooLong: It returns true, if an element's value exceeds its maxLength attribute.</text:span></text:p>
      <text:p text:style-name="P2"><text:s text:c="5"/><text:span text:style-name="T1">7. typeMismatch: It returns true, if an element's value is invalid according to type attribute.</text:span></text:p>
      <text:p text:style-name="P2"><text:s text:c="5"/><text:span text:style-name="T1">8. valueMissing: It returns true, if an element with a required attribute has no value.</text:span></text:p>
      <text:p text:style-name="P2"><text:s text:c="5"/><text:span text:style-name="T1">9. valid: It returns true, if an element's value is valid.</text:span></text:p>
      <text:p text:style-name="P3"/>
      <text:p text:style-name="P2"><text:s text:c="5"/><text:span text:style-name="T1">**[в¬† Back to Top](#table-of-contents)**</text:span></text:p>
      <text:p text:style-name="P3"/>
      <text:p text:style-name="P1">277. ### Give an example usage of rangeOverflow property</text:p>
      <text:p text:style-name="P3"/>
      <text:p text:style-name="P2"><text:s text:c="5"/><text:span text:style-name="T1">If an element's value is greater than its max attribute then rangeOverflow property returns true. For example, the below form submission throws an error if the value is more than 100,</text:span></text:p>
      <text:p text:style-name="P3"/>
      <text:p text:style-name="P2"><text:s text:c="5"/><text:span text:style-name="T1">```html</text:span></text:p>
      <text:p text:style-name="P2"><text:s text:c="5"/><text:span text:style-name="T1">&lt;input id="age" type="number" max="100"&gt;</text:span></text:p>
      <text:p text:style-name="P2"><text:s text:c="5"/><text:span text:style-name="T1">&lt;button onclick="myOverflowFunction()"&gt;OK&lt;/button&gt;</text:span></text:p>
      <text:p text:style-name="P2"><text:soft-page-break/><text:s text:c="5"/><text:span text:style-name="T1">```</text:span></text:p>
      <text:p text:style-name="P3"/>
      <text:p text:style-name="P2"><text:s text:c="5"/><text:span text:style-name="T1">```javascript</text:span></text:p>
      <text:p text:style-name="P2"><text:s text:c="5"/><text:span text:style-name="T1">function myOverflowFunction() {</text:span></text:p>
      <text:p text:style-name="P2"><text:s text:c="7"/><text:span text:style-name="T1">if (document.getElementById("age").validity.rangeOverflow) {</text:span></text:p>
      <text:p text:style-name="P2"><text:s text:c="9"/><text:span text:style-name="T1">alert("The mentioned age is not allowed");</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78. ### Is enums feature available in javascript</text:p>
      <text:p text:style-name="P3"/>
      <text:p text:style-name="P2"><text:s text:c="5"/><text:span text:style-name="T1">No, javascript does not natively support enums. But there are different kinds of solutions to simulate them even though they may not provide exact equivalents. For example, you can use freeze or seal on object,</text:span></text:p>
      <text:p text:style-name="P3"/>
      <text:p text:style-name="P2"><text:s text:c="5"/><text:span text:style-name="T1">```javascript</text:span></text:p>
      <text:p text:style-name="P2"><text:s text:c="5"/><text:span text:style-name="T1">var DaysEnum = Object.freeze({"monday":1, "tuesday":2, "wednesday":3, ...})</text:span></text:p>
      <text:p text:style-name="P2"><text:s text:c="5"/><text:span text:style-name="T1">```</text:span></text:p>
      <text:p text:style-name="P3"/>
      <text:p text:style-name="P2"><text:s text:c="5"/><text:span text:style-name="T1">**[в¬† Back to Top](#table-of-contents)**</text:span></text:p>
      <text:p text:style-name="P3"/>
      <text:p text:style-name="P1">279. ### What is an enum</text:p>
      <text:p text:style-name="P3"/>
      <text:p text:style-name="P2"><text:s text:c="5"/><text:span text:style-name="T1">An enum is a type restricting variables to one value from a predefined set of constants. JavaScript has no enums but typescript provides built-in enum support.</text:span></text:p>
      <text:p text:style-name="P3"/>
      <text:p text:style-name="P2"><text:s text:c="5"/><text:span text:style-name="T1">```javascript</text:span></text:p>
      <text:p text:style-name="P2"><text:s text:c="5"/><text:span text:style-name="T1">enum Color {</text:span></text:p>
      <text:p text:style-name="P2"><text:s text:c="6"/><text:span text:style-name="T1">RED, GREEN, BLU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280. ### How do you list all properties of an object</text:p>
      <text:p text:style-name="P3"/>
      <text:p text:style-name="P2"><text:s text:c="5"/><text:span text:style-name="T1">You can use the `Object.getOwnPropertyNames()` method which returns an array of all properties found directly in a given object. Let's the usage of it in an example,</text:span></text:p>
      <text:p text:style-name="P3"/>
      <text:p text:style-name="P2"><text:s text:c="5"/><text:span text:style-name="T1">```javascript</text:span></text:p>
      <text:p text:style-name="P2"><text:s text:c="5"/><text:span text:style-name="T1">const newObject = {</text:span></text:p>
      <text:p text:style-name="P2"><text:s text:c="7"/><text:span text:style-name="T1">a: 1,</text:span></text:p>
      <text:p text:style-name="P2"><text:s text:c="7"/><text:span text:style-name="T1">b: 2,</text:span></text:p>
      <text:p text:style-name="P2"><text:s text:c="7"/><text:span text:style-name="T1">c: 3</text:span></text:p>
      <text:p text:style-name="P2"><text:s text:c="5"/><text:span text:style-name="T1">};</text:span></text:p>
      <text:p text:style-name="P3"/>
      <text:p text:style-name="P2"><text:s text:c="5"/><text:span text:style-name="T1">console.log(Object.getOwnPropertyNames(newObject)); <text:s/>["a", "b", "c"]</text:span></text:p>
      <text:p text:style-name="P2"><text:s text:c="5"/><text:span text:style-name="T1">```</text:span></text:p>
      <text:p text:style-name="P3"/>
      <text:p text:style-name="P2"><text:s text:c="5"/><text:span text:style-name="T1">**[в¬† Back to Top](#table-of-contents)**</text:span></text:p>
      <text:p text:style-name="P3"/>
      <text:p text:style-name="P1">281. ### How do you get property descriptors of an object</text:p>
      <text:p text:style-name="P3"/>
      <text:p text:style-name="P2"><text:soft-page-break/><text:s text:c="5"/><text:span text:style-name="T1">You can use the `Object.getOwnPropertyDescriptors()` method which returns all own property descriptors of a given object. The example usage of this method is below,</text:span></text:p>
      <text:p text:style-name="P3"/>
      <text:p text:style-name="P2"><text:s text:c="5"/><text:span text:style-name="T1">```javascript</text:span></text:p>
      <text:p text:style-name="P2"><text:s text:c="6"/><text:span text:style-name="T1">const newObject = {</text:span></text:p>
      <text:p text:style-name="P2"><text:s text:c="8"/><text:span text:style-name="T1">a: 1,</text:span></text:p>
      <text:p text:style-name="P2"><text:s text:c="8"/><text:span text:style-name="T1">b: 2,</text:span></text:p>
      <text:p text:style-name="P2"><text:s text:c="8"/><text:span text:style-name="T1">c: 3</text:span></text:p>
      <text:p text:style-name="P2"><text:s text:c="6"/><text:span text:style-name="T1">};</text:span></text:p>
      <text:p text:style-name="P2"><text:s text:c="5"/><text:span text:style-name="T1">const descriptorsObject = Object.getOwnPropertyDescriptors(newObject);</text:span></text:p>
      <text:p text:style-name="P2"><text:s text:c="5"/><text:span text:style-name="T1">console.log(descriptorsObject.a.writable); //true</text:span></text:p>
      <text:p text:style-name="P2"><text:s text:c="5"/><text:span text:style-name="T1">console.log(descriptorsObject.a.configurable); //true</text:span></text:p>
      <text:p text:style-name="P2"><text:s text:c="5"/><text:span text:style-name="T1">console.log(descriptorsObject.a.enumerable); //true</text:span></text:p>
      <text:p text:style-name="P2"><text:s text:c="5"/><text:span text:style-name="T1">console.log(descriptorsObject.a.value); // 1</text:span></text:p>
      <text:p text:style-name="P2"><text:s text:c="5"/><text:span text:style-name="T1">```</text:span></text:p>
      <text:p text:style-name="P3"/>
      <text:p text:style-name="P2"><text:s text:c="5"/><text:span text:style-name="T1">**[в¬† Back to Top](#table-of-contents)**</text:span></text:p>
      <text:p text:style-name="P3"/>
      <text:p text:style-name="P1">282. ### What are the attributes provided by a property descriptor</text:p>
      <text:p text:style-name="P3"/>
      <text:p text:style-name="P2"><text:s text:c="5"/><text:span text:style-name="T1">A property descriptor is a record which has the following attributes</text:span></text:p>
      <text:p text:style-name="P2"><text:s text:c="5"/><text:span text:style-name="T1">1. value: The value associated with the property</text:span></text:p>
      <text:p text:style-name="P2"><text:s text:c="5"/><text:span text:style-name="T1">2. writable: Determines whether the value associated with the property can be changed or not</text:span></text:p>
      <text:p text:style-name="P2"><text:s text:c="5"/><text:span text:style-name="T1">3. configurable: Returns true if the type of this property descriptor can be changed and if the property can be deleted from the corresponding object.</text:span></text:p>
      <text:p text:style-name="P2"><text:s text:c="5"/><text:span text:style-name="T1">4. enumerable: Determines whether the property appears during enumeration of the properties on the corresponding object or not.</text:span></text:p>
      <text:p text:style-name="P2"><text:s text:c="5"/><text:span text:style-name="T1">5. set: A function which serves as a setter for the property</text:span></text:p>
      <text:p text:style-name="P2"><text:s text:c="5"/><text:span text:style-name="T1">6. get: A function which serves as a getter for the property</text:span></text:p>
      <text:p text:style-name="P3"/>
      <text:p text:style-name="P2"><text:s text:c="5"/><text:span text:style-name="T1">**[в¬† Back to Top](#table-of-contents)**</text:span></text:p>
      <text:p text:style-name="P3"/>
      <text:p text:style-name="P1">283. ### How do you extend classes</text:p>
      <text:p text:style-name="P3"/>
      <text:p text:style-name="P2"><text:s text:c="5"/><text:span text:style-name="T1">The `extends` keyword is used in class declarations/expressions to create a class which is a child of another class. It can be used to subclass custom classes as well as built-in objects. The syntax would be as below,</text:span></text:p>
      <text:p text:style-name="P3"/>
      <text:p text:style-name="P2"><text:s text:c="5"/><text:span text:style-name="T1">```javascript</text:span></text:p>
      <text:p text:style-name="P2"><text:s text:c="5"/><text:span text:style-name="T1">class ChildClass extends ParentClass { ... }</text:span></text:p>
      <text:p text:style-name="P2"><text:s text:c="5"/><text:span text:style-name="T1">```</text:span></text:p>
      <text:p text:style-name="P3"/>
      <text:p text:style-name="P2"><text:s text:c="5"/><text:span text:style-name="T1">Let's take an example of Square subclass from Polygon parent class,</text:span></text:p>
      <text:p text:style-name="P3"/>
      <text:p text:style-name="P2"><text:s text:c="5"/><text:span text:style-name="T1">```javascript</text:span></text:p>
      <text:p text:style-name="P2"><text:s text:c="6"/><text:span text:style-name="T1">class Square extends Rectangle {</text:span></text:p>
      <text:p text:style-name="P2"><text:s text:c="8"/><text:span text:style-name="T1">constructor(length) {</text:span></text:p>
      <text:p text:style-name="P2"><text:s text:c="10"/><text:span text:style-name="T1">super(length, length);</text:span></text:p>
      <text:p text:style-name="P2"><text:s text:c="10"/><text:span text:style-name="T1">this.name = 'Square';</text:span></text:p>
      <text:p text:style-name="P2"><text:s text:c="8"/><text:span text:style-name="T1">}</text:span></text:p>
      <text:p text:style-name="P3"/>
      <text:p text:style-name="P2"><text:s text:c="8"/><text:span text:style-name="T1">get area() {</text:span></text:p>
      <text:p text:style-name="P2"><text:s text:c="10"/><text:span text:style-name="T1">return this.width * this.height;</text:span></text:p>
      <text:p text:style-name="P2"><text:s text:c="8"/><text:span text:style-name="T1">}</text:span></text:p>
      <text:p text:style-name="P3"/>
      <text:p text:style-name="P2"><text:s text:c="8"/><text:span text:style-name="T1">set area(value) {</text:span></text:p>
      <text:p text:style-name="P2"><text:s text:c="10"/><text:span text:style-name="T1">this.area = value;</text:span></text:p>
      <text:p text:style-name="P2"><text:soft-page-break/><text:s text:c="8"/><text:span text:style-name="T1">}</text:span></text:p>
      <text:p text:style-name="P2"><text:s text:c="6"/><text:span text:style-name="T1">}</text:span></text:p>
      <text:p text:style-name="P2"><text:s text:c="5"/><text:span text:style-name="T1">```</text:span></text:p>
      <text:p text:style-name="P3"/>
      <text:p text:style-name="P2"><text:s text:c="5"/><text:span text:style-name="T1">**[в¬† Back to Top](#table-of-contents)**</text:span></text:p>
      <text:p text:style-name="P3"/>
      <text:p text:style-name="P1">284. ### How do I modify the url without reloading the page</text:p>
      <text:p text:style-name="P3"/>
      <text:p text:style-name="P2"><text:s text:c="5"/><text:span text:style-name="T1">The `window.location.url` property will be helpful to modify the url but it reloads the page. HTML5 introduced the `history.pushState()` and `history.replaceState()` methods, which allow you to add and modify history entries, respectively. For example, you can use pushState as below,</text:span></text:p>
      <text:p text:style-name="P3"/>
      <text:p text:style-name="P2"><text:s text:c="5"/><text:span text:style-name="T1">```javascript</text:span></text:p>
      <text:p text:style-name="P2"><text:s text:c="5"/><text:span text:style-name="T1">window.history.pushState('page2', 'Title', '/page2.html');</text:span></text:p>
      <text:p text:style-name="P2"><text:s text:c="5"/><text:span text:style-name="T1">```</text:span></text:p>
      <text:p text:style-name="P3"/>
      <text:p text:style-name="P2"><text:s text:c="5"/><text:span text:style-name="T1">**[в¬† Back to Top](#table-of-contents)**</text:span></text:p>
      <text:p text:style-name="P3"/>
      <text:p text:style-name="P1">285. ### How do you check whether an array includes a particular value or not</text:p>
      <text:p text:style-name="P3"/>
      <text:p text:style-name="P2"><text:s text:c="5"/><text:span text:style-name="T1">The `Array#includes()` method is used to determine whether an array includes a particular value among its entries by returning either true or false. Let's see an example to find an element(numeric and string) within an array.</text:span></text:p>
      <text:p text:style-name="P3"/>
      <text:p text:style-name="P2"><text:s text:c="5"/><text:span text:style-name="T1">```javascript</text:span></text:p>
      <text:p text:style-name="P2"><text:s text:c="5"/><text:span text:style-name="T1">var numericArray = [1, 2, 3, 4];</text:span></text:p>
      <text:p text:style-name="P2"><text:s text:c="5"/><text:span text:style-name="T1">console.log(numericArray.includes(3)); // true</text:span></text:p>
      <text:p text:style-name="P3"/>
      <text:p text:style-name="P2"><text:s text:c="5"/><text:span text:style-name="T1">var stringArray = ['green', 'yellow', 'blue'];</text:span></text:p>
      <text:p text:style-name="P2"><text:s text:c="5"/><text:span text:style-name="T1">console.log(stringArray.includes('blue')); //true</text:span></text:p>
      <text:p text:style-name="P2"><text:s text:c="5"/><text:span text:style-name="T1">```</text:span></text:p>
      <text:p text:style-name="P3"/>
      <text:p text:style-name="P2"><text:s text:c="5"/><text:span text:style-name="T1">**[в¬† Back to Top](#table-of-contents)**</text:span></text:p>
      <text:p text:style-name="P3"/>
      <text:p text:style-name="P1">286. ### How do you compare scalar arrays</text:p>
      <text:p text:style-name="P3"/>
      <text:p text:style-name="P2"><text:s text:c="5"/><text:span text:style-name="T1">You can use length and every method of arrays to compare two scalar(compared directly using ===) arrays. The combination of these expressions can give the expected result,</text:span></text:p>
      <text:p text:style-name="P3"/>
      <text:p text:style-name="P2"><text:s text:c="5"/><text:span text:style-name="T1">```javascript</text:span></text:p>
      <text:p text:style-name="P2"><text:s text:c="5"/><text:span text:style-name="T1">const arrayFirst = [1,2,3,4,5];</text:span></text:p>
      <text:p text:style-name="P2"><text:s text:c="5"/><text:span text:style-name="T1">const arraySecond = [1,2,3,4,5];</text:span></text:p>
      <text:p text:style-name="P2"><text:s text:c="5"/><text:span text:style-name="T1">console.log(arrayFirst.length === arraySecond.length &amp;&amp; arrayFirst.every((value, index) =&gt; value === arraySecond[index])); // true</text:span></text:p>
      <text:p text:style-name="P2"><text:s text:c="5"/><text:span text:style-name="T1">````</text:span></text:p>
      <text:p text:style-name="P3"/>
      <text:p text:style-name="P2"><text:s text:c="5"/><text:span text:style-name="T1">If you would like to compare arrays irrespective of order then you should sort them before,</text:span></text:p>
      <text:p text:style-name="P3"/>
      <text:p text:style-name="P2"><text:s text:c="5"/><text:span text:style-name="T1">```javascript</text:span></text:p>
      <text:p text:style-name="P2"><text:s text:c="5"/><text:span text:style-name="T1">const arrayFirst = [2,3,1,4,5];</text:span></text:p>
      <text:p text:style-name="P2"><text:s text:c="5"/><text:span text:style-name="T1">const arraySecond = [1,2,3,4,5];</text:span></text:p>
      <text:p text:style-name="P2"><text:s text:c="5"/><text:span text:style-name="T1">console.log(arrayFirst.length === arraySecond.length &amp;&amp; arrayFirst.sort().every((value, index) =&gt; value === arraySecond[index])); //true</text:span></text:p>
      <text:p text:style-name="P2"><text:s text:c="5"/><text:span text:style-name="T1">````</text:span></text:p>
      <text:p text:style-name="P3"/>
      <text:p text:style-name="P2"><text:s text:c="5"/><text:span text:style-name="T1">**[в¬† Back to Top](#table-of-contents)**</text:span></text:p>
      <text:p text:style-name="P3"><text:soft-page-break/></text:p>
      <text:p text:style-name="P1">287. ### How to get the value from get parameters</text:p>
      <text:p text:style-name="P3"/>
      <text:p text:style-name="P2"><text:s text:c="5"/><text:span text:style-name="T1">The `new URL()` object accepts the url string and `searchParams` property of this object can be used to access the get parameters. Remember that you may need to use polyfill or `window.location` to access the URL in older browsers(including IE).</text:span></text:p>
      <text:p text:style-name="P3"/>
      <text:p text:style-name="P2"><text:s text:c="5"/><text:span text:style-name="T1">```javascript</text:span></text:p>
      <text:p text:style-name="P2"><text:s text:c="5"/><text:span text:style-name="T1">let urlString = "http://www.some-domain.com/about.html?x=1&amp;y=2&amp;z=3"; //window.location.href</text:span></text:p>
      <text:p text:style-name="P2"><text:s text:c="5"/><text:span text:style-name="T1">let url = new URL(urlString);</text:span></text:p>
      <text:p text:style-name="P2"><text:s text:c="5"/><text:span text:style-name="T1">let parameterZ = url.searchParams.get("z");</text:span></text:p>
      <text:p text:style-name="P2"><text:s text:c="5"/><text:span text:style-name="T1">console.log(parameterZ); // 3</text:span></text:p>
      <text:p text:style-name="P2"><text:s text:c="5"/><text:span text:style-name="T1">```</text:span></text:p>
      <text:p text:style-name="P3"/>
      <text:p text:style-name="P2"><text:s text:c="5"/><text:span text:style-name="T1">**[в¬† Back to Top](#table-of-contents)**</text:span></text:p>
      <text:p text:style-name="P3"/>
      <text:p text:style-name="P1">288. ### How do you print numbers with commas as thousand separators</text:p>
      <text:p text:style-name="P3"/>
      <text:p text:style-name="P2"><text:s text:c="5"/><text:span text:style-name="T1">You can use the `Number.prototype.toLocaleString()` method which returns a string with a language-sensitive representation such as thousand separator,currency etc of this number.</text:span></text:p>
      <text:p text:style-name="P3"/>
      <text:p text:style-name="P2"><text:s text:c="5"/><text:span text:style-name="T1">```javascript</text:span></text:p>
      <text:p text:style-name="P2"><text:s text:c="5"/><text:span text:style-name="T1">function convertToThousandFormat(x){</text:span></text:p>
      <text:p text:style-name="P2"><text:s text:c="7"/><text:span text:style-name="T1">return x.toLocaleString(); // 12,345.679</text:span></text:p>
      <text:p text:style-name="P2"><text:s text:c="5"/><text:span text:style-name="T1">}</text:span></text:p>
      <text:p text:style-name="P3"/>
      <text:p text:style-name="P2"><text:s text:c="5"/><text:span text:style-name="T1">console.log(convertToThousandFormat(12345.6789));</text:span></text:p>
      <text:p text:style-name="P2"><text:s text:c="5"/><text:span text:style-name="T1">```</text:span></text:p>
      <text:p text:style-name="P3"/>
      <text:p text:style-name="P2"><text:s text:c="5"/><text:span text:style-name="T1">**[в¬† Back to Top](#table-of-contents)**</text:span></text:p>
      <text:p text:style-name="P3"/>
      <text:p text:style-name="P1">289. ### What is the difference between java and javascript</text:p>
      <text:p text:style-name="P3"/>
      <text:p text:style-name="P2"><text:s text:c="5"/><text:span text:style-name="T1">Both are totally unrelated programming languages and no relation between them. Java is statically typed, compiled, runs on its own VM. Whereas Javascript is dynamically typed, interpreted, and runs in a browser and nodejs environments. Let's see the major differences in a tabular format,</text:span></text:p>
      <text:p text:style-name="P2"><text:s text:c="5"/><text:span text:style-name="T1">| Feature | Java | JavaScript |</text:span></text:p>
      <text:p text:style-name="P2"><text:s text:c="5"/><text:span text:style-name="T1">|---- | ---- | -----</text:span></text:p>
      <text:p text:style-name="P2"><text:s text:c="5"/><text:span text:style-name="T1">| Typed <text:s/>| It's a strongly typed language | It's a dynamic typed language |</text:span></text:p>
      <text:p text:style-name="P2"><text:s text:c="5"/><text:span text:style-name="T1">| Paradigm | Object oriented programming <text:s/>| Prototype based programming |</text:span></text:p>
      <text:p text:style-name="P2"><text:s text:c="5"/><text:span text:style-name="T1">| Scoping | Block scoped | Function-scoped |</text:span></text:p>
      <text:p text:style-name="P2"><text:s text:c="5"/><text:span text:style-name="T1">| Concurrency | Thread based | event based |</text:span></text:p>
      <text:p text:style-name="P2"><text:s text:c="5"/><text:span text:style-name="T1">| Memory | Uses more memory | Uses less memory. Hence it will be used for web pages |</text:span></text:p>
      <text:p text:style-name="P3"/>
      <text:p text:style-name="P2"><text:s text:c="5"/><text:span text:style-name="T1">**[в¬† Back to Top](#table-of-contents)**</text:span></text:p>
      <text:p text:style-name="P3"/>
      <text:p text:style-name="P1">290. ### Does JavaScript supports namespace</text:p>
      <text:p text:style-name="P3"/>
      <text:p text:style-name="P2"><text:s text:c="5"/><text:span text:style-name="T1">JavaScript doesnвЂ™t support namespace by default. So if you create any element(function, method, object, variable) then it becomes global and pollutes the global namespace. Let's take an example of defining two functions without any namespace,</text:span></text:p>
      <text:p text:style-name="P3"/>
      <text:p text:style-name="P2"><text:s text:c="5"/><text:span text:style-name="T1">```javascript</text:span></text:p>
      <text:p text:style-name="P2"><text:soft-page-break/><text:s text:c="5"/><text:span text:style-name="T1">function func1() {</text:span></text:p>
      <text:p text:style-name="P2"><text:s text:c="9"/><text:span text:style-name="T1">console.log("This is a first definition");</text:span></text:p>
      <text:p text:style-name="P3"/>
      <text:p text:style-name="P2"><text:s text:c="5"/><text:span text:style-name="T1">}</text:span></text:p>
      <text:p text:style-name="P2"><text:s text:c="5"/><text:span text:style-name="T1">function func1() {</text:span></text:p>
      <text:p text:style-name="P2"><text:s text:c="9"/><text:span text:style-name="T1">console.log("This is a second definition");</text:span></text:p>
      <text:p text:style-name="P2"><text:s text:c="5"/><text:span text:style-name="T1">}</text:span></text:p>
      <text:p text:style-name="P2"><text:s text:c="5"/><text:span text:style-name="T1">func1(); // This is a second definition</text:span></text:p>
      <text:p text:style-name="P2"><text:s text:c="5"/><text:span text:style-name="T1">```</text:span></text:p>
      <text:p text:style-name="P3"/>
      <text:p text:style-name="P2"><text:s text:c="5"/><text:span text:style-name="T1">It always calls the second function definition. In this case, namespace will solve the name collision problem.</text:span></text:p>
      <text:p text:style-name="P3"/>
      <text:p text:style-name="P2"><text:s text:c="5"/><text:span text:style-name="T1">**[в¬† Back to Top](#table-of-contents)**</text:span></text:p>
      <text:p text:style-name="P3"/>
      <text:p text:style-name="P1">291. ### How do you declare namespace</text:p>
      <text:p text:style-name="P3"/>
      <text:p text:style-name="P2"><text:s text:c="5"/><text:span text:style-name="T1">Even though JavaScript lacks namespaces, we can use Objects , IIFE to create namespaces.</text:span></text:p>
      <text:p text:style-name="P2"><text:s text:c="5"/><text:span text:style-name="T1">1. **Using Object Literal Notation:** Let's wrap variables and functions inside an Object literal which acts as a namespace. After that you can access them using object notation</text:span></text:p>
      <text:p text:style-name="P3"/>
      <text:p text:style-name="P2"><text:s text:c="5"/><text:span text:style-name="T1">```javascript</text:span></text:p>
      <text:p text:style-name="P2"><text:s text:c="5"/><text:span text:style-name="T1">var namespaceOne = {</text:span></text:p>
      <text:p text:style-name="P2"><text:s text:c="8"/><text:span text:style-name="T1">function func1() {</text:span></text:p>
      <text:p text:style-name="P2"><text:s text:c="12"/><text:span text:style-name="T1">console.log("This is a first definition");</text:span></text:p>
      <text:p text:style-name="P2"><text:s text:c="8"/><text:span text:style-name="T1">}</text:span></text:p>
      <text:p text:style-name="P2"><text:s text:c="5"/><text:span text:style-name="T1">}</text:span></text:p>
      <text:p text:style-name="P2"><text:s text:c="5"/><text:span text:style-name="T1">var namespaceTwo = {</text:span></text:p>
      <text:p text:style-name="P2"><text:s text:c="10"/><text:span text:style-name="T1">function func1() {</text:span></text:p>
      <text:p text:style-name="P2"><text:s text:c="14"/><text:span text:style-name="T1">console.log("This is a second definition");</text:span></text:p>
      <text:p text:style-name="P2"><text:s text:c="10"/><text:span text:style-name="T1">}</text:span></text:p>
      <text:p text:style-name="P2"><text:s text:c="6"/><text:span text:style-name="T1">}</text:span></text:p>
      <text:p text:style-name="P2"><text:s text:c="5"/><text:span text:style-name="T1">namespaceOne.func1(); // This is a first definition</text:span></text:p>
      <text:p text:style-name="P2"><text:s text:c="5"/><text:span text:style-name="T1">namespaceTwo.func1(); // This is a second definition</text:span></text:p>
      <text:p text:style-name="P2"><text:s text:c="5"/><text:span text:style-name="T1">```</text:span></text:p>
      <text:p text:style-name="P3"/>
      <text:p text:style-name="P2"><text:s text:c="5"/><text:span text:style-name="T1">1. **Using IIFE (Immediately invoked function expression):** The outer pair of parentheses of IIFE creates a local scope for all the code inside of it and makes the anonymous function a function expression. Due to that, you can create the same function in two different function expressions to act as a namespace.</text:span></text:p>
      <text:p text:style-name="P3"/>
      <text:p text:style-name="P2"><text:s text:c="5"/><text:span text:style-name="T1">```javascript</text:span></text:p>
      <text:p text:style-name="P2"><text:s text:c="5"/><text:span text:style-name="T1">(function() {</text:span></text:p>
      <text:p text:style-name="P2"><text:s text:c="6"/><text:span text:style-name="T1">function fun1(){</text:span></text:p>
      <text:p text:style-name="P2"><text:s text:c="8"/><text:span text:style-name="T1">console.log("This is a first definition");</text:span></text:p>
      <text:p text:style-name="P2"><text:s text:c="8"/><text:span text:style-name="T1">} fun1();</text:span></text:p>
      <text:p text:style-name="P2"><text:s text:c="5"/><text:span text:style-name="T1">}());</text:span></text:p>
      <text:p text:style-name="P3"/>
      <text:p text:style-name="P2"><text:s text:c="5"/><text:span text:style-name="T1">(function() {</text:span></text:p>
      <text:p text:style-name="P2"><text:s text:c="9"/><text:span text:style-name="T1">function fun1(){</text:span></text:p>
      <text:p text:style-name="P2"><text:s text:c="12"/><text:span text:style-name="T1">console.log("This is a second definition");</text:span></text:p>
      <text:p text:style-name="P2"><text:s text:c="8"/><text:span text:style-name="T1">} fun1();</text:span></text:p>
      <text:p text:style-name="P2"><text:s text:c="6"/><text:span text:style-name="T1">}());</text:span></text:p>
      <text:p text:style-name="P2"><text:s text:c="5"/><text:span text:style-name="T1">```</text:span></text:p>
      <text:p text:style-name="P3"/>
      <text:p text:style-name="P2"><text:soft-page-break/><text:s text:c="5"/><text:span text:style-name="T1">1. **Using a block and a let/const declaration:** In ECMAScript 6, you can simply use a block and a let declaration to restrict the scope of a variable to a block.</text:span></text:p>
      <text:p text:style-name="P3"/>
      <text:p text:style-name="P2"><text:s text:c="5"/><text:span text:style-name="T1">```javascript</text:span></text:p>
      <text:p text:style-name="P2"><text:s text:c="6"/><text:span text:style-name="T1">{</text:span></text:p>
      <text:p text:style-name="P2"><text:s text:c="7"/><text:span text:style-name="T1">let myFunction= function fun1(){</text:span></text:p>
      <text:p text:style-name="P2"><text:s text:c="7"/><text:span text:style-name="T1">console.log("This is a first definition");</text:span></text:p>
      <text:p text:style-name="P2"><text:s text:c="7"/><text:span text:style-name="T1">}</text:span></text:p>
      <text:p text:style-name="P2"><text:s text:c="7"/><text:span text:style-name="T1">myFunction();</text:span></text:p>
      <text:p text:style-name="P2"><text:s text:c="6"/><text:span text:style-name="T1">}</text:span></text:p>
      <text:p text:style-name="P2"><text:s text:c="7"/><text:span text:style-name="T1">//myFunction(): ReferenceError: myFunction is not defined.</text:span></text:p>
      <text:p text:style-name="P3"/>
      <text:p text:style-name="P2"><text:s text:c="6"/><text:span text:style-name="T1">{</text:span></text:p>
      <text:p text:style-name="P2"><text:s text:c="7"/><text:span text:style-name="T1">let myFunction= function fun1(){</text:span></text:p>
      <text:p text:style-name="P2"><text:s text:c="7"/><text:span text:style-name="T1">console.log("This is a second definition");</text:span></text:p>
      <text:p text:style-name="P2"><text:s text:c="7"/><text:span text:style-name="T1">}</text:span></text:p>
      <text:p text:style-name="P2"><text:s text:c="7"/><text:span text:style-name="T1">myFunction();</text:span></text:p>
      <text:p text:style-name="P2"><text:s text:c="6"/><text:span text:style-name="T1">}</text:span></text:p>
      <text:p text:style-name="P2"><text:s text:c="7"/><text:span text:style-name="T1">//myFunction(): ReferenceError: myFunction is not defined.</text:span></text:p>
      <text:p text:style-name="P2"><text:s text:c="5"/><text:span text:style-name="T1">```</text:span></text:p>
      <text:p text:style-name="P3"/>
      <text:p text:style-name="P2"><text:s text:c="5"/><text:span text:style-name="T1">**[в¬† Back to Top](#table-of-contents)**</text:span></text:p>
      <text:p text:style-name="P3"/>
      <text:p text:style-name="P1">292. ### How do you invoke javascript code in an iframe from parent page</text:p>
      <text:p text:style-name="P3"/>
      <text:p text:style-name="P2"><text:s text:c="5"/><text:span text:style-name="T1">Initially iFrame needs to be accessed using either `document.getElementBy` or `window.frames`. After that `contentWindow` property of iFrame gives the access for targetFunction</text:span></text:p>
      <text:p text:style-name="P3"/>
      <text:p text:style-name="P2"><text:s text:c="5"/><text:span text:style-name="T1">```javascript</text:span></text:p>
      <text:p text:style-name="P2"><text:s text:c="5"/><text:span text:style-name="T1">document.getElementById('targetFrame').contentWindow.targetFunction();</text:span></text:p>
      <text:p text:style-name="P2"><text:s text:c="5"/><text:span text:style-name="T1">window.frames[0].frameElement.contentWindow.targetFunction(); // Accessing iframe this way may not work in latest versions chrome and firefox</text:span></text:p>
      <text:p text:style-name="P3"/>
      <text:p text:style-name="P2"><text:s text:c="5"/><text:span text:style-name="T1">```</text:span></text:p>
      <text:p text:style-name="P3"/>
      <text:p text:style-name="P2"><text:s text:c="5"/><text:span text:style-name="T1">**[в¬† Back to Top](#table-of-contents)**</text:span></text:p>
      <text:p text:style-name="P3"/>
      <text:p text:style-name="P1">293. ### How do get the timezone offset from date</text:p>
      <text:p text:style-name="P3"/>
      <text:p text:style-name="P2"><text:s text:c="5"/><text:span text:style-name="T1">You can use the `getTimezoneOffset` method of the date object. This method returns the time zone difference, in minutes, from current locale (host system settings) to UTC</text:span></text:p>
      <text:p text:style-name="P3"/>
      <text:p text:style-name="P2"><text:s text:c="5"/><text:span text:style-name="T1">```javascript</text:span></text:p>
      <text:p text:style-name="P2"><text:s text:c="5"/><text:span text:style-name="T1">var offset = new Date().getTimezoneOffset();</text:span></text:p>
      <text:p text:style-name="P2"><text:s text:c="5"/><text:span text:style-name="T1">console.log(offset); // -480</text:span></text:p>
      <text:p text:style-name="P2"><text:s text:c="5"/><text:span text:style-name="T1">```</text:span></text:p>
      <text:p text:style-name="P3"/>
      <text:p text:style-name="P2"><text:s text:c="5"/><text:span text:style-name="T1">**[в¬† Back to Top](#table-of-contents)**</text:span></text:p>
      <text:p text:style-name="P3"/>
      <text:p text:style-name="P1">294. ### How do you load CSS and JS files dynamically</text:p>
      <text:p text:style-name="P3"/>
      <text:p text:style-name="P2"><text:s text:c="5"/><text:span text:style-name="T1">You can create both link and script elements in the DOM and append them as child to head tag. Let's create a function to add script and style resources as below,</text:span></text:p>
      <text:p text:style-name="P3"/>
      <text:p text:style-name="P2"><text:s text:c="5"/><text:span text:style-name="T1">```javascript</text:span></text:p>
      <text:p text:style-name="P2"><text:soft-page-break/><text:s text:c="5"/><text:span text:style-name="T1">function loadAssets(filename, filetype) {</text:span></text:p>
      <text:p text:style-name="P2"><text:s text:c="7"/><text:span text:style-name="T1">if (filetype == "css") { // External CSS file</text:span></text:p>
      <text:p text:style-name="P2"><text:s text:c="12"/><text:span text:style-name="T1">var fileReference = document.createElement("link")</text:span></text:p>
      <text:p text:style-name="P2"><text:s text:c="12"/><text:span text:style-name="T1">fileReference.setAttribute("rel", "stylesheet");</text:span></text:p>
      <text:p text:style-name="P2"><text:s text:c="12"/><text:span text:style-name="T1">fileReference.setAttribute("type", "text/css");</text:span></text:p>
      <text:p text:style-name="P2"><text:s text:c="12"/><text:span text:style-name="T1">fileReference.setAttribute("href", filename);</text:span></text:p>
      <text:p text:style-name="P2"><text:s text:c="7"/><text:span text:style-name="T1">} else if (filetype == "js") { // External JavaScript file</text:span></text:p>
      <text:p text:style-name="P2"><text:s text:c="12"/><text:span text:style-name="T1">var fileReference = document.createElement('script');</text:span></text:p>
      <text:p text:style-name="P2"><text:s text:c="12"/><text:span text:style-name="T1">fileReference.setAttribute("type", "text/javascript");</text:span></text:p>
      <text:p text:style-name="P2"><text:s text:c="12"/><text:span text:style-name="T1">fileReference.setAttribute("src", filename);</text:span></text:p>
      <text:p text:style-name="P2"><text:s text:c="7"/><text:span text:style-name="T1">}</text:span></text:p>
      <text:p text:style-name="P2"><text:s text:c="7"/><text:span text:style-name="T1">if (typeof fileReference != "undefined")</text:span></text:p>
      <text:p text:style-name="P2"><text:s text:c="12"/><text:span text:style-name="T1">document.getElementsByTagName("head")[0].appendChild(fileReference)</text:span></text:p>
      <text:p text:style-name="P2"><text:s text:c="6"/><text:span text:style-name="T1">}</text:span></text:p>
      <text:p text:style-name="P2"><text:s text:c="5"/><text:span text:style-name="T1">```</text:span></text:p>
      <text:p text:style-name="P3"/>
      <text:p text:style-name="P2"><text:s text:c="5"/><text:span text:style-name="T1">**[в¬† Back to Top](#table-of-contents)**</text:span></text:p>
      <text:p text:style-name="P3"/>
      <text:p text:style-name="P1">295. ### What are the different methods to find HTML elements in DOM</text:p>
      <text:p text:style-name="P3"/>
      <text:p text:style-name="P2"><text:s text:c="5"/><text:span text:style-name="T1">If you want to access any element in an HTML page, you need to start with accessing the document object. Later you can use any of the below methods to find the HTML element,</text:span></text:p>
      <text:p text:style-name="P2"><text:s text:c="5"/><text:span text:style-name="T1">1. document.getElementById(id): It finds an element by Id</text:span></text:p>
      <text:p text:style-name="P2"><text:s text:c="5"/><text:span text:style-name="T1">2. document.getElementsByTagName(name): It finds an element by tag name</text:span></text:p>
      <text:p text:style-name="P2"><text:s text:c="5"/><text:span text:style-name="T1">3. document.getElementsByClassName(name): It finds an element by class name</text:span></text:p>
      <text:p text:style-name="P3"/>
      <text:p text:style-name="P2"><text:s text:c="5"/><text:span text:style-name="T1">**[в¬† Back to Top](#table-of-contents)**</text:span></text:p>
      <text:p text:style-name="P3"/>
      <text:p text:style-name="P1">296. ### What is jQuery</text:p>
      <text:p text:style-name="P3"/>
      <text:p text:style-name="P2"><text:s text:c="5"/><text:span text:style-name="T1">jQuery is a popular cross-browser JavaScript library that provides Document Object Model (DOM) traversal, event handling, animations and AJAX interactions by minimizing the discrepancies across browsers. It is widely famous with its philosophy of вЂњWrite less, do moreвЂќ. For example, you can display welcome message on the page load using jQuery as below,</text:span></text:p>
      <text:p text:style-name="P3"/>
      <text:p text:style-name="P2"><text:s text:c="5"/><text:span text:style-name="T1">```javascript</text:span></text:p>
      <text:p text:style-name="P2"><text:s text:c="5"/><text:span text:style-name="T1">$(document).ready(function(){ // It selects the document and apply the function on page load</text:span></text:p>
      <text:p text:style-name="P2"><text:s text:c="9"/><text:span text:style-name="T1">alert('Welcome to jQuery world');</text:span></text:p>
      <text:p text:style-name="P2"><text:s text:c="5"/><text:span text:style-name="T1">});</text:span></text:p>
      <text:p text:style-name="P2"><text:s text:c="5"/><text:span text:style-name="T1">```</text:span></text:p>
      <text:p text:style-name="P3"/>
      <text:p text:style-name="P2"><text:s text:c="5"/><text:span text:style-name="T1">**Note:** You can download it from jquery's official site or install it from CDNs, like google.</text:span></text:p>
      <text:p text:style-name="P3"/>
      <text:p text:style-name="P2"><text:s text:c="5"/><text:span text:style-name="T1">**[в¬† Back to Top](#table-of-contents)**</text:span></text:p>
      <text:p text:style-name="P3"/>
      <text:p text:style-name="P1">297. ### What is V8 JavaScript engine</text:p>
      <text:p text:style-name="P3"/>
      <text:p text:style-name="P2"><text:s text:c="5"/><text:span text:style-name="T1">V8 is an open source high-performance JavaScript engine used by the Google Chrome browser, written in C++. It is also being used in the node.js project. It implements ECMAScript and WebAssembly, and runs on Windows 7 or later, macOS 10.12+, and Linux systems that use x64, IA-32, ARM, or MIPS processors.</text:span></text:p>
      <text:p text:style-name="P2"><text:s text:c="5"/><text:span text:style-name="T1">**Note:** It can run standalone, or can be embedded into any C++ application.</text:span></text:p>
      <text:p text:style-name="P3"/>
      <text:p text:style-name="P2"><text:s text:c="5"/><text:span text:style-name="T1">**[в¬† Back to Top](#table-of-contents)**</text:span></text:p>
      <text:p text:style-name="P3"/>
      <text:p text:style-name="P1"><text:soft-page-break/>298. ### Why do we call javascript as dynamic language</text:p>
      <text:p text:style-name="P3"/>
      <text:p text:style-name="P2"><text:s text:c="5"/><text:span text:style-name="T1">JavaScript is a loosely typed or a dynamic language because variables in JavaScript are not directly associated with any particular value type, and any variable can be assigned/reassigned with values of all types.</text:span></text:p>
      <text:p text:style-name="P3"/>
      <text:p text:style-name="P2"><text:s text:c="5"/><text:span text:style-name="T1">```javascript</text:span></text:p>
      <text:p text:style-name="P2"><text:s text:c="5"/><text:span text:style-name="T1">let age = 50; <text:s text:c="3"/>// age is a number now</text:span></text:p>
      <text:p text:style-name="P2"><text:s text:c="5"/><text:span text:style-name="T1">age <text:s/>= 'old'; // age is a string now</text:span></text:p>
      <text:p text:style-name="P2"><text:s text:c="5"/><text:span text:style-name="T1">age <text:s/>= true; <text:s/>// age is a boolean</text:span></text:p>
      <text:p text:style-name="P2"><text:s text:c="5"/><text:span text:style-name="T1">```</text:span></text:p>
      <text:p text:style-name="P3"/>
      <text:p text:style-name="P2"><text:s text:c="5"/><text:span text:style-name="T1">**[в¬† Back to Top](#table-of-contents)**</text:span></text:p>
      <text:p text:style-name="P3"/>
      <text:p text:style-name="P1">299. ### What is a void operator</text:p>
      <text:p text:style-name="P3"/>
      <text:p text:style-name="P2"><text:s text:c="5"/><text:span text:style-name="T1">The `void` operator evaluates the given expression and then returns undefined(i.e, without returning value). The syntax would be as below,</text:span></text:p>
      <text:p text:style-name="P3"/>
      <text:p text:style-name="P2"><text:s text:c="5"/><text:span text:style-name="T1">```javascript</text:span></text:p>
      <text:p text:style-name="P2"><text:s text:c="5"/><text:span text:style-name="T1">void (expression)</text:span></text:p>
      <text:p text:style-name="P2"><text:s text:c="5"/><text:span text:style-name="T1">void expression</text:span></text:p>
      <text:p text:style-name="P2"><text:s text:c="5"/><text:span text:style-name="T1">```</text:span></text:p>
      <text:p text:style-name="P3"/>
      <text:p text:style-name="P2"><text:s text:c="5"/><text:span text:style-name="T1">Let's display a message without any redirection or reload</text:span></text:p>
      <text:p text:style-name="P3"/>
      <text:p text:style-name="P2"><text:s text:c="5"/><text:span text:style-name="T1">```javascript</text:span></text:p>
      <text:p text:style-name="P2"><text:s text:c="5"/><text:span text:style-name="T1">&lt;a href="javascript:void(alert('Welcome to JS world'))"&gt;Click here to see a message&lt;/a&gt;</text:span></text:p>
      <text:p text:style-name="P2"><text:s text:c="5"/><text:span text:style-name="T1">```</text:span></text:p>
      <text:p text:style-name="P3"/>
      <text:p text:style-name="P2"><text:s text:c="5"/><text:span text:style-name="T1">**Note:** This operator is often used to obtain the undefined primitive value, using "void(0)".</text:span></text:p>
      <text:p text:style-name="P3"/>
      <text:p text:style-name="P2"><text:s text:c="5"/><text:span text:style-name="T1">**[в¬† Back to Top](#table-of-contents)**</text:span></text:p>
      <text:p text:style-name="P3"/>
      <text:p text:style-name="P1">300. ### How to set the cursor to wait</text:p>
      <text:p text:style-name="P3"/>
      <text:p text:style-name="P2"><text:s text:c="5"/><text:span text:style-name="T1">The cursor can be set to wait in JavaScript by using the property "cursor". Let's perform this behavior on page load using the below function.</text:span></text:p>
      <text:p text:style-name="P3"/>
      <text:p text:style-name="P2"><text:s text:c="5"/><text:span text:style-name="T1">```javascript</text:span></text:p>
      <text:p text:style-name="P2"><text:s text:c="5"/><text:span text:style-name="T1">function myFunction() {</text:span></text:p>
      <text:p text:style-name="P2"><text:s text:c="5"/><text:span text:style-name="T1">window.document.body.style.cursor = "wait";</text:span></text:p>
      <text:p text:style-name="P2"><text:s text:c="5"/><text:span text:style-name="T1">}</text:span></text:p>
      <text:p text:style-name="P2"><text:s text:c="5"/><text:span text:style-name="T1">```</text:span></text:p>
      <text:p text:style-name="P3"/>
      <text:p text:style-name="P2"><text:s text:c="5"/><text:span text:style-name="T1">and this function invoked on page load</text:span></text:p>
      <text:p text:style-name="P3"/>
      <text:p text:style-name="P2"><text:s text:c="5"/><text:span text:style-name="T1">```html</text:span></text:p>
      <text:p text:style-name="P2"><text:s text:c="5"/><text:span text:style-name="T1">&lt;body onload="myFunction()"&gt;</text:span></text:p>
      <text:p text:style-name="P2"><text:s text:c="5"/><text:span text:style-name="T1">```</text:span></text:p>
      <text:p text:style-name="P3"/>
      <text:p text:style-name="P2"><text:s text:c="5"/><text:span text:style-name="T1">**[в¬† Back to Top](#table-of-contents)**</text:span></text:p>
      <text:p text:style-name="P3"/>
      <text:p text:style-name="P1">301. ### How do you create an infinite loop</text:p>
      <text:p text:style-name="P3"/>
      <text:p text:style-name="P2"><text:soft-page-break/><text:s text:c="5"/><text:span text:style-name="T1">You can create infinite loops using for and while loops without using any expressions. The for loop construct or syntax is better approach in terms of ESLint and code optimizer tools,</text:span></text:p>
      <text:p text:style-name="P3"/>
      <text:p text:style-name="P2"><text:s text:c="5"/><text:span text:style-name="T1">```javascript</text:span></text:p>
      <text:p text:style-name="P2"><text:s text:c="5"/><text:span text:style-name="T1">for (;;) {}</text:span></text:p>
      <text:p text:style-name="P2"><text:s text:c="5"/><text:span text:style-name="T1">while(true) {</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02. ### Why do you need to avoid with statement</text:p>
      <text:p text:style-name="P3"/>
      <text:p text:style-name="P2"><text:s text:c="5"/><text:span text:style-name="T1">JavaScript's with statement was intended to provide a shorthand for writing recurring accesses to objects. So it can help reduce file size by reducing the need to repeat a lengthy object reference without performance penalty. Let's take an example where it is used to avoid redundancy when accessing an object several times.</text:span></text:p>
      <text:p text:style-name="P3"/>
      <text:p text:style-name="P2"><text:s text:c="5"/><text:span text:style-name="T1">```javascript</text:span></text:p>
      <text:p text:style-name="P2"><text:s text:c="5"/><text:span text:style-name="T1">a.b.c.greeting <text:s text:c="2"/>= 'welcome';</text:span></text:p>
      <text:p text:style-name="P2"><text:s text:c="5"/><text:span text:style-name="T1">a.b.c.age = 32;</text:span></text:p>
      <text:p text:style-name="P2"><text:s text:c="5"/><text:span text:style-name="T1">```</text:span></text:p>
      <text:p text:style-name="P3"/>
      <text:p text:style-name="P2"><text:s text:c="5"/><text:span text:style-name="T1">Using `with` it turns this into:</text:span></text:p>
      <text:p text:style-name="P3"/>
      <text:p text:style-name="P2"><text:s text:c="5"/><text:span text:style-name="T1">```javascript</text:span></text:p>
      <text:p text:style-name="P2"><text:s text:c="5"/><text:span text:style-name="T1">with(a.b.c) {</text:span></text:p>
      <text:p text:style-name="P2"><text:s text:c="13"/><text:span text:style-name="T1">greeting <text:s text:c="2"/>= "welcome";</text:span></text:p>
      <text:p text:style-name="P2"><text:s text:c="13"/><text:span text:style-name="T1">age = 32;</text:span></text:p>
      <text:p text:style-name="P2"><text:s text:c="5"/><text:span text:style-name="T1">}</text:span></text:p>
      <text:p text:style-name="P2"><text:s text:c="5"/><text:span text:style-name="T1">```</text:span></text:p>
      <text:p text:style-name="P3"/>
      <text:p text:style-name="P2"><text:s text:c="5"/><text:span text:style-name="T1">But this `with` statement creates performance problems since one cannot predict whether an argument will refer to a real variable or to a property inside the with argument.</text:span></text:p>
      <text:p text:style-name="P3"/>
      <text:p text:style-name="P2"><text:s text:c="5"/><text:span text:style-name="T1">**[в¬† Back to Top](#table-of-contents)**</text:span></text:p>
      <text:p text:style-name="P3"/>
      <text:p text:style-name="P1">303. ### What is the output of below for loops</text:p>
      <text:p text:style-name="P3"/>
      <text:p text:style-name="P2"><text:s text:c="5"/><text:span text:style-name="T1">```javascript</text:span></text:p>
      <text:p text:style-name="P2"><text:s text:c="5"/><text:span text:style-name="T1">for (var i = 0; i &lt; 4; i++) { // global scope</text:span></text:p>
      <text:p text:style-name="P2"><text:s text:c="7"/><text:span text:style-name="T1">setTimeout(() =&gt; console.log(i));</text:span></text:p>
      <text:p text:style-name="P2"><text:s text:c="5"/><text:span text:style-name="T1">}</text:span></text:p>
      <text:p text:style-name="P3"/>
      <text:p text:style-name="P2"><text:s text:c="5"/><text:span text:style-name="T1">for (let i = 0; i &lt; 4; i++) { // block scope</text:span></text:p>
      <text:p text:style-name="P2"><text:s text:c="7"/><text:span text:style-name="T1">setTimeout(() =&gt; console.log(i));</text:span></text:p>
      <text:p text:style-name="P2"><text:s text:c="5"/><text:span text:style-name="T1">}</text:span></text:p>
      <text:p text:style-name="P2"><text:s text:c="5"/><text:span text:style-name="T1">```</text:span></text:p>
      <text:p text:style-name="P3"/>
      <text:p text:style-name="P2"><text:s text:c="5"/><text:span text:style-name="T1">The output of the above for loops is 4 4 4 4 and 0 1 2 3</text:span></text:p>
      <text:p text:style-name="P2"><text:s text:c="5"/></text:p>
      <text:p text:style-name="P2"><text:s text:c="5"/><text:span text:style-name="T1">**Explanation:** Due to the event queue/loop of javascript, the `setTimeout` callback function is called after the loop has been executed. Since the variable i is declared with the `var` keyword it became a global variable and the value was equal to 4 using iteration when the time `setTimeout` function is invoked. Hence, the output of the first loop is `4 4 4 4`. </text:span></text:p>
      <text:p text:style-name="P2"><text:soft-page-break/><text:s text:c="5"/></text:p>
      <text:p text:style-name="P2"><text:s text:c="5"/><text:span text:style-name="T1">Whereas in the second loop, the variable i is declared as the `let` keyword it becomes a block scoped variable and it holds a new value(0, 1 ,2 3) for each iteration. Hence, the output of the first loop is `0 1 2 3`.</text:span></text:p>
      <text:p text:style-name="P3"/>
      <text:p text:style-name="P2"><text:s text:c="5"/><text:span text:style-name="T1">**[в¬† Back to Top](#table-of-contents)**</text:span></text:p>
      <text:p text:style-name="P3"/>
      <text:p text:style-name="P1">304. ### List down some of the features of ES6</text:p>
      <text:p text:style-name="P3"/>
      <text:p text:style-name="P2"><text:s text:c="5"/><text:span text:style-name="T1">Below are the list of some new features of ES6,</text:span></text:p>
      <text:p text:style-name="P2"><text:s text:c="5"/><text:span text:style-name="T1">1. Support for constants or immutable variables</text:span></text:p>
      <text:p text:style-name="P2"><text:s text:c="5"/><text:span text:style-name="T1">2. Block-scope support for variables, constants and functions</text:span></text:p>
      <text:p text:style-name="P2"><text:s text:c="5"/><text:span text:style-name="T1">3. Arrow functions</text:span></text:p>
      <text:p text:style-name="P2"><text:s text:c="5"/><text:span text:style-name="T1">4. Default parameters</text:span></text:p>
      <text:p text:style-name="P2"><text:s text:c="5"/><text:span text:style-name="T1">5. Rest and Spread Parameters</text:span></text:p>
      <text:p text:style-name="P2"><text:s text:c="5"/><text:span text:style-name="T1">6. Template Literals</text:span></text:p>
      <text:p text:style-name="P2"><text:s text:c="5"/><text:span text:style-name="T1">7. Multi-line Strings</text:span></text:p>
      <text:p text:style-name="P2"><text:s text:c="5"/><text:span text:style-name="T1">8. Destructuring Assignment</text:span></text:p>
      <text:p text:style-name="P2"><text:s text:c="5"/><text:span text:style-name="T1">9. Enhanced Object Literals</text:span></text:p>
      <text:p text:style-name="P2"><text:s text:c="5"/><text:span text:style-name="T1">10. Promises</text:span></text:p>
      <text:p text:style-name="P2"><text:s text:c="5"/><text:span text:style-name="T1">11. Classes</text:span></text:p>
      <text:p text:style-name="P2"><text:s text:c="5"/><text:span text:style-name="T1">12. Modules</text:span></text:p>
      <text:p text:style-name="P3"/>
      <text:p text:style-name="P2"><text:s text:c="5"/><text:span text:style-name="T1">**[в¬† Back to Top](#table-of-contents)**</text:span></text:p>
      <text:p text:style-name="P3"/>
      <text:p text:style-name="P1">305. ### What is ES6</text:p>
      <text:p text:style-name="P3"/>
      <text:p text:style-name="P2"><text:s text:c="5"/><text:span text:style-name="T1">ES6 is the sixth edition of the javascript language and it was released in June 2015. It was initially known as ECMAScript 6 (ES6) and later renamed to ECMAScript 2015. Almost all the modern browsers support ES6 but for the old browsers there are many transpilers, like Babel.js etc.</text:span></text:p>
      <text:p text:style-name="P3"/>
      <text:p text:style-name="P2"><text:s text:c="5"/><text:span text:style-name="T1">**[в¬† Back to Top](#table-of-contents)**</text:span></text:p>
      <text:p text:style-name="P3"/>
      <text:p text:style-name="P1">306. ### Can I redeclare let and const variables</text:p>
      <text:p text:style-name="P3"/>
      <text:p text:style-name="P2"><text:s text:c="5"/><text:span text:style-name="T1">No, you cannot redeclare let and const variables. If you do, it throws below error</text:span></text:p>
      <text:p text:style-name="P3"/>
      <text:p text:style-name="P2"><text:s text:c="5"/><text:span text:style-name="T1">```bash</text:span></text:p>
      <text:p text:style-name="P2"><text:s text:c="5"/><text:span text:style-name="T1">Uncaught SyntaxError: Identifier 'someVariable' has already been declared</text:span></text:p>
      <text:p text:style-name="P2"><text:s text:c="5"/><text:span text:style-name="T1">```</text:span></text:p>
      <text:p text:style-name="P3"/>
      <text:p text:style-name="P2"><text:s text:c="5"/><text:span text:style-name="T1">**Explanation:** The variable declaration with `var` keyword refers to a function scope and the variable is treated as if it were declared at the top of the enclosing scope due to hoisting feature. So all the multiple declarations contributing to the same hoisted variable without any error. Let's take an example of re-declaring variables in the same scope for both var and let/const variables.</text:span></text:p>
      <text:p text:style-name="P3"/>
      <text:p text:style-name="P2"><text:s text:c="5"/><text:span text:style-name="T1">```javascript</text:span></text:p>
      <text:p text:style-name="P2"><text:s text:c="5"/><text:span text:style-name="T1">var name = 'John';</text:span></text:p>
      <text:p text:style-name="P2"><text:s text:c="5"/><text:span text:style-name="T1">function myFunc() {</text:span></text:p>
      <text:p text:style-name="P2"><text:s text:c="9"/><text:span text:style-name="T1">var name = 'Nick';</text:span></text:p>
      <text:p text:style-name="P2"><text:s text:c="9"/><text:span text:style-name="T1">var name = 'Abraham'; // Re-assigned in the same function block</text:span></text:p>
      <text:p text:style-name="P2"><text:s text:c="9"/><text:span text:style-name="T1">alert(name); // Abraham</text:span></text:p>
      <text:p text:style-name="P2"><text:s text:c="5"/><text:span text:style-name="T1">}</text:span></text:p>
      <text:p text:style-name="P2"><text:s text:c="5"/><text:span text:style-name="T1">myFunc();</text:span></text:p>
      <text:p text:style-name="P2"><text:s text:c="5"/><text:span text:style-name="T1">alert(name); // John</text:span></text:p>
      <text:p text:style-name="P2"><text:s text:c="5"/><text:span text:style-name="T1">```</text:span></text:p>
      <text:p text:style-name="P3"><text:soft-page-break/></text:p>
      <text:p text:style-name="P2"><text:s text:c="5"/><text:span text:style-name="T1">The block-scoped multi-declaration throws syntax error,</text:span></text:p>
      <text:p text:style-name="P3"/>
      <text:p text:style-name="P2"><text:s text:c="5"/><text:span text:style-name="T1">```javascript</text:span></text:p>
      <text:p text:style-name="P2"><text:s text:c="5"/><text:span text:style-name="T1">let name = 'John';</text:span></text:p>
      <text:p text:style-name="P2"><text:s text:c="5"/><text:span text:style-name="T1">function myFunc() {</text:span></text:p>
      <text:p text:style-name="P2"><text:s text:c="9"/><text:span text:style-name="T1">let name = 'Nick';</text:span></text:p>
      <text:p text:style-name="P2"><text:s text:c="9"/><text:span text:style-name="T1">let name = 'Abraham'; // Uncaught SyntaxError: Identifier 'name' has already been declared</text:span></text:p>
      <text:p text:style-name="P2"><text:s text:c="9"/><text:span text:style-name="T1">alert(name);</text:span></text:p>
      <text:p text:style-name="P2"><text:s text:c="5"/><text:span text:style-name="T1">}</text:span></text:p>
      <text:p text:style-name="P3"/>
      <text:p text:style-name="P2"><text:s text:c="5"/><text:span text:style-name="T1">myFunc();</text:span></text:p>
      <text:p text:style-name="P2"><text:s text:c="5"/><text:span text:style-name="T1">alert(name);</text:span></text:p>
      <text:p text:style-name="P2"><text:s text:c="5"/><text:span text:style-name="T1">```</text:span></text:p>
      <text:p text:style-name="P3"/>
      <text:p text:style-name="P2"><text:s text:c="5"/><text:span text:style-name="T1">**[в¬† Back to Top](#table-of-contents)**</text:span></text:p>
      <text:p text:style-name="P3"/>
      <text:p text:style-name="P1">307. ### Is const variable makes the value immutable</text:p>
      <text:p text:style-name="P3"/>
      <text:p text:style-name="P2"><text:s text:c="5"/><text:span text:style-name="T1">No, the const variable doesn't make the value immutable. But it disallows subsequent assignments(i.e, You can declare with assignment but can't assign another value later)</text:span></text:p>
      <text:p text:style-name="P3"/>
      <text:p text:style-name="P2"><text:s text:c="5"/><text:span text:style-name="T1">```javascript</text:span></text:p>
      <text:p text:style-name="P2"><text:s text:c="5"/><text:span text:style-name="T1">const userList = [];</text:span></text:p>
      <text:p text:style-name="P2"><text:s text:c="5"/><text:span text:style-name="T1">userList.push('John'); // Can mutate even though it can't re-assign</text:span></text:p>
      <text:p text:style-name="P2"><text:s text:c="5"/><text:span text:style-name="T1">console.log(userList); // ['John']</text:span></text:p>
      <text:p text:style-name="P2"><text:s text:c="5"/><text:span text:style-name="T1">```</text:span></text:p>
      <text:p text:style-name="P3"/>
      <text:p text:style-name="P2"><text:s text:c="5"/><text:span text:style-name="T1">**[в¬† Back to Top](#table-of-contents)**</text:span></text:p>
      <text:p text:style-name="P3"/>
      <text:p text:style-name="P1">308. ### What are default parameters</text:p>
      <text:p text:style-name="P3"/>
      <text:p text:style-name="P2"><text:s text:c="5"/><text:span text:style-name="T1">In E5, we need to depend on logical OR operators to handle default values of function parameters. Whereas in ES6, Default function parameters feature allows parameters to be initialized with default values if no value or undefined is passed. Let's compare the behavior with an examples,</text:span></text:p>
      <text:p text:style-name="P3"/>
      <text:p text:style-name="P2"><text:s text:c="5"/><text:span text:style-name="T1">```javascript</text:span></text:p>
      <text:p text:style-name="P2"><text:s text:c="5"/><text:span text:style-name="T1">//ES5</text:span></text:p>
      <text:p text:style-name="P2"><text:s text:c="5"/><text:span text:style-name="T1">var calculateArea = function(height, width) {</text:span></text:p>
      <text:p text:style-name="P2"><text:s text:c="8"/><text:span text:style-name="T1">height = <text:s/>height || 50;</text:span></text:p>
      <text:p text:style-name="P2"><text:s text:c="8"/><text:span text:style-name="T1">width = width || 60;</text:span></text:p>
      <text:p text:style-name="P3"/>
      <text:p text:style-name="P2"><text:s text:c="8"/><text:span text:style-name="T1">return width * height;</text:span></text:p>
      <text:p text:style-name="P2"><text:s text:c="5"/><text:span text:style-name="T1">}</text:span></text:p>
      <text:p text:style-name="P2"><text:s text:c="5"/><text:span text:style-name="T1">console.log(calculateArea()); //300</text:span></text:p>
      <text:p text:style-name="P2"><text:s text:c="5"/><text:span text:style-name="T1">```</text:span></text:p>
      <text:p text:style-name="P3"/>
      <text:p text:style-name="P2"><text:s text:c="5"/><text:span text:style-name="T1">The default parameters makes the initialization more simpler,</text:span></text:p>
      <text:p text:style-name="P3"/>
      <text:p text:style-name="P2"><text:s text:c="5"/><text:span text:style-name="T1">```javascript</text:span></text:p>
      <text:p text:style-name="P2"><text:s text:c="5"/><text:span text:style-name="T1">//ES6</text:span></text:p>
      <text:p text:style-name="P2"><text:s text:c="5"/><text:span text:style-name="T1">var calculateArea = function(height = 50, width = 60) {</text:span></text:p>
      <text:p text:style-name="P2"><text:s text:c="8"/><text:span text:style-name="T1">return width * height;</text:span></text:p>
      <text:p text:style-name="P2"><text:s text:c="5"/><text:span text:style-name="T1">}</text:span></text:p>
      <text:p text:style-name="P3"/>
      <text:p text:style-name="P2"><text:s text:c="5"/><text:span text:style-name="T1">console.log(calculateArea()); //300</text:span></text:p>
      <text:p text:style-name="P2"><text:soft-page-break/><text:s text:c="5"/><text:span text:style-name="T1">```</text:span></text:p>
      <text:p text:style-name="P3"/>
      <text:p text:style-name="P2"><text:s text:c="5"/><text:span text:style-name="T1">**[в¬† Back to Top](#table-of-contents)**</text:span></text:p>
      <text:p text:style-name="P3"/>
      <text:p text:style-name="P1">309. ### What are template literals</text:p>
      <text:p text:style-name="P3"/>
      <text:p text:style-name="P2"><text:s text:c="5"/><text:span text:style-name="T1">Template literals or template strings are string literals allowing embedded expressions. These are enclosed by the back-tick (`) character instead of double or single quotes.</text:span></text:p>
      <text:p text:style-name="P2"><text:s text:c="5"/><text:span text:style-name="T1">In E6, this feature enables using dynamic expressions as below,</text:span></text:p>
      <text:p text:style-name="P3"/>
      <text:p text:style-name="P2"><text:s text:c="5"/><text:span text:style-name="T1">```javascript</text:span></text:p>
      <text:p text:style-name="P2"><text:s text:c="5"/><text:span text:style-name="T1">var greeting = `Welcome to JS World, Mr. ${firstName} ${lastName}.`</text:span></text:p>
      <text:p text:style-name="P2"><text:s text:c="5"/><text:span text:style-name="T1">```</text:span></text:p>
      <text:p text:style-name="P3"/>
      <text:p text:style-name="P2"><text:s text:c="5"/><text:span text:style-name="T1">In ES5, you need break string like below,</text:span></text:p>
      <text:p text:style-name="P3"/>
      <text:p text:style-name="P2"><text:s text:c="5"/><text:span text:style-name="T1">```javascript</text:span></text:p>
      <text:p text:style-name="P2"><text:s text:c="5"/><text:span text:style-name="T1">var greeting = 'Welcome to JS World, Mr. ' + firstName + ' ' + lastName.`</text:span></text:p>
      <text:p text:style-name="P2"><text:s text:c="5"/><text:span text:style-name="T1">```</text:span></text:p>
      <text:p text:style-name="P3"/>
      <text:p text:style-name="P2"><text:s text:c="5"/><text:span text:style-name="T1">**Note:** You can use multi-line strings and string interpolation features with template literals.</text:span></text:p>
      <text:p text:style-name="P3"/>
      <text:p text:style-name="P2"><text:s text:c="5"/><text:span text:style-name="T1">**[в¬† Back to Top](#table-of-contents)**</text:span></text:p>
      <text:p text:style-name="P3"/>
      <text:p text:style-name="P1">310. ### How do you write multi-line strings in template literals</text:p>
      <text:p text:style-name="P3"/>
      <text:p text:style-name="P2"><text:s text:c="5"/><text:span text:style-name="T1">In ES5, you would have to use newline escape characters('\\n') and concatenation symbols(+) in order to get multi-line strings.</text:span></text:p>
      <text:p text:style-name="P3"/>
      <text:p text:style-name="P2"><text:s text:c="5"/><text:span text:style-name="T1">```javascript</text:span></text:p>
      <text:p text:style-name="P2"><text:s text:c="5"/><text:span text:style-name="T1">console.log('This is string sentence 1\n' +</text:span></text:p>
      <text:p text:style-name="P2"><text:s text:c="5"/><text:span text:style-name="T1">'This is string sentence 2');</text:span></text:p>
      <text:p text:style-name="P2"><text:s text:c="5"/><text:span text:style-name="T1">```</text:span></text:p>
      <text:p text:style-name="P3"/>
      <text:p text:style-name="P2"><text:s text:c="5"/><text:span text:style-name="T1">Whereas in ES6, You don't need to mention any newline sequence character,</text:span></text:p>
      <text:p text:style-name="P3"/>
      <text:p text:style-name="P2"><text:s text:c="5"/><text:span text:style-name="T1">```javascript</text:span></text:p>
      <text:p text:style-name="P2"><text:s text:c="5"/><text:span text:style-name="T1">console.log(`This is string sentence</text:span></text:p>
      <text:p text:style-name="P2"><text:s text:c="5"/><text:span text:style-name="T1">'This is string sentence 2`);</text:span></text:p>
      <text:p text:style-name="P2"><text:s text:c="5"/><text:span text:style-name="T1">```</text:span></text:p>
      <text:p text:style-name="P3"/>
      <text:p text:style-name="P2"><text:s text:c="5"/><text:span text:style-name="T1">**[в¬† Back to Top](#table-of-contents)**</text:span></text:p>
      <text:p text:style-name="P3"/>
      <text:p text:style-name="P1">311. ### What are nesting templates</text:p>
      <text:p text:style-name="P3"/>
      <text:p text:style-name="P2"><text:s text:c="5"/><text:span text:style-name="T1">The nesting template is a feature supported within template literals syntax to allow inner backticks inside a placeholder ${ } within the template. For example, the below nesting template is used to display the icons based on user permissions whereas outer template checks for platform type,</text:span></text:p>
      <text:p text:style-name="P3"/>
      <text:p text:style-name="P2"><text:s text:c="5"/><text:span text:style-name="T1">```javascript</text:span></text:p>
      <text:p text:style-name="P2"><text:s text:c="5"/><text:span text:style-name="T1">const iconStyles = `icon ${ isMobilePlatform() ? '' :</text:span></text:p>
      <text:p text:style-name="P2"><text:s text:c="6"/><text:span text:style-name="T1">`icon-${user.isAuthorized ? 'submit' : 'disabled'}` }`;</text:span></text:p>
      <text:p text:style-name="P2"><text:s text:c="5"/><text:span text:style-name="T1">```</text:span></text:p>
      <text:p text:style-name="P3"/>
      <text:p text:style-name="P2"><text:s text:c="5"/><text:span text:style-name="T1">You can write the above use case without nesting template features as well. However, the nesting template feature is more compact and readable.</text:span></text:p>
      <text:p text:style-name="P3"><text:soft-page-break/></text:p>
      <text:p text:style-name="P2"><text:s text:c="5"/><text:span text:style-name="T1">```javascript</text:span></text:p>
      <text:p text:style-name="P2"><text:s text:c="5"/><text:span text:style-name="T1">//Without nesting templates</text:span></text:p>
      <text:p text:style-name="P2"><text:s text:c="6"/><text:span text:style-name="T1">const iconStyles = `icon ${ isMobilePlatform() ? '' :</text:span></text:p>
      <text:p text:style-name="P2"><text:s text:c="7"/><text:span text:style-name="T1">(user.isAuthorized ? 'icon-submit' : 'icon-disabled'}`;</text:span></text:p>
      <text:p text:style-name="P2"><text:s text:c="5"/><text:span text:style-name="T1">```</text:span></text:p>
      <text:p text:style-name="P3"/>
      <text:p text:style-name="P2"><text:s text:c="5"/><text:span text:style-name="T1">**[в¬† Back to Top](#table-of-contents)**</text:span></text:p>
      <text:p text:style-name="P3"/>
      <text:p text:style-name="P1">312. ### What are tagged templates</text:p>
      <text:p text:style-name="P3"/>
      <text:p text:style-name="P2"><text:s text:c="5"/><text:span text:style-name="T1">Tagged templates are the advanced form of templates in which tags allow you to parse template literals with a function. The tag function accepts the first parameter as an array of strings and remaining parameters as expressions. This function can also return manipulated strings based on parameters. Let's see the usage of this tagged template behavior of an IT professional skill set in an organization,</text:span></text:p>
      <text:p text:style-name="P3"/>
      <text:p text:style-name="P2"><text:s text:c="5"/><text:span text:style-name="T1">```javascript</text:span></text:p>
      <text:p text:style-name="P2"><text:s text:c="5"/><text:span text:style-name="T1">var user1 = 'John';</text:span></text:p>
      <text:p text:style-name="P2"><text:s text:c="5"/><text:span text:style-name="T1">var skill1 = 'JavaScript';</text:span></text:p>
      <text:p text:style-name="P2"><text:s text:c="5"/><text:span text:style-name="T1">var experience1 = 15;</text:span></text:p>
      <text:p text:style-name="P3"/>
      <text:p text:style-name="P2"><text:s text:c="5"/><text:span text:style-name="T1">var user2 = 'Kane';</text:span></text:p>
      <text:p text:style-name="P2"><text:s text:c="5"/><text:span text:style-name="T1">var skill2 = 'JavaScript';</text:span></text:p>
      <text:p text:style-name="P2"><text:s text:c="5"/><text:span text:style-name="T1">var experience2 = 5;</text:span></text:p>
      <text:p text:style-name="P3"/>
      <text:p text:style-name="P2"><text:s text:c="5"/><text:span text:style-name="T1">function myInfoTag(strings, userExp, experienceExp, skillExp) {</text:span></text:p>
      <text:p text:style-name="P2"><text:s text:c="7"/><text:span text:style-name="T1">var str0 = strings[0]; // "Mr/Ms. "</text:span></text:p>
      <text:p text:style-name="P2"><text:s text:c="7"/><text:span text:style-name="T1">var str1 = strings[1]; // " is a/an "</text:span></text:p>
      <text:p text:style-name="P2"><text:s text:c="7"/><text:span text:style-name="T1">var str2 = strings[2]; // "in"</text:span></text:p>
      <text:p text:style-name="P3"/>
      <text:p text:style-name="P2"><text:s text:c="7"/><text:span text:style-name="T1">var expertiseStr;</text:span></text:p>
      <text:p text:style-name="P2"><text:s text:c="7"/><text:span text:style-name="T1">if (experienceExp &gt; 10){</text:span></text:p>
      <text:p text:style-name="P2"><text:s text:c="9"/><text:span text:style-name="T1">expertiseStr = 'expert developer';</text:span></text:p>
      <text:p text:style-name="P2"><text:s text:c="7"/><text:span text:style-name="T1">} else if(skillExp &gt; 5 &amp;&amp; skillExp &lt;= 10) {</text:span></text:p>
      <text:p text:style-name="P2"><text:s text:c="9"/><text:span text:style-name="T1">expertiseStr = 'senior developer';</text:span></text:p>
      <text:p text:style-name="P2"><text:s text:c="7"/><text:span text:style-name="T1">} else {</text:span></text:p>
      <text:p text:style-name="P2"><text:s text:c="9"/><text:span text:style-name="T1">expertiseStr = 'junior developer';</text:span></text:p>
      <text:p text:style-name="P2"><text:s text:c="7"/><text:span text:style-name="T1">}</text:span></text:p>
      <text:p text:style-name="P3"/>
      <text:p text:style-name="P2"><text:s text:c="7"/><text:span text:style-name="T1">return `${str0}${userExp}${str1}${expertiseStr}${str2}${skillExp}`;</text:span></text:p>
      <text:p text:style-name="P2"><text:s text:c="5"/><text:span text:style-name="T1">}</text:span></text:p>
      <text:p text:style-name="P3"/>
      <text:p text:style-name="P2"><text:s text:c="5"/><text:span text:style-name="T1">var output1 = myInfoTag`Mr/Ms. ${ user1 } is a/an ${ experience1 } in ${skill1}`;</text:span></text:p>
      <text:p text:style-name="P2"><text:s text:c="5"/><text:span text:style-name="T1">var output2 = myInfoTag`Mr/Ms. ${ user2 } is a/an ${ experience2 } in ${skill2}`;</text:span></text:p>
      <text:p text:style-name="P3"/>
      <text:p text:style-name="P2"><text:s text:c="5"/><text:span text:style-name="T1">console.log(output1);// Mr/Ms. John is a/an expert developer in JavaScript</text:span></text:p>
      <text:p text:style-name="P2"><text:s text:c="5"/><text:span text:style-name="T1">console.log(output2);// Mr/Ms. Kane is a/an junior developer in JavaScript</text:span></text:p>
      <text:p text:style-name="P2"><text:s text:c="5"/><text:span text:style-name="T1">```</text:span></text:p>
      <text:p text:style-name="P3"/>
      <text:p text:style-name="P2"><text:s text:c="5"/><text:span text:style-name="T1">**[в¬† Back to Top](#table-of-contents)**</text:span></text:p>
      <text:p text:style-name="P3"/>
      <text:p text:style-name="P1">313. ### What are raw strings</text:p>
      <text:p text:style-name="P3"/>
      <text:p text:style-name="P2"><text:s text:c="6"/><text:span text:style-name="T1">ES6 provides a raw strings feature using the `String.raw()` method which is used to get the raw string form of template strings. This feature allows you to </text:span><text:soft-page-break/><text:span text:style-name="T1">access the raw strings as they were entered, without processing escape sequences. For example, the usage would be as below,</text:span></text:p>
      <text:p text:style-name="P3"/>
      <text:p text:style-name="P2"><text:s text:c="6"/><text:span text:style-name="T1">```javascript</text:span></text:p>
      <text:p text:style-name="P2"><text:s text:c="6"/><text:span text:style-name="T1">var calculationString = String.raw `The sum of numbers is \n${1+2+3+4}!`;</text:span></text:p>
      <text:p text:style-name="P2"><text:s text:c="6"/><text:span text:style-name="T1">console.log(calculationString); // The sum of numbers is 10</text:span></text:p>
      <text:p text:style-name="P2"><text:s text:c="6"/><text:span text:style-name="T1">```</text:span></text:p>
      <text:p text:style-name="P3"/>
      <text:p text:style-name="P2"><text:s text:c="6"/><text:span text:style-name="T1">If you don't use raw strings, the newline character sequence will be processed by displaying the output in multiple lines</text:span></text:p>
      <text:p text:style-name="P3"/>
      <text:p text:style-name="P2"><text:s text:c="6"/><text:span text:style-name="T1">```javascript</text:span></text:p>
      <text:p text:style-name="P2"><text:s text:c="6"/><text:span text:style-name="T1">var calculationString = `The sum of numbers is \n${1+2+3+4}!`;</text:span></text:p>
      <text:p text:style-name="P2"><text:s text:c="6"/><text:span text:style-name="T1">console.log(calculationString);</text:span></text:p>
      <text:p text:style-name="P2"><text:s text:c="6"/><text:span text:style-name="T1">// The sum of numbers is</text:span></text:p>
      <text:p text:style-name="P2"><text:s text:c="6"/><text:span text:style-name="T1">// 10</text:span></text:p>
      <text:p text:style-name="P2"><text:s text:c="6"/><text:span text:style-name="T1">```</text:span></text:p>
      <text:p text:style-name="P3"/>
      <text:p text:style-name="P2"><text:s text:c="6"/><text:span text:style-name="T1">Also, the raw property is available on the first argument to the tag function</text:span></text:p>
      <text:p text:style-name="P3"/>
      <text:p text:style-name="P2"><text:s text:c="6"/><text:span text:style-name="T1">```javascript</text:span></text:p>
      <text:p text:style-name="P2"><text:s text:c="6"/><text:span text:style-name="T1">function tag(strings) {</text:span></text:p>
      <text:p text:style-name="P2"><text:s text:c="9"/><text:span text:style-name="T1">console.log(strings.raw[0]);</text:span></text:p>
      <text:p text:style-name="P2"><text:s text:c="6"/><text:span text:style-name="T1">}</text:span></text:p>
      <text:p text:style-name="P2"><text:s text:c="6"/><text:span text:style-name="T1">```</text:span></text:p>
      <text:p text:style-name="P3"/>
      <text:p text:style-name="P2"><text:s text:c="6"/><text:span text:style-name="T1">**[в¬† Back to Top](#table-of-contents)**</text:span></text:p>
      <text:p text:style-name="P3"/>
      <text:p text:style-name="P1">314. ### What is destructuring assignment</text:p>
      <text:p text:style-name="P3"/>
      <text:p text:style-name="P2"><text:s text:c="5"/><text:span text:style-name="T1">The destructuring assignment is a JavaScript expression that makes it possible to unpack values from arrays or properties from objects into distinct variables.</text:span></text:p>
      <text:p text:style-name="P2"><text:s text:c="5"/><text:span text:style-name="T1">Let's get the month values from an array using destructuring assignment</text:span></text:p>
      <text:p text:style-name="P3"/>
      <text:p text:style-name="P2"><text:s text:c="5"/><text:span text:style-name="T1">```javascript</text:span></text:p>
      <text:p text:style-name="P2"><text:s text:c="5"/><text:span text:style-name="T1">var [one, two, three] = ['JAN', 'FEB', 'MARCH'];</text:span></text:p>
      <text:p text:style-name="P3"/>
      <text:p text:style-name="P2"><text:s text:c="5"/><text:span text:style-name="T1">console.log(one); // "JAN"</text:span></text:p>
      <text:p text:style-name="P2"><text:s text:c="5"/><text:span text:style-name="T1">console.log(two); // "FEB"</text:span></text:p>
      <text:p text:style-name="P2"><text:s text:c="5"/><text:span text:style-name="T1">console.log(three); // "MARCH"</text:span></text:p>
      <text:p text:style-name="P2"><text:s text:c="5"/><text:span text:style-name="T1">```</text:span></text:p>
      <text:p text:style-name="P3"/>
      <text:p text:style-name="P2"><text:s text:c="5"/><text:span text:style-name="T1">and you can get user properties of an object using destructuring assignment,</text:span></text:p>
      <text:p text:style-name="P3"/>
      <text:p text:style-name="P2"><text:s text:c="5"/><text:span text:style-name="T1">```javascript</text:span></text:p>
      <text:p text:style-name="P2"><text:s text:c="5"/><text:span text:style-name="T1">var {name, age} = {name: 'John', age: 32};</text:span></text:p>
      <text:p text:style-name="P3"/>
      <text:p text:style-name="P2"><text:s text:c="5"/><text:span text:style-name="T1">console.log(name); // John</text:span></text:p>
      <text:p text:style-name="P2"><text:s text:c="5"/><text:span text:style-name="T1">console.log(age); // 32</text:span></text:p>
      <text:p text:style-name="P2"><text:s text:c="5"/><text:span text:style-name="T1">```</text:span></text:p>
      <text:p text:style-name="P3"/>
      <text:p text:style-name="P2"><text:s text:c="5"/><text:span text:style-name="T1">**[в¬† Back to Top](#table-of-contents)**</text:span></text:p>
      <text:p text:style-name="P3"/>
      <text:p text:style-name="P1">315. ### What are default values in destructuring assignment</text:p>
      <text:p text:style-name="P3"/>
      <text:p text:style-name="P2"><text:s text:c="5"/><text:span text:style-name="T1">A variable can be assigned a default value when the value unpacked from the array or object is undefined during destructuring assignment. It helps to avoid setting default values separately for each assignment. Let's take an example for both arrays and object use cases,</text:span></text:p>
      <text:p text:style-name="P3"><text:soft-page-break/></text:p>
      <text:p text:style-name="P2"><text:s text:c="5"/><text:span text:style-name="T1">**Arrays destructuring:**</text:span></text:p>
      <text:p text:style-name="P3"/>
      <text:p text:style-name="P2"><text:s text:c="5"/><text:span text:style-name="T1">```javascript</text:span></text:p>
      <text:p text:style-name="P2"><text:s text:c="5"/><text:span text:style-name="T1">var x, y, z;</text:span></text:p>
      <text:p text:style-name="P3"/>
      <text:p text:style-name="P2"><text:s text:c="5"/><text:span text:style-name="T1">[x=2, y=4, z=6] = [10];</text:span></text:p>
      <text:p text:style-name="P2"><text:s text:c="5"/><text:span text:style-name="T1">console.log(x); // 10</text:span></text:p>
      <text:p text:style-name="P2"><text:s text:c="5"/><text:span text:style-name="T1">console.log(y); // 4</text:span></text:p>
      <text:p text:style-name="P2"><text:s text:c="5"/><text:span text:style-name="T1">console.log(z); // 6</text:span></text:p>
      <text:p text:style-name="P2"><text:s text:c="5"/><text:span text:style-name="T1">```</text:span></text:p>
      <text:p text:style-name="P3"/>
      <text:p text:style-name="P2"><text:s text:c="5"/><text:span text:style-name="T1">**Objects destructuring:**</text:span></text:p>
      <text:p text:style-name="P3"/>
      <text:p text:style-name="P2"><text:s text:c="5"/><text:span text:style-name="T1">```javascript</text:span></text:p>
      <text:p text:style-name="P2"><text:s text:c="5"/><text:span text:style-name="T1">var {x=2, y=4, z=6} = {x: 10};</text:span></text:p>
      <text:p text:style-name="P3"/>
      <text:p text:style-name="P2"><text:s text:c="5"/><text:span text:style-name="T1">console.log(x); // 10</text:span></text:p>
      <text:p text:style-name="P2"><text:s text:c="5"/><text:span text:style-name="T1">console.log(y); // 4</text:span></text:p>
      <text:p text:style-name="P2"><text:s text:c="5"/><text:span text:style-name="T1">console.log(z); // 6</text:span></text:p>
      <text:p text:style-name="P2"><text:s text:c="5"/><text:span text:style-name="T1">```</text:span></text:p>
      <text:p text:style-name="P3"/>
      <text:p text:style-name="P2"><text:s text:c="5"/><text:span text:style-name="T1">**[в¬† Back to Top](#table-of-contents)**</text:span></text:p>
      <text:p text:style-name="P3"/>
      <text:p text:style-name="P1">316. ### How do you swap variables in destructuring assignment</text:p>
      <text:p text:style-name="P3"/>
      <text:p text:style-name="P2"><text:s text:c="5"/><text:span text:style-name="T1">If you don't use destructuring assignment, swapping two values requires a temporary variable. Whereas using a destructuring feature, two variable values can be swapped in one destructuring expression. Let's swap two number variables in array destructuring assignment,</text:span></text:p>
      <text:p text:style-name="P3"/>
      <text:p text:style-name="P2"><text:s text:c="5"/><text:span text:style-name="T1">```javascript</text:span></text:p>
      <text:p text:style-name="P2"><text:s text:c="5"/><text:span text:style-name="T1">var x = 10, y = 20;</text:span></text:p>
      <text:p text:style-name="P3"/>
      <text:p text:style-name="P2"><text:s text:c="5"/><text:span text:style-name="T1">[x, y] = [y, x];</text:span></text:p>
      <text:p text:style-name="P2"><text:s text:c="5"/><text:span text:style-name="T1">console.log(x); // 20</text:span></text:p>
      <text:p text:style-name="P2"><text:s text:c="5"/><text:span text:style-name="T1">console.log(y); // 10</text:span></text:p>
      <text:p text:style-name="P2"><text:s text:c="5"/><text:span text:style-name="T1">```</text:span></text:p>
      <text:p text:style-name="P3"/>
      <text:p text:style-name="P2"><text:s text:c="5"/><text:span text:style-name="T1">**[в¬† Back to Top](#table-of-contents)**</text:span></text:p>
      <text:p text:style-name="P3"/>
      <text:p text:style-name="P1">317. ### What are enhanced object literals</text:p>
      <text:p text:style-name="P3"/>
      <text:p text:style-name="P2"><text:s text:c="5"/><text:span text:style-name="T1">Object literals make it easy to quickly create objects with properties inside the curly braces. For example, it provides shorter syntax for common object property definition as below.</text:span></text:p>
      <text:p text:style-name="P3"/>
      <text:p text:style-name="P2"><text:s text:c="5"/><text:span text:style-name="T1">```javascript</text:span></text:p>
      <text:p text:style-name="P2"><text:s text:c="5"/><text:span text:style-name="T1">//ES6</text:span></text:p>
      <text:p text:style-name="P2"><text:s text:c="5"/><text:span text:style-name="T1">var x = 10, y = 20</text:span></text:p>
      <text:p text:style-name="P2"><text:s text:c="5"/><text:span text:style-name="T1">obj = { x, y }</text:span></text:p>
      <text:p text:style-name="P2"><text:s text:c="5"/><text:span text:style-name="T1">console.log(obj); // {x: 10, y:20}</text:span></text:p>
      <text:p text:style-name="P2"><text:s text:c="5"/><text:span text:style-name="T1">//ES5</text:span></text:p>
      <text:p text:style-name="P2"><text:s text:c="5"/><text:span text:style-name="T1">var x = 10, y = 20</text:span></text:p>
      <text:p text:style-name="P2"><text:s text:c="5"/><text:span text:style-name="T1">obj = { x : x, y : y}</text:span></text:p>
      <text:p text:style-name="P2"><text:s text:c="5"/><text:span text:style-name="T1">console.log(obj); // {x: 10, y:20}</text:span></text:p>
      <text:p text:style-name="P2"><text:s text:c="5"/><text:span text:style-name="T1">```</text:span></text:p>
      <text:p text:style-name="P3"/>
      <text:p text:style-name="P2"><text:s text:c="5"/><text:span text:style-name="T1">**[в¬† Back to Top](#table-of-contents)**</text:span></text:p>
      <text:p text:style-name="P3"><text:soft-page-break/></text:p>
      <text:p text:style-name="P1">318. ### What are dynamic imports</text:p>
      <text:p text:style-name="P3"/>
      <text:p text:style-name="P2"><text:s text:c="5"/><text:span text:style-name="T1">The dynamic imports using `import()` function syntax allows us to load modules on demand by using promises or the async/await syntax. Currently this feature is in [stage4 proposal](https://github.com/tc39/proposal-dynamic-import). The main advantage of dynamic imports is reduction of our bundle's sizes, the size/payload response of our requests and overall improvements in the user experience.</text:span></text:p>
      <text:p text:style-name="P2"><text:s text:c="5"/><text:span text:style-name="T1">The syntax of dynamic imports would be as below,</text:span></text:p>
      <text:p text:style-name="P3"/>
      <text:p text:style-name="P2"><text:s text:c="5"/><text:span text:style-name="T1">```javascript</text:span></text:p>
      <text:p text:style-name="P2"><text:s text:c="5"/><text:span text:style-name="T1">import('./Module').then(Module =&gt; Module.method());</text:span></text:p>
      <text:p text:style-name="P2"><text:s text:c="5"/><text:span text:style-name="T1">```</text:span></text:p>
      <text:p text:style-name="P3"/>
      <text:p text:style-name="P2"><text:s text:c="5"/><text:span text:style-name="T1">**[в¬† Back to Top](#table-of-contents)**</text:span></text:p>
      <text:p text:style-name="P3"/>
      <text:p text:style-name="P1">319. ### What are the use cases for dynamic imports</text:p>
      <text:p text:style-name="P3"/>
      <text:p text:style-name="P2"><text:s text:c="5"/><text:span text:style-name="T1">Below are some of the use cases of using dynamic imports over static imports,</text:span></text:p>
      <text:p text:style-name="P2"><text:s text:c="5"/><text:span text:style-name="T1">1. Import a module on-demand or conditionally. For example, if you want to load a polyfill on legacy browser</text:span></text:p>
      <text:p text:style-name="P3"/>
      <text:p text:style-name="P2"><text:s text:c="5"/><text:span text:style-name="T1">```javascript</text:span></text:p>
      <text:p text:style-name="P2"><text:s text:c="5"/><text:span text:style-name="T1">if (isLegacyBrowser()) {</text:span></text:p>
      <text:p text:style-name="P2"><text:s text:c="9"/><text:span text:style-name="T1">import(В·В·В·)</text:span></text:p>
      <text:p text:style-name="P2"><text:s text:c="9"/><text:span text:style-name="T1">.then(В·В·В·);</text:span></text:p>
      <text:p text:style-name="P2"><text:s text:c="5"/><text:span text:style-name="T1">}</text:span></text:p>
      <text:p text:style-name="P2"><text:s text:c="5"/><text:span text:style-name="T1">```</text:span></text:p>
      <text:p text:style-name="P3"/>
      <text:p text:style-name="P2"><text:s text:c="5"/><text:span text:style-name="T1">1. Compute the module specifier at runtime. For example, you can use it for internationalization.</text:span></text:p>
      <text:p text:style-name="P3"/>
      <text:p text:style-name="P2"><text:s text:c="5"/><text:span text:style-name="T1">```javascript</text:span></text:p>
      <text:p text:style-name="P2"><text:s text:c="5"/><text:span text:style-name="T1">import(`messages_${getLocale()}.js`).then(В·В·В·);</text:span></text:p>
      <text:p text:style-name="P2"><text:s text:c="5"/><text:span text:style-name="T1">```</text:span></text:p>
      <text:p text:style-name="P3"/>
      <text:p text:style-name="P2"><text:s text:c="5"/><text:span text:style-name="T1">1. Import a module from within a regular script instead a module.</text:span></text:p>
      <text:p text:style-name="P3"/>
      <text:p text:style-name="P2"><text:s text:c="5"/><text:span text:style-name="T1">**[в¬† Back to Top](#table-of-contents)**</text:span></text:p>
      <text:p text:style-name="P3"/>
      <text:p text:style-name="P1">320. ### What are typed arrays</text:p>
      <text:p text:style-name="P3"/>
      <text:p text:style-name="P2"><text:s text:c="5"/><text:span text:style-name="T1">Typed arrays are array-like objects from ECMAScript 6 API for handling binary data. JavaScript provides 8 Typed array types,</text:span></text:p>
      <text:p text:style-name="P3"/>
      <text:p text:style-name="P2"><text:s text:c="5"/><text:span text:style-name="T1">1. Int8Array: An array of 8-bit signed integers</text:span></text:p>
      <text:p text:style-name="P2"><text:s text:c="5"/><text:span text:style-name="T1">2. Int16Array: An array of 16-bit signed integers</text:span></text:p>
      <text:p text:style-name="P2"><text:s text:c="5"/><text:span text:style-name="T1">3. Int32Array: An array of 32-bit signed integers</text:span></text:p>
      <text:p text:style-name="P2"><text:s text:c="5"/><text:span text:style-name="T1">4. Uint8Array: An array of 8-bit unsigned integers</text:span></text:p>
      <text:p text:style-name="P2"><text:s text:c="5"/><text:span text:style-name="T1">5. Uint16Array: An array of 16-bit unsigned integers</text:span></text:p>
      <text:p text:style-name="P2"><text:s text:c="5"/><text:span text:style-name="T1">6. Uint32Array: An array of 32-bit unsigned integers</text:span></text:p>
      <text:p text:style-name="P2"><text:s text:c="5"/><text:span text:style-name="T1">7. Float32Array: An array of 32-bit floating point numbers</text:span></text:p>
      <text:p text:style-name="P2"><text:s text:c="5"/><text:span text:style-name="T1">8. Float64Array: An array of 64-bit floating point numbers</text:span></text:p>
      <text:p text:style-name="P3"/>
      <text:p text:style-name="P2"><text:s text:c="5"/><text:span text:style-name="T1">For example, you can create an array of 8-bit signed integers as below</text:span></text:p>
      <text:p text:style-name="P3"/>
      <text:p text:style-name="P2"><text:s text:c="5"/><text:span text:style-name="T1">```javascript</text:span></text:p>
      <text:p text:style-name="P2"><text:s text:c="5"/><text:span text:style-name="T1">const a = new Int8Array();</text:span></text:p>
      <text:p text:style-name="P2"><text:s text:c="5"/><text:span text:style-name="T1">// You can pre-allocate n bytes</text:span></text:p>
      <text:p text:style-name="P2"><text:soft-page-break/><text:s text:c="5"/><text:span text:style-name="T1">const bytes = 1024</text:span></text:p>
      <text:p text:style-name="P2"><text:s text:c="5"/><text:span text:style-name="T1">const a = new Int8Array(bytes)</text:span></text:p>
      <text:p text:style-name="P2"><text:s text:c="5"/><text:span text:style-name="T1">```</text:span></text:p>
      <text:p text:style-name="P3"/>
      <text:p text:style-name="P2"><text:s text:c="5"/><text:span text:style-name="T1">**[в¬† Back to Top](#table-of-contents)**</text:span></text:p>
      <text:p text:style-name="P3"/>
      <text:p text:style-name="P1">321. ### What are the advantages of module loaders</text:p>
      <text:p text:style-name="P3"/>
      <text:p text:style-name="P2"><text:s text:c="5"/><text:span text:style-name="T1">The module loaders provides the below features,</text:span></text:p>
      <text:p text:style-name="P2"><text:s text:c="5"/><text:span text:style-name="T1">1. Dynamic loading</text:span></text:p>
      <text:p text:style-name="P2"><text:s text:c="5"/><text:span text:style-name="T1">2. State isolation</text:span></text:p>
      <text:p text:style-name="P2"><text:s text:c="5"/><text:span text:style-name="T1">3. Global namespace isolation</text:span></text:p>
      <text:p text:style-name="P2"><text:s text:c="5"/><text:span text:style-name="T1">4. Compilation hooks</text:span></text:p>
      <text:p text:style-name="P2"><text:s text:c="5"/><text:span text:style-name="T1">5. Nested virtualization</text:span></text:p>
      <text:p text:style-name="P3"/>
      <text:p text:style-name="P2"><text:s text:c="5"/><text:span text:style-name="T1">**[в¬† Back to Top](#table-of-contents)**</text:span></text:p>
      <text:p text:style-name="P3"/>
      <text:p text:style-name="P1">322. ### What is collation</text:p>
      <text:p text:style-name="P3"/>
      <text:p text:style-name="P2"><text:s text:c="5"/><text:span text:style-name="T1">Collation is used for sorting a set of strings and searching within a set of strings. It is parameterized by locale and aware of Unicode. Let's take comparison and sorting features,</text:span></text:p>
      <text:p text:style-name="P2"><text:s text:c="5"/><text:span text:style-name="T1">1. **Comparison:**</text:span></text:p>
      <text:p text:style-name="P3"/>
      <text:p text:style-name="P2"><text:s text:c="5"/><text:span text:style-name="T1">```javascript</text:span></text:p>
      <text:p text:style-name="P2"><text:s text:c="5"/><text:span text:style-name="T1">var list = [ "Г¤", "a", "z" ]; // In German, <text:s/>"Г¤" sorts with "a" Whereas in Swedish, "Г¤" sorts after "z"</text:span></text:p>
      <text:p text:style-name="P2"><text:s text:c="5"/><text:span text:style-name="T1">var l10nDE = new Intl.Collator("de");</text:span></text:p>
      <text:p text:style-name="P2"><text:s text:c="5"/><text:span text:style-name="T1">var l10nSV = new Intl.Collator("sv");</text:span></text:p>
      <text:p text:style-name="P2"><text:s text:c="5"/><text:span text:style-name="T1">console.log(l10nDE.compare("Г¤", "z") === -1); // true</text:span></text:p>
      <text:p text:style-name="P2"><text:s text:c="5"/><text:span text:style-name="T1">console.log(l10nSV.compare("Г¤", "z") === +1); // true</text:span></text:p>
      <text:p text:style-name="P2"><text:s text:c="5"/><text:span text:style-name="T1">```</text:span></text:p>
      <text:p text:style-name="P3"/>
      <text:p text:style-name="P2"><text:s text:c="5"/><text:span text:style-name="T1">1. **Sorting:**</text:span></text:p>
      <text:p text:style-name="P3"/>
      <text:p text:style-name="P2"><text:s text:c="5"/><text:span text:style-name="T1">```javascript</text:span></text:p>
      <text:p text:style-name="P2"><text:s text:c="5"/><text:span text:style-name="T1">var list = [ "Г¤", "a", "z" ]; // In German, <text:s/>"Г¤" sorts with "a" Whereas in Swedish, "Г¤" sorts after "z"</text:span></text:p>
      <text:p text:style-name="P2"><text:s text:c="5"/><text:span text:style-name="T1">var l10nDE = new Intl.Collator("de");</text:span></text:p>
      <text:p text:style-name="P2"><text:s text:c="5"/><text:span text:style-name="T1">var l10nSV = new Intl.Collator("sv");</text:span></text:p>
      <text:p text:style-name="P2"><text:s text:c="5"/><text:span text:style-name="T1">console.log(list.sort(l10nDE.compare)) // [ "a", "Г¤", "z" ]</text:span></text:p>
      <text:p text:style-name="P2"><text:s text:c="5"/><text:span text:style-name="T1">console.log(list.sort(l10nSV.compare)) // [ "a", "z", "Г¤" ]</text:span></text:p>
      <text:p text:style-name="P2"><text:s text:c="5"/><text:span text:style-name="T1">```</text:span></text:p>
      <text:p text:style-name="P3"/>
      <text:p text:style-name="P2"><text:s text:c="5"/><text:span text:style-name="T1">**[в¬† Back to Top](#table-of-contents)**</text:span></text:p>
      <text:p text:style-name="P3"/>
      <text:p text:style-name="P1">323. ### What is for...of statement</text:p>
      <text:p text:style-name="P3"/>
      <text:p text:style-name="P2"><text:s text:c="5"/><text:span text:style-name="T1">The for...of statement creates a loop iterating over iterable objects or elements such as built-in String, Array, Array-like objects (like arguments or NodeList), TypedArray, Map, Set, and user-defined iterables. The basic usage of for...of statement on arrays would be as below,</text:span></text:p>
      <text:p text:style-name="P3"/>
      <text:p text:style-name="P2"><text:s text:c="5"/><text:span text:style-name="T1">```javascript</text:span></text:p>
      <text:p text:style-name="P2"><text:s text:c="5"/><text:span text:style-name="T1">let arrayIterable = [10, 20, 30, 40, 50];</text:span></text:p>
      <text:p text:style-name="P3"/>
      <text:p text:style-name="P2"><text:s text:c="5"/><text:span text:style-name="T1">for (let value of arrayIterable) {</text:span></text:p>
      <text:p text:style-name="P2"><text:s text:c="7"/><text:span text:style-name="T1">value ++;</text:span></text:p>
      <text:p text:style-name="P2"><text:s text:c="7"/><text:span text:style-name="T1">console.log(value); // 11 21 31 41 51</text:span></text:p>
      <text:p text:style-name="P2"><text:soft-page-break/><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24. ### What is the output of below spread operator array</text:p>
      <text:p text:style-name="P3"/>
      <text:p text:style-name="P2"><text:s text:c="5"/><text:span text:style-name="T1">```javascript</text:span></text:p>
      <text:p text:style-name="P2"><text:s text:c="5"/><text:span text:style-name="T1">[...'John Resig']</text:span></text:p>
      <text:p text:style-name="P2"><text:s text:c="5"/><text:span text:style-name="T1">```</text:span></text:p>
      <text:p text:style-name="P3"/>
      <text:p text:style-name="P2"><text:s text:c="5"/><text:span text:style-name="T1">The output of the array is ['J', 'o', 'h', 'n', '', 'R', 'e', 's', 'i', 'g']</text:span></text:p>
      <text:p text:style-name="P2"><text:s text:c="5"/><text:span text:style-name="T1">**Explanation:** The string is an iterable type and the spread operator within an array maps every character of an iterable to one element. Hence, each character of a string becomes an element within an Array.</text:span></text:p>
      <text:p text:style-name="P3"/>
      <text:p text:style-name="P2"><text:s text:c="5"/><text:span text:style-name="T1">**[в¬† Back to Top](#table-of-contents)**</text:span></text:p>
      <text:p text:style-name="P3"/>
      <text:p text:style-name="P1">325. ### Is PostMessage secure</text:p>
      <text:p text:style-name="P3"/>
      <text:p text:style-name="P2"><text:s text:c="5"/><text:span text:style-name="T1">Yes, postMessages can be considered very secure as long as the programmer/developer is careful about checking the origin and source of an arriving message. But if you try to send/receive a message without verifying its source will create cross-site scripting attacks.</text:span></text:p>
      <text:p text:style-name="P3"/>
      <text:p text:style-name="P2"><text:s text:c="5"/><text:span text:style-name="T1">**[в¬† Back to Top](#table-of-contents)**</text:span></text:p>
      <text:p text:style-name="P3"/>
      <text:p text:style-name="P1">326. ### What are the problems with postmessage target origin as wildcard</text:p>
      <text:p text:style-name="P3"/>
      <text:p text:style-name="P2"><text:s text:c="5"/><text:span text:style-name="T1">The second argument of postMessage method specifies which origin is allowed to receive the message. If you use the wildcard вЂњ*вЂќ as an argument then any origin is allowed to receive the message. In this case, there is no way for the sender window to know if the target window is at the target origin when sending the message. If the target window has been navigated to another origin, the other origin would receive the data. Hence, this may lead to XSS vulnerabilities.</text:span></text:p>
      <text:p text:style-name="P3"/>
      <text:p text:style-name="P2"><text:s text:c="5"/><text:span text:style-name="T1">```javascript</text:span></text:p>
      <text:p text:style-name="P2"><text:s text:c="5"/><text:span text:style-name="T1">targetWindow.postMessage(message, '*');</text:span></text:p>
      <text:p text:style-name="P2"><text:s text:c="5"/><text:span text:style-name="T1">```</text:span></text:p>
      <text:p text:style-name="P3"/>
      <text:p text:style-name="P2"><text:s text:c="5"/><text:span text:style-name="T1">**[в¬† Back to Top](#table-of-contents)**</text:span></text:p>
      <text:p text:style-name="P3"/>
      <text:p text:style-name="P1">327. ### How do you avoid receiving postMessages from attackers</text:p>
      <text:p text:style-name="P3"/>
      <text:p text:style-name="P2"><text:s text:c="5"/><text:span text:style-name="T1">Since the listener listens for any message, an attacker can trick the application by sending a message from the attackerвЂ™s origin, <text:s/>which gives an impression that the receiver received the message from the actual senderвЂ™s window. You can avoid this issue by validating the origin of the message on the receiver's end using the вЂњmessage.originвЂќ attribute. For examples, let's check the sender's origin [http://www.some-sender.com](http://www.some-sender.com) on receiver side [www.some-receiver.com](www.some-receiver.com),</text:span></text:p>
      <text:p text:style-name="P3"/>
      <text:p text:style-name="P2"><text:s text:c="5"/><text:span text:style-name="T1">```javascript</text:span></text:p>
      <text:p text:style-name="P2"><text:s text:c="5"/><text:span text:style-name="T1">//Listener on http://www.some-receiver.com/</text:span></text:p>
      <text:p text:style-name="P2"><text:s text:c="5"/><text:span text:style-name="T1">window.addEventListener("message", function(message){</text:span></text:p>
      <text:p text:style-name="P2"><text:s text:c="9"/><text:span text:style-name="T1">if(/^http://www\.some-sender\.com$/.test(message.origin)){</text:span></text:p>
      <text:p text:style-name="P2"><text:s text:c="14"/><text:span text:style-name="T1">console.log('You received the data from valid sender', message.data);</text:span></text:p>
      <text:p text:style-name="P2"><text:s text:c="8"/><text:span text:style-name="T1">}</text:span></text:p>
      <text:p text:style-name="P2"><text:s text:c="5"/><text:span text:style-name="T1">});</text:span></text:p>
      <text:p text:style-name="P2"><text:soft-page-break/><text:s text:c="5"/><text:span text:style-name="T1">```</text:span></text:p>
      <text:p text:style-name="P3"/>
      <text:p text:style-name="P2"><text:s text:c="5"/><text:span text:style-name="T1">**[в¬† Back to Top](#table-of-contents)**</text:span></text:p>
      <text:p text:style-name="P3"/>
      <text:p text:style-name="P1">328. ### Can I avoid using postMessages completely</text:p>
      <text:p text:style-name="P3"/>
      <text:p text:style-name="P2"><text:s text:c="5"/><text:span text:style-name="T1">You cannot avoid using postMessages completely(or 100%). Even though your application doesnвЂ™t use postMessage considering the risks, a lot of third party scripts use postMessage to communicate with the third party service. So your application might be using postMessage without your knowledge.</text:span></text:p>
      <text:p text:style-name="P3"/>
      <text:p text:style-name="P2"><text:s text:c="5"/><text:span text:style-name="T1">**[в¬† Back to Top](#table-of-contents)**</text:span></text:p>
      <text:p text:style-name="P3"/>
      <text:p text:style-name="P1">329. ### Is postMessages synchronous</text:p>
      <text:p text:style-name="P3"/>
      <text:p text:style-name="P2"><text:s text:c="5"/><text:span text:style-name="T1">The postMessages are synchronous in IE8 browser but they are asynchronous in IE9 and all other modern browsers (i.e, IE9+, Firefox, Chrome, Safari).Due to this asynchronous behaviour, we use a callback mechanism when the postMessage is returned.</text:span></text:p>
      <text:p text:style-name="P3"/>
      <text:p text:style-name="P2"><text:s text:c="5"/><text:span text:style-name="T1">**[в¬† Back to Top](#table-of-contents)**</text:span></text:p>
      <text:p text:style-name="P3"/>
      <text:p text:style-name="P1">330. ### What paradigm is Javascript</text:p>
      <text:p text:style-name="P3"/>
      <text:p text:style-name="P2"><text:s text:c="5"/><text:span text:style-name="T1">JavaScript is a multi-paradigm language, supporting imperative/procedural programming, Object-Oriented Programming and functional programming. JavaScript supports Object-Oriented Programming with prototypical inheritance.</text:span></text:p>
      <text:p text:style-name="P3"/>
      <text:p text:style-name="P2"><text:s text:c="5"/><text:span text:style-name="T1">**[в¬† Back to Top](#table-of-contents)**</text:span></text:p>
      <text:p text:style-name="P3"/>
      <text:p text:style-name="P1">331. ### What is the difference between internal and external javascript</text:p>
      <text:p text:style-name="P3"/>
      <text:p text:style-name="P2"><text:s text:c="5"/><text:span text:style-name="T1">**Internal JavaScript:** It is the source code within the script tag.</text:span></text:p>
      <text:p text:style-name="P2"><text:s text:c="5"/><text:span text:style-name="T1">**External JavaScript:** The source code is stored in an external file(stored with .js extension) and referred with in the tag.</text:span></text:p>
      <text:p text:style-name="P3"/>
      <text:p text:style-name="P2"><text:s text:c="5"/><text:span text:style-name="T1">**[в¬† Back to Top](#table-of-contents)**</text:span></text:p>
      <text:p text:style-name="P3"/>
      <text:p text:style-name="P1">332. ### Is JavaScript faster than server side script</text:p>
      <text:p text:style-name="P3"/>
      <text:p text:style-name="P2"><text:s text:c="5"/><text:span text:style-name="T1">Yes, JavaScript is faster than server side script. Because JavaScript is a client-side script it does not require any web serverвЂ™s help for its computation or calculation. So JavaScript is always faster than any server-side script like ASP, PHP, etc.</text:span></text:p>
      <text:p text:style-name="P3"/>
      <text:p text:style-name="P2"><text:s text:c="5"/><text:span text:style-name="T1">**[в¬† Back to Top](#table-of-contents)**</text:span></text:p>
      <text:p text:style-name="P3"/>
      <text:p text:style-name="P1">333. ### How do you get the status of a checkbox</text:p>
      <text:p text:style-name="P3"/>
      <text:p text:style-name="P2"><text:s text:c="5"/><text:span text:style-name="T1">You can apply the `checked` property on the selected checkbox in the DOM. If the value is `True` means the checkbox is checked otherwise it is unchecked. For example, the below HTML checkbox element can be access using javascript as below,</text:span></text:p>
      <text:p text:style-name="P3"/>
      <text:p text:style-name="P2"><text:s text:c="5"/><text:span text:style-name="T1">```html</text:span></text:p>
      <text:p text:style-name="P2"><text:s text:c="7"/><text:span text:style-name="T1">&lt;input type="checkbox" name="checkboxname" value="Agree"&gt; Agree the conditions&lt;br&gt;</text:span></text:p>
      <text:p text:style-name="P2"><text:s text:c="5"/><text:span text:style-name="T1">```</text:span></text:p>
      <text:p text:style-name="P3"/>
      <text:p text:style-name="P2"><text:s text:c="5"/><text:span text:style-name="T1">```javascript</text:span></text:p>
      <text:p text:style-name="P2"><text:soft-page-break/><text:s text:c="5"/><text:span text:style-name="T1">console.log(document.getElementById(вЂcheckboxnameвЂ™).checked); // true or false</text:span></text:p>
      <text:p text:style-name="P2"><text:s text:c="5"/><text:span text:style-name="T1">```</text:span></text:p>
      <text:p text:style-name="P3"/>
      <text:p text:style-name="P2"><text:s text:c="5"/><text:span text:style-name="T1">**[в¬† Back to Top](#table-of-contents)**</text:span></text:p>
      <text:p text:style-name="P3"/>
      <text:p text:style-name="P1">334. ### What is the purpose of double tilde operator</text:p>
      <text:p text:style-name="P3"/>
      <text:p text:style-name="P2"><text:s text:c="5"/><text:span text:style-name="T1">The double tilde operator(~~) is known as double NOT bitwise operator. This operator is going to be a quicker substitute for Math.floor().</text:span></text:p>
      <text:p text:style-name="P3"/>
      <text:p text:style-name="P2"><text:s text:c="5"/><text:span text:style-name="T1">**[в¬† Back to Top](#table-of-contents)**</text:span></text:p>
      <text:p text:style-name="P3"/>
      <text:p text:style-name="P1">335. ### How do you convert character to ASCII code</text:p>
      <text:p text:style-name="P3"/>
      <text:p text:style-name="P2"><text:s text:c="5"/><text:span text:style-name="T1">You can use the `String.prototype.charCodeAt()` method to convert string characters to ASCII numbers. For example, let's find ASCII code for the first letter of 'ABC' string,</text:span></text:p>
      <text:p text:style-name="P3"/>
      <text:p text:style-name="P2"><text:s text:c="5"/><text:span text:style-name="T1">```javascript</text:span></text:p>
      <text:p text:style-name="P2"><text:s text:c="5"/><text:span text:style-name="T1">"ABC".charCodeAt(0) // returns 65</text:span></text:p>
      <text:p text:style-name="P2"><text:s text:c="5"/><text:span text:style-name="T1">```</text:span></text:p>
      <text:p text:style-name="P3"/>
      <text:p text:style-name="P2"><text:s text:c="5"/><text:span text:style-name="T1">Whereas `String.fromCharCode()` method converts numbers to equal ASCII characters.</text:span></text:p>
      <text:p text:style-name="P3"/>
      <text:p text:style-name="P2"><text:s text:c="5"/><text:span text:style-name="T1">```javascript</text:span></text:p>
      <text:p text:style-name="P2"><text:s text:c="5"/><text:span text:style-name="T1">String.fromCharCode(65,66,67); // returns 'ABC'</text:span></text:p>
      <text:p text:style-name="P2"><text:s text:c="5"/><text:span text:style-name="T1">```</text:span></text:p>
      <text:p text:style-name="P3"/>
      <text:p text:style-name="P2"><text:s text:c="5"/><text:span text:style-name="T1">**[в¬† Back to Top](#table-of-contents)**</text:span></text:p>
      <text:p text:style-name="P3"/>
      <text:p text:style-name="P1">336. ### What is ArrayBuffer</text:p>
      <text:p text:style-name="P3"/>
      <text:p text:style-name="P2"><text:s text:c="5"/><text:span text:style-name="T1">An ArrayBuffer object is used to represent a generic, fixed-length raw binary data buffer. You can create it as below,</text:span></text:p>
      <text:p text:style-name="P3"/>
      <text:p text:style-name="P2"><text:s text:c="5"/><text:span text:style-name="T1">```javascript</text:span></text:p>
      <text:p text:style-name="P2"><text:s text:c="5"/><text:span text:style-name="T1">let buffer = new ArrayBuffer(16); // create a buffer of length 16</text:span></text:p>
      <text:p text:style-name="P2"><text:s text:c="5"/><text:span text:style-name="T1">alert(buffer.byteLength); // 16</text:span></text:p>
      <text:p text:style-name="P2"><text:s text:c="5"/><text:span text:style-name="T1">```</text:span></text:p>
      <text:p text:style-name="P3"/>
      <text:p text:style-name="P2"><text:s text:c="5"/><text:span text:style-name="T1">To manipulate an ArrayBuffer, we need to use a вЂњviewвЂќ object.</text:span></text:p>
      <text:p text:style-name="P3"/>
      <text:p text:style-name="P2"><text:s text:c="5"/><text:span text:style-name="T1">```javascript</text:span></text:p>
      <text:p text:style-name="P2"><text:s text:c="5"/><text:span text:style-name="T1">//Create a DataView referring to the buffer</text:span></text:p>
      <text:p text:style-name="P2"><text:s text:c="6"/><text:span text:style-name="T1">let view = new DataView(buffer);</text:span></text:p>
      <text:p text:style-name="P2"><text:s text:c="5"/><text:span text:style-name="T1">```</text:span></text:p>
      <text:p text:style-name="P3"/>
      <text:p text:style-name="P2"><text:s text:c="5"/><text:span text:style-name="T1">**[в¬† Back to Top](#table-of-contents)**</text:span></text:p>
      <text:p text:style-name="P3"/>
      <text:p text:style-name="P1">337. ### What is the output of below string expression</text:p>
      <text:p text:style-name="P3"/>
      <text:p text:style-name="P2"><text:s text:c="5"/><text:span text:style-name="T1">```javascript</text:span></text:p>
      <text:p text:style-name="P2"><text:s text:c="5"/><text:span text:style-name="T1">console.log("Welcome to JS world"[0])</text:span></text:p>
      <text:p text:style-name="P2"><text:s text:c="5"/><text:span text:style-name="T1">```</text:span></text:p>
      <text:p text:style-name="P3"/>
      <text:p text:style-name="P2"><text:s text:c="5"/><text:span text:style-name="T1">The output of the above expression is "W".</text:span></text:p>
      <text:p text:style-name="P2"><text:soft-page-break/><text:s text:c="5"/><text:span text:style-name="T1">**Explanation:** The bracket notation with specific index on a string returns the character at a specific location. Hence, it returns the character "W" of the string. Since this is not supported in IE7 and below versions, you may need to use the .charAt() method to get the desired result.</text:span></text:p>
      <text:p text:style-name="P3"/>
      <text:p text:style-name="P2"><text:s text:c="5"/><text:span text:style-name="T1">**[в¬† Back to Top](#table-of-contents)**</text:span></text:p>
      <text:p text:style-name="P3"/>
      <text:p text:style-name="P1">338. ### What is the purpose of Error object</text:p>
      <text:p text:style-name="P3"/>
      <text:p text:style-name="P2"><text:s text:c="5"/><text:span text:style-name="T1">The Error constructor creates an error object and the instances of error objects are thrown when runtime errors occur. The Error object can also be used as a base object for user-defined exceptions. The syntax of error object would be as below,</text:span></text:p>
      <text:p text:style-name="P3"/>
      <text:p text:style-name="P2"><text:s text:c="5"/><text:span text:style-name="T1">```javascript</text:span></text:p>
      <text:p text:style-name="P2"><text:s text:c="5"/><text:span text:style-name="T1">new Error([message[, fileName[, lineNumber]]])</text:span></text:p>
      <text:p text:style-name="P2"><text:s text:c="5"/><text:span text:style-name="T1">```</text:span></text:p>
      <text:p text:style-name="P3"/>
      <text:p text:style-name="P2"><text:s text:c="5"/><text:span text:style-name="T1">You can throw user defined exceptions or errors using Error object in try...catch block as below,</text:span></text:p>
      <text:p text:style-name="P3"/>
      <text:p text:style-name="P2"><text:s text:c="5"/><text:span text:style-name="T1">```javascript</text:span></text:p>
      <text:p text:style-name="P2"><text:s text:c="5"/><text:span text:style-name="T1">try {</text:span></text:p>
      <text:p text:style-name="P2"><text:s text:c="7"/><text:span text:style-name="T1">if(withdraw &gt; balance)</text:span></text:p>
      <text:p text:style-name="P2"><text:s text:c="7"/><text:span text:style-name="T1">throw new Error("Oops! You don't have enough balance");</text:span></text:p>
      <text:p text:style-name="P2"><text:s text:c="5"/><text:span text:style-name="T1">} catch (e) {</text:span></text:p>
      <text:p text:style-name="P2"><text:s text:c="7"/><text:span text:style-name="T1">console.log(e.name + ': ' + e.message);</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39. ### What is the purpose of EvalError object</text:p>
      <text:p text:style-name="P3"/>
      <text:p text:style-name="P2"><text:s text:c="5"/><text:span text:style-name="T1">The EvalError object indicates an error regarding the global `eval()` function. Even though this exception is not thrown by JavaScript anymore, the EvalError object remains for compatibility. The syntax of this expression would be as below,</text:span></text:p>
      <text:p text:style-name="P3"/>
      <text:p text:style-name="P2"><text:s text:c="5"/><text:span text:style-name="T1">```javascript</text:span></text:p>
      <text:p text:style-name="P2"><text:s text:c="5"/><text:span text:style-name="T1">new EvalError([message[, fileName[, lineNumber]]])</text:span></text:p>
      <text:p text:style-name="P2"><text:s text:c="5"/><text:span text:style-name="T1">```</text:span></text:p>
      <text:p text:style-name="P3"/>
      <text:p text:style-name="P2"><text:s text:c="5"/><text:span text:style-name="T1">You can throw EvalError with in try...catch block as below,</text:span></text:p>
      <text:p text:style-name="P3"/>
      <text:p text:style-name="P2"><text:s text:c="5"/><text:span text:style-name="T1">```javascript</text:span></text:p>
      <text:p text:style-name="P2"><text:s text:c="5"/><text:span text:style-name="T1">try {</text:span></text:p>
      <text:p text:style-name="P2"><text:s text:c="7"/><text:span text:style-name="T1">throw new EvalError('Eval function error', 'someFile.js', 100);</text:span></text:p>
      <text:p text:style-name="P2"><text:s text:c="5"/><text:span text:style-name="T1">} catch (e) {</text:span></text:p>
      <text:p text:style-name="P2"><text:s text:c="7"/><text:span text:style-name="T1">console.log(e.message, e.name, e.fileName); <text:s text:c="13"/>// "Eval function error", "EvalError", "someFile.js"</text:span></text:p>
      <text:p text:style-name="P2"><text:s text:c="5"/><text:span text:style-name="T1">```</text:span></text:p>
      <text:p text:style-name="P3"/>
      <text:p text:style-name="P2"><text:s text:c="5"/><text:span text:style-name="T1">**[в¬† Back to Top](#table-of-contents)**</text:span></text:p>
      <text:p text:style-name="P3"/>
      <text:p text:style-name="P1">340. ### What are the list of cases error thrown from non-strict mode to strict mode</text:p>
      <text:p text:style-name="P3"/>
      <text:p text:style-name="P2"><text:soft-page-break/><text:s text:c="5"/><text:span text:style-name="T1">When you apply 'use strict'; syntax, some of the below cases will throw a SyntaxError before executing the script</text:span></text:p>
      <text:p text:style-name="P2"><text:s text:c="5"/><text:span text:style-name="T1">1. When you use Octal syntax</text:span></text:p>
      <text:p text:style-name="P3"/>
      <text:p text:style-name="P2"><text:s text:c="5"/><text:span text:style-name="T1">```javascript</text:span></text:p>
      <text:p text:style-name="P2"><text:s text:c="5"/><text:span text:style-name="T1">var n = 022;</text:span></text:p>
      <text:p text:style-name="P2"><text:s text:c="5"/><text:span text:style-name="T1">```</text:span></text:p>
      <text:p text:style-name="P3"/>
      <text:p text:style-name="P2"><text:s text:c="5"/><text:span text:style-name="T1">1. Using `with` statement</text:span></text:p>
      <text:p text:style-name="P2"><text:s text:c="5"/><text:span text:style-name="T1">2. When you use delete operator on a variable name</text:span></text:p>
      <text:p text:style-name="P2"><text:s text:c="5"/><text:span text:style-name="T1">3. Using eval or arguments as variable or function argument name</text:span></text:p>
      <text:p text:style-name="P2"><text:s text:c="5"/><text:span text:style-name="T1">4. When you use newly reserved keywords</text:span></text:p>
      <text:p text:style-name="P2"><text:s text:c="5"/><text:span text:style-name="T1">5. When you declare a function in a block</text:span></text:p>
      <text:p text:style-name="P3"/>
      <text:p text:style-name="P2"><text:s text:c="5"/><text:span text:style-name="T1">```javascript</text:span></text:p>
      <text:p text:style-name="P2"><text:s text:c="5"/><text:span text:style-name="T1">if (someCondition) { function f() {} }</text:span></text:p>
      <text:p text:style-name="P2"><text:s text:c="5"/><text:span text:style-name="T1">```</text:span></text:p>
      <text:p text:style-name="P3"/>
      <text:p text:style-name="P2"><text:s text:c="5"/><text:span text:style-name="T1">Hence, the errors from above cases are helpful to avoid errors in development/production environments.</text:span></text:p>
      <text:p text:style-name="P3"/>
      <text:p text:style-name="P2"><text:s text:c="5"/><text:span text:style-name="T1">**[в¬† Back to Top](#table-of-contents)**</text:span></text:p>
      <text:p text:style-name="P3"/>
      <text:p text:style-name="P1">341. ### Do all objects have prototypes</text:p>
      <text:p text:style-name="P3"/>
      <text:p text:style-name="P2"><text:s text:c="5"/><text:span text:style-name="T1">No. All objects have prototypes except for the base object which is created by the user, or an object that is created using the new keyword.</text:span></text:p>
      <text:p text:style-name="P3"/>
      <text:p text:style-name="P2"><text:s text:c="5"/><text:span text:style-name="T1">**[в¬† Back to Top](#table-of-contents)**</text:span></text:p>
      <text:p text:style-name="P3"/>
      <text:p text:style-name="P1">342. ### What is the difference between a parameter and an argument</text:p>
      <text:p text:style-name="P3"/>
      <text:p text:style-name="P2"><text:s text:c="5"/><text:span text:style-name="T1">Parameter is the variable name of a function definition whereas an argument represents the value given to a function when it is invoked. Let's explain this with a simple function</text:span></text:p>
      <text:p text:style-name="P3"/>
      <text:p text:style-name="P2"><text:s text:c="5"/><text:span text:style-name="T1">```javascript</text:span></text:p>
      <text:p text:style-name="P2"><text:s text:c="5"/><text:span text:style-name="T1">function myFunction(parameter1, parameter2, parameter3) {</text:span></text:p>
      <text:p text:style-name="P2"><text:s text:c="7"/><text:span text:style-name="T1">console.log(arguments[0]) // "argument1"</text:span></text:p>
      <text:p text:style-name="P2"><text:s text:c="7"/><text:span text:style-name="T1">console.log(arguments[1]) // "argument2"</text:span></text:p>
      <text:p text:style-name="P2"><text:s text:c="7"/><text:span text:style-name="T1">console.log(arguments[2]) // "argument3"</text:span></text:p>
      <text:p text:style-name="P2"><text:s text:c="5"/><text:span text:style-name="T1">}</text:span></text:p>
      <text:p text:style-name="P2"><text:s text:c="5"/><text:span text:style-name="T1">myFunction("argument1", "argument2", "argument3")</text:span></text:p>
      <text:p text:style-name="P2"><text:s text:c="5"/><text:span text:style-name="T1">```</text:span></text:p>
      <text:p text:style-name="P3"/>
      <text:p text:style-name="P2"><text:s text:c="5"/><text:span text:style-name="T1">**[в¬† Back to Top](#table-of-contents)**</text:span></text:p>
      <text:p text:style-name="P3"/>
      <text:p text:style-name="P1">343. ### What is the purpose of some method in arrays</text:p>
      <text:p text:style-name="P3"/>
      <text:p text:style-name="P2"><text:s text:c="5"/><text:span text:style-name="T1">The some() method is used to test whether at least one element in the array passes the test implemented by the provided function. The method returns a boolean value. Let's take an example to test for any odd elements,</text:span></text:p>
      <text:p text:style-name="P3"/>
      <text:p text:style-name="P2"><text:s text:c="5"/><text:span text:style-name="T1">```javascript</text:span></text:p>
      <text:p text:style-name="P2"><text:s text:c="5"/><text:span text:style-name="T1">var array = [1, 2, 3, 4, 5, 6 ,7, 8, 9, 10];</text:span></text:p>
      <text:p text:style-name="P3"/>
      <text:p text:style-name="P2"><text:s text:c="5"/><text:span text:style-name="T1">var odd = element =&gt; element % 2 !== 0;</text:span></text:p>
      <text:p text:style-name="P3"/>
      <text:p text:style-name="P2"><text:s text:c="5"/><text:span text:style-name="T1">console.log(array.some(odd)); // true (the odd element exists)</text:span></text:p>
      <text:p text:style-name="P2"><text:soft-page-break/><text:s text:c="5"/><text:span text:style-name="T1">```</text:span></text:p>
      <text:p text:style-name="P3"/>
      <text:p text:style-name="P2"><text:s text:c="5"/><text:span text:style-name="T1">**[в¬† Back to Top](#table-of-contents)**</text:span></text:p>
      <text:p text:style-name="P3"/>
      <text:p text:style-name="P1">344. ### How do you combine two or more arrays</text:p>
      <text:p text:style-name="P3"/>
      <text:p text:style-name="P2"><text:s text:c="5"/><text:span text:style-name="T1">The concat() method is used to join two or more arrays by returning a new array containing all the elements. The syntax would be as below,</text:span></text:p>
      <text:p text:style-name="P3"/>
      <text:p text:style-name="P2"><text:s text:c="5"/><text:span text:style-name="T1">```javascript</text:span></text:p>
      <text:p text:style-name="P2"><text:s text:c="5"/><text:span text:style-name="T1">array1.concat(array2, array3, ..., arrayX)</text:span></text:p>
      <text:p text:style-name="P2"><text:s text:c="5"/><text:span text:style-name="T1">```</text:span></text:p>
      <text:p text:style-name="P3"/>
      <text:p text:style-name="P2"><text:s text:c="5"/><text:span text:style-name="T1">Let's take an example of array's concatenation with veggies and fruits arrays,</text:span></text:p>
      <text:p text:style-name="P3"/>
      <text:p text:style-name="P2"><text:s text:c="5"/><text:span text:style-name="T1">```javascript</text:span></text:p>
      <text:p text:style-name="P2"><text:s text:c="7"/><text:span text:style-name="T1">var veggies = ["Tomato", "Carrot", "Cabbage"];</text:span></text:p>
      <text:p text:style-name="P2"><text:s text:c="7"/><text:span text:style-name="T1">var fruits = ["Apple", "Orange", "Pears"];</text:span></text:p>
      <text:p text:style-name="P2"><text:s text:c="7"/><text:span text:style-name="T1">var veggiesAndFruits = veggies.concat(fruits);</text:span></text:p>
      <text:p text:style-name="P2"><text:s text:c="7"/><text:span text:style-name="T1">console.log(veggiesAndFruits); // Tomato, Carrot, Cabbage, Apple, Orange, Pears</text:span></text:p>
      <text:p text:style-name="P2"><text:s text:c="5"/><text:span text:style-name="T1">```</text:span></text:p>
      <text:p text:style-name="P3"/>
      <text:p text:style-name="P2"><text:s text:c="5"/><text:span text:style-name="T1">**[в¬† Back to Top](#table-of-contents)**</text:span></text:p>
      <text:p text:style-name="P3"/>
      <text:p text:style-name="P1">345. ### What is the difference between Shallow and Deep copy</text:p>
      <text:p text:style-name="P3"/>
      <text:p text:style-name="P2"><text:s text:c="6"/><text:span text:style-name="T1">There are two ways to copy an object,</text:span></text:p>
      <text:p text:style-name="P3"/>
      <text:p text:style-name="P2"><text:s text:c="6"/><text:span text:style-name="T1">**Shallow Copy:**</text:span></text:p>
      <text:p text:style-name="P2"><text:s text:c="6"/><text:span text:style-name="T1">Shallow copy is a bitwise copy of an object. A new object is created that has an exact copy of the values in the original object. If any of the fields of the object are references to other objects, just the reference addresses are copied i.e., only the memory address is copied.</text:span></text:p>
      <text:p text:style-name="P3"/>
      <text:p text:style-name="P2"><text:s text:c="6"/><text:span text:style-name="T1">**Example**</text:span></text:p>
      <text:p text:style-name="P3"/>
      <text:p text:style-name="P2"><text:s text:c="6"/><text:span text:style-name="T1">```javascript</text:span></text:p>
      <text:p text:style-name="P2"><text:s text:c="6"/><text:span text:style-name="T1">var empDetails = {</text:span></text:p>
      <text:p text:style-name="P2"><text:s text:c="8"/><text:span text:style-name="T1">name: "John", age: 25, expertise: "Software Developer"</text:span></text:p>
      <text:p text:style-name="P2"><text:s text:c="6"/><text:span text:style-name="T1">}</text:span></text:p>
      <text:p text:style-name="P2"><text:s text:c="6"/><text:span text:style-name="T1">```</text:span></text:p>
      <text:p text:style-name="P3"/>
      <text:p text:style-name="P2"><text:s text:c="6"/><text:span text:style-name="T1">to create a duplicate</text:span></text:p>
      <text:p text:style-name="P3"/>
      <text:p text:style-name="P2"><text:s text:c="6"/><text:span text:style-name="T1">```javascript</text:span></text:p>
      <text:p text:style-name="P2"><text:s text:c="6"/><text:span text:style-name="T1">var empDetailsShallowCopy = empDetails <text:s text:c="3"/>//Shallow copying!</text:span></text:p>
      <text:p text:style-name="P2"><text:s text:c="6"/><text:span text:style-name="T1">```</text:span></text:p>
      <text:p text:style-name="P3"/>
      <text:p text:style-name="P2"><text:s text:c="6"/><text:span text:style-name="T1">if we change some property value in the duplicate one like this:</text:span></text:p>
      <text:p text:style-name="P3"/>
      <text:p text:style-name="P2"><text:s text:c="6"/><text:span text:style-name="T1">```javascript</text:span></text:p>
      <text:p text:style-name="P2"><text:s text:c="6"/><text:span text:style-name="T1">empDetailsShallowCopy.name = "Johnson"</text:span></text:p>
      <text:p text:style-name="P2"><text:s text:c="6"/><text:span text:style-name="T1">```</text:span></text:p>
      <text:p text:style-name="P3"/>
      <text:p text:style-name="P2"><text:s text:c="6"/><text:span text:style-name="T1">The above statement will also change the name of `empDetails`, since we have a shallow copy. That means we're losing the original data as well.</text:span></text:p>
      <text:p text:style-name="P3"/>
      <text:p text:style-name="P2"><text:s text:c="6"/><text:span text:style-name="T1">**Deep copy:**</text:span></text:p>
      <text:p text:style-name="P2"><text:soft-page-break/><text:s text:c="6"/><text:span text:style-name="T1">A deep copy copies all fields, and makes copies of dynamically allocated memory pointed to by the fields. A deep copy occurs when an object is copied along with the objects to which it refers.</text:span></text:p>
      <text:p text:style-name="P3"/>
      <text:p text:style-name="P2"><text:s text:c="6"/><text:span text:style-name="T1">**Example**</text:span></text:p>
      <text:p text:style-name="P3"/>
      <text:p text:style-name="P2"><text:s text:c="6"/><text:span text:style-name="T1">```javascript</text:span></text:p>
      <text:p text:style-name="P2"><text:s text:c="6"/><text:span text:style-name="T1">var empDetails = {</text:span></text:p>
      <text:p text:style-name="P2"><text:s text:c="8"/><text:span text:style-name="T1">name: "John", age: 25, expertise: "Software Developer"</text:span></text:p>
      <text:p text:style-name="P2"><text:s text:c="6"/><text:span text:style-name="T1">}</text:span></text:p>
      <text:p text:style-name="P2"><text:s text:c="6"/><text:span text:style-name="T1">```</text:span></text:p>
      <text:p text:style-name="P3"/>
      <text:p text:style-name="P2"><text:s text:c="6"/><text:span text:style-name="T1">Create a deep copy by using the properties from the original object into new variable</text:span></text:p>
      <text:p text:style-name="P3"/>
      <text:p text:style-name="P2"><text:s text:c="6"/><text:span text:style-name="T1">```javascript</text:span></text:p>
      <text:p text:style-name="P2"><text:s text:c="6"/><text:span text:style-name="T1">var empDetailsDeepCopy = {</text:span></text:p>
      <text:p text:style-name="P2"><text:s text:c="8"/><text:span text:style-name="T1">name: empDetails.name,</text:span></text:p>
      <text:p text:style-name="P2"><text:s text:c="8"/><text:span text:style-name="T1">age: empDetails.age,</text:span></text:p>
      <text:p text:style-name="P2"><text:s text:c="8"/><text:span text:style-name="T1">expertise: empDetails.expertise</text:span></text:p>
      <text:p text:style-name="P2"><text:s text:c="6"/><text:span text:style-name="T1">}</text:span></text:p>
      <text:p text:style-name="P2"><text:s text:c="6"/><text:span text:style-name="T1">```</text:span></text:p>
      <text:p text:style-name="P3"/>
      <text:p text:style-name="P2"><text:s text:c="6"/><text:span text:style-name="T1">Now if you change `empDetailsDeepCopy.name`, it will only affect `empDetailsDeepCopy` &amp; not `empDetails`</text:span></text:p>
      <text:p text:style-name="P3"/>
      <text:p text:style-name="P2"><text:s text:c="6"/><text:span text:style-name="T1">**[в¬† Back to Top](#table-of-contents)**</text:span></text:p>
      <text:p text:style-name="P3"/>
      <text:p text:style-name="P1">346. ### How do you create specific number of copies of a string</text:p>
      <text:p text:style-name="P3"/>
      <text:p text:style-name="P2"><text:s text:c="5"/><text:span text:style-name="T1">The `repeat()` method is used to construct and return a new string which contains the specified number of copies of the string on which it was called, concatenated together. Remember that this method has been added to the ECMAScript 2015 specification.</text:span></text:p>
      <text:p text:style-name="P2"><text:s text:c="5"/><text:span text:style-name="T1">Let's take an example of Hello string to repeat it 4 times,</text:span></text:p>
      <text:p text:style-name="P3"/>
      <text:p text:style-name="P2"><text:s text:c="5"/><text:span text:style-name="T1">```javascript</text:span></text:p>
      <text:p text:style-name="P2"><text:s text:c="5"/><text:span text:style-name="T1">'Hello'.repeat(4); <text:s/>// 'HelloHelloHelloHello'</text:span></text:p>
      <text:p text:style-name="P2"><text:s text:c="5"/><text:span text:style-name="T1">```</text:span></text:p>
      <text:p text:style-name="P3"/>
      <text:p text:style-name="P1">347. ### How do you return all matching strings against a regular expression</text:p>
      <text:p text:style-name="P3"/>
      <text:p text:style-name="P2"><text:s text:c="5"/><text:span text:style-name="T1">The `matchAll()` method can be used to return an iterator of all results matching a string against a regular expression. For example, the below example returns an array of matching string results against a regular expression,</text:span></text:p>
      <text:p text:style-name="P3"/>
      <text:p text:style-name="P2"><text:s text:c="5"/><text:span text:style-name="T1">```javascript</text:span></text:p>
      <text:p text:style-name="P2"><text:s text:c="5"/><text:span text:style-name="T1">let regexp = /Hello(\d?))/g;</text:span></text:p>
      <text:p text:style-name="P2"><text:s text:c="5"/><text:span text:style-name="T1">let greeting = 'Hello1Hello2Hello3';</text:span></text:p>
      <text:p text:style-name="P3"/>
      <text:p text:style-name="P2"><text:s text:c="5"/><text:span text:style-name="T1">let greetingList = [...greeting.matchAll(regexp)];</text:span></text:p>
      <text:p text:style-name="P3"/>
      <text:p text:style-name="P2"><text:s text:c="5"/><text:span text:style-name="T1">console.log(greetingList[0]); //Hello1</text:span></text:p>
      <text:p text:style-name="P2"><text:s text:c="5"/><text:span text:style-name="T1">console.log(greetingList[1]); //Hello2</text:span></text:p>
      <text:p text:style-name="P2"><text:s text:c="5"/><text:span text:style-name="T1">console.log(greetingList[2]); //Hello3</text:span></text:p>
      <text:p text:style-name="P2"><text:s text:c="5"/><text:span text:style-name="T1">```</text:span></text:p>
      <text:p text:style-name="P3"/>
      <text:p text:style-name="P2"><text:s text:c="5"/><text:span text:style-name="T1">**[в¬† Back to Top](#table-of-contents)**</text:span></text:p>
      <text:p text:style-name="P3"/>
      <text:p text:style-name="P1"><text:soft-page-break/>348. ### How do you trim a string at the beginning or ending</text:p>
      <text:p text:style-name="P3"/>
      <text:p text:style-name="P2"><text:s text:c="5"/><text:span text:style-name="T1">The `trim` method of string prototype is used to trim on both sides of a string. But if you want to trim especially at the beginning or ending of the string then you can use `trimStart/trimLeft` and `trimEnd/trimRight` methods. Let's see an example of these methods on a greeting message,</text:span></text:p>
      <text:p text:style-name="P3"/>
      <text:p text:style-name="P2"><text:s text:c="5"/><text:span text:style-name="T1">```javascript</text:span></text:p>
      <text:p text:style-name="P2"><text:s text:c="5"/><text:span text:style-name="T1">var greeting = ' <text:s text:c="2"/>Hello, Goodmorning! <text:s text:c="2"/>';</text:span></text:p>
      <text:p text:style-name="P3"/>
      <text:p text:style-name="P2"><text:s text:c="5"/><text:span text:style-name="T1">console.log(greeting); // " <text:s text:c="2"/>Hello, Goodmorning! <text:s text:c="2"/>"</text:span></text:p>
      <text:p text:style-name="P2"><text:s text:c="5"/><text:span text:style-name="T1">console.log(greeting.trimStart()); // "Hello, Goodmorning! <text:s text:c="2"/>"</text:span></text:p>
      <text:p text:style-name="P2"><text:s text:c="5"/><text:span text:style-name="T1">console.log(greeting.trimLeft()); // "Hello, Goodmorning! <text:s text:c="2"/>"</text:span></text:p>
      <text:p text:style-name="P3"/>
      <text:p text:style-name="P2"><text:s text:c="5"/><text:span text:style-name="T1">console.log(greeting.trimEnd()); // " <text:s text:c="2"/>Hello, Goodmorning!"</text:span></text:p>
      <text:p text:style-name="P2"><text:s text:c="5"/><text:span text:style-name="T1">console.log(greeting.trimRight()); // " <text:s text:c="2"/>Hello, Goodmorning!"</text:span></text:p>
      <text:p text:style-name="P2"><text:s text:c="5"/><text:span text:style-name="T1">```</text:span></text:p>
      <text:p text:style-name="P3"/>
      <text:p text:style-name="P2"><text:s text:c="5"/><text:span text:style-name="T1">**[в¬† Back to Top](#table-of-contents)**</text:span></text:p>
      <text:p text:style-name="P3"/>
      <text:p text:style-name="P1">349. ### What is the output of below console statement with unary operator</text:p>
      <text:p text:style-name="P3"/>
      <text:p text:style-name="P2"><text:s text:c="5"/><text:span text:style-name="T1">Let's take console statement with unary operator as given below,</text:span></text:p>
      <text:p text:style-name="P3"/>
      <text:p text:style-name="P2"><text:s text:c="5"/><text:span text:style-name="T1">```javascript</text:span></text:p>
      <text:p text:style-name="P2"><text:s text:c="5"/><text:span text:style-name="T1">console.log(+ 'Hello');</text:span></text:p>
      <text:p text:style-name="P2"><text:s text:c="5"/><text:span text:style-name="T1">```</text:span></text:p>
      <text:p text:style-name="P3"/>
      <text:p text:style-name="P2"><text:s text:c="5"/><text:span text:style-name="T1">The output of the above console log statement returns NaN. Because the element is prefixed by the unary operator and the JavaScript interpreter will try to convert that element into a number type. Since the conversion fails, the value of the statement results in NaN value.</text:span></text:p>
      <text:p text:style-name="P3"/>
      <text:p text:style-name="P2"><text:s text:c="5"/><text:span text:style-name="T1">**[в¬† Back to Top](#table-of-contents)**</text:span></text:p>
      <text:p text:style-name="P3"/>
      <text:p text:style-name="P1">350. ### Does javascript uses mixins</text:p>
      <text:p text:style-name="P3"/>
      <text:p text:style-name="P2"><text:s text:c="5"/><text:span text:style-name="T1">Mixin is a generic object-oriented programming term - is a class containing methods that can be used by other classes without a need to inherit from it. In JavaScript we can only inherit from a single object. ie. There can be only one `[[prototype]]` for an object.</text:span></text:p>
      <text:p text:style-name="P3"/>
      <text:p text:style-name="P2"><text:s text:c="5"/><text:span text:style-name="T1">But sometimes we require to extend more than one, to overcome this we can use Mixin which helps to copy methods to the prototype of another class. </text:span></text:p>
      <text:p text:style-name="P2"><text:s text:c="5"/></text:p>
      <text:p text:style-name="P2"><text:s text:c="5"/><text:span text:style-name="T1">Say for instance, we've two classes `User` and `CleanRoom`. Suppose we need to add `CleanRoom` functionality to `User`, so that user can clean the room at demand. Here's where concept called mixins comes into picture. </text:span></text:p>
      <text:p text:style-name="P3"/>
      <text:p text:style-name="P2"><text:s text:c="5"/><text:span text:style-name="T1">```javascript</text:span></text:p>
      <text:p text:style-name="P2"><text:s text:c="5"/><text:span text:style-name="T1">// mixin</text:span></text:p>
      <text:p text:style-name="P2"><text:s text:c="5"/><text:span text:style-name="T1">let cleanRoomMixin = {</text:span></text:p>
      <text:p text:style-name="P2"><text:s text:c="10"/><text:span text:style-name="T1">cleanRoom() {</text:span></text:p>
      <text:p text:style-name="P2"><text:s text:c="10"/><text:span text:style-name="T1">alert(`Hello ${this.name}, your room is clean now`);</text:span></text:p>
      <text:p text:style-name="P2"><text:s text:c="5"/><text:span text:style-name="T1">},</text:span></text:p>
      <text:p text:style-name="P2"><text:s text:c="5"/><text:span text:style-name="T1">sayBye() {</text:span></text:p>
      <text:p text:style-name="P2"><text:s text:c="10"/><text:span text:style-name="T1">alert(`Bye ${this.name}`);</text:span></text:p>
      <text:p text:style-name="P2"><text:s text:c="5"/><text:span text:style-name="T1">}</text:span></text:p>
      <text:p text:style-name="P2"><text:s text:c="5"/><text:span text:style-name="T1">};</text:span></text:p>
      <text:p text:style-name="P3"><text:soft-page-break/></text:p>
      <text:p text:style-name="P2"><text:s text:c="5"/><text:span text:style-name="T1">// usage:</text:span></text:p>
      <text:p text:style-name="P2"><text:s text:c="5"/><text:span text:style-name="T1">class User {</text:span></text:p>
      <text:p text:style-name="P2"><text:s text:c="10"/><text:span text:style-name="T1">constructor(name) {</text:span></text:p>
      <text:p text:style-name="P2"><text:s text:c="15"/><text:span text:style-name="T1">this.name = name;</text:span></text:p>
      <text:p text:style-name="P2"><text:s text:c="10"/><text:span text:style-name="T1">}</text:span></text:p>
      <text:p text:style-name="P2"><text:s text:c="5"/><text:span text:style-name="T1">}</text:span></text:p>
      <text:p text:style-name="P3"/>
      <text:p text:style-name="P2"><text:s text:c="5"/><text:span text:style-name="T1">// copy the methods</text:span></text:p>
      <text:p text:style-name="P2"><text:s text:c="5"/><text:span text:style-name="T1">Object.assign(User.prototype, cleanRoomMixin);</text:span></text:p>
      <text:p text:style-name="P3"/>
      <text:p text:style-name="P2"><text:s text:c="5"/><text:span text:style-name="T1">// now User can clean the room</text:span></text:p>
      <text:p text:style-name="P2"><text:s text:c="5"/><text:span text:style-name="T1">new User("Dude").cleanRoom(); // Hello Dude, your room is clean now!</text:span></text:p>
      <text:p text:style-name="P2"><text:s text:c="5"/><text:span text:style-name="T1">```</text:span></text:p>
      <text:p text:style-name="P3"/>
      <text:p text:style-name="P2"><text:s text:c="5"/><text:span text:style-name="T1">**[в¬† Back to Top](#table-of-contents)**</text:span></text:p>
      <text:p text:style-name="P3"/>
      <text:p text:style-name="P1">351. ### What is a thunk function</text:p>
      <text:p text:style-name="P3"/>
      <text:p text:style-name="P2"><text:s text:c="5"/><text:span text:style-name="T1">A thunk is just a function which delays the evaluation of the value. It doesnвЂ™t take any arguments but gives the value whenever you invoke the thunk. i.e, It is used not to execute now but it will be sometime in the future. Let's take a synchronous example,</text:span></text:p>
      <text:p text:style-name="P3"/>
      <text:p text:style-name="P2"><text:s text:c="5"/><text:span text:style-name="T1">```javascript</text:span></text:p>
      <text:p text:style-name="P2"><text:s text:c="5"/><text:span text:style-name="T1">const add = (x,y) =&gt; x + y;</text:span></text:p>
      <text:p text:style-name="P3"/>
      <text:p text:style-name="P2"><text:s text:c="5"/><text:span text:style-name="T1">const thunk = () =&gt; add(2,3);</text:span></text:p>
      <text:p text:style-name="P3"/>
      <text:p text:style-name="P2"><text:s text:c="5"/><text:span text:style-name="T1">thunk() // 5</text:span></text:p>
      <text:p text:style-name="P2"><text:s text:c="5"/><text:span text:style-name="T1">```</text:span></text:p>
      <text:p text:style-name="P3"/>
      <text:p text:style-name="P2"><text:s text:c="5"/><text:span text:style-name="T1">**[в¬† Back to Top](#table-of-contents)**</text:span></text:p>
      <text:p text:style-name="P3"/>
      <text:p text:style-name="P1">352. ### What are asynchronous thunks</text:p>
      <text:p text:style-name="P3"/>
      <text:p text:style-name="P2"><text:s text:c="5"/><text:span text:style-name="T1">The asynchronous thunks are useful to make network requests. <text:s/>Let's see an example of network requests,</text:span></text:p>
      <text:p text:style-name="P3"/>
      <text:p text:style-name="P2"><text:s text:c="5"/><text:span text:style-name="T1">```javascript</text:span></text:p>
      <text:p text:style-name="P2"><text:s text:c="5"/><text:span text:style-name="T1">function fetchData(fn){</text:span></text:p>
      <text:p text:style-name="P2"><text:s text:c="7"/><text:span text:style-name="T1">fetch('https://jsonplaceholder.typicode.com/todos/1')</text:span></text:p>
      <text:p text:style-name="P2"><text:s text:c="7"/><text:span text:style-name="T1">.then(response =&gt; response.json())</text:span></text:p>
      <text:p text:style-name="P2"><text:s text:c="7"/><text:span text:style-name="T1">.then(json =&gt; fn(json))</text:span></text:p>
      <text:p text:style-name="P2"><text:s text:c="5"/><text:span text:style-name="T1">}</text:span></text:p>
      <text:p text:style-name="P3"/>
      <text:p text:style-name="P2"><text:s text:c="5"/><text:span text:style-name="T1">const asyncThunk = function (){</text:span></text:p>
      <text:p text:style-name="P2"><text:s text:c="8"/><text:span text:style-name="T1">return fetchData(function getData(data){</text:span></text:p>
      <text:p text:style-name="P2"><text:s text:c="11"/><text:span text:style-name="T1">console.log(data)</text:span></text:p>
      <text:p text:style-name="P2"><text:s text:c="7"/><text:span text:style-name="T1">})</text:span></text:p>
      <text:p text:style-name="P2"><text:s text:c="5"/><text:span text:style-name="T1">}</text:span></text:p>
      <text:p text:style-name="P3"/>
      <text:p text:style-name="P2"><text:s text:c="5"/><text:span text:style-name="T1">asyncThunk()</text:span></text:p>
      <text:p text:style-name="P2"><text:s text:c="5"/><text:span text:style-name="T1">```</text:span></text:p>
      <text:p text:style-name="P3"/>
      <text:p text:style-name="P2"><text:s text:c="5"/><text:span text:style-name="T1">The `getData` function won't be called immediately but it will be invoked only when the data is available from API endpoint. The setTimeout function is also used to make our code asynchronous. The best real time example is redux state management library which uses the asynchronous thunks to delay the actions to dispatch.</text:span></text:p>
      <text:p text:style-name="P3"><text:soft-page-break/></text:p>
      <text:p text:style-name="P2"><text:s text:c="5"/><text:span text:style-name="T1">**[в¬† Back to Top](#table-of-contents)**</text:span></text:p>
      <text:p text:style-name="P3"/>
      <text:p text:style-name="P1">353. ### What is the output of below function calls</text:p>
      <text:p text:style-name="P3"/>
      <text:p text:style-name="P2"><text:s text:c="5"/><text:span text:style-name="T1">**Code snippet:**</text:span></text:p>
      <text:p text:style-name="P3"/>
      <text:p text:style-name="P2"><text:s text:c="5"/><text:span text:style-name="T1">```javascript</text:span></text:p>
      <text:p text:style-name="P2"><text:s text:c="5"/><text:span text:style-name="T1">const circle = {</text:span></text:p>
      <text:p text:style-name="P2"><text:s text:c="7"/><text:span text:style-name="T1">radius: 20,</text:span></text:p>
      <text:p text:style-name="P2"><text:s text:c="7"/><text:span text:style-name="T1">diameter() {</text:span></text:p>
      <text:p text:style-name="P2"><text:s text:c="9"/><text:span text:style-name="T1">return this.radius * 2;</text:span></text:p>
      <text:p text:style-name="P2"><text:s text:c="7"/><text:span text:style-name="T1">},</text:span></text:p>
      <text:p text:style-name="P2"><text:s text:c="7"/><text:span text:style-name="T1">perimeter: () =&gt; 2 * Math.PI * this.radius</text:span></text:p>
      <text:p text:style-name="P2"><text:s text:c="5"/><text:span text:style-name="T1">};</text:span></text:p>
      <text:p text:style-name="P2"><text:s text:c="5"/><text:span text:style-name="T1">```</text:span></text:p>
      <text:p text:style-name="P3"/>
      <text:p text:style-name="P2"><text:s text:c="5"/><text:span text:style-name="T1">console.log(circle.diameter());</text:span></text:p>
      <text:p text:style-name="P2"><text:s text:c="5"/><text:span text:style-name="T1">console.log(circle.perimeter());</text:span></text:p>
      <text:p text:style-name="P3"/>
      <text:p text:style-name="P2"><text:s text:c="5"/><text:span text:style-name="T1">**Output:**</text:span></text:p>
      <text:p text:style-name="P3"/>
      <text:p text:style-name="P2"><text:s text:c="5"/><text:span text:style-name="T1">The output is 40 and NaN. Remember that diameter is a regular function, whereas the value of perimeter is an arrow function. The `this` keyword of a regular function(i.e, diameter) refers to the surrounding scope which is a class(i.e, Shape object). Whereas this keyword of perimeter function refers to the surrounding scope which is a window object. Since there is no radius property on window objects it returns an undefined value and the multiple of number value returns NaN value.</text:span></text:p>
      <text:p text:style-name="P3"/>
      <text:p text:style-name="P2"><text:s text:c="5"/><text:span text:style-name="T1">**[в¬† Back to Top](#table-of-contents)**</text:span></text:p>
      <text:p text:style-name="P3"/>
      <text:p text:style-name="P1">354. ### How to remove all line breaks from a string</text:p>
      <text:p text:style-name="P3"/>
      <text:p text:style-name="P2"><text:s text:c="5"/><text:span text:style-name="T1">The easiest approach is using regular expressions to detect and replace newlines in the string. In this case, we use replace function along with string to replace with, which in our case is an empty string.</text:span></text:p>
      <text:p text:style-name="P3"/>
      <text:p text:style-name="P2"><text:s text:c="5"/><text:span text:style-name="T1">```javascript</text:span></text:p>
      <text:p text:style-name="P2"><text:s text:c="5"/><text:span text:style-name="T1">function remove_linebreaks( var message ) {</text:span></text:p>
      <text:p text:style-name="P2"><text:s text:c="9"/><text:span text:style-name="T1">return message.replace( /[\r\n]+/gm, "" );</text:span></text:p>
      <text:p text:style-name="P2"><text:s text:c="5"/><text:span text:style-name="T1">}</text:span></text:p>
      <text:p text:style-name="P2"><text:s text:c="5"/><text:span text:style-name="T1">```</text:span></text:p>
      <text:p text:style-name="P3"/>
      <text:p text:style-name="P2"><text:s text:c="5"/><text:span text:style-name="T1">In the above expression, g and m are for global and multiline flags.</text:span></text:p>
      <text:p text:style-name="P3"/>
      <text:p text:style-name="P2"><text:s text:c="5"/><text:span text:style-name="T1">**[в¬† Back to Top](#table-of-contents)**</text:span></text:p>
      <text:p text:style-name="P3"/>
      <text:p text:style-name="P1">355. ### What is the difference between reflow and repaint</text:p>
      <text:p text:style-name="P3"/>
      <text:p text:style-name="P2"><text:s text:c="5"/><text:span text:style-name="T1">A *repaint* occurs when changes are made which affect the visibility of an element, but not its layout. Examples of this include outline, visibility, or background color. A *reflow* involves changes that affect the layout of a portion of the page (or the whole page). Resizing the browser window, changing the font, content changing (such as user typing text), using JavaScript methods involving computed styles, adding or removing elements from the DOM, and changing an element's classes are a few of the things that can trigger reflow. Reflow of an element causes the subsequent reflow of all child and ancestor elements as well as any elements following it in the DOM.</text:span></text:p>
      <text:p text:style-name="P3"><text:soft-page-break/></text:p>
      <text:p text:style-name="P2"><text:s text:c="6"/><text:span text:style-name="T1">**[в¬† Back to Top](#table-of-contents)**</text:span></text:p>
      <text:p text:style-name="P3"/>
      <text:p text:style-name="P1">356. ### What happens with negating an array</text:p>
      <text:p text:style-name="P3"/>
      <text:p text:style-name="P2"><text:s text:c="5"/><text:span text:style-name="T1">Negating an array with `!` character will coerce the array into a boolean. Since Arrays are considered to be truthy So negating it will return `false`.</text:span></text:p>
      <text:p text:style-name="P3"/>
      <text:p text:style-name="P2"><text:s text:c="5"/><text:span text:style-name="T1">```javascript</text:span></text:p>
      <text:p text:style-name="P2"><text:s text:c="5"/><text:span text:style-name="T1">console.log(![]); // false</text:span></text:p>
      <text:p text:style-name="P2"><text:s text:c="5"/><text:span text:style-name="T1">```</text:span></text:p>
      <text:p text:style-name="P3"/>
      <text:p text:style-name="P2"><text:s text:c="5"/><text:span text:style-name="T1">**[в¬† Back to Top](#table-of-contents)**</text:span></text:p>
      <text:p text:style-name="P3"/>
      <text:p text:style-name="P1">357. ### What happens if we add two arrays</text:p>
      <text:p text:style-name="P3"/>
      <text:p text:style-name="P2"><text:s text:c="5"/><text:span text:style-name="T1">If you add two arrays together, it will convert them both to strings and concatenate them. For example, the result of adding arrays would be as below,</text:span></text:p>
      <text:p text:style-name="P3"/>
      <text:p text:style-name="P2"><text:s text:c="5"/><text:span text:style-name="T1">```javascript</text:span></text:p>
      <text:p text:style-name="P2"><text:s text:c="5"/><text:span text:style-name="T1">console.log(['a'] + ['b']); <text:s/>// "ab"</text:span></text:p>
      <text:p text:style-name="P2"><text:s text:c="5"/><text:span text:style-name="T1">console.log([] + []); // ""</text:span></text:p>
      <text:p text:style-name="P2"><text:s text:c="5"/><text:span text:style-name="T1">console.log(![] + []); // "false", because ![] returns false.</text:span></text:p>
      <text:p text:style-name="P2"><text:s text:c="5"/><text:span text:style-name="T1">```</text:span></text:p>
      <text:p text:style-name="P3"/>
      <text:p text:style-name="P2"><text:s text:c="5"/><text:span text:style-name="T1">**[в¬† Back to Top](#table-of-contents)**</text:span></text:p>
      <text:p text:style-name="P3"/>
      <text:p text:style-name="P1">358. ### What is the output of prepend additive operator on falsy values</text:p>
      <text:p text:style-name="P3"/>
      <text:p text:style-name="P2"><text:s text:c="5"/><text:span text:style-name="T1">If you prepend the additive(+) operator on falsy values(null, undefined, NaN, false, ""), the falsy value converts to a number value zero. Let's display them on browser console as below,</text:span></text:p>
      <text:p text:style-name="P3"/>
      <text:p text:style-name="P2"><text:s text:c="5"/><text:span text:style-name="T1">```javascript</text:span></text:p>
      <text:p text:style-name="P2"><text:s text:c="5"/><text:span text:style-name="T1">console.log(+null); // 0</text:span></text:p>
      <text:p text:style-name="P2"><text:s text:c="5"/><text:span text:style-name="T1">console.log(+undefined);// NaN</text:span></text:p>
      <text:p text:style-name="P2"><text:s text:c="5"/><text:span text:style-name="T1">console.log(+false); // 0</text:span></text:p>
      <text:p text:style-name="P2"><text:s text:c="5"/><text:span text:style-name="T1">console.log(+NaN); // NaN</text:span></text:p>
      <text:p text:style-name="P2"><text:s text:c="5"/><text:span text:style-name="T1">console.log(+""); // 0</text:span></text:p>
      <text:p text:style-name="P2"><text:s text:c="5"/><text:span text:style-name="T1">```</text:span></text:p>
      <text:p text:style-name="P3"/>
      <text:p text:style-name="P2"><text:s text:c="5"/><text:span text:style-name="T1">**[в¬† Back to Top](#table-of-contents)**</text:span></text:p>
      <text:p text:style-name="P3"/>
      <text:p text:style-name="P1">359. ### How do you create self string using special characters</text:p>
      <text:p text:style-name="P3"/>
      <text:p text:style-name="P2"><text:s text:c="5"/><text:span text:style-name="T1">The self string can be formed with the combination of `[]()!+` characters. You need to remember the below conventions to achieve this pattern.</text:span></text:p>
      <text:p text:style-name="P2"><text:s text:c="5"/><text:span text:style-name="T1">1. Since Arrays are truthful values, negating the arrays will produce false: ![] === false</text:span></text:p>
      <text:p text:style-name="P2"><text:s text:c="5"/><text:span text:style-name="T1">2. As per JavaScript coercion rules, the addition of arrays together will toString them: [] + [] === ""</text:span></text:p>
      <text:p text:style-name="P2"><text:s text:c="5"/><text:span text:style-name="T1">3. Prepend an array with + operator will convert an array to false, the negation will make it true and finally converting the result will produce value '1': +(!(+[])) === 1</text:span></text:p>
      <text:p text:style-name="P3"/>
      <text:p text:style-name="P2"><text:s text:c="5"/><text:span text:style-name="T1">By applying the above rules, we can derive below conditions</text:span></text:p>
      <text:p text:style-name="P3"/>
      <text:p text:style-name="P2"><text:s text:c="5"/><text:span text:style-name="T1">```javascript</text:span></text:p>
      <text:p text:style-name="P2"><text:s text:c="5"/><text:span text:style-name="T1">![] + [] === "false"</text:span></text:p>
      <text:p text:style-name="P2"><text:soft-page-break/><text:s text:c="5"/><text:span text:style-name="T1">+!+[] === 1</text:span></text:p>
      <text:p text:style-name="P2"><text:s text:c="5"/><text:span text:style-name="T1">```</text:span></text:p>
      <text:p text:style-name="P3"/>
      <text:p text:style-name="P2"><text:s text:c="5"/><text:span text:style-name="T1">Now the character pattern would be created as below,</text:span></text:p>
      <text:p text:style-name="P3"/>
      <text:p text:style-name="P2"><text:s text:c="5"/><text:span text:style-name="T1">```javascript</text:span></text:p>
      <text:p text:style-name="P2"><text:s text:c="11"/><text:span text:style-name="T1">s <text:s text:c="14"/>e <text:s text:c="14"/>l <text:s text:c="14"/>f</text:span></text:p>
      <text:p text:style-name="P2"><text:s text:c="6"/><text:span text:style-name="T1">^^^^^^^^^^^^^ <text:s text:c="2"/>^^^^^^^^^^^^^ <text:s text:c="2"/>^^^^^^^^^^^^^ <text:s text:c="2"/>^^^^^^^^^^^^^</text:span></text:p>
      <text:p text:style-name="P3"/>
      <text:p text:style-name="P2"><text:s text:c="6"/><text:span text:style-name="T1">(![] + [])[3] + (![] + [])[4] + (![] + [])[2] + (![] + [])[0]</text:span></text:p>
      <text:p text:style-name="P2"><text:s text:c="6"/><text:span text:style-name="T1">^^^^^^^^^^^^^ <text:s text:c="2"/>^^^^^^^^^^^^^ <text:s text:c="2"/>^^^^^^^^^^^^^ <text:s text:c="2"/>^^^^^^^^^^^^^</text:span></text:p>
      <text:p text:style-name="P2"><text:s text:c="5"/><text:span text:style-name="T1">(![] + [])[+!+[]+!+[]+!+[]] +</text:span></text:p>
      <text:p text:style-name="P2"><text:s text:c="5"/><text:span text:style-name="T1">(![] + [])[+!+[]+!+[]+!+[]+!+[]] +</text:span></text:p>
      <text:p text:style-name="P2"><text:s text:c="5"/><text:span text:style-name="T1">(![] + [])[+!+[]+!+[]] +</text:span></text:p>
      <text:p text:style-name="P2"><text:s text:c="5"/><text:span text:style-name="T1">(![] + [])[+[]]</text:span></text:p>
      <text:p text:style-name="P2"><text:s text:c="5"/><text:span text:style-name="T1">^^^^^^^^^^^^^^^^^^^^^^^^^^^^^</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60. ### How do you remove falsy values from an array</text:p>
      <text:p text:style-name="P3"/>
      <text:p text:style-name="P2"><text:s text:c="5"/><text:span text:style-name="T1">You can apply the filter method on the array by passing Boolean as a parameter. This way it removes all falsy values(0, undefined, null, false and "") from the array.</text:span></text:p>
      <text:p text:style-name="P3"/>
      <text:p text:style-name="P2"><text:s text:c="5"/><text:span text:style-name="T1">```javascript</text:span></text:p>
      <text:p text:style-name="P2"><text:s text:c="5"/><text:span text:style-name="T1">const myArray = [false, null, 1,5, undefined]</text:span></text:p>
      <text:p text:style-name="P2"><text:s text:c="5"/><text:span text:style-name="T1">myArray.filter(Boolean); // [1, 5] // is same as myArray.filter(x =&gt; x);</text:span></text:p>
      <text:p text:style-name="P2"><text:s text:c="5"/><text:span text:style-name="T1">```</text:span></text:p>
      <text:p text:style-name="P3"/>
      <text:p text:style-name="P2"><text:s text:c="5"/><text:span text:style-name="T1">**[в¬† Back to Top](#table-of-contents)**</text:span></text:p>
      <text:p text:style-name="P3"/>
      <text:p text:style-name="P1">361. ### How do you get unique values of an array</text:p>
      <text:p text:style-name="P3"/>
      <text:p text:style-name="P2"><text:s text:c="5"/><text:span text:style-name="T1">You can get unique values of an array with the combination of `Set` and rest expression/spread(...) syntax.</text:span></text:p>
      <text:p text:style-name="P3"/>
      <text:p text:style-name="P2"><text:s text:c="5"/><text:span text:style-name="T1">```javascript</text:span></text:p>
      <text:p text:style-name="P2"><text:s text:c="5"/><text:span text:style-name="T1">console.log([...new Set([1, 2, 4, 4, 3])]); // [1, 2, 4, 3]</text:span></text:p>
      <text:p text:style-name="P2"><text:s text:c="5"/><text:span text:style-name="T1">```</text:span></text:p>
      <text:p text:style-name="P3"/>
      <text:p text:style-name="P2"><text:s text:c="5"/><text:span text:style-name="T1">**[в¬† Back to Top](#table-of-contents)**</text:span></text:p>
      <text:p text:style-name="P3"/>
      <text:p text:style-name="P1">362. ### What is destructuring aliases</text:p>
      <text:p text:style-name="P3"/>
      <text:p text:style-name="P2"><text:s text:c="5"/><text:span text:style-name="T1">Sometimes you would like to have a destructured variable with a different name than the property name. In that case, you'll use a `: newName` to specify a name for the variable. This process is called destructuring aliases.</text:span></text:p>
      <text:p text:style-name="P3"/>
      <text:p text:style-name="P2"><text:s text:c="5"/><text:span text:style-name="T1">```javascript</text:span></text:p>
      <text:p text:style-name="P2"><text:s text:c="5"/><text:span text:style-name="T1">const obj = { x: 1 };</text:span></text:p>
      <text:p text:style-name="P2"><text:s text:c="5"/><text:span text:style-name="T1">// Grabs obj.x as as { otherName }</text:span></text:p>
      <text:p text:style-name="P2"><text:s text:c="5"/><text:span text:style-name="T1">const { x: otherName } = obj;</text:span></text:p>
      <text:p text:style-name="P2"><text:s text:c="5"/><text:span text:style-name="T1">```</text:span></text:p>
      <text:p text:style-name="P3"/>
      <text:p text:style-name="P2"><text:s text:c="5"/><text:span text:style-name="T1">**[в¬† Back to Top](#table-of-contents)**</text:span></text:p>
      <text:p text:style-name="P3"><text:soft-page-break/></text:p>
      <text:p text:style-name="P1">363. ### How do you map the array values without using map method</text:p>
      <text:p text:style-name="P3"/>
      <text:p text:style-name="P2"><text:s text:c="5"/><text:span text:style-name="T1">You can map the array values without using the `map` method by just using the `from` method of Array. Let's map city names from Countries array,</text:span></text:p>
      <text:p text:style-name="P3"/>
      <text:p text:style-name="P2"><text:s text:c="5"/><text:span text:style-name="T1">```javascript</text:span></text:p>
      <text:p text:style-name="P2"><text:s text:c="5"/><text:span text:style-name="T1">const countries = [</text:span></text:p>
      <text:p text:style-name="P2"><text:s text:c="9"/><text:span text:style-name="T1">{ name: 'India', capital: 'Delhi' },</text:span></text:p>
      <text:p text:style-name="P2"><text:s text:c="9"/><text:span text:style-name="T1">{ name: 'US', capital: 'Washington' },</text:span></text:p>
      <text:p text:style-name="P2"><text:s text:c="9"/><text:span text:style-name="T1">{ name: 'Russia', capital: 'Moscow' },</text:span></text:p>
      <text:p text:style-name="P2"><text:s text:c="9"/><text:span text:style-name="T1">{ name: 'Singapore', capital: 'Singapore' },</text:span></text:p>
      <text:p text:style-name="P2"><text:s text:c="9"/><text:span text:style-name="T1">{ name: 'China', capital: 'Beijing' },</text:span></text:p>
      <text:p text:style-name="P2"><text:s text:c="9"/><text:span text:style-name="T1">{ name: 'France', capital: 'Paris' },</text:span></text:p>
      <text:p text:style-name="P2"><text:s text:c="5"/><text:span text:style-name="T1">];</text:span></text:p>
      <text:p text:style-name="P3"/>
      <text:p text:style-name="P2"><text:s text:c="5"/><text:span text:style-name="T1">const cityNames = Array.from(countries, ({ capital}) =&gt; capital);</text:span></text:p>
      <text:p text:style-name="P2"><text:s text:c="5"/><text:span text:style-name="T1">console.log(cityNames); // ['Delhi, 'Washington', 'Moscow', 'Singapore', 'Beijing', 'Paris']</text:span></text:p>
      <text:p text:style-name="P2"><text:s text:c="5"/><text:span text:style-name="T1">```</text:span></text:p>
      <text:p text:style-name="P3"/>
      <text:p text:style-name="P2"><text:s text:c="5"/><text:span text:style-name="T1">**[в¬† Back to Top](#table-of-contents)**</text:span></text:p>
      <text:p text:style-name="P3"/>
      <text:p text:style-name="P1">364. ### How do you empty an array</text:p>
      <text:p text:style-name="P3"/>
      <text:p text:style-name="P2"><text:s text:c="5"/><text:span text:style-name="T1">You can empty an array quickly by setting the array length to zero.</text:span></text:p>
      <text:p text:style-name="P3"/>
      <text:p text:style-name="P2"><text:s text:c="5"/><text:span text:style-name="T1">```javascript</text:span></text:p>
      <text:p text:style-name="P2"><text:s text:c="5"/><text:span text:style-name="T1">let cities = ['Singapore', 'Delhi', 'London'];</text:span></text:p>
      <text:p text:style-name="P2"><text:s text:c="5"/><text:span text:style-name="T1">cities.length = 0; // cities becomes []</text:span></text:p>
      <text:p text:style-name="P2"><text:s text:c="5"/><text:span text:style-name="T1">```</text:span></text:p>
      <text:p text:style-name="P3"/>
      <text:p text:style-name="P2"><text:s text:c="5"/><text:span text:style-name="T1">**[в¬† Back to Top](#table-of-contents)**</text:span></text:p>
      <text:p text:style-name="P3"/>
      <text:p text:style-name="P1">365. ### How do you rounding numbers to certain decimals</text:p>
      <text:p text:style-name="P3"/>
      <text:p text:style-name="P2"><text:s text:c="5"/><text:span text:style-name="T1">You can round numbers to a certain number of decimals using `toFixed` method from native javascript.</text:span></text:p>
      <text:p text:style-name="P3"/>
      <text:p text:style-name="P2"><text:s text:c="5"/><text:span text:style-name="T1">```javascript</text:span></text:p>
      <text:p text:style-name="P2"><text:s text:c="5"/><text:span text:style-name="T1">let pie = 3.141592653;</text:span></text:p>
      <text:p text:style-name="P2"><text:s text:c="5"/><text:span text:style-name="T1">pie = pie.toFixed(3); // 3.142</text:span></text:p>
      <text:p text:style-name="P2"><text:s text:c="5"/><text:span text:style-name="T1">```</text:span></text:p>
      <text:p text:style-name="P3"/>
      <text:p text:style-name="P2"><text:s text:c="5"/><text:span text:style-name="T1">**[в¬† Back to Top](#table-of-contents)**</text:span></text:p>
      <text:p text:style-name="P3"/>
      <text:p text:style-name="P1">366. ### What is the easiest way to convert an array to an object</text:p>
      <text:p text:style-name="P3"/>
      <text:p text:style-name="P2"><text:s text:c="5"/><text:span text:style-name="T1">You can convert an array to an object with the same data using spread(...) operator.</text:span></text:p>
      <text:p text:style-name="P3"/>
      <text:p text:style-name="P2"><text:s text:c="5"/><text:span text:style-name="T1">```javascript</text:span></text:p>
      <text:p text:style-name="P2"><text:s text:c="5"/><text:span text:style-name="T1">var fruits = ["banana", "apple", "orange", "watermelon"];</text:span></text:p>
      <text:p text:style-name="P2"><text:s text:c="5"/><text:span text:style-name="T1">var fruitsObject = {...fruits};</text:span></text:p>
      <text:p text:style-name="P2"><text:s text:c="5"/><text:span text:style-name="T1">console.log(fruitsObject); // {0: "banana", 1: "apple", 2: "orange", 3: "watermelon"}</text:span></text:p>
      <text:p text:style-name="P2"><text:s text:c="5"/><text:span text:style-name="T1">```</text:span></text:p>
      <text:p text:style-name="P3"/>
      <text:p text:style-name="P2"><text:s text:c="5"/><text:span text:style-name="T1">**[в¬† Back to Top](#table-of-contents)**</text:span></text:p>
      <text:p text:style-name="P3"><text:soft-page-break/></text:p>
      <text:p text:style-name="P1">367. ### How do you create an array with some data</text:p>
      <text:p text:style-name="P3"/>
      <text:p text:style-name="P2"><text:s text:c="5"/><text:span text:style-name="T1">You can create an array with some data or an array with the same values using `fill` method.</text:span></text:p>
      <text:p text:style-name="P3"/>
      <text:p text:style-name="P2"><text:s text:c="5"/><text:span text:style-name="T1">```javascript</text:span></text:p>
      <text:p text:style-name="P2"><text:s text:c="5"/><text:span text:style-name="T1">var newArray = new Array(5).fill("0");</text:span></text:p>
      <text:p text:style-name="P2"><text:s text:c="5"/><text:span text:style-name="T1">console.log(newArray); // ["0", "0", "0", "0", "0"]</text:span></text:p>
      <text:p text:style-name="P2"><text:s text:c="5"/><text:span text:style-name="T1">```</text:span></text:p>
      <text:p text:style-name="P3"/>
      <text:p text:style-name="P2"><text:s text:c="5"/><text:span text:style-name="T1">**[в¬† Back to Top](#table-of-contents)**</text:span></text:p>
      <text:p text:style-name="P3"/>
      <text:p text:style-name="P1">368. ### What are the placeholders from console object</text:p>
      <text:p text:style-name="P3"/>
      <text:p text:style-name="P2"><text:s text:c="5"/><text:span text:style-name="T1">Below are the list of placeholders available from console object,</text:span></text:p>
      <text:p text:style-name="P2"><text:s text:c="5"/><text:span text:style-name="T1">1. %o вЂ” It takes an object,</text:span></text:p>
      <text:p text:style-name="P2"><text:s text:c="5"/><text:span text:style-name="T1">2. %s вЂ” It takes a string,</text:span></text:p>
      <text:p text:style-name="P2"><text:s text:c="5"/><text:span text:style-name="T1">3. %d вЂ” It is used for a decimal or integer</text:span></text:p>
      <text:p text:style-name="P2"><text:s text:c="5"/><text:span text:style-name="T1">These placeholders can be represented in the console.log as below</text:span></text:p>
      <text:p text:style-name="P3"/>
      <text:p text:style-name="P2"><text:s text:c="5"/><text:span text:style-name="T1">```javascript</text:span></text:p>
      <text:p text:style-name="P2"><text:s text:c="5"/><text:span text:style-name="T1">const user = { "name":"John", "id": 1, "city": "Delhi"};</text:span></text:p>
      <text:p text:style-name="P2"><text:s text:c="5"/><text:span text:style-name="T1">console.log("Hello %s, your details %o are available in the object form", "John", user); // Hello John, your details {name: "John", id: 1, city: "Delhi"} are available in object</text:span></text:p>
      <text:p text:style-name="P2"><text:s text:c="5"/><text:span text:style-name="T1">```</text:span></text:p>
      <text:p text:style-name="P3"/>
      <text:p text:style-name="P2"><text:s text:c="5"/><text:span text:style-name="T1">**[в¬† Back to Top](#table-of-contents)**</text:span></text:p>
      <text:p text:style-name="P3"/>
      <text:p text:style-name="P1">369. ### Is it possible to add CSS to console messages</text:p>
      <text:p text:style-name="P3"/>
      <text:p text:style-name="P2"><text:s text:c="5"/><text:span text:style-name="T1">Yes, you can apply CSS styles to console messages similar to html text on the web page.</text:span></text:p>
      <text:p text:style-name="P3"/>
      <text:p text:style-name="P2"><text:s text:c="5"/><text:span text:style-name="T1">```javascript</text:span></text:p>
      <text:p text:style-name="P2"><text:s text:c="5"/><text:span text:style-name="T1">console.log('%c The text has blue color, with large font and red background', 'color: blue; font-size: x-large; background: red');</text:span></text:p>
      <text:p text:style-name="P2"><text:s text:c="5"/><text:span text:style-name="T1">```</text:span></text:p>
      <text:p text:style-name="P3"/>
      <text:p text:style-name="P2"><text:s text:c="5"/><text:span text:style-name="T1">The text will be displayed as below,</text:span></text:p>
      <text:p text:style-name="P2"><text:s text:c="5"/><text:span text:style-name="T1">![Screenshot](images/console-css.png)</text:span></text:p>
      <text:p text:style-name="P3"/>
      <text:p text:style-name="P2"><text:s text:c="5"/><text:span text:style-name="T1">**Note:** All CSS styles can be applied to console messages.</text:span></text:p>
      <text:p text:style-name="P3"/>
      <text:p text:style-name="P2"><text:s text:c="5"/><text:span text:style-name="T1">**[в¬† Back to Top](#table-of-contents)**</text:span></text:p>
      <text:p text:style-name="P3"/>
      <text:p text:style-name="P1">370. ### What is the purpose of dir method of console object</text:p>
      <text:p text:style-name="P3"/>
      <text:p text:style-name="P2"><text:s text:c="5"/><text:span text:style-name="T1">The `console.dir()` is used to display an interactive list of the properties of the specified JavaScript object as JSON.</text:span></text:p>
      <text:p text:style-name="P3"/>
      <text:p text:style-name="P2"><text:s text:c="5"/><text:span text:style-name="T1">```javascript</text:span></text:p>
      <text:p text:style-name="P2"><text:s text:c="5"/><text:span text:style-name="T1">const user = { "name":"John", "id": 1, "city": "Delhi"};</text:span></text:p>
      <text:p text:style-name="P2"><text:s text:c="5"/><text:span text:style-name="T1">console.dir(user);</text:span></text:p>
      <text:p text:style-name="P2"><text:s text:c="5"/><text:span text:style-name="T1">```</text:span></text:p>
      <text:p text:style-name="P3"/>
      <text:p text:style-name="P2"><text:s text:c="5"/><text:span text:style-name="T1">The user object displayed in JSON representation</text:span></text:p>
      <text:p text:style-name="P2"><text:s text:c="5"/><text:span text:style-name="T1">![Screenshot](images/console-dir.png)</text:span></text:p>
      <text:p text:style-name="P3"><text:soft-page-break/></text:p>
      <text:p text:style-name="P2"><text:s text:c="5"/><text:span text:style-name="T1">**[в¬† Back to Top](#table-of-contents)**</text:span></text:p>
      <text:p text:style-name="P3"/>
      <text:p text:style-name="P1">371. ### Is it possible to debug HTML elements in console</text:p>
      <text:p text:style-name="P3"/>
      <text:p text:style-name="P2"><text:s text:c="5"/><text:span text:style-name="T1">Yes, it is possible to get and debug HTML elements in the console just like inspecting elements.</text:span></text:p>
      <text:p text:style-name="P3"/>
      <text:p text:style-name="P2"><text:s text:c="5"/><text:span text:style-name="T1">```javascript</text:span></text:p>
      <text:p text:style-name="P2"><text:s text:c="5"/><text:span text:style-name="T1">const element = document.getElementsByTagName("body")[0];</text:span></text:p>
      <text:p text:style-name="P2"><text:s text:c="5"/><text:span text:style-name="T1">console.log(element);</text:span></text:p>
      <text:p text:style-name="P2"><text:s text:c="5"/><text:span text:style-name="T1">```</text:span></text:p>
      <text:p text:style-name="P3"/>
      <text:p text:style-name="P2"><text:s text:c="5"/><text:span text:style-name="T1">It prints the HTML element in the console,</text:span></text:p>
      <text:p text:style-name="P2"><text:s text:c="5"/></text:p>
      <text:p text:style-name="P2"><text:s text:c="5"/><text:span text:style-name="T1">![Screenshot](images/console-html.png)</text:span></text:p>
      <text:p text:style-name="P3"/>
      <text:p text:style-name="P2"><text:s text:c="5"/><text:span text:style-name="T1">**[в¬† Back to Top](#table-of-contents)**</text:span></text:p>
      <text:p text:style-name="P3"/>
      <text:p text:style-name="P1">372. ### How do you display data in a tabular format using console object</text:p>
      <text:p text:style-name="P3"/>
      <text:p text:style-name="P2"><text:s text:c="5"/><text:span text:style-name="T1">The `console.table()` is used to display data in the console in a tabular format to visualize complex arrays or objects.</text:span></text:p>
      <text:p text:style-name="P3"/>
      <text:p text:style-name="P2"><text:s text:c="5"/><text:span text:style-name="T1">```js</text:span></text:p>
      <text:p text:style-name="P2"><text:s text:c="5"/><text:span text:style-name="T1">const users = [{ "name":"John", "id": 1, "city": "Delhi"}, { "name":"Max", "id": 2, "city": "London"}, { "name":"Rod", "id": 3, "city": "Paris"} ];</text:span></text:p>
      <text:p text:style-name="P2"><text:s text:c="5"/><text:span text:style-name="T1">console.table(users);</text:span></text:p>
      <text:p text:style-name="P2"><text:s text:c="5"/><text:span text:style-name="T1">```</text:span></text:p>
      <text:p text:style-name="P3"/>
      <text:p text:style-name="P2"><text:s text:c="5"/><text:span text:style-name="T1">The data visualized in a table format,</text:span></text:p>
      <text:p text:style-name="P2"><text:s text:c="5"/></text:p>
      <text:p text:style-name="P2"><text:s text:c="5"/><text:span text:style-name="T1">![Screenshot](images/console-table.png)</text:span></text:p>
      <text:p text:style-name="P2"><text:s text:c="5"/><text:span text:style-name="T1">**Not:** Remember that `console.table()` is not supported in IE.</text:span></text:p>
      <text:p text:style-name="P3"/>
      <text:p text:style-name="P2"><text:s text:c="5"/><text:span text:style-name="T1">**[в¬† Back to Top](#table-of-contents)**</text:span></text:p>
      <text:p text:style-name="P3"/>
      <text:p text:style-name="P1">373. ### How do you verify that an argument is a Number or not</text:p>
      <text:p text:style-name="P3"/>
      <text:p text:style-name="P2"><text:s text:c="5"/><text:span text:style-name="T1">The combination of IsNaN and isFinite methods are used to confirm whether an argument is a number or not.</text:span></text:p>
      <text:p text:style-name="P3"/>
      <text:p text:style-name="P2"><text:s text:c="5"/><text:span text:style-name="T1">```javascript</text:span></text:p>
      <text:p text:style-name="P2"><text:s text:c="5"/><text:span text:style-name="T1">function isNumber(n){</text:span></text:p>
      <text:p text:style-name="P2"><text:s text:c="9"/><text:span text:style-name="T1">return !isNaN(parseFloat(n)) &amp;&amp; isFinite(n);</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74. ### How do you create copy to clipboard button</text:p>
      <text:p text:style-name="P3"/>
      <text:p text:style-name="P2"><text:s text:c="5"/><text:span text:style-name="T1">You need to select the content(using .select() method) of the input element and execute the copy command with execCommand (i.e, execCommand('copy')). You can also execute other system commands like cut and paste.</text:span></text:p>
      <text:p text:style-name="P3"/>
      <text:p text:style-name="P2"><text:s text:c="5"/><text:span text:style-name="T1">```javascript</text:span></text:p>
      <text:p text:style-name="P2"><text:s text:c="5"/><text:span text:style-name="T1">document.querySelector("#copy-button").onclick = function() {</text:span></text:p>
      <text:p text:style-name="P2"><text:s text:c="7"/><text:span text:style-name="T1">// Select the content</text:span></text:p>
      <text:p text:style-name="P2"><text:soft-page-break/><text:s text:c="7"/><text:span text:style-name="T1">document.querySelector("#copy-input").select();</text:span></text:p>
      <text:p text:style-name="P2"><text:s text:c="7"/><text:span text:style-name="T1">// Copy to the clipboard</text:span></text:p>
      <text:p text:style-name="P2"><text:s text:c="7"/><text:span text:style-name="T1">document.execCommand('copy');</text:span></text:p>
      <text:p text:style-name="P2"><text:s text:c="5"/><text:span text:style-name="T1">};</text:span></text:p>
      <text:p text:style-name="P2"><text:s text:c="5"/><text:span text:style-name="T1">```</text:span></text:p>
      <text:p text:style-name="P3"/>
      <text:p text:style-name="P2"><text:s text:c="5"/><text:span text:style-name="T1">**[в¬† Back to Top](#table-of-contents)**</text:span></text:p>
      <text:p text:style-name="P3"/>
      <text:p text:style-name="P1">375. ### What is the shortcut to get timestamp</text:p>
      <text:p text:style-name="P3"/>
      <text:p text:style-name="P2"><text:s text:c="5"/><text:span text:style-name="T1">You can use `new Date().getTime()` to get the current timestamp. There is an alternative shortcut to get the value.</text:span></text:p>
      <text:p text:style-name="P3"/>
      <text:p text:style-name="P2"><text:s text:c="5"/><text:span text:style-name="T1">```javascript</text:span></text:p>
      <text:p text:style-name="P2"><text:s text:c="5"/><text:span text:style-name="T1">console.log(+new Date());</text:span></text:p>
      <text:p text:style-name="P2"><text:s text:c="5"/><text:span text:style-name="T1">console.log(Date.now());</text:span></text:p>
      <text:p text:style-name="P2"><text:s text:c="5"/><text:span text:style-name="T1">```</text:span></text:p>
      <text:p text:style-name="P3"/>
      <text:p text:style-name="P2"><text:s text:c="5"/><text:span text:style-name="T1">**[в¬† Back to Top](#table-of-contents)**</text:span></text:p>
      <text:p text:style-name="P3"/>
      <text:p text:style-name="P1">376. ### How do you flattening multi dimensional arrays</text:p>
      <text:p text:style-name="P3"/>
      <text:p text:style-name="P2"><text:s text:c="5"/><text:span text:style-name="T1">Flattening bi-dimensional arrays is trivial with Spread operator.</text:span></text:p>
      <text:p text:style-name="P3"/>
      <text:p text:style-name="P2"><text:s text:c="5"/><text:span text:style-name="T1">```javascript</text:span></text:p>
      <text:p text:style-name="P2"><text:s text:c="5"/><text:span text:style-name="T1">const biDimensionalArr = [11, [22, 33], [44, 55], [66, 77], 88, 99];</text:span></text:p>
      <text:p text:style-name="P2"><text:s text:c="5"/><text:span text:style-name="T1">const flattenArr = [].concat(...biDimensionalArr); // [11, 22, 33, 44, 55, 66, 77, 88, 99]</text:span></text:p>
      <text:p text:style-name="P2"><text:s text:c="5"/><text:span text:style-name="T1">```</text:span></text:p>
      <text:p text:style-name="P3"/>
      <text:p text:style-name="P2"><text:s text:c="5"/><text:span text:style-name="T1">But you can make it work with multi-dimensional arrays by recursive calls,</text:span></text:p>
      <text:p text:style-name="P3"/>
      <text:p text:style-name="P2"><text:s text:c="5"/><text:span text:style-name="T1">```javascript</text:span></text:p>
      <text:p text:style-name="P2"><text:s text:c="5"/><text:span text:style-name="T1">function flattenMultiArray(arr) {</text:span></text:p>
      <text:p text:style-name="P2"><text:s text:c="9"/><text:span text:style-name="T1">const flattened = [].concat(...arr);</text:span></text:p>
      <text:p text:style-name="P2"><text:s text:c="9"/><text:span text:style-name="T1">return flattened.some(item =&gt; Array.isArray(item)) ? flattenMultiArray(flattened) : flattened;</text:span></text:p>
      <text:p text:style-name="P2"><text:s text:c="6"/><text:span text:style-name="T1">}</text:span></text:p>
      <text:p text:style-name="P2"><text:s text:c="5"/><text:span text:style-name="T1">const multiDimensionalArr = [11, [22, 33], [44, [55, 66, [77, [88]], 99]]];</text:span></text:p>
      <text:p text:style-name="P2"><text:s text:c="5"/><text:span text:style-name="T1">const flatArr = flattenMultiArray(multiDimensionalArr); // [11, 22, 33, 44, 55, 66, 77, 88, 99]</text:span></text:p>
      <text:p text:style-name="P2"><text:s text:c="5"/><text:span text:style-name="T1">```</text:span></text:p>
      <text:p text:style-name="P3"/>
      <text:p text:style-name="P2"><text:s text:c="5"/><text:span text:style-name="T1">**[в¬† Back to Top](#table-of-contents)**</text:span></text:p>
      <text:p text:style-name="P3"/>
      <text:p text:style-name="P1">377. ### What is the easiest multi condition checking</text:p>
      <text:p text:style-name="P3"/>
      <text:p text:style-name="P2"><text:s text:c="5"/><text:span text:style-name="T1">You can use `indexOf` to compare input with multiple values instead of checking each value as one condition.</text:span></text:p>
      <text:p text:style-name="P3"/>
      <text:p text:style-name="P2"><text:s text:c="5"/><text:span text:style-name="T1">```javascript</text:span></text:p>
      <text:p text:style-name="P2"><text:s text:c="5"/><text:span text:style-name="T1">// Verbose approach</text:span></text:p>
      <text:p text:style-name="P2"><text:s text:c="5"/><text:span text:style-name="T1">if (input === 'first' || input === 1 || input === 'second' || input === 2) {</text:span></text:p>
      <text:p text:style-name="P2"><text:s text:c="7"/><text:span text:style-name="T1">someFunction();</text:span></text:p>
      <text:p text:style-name="P2"><text:s text:c="5"/><text:span text:style-name="T1">}</text:span></text:p>
      <text:p text:style-name="P2"><text:s text:c="5"/><text:span text:style-name="T1">// Shortcut</text:span></text:p>
      <text:p text:style-name="P2"><text:s text:c="5"/><text:span text:style-name="T1">if (['first', 1, 'second', 2].indexOf(input) !== -1) {</text:span></text:p>
      <text:p text:style-name="P2"><text:s text:c="7"/><text:span text:style-name="T1">someFunction();</text:span></text:p>
      <text:p text:style-name="P2"><text:s text:c="5"/><text:span text:style-name="T1">}</text:span></text:p>
      <text:p text:style-name="P2"><text:soft-page-break/><text:s text:c="5"/><text:span text:style-name="T1">```</text:span></text:p>
      <text:p text:style-name="P3"/>
      <text:p text:style-name="P2"><text:s text:c="5"/><text:span text:style-name="T1">**[в¬† Back to Top](#table-of-contents)**</text:span></text:p>
      <text:p text:style-name="P3"/>
      <text:p text:style-name="P1">378. ### How do you capture browser back button</text:p>
      <text:p text:style-name="P3"/>
      <text:p text:style-name="P2"><text:s text:c="5"/><text:span text:style-name="T1">The `window.onbeforeunload` method is used to capture browser back button events. This is helpful to warn users about losing the current data.</text:span></text:p>
      <text:p text:style-name="P3"/>
      <text:p text:style-name="P2"><text:s text:c="5"/><text:span text:style-name="T1">```javascript</text:span></text:p>
      <text:p text:style-name="P2"><text:s text:c="6"/><text:span text:style-name="T1">window.onbeforeunload = function() {</text:span></text:p>
      <text:p text:style-name="P2"><text:s text:c="9"/><text:span text:style-name="T1">alert("You work will be lost");</text:span></text:p>
      <text:p text:style-name="P2"><text:s text:c="6"/><text:span text:style-name="T1">};</text:span></text:p>
      <text:p text:style-name="P2"><text:s text:c="5"/><text:span text:style-name="T1">```</text:span></text:p>
      <text:p text:style-name="P3"/>
      <text:p text:style-name="P2"><text:s text:c="5"/><text:span text:style-name="T1">**[в¬† Back to Top](#table-of-contents)**</text:span></text:p>
      <text:p text:style-name="P3"/>
      <text:p text:style-name="P1">379. ### How do you disable right click in the web page</text:p>
      <text:p text:style-name="P3"/>
      <text:p text:style-name="P2"><text:s text:c="5"/><text:span text:style-name="T1">The right click on the page can be disabled by returning false from the `oncontextmenu` attribute on the body element.</text:span></text:p>
      <text:p text:style-name="P3"/>
      <text:p text:style-name="P2"><text:s text:c="5"/><text:span text:style-name="T1">```html</text:span></text:p>
      <text:p text:style-name="P2"><text:s text:c="5"/><text:span text:style-name="T1">&lt;body oncontextmenu="return false;"&gt;</text:span></text:p>
      <text:p text:style-name="P2"><text:s text:c="5"/><text:span text:style-name="T1">```</text:span></text:p>
      <text:p text:style-name="P3"/>
      <text:p text:style-name="P2"><text:s text:c="5"/><text:span text:style-name="T1">**[в¬† Back to Top](#table-of-contents)**</text:span></text:p>
      <text:p text:style-name="P3"/>
      <text:p text:style-name="P1">380. ### What are wrapper objects</text:p>
      <text:p text:style-name="P3"/>
      <text:p text:style-name="P2"><text:s text:c="5"/><text:span text:style-name="T1">Primitive Values like string,number and boolean don't have properties and methods but they are temporarily converted or coerced to an object(Wrapper object) when you try to perform actions on them. For example, if you apply toUpperCase() method on a primitive string value, it does not throw an error but returns uppercase of the string.</text:span></text:p>
      <text:p text:style-name="P3"/>
      <text:p text:style-name="P2"><text:s text:c="5"/><text:span text:style-name="T1">```javascript</text:span></text:p>
      <text:p text:style-name="P2"><text:s text:c="5"/><text:span text:style-name="T1">let name = "john";</text:span></text:p>
      <text:p text:style-name="P3"/>
      <text:p text:style-name="P2"><text:s text:c="5"/><text:span text:style-name="T1">console.log(name.toUpperCase()); <text:s/>// Behind the scenes treated as console.log(new String(name).toUpperCase());</text:span></text:p>
      <text:p text:style-name="P2"><text:s text:c="5"/><text:span text:style-name="T1">```</text:span></text:p>
      <text:p text:style-name="P3"/>
      <text:p text:style-name="P2"><text:s text:c="5"/><text:span text:style-name="T1">i.e, Every primitive except null and undefined have Wrapper Objects and the list of wrapper objects are String,Number,Boolean,Symbol and BigInt.</text:span></text:p>
      <text:p text:style-name="P3"/>
      <text:p text:style-name="P2"><text:s text:c="5"/><text:span text:style-name="T1">**[в¬† Back to Top](#table-of-contents)**</text:span></text:p>
      <text:p text:style-name="P3"/>
      <text:p text:style-name="P1">381. ### What is AJAX</text:p>
      <text:p text:style-name="P3"/>
      <text:p text:style-name="P2"><text:s text:c="5"/><text:span text:style-name="T1">AJAX stands for Asynchronous JavaScript and XML and it is a group of related technologies(HTML, CSS, JavaScript, XMLHttpRequest API etc) used to display data asynchronously. i.e. We can send data to the server and get data from the server without reloading the web page.</text:span></text:p>
      <text:p text:style-name="P3"/>
      <text:p text:style-name="P2"><text:s text:c="5"/><text:span text:style-name="T1">**[в¬† Back to Top](#table-of-contents)**</text:span></text:p>
      <text:p text:style-name="P3"/>
      <text:p text:style-name="P1">382. ### What are the different ways to deal with Asynchronous Code</text:p>
      <text:p text:style-name="P3"/>
      <text:p text:style-name="P2"><text:soft-page-break/><text:s text:c="5"/><text:span text:style-name="T1">Below are the list of different ways to deal with Asynchronous code.</text:span></text:p>
      <text:p text:style-name="P2"><text:s text:c="5"/><text:span text:style-name="T1">1. Callbacks</text:span></text:p>
      <text:p text:style-name="P2"><text:s text:c="5"/><text:span text:style-name="T1">2. Promises</text:span></text:p>
      <text:p text:style-name="P2"><text:s text:c="5"/><text:span text:style-name="T1">3. Async/await</text:span></text:p>
      <text:p text:style-name="P2"><text:s text:c="5"/><text:span text:style-name="T1">4. Third-party libraries such as async.js,bluebird etc</text:span></text:p>
      <text:p text:style-name="P3"/>
      <text:p text:style-name="P2"><text:s text:c="5"/><text:span text:style-name="T1">**[в¬† Back to Top](#table-of-contents)**</text:span></text:p>
      <text:p text:style-name="P3"/>
      <text:p text:style-name="P1">383. ### How to cancel a fetch request</text:p>
      <text:p text:style-name="P3"/>
      <text:p text:style-name="P2"><text:s text:c="5"/><text:span text:style-name="T1">Until a few days back, One shortcoming of native promises is no direct way to cancel a fetch request. But the new `AbortController` from js specification allows you to use a signal to abort one or multiple fetch calls.</text:span></text:p>
      <text:p text:style-name="P2"><text:s text:c="5"/><text:span text:style-name="T1">The basic flow of cancelling a fetch request would be as below,</text:span></text:p>
      <text:p text:style-name="P2"><text:s text:c="5"/><text:span text:style-name="T1">1. Create an `AbortController` instance</text:span></text:p>
      <text:p text:style-name="P2"><text:s text:c="5"/><text:span text:style-name="T1">2. Get the signal property of an instance and pass the signal as a fetch option for signal</text:span></text:p>
      <text:p text:style-name="P2"><text:s text:c="5"/><text:span text:style-name="T1">3. Call the AbortController's abort property to cancel all fetches that use that signal</text:span></text:p>
      <text:p text:style-name="P2"><text:s text:c="5"/><text:span text:style-name="T1">For example, let's pass the same signal to multiple fetch calls will cancel all requests with that signal,</text:span></text:p>
      <text:p text:style-name="P3"/>
      <text:p text:style-name="P2"><text:s text:c="5"/><text:span text:style-name="T1">```javascript</text:span></text:p>
      <text:p text:style-name="P2"><text:s text:c="5"/><text:span text:style-name="T1">const controller = new AbortController();</text:span></text:p>
      <text:p text:style-name="P2"><text:s text:c="5"/><text:span text:style-name="T1">const { signal } = controller;</text:span></text:p>
      <text:p text:style-name="P3"/>
      <text:p text:style-name="P2"><text:s text:c="5"/><text:span text:style-name="T1">fetch("http://localhost:8000", { signal }).then(response =&gt; {</text:span></text:p>
      <text:p text:style-name="P2"><text:s text:c="9"/><text:span text:style-name="T1">console.log(`Request 1 is complete!`);</text:span></text:p>
      <text:p text:style-name="P2"><text:s text:c="5"/><text:span text:style-name="T1">}).catch(e =&gt; {</text:span></text:p>
      <text:p text:style-name="P2"><text:s text:c="9"/><text:span text:style-name="T1">if(e.name === "AbortError") {</text:span></text:p>
      <text:p text:style-name="P2"><text:s text:c="13"/><text:span text:style-name="T1">// We know it's been canceled!</text:span></text:p>
      <text:p text:style-name="P2"><text:s text:c="9"/><text:span text:style-name="T1">}</text:span></text:p>
      <text:p text:style-name="P2"><text:s text:c="5"/><text:span text:style-name="T1">});</text:span></text:p>
      <text:p text:style-name="P3"/>
      <text:p text:style-name="P2"><text:s text:c="5"/><text:span text:style-name="T1">fetch("http://localhost:8000", { signal }).then(response =&gt; {</text:span></text:p>
      <text:p text:style-name="P2"><text:s text:c="9"/><text:span text:style-name="T1">console.log(`Request 2 is complete!`);</text:span></text:p>
      <text:p text:style-name="P2"><text:s text:c="5"/><text:span text:style-name="T1">}).catch(e =&gt; {</text:span></text:p>
      <text:p text:style-name="P2"><text:s text:c="10"/><text:span text:style-name="T1">if(e.name === "AbortError") {</text:span></text:p>
      <text:p text:style-name="P2"><text:s text:c="14"/><text:span text:style-name="T1">// We know it's been canceled!</text:span></text:p>
      <text:p text:style-name="P2"><text:s text:c="11"/><text:span text:style-name="T1">}</text:span></text:p>
      <text:p text:style-name="P2"><text:s text:c="5"/><text:span text:style-name="T1">});</text:span></text:p>
      <text:p text:style-name="P3"/>
      <text:p text:style-name="P2"><text:s text:c="5"/><text:span text:style-name="T1">// Wait 2 seconds to abort both requests</text:span></text:p>
      <text:p text:style-name="P2"><text:s text:c="5"/><text:span text:style-name="T1">setTimeout(() =&gt; controller.abort(), 2000);</text:span></text:p>
      <text:p text:style-name="P2"><text:s text:c="5"/><text:span text:style-name="T1">```</text:span></text:p>
      <text:p text:style-name="P3"/>
      <text:p text:style-name="P2"><text:s text:c="5"/><text:span text:style-name="T1">**[в¬† Back to Top](#table-of-contents)**</text:span></text:p>
      <text:p text:style-name="P3"/>
      <text:p text:style-name="P1">384. ### What is web speech API</text:p>
      <text:p text:style-name="P3"/>
      <text:p text:style-name="P2"><text:s text:c="5"/><text:span text:style-name="T1">Web speech API is used to enable modern browsers recognize and synthesize speech(i.e, voice data into web apps). This API has been introduced by W3C Community in the year 2012. It has two main parts,</text:span></text:p>
      <text:p text:style-name="P2"><text:s text:c="5"/><text:span text:style-name="T1">1. **SpeechRecognition (Asynchronous Speech Recognition or Speech-to-Text):** It provides the ability to recognize voice context from an audio input and respond accordingly. This is accessed by the `SpeechRecognition` interface.</text:span></text:p>
      <text:p text:style-name="P2"><text:s text:c="5"/><text:span text:style-name="T1">The below example shows on how to use this API to get text from speech,</text:span></text:p>
      <text:p text:style-name="P3"/>
      <text:p text:style-name="P2"><text:s text:c="5"/><text:span text:style-name="T1">```javascript</text:span></text:p>
      <text:p text:style-name="P2"><text:soft-page-break/><text:s text:c="5"/><text:span text:style-name="T1">window.SpeechRecognition = window.webkitSpeechRecognition || window.SpeechRecognition; <text:s/>// webkitSpeechRecognition for Chrome and SpeechRecognition for FF</text:span></text:p>
      <text:p text:style-name="P2"><text:s text:c="5"/><text:span text:style-name="T1">const recognition = new window.SpeechRecognition();</text:span></text:p>
      <text:p text:style-name="P2"><text:s text:c="5"/><text:span text:style-name="T1">recognition.onresult = (event) =&gt; { // SpeechRecognitionEvent type</text:span></text:p>
      <text:p text:style-name="P2"><text:s text:c="7"/><text:span text:style-name="T1">const speechToText = event.results[0][0].transcript;</text:span></text:p>
      <text:p text:style-name="P2"><text:s text:c="7"/><text:span text:style-name="T1">console.log(speechToText);</text:span></text:p>
      <text:p text:style-name="P2"><text:s text:c="5"/><text:span text:style-name="T1">}</text:span></text:p>
      <text:p text:style-name="P2"><text:s text:c="5"/><text:span text:style-name="T1">recognition.start();</text:span></text:p>
      <text:p text:style-name="P2"><text:s text:c="5"/><text:span text:style-name="T1">```</text:span></text:p>
      <text:p text:style-name="P3"/>
      <text:p text:style-name="P2"><text:s text:c="5"/><text:span text:style-name="T1">In this API, browser is going to ask you for permission to use your microphone</text:span></text:p>
      <text:p text:style-name="P2"><text:s text:c="5"/><text:span text:style-name="T1">1. **SpeechSynthesis (Text-to-Speech):** It provides the ability to recognize voice context from an audio input and respond. This is accessed by the `SpeechSynthesis` interface.</text:span></text:p>
      <text:p text:style-name="P2"><text:s text:c="5"/><text:span text:style-name="T1">For example, the below code is used to get voice/speech from text,</text:span></text:p>
      <text:p text:style-name="P3"/>
      <text:p text:style-name="P2"><text:s text:c="5"/><text:span text:style-name="T1">```javascript</text:span></text:p>
      <text:p text:style-name="P2"><text:s text:c="5"/><text:span text:style-name="T1">if('speechSynthesis' in window){</text:span></text:p>
      <text:p text:style-name="P2"><text:s text:c="9"/><text:span text:style-name="T1">var speech = new SpeechSynthesisUtterance('Hello World!');</text:span></text:p>
      <text:p text:style-name="P2"><text:s text:c="9"/><text:span text:style-name="T1">speech.lang = 'en-US';</text:span></text:p>
      <text:p text:style-name="P2"><text:s text:c="9"/><text:span text:style-name="T1">window.speechSynthesis.speak(speech);</text:span></text:p>
      <text:p text:style-name="P2"><text:s text:c="5"/><text:span text:style-name="T1">}</text:span></text:p>
      <text:p text:style-name="P2"><text:s text:c="5"/><text:span text:style-name="T1">```</text:span></text:p>
      <text:p text:style-name="P3"/>
      <text:p text:style-name="P2"><text:s text:c="5"/><text:span text:style-name="T1">The above examples can be tested on chrome(33+) browser's developer console.</text:span></text:p>
      <text:p text:style-name="P2"><text:s text:c="5"/><text:span text:style-name="T1">**Note:** <text:s/>This API is still a working draft and only available in Chrome and Firefox browsers(ofcourse Chrome only implemented the specification)</text:span></text:p>
      <text:p text:style-name="P2"><text:s text:c="5"/></text:p>
      <text:p text:style-name="P2"><text:s text:c="5"/><text:span text:style-name="T1">**[в¬† Back to Top](#table-of-contents)**</text:span></text:p>
      <text:p text:style-name="P3"/>
      <text:p text:style-name="P1">385. ### What is minimum timeout throttling</text:p>
      <text:p text:style-name="P3"/>
      <text:p text:style-name="P2"><text:s text:c="5"/><text:span text:style-name="T1">Both browser and NodeJS javascript environments throttles with a minimum delay that is greater than 0ms. That means even though setting a delay of 0ms will not happen instantaneously.</text:span></text:p>
      <text:p text:style-name="P2"><text:s text:c="5"/><text:span text:style-name="T1">**Browsers:** They have a minimum delay of 4ms. This throttle occurs when successive calls are triggered due to callback nesting(certain depth) or after a certain number of successive intervals.</text:span></text:p>
      <text:p text:style-name="P2"><text:s text:c="5"/><text:span text:style-name="T1">Note: The older browsers have a minimum delay of 10ms.</text:span></text:p>
      <text:p text:style-name="P2"><text:s text:c="5"/><text:span text:style-name="T1">**Nodejs:** They have a minimum delay of 1ms. This throttle happens when the delay is larger than 2147483647 or less than 1.</text:span></text:p>
      <text:p text:style-name="P2"><text:s text:c="5"/><text:span text:style-name="T1">The best example to explain this timeout throttling behavior is the order of below code snippet.</text:span></text:p>
      <text:p text:style-name="P3"/>
      <text:p text:style-name="P2"><text:s text:c="5"/><text:span text:style-name="T1">```javascript</text:span></text:p>
      <text:p text:style-name="P2"><text:s text:c="5"/><text:span text:style-name="T1">function runMeFirst() {</text:span></text:p>
      <text:p text:style-name="P2"><text:s text:c="9"/><text:span text:style-name="T1">console.log('My script is initialized');</text:span></text:p>
      <text:p text:style-name="P2"><text:s text:c="5"/><text:span text:style-name="T1">}</text:span></text:p>
      <text:p text:style-name="P2"><text:s text:c="5"/><text:span text:style-name="T1">setTimeout(runMeFirst, 0);</text:span></text:p>
      <text:p text:style-name="P2"><text:s text:c="5"/><text:span text:style-name="T1">console.log('Script loaded');</text:span></text:p>
      <text:p text:style-name="P2"><text:s text:c="5"/><text:span text:style-name="T1">```</text:span></text:p>
      <text:p text:style-name="P3"/>
      <text:p text:style-name="P2"><text:s text:c="5"/><text:span text:style-name="T1">and the output would be in</text:span></text:p>
      <text:p text:style-name="P3"/>
      <text:p text:style-name="P2"><text:s text:c="5"/><text:span text:style-name="T1">```cmd</text:span></text:p>
      <text:p text:style-name="P2"><text:s text:c="5"/><text:span text:style-name="T1">Script loaded</text:span></text:p>
      <text:p text:style-name="P2"><text:s text:c="5"/><text:span text:style-name="T1">My script is initialized</text:span></text:p>
      <text:p text:style-name="P2"><text:s text:c="5"/><text:span text:style-name="T1">```</text:span></text:p>
      <text:p text:style-name="P3"><text:soft-page-break/></text:p>
      <text:p text:style-name="P2"><text:s text:c="5"/><text:span text:style-name="T1">If you don't use `setTimeout`, the order of logs will be sequential.</text:span></text:p>
      <text:p text:style-name="P3"/>
      <text:p text:style-name="P2"><text:s text:c="5"/><text:span text:style-name="T1">```javascript</text:span></text:p>
      <text:p text:style-name="P2"><text:s text:c="5"/><text:span text:style-name="T1">function runMeFirst() {</text:span></text:p>
      <text:p text:style-name="P2"><text:s text:c="8"/><text:span text:style-name="T1">console.log('My script is initialized');</text:span></text:p>
      <text:p text:style-name="P2"><text:s text:c="5"/><text:span text:style-name="T1">}</text:span></text:p>
      <text:p text:style-name="P2"><text:s text:c="5"/><text:span text:style-name="T1">runMeFirst();</text:span></text:p>
      <text:p text:style-name="P2"><text:s text:c="5"/><text:span text:style-name="T1">console.log('Script loaded');</text:span></text:p>
      <text:p text:style-name="P2"><text:s text:c="5"/><text:span text:style-name="T1">```</text:span></text:p>
      <text:p text:style-name="P3"/>
      <text:p text:style-name="P2"><text:s text:c="5"/><text:span text:style-name="T1">and the output is,</text:span></text:p>
      <text:p text:style-name="P3"/>
      <text:p text:style-name="P2"><text:s text:c="5"/><text:span text:style-name="T1">```cmd</text:span></text:p>
      <text:p text:style-name="P2"><text:s text:c="5"/><text:span text:style-name="T1">My script is initialized</text:span></text:p>
      <text:p text:style-name="P2"><text:s text:c="5"/><text:span text:style-name="T1">Script loaded</text:span></text:p>
      <text:p text:style-name="P2"><text:s text:c="5"/><text:span text:style-name="T1">```</text:span></text:p>
      <text:p text:style-name="P3"/>
      <text:p text:style-name="P2"><text:s text:c="5"/><text:span text:style-name="T1">**[в¬† Back to Top](#table-of-contents)**</text:span></text:p>
      <text:p text:style-name="P3"/>
      <text:p text:style-name="P1">386. ### How do you implement zero timeout in modern browsers</text:p>
      <text:p text:style-name="P3"/>
      <text:p text:style-name="P2"><text:s text:c="5"/><text:span text:style-name="T1">You can't use setTimeout(fn, 0) to execute the code immediately due to minimum delay of greater than 0ms. But you can use window.postMessage() to achieve this behavior.</text:span></text:p>
      <text:p text:style-name="P3"/>
      <text:p text:style-name="P2"><text:s text:c="5"/><text:span text:style-name="T1">**[в¬† Back to Top](#table-of-contents)**</text:span></text:p>
      <text:p text:style-name="P3"/>
      <text:p text:style-name="P1">387. ### What are tasks in event loop</text:p>
      <text:p text:style-name="P3"/>
      <text:p text:style-name="P2"><text:s text:c="5"/><text:span text:style-name="T1">A task is any javascript code/program which is scheduled to be run by the standard mechanisms such as initially starting to run a program, run an event callback, or an interval or timeout being fired. All these tasks are scheduled on a task queue.</text:span></text:p>
      <text:p text:style-name="P2"><text:s text:c="5"/><text:span text:style-name="T1">Below are the list of use cases to add tasks to the task queue,</text:span></text:p>
      <text:p text:style-name="P2"><text:s text:c="5"/><text:span text:style-name="T1">1. When a new javascript program is executed directly from console or running by the ```&lt;script&gt;``` element, the task will be added to the task queue.</text:span></text:p>
      <text:p text:style-name="P2"><text:s text:c="5"/><text:span text:style-name="T1">2. When an event fires, the event callback added to task queue</text:span></text:p>
      <text:p text:style-name="P2"><text:s text:c="5"/><text:span text:style-name="T1">3. When a setTimeout or setInterval is reached, the corresponding callback added to task queue</text:span></text:p>
      <text:p text:style-name="P3"/>
      <text:p text:style-name="P2"><text:s text:c="5"/><text:span text:style-name="T1">**[в¬† Back to Top](#table-of-contents)**</text:span></text:p>
      <text:p text:style-name="P3"/>
      <text:p text:style-name="P1">388. ### What is microtask</text:p>
      <text:p text:style-name="P3"/>
      <text:p text:style-name="P2"><text:s text:c="5"/><text:span text:style-name="T1">Microtask is the javascript code which needs to be executed immediately after the currently executing task/microtask is completed. They are kind of blocking in nature. i.e, The main thread will be blocked until the microtask queue is empty.</text:span></text:p>
      <text:p text:style-name="P2"><text:s text:c="5"/><text:span text:style-name="T1">The main sources of microtasks are Promise.resolve, Promise.reject, MutationObservers, IntersectionObservers etc</text:span></text:p>
      <text:p text:style-name="P3"/>
      <text:p text:style-name="P2"><text:s text:c="5"/><text:span text:style-name="T1">**Note:** All of these microtasks are processed in the same turn of the event loop.</text:span></text:p>
      <text:p text:style-name="P2"><text:s text:c="5"/><text:span text:style-name="T1">**[в¬† Back to Top](#table-of-contents)**</text:span></text:p>
      <text:p text:style-name="P3"/>
      <text:p text:style-name="P1">389. ### What are different event loops</text:p>
      <text:p text:style-name="P3"/>
      <text:p text:style-name="P2"><text:s text:c="5"/><text:span text:style-name="T1">**[в¬† Back to Top](#table-of-contents)**</text:span></text:p>
      <text:p text:style-name="P3"/>
      <text:p text:style-name="P1"><text:soft-page-break/>390. ### What is the purpose of queueMicrotask</text:p>
      <text:p text:style-name="P3"/>
      <text:p text:style-name="P2"><text:s text:c="5"/><text:span text:style-name="T1">**[в¬† Back to Top](#table-of-contents)**</text:span></text:p>
      <text:p text:style-name="P3"/>
      <text:p text:style-name="P1">391. ### How do you use javascript libraries in typescript file</text:p>
      <text:p text:style-name="P3"/>
      <text:p text:style-name="P2"><text:s text:c="5"/><text:span text:style-name="T1">It is known that not all JavaScript libraries or frameworks have TypeScript declaration files. But if you still want to use libraries or frameworks in our TypeScript files without getting compilation errors, the only solution is `declare` keyword along with a variable declaration. For example, let's imagine you have a library called `customLibrary` that doesnвЂ™t have a TypeScript declaration and have a namespace called `customLibrary` in the global namespace. You can use this library in typescript code as below,</text:span></text:p>
      <text:p text:style-name="P3"/>
      <text:p text:style-name="P2"><text:s text:c="5"/><text:span text:style-name="T1">```javascript</text:span></text:p>
      <text:p text:style-name="P2"><text:s text:c="5"/><text:span text:style-name="T1">declare var customLibrary;</text:span></text:p>
      <text:p text:style-name="P2"><text:s text:c="5"/><text:span text:style-name="T1">```</text:span></text:p>
      <text:p text:style-name="P3"/>
      <text:p text:style-name="P2"><text:s text:c="5"/><text:span text:style-name="T1">In the runtime, typescript will provide the type to the `customLibrary` variable as `any` type. The another alternative without using declare keyword is below</text:span></text:p>
      <text:p text:style-name="P3"/>
      <text:p text:style-name="P2"><text:s text:c="5"/><text:span text:style-name="T1">```javascript</text:span></text:p>
      <text:p text:style-name="P2"><text:s text:c="5"/><text:span text:style-name="T1">var customLibrary: any;</text:span></text:p>
      <text:p text:style-name="P2"><text:s text:c="5"/><text:span text:style-name="T1">```</text:span></text:p>
      <text:p text:style-name="P3"/>
      <text:p text:style-name="P2"><text:s text:c="5"/><text:span text:style-name="T1">**[в¬† Back to Top](#table-of-contents)**</text:span></text:p>
      <text:p text:style-name="P3"/>
      <text:p text:style-name="P1">392. ### What are the differences between promises and observables</text:p>
      <text:p text:style-name="P3"/>
      <text:p text:style-name="P2"><text:s text:c="5"/><text:span text:style-name="T1">Some of the major difference in a tabular form</text:span></text:p>
      <text:p text:style-name="P3"/>
      <text:p text:style-name="P2"><text:s text:c="5"/><text:span text:style-name="T1">| Promises | Observables |</text:span></text:p>
      <text:p text:style-name="P2"><text:s text:c="5"/><text:span text:style-name="T1">|---- | ---------</text:span></text:p>
      <text:p text:style-name="P2"><text:s text:c="5"/><text:span text:style-name="T1">| Emits only a single value at a time <text:s/>| Emits multiple values over a period of time(stream of values ranging from 0 to multiple) |</text:span></text:p>
      <text:p text:style-name="P2"><text:s text:c="5"/><text:span text:style-name="T1">| Eager in nature; they are going to be called immediately <text:s/>| Lazy in nature; they require subscription to be invoked |</text:span></text:p>
      <text:p text:style-name="P2"><text:s text:c="5"/><text:span text:style-name="T1">| Promise is always asynchronous even though it resolved immediately | Observable can be either synchronous or asynchronous|</text:span></text:p>
      <text:p text:style-name="P2"><text:s text:c="5"/><text:span text:style-name="T1">| Doesn't provide any operators | Provides operators such as map, forEach, filter, reduce, retry, and retryWhen etc |</text:span></text:p>
      <text:p text:style-name="P2"><text:s text:c="5"/><text:span text:style-name="T1">| Cannot be canceled | Canceled by using unsubscribe() method |</text:span></text:p>
      <text:p text:style-name="P3"/>
      <text:p text:style-name="P2"><text:s text:c="5"/><text:span text:style-name="T1">**[в¬† Back to Top](#table-of-contents)**</text:span></text:p>
      <text:p text:style-name="P3"/>
      <text:p text:style-name="P1">393. ### What is heap</text:p>
      <text:p text:style-name="P3"/>
      <text:p text:style-name="P2"><text:s text:c="5"/><text:span text:style-name="T1">Heap(Or memory heap) is the memory location where objects are stored when we define variables. i.e, This is the place where all the memory allocations and de-allocation take place. Both heap and call-stack are two containers of JS runtime.</text:span></text:p>
      <text:p text:style-name="P2"><text:s text:c="5"/><text:span text:style-name="T1">Whenever runtime comes across variables and function declarations in the code it stores them in the Heap.</text:span></text:p>
      <text:p text:style-name="P3"/>
      <text:p text:style-name="P2"><text:s text:c="5"/><text:span text:style-name="T1">![Screenshot](images/heap.png)</text:span></text:p>
      <text:p text:style-name="P3"/>
      <text:p text:style-name="P2"><text:s text:c="5"/><text:span text:style-name="T1">**[в¬† Back to Top](#table-of-contents)**</text:span></text:p>
      <text:p text:style-name="P3"/>
      <text:p text:style-name="P1">394. ### What is an event table</text:p>
      <text:p text:style-name="P3"><text:soft-page-break/></text:p>
      <text:p text:style-name="P2"><text:s text:c="5"/><text:span text:style-name="T1">Event Table is a data structure that stores and keeps track of all the events which will be executed asynchronously like after some time interval or after the resolution of some API requests. i.e Whenever you call a setTimeout function or invoke async operation, it is added to the Event Table.</text:span></text:p>
      <text:p text:style-name="P2"><text:s text:c="5"/><text:span text:style-name="T1">It doesn't not execute functions on itвЂ™s own. The main purpose of the event table is to keep track of events and send them to the Event Queue as shown in the below diagram.</text:span></text:p>
      <text:p text:style-name="P3"/>
      <text:p text:style-name="P2"><text:s text:c="5"/><text:span text:style-name="T1">![Screenshot](images/event-table.png)</text:span></text:p>
      <text:p text:style-name="P3"/>
      <text:p text:style-name="P2"><text:s text:c="5"/><text:span text:style-name="T1">**[в¬† Back to Top](#table-of-contents)**</text:span></text:p>
      <text:p text:style-name="P3"/>
      <text:p text:style-name="P1">395. ### What is a microTask queue</text:p>
      <text:p text:style-name="P3"/>
      <text:p text:style-name="P2"><text:s text:c="5"/><text:span text:style-name="T1">Microtask Queue is the new queue where all the tasks initiated by promise objects get processed before the callback queue.</text:span></text:p>
      <text:p text:style-name="P2"><text:s text:c="5"/><text:span text:style-name="T1">The microtasks queue are processed before the next rendering and painting jobs. But if these microtasks are running for a long time then it leads to visual degradation.</text:span></text:p>
      <text:p text:style-name="P3"/>
      <text:p text:style-name="P2"><text:s text:c="5"/><text:span text:style-name="T1">**[в¬† Back to Top](#table-of-contents)**</text:span></text:p>
      <text:p text:style-name="P3"/>
      <text:p text:style-name="P1">396. ### What is the difference between shim and polyfill</text:p>
      <text:p text:style-name="P3"/>
      <text:p text:style-name="P2"><text:s text:c="5"/><text:span text:style-name="T1">A shim is a library that brings a new API to an older environment, using only the means of that environment. <text:s/>It isn't necessarily restricted to a web application. For example, es5-shim.js is used to emulate ES5 features on older browsers (mainly pre IE9).</text:span></text:p>
      <text:p text:style-name="P2"><text:s text:c="5"/><text:span text:style-name="T1">Whereas polyfill is a piece of code (or plugin) that provides the technology that you, the developer, expect the browser to provide natively.</text:span></text:p>
      <text:p text:style-name="P2"><text:s text:c="5"/><text:span text:style-name="T1">In a simple sentence, A polyfill is a shim for a browser API.</text:span></text:p>
      <text:p text:style-name="P3"/>
      <text:p text:style-name="P2"><text:s text:c="5"/><text:span text:style-name="T1">**[в¬† Back to Top](#table-of-contents)**</text:span></text:p>
      <text:p text:style-name="P3"/>
      <text:p text:style-name="P1">397. ### How do you detect primitive or non primitive value type</text:p>
      <text:p text:style-name="P3"/>
      <text:p text:style-name="P2"><text:s text:c="5"/><text:span text:style-name="T1">In JavaScript, primitive types include boolean, string, number, BigInt, null, Symbol and undefined. Whereas non-primitive types include the Objects. But you can easily identify them with the below function,</text:span></text:p>
      <text:p text:style-name="P3"/>
      <text:p text:style-name="P2"><text:s text:c="5"/><text:span text:style-name="T1">```javascript</text:span></text:p>
      <text:p text:style-name="P2"><text:s text:c="5"/><text:span text:style-name="T1">var myPrimitive = 30;</text:span></text:p>
      <text:p text:style-name="P2"><text:s text:c="5"/><text:span text:style-name="T1">var myNonPrimitive = {};</text:span></text:p>
      <text:p text:style-name="P2"><text:s text:c="5"/><text:span text:style-name="T1">function isPrimitive(val) {</text:span></text:p>
      <text:p text:style-name="P2"><text:s text:c="9"/><text:span text:style-name="T1">return Object(val) !== val;</text:span></text:p>
      <text:p text:style-name="P2"><text:s text:c="5"/><text:span text:style-name="T1">}</text:span></text:p>
      <text:p text:style-name="P3"/>
      <text:p text:style-name="P2"><text:s text:c="5"/><text:span text:style-name="T1">isPrimitive(myPrimitive);</text:span></text:p>
      <text:p text:style-name="P2"><text:s text:c="5"/><text:span text:style-name="T1">isPrimitive(myNonPrimitive);</text:span></text:p>
      <text:p text:style-name="P2"><text:s text:c="5"/><text:span text:style-name="T1">```</text:span></text:p>
      <text:p text:style-name="P3"/>
      <text:p text:style-name="P2"><text:s text:c="5"/><text:span text:style-name="T1">If the value is a primitive data type, the Object constructor creates a new wrapper object for the value. But If the value is a non-primitive data type (an object), the Object constructor will give the same object.</text:span></text:p>
      <text:p text:style-name="P3"/>
      <text:p text:style-name="P2"><text:s text:c="5"/><text:span text:style-name="T1">**[в¬† Back to Top](#table-of-contents)**</text:span></text:p>
      <text:p text:style-name="P3"/>
      <text:p text:style-name="P1">398. ### What is babel</text:p>
      <text:p text:style-name="P3"><text:soft-page-break/></text:p>
      <text:p text:style-name="P2"><text:s text:c="5"/><text:span text:style-name="T1">Babel is a JavaScript transpiler to convert ECMAScript 2015+ code into a backwards compatible version of JavaScript in current and older browsers or environments. Some of the main features are listed below,</text:span></text:p>
      <text:p text:style-name="P2"><text:s text:c="5"/><text:span text:style-name="T1">1. Transform syntax</text:span></text:p>
      <text:p text:style-name="P2"><text:s text:c="5"/><text:span text:style-name="T1">2. Polyfill features that are missing in your target environment (using @babel/polyfill)</text:span></text:p>
      <text:p text:style-name="P2"><text:s text:c="5"/><text:span text:style-name="T1">3. Source code transformations (or codemods)</text:span></text:p>
      <text:p text:style-name="P3"/>
      <text:p text:style-name="P2"><text:s text:c="5"/><text:span text:style-name="T1">**[в¬† Back to Top](#table-of-contents)**</text:span></text:p>
      <text:p text:style-name="P3"/>
      <text:p text:style-name="P1">399. ### Is Node.js completely single threaded</text:p>
      <text:p text:style-name="P3"/>
      <text:p text:style-name="P2"><text:s text:c="5"/><text:span text:style-name="T1">Node is a single thread, but some of the functions included in the Node.js standard library(e.g, fs module functions) are not single threaded. i.e, Their logic runs outside of the Node.js single thread to improve the speed and performance of a program.</text:span></text:p>
      <text:p text:style-name="P3"/>
      <text:p text:style-name="P2"><text:s text:c="5"/><text:span text:style-name="T1">**[в¬† Back to Top](#table-of-contents)**</text:span></text:p>
      <text:p text:style-name="P3"/>
      <text:p text:style-name="P1">400. ### What are the common use cases of observables</text:p>
      <text:p text:style-name="P3"/>
      <text:p text:style-name="P2"><text:s text:c="5"/><text:span text:style-name="T1">Some of the most common use cases of observables are web sockets with push notifications, user input changes, repeating intervals, etc</text:span></text:p>
      <text:p text:style-name="P3"/>
      <text:p text:style-name="P2"><text:s text:c="5"/><text:span text:style-name="T1">**[в¬† Back to Top](#table-of-contents)**</text:span></text:p>
      <text:p text:style-name="P3"/>
      <text:p text:style-name="P1">401. ### What is RxJS</text:p>
      <text:p text:style-name="P3"/>
      <text:p text:style-name="P2"><text:s text:c="5"/><text:span text:style-name="T1">RxJS (Reactive Extensions for JavaScript) is a library for implementing reactive programming using observables that makes it easier to compose asynchronous or callback-based code. It also provides utility functions for creating and working with observables.</text:span></text:p>
      <text:p text:style-name="P3"/>
      <text:p text:style-name="P2"><text:s text:c="5"/><text:span text:style-name="T1">**[в¬† Back to Top](#table-of-contents)**</text:span></text:p>
      <text:p text:style-name="P3"/>
      <text:p text:style-name="P1">402. ### What is the difference between Function constructor and function declaration</text:p>
      <text:p text:style-name="P3"/>
      <text:p text:style-name="P2"><text:s text:c="5"/><text:span text:style-name="T1">The functions which are created with `Function constructor` do not create closures to their creation contexts but they are always created in the global scope. i.e, the function can access its own local variables and global scope variables only. Whereas function declarations can access outer function variables(closures) too.</text:span></text:p>
      <text:p text:style-name="P3"/>
      <text:p text:style-name="P2"><text:s text:c="5"/><text:span text:style-name="T1">Let's see this difference with an example,</text:span></text:p>
      <text:p text:style-name="P3"/>
      <text:p text:style-name="P2"><text:s text:c="5"/><text:span text:style-name="T1">**Function Constructor:**</text:span></text:p>
      <text:p text:style-name="P3"/>
      <text:p text:style-name="P2"><text:s text:c="5"/><text:span text:style-name="T1">```javascript</text:span></text:p>
      <text:p text:style-name="P2"><text:s text:c="5"/><text:span text:style-name="T1">var a = 100;</text:span></text:p>
      <text:p text:style-name="P2"><text:s text:c="5"/><text:span text:style-name="T1">function createFunction() {</text:span></text:p>
      <text:p text:style-name="P2"><text:s text:c="9"/><text:span text:style-name="T1">var a = 200;</text:span></text:p>
      <text:p text:style-name="P2"><text:s text:c="9"/><text:span text:style-name="T1">return new Function('return a;');</text:span></text:p>
      <text:p text:style-name="P2"><text:s text:c="5"/><text:span text:style-name="T1">}</text:span></text:p>
      <text:p text:style-name="P2"><text:s text:c="5"/><text:span text:style-name="T1">console.log(createFunction()()); // 100</text:span></text:p>
      <text:p text:style-name="P2"><text:s text:c="5"/><text:span text:style-name="T1">```</text:span></text:p>
      <text:p text:style-name="P3"/>
      <text:p text:style-name="P2"><text:s text:c="5"/><text:span text:style-name="T1">**Function declaration:**</text:span></text:p>
      <text:p text:style-name="P3"><text:soft-page-break/></text:p>
      <text:p text:style-name="P2"><text:s text:c="5"/><text:span text:style-name="T1">```javascript</text:span></text:p>
      <text:p text:style-name="P2"><text:s text:c="5"/><text:span text:style-name="T1">var a = 100;</text:span></text:p>
      <text:p text:style-name="P2"><text:s text:c="5"/><text:span text:style-name="T1">function createFunction() {</text:span></text:p>
      <text:p text:style-name="P2"><text:s text:c="9"/><text:span text:style-name="T1">var a = 200;</text:span></text:p>
      <text:p text:style-name="P2"><text:s text:c="9"/><text:span text:style-name="T1">return function func() {</text:span></text:p>
      <text:p text:style-name="P2"><text:s text:c="13"/><text:span text:style-name="T1">return a;</text:span></text:p>
      <text:p text:style-name="P2"><text:s text:c="9"/><text:span text:style-name="T1">}</text:span></text:p>
      <text:p text:style-name="P2"><text:s text:c="5"/><text:span text:style-name="T1">}</text:span></text:p>
      <text:p text:style-name="P2"><text:s text:c="5"/><text:span text:style-name="T1">console.log(createFunction()()); // 200</text:span></text:p>
      <text:p text:style-name="P2"><text:s text:c="5"/><text:span text:style-name="T1">```</text:span></text:p>
      <text:p text:style-name="P3"/>
      <text:p text:style-name="P2"><text:s text:c="5"/><text:span text:style-name="T1">**[в¬† Back to Top](#table-of-contents)**</text:span></text:p>
      <text:p text:style-name="P3"/>
      <text:p text:style-name="P1">403. ### What is a Short circuit condition</text:p>
      <text:p text:style-name="P3"/>
      <text:p text:style-name="P2"><text:s text:c="5"/><text:span text:style-name="T1">Short circuit conditions are meant for condensed way of writing simple if statements. Let's demonstrate the scenario using an example. If you would like to login to a portal with an authentication condition, the expression would be as below,</text:span></text:p>
      <text:p text:style-name="P3"/>
      <text:p text:style-name="P2"><text:s text:c="5"/><text:span text:style-name="T1">```javascript</text:span></text:p>
      <text:p text:style-name="P2"><text:s text:c="5"/><text:span text:style-name="T1">if (authenticate) {</text:span></text:p>
      <text:p text:style-name="P2"><text:s text:c="8"/><text:span text:style-name="T1">loginToPorta();</text:span></text:p>
      <text:p text:style-name="P2"><text:s text:c="5"/><text:span text:style-name="T1">}</text:span></text:p>
      <text:p text:style-name="P2"><text:s text:c="5"/><text:span text:style-name="T1">```</text:span></text:p>
      <text:p text:style-name="P3"/>
      <text:p text:style-name="P2"><text:s text:c="5"/><text:span text:style-name="T1">Since the javascript logical operators evaluated from left to right, the above expression can be simplified using &amp;&amp; logical operator</text:span></text:p>
      <text:p text:style-name="P3"/>
      <text:p text:style-name="P2"><text:s text:c="5"/><text:span text:style-name="T1">```javascript</text:span></text:p>
      <text:p text:style-name="P2"><text:s text:c="5"/><text:span text:style-name="T1">authenticate &amp;&amp; loginToPorta();</text:span></text:p>
      <text:p text:style-name="P2"><text:s text:c="5"/><text:span text:style-name="T1">```</text:span></text:p>
      <text:p text:style-name="P3"/>
      <text:p text:style-name="P2"><text:s text:c="5"/><text:span text:style-name="T1">**[в¬† Back to Top](#table-of-contents)**</text:span></text:p>
      <text:p text:style-name="P3"/>
      <text:p text:style-name="P1">404. ### What is the easiest way to resize an array</text:p>
      <text:p text:style-name="P3"/>
      <text:p text:style-name="P2"><text:s text:c="5"/><text:span text:style-name="T1">The length property of an array is useful to resize or empty an array quickly. Let's apply length property on number array to resize the number of elements from 5 to 2,</text:span></text:p>
      <text:p text:style-name="P3"/>
      <text:p text:style-name="P2"><text:s text:c="5"/><text:span text:style-name="T1">```javascript</text:span></text:p>
      <text:p text:style-name="P2"><text:s text:c="5"/><text:span text:style-name="T1">var array = [1, 2, 3, 4, 5];</text:span></text:p>
      <text:p text:style-name="P2"><text:s text:c="5"/><text:span text:style-name="T1">console.log(array.length); // 5</text:span></text:p>
      <text:p text:style-name="P3"/>
      <text:p text:style-name="P2"><text:s text:c="5"/><text:span text:style-name="T1">array.length = 2;</text:span></text:p>
      <text:p text:style-name="P2"><text:s text:c="5"/><text:span text:style-name="T1">console.log(array.length); // 2</text:span></text:p>
      <text:p text:style-name="P2"><text:s text:c="5"/><text:span text:style-name="T1">console.log(array); // [1,2]</text:span></text:p>
      <text:p text:style-name="P2"><text:s text:c="5"/><text:span text:style-name="T1">```</text:span></text:p>
      <text:p text:style-name="P3"/>
      <text:p text:style-name="P2"><text:s text:c="5"/><text:span text:style-name="T1">and the array can be emptied too</text:span></text:p>
      <text:p text:style-name="P3"/>
      <text:p text:style-name="P2"><text:s text:c="5"/><text:span text:style-name="T1">```javascript</text:span></text:p>
      <text:p text:style-name="P2"><text:s text:c="5"/><text:span text:style-name="T1">var array = [1, 2, 3, 4, 5];</text:span></text:p>
      <text:p text:style-name="P2"><text:s text:c="5"/><text:span text:style-name="T1">array.length = 0;</text:span></text:p>
      <text:p text:style-name="P2"><text:s text:c="5"/><text:span text:style-name="T1">console.log(array.length); // 0</text:span></text:p>
      <text:p text:style-name="P2"><text:s text:c="5"/><text:span text:style-name="T1">console.log(array); // []</text:span></text:p>
      <text:p text:style-name="P2"><text:s text:c="5"/><text:span text:style-name="T1">```</text:span></text:p>
      <text:p text:style-name="P3"><text:soft-page-break/></text:p>
      <text:p text:style-name="P2"><text:s text:c="5"/><text:span text:style-name="T1">**[в¬† Back to Top](#table-of-contents)**</text:span></text:p>
      <text:p text:style-name="P3"/>
      <text:p text:style-name="P1">405. ### What is an observable</text:p>
      <text:p text:style-name="P3"/>
      <text:p text:style-name="P2"><text:s text:c="5"/><text:span text:style-name="T1">An Observable is basically a function that can return a stream of values either synchronously or asynchronously to an observer over time. The consumer can get the value by calling `subscribe()` method.</text:span></text:p>
      <text:p text:style-name="P2"><text:s text:c="5"/><text:span text:style-name="T1">Let's look at a simple example of an Observable</text:span></text:p>
      <text:p text:style-name="P3"/>
      <text:p text:style-name="P2"><text:s text:c="5"/><text:span text:style-name="T1">```javascript</text:span></text:p>
      <text:p text:style-name="P2"><text:s text:c="5"/><text:span text:style-name="T1">import { Observable } from 'rxjs';</text:span></text:p>
      <text:p text:style-name="P3"/>
      <text:p text:style-name="P2"><text:s text:c="5"/><text:span text:style-name="T1">const observable = new Observable(observer =&gt; {</text:span></text:p>
      <text:p text:style-name="P2"><text:s text:c="7"/><text:span text:style-name="T1">setTimeout(() =&gt; {</text:span></text:p>
      <text:p text:style-name="P2"><text:s text:c="9"/><text:span text:style-name="T1">observer.next('Message from a Observable!');</text:span></text:p>
      <text:p text:style-name="P2"><text:s text:c="7"/><text:span text:style-name="T1">}, 3000);</text:span></text:p>
      <text:p text:style-name="P2"><text:s text:c="5"/><text:span text:style-name="T1">});</text:span></text:p>
      <text:p text:style-name="P3"/>
      <text:p text:style-name="P2"><text:s text:c="5"/><text:span text:style-name="T1">observable.subscribe(value =&gt; console.log(value));</text:span></text:p>
      <text:p text:style-name="P2"><text:s text:c="5"/><text:span text:style-name="T1">```</text:span></text:p>
      <text:p text:style-name="P3"/>
      <text:p text:style-name="P2"><text:s text:c="5"/><text:span text:style-name="T1">![Screenshot](images/observables.png)</text:span></text:p>
      <text:p text:style-name="P3"/>
      <text:p text:style-name="P2"><text:s text:c="5"/><text:span text:style-name="T1">**Note:** Observables are not part of the JavaScript language yet but they are being proposed to be added to the language</text:span></text:p>
      <text:p text:style-name="P3"/>
      <text:p text:style-name="P2"><text:s text:c="5"/><text:span text:style-name="T1">**[в¬† Back to Top](#table-of-contents)**</text:span></text:p>
      <text:p text:style-name="P3"/>
      <text:p text:style-name="P1">406. ### What is the difference between function and class declarations</text:p>
      <text:p text:style-name="P3"/>
      <text:p text:style-name="P2"><text:s text:c="5"/><text:span text:style-name="T1">The main difference between function declarations and class declarations is `hoisting`. The function declarations are hoisted but not class declarations.</text:span></text:p>
      <text:p text:style-name="P3"/>
      <text:p text:style-name="P2"><text:s text:c="5"/><text:span text:style-name="T1">**Classes:**</text:span></text:p>
      <text:p text:style-name="P3"/>
      <text:p text:style-name="P2"><text:s text:c="5"/><text:span text:style-name="T1">```javascript</text:span></text:p>
      <text:p text:style-name="P2"><text:s text:c="5"/><text:span text:style-name="T1">const user = new User(); // ReferenceError</text:span></text:p>
      <text:p text:style-name="P3"/>
      <text:p text:style-name="P2"><text:s text:c="5"/><text:span text:style-name="T1">class User {}</text:span></text:p>
      <text:p text:style-name="P2"><text:s text:c="5"/><text:span text:style-name="T1">```</text:span></text:p>
      <text:p text:style-name="P3"/>
      <text:p text:style-name="P2"><text:s text:c="5"/><text:span text:style-name="T1">**Constructor Function:**</text:span></text:p>
      <text:p text:style-name="P3"/>
      <text:p text:style-name="P2"><text:s text:c="5"/><text:span text:style-name="T1">```javascript</text:span></text:p>
      <text:p text:style-name="P2"><text:s text:c="6"/><text:span text:style-name="T1">const user = new User(); // No error</text:span></text:p>
      <text:p text:style-name="P3"/>
      <text:p text:style-name="P2"><text:s text:c="6"/><text:span text:style-name="T1">function User() {</text:span></text:p>
      <text:p text:style-name="P2"><text:s text:c="6"/><text:span text:style-name="T1">}</text:span></text:p>
      <text:p text:style-name="P2"><text:s text:c="5"/><text:span text:style-name="T1">```</text:span></text:p>
      <text:p text:style-name="P3"/>
      <text:p text:style-name="P2"><text:s text:c="5"/><text:span text:style-name="T1">**[в¬† Back to Top](#table-of-contents)**</text:span></text:p>
      <text:p text:style-name="P3"/>
      <text:p text:style-name="P1">407. ### What is an async function</text:p>
      <text:p text:style-name="P3"/>
      <text:p text:style-name="P2"><text:s text:c="5"/><text:span text:style-name="T1">An async function is a function declared with the `async` keyword which enables asynchronous, promise-based behavior to be written in a cleaner style by avoiding promise chains. These functions can contain zero or more `await` expressions.</text:span></text:p>
      <text:p text:style-name="P3"><text:soft-page-break/></text:p>
      <text:p text:style-name="P2"><text:s text:c="5"/><text:span text:style-name="T1">Let's take a below async function example,</text:span></text:p>
      <text:p text:style-name="P3"/>
      <text:p text:style-name="P2"><text:s text:c="5"/><text:span text:style-name="T1">```javascript</text:span></text:p>
      <text:p text:style-name="P2"><text:s text:c="5"/><text:span text:style-name="T1">async function logger() {</text:span></text:p>
      <text:p text:style-name="P3"/>
      <text:p text:style-name="P2"><text:s text:c="7"/><text:span text:style-name="T1">let data = await fetch('http://someapi.com/users'); // pause until fetch returns</text:span></text:p>
      <text:p text:style-name="P2"><text:s text:c="7"/><text:span text:style-name="T1">console.log(data)</text:span></text:p>
      <text:p text:style-name="P2"><text:s text:c="5"/><text:span text:style-name="T1">}</text:span></text:p>
      <text:p text:style-name="P2"><text:s text:c="5"/><text:span text:style-name="T1">logger();</text:span></text:p>
      <text:p text:style-name="P2"><text:s text:c="5"/><text:span text:style-name="T1">```</text:span></text:p>
      <text:p text:style-name="P3"/>
      <text:p text:style-name="P2"><text:s text:c="5"/><text:span text:style-name="T1">It is basically syntax sugar over ES2015 promises and generators.</text:span></text:p>
      <text:p text:style-name="P3"/>
      <text:p text:style-name="P2"><text:s text:c="5"/><text:span text:style-name="T1">**[в¬† Back to Top](#table-of-contents)**</text:span></text:p>
      <text:p text:style-name="P3"/>
      <text:p text:style-name="P1">408. ### How do you prevent promises swallowing errors</text:p>
      <text:p text:style-name="P3"/>
      <text:p text:style-name="P2"><text:s text:c="5"/><text:span text:style-name="T1">While using asynchronous code, JavaScriptвЂ™s ES6 promises can make your life a lot easier without having callback pyramids and error handling on every second line. But Promises have some pitfalls and the biggest one is swallowing errors by default.</text:span></text:p>
      <text:p text:style-name="P3"/>
      <text:p text:style-name="P2"><text:s text:c="5"/><text:span text:style-name="T1">Let's say you expect to print an error to the console for all the below cases,</text:span></text:p>
      <text:p text:style-name="P3"/>
      <text:p text:style-name="P2"><text:s text:c="6"/><text:span text:style-name="T1">```javascript</text:span></text:p>
      <text:p text:style-name="P2"><text:s text:c="6"/><text:span text:style-name="T1">Promise.resolve('promised value').then(function() {</text:span></text:p>
      <text:p text:style-name="P2"><text:s text:c="12"/><text:span text:style-name="T1">throw new Error('error');</text:span></text:p>
      <text:p text:style-name="P2"><text:s text:c="6"/><text:span text:style-name="T1">});</text:span></text:p>
      <text:p text:style-name="P3"/>
      <text:p text:style-name="P2"><text:s text:c="6"/><text:span text:style-name="T1">Promise.reject('error value').catch(function() {</text:span></text:p>
      <text:p text:style-name="P2"><text:s text:c="12"/><text:span text:style-name="T1">throw new Error('error');</text:span></text:p>
      <text:p text:style-name="P2"><text:s text:c="6"/><text:span text:style-name="T1">});</text:span></text:p>
      <text:p text:style-name="P3"/>
      <text:p text:style-name="P2"><text:s text:c="6"/><text:span text:style-name="T1">new Promise(function(resolve, reject) {</text:span></text:p>
      <text:p text:style-name="P2"><text:s text:c="12"/><text:span text:style-name="T1">throw new Error('error');</text:span></text:p>
      <text:p text:style-name="P2"><text:s text:c="6"/><text:span text:style-name="T1">});</text:span></text:p>
      <text:p text:style-name="P2"><text:s text:c="6"/><text:span text:style-name="T1">```</text:span></text:p>
      <text:p text:style-name="P3"/>
      <text:p text:style-name="P2"><text:s text:c="6"/><text:span text:style-name="T1">But there are many modern JavaScript environments that won't print any errors. You can fix this problem in different ways,</text:span></text:p>
      <text:p text:style-name="P3"/>
      <text:p text:style-name="P2"><text:s text:c="5"/><text:span text:style-name="T1">1. **Add catch block at the end of each chain:** You can add catch block to the end of each of your promise chains</text:span></text:p>
      <text:p text:style-name="P3"/>
      <text:p text:style-name="P2"><text:s text:c="9"/><text:span text:style-name="T1">```javascript</text:span></text:p>
      <text:p text:style-name="P2"><text:s text:c="9"/><text:span text:style-name="T1">Promise.resolve('promised value').then(function() {</text:span></text:p>
      <text:p text:style-name="P2"><text:s text:c="13"/><text:span text:style-name="T1">throw new Error('error');</text:span></text:p>
      <text:p text:style-name="P2"><text:s text:c="9"/><text:span text:style-name="T1">}).catch(function(error) {</text:span></text:p>
      <text:p text:style-name="P2"><text:s text:c="11"/><text:span text:style-name="T1">console.error(error.stack);</text:span></text:p>
      <text:p text:style-name="P2"><text:s text:c="9"/><text:span text:style-name="T1">});</text:span></text:p>
      <text:p text:style-name="P2"><text:s text:c="10"/><text:span text:style-name="T1">```</text:span></text:p>
      <text:p text:style-name="P3"/>
      <text:p text:style-name="P2"><text:s text:c="8"/><text:span text:style-name="T1">But it is quite difficult to type for each promise chain and verbose too.</text:span></text:p>
      <text:p text:style-name="P3"/>
      <text:p text:style-name="P2"><text:s text:c="5"/><text:span text:style-name="T1">2. **Add done method:** You can replace first solution's then and catch blocks with done method</text:span></text:p>
      <text:p text:style-name="P3"/>
      <text:p text:style-name="P2"><text:soft-page-break/><text:s text:c="9"/><text:span text:style-name="T1">```javascript</text:span></text:p>
      <text:p text:style-name="P2"><text:s text:c="9"/><text:span text:style-name="T1">Promise.resolve('promised value').done(function() {</text:span></text:p>
      <text:p text:style-name="P2"><text:s text:c="13"/><text:span text:style-name="T1">throw new Error('error');</text:span></text:p>
      <text:p text:style-name="P2"><text:s text:c="9"/><text:span text:style-name="T1">});</text:span></text:p>
      <text:p text:style-name="P2"><text:s text:c="9"/><text:span text:style-name="T1">```</text:span></text:p>
      <text:p text:style-name="P3"/>
      <text:p text:style-name="P2"><text:s text:c="8"/><text:span text:style-name="T1">Let's say you want to fetch data using HTTP and later perform processing on the resulting data asynchronously. You can write `done` block as below,</text:span></text:p>
      <text:p text:style-name="P3"/>
      <text:p text:style-name="P2"><text:s text:c="9"/><text:span text:style-name="T1">```javascript</text:span></text:p>
      <text:p text:style-name="P2"><text:s text:c="9"/><text:span text:style-name="T1">getDataFromHttp()</text:span></text:p>
      <text:p text:style-name="P2"><text:s text:c="11"/><text:span text:style-name="T1">.then(function(result) {</text:span></text:p>
      <text:p text:style-name="P2"><text:s text:c="13"/><text:span text:style-name="T1">return processDataAsync(result);</text:span></text:p>
      <text:p text:style-name="P2"><text:s text:c="11"/><text:span text:style-name="T1">})</text:span></text:p>
      <text:p text:style-name="P2"><text:s text:c="11"/><text:span text:style-name="T1">.done(function(processed) {</text:span></text:p>
      <text:p text:style-name="P2"><text:s text:c="13"/><text:span text:style-name="T1">displayData(processed);</text:span></text:p>
      <text:p text:style-name="P2"><text:s text:c="11"/><text:span text:style-name="T1">});</text:span></text:p>
      <text:p text:style-name="P2"><text:s text:c="9"/><text:span text:style-name="T1">```</text:span></text:p>
      <text:p text:style-name="P3"/>
      <text:p text:style-name="P2"><text:s text:c="9"/><text:span text:style-name="T1">In future, if the processing library API changed to synchronous then you can remove `done` block as below,</text:span></text:p>
      <text:p text:style-name="P3"/>
      <text:p text:style-name="P2"><text:s text:c="9"/><text:span text:style-name="T1">```javascript</text:span></text:p>
      <text:p text:style-name="P2"><text:s text:c="10"/><text:span text:style-name="T1">getDataFromHttp()</text:span></text:p>
      <text:p text:style-name="P2"><text:s text:c="12"/><text:span text:style-name="T1">.then(function(result) {</text:span></text:p>
      <text:p text:style-name="P2"><text:s text:c="14"/><text:span text:style-name="T1">return displayData(processDataAsync(result));</text:span></text:p>
      <text:p text:style-name="P2"><text:s text:c="12"/><text:span text:style-name="T1">})</text:span></text:p>
      <text:p text:style-name="P2"><text:s text:c="9"/><text:span text:style-name="T1">```</text:span></text:p>
      <text:p text:style-name="P3"/>
      <text:p text:style-name="P2"><text:s text:c="9"/><text:span text:style-name="T1">and then you forgot to add `done` block to `then` block leads to silent errors.</text:span></text:p>
      <text:p text:style-name="P3"/>
      <text:p text:style-name="P2"><text:s text:c="5"/><text:span text:style-name="T1">3. **Extend ES6 Promises by Bluebird:**</text:span></text:p>
      <text:p text:style-name="P2"><text:s text:c="9"/><text:span text:style-name="T1">Bluebird extends the ES6 Promises API to avoid the issue in the second solution. This library has a вЂњdefaultвЂќ onRejection handler which will print all errors from rejected Promises to stderr. After installation, you can process unhandled rejections</text:span></text:p>
      <text:p text:style-name="P3"/>
      <text:p text:style-name="P2"><text:s text:c="9"/><text:span text:style-name="T1">```javascript</text:span></text:p>
      <text:p text:style-name="P2"><text:s text:c="9"/><text:span text:style-name="T1">Promise.onPossiblyUnhandledRejection(function(error){</text:span></text:p>
      <text:p text:style-name="P2"><text:s text:c="13"/><text:span text:style-name="T1">throw error;</text:span></text:p>
      <text:p text:style-name="P2"><text:s text:c="9"/><text:span text:style-name="T1">});</text:span></text:p>
      <text:p text:style-name="P2"><text:s text:c="9"/><text:span text:style-name="T1">```</text:span></text:p>
      <text:p text:style-name="P3"/>
      <text:p text:style-name="P2"><text:s text:c="9"/><text:span text:style-name="T1">and discard a rejection, just handle it with an empty catch</text:span></text:p>
      <text:p text:style-name="P3"/>
      <text:p text:style-name="P2"><text:s text:c="9"/><text:span text:style-name="T1">```javascript</text:span></text:p>
      <text:p text:style-name="P2"><text:s text:c="9"/><text:span text:style-name="T1">Promise.reject('error value').catch(function() {});</text:span></text:p>
      <text:p text:style-name="P2"><text:s text:c="9"/><text:span text:style-name="T1">```</text:span></text:p>
      <text:p text:style-name="P3"/>
      <text:p text:style-name="P2"><text:s text:c="5"/><text:span text:style-name="T1">**[в¬† Back to Top](#table-of-contents)**</text:span></text:p>
      <text:p text:style-name="P3"/>
      <text:p text:style-name="P1">409. ### What is deno</text:p>
      <text:p text:style-name="P3"/>
      <text:p text:style-name="P2"><text:s text:c="5"/><text:span text:style-name="T1">Deno is a simple, modern and secure runtime for JavaScript and TypeScript that uses V8 JavaScript engine and the Rust programming language.</text:span></text:p>
      <text:p text:style-name="P3"/>
      <text:p text:style-name="P2"><text:s text:c="5"/><text:span text:style-name="T1">**[в¬† Back to Top](#table-of-contents)**</text:span></text:p>
      <text:p text:style-name="P3"/>
      <text:p text:style-name="P1"><text:soft-page-break/>410. ### How do you make an object iterable in javascript</text:p>
      <text:p text:style-name="P3"/>
      <text:p text:style-name="P2"><text:s text:c="5"/><text:span text:style-name="T1">By default, plain objects are not iterable. But you can make the object iterable by defining a `Symbol.iterator` property on it.</text:span></text:p>
      <text:p text:style-name="P3"/>
      <text:p text:style-name="P2"><text:s text:c="5"/><text:span text:style-name="T1">Let's demonstrate this with an example,</text:span></text:p>
      <text:p text:style-name="P3"/>
      <text:p text:style-name="P2"><text:s text:c="5"/><text:span text:style-name="T1">```javascript</text:span></text:p>
      <text:p text:style-name="P2"><text:s text:c="5"/><text:span text:style-name="T1">const collection = {</text:span></text:p>
      <text:p text:style-name="P2"><text:s text:c="7"/><text:span text:style-name="T1">one: 1,</text:span></text:p>
      <text:p text:style-name="P2"><text:s text:c="7"/><text:span text:style-name="T1">two: 2,</text:span></text:p>
      <text:p text:style-name="P2"><text:s text:c="7"/><text:span text:style-name="T1">three: 3,</text:span></text:p>
      <text:p text:style-name="P2"><text:s text:c="7"/><text:span text:style-name="T1">[Symbol.iterator]() {</text:span></text:p>
      <text:p text:style-name="P2"><text:s text:c="9"/><text:span text:style-name="T1">const values = Object.keys(this);</text:span></text:p>
      <text:p text:style-name="P2"><text:s text:c="9"/><text:span text:style-name="T1">let i = 0;</text:span></text:p>
      <text:p text:style-name="P2"><text:s text:c="9"/><text:span text:style-name="T1">return {</text:span></text:p>
      <text:p text:style-name="P2"><text:s text:c="11"/><text:span text:style-name="T1">next: () =&gt; {</text:span></text:p>
      <text:p text:style-name="P2"><text:s text:c="13"/><text:span text:style-name="T1">return {</text:span></text:p>
      <text:p text:style-name="P2"><text:s text:c="15"/><text:span text:style-name="T1">value: this[values[i++]],</text:span></text:p>
      <text:p text:style-name="P2"><text:s text:c="15"/><text:span text:style-name="T1">done: i &gt; values.length</text:span></text:p>
      <text:p text:style-name="P2"><text:s text:c="13"/><text:span text:style-name="T1">}</text:span></text:p>
      <text:p text:style-name="P2"><text:s text:c="11"/><text:span text:style-name="T1">}</text:span></text:p>
      <text:p text:style-name="P2"><text:s text:c="9"/><text:span text:style-name="T1">};</text:span></text:p>
      <text:p text:style-name="P2"><text:s text:c="7"/><text:span text:style-name="T1">}</text:span></text:p>
      <text:p text:style-name="P2"><text:s text:c="5"/><text:span text:style-name="T1">};</text:span></text:p>
      <text:p text:style-name="P3"/>
      <text:p text:style-name="P2"><text:s text:c="5"/><text:span text:style-name="T1">const iterator = collection[Symbol.iterator]();</text:span></text:p>
      <text:p text:style-name="P3"/>
      <text:p text:style-name="P2"><text:s text:c="5"/><text:span text:style-name="T1">console.log(iterator.next()); <text:s text:c="3"/>// в†’ {value: 1, done: false}</text:span></text:p>
      <text:p text:style-name="P2"><text:s text:c="5"/><text:span text:style-name="T1">console.log(iterator.next()); <text:s text:c="3"/>// в†’ {value: 2, done: false}</text:span></text:p>
      <text:p text:style-name="P2"><text:s text:c="5"/><text:span text:style-name="T1">console.log(iterator.next()); <text:s text:c="3"/>// в†’ {value: 3, done: false}</text:span></text:p>
      <text:p text:style-name="P2"><text:s text:c="5"/><text:span text:style-name="T1">console.log(iterator.next()); <text:s text:c="3"/>// в†’ {value: undefined, done: true}</text:span></text:p>
      <text:p text:style-name="P2"><text:s text:c="5"/><text:span text:style-name="T1">```</text:span></text:p>
      <text:p text:style-name="P3"/>
      <text:p text:style-name="P2"><text:s text:c="5"/><text:span text:style-name="T1">The above process can be simplified using a generator function,</text:span></text:p>
      <text:p text:style-name="P3"/>
      <text:p text:style-name="P2"><text:s text:c="5"/><text:span text:style-name="T1">```javascript</text:span></text:p>
      <text:p text:style-name="P2"><text:s text:c="6"/><text:span text:style-name="T1">const collection = {</text:span></text:p>
      <text:p text:style-name="P2"><text:s text:c="8"/><text:span text:style-name="T1">one: 1,</text:span></text:p>
      <text:p text:style-name="P2"><text:s text:c="8"/><text:span text:style-name="T1">two: 2,</text:span></text:p>
      <text:p text:style-name="P2"><text:s text:c="8"/><text:span text:style-name="T1">three: 3,</text:span></text:p>
      <text:p text:style-name="P2"><text:s text:c="8"/><text:span text:style-name="T1">[Symbol.iterator]: function * () {</text:span></text:p>
      <text:p text:style-name="P2"><text:s text:c="10"/><text:span text:style-name="T1">for (let key in this) {</text:span></text:p>
      <text:p text:style-name="P2"><text:s text:c="12"/><text:span text:style-name="T1">yield this[key];</text:span></text:p>
      <text:p text:style-name="P2"><text:s text:c="10"/><text:span text:style-name="T1">}</text:span></text:p>
      <text:p text:style-name="P2"><text:s text:c="8"/><text:span text:style-name="T1">}</text:span></text:p>
      <text:p text:style-name="P2"><text:s text:c="6"/><text:span text:style-name="T1">};</text:span></text:p>
      <text:p text:style-name="P2"><text:s text:c="6"/><text:span text:style-name="T1">const iterator = collection[Symbol.iterator]();</text:span></text:p>
      <text:p text:style-name="P2"><text:s text:c="6"/><text:span text:style-name="T1">console.log(iterator.next()); <text:s text:c="3"/>// {value: 1, done: false}</text:span></text:p>
      <text:p text:style-name="P2"><text:s text:c="6"/><text:span text:style-name="T1">console.log(iterator.next()); <text:s text:c="3"/>// {value: 2, done: false}</text:span></text:p>
      <text:p text:style-name="P2"><text:s text:c="6"/><text:span text:style-name="T1">console.log(iterator.next()); <text:s text:c="3"/>// {value: 3, done: false}</text:span></text:p>
      <text:p text:style-name="P2"><text:s text:c="6"/><text:span text:style-name="T1">console.log(iterator.next()); <text:s text:c="3"/>// {value: undefined, done: true}</text:span></text:p>
      <text:p text:style-name="P2"><text:s text:c="5"/><text:span text:style-name="T1">```</text:span></text:p>
      <text:p text:style-name="P3"/>
      <text:p text:style-name="P2"><text:s text:c="5"/><text:span text:style-name="T1">**[в¬† Back to Top](#table-of-contents)**</text:span></text:p>
      <text:p text:style-name="P3"/>
      <text:p text:style-name="P1">411. ### What is a Proper Tail Call</text:p>
      <text:p text:style-name="P3"/>
      <text:p text:style-name="P2"><text:soft-page-break/><text:s text:c="5"/><text:span text:style-name="T1">First, we should know about tail call before talking about "Proper Tail Call". A tail call is a subroutine or function call performed as the final action of a calling function. Whereas **Proper tail call(PTC)** is a technique where the program or code will not create additional stack frames for a recursion when the function call is a tail call.</text:span></text:p>
      <text:p text:style-name="P3"/>
      <text:p text:style-name="P2"><text:s text:c="5"/><text:span text:style-name="T1">For example, the below classic or head recursion of factorial function relies on stack for each step. Each step need to be processed upto `n * factorial(n - 1)`</text:span></text:p>
      <text:p text:style-name="P3"/>
      <text:p text:style-name="P2"><text:s text:c="5"/><text:span text:style-name="T1">```javascript</text:span></text:p>
      <text:p text:style-name="P2"><text:s text:c="5"/><text:span text:style-name="T1">function factorial(n) {</text:span></text:p>
      <text:p text:style-name="P2"><text:s text:c="7"/><text:span text:style-name="T1">if (n === 0) {</text:span></text:p>
      <text:p text:style-name="P2"><text:s text:c="9"/><text:span text:style-name="T1">return 1</text:span></text:p>
      <text:p text:style-name="P2"><text:s text:c="7"/><text:span text:style-name="T1">}</text:span></text:p>
      <text:p text:style-name="P2"><text:s text:c="7"/><text:span text:style-name="T1">return n * factorial(n - 1)</text:span></text:p>
      <text:p text:style-name="P2"><text:s text:c="5"/><text:span text:style-name="T1">}</text:span></text:p>
      <text:p text:style-name="P2"><text:s text:c="5"/><text:span text:style-name="T1">console.log(factorial(5)); //120</text:span></text:p>
      <text:p text:style-name="P2"><text:s text:c="5"/><text:span text:style-name="T1">```</text:span></text:p>
      <text:p text:style-name="P3"/>
      <text:p text:style-name="P2"><text:s text:c="5"/><text:span text:style-name="T1">But if you use Tail recursion functions, they keep passing all the necessary data it needs down the recursion without relying on the stack.</text:span></text:p>
      <text:p text:style-name="P3"/>
      <text:p text:style-name="P2"><text:s text:c="5"/><text:span text:style-name="T1">```javascript</text:span></text:p>
      <text:p text:style-name="P2"><text:s text:c="5"/><text:span text:style-name="T1">function factorial(n, acc = 1) {</text:span></text:p>
      <text:p text:style-name="P2"><text:s text:c="7"/><text:span text:style-name="T1">if (n === 0) {</text:span></text:p>
      <text:p text:style-name="P2"><text:s text:c="9"/><text:span text:style-name="T1">return acc</text:span></text:p>
      <text:p text:style-name="P2"><text:s text:c="7"/><text:span text:style-name="T1">}</text:span></text:p>
      <text:p text:style-name="P2"><text:s text:c="7"/><text:span text:style-name="T1">return factorial(n - 1, n * acc)</text:span></text:p>
      <text:p text:style-name="P2"><text:s text:c="5"/><text:span text:style-name="T1">}</text:span></text:p>
      <text:p text:style-name="P2"><text:s text:c="5"/><text:span text:style-name="T1">console.log(factorial(5)); //120</text:span></text:p>
      <text:p text:style-name="P2"><text:s text:c="5"/><text:span text:style-name="T1">```</text:span></text:p>
      <text:p text:style-name="P3"/>
      <text:p text:style-name="P2"><text:s text:c="5"/><text:span text:style-name="T1">The above pattern returns the same output as the first one. But the accumulator keeps track of total as an argument without using stack memory on recursive calls.</text:span></text:p>
      <text:p text:style-name="P3"/>
      <text:p text:style-name="P2"><text:s text:c="5"/><text:span text:style-name="T1">**[в¬† Back to Top](#table-of-contents)**</text:span></text:p>
      <text:p text:style-name="P3"/>
      <text:p text:style-name="P1">412. ### How do you check an object is a promise or not</text:p>
      <text:p text:style-name="P3"/>
      <text:p text:style-name="P2"><text:s text:c="6"/><text:span text:style-name="T1">If you don't know if a value is a promise or not, wrapping the value as `Promise.resolve(value)` which returns a promise</text:span></text:p>
      <text:p text:style-name="P3"/>
      <text:p text:style-name="P2"><text:s text:c="6"/><text:span text:style-name="T1">```javascript</text:span></text:p>
      <text:p text:style-name="P2"><text:s text:c="9"/><text:span text:style-name="T1">function isPromise(object){</text:span></text:p>
      <text:p text:style-name="P2"><text:s text:c="12"/><text:span text:style-name="T1">if(Promise &amp;&amp; Promise.resolve){</text:span></text:p>
      <text:p text:style-name="P2"><text:s text:c="12"/><text:span text:style-name="T1">return Promise.resolve(object) == object;</text:span></text:p>
      <text:p text:style-name="P2"><text:s text:c="12"/><text:span text:style-name="T1">}else{</text:span></text:p>
      <text:p text:style-name="P2"><text:s text:c="12"/><text:span text:style-name="T1">throw "Promise not supported in your environment"</text:span></text:p>
      <text:p text:style-name="P2"><text:s text:c="12"/><text:span text:style-name="T1">}</text:span></text:p>
      <text:p text:style-name="P2"><text:s text:c="9"/><text:span text:style-name="T1">}</text:span></text:p>
      <text:p text:style-name="P3"/>
      <text:p text:style-name="P2"><text:s text:c="9"/><text:span text:style-name="T1">var i = 1;</text:span></text:p>
      <text:p text:style-name="P2"><text:s text:c="9"/><text:span text:style-name="T1">var promise = new Promise(function(resolve,reject){</text:span></text:p>
      <text:p text:style-name="P2"><text:s text:c="12"/><text:span text:style-name="T1">resolve()</text:span></text:p>
      <text:p text:style-name="P2"><text:s text:c="9"/><text:span text:style-name="T1">});</text:span></text:p>
      <text:p text:style-name="P3"/>
      <text:p text:style-name="P2"><text:s text:c="9"/><text:span text:style-name="T1">console.log(isPromise(i)); // false</text:span></text:p>
      <text:p text:style-name="P2"><text:s text:c="9"/><text:span text:style-name="T1">console.log(isPromise(promise)); // true</text:span></text:p>
      <text:p text:style-name="P2"><text:soft-page-break/><text:s text:c="6"/><text:span text:style-name="T1">```</text:span></text:p>
      <text:p text:style-name="P3"/>
      <text:p text:style-name="P2"><text:s text:c="6"/><text:span text:style-name="T1">Another way is to check for `.then()` handler type</text:span></text:p>
      <text:p text:style-name="P3"/>
      <text:p text:style-name="P2"><text:s text:c="6"/><text:span text:style-name="T1">```javascript</text:span></text:p>
      <text:p text:style-name="P2"><text:s text:c="6"/><text:span text:style-name="T1">function isPromise(value) {</text:span></text:p>
      <text:p text:style-name="P2"><text:s text:c="9"/><text:span text:style-name="T1">return Boolean(value &amp;&amp; typeof value.then === 'function');</text:span></text:p>
      <text:p text:style-name="P2"><text:s text:c="6"/><text:span text:style-name="T1">}</text:span></text:p>
      <text:p text:style-name="P2"><text:s text:c="6"/><text:span text:style-name="T1">var i = 1;</text:span></text:p>
      <text:p text:style-name="P2"><text:s text:c="6"/><text:span text:style-name="T1">var promise = new Promise(function(resolve,reject){</text:span></text:p>
      <text:p text:style-name="P2"><text:s text:c="9"/><text:span text:style-name="T1">resolve()</text:span></text:p>
      <text:p text:style-name="P2"><text:s text:c="6"/><text:span text:style-name="T1">});</text:span></text:p>
      <text:p text:style-name="P3"/>
      <text:p text:style-name="P2"><text:s text:c="6"/><text:span text:style-name="T1">console.log(isPromise(i)) // false</text:span></text:p>
      <text:p text:style-name="P2"><text:s text:c="6"/><text:span text:style-name="T1">console.log(isPromise(promise)); // true</text:span></text:p>
      <text:p text:style-name="P2"><text:s text:c="6"/><text:span text:style-name="T1">```</text:span></text:p>
      <text:p text:style-name="P3"/>
      <text:p text:style-name="P2"><text:s text:c="6"/><text:span text:style-name="T1">**[в¬† Back to Top](#table-of-contents)**</text:span></text:p>
      <text:p text:style-name="P3"/>
      <text:p text:style-name="P1">413. ### How to detect if a function is called as constructor</text:p>
      <text:p text:style-name="P3"/>
      <text:p text:style-name="P2"><text:s text:c="6"/><text:span text:style-name="T1">You can use `new.target` pseudo-property to detect whether a function was called as a constructor(using the new operator) or as a regular function call.</text:span></text:p>
      <text:p text:style-name="P3"/>
      <text:p text:style-name="P2"><text:s text:c="6"/><text:span text:style-name="T1">1. If a constructor or function invoked using the new operator, new.target returns a reference to the constructor or function.</text:span></text:p>
      <text:p text:style-name="P2"><text:s text:c="6"/><text:span text:style-name="T1">2. For function calls, new.target is undefined.</text:span></text:p>
      <text:p text:style-name="P3"/>
      <text:p text:style-name="P2"><text:s text:c="6"/><text:span text:style-name="T1">```javascript</text:span></text:p>
      <text:p text:style-name="P2"><text:s text:c="6"/><text:span text:style-name="T1">function Myfunc() {</text:span></text:p>
      <text:p text:style-name="P2"><text:s text:c="9"/><text:span text:style-name="T1">if (new.target) {</text:span></text:p>
      <text:p text:style-name="P2"><text:s text:c="12"/><text:span text:style-name="T1">console.log('called with new');</text:span></text:p>
      <text:p text:style-name="P2"><text:s text:c="9"/><text:span text:style-name="T1">} else {</text:span></text:p>
      <text:p text:style-name="P2"><text:s text:c="12"/><text:span text:style-name="T1">console.log('not called with new');</text:span></text:p>
      <text:p text:style-name="P2"><text:s text:c="9"/><text:span text:style-name="T1">}</text:span></text:p>
      <text:p text:style-name="P2"><text:s text:c="6"/><text:span text:style-name="T1">}</text:span></text:p>
      <text:p text:style-name="P3"/>
      <text:p text:style-name="P2"><text:s text:c="6"/><text:span text:style-name="T1">new Myfunc(); // called with new</text:span></text:p>
      <text:p text:style-name="P2"><text:s text:c="6"/><text:span text:style-name="T1">Myfunc(); // not called with new</text:span></text:p>
      <text:p text:style-name="P2"><text:s text:c="6"/><text:span text:style-name="T1">Myfunc.call({}); not called with new</text:span></text:p>
      <text:p text:style-name="P2"><text:s text:c="6"/><text:span text:style-name="T1">```</text:span></text:p>
      <text:p text:style-name="P3"/>
      <text:p text:style-name="P2"><text:s text:c="5"/><text:span text:style-name="T1">**[в¬† Back to Top](#table-of-contents)**</text:span></text:p>
      <text:p text:style-name="P3"/>
      <text:p text:style-name="P1">414. ### What are the differences between arguments object and rest parameter</text:p>
      <text:p text:style-name="P3"/>
      <text:p text:style-name="P2"><text:s text:c="5"/><text:span text:style-name="T1">There are three main differences between arguments object and rest parameters</text:span></text:p>
      <text:p text:style-name="P3"/>
      <text:p text:style-name="P2"><text:s text:c="5"/><text:span text:style-name="T1">1. The arguments object is an array-like but not an array. Whereas the rest parameters are array instances.</text:span></text:p>
      <text:p text:style-name="P2"><text:s text:c="5"/><text:span text:style-name="T1">2. The arguments object does not support methods such as sort, map, forEach, or pop. Whereas these methods can be used in rest parameters.</text:span></text:p>
      <text:p text:style-name="P2"><text:s text:c="5"/><text:span text:style-name="T1">3. The rest parameters are only the ones that havenвЂ™t been given a separate name, while <text:s/>the arguments object contains all arguments passed to the function</text:span></text:p>
      <text:p text:style-name="P3"/>
      <text:p text:style-name="P2"><text:s text:c="5"/><text:span text:style-name="T1">**[в¬† Back to Top](#table-of-contents)**</text:span></text:p>
      <text:p text:style-name="P3"/>
      <text:p text:style-name="P1">415. ### What are the differences between spread operator and rest parameter</text:p>
      <text:p text:style-name="P3"/>
      <text:p text:style-name="P2"><text:soft-page-break/><text:s text:c="5"/><text:span text:style-name="T1">Rest parameter collects all remaining elements into an array. Whereas Spread operator allows iterables( arrays / objects / strings ) to be expanded into single arguments/elements. i.e, Rest parameter is opposite to the spread operator.</text:span></text:p>
      <text:p text:style-name="P3"/>
      <text:p text:style-name="P2"><text:s text:c="5"/><text:span text:style-name="T1">**[в¬† Back to Top](#table-of-contents)**</text:span></text:p>
      <text:p text:style-name="P3"/>
      <text:p text:style-name="P1">416. ### What are the different kinds of generators</text:p>
      <text:p text:style-name="P3"/>
      <text:p text:style-name="P2"><text:s text:c="5"/><text:span text:style-name="T1">There are five kinds of generators,</text:span></text:p>
      <text:p text:style-name="P3"/>
      <text:p text:style-name="P2"><text:s text:c="5"/><text:span text:style-name="T1">1. **Generator function declaration:**</text:span></text:p>
      <text:p text:style-name="P3"/>
      <text:p text:style-name="P2"><text:s text:c="9"/><text:span text:style-name="T1">```javascript</text:span></text:p>
      <text:p text:style-name="P2"><text:s text:c="10"/><text:span text:style-name="T1">function* myGenFunc() {</text:span></text:p>
      <text:p text:style-name="P2"><text:s text:c="15"/><text:span text:style-name="T1">yield 1;</text:span></text:p>
      <text:p text:style-name="P2"><text:s text:c="15"/><text:span text:style-name="T1">yield 2;</text:span></text:p>
      <text:p text:style-name="P2"><text:s text:c="15"/><text:span text:style-name="T1">yield 3;</text:span></text:p>
      <text:p text:style-name="P2"><text:s text:c="10"/><text:span text:style-name="T1">}</text:span></text:p>
      <text:p text:style-name="P2"><text:s text:c="10"/><text:span text:style-name="T1">const genObj = myGenFunc();</text:span></text:p>
      <text:p text:style-name="P2"><text:s text:c="9"/><text:span text:style-name="T1">```</text:span></text:p>
      <text:p text:style-name="P3"/>
      <text:p text:style-name="P2"><text:s text:c="5"/><text:span text:style-name="T1">2. **Generator function expressions:**</text:span></text:p>
      <text:p text:style-name="P3"/>
      <text:p text:style-name="P2"><text:s text:c="8"/><text:span text:style-name="T1">```javascript</text:span></text:p>
      <text:p text:style-name="P2"><text:s text:c="8"/><text:span text:style-name="T1">const myGenFunc = function* () {</text:span></text:p>
      <text:p text:style-name="P2"><text:s text:c="15"/><text:span text:style-name="T1">yield 1;</text:span></text:p>
      <text:p text:style-name="P2"><text:s text:c="15"/><text:span text:style-name="T1">yield 2;</text:span></text:p>
      <text:p text:style-name="P2"><text:s text:c="15"/><text:span text:style-name="T1">yield 3;</text:span></text:p>
      <text:p text:style-name="P2"><text:s text:c="8"/><text:span text:style-name="T1">};</text:span></text:p>
      <text:p text:style-name="P2"><text:s text:c="8"/><text:span text:style-name="T1">const genObj = myGenFunc();</text:span></text:p>
      <text:p text:style-name="P2"><text:s text:c="8"/><text:span text:style-name="T1">```</text:span></text:p>
      <text:p text:style-name="P3"/>
      <text:p text:style-name="P2"><text:s text:c="5"/><text:span text:style-name="T1">3. **Generator method definitions in object literals:**</text:span></text:p>
      <text:p text:style-name="P3"/>
      <text:p text:style-name="P2"><text:s text:c="8"/><text:span text:style-name="T1">```javascript</text:span></text:p>
      <text:p text:style-name="P2"><text:s text:c="9"/><text:span text:style-name="T1">const myObj = {</text:span></text:p>
      <text:p text:style-name="P2"><text:s text:c="13"/><text:span text:style-name="T1">* myGeneratorMethod() {</text:span></text:p>
      <text:p text:style-name="P2"><text:s text:c="16"/><text:span text:style-name="T1">yield 1;</text:span></text:p>
      <text:p text:style-name="P2"><text:s text:c="16"/><text:span text:style-name="T1">yield 2;</text:span></text:p>
      <text:p text:style-name="P2"><text:s text:c="16"/><text:span text:style-name="T1">yield 3;</text:span></text:p>
      <text:p text:style-name="P2"><text:s text:c="13"/><text:span text:style-name="T1">}</text:span></text:p>
      <text:p text:style-name="P2"><text:s text:c="9"/><text:span text:style-name="T1">};</text:span></text:p>
      <text:p text:style-name="P2"><text:s text:c="9"/><text:span text:style-name="T1">const genObj = myObj.myGeneratorMethod();</text:span></text:p>
      <text:p text:style-name="P2"><text:s text:c="8"/><text:span text:style-name="T1">```</text:span></text:p>
      <text:p text:style-name="P3"/>
      <text:p text:style-name="P2"><text:s text:c="5"/><text:span text:style-name="T1">4. **Generator method definitions in class:**</text:span></text:p>
      <text:p text:style-name="P3"/>
      <text:p text:style-name="P2"><text:s text:c="8"/><text:span text:style-name="T1">```javascript</text:span></text:p>
      <text:p text:style-name="P2"><text:s text:c="10"/><text:span text:style-name="T1">class MyClass {</text:span></text:p>
      <text:p text:style-name="P2"><text:s text:c="13"/><text:span text:style-name="T1">* myGeneratorMethod() {</text:span></text:p>
      <text:p text:style-name="P2"><text:s text:c="16"/><text:span text:style-name="T1">yield 1;</text:span></text:p>
      <text:p text:style-name="P2"><text:s text:c="16"/><text:span text:style-name="T1">yield 2;</text:span></text:p>
      <text:p text:style-name="P2"><text:s text:c="16"/><text:span text:style-name="T1">yield 3;</text:span></text:p>
      <text:p text:style-name="P2"><text:s text:c="13"/><text:span text:style-name="T1">}</text:span></text:p>
      <text:p text:style-name="P2"><text:s text:c="10"/><text:span text:style-name="T1">}</text:span></text:p>
      <text:p text:style-name="P2"><text:s text:c="10"/><text:span text:style-name="T1">const myObject = new MyClass();</text:span></text:p>
      <text:p text:style-name="P2"><text:s text:c="10"/><text:span text:style-name="T1">const genObj = myObject.myGeneratorMethod();</text:span></text:p>
      <text:p text:style-name="P2"><text:s text:c="8"/><text:span text:style-name="T1">```</text:span></text:p>
      <text:p text:style-name="P3"/>
      <text:p text:style-name="P2"><text:soft-page-break/><text:s text:c="5"/><text:span text:style-name="T1">5. **Generator as a computed property:**</text:span></text:p>
      <text:p text:style-name="P3"/>
      <text:p text:style-name="P2"><text:s text:c="8"/><text:span text:style-name="T1">```javascript</text:span></text:p>
      <text:p text:style-name="P2"><text:s text:c="8"/><text:span text:style-name="T1">const SomeObj = {</text:span></text:p>
      <text:p text:style-name="P2"><text:s text:c="10"/><text:span text:style-name="T1">*[Symbol.iterator] () {</text:span></text:p>
      <text:p text:style-name="P2"><text:s text:c="12"/><text:span text:style-name="T1">yield 1;</text:span></text:p>
      <text:p text:style-name="P2"><text:s text:c="12"/><text:span text:style-name="T1">yield 2;</text:span></text:p>
      <text:p text:style-name="P2"><text:s text:c="12"/><text:span text:style-name="T1">yield 3;</text:span></text:p>
      <text:p text:style-name="P2"><text:s text:c="10"/><text:span text:style-name="T1">}</text:span></text:p>
      <text:p text:style-name="P2"><text:s text:c="8"/><text:span text:style-name="T1">}</text:span></text:p>
      <text:p text:style-name="P3"/>
      <text:p text:style-name="P2"><text:s text:c="8"/><text:span text:style-name="T1">console.log(Array.from(SomeObj)); // [ 1, 2, 3 ]</text:span></text:p>
      <text:p text:style-name="P2"><text:s text:c="8"/><text:span text:style-name="T1">```</text:span></text:p>
      <text:p text:style-name="P3"/>
      <text:p text:style-name="P2"><text:s text:c="5"/><text:span text:style-name="T1">**[в¬† Back to Top](#table-of-contents)**</text:span></text:p>
      <text:p text:style-name="P3"/>
      <text:p text:style-name="P1">417. ### What are the built-in iterables</text:p>
      <text:p text:style-name="P3"/>
      <text:p text:style-name="P2"><text:s text:c="5"/><text:span text:style-name="T1">Below are the list of built-in iterables in javascript,</text:span></text:p>
      <text:p text:style-name="P3"/>
      <text:p text:style-name="P2"><text:s text:c="5"/><text:span text:style-name="T1">1. Arrays and TypedArrays</text:span></text:p>
      <text:p text:style-name="P2"><text:s text:c="5"/><text:span text:style-name="T1">2. Strings: Iterate over each character or Unicode code-points</text:span></text:p>
      <text:p text:style-name="P2"><text:s text:c="5"/><text:span text:style-name="T1">3. Maps: iterate over its key-value pairs</text:span></text:p>
      <text:p text:style-name="P2"><text:s text:c="5"/><text:span text:style-name="T1">4. Sets: iterates over their elements</text:span></text:p>
      <text:p text:style-name="P2"><text:s text:c="5"/><text:span text:style-name="T1">5. arguments: An array-like special variable in functions</text:span></text:p>
      <text:p text:style-name="P2"><text:s text:c="5"/><text:span text:style-name="T1">6. DOM collection such as NodeList</text:span></text:p>
      <text:p text:style-name="P3"/>
      <text:p text:style-name="P2"><text:s text:c="5"/><text:span text:style-name="T1">**[в¬† Back to Top](#table-of-contents)**</text:span></text:p>
      <text:p text:style-name="P3"/>
      <text:p text:style-name="P1">418. ### What are the differences between for...of and for...in statements</text:p>
      <text:p text:style-name="P3"/>
      <text:p text:style-name="P2"><text:s text:c="5"/><text:span text:style-name="T1">Both for...in and for...of statements iterate over js data structures. The only difference is over what they iterate:</text:span></text:p>
      <text:p text:style-name="P3"/>
      <text:p text:style-name="P2"><text:s text:c="5"/><text:span text:style-name="T1">1. for..in iterates over all enumerable property keys of an object</text:span></text:p>
      <text:p text:style-name="P2"><text:s text:c="5"/><text:span text:style-name="T1">2. for..of iterates over the values of an iterable object.</text:span></text:p>
      <text:p text:style-name="P3"/>
      <text:p text:style-name="P2"><text:s text:c="5"/><text:span text:style-name="T1">Let's explain this difference with an example,</text:span></text:p>
      <text:p text:style-name="P3"/>
      <text:p text:style-name="P2"><text:s text:c="5"/><text:span text:style-name="T1">```javascript</text:span></text:p>
      <text:p text:style-name="P2"><text:s text:c="5"/><text:span text:style-name="T1">let arr = ['a', 'b', 'c'];</text:span></text:p>
      <text:p text:style-name="P3"/>
      <text:p text:style-name="P2"><text:s text:c="5"/><text:span text:style-name="T1">arr.newProp = 'newVlue';</text:span></text:p>
      <text:p text:style-name="P3"/>
      <text:p text:style-name="P2"><text:s text:c="5"/><text:span text:style-name="T1">// key are the property keys</text:span></text:p>
      <text:p text:style-name="P2"><text:s text:c="5"/><text:span text:style-name="T1">for (let key in arr) {</text:span></text:p>
      <text:p text:style-name="P2"><text:s text:c="7"/><text:span text:style-name="T1">console.log(key);</text:span></text:p>
      <text:p text:style-name="P2"><text:s text:c="5"/><text:span text:style-name="T1">}</text:span></text:p>
      <text:p text:style-name="P3"/>
      <text:p text:style-name="P2"><text:s text:c="5"/><text:span text:style-name="T1">// value are the property values</text:span></text:p>
      <text:p text:style-name="P2"><text:s text:c="5"/><text:span text:style-name="T1">for (let value of arr) {</text:span></text:p>
      <text:p text:style-name="P2"><text:s text:c="7"/><text:span text:style-name="T1">console.log(value);</text:span></text:p>
      <text:p text:style-name="P2"><text:s text:c="5"/><text:span text:style-name="T1">}</text:span></text:p>
      <text:p text:style-name="P2"><text:s text:c="5"/><text:span text:style-name="T1">```</text:span></text:p>
      <text:p text:style-name="P3"/>
      <text:p text:style-name="P2"><text:s text:c="5"/><text:span text:style-name="T1">Since for..in loop iterates over the keys of the object, the first loop logs 0, 1, 2 and newProp while iterating over the array object. The for..of loop iterates over the values of a arr data structure and logs <text:s/>a, b, c in the console.</text:span></text:p>
      <text:p text:style-name="P3"/>
      <text:p text:style-name="P2"><text:soft-page-break/><text:s text:c="5"/><text:span text:style-name="T1">**[в¬† Back to Top](#table-of-contents)**</text:span></text:p>
      <text:p text:style-name="P3"/>
      <text:p text:style-name="P1">419. ### How do you define instance and non-instance properties</text:p>
      <text:p text:style-name="P3"/>
      <text:p text:style-name="P2"><text:s text:c="5"/><text:span text:style-name="T1">The Instance properties must be defined inside of class methods. For example, name and age properties defined insider constructor as below,</text:span></text:p>
      <text:p text:style-name="P3"/>
      <text:p text:style-name="P2"><text:s text:c="5"/><text:span text:style-name="T1">```javascript</text:span></text:p>
      <text:p text:style-name="P2"><text:s text:c="5"/><text:span text:style-name="T1">class Person {</text:span></text:p>
      <text:p text:style-name="P2"><text:s text:c="7"/><text:span text:style-name="T1">constructor(name, age) {</text:span></text:p>
      <text:p text:style-name="P2"><text:s text:c="9"/><text:span text:style-name="T1">this.name = name;</text:span></text:p>
      <text:p text:style-name="P2"><text:s text:c="9"/><text:span text:style-name="T1">this.age = age;</text:span></text:p>
      <text:p text:style-name="P2"><text:s text:c="7"/><text:span text:style-name="T1">}</text:span></text:p>
      <text:p text:style-name="P2"><text:s text:c="5"/><text:span text:style-name="T1">}</text:span></text:p>
      <text:p text:style-name="P2"><text:s text:c="5"/><text:span text:style-name="T1">```</text:span></text:p>
      <text:p text:style-name="P3"/>
      <text:p text:style-name="P2"><text:s text:c="5"/><text:span text:style-name="T1">But Static(class) and prototype data properties must be defined outside of the ClassBody declaration. Let's assign the age value for Person class as below,</text:span></text:p>
      <text:p text:style-name="P3"/>
      <text:p text:style-name="P2"><text:s text:c="5"/><text:span text:style-name="T1">```javascript</text:span></text:p>
      <text:p text:style-name="P2"><text:s text:c="5"/><text:span text:style-name="T1">Person.staticAge = 30;</text:span></text:p>
      <text:p text:style-name="P2"><text:s text:c="5"/><text:span text:style-name="T1">Person.prototype.prototypeAge = 40;</text:span></text:p>
      <text:p text:style-name="P2"><text:s text:c="5"/><text:span text:style-name="T1">```</text:span></text:p>
      <text:p text:style-name="P3"/>
      <text:p text:style-name="P2"><text:s text:c="5"/><text:span text:style-name="T1">**[в¬† Back to Top](#table-of-contents)**</text:span></text:p>
      <text:p text:style-name="P3"/>
      <text:p text:style-name="P1">420. ### What is the difference between isNaN and Number.isNaN?</text:p>
      <text:p text:style-name="P3"/>
      <text:p text:style-name="P2"><text:s text:c="5"/><text:span text:style-name="T1">1. **isNaN**: The global function `isNaN` converts the argument to a Number and returns true if the resulting value is NaN.</text:span></text:p>
      <text:p text:style-name="P2"><text:s text:c="5"/><text:span text:style-name="T1">2. **Number.isNaN**: This method does not convert the argument. But it returns true when the type is a Number and value is NaN.</text:span></text:p>
      <text:p text:style-name="P3"/>
      <text:p text:style-name="P2"><text:s text:c="5"/><text:span text:style-name="T1">Let's see the difference with an example,</text:span></text:p>
      <text:p text:style-name="P3"/>
      <text:p text:style-name="P2"><text:s text:c="5"/><text:span text:style-name="T1">```javascript</text:span></text:p>
      <text:p text:style-name="P2"><text:s text:c="5"/><text:span text:style-name="T1">isNaN(вЂhelloвЂ™); <text:s text:c="2"/>// true</text:span></text:p>
      <text:p text:style-name="P2"><text:s text:c="5"/><text:span text:style-name="T1">Number.isNaN('hello'); // false</text:span></text:p>
      <text:p text:style-name="P2"><text:s text:c="5"/><text:span text:style-name="T1">```</text:span></text:p>
      <text:p text:style-name="P2"><text:s text:c="5"/></text:p>
      <text:p text:style-name="P2"><text:s text:c="5"/><text:span text:style-name="T1">**[в¬† Back to Top](#table-of-contents)**</text:span></text:p>
      <text:p text:style-name="P2"><text:s text:c="5"/></text:p>
      <text:p text:style-name="P1">421. ### How to invoke an IIFE without any extra brackets?</text:p>
      <text:p text:style-name="P2"><text:s text:c="5"/><text:span text:style-name="T1">Immediately Invoked Function Expressions(IIFE) requires a pair of parenthesis to wrap the function which contains set of statements.</text:span></text:p>
      <text:p text:style-name="P2"><text:s text:c="5"/><text:span text:style-name="T1">```js</text:span></text:p>
      <text:p text:style-name="P2"><text:s text:c="5"/><text:span text:style-name="T1">(function(dt) { </text:span></text:p>
      <text:p text:style-name="P2"><text:s text:c="8"/><text:span text:style-name="T1">console.log(dt.toLocaleTimeString()); </text:span></text:p>
      <text:p text:style-name="P2"><text:s text:c="6"/><text:span text:style-name="T1">})(new Date()); </text:span></text:p>
      <text:p text:style-name="P2"><text:s text:c="5"/><text:span text:style-name="T1">```</text:span></text:p>
      <text:p text:style-name="P2"><text:s text:c="5"/><text:span text:style-name="T1">Since both IIFE and void operator discard the result of an expression, you can avoid the extra brackets using `void operator` for IIFE <text:s/>as below,</text:span></text:p>
      <text:p text:style-name="P2"><text:s text:c="5"/><text:span text:style-name="T1">```js</text:span></text:p>
      <text:p text:style-name="P2"><text:s text:c="6"/><text:span text:style-name="T1">void function(dt) { </text:span></text:p>
      <text:p text:style-name="P2"><text:s text:c="8"/><text:span text:style-name="T1">console.log(dt.toLocaleTimeString()); </text:span></text:p>
      <text:p text:style-name="P2"><text:s text:c="6"/><text:span text:style-name="T1">}(new Date()); </text:span></text:p>
      <text:p text:style-name="P2"><text:s text:c="5"/><text:span text:style-name="T1">```</text:span></text:p>
      <text:p text:style-name="P2"><text:s text:c="5"/></text:p>
      <text:p text:style-name="P2"><text:s text:c="5"/><text:span text:style-name="T1">**[в¬† Back to Top](#table-of-contents)**</text:span></text:p>
      <text:p text:style-name="P3"><text:soft-page-break/></text:p>
      <text:p text:style-name="P1">422. ### Is that possible to use expressions in switch cases?</text:p>
      <text:p text:style-name="P2"><text:s text:c="5"/><text:span text:style-name="T1">You might have seen expressions used in switch condition but it is also possible to use for switch cases by assigning true value for the switch condition. Let's see the weather condition based on temparature as an example,</text:span></text:p>
      <text:p text:style-name="P2"><text:s text:c="5"/><text:span text:style-name="T1">```js</text:span></text:p>
      <text:p text:style-name="P2"><text:s text:c="5"/><text:span text:style-name="T1">const weather = function getWeather(temp) {</text:span></text:p>
      <text:p text:style-name="P2"><text:s text:c="8"/><text:span text:style-name="T1">switch(true) {</text:span></text:p>
      <text:p text:style-name="P2"><text:s text:c="12"/><text:span text:style-name="T1">case temp &lt; 0: return 'freezing';</text:span></text:p>
      <text:p text:style-name="P2"><text:s text:c="12"/><text:span text:style-name="T1">case temp &lt; 10: return 'cold';</text:span></text:p>
      <text:p text:style-name="P2"><text:s text:c="12"/><text:span text:style-name="T1">case temp &lt; 24: return 'cool';</text:span></text:p>
      <text:p text:style-name="P2"><text:s text:c="12"/><text:span text:style-name="T1">default: return 'unknown';</text:span></text:p>
      <text:p text:style-name="P2"><text:s text:c="8"/><text:span text:style-name="T1">}</text:span></text:p>
      <text:p text:style-name="P2"><text:s text:c="8"/><text:span text:style-name="T1">}(10);</text:span></text:p>
      <text:p text:style-name="P2"><text:s text:c="5"/><text:span text:style-name="T1">```</text:span></text:p>
      <text:p text:style-name="P2"><text:s text:c="5"/></text:p>
      <text:p text:style-name="P2"><text:s text:c="5"/><text:span text:style-name="T1">**[в¬† Back to Top](#table-of-contents)**</text:span></text:p>
      <text:p text:style-name="P2"><text:s text:c="9"/></text:p>
      <text:p text:style-name="P1">423. ### What is the easiest way to ignore promise errors? <text:s text:c="3"/></text:p>
      <text:p text:style-name="P2"><text:s text:c="5"/><text:span text:style-name="T1">The easiest and safest way to ignore promise errors is void that error. This approach is ESLint friendly too.</text:span></text:p>
      <text:p text:style-name="P2"><text:s text:c="5"/></text:p>
      <text:p text:style-name="P2"><text:s text:c="5"/><text:span text:style-name="T1">```js</text:span></text:p>
      <text:p text:style-name="P2"><text:s text:c="5"/><text:span text:style-name="T1">await promise.catch(e =&gt; void e);</text:span></text:p>
      <text:p text:style-name="P2"><text:s text:c="5"/><text:span text:style-name="T1">```</text:span></text:p>
      <text:p text:style-name="P2"><text:s text:c="5"/><text:span text:style-name="T1">**[в¬† Back to Top](#table-of-contents)**</text:span></text:p>
      <text:p text:style-name="P2"><text:s text:c="5"/></text:p>
      <text:p text:style-name="P1">424. ### How do style the console output using CSS?</text:p>
      <text:p text:style-name="P3"/>
      <text:p text:style-name="P2"><text:s text:c="5"/><text:span text:style-name="T1">You can add CSS styling to the console output using the CSS format content specifier %c. The console string message can be appended after the specifier and CSS style in another argument. Let's print the red the color text using console.log and CSS specifier as below,</text:span></text:p>
      <text:p text:style-name="P2"><text:s text:c="5"/><text:span text:style-name="T1">```js</text:span></text:p>
      <text:p text:style-name="P2"><text:s text:c="5"/><text:span text:style-name="T1">console.log("%cThis is a red text", "color:red");</text:span></text:p>
      <text:p text:style-name="P2"><text:s text:c="5"/><text:span text:style-name="T1">```</text:span></text:p>
      <text:p text:style-name="P2"><text:s text:c="4"/></text:p>
      <text:p text:style-name="P2"><text:s text:c="5"/><text:span text:style-name="T1">It is also possible to add more styles for the content. For example, the font-size can be modified for the above text</text:span></text:p>
      <text:p text:style-name="P2"><text:s text:c="5"/><text:span text:style-name="T1">```js</text:span></text:p>
      <text:p text:style-name="P2"><text:s text:c="5"/><text:span text:style-name="T1">console.log("%cThis is a red text with bigger font", "color:red; font-size:20px");</text:span></text:p>
      <text:p text:style-name="P2"><text:s text:c="5"/><text:span text:style-name="T1">```</text:span></text:p>
      <text:p text:style-name="P2"><text:s text:c="5"/><text:span text:style-name="T1">**[в¬† Back to Top](#table-of-contents)**</text:span></text:p>
      <text:p text:style-name="P2"><text:s text:c="5"/></text:p>
      <text:p text:style-name="P1">425. ### What is nullish coalescing operator (??)?</text:p>
      <text:p text:style-name="P3"/>
      <text:p text:style-name="P2"><text:s text:c="5"/><text:span text:style-name="T1">It is a logical operator that returns its right-hand side operand when its left-hand side operand is null or undefined, and otherwise returns its left-hand side operand. This can be contrasted with the logical OR (||) operator, which returns the right-hand side operand if the left operand is any falsy value, not only null or undefined.</text:span></text:p>
      <text:p text:style-name="P3"/>
      <text:p text:style-name="P2"><text:s text:c="5"/><text:span text:style-name="T1">```js</text:span></text:p>
      <text:p text:style-name="P2"><text:s text:c="5"/><text:span text:style-name="T1">console.log(null ?? true); // true</text:span></text:p>
      <text:p text:style-name="P2"><text:s text:c="5"/><text:span text:style-name="T1">console.log(false ?? true); // false</text:span></text:p>
      <text:p text:style-name="P2"><text:s text:c="5"/><text:span text:style-name="T1">console.log(undefined ?? true); // true</text:span></text:p>
      <text:p text:style-name="P2"><text:s text:c="5"/><text:span text:style-name="T1">```</text:span></text:p>
      <text:p text:style-name="P3"/>
      <text:p text:style-name="P2"><text:soft-page-break/><text:s text:c="5"/><text:span text:style-name="T1">**[в¬† Back to Top](#table-of-contents)**</text:span></text:p>
      <text:p text:style-name="P3"/>
      <text:p text:style-name="P1">426. ### How do you group and nest console output?</text:p>
      <text:p text:style-name="P3"/>
      <text:p text:style-name="P2"><text:s text:c="5"/><text:span text:style-name="T1">The `console.group()` can be used to group related log messages to be able to easily read the logs and use console.groupEnd()to close the group. Along with this, you can also nest groups which allows to output message in hierarchical manner.</text:span></text:p>
      <text:p text:style-name="P3"/>
      <text:p text:style-name="P2"><text:s text:c="5"/><text:span text:style-name="T1">For example, if youвЂ™re logging a userвЂ™s details:</text:span></text:p>
      <text:p text:style-name="P3"/>
      <text:p text:style-name="P2"><text:s text:c="5"/><text:span text:style-name="T1">```js</text:span></text:p>
      <text:p text:style-name="P2"><text:s text:c="5"/><text:span text:style-name="T1">console.group('User Details');</text:span></text:p>
      <text:p text:style-name="P2"><text:s text:c="5"/><text:span text:style-name="T1">console.log('name: Sudheer Jonna');</text:span></text:p>
      <text:p text:style-name="P2"><text:s text:c="5"/><text:span text:style-name="T1">console.log('job: Software Developer');</text:span></text:p>
      <text:p text:style-name="P3"/>
      <text:p text:style-name="P2"><text:s text:c="5"/><text:span text:style-name="T1">// Nested Group</text:span></text:p>
      <text:p text:style-name="P2"><text:s text:c="5"/><text:span text:style-name="T1">console.group('Address');</text:span></text:p>
      <text:p text:style-name="P2"><text:s text:c="5"/><text:span text:style-name="T1">console.log('Street: Commonwealth');</text:span></text:p>
      <text:p text:style-name="P2"><text:s text:c="5"/><text:span text:style-name="T1">console.log('City: Los Angeles');</text:span></text:p>
      <text:p text:style-name="P2"><text:s text:c="5"/><text:span text:style-name="T1">console.log('State: California');</text:span></text:p>
      <text:p text:style-name="P3"/>
      <text:p text:style-name="P2"><text:s text:c="5"/><text:span text:style-name="T1">console.groupEnd();</text:span></text:p>
      <text:p text:style-name="P2"><text:s text:c="5"/><text:span text:style-name="T1">```</text:span></text:p>
      <text:p text:style-name="P2"><text:s text:c="5"/><text:span text:style-name="T1">You can also use `console.groupCollapsed()` instead of `console.group()` if you want the groups to be collapsed by default.</text:span></text:p>
      <text:p text:style-name="P2"><text:s text:c="9"/></text:p>
      <text:p text:style-name="P2"><text:s text:c="5"/><text:span text:style-name="T1">**[в¬† Back to Top](#table-of-contents)**</text:span></text:p>
      <text:p text:style-name="P3"/>
      <text:p text:style-name="P1">427. ### What is the difference between dense and sparse arrays?</text:p>
      <text:p text:style-name="P3"/>
      <text:p text:style-name="P2"><text:s text:c="5"/><text:span text:style-name="T1">An array contians items at each index starting from first(0) to last(array.length - 1) is called as Dense array. Whereas if at least one item is missing at any index, the array is called as sparse.</text:span></text:p>
      <text:p text:style-name="P3"/>
      <text:p text:style-name="P2"><text:s text:c="5"/><text:span text:style-name="T1">Let's see the below two kind of arrays,</text:span></text:p>
      <text:p text:style-name="P3"/>
      <text:p text:style-name="P2"><text:s text:c="5"/><text:span text:style-name="T1">```js</text:span></text:p>
      <text:p text:style-name="P2"><text:s text:c="5"/><text:span text:style-name="T1">const avengers = ['Ironman', 'Hulk', 'CaptainAmerica'];</text:span></text:p>
      <text:p text:style-name="P2"><text:s text:c="5"/><text:span text:style-name="T1">console.log(avengers[0]); // 'Ironman'</text:span></text:p>
      <text:p text:style-name="P2"><text:s text:c="5"/><text:span text:style-name="T1">console.log(avengers[1]); // 'Hulk'</text:span></text:p>
      <text:p text:style-name="P2"><text:s text:c="5"/><text:span text:style-name="T1">console.log(avengers[2]); // 'CaptainAmerica'</text:span></text:p>
      <text:p text:style-name="P2"><text:s text:c="5"/><text:span text:style-name="T1">console.log(avengers.length); // 3</text:span></text:p>
      <text:p text:style-name="P3"/>
      <text:p text:style-name="P2"><text:s text:c="5"/><text:span text:style-name="T1">const justiceLeague = ['Superman', 'Aquaman', ,'Batman'];</text:span></text:p>
      <text:p text:style-name="P2"><text:s text:c="5"/><text:span text:style-name="T1">console.log(justiceLeague[0]); // 'Superman'</text:span></text:p>
      <text:p text:style-name="P2"><text:s text:c="5"/><text:span text:style-name="T1">console.log(justiceLeague[1]); // 'Aquaman'</text:span></text:p>
      <text:p text:style-name="P2"><text:s text:c="5"/><text:span text:style-name="T1">console.log(justiceLeague[2]); // undefined</text:span></text:p>
      <text:p text:style-name="P2"><text:s text:c="5"/><text:span text:style-name="T1">console.log(justiceLeague[3]); // 'Batman'</text:span></text:p>
      <text:p text:style-name="P2"><text:s text:c="5"/><text:span text:style-name="T1">console.log(justiceLeague.length); // 4</text:span></text:p>
      <text:p text:style-name="P2"><text:s text:c="5"/><text:span text:style-name="T1">```</text:span></text:p>
      <text:p text:style-name="P3"/>
      <text:p text:style-name="P2"><text:s text:c="5"/><text:span text:style-name="T1">**[в¬† Back to Top](#table-of-contents)**</text:span></text:p>
      <text:p text:style-name="P3"/>
      <text:p text:style-name="P1">428. ### What are the different ways to create sparse arrays?</text:p>
      <text:p text:style-name="P3"/>
      <text:p text:style-name="P2"><text:s text:c="5"/><text:span text:style-name="T1">There are 4 different ways to create sparse arrays in JavaScript</text:span></text:p>
      <text:p text:style-name="P3"/>
      <text:p text:style-name="P2"><text:s text:c="5"/><text:span text:style-name="T1">1. **Array literal:** Omit a value when using the array literal </text:span></text:p>
      <text:p text:style-name="P2"><text:s text:c="10"/><text:span text:style-name="T1">```js</text:span></text:p>
      <text:p text:style-name="P2"><text:soft-page-break/><text:s text:c="10"/><text:span text:style-name="T1">const justiceLeague = ['Superman', 'Aquaman', ,'Batman'];</text:span></text:p>
      <text:p text:style-name="P2"><text:s text:c="10"/><text:span text:style-name="T1">console.log(justiceLeague); // ['Superman', 'Aquaman', empty ,'Batman']</text:span></text:p>
      <text:p text:style-name="P2"><text:s text:c="10"/><text:span text:style-name="T1">```</text:span></text:p>
      <text:p text:style-name="P2"><text:s text:c="5"/><text:span text:style-name="T1">2. **Array() constructor:** Invoking Array(length) or new Array(length)</text:span></text:p>
      <text:p text:style-name="P2"><text:s text:c="10"/><text:span text:style-name="T1">```js</text:span></text:p>
      <text:p text:style-name="P2"><text:s text:c="10"/><text:span text:style-name="T1">const array = Array(3);</text:span></text:p>
      <text:p text:style-name="P2"><text:s text:c="10"/><text:span text:style-name="T1">console.log(array); // [empty, empty ,empty]</text:span></text:p>
      <text:p text:style-name="P2"><text:s text:c="10"/><text:span text:style-name="T1">```</text:span></text:p>
      <text:p text:style-name="P2"><text:s text:c="5"/><text:span text:style-name="T1">3. **Delete operator:** Using delete array[index] operator on the array</text:span></text:p>
      <text:p text:style-name="P2"><text:s text:c="10"/><text:span text:style-name="T1">```js</text:span></text:p>
      <text:p text:style-name="P2"><text:s text:c="10"/><text:span text:style-name="T1">const justiceLeague = ['Superman', 'Aquaman', 'Batman'];</text:span></text:p>
      <text:p text:style-name="P2"><text:s text:c="10"/><text:span text:style-name="T1">delete justiceLeague[1];</text:span></text:p>
      <text:p text:style-name="P2"><text:s text:c="10"/><text:span text:style-name="T1">console.log(justiceLeague); // ['Superman', empty, ,'Batman']</text:span></text:p>
      <text:p text:style-name="P2"><text:s text:c="10"/><text:span text:style-name="T1">```</text:span></text:p>
      <text:p text:style-name="P2"><text:s text:c="5"/><text:span text:style-name="T1">4. **Increase length property:** Increasing length property of an array</text:span></text:p>
      <text:p text:style-name="P2"><text:s text:c="10"/><text:span text:style-name="T1">```js</text:span></text:p>
      <text:p text:style-name="P2"><text:s text:c="10"/><text:span text:style-name="T1">const justiceLeague = ['Superman', 'Aquaman', 'Batman'];</text:span></text:p>
      <text:p text:style-name="P2"><text:s text:c="10"/><text:span text:style-name="T1">justiceLeague.length = 5;</text:span></text:p>
      <text:p text:style-name="P2"><text:s text:c="10"/><text:span text:style-name="T1">console.log(justiceLeague); // ['Superman', 'Aquaman', 'Batman', empty, empty]</text:span></text:p>
      <text:p text:style-name="P2"><text:s text:c="10"/><text:span text:style-name="T1">```</text:span></text:p>
      <text:p text:style-name="P2"><text:s text:c="5"/><text:span text:style-name="T1">**[в¬† Back to Top](#table-of-contents)**</text:span></text:p>
      <text:p text:style-name="P3"/>
      <text:p text:style-name="P1">429. ### What is the difference between setTimeout and setImmediate and process.nextTick?</text:p>
      <text:p text:style-name="P3"/>
      <text:p text:style-name="P2"><text:s text:c="5"/><text:span text:style-name="T1">1. **Set Timeout:** setTimeout() is to schedule execution of a one-time callback after delay milliseconds.</text:span></text:p>
      <text:p text:style-name="P2"><text:s text:c="5"/><text:span text:style-name="T1">2. **Set Immediate:** The setImmediate function is used to execute a function right after the current event loop finishes.</text:span></text:p>
      <text:p text:style-name="P2"><text:s text:c="5"/><text:span text:style-name="T1">3. **Process NextTick:** <text:s/>If process.nextTick() is called in a given phase, all the callbacks passed to process.nextTick() will be resolved before the event loop continues. This will block the event loop and create I/O Starvation if process.nextTick() is called recursively.</text:span></text:p>
      <text:p text:style-name="P3"/>
      <text:p text:style-name="P2"><text:s text:c="5"/><text:span text:style-name="T1">**[в¬† Back to Top](#table-of-contents)**</text:span></text:p>
      <text:p text:style-name="P3"/>
      <text:p text:style-name="P1">### Coding Exercise</text:p>
      <text:p text:style-name="P3"/>
      <text:p text:style-name="P1">#### 1. What is the output of below code</text:p>
      <text:p text:style-name="P3"/>
      <text:p text:style-name="P1">```javascript</text:p>
      <text:p text:style-name="P1">var car = new Vehicle("Honda", "white", "2010", "UK");</text:p>
      <text:p text:style-name="P1">console.log(car);</text:p>
      <text:p text:style-name="P3"/>
      <text:p text:style-name="P1">function Vehicle(model, color, year, country) {</text:p>
      <text:p text:style-name="P2"><text:s text:c="4"/><text:span text:style-name="T1">this.model = model;</text:span></text:p>
      <text:p text:style-name="P2"><text:s text:c="4"/><text:span text:style-name="T1">this.color = color;</text:span></text:p>
      <text:p text:style-name="P2"><text:s text:c="4"/><text:span text:style-name="T1">this.year = year;</text:span></text:p>
      <text:p text:style-name="P2"><text:s text:c="4"/><text:span text:style-name="T1">this.country = country;</text:span></text:p>
      <text:p text:style-name="P1">}</text:p>
      <text:p text:style-name="P1">```</text:p>
      <text:p text:style-name="P3"/>
      <text:p text:style-name="P1">- 1: Undefined</text:p>
      <text:p text:style-name="P1">- 2: ReferenceError</text:p>
      <text:p text:style-name="P1">- 3: null</text:p>
      <text:p text:style-name="P1">- 4: {model: "Honda", color: "white", year: "2010", country: "UK"}</text:p>
      <text:p text:style-name="P3"/>
      <text:p text:style-name="P1">&lt;details&gt;&lt;summary&gt;&lt;b&gt;Answer&lt;/b&gt;&lt;/summary&gt;</text:p>
      <text:p text:style-name="P1"><text:soft-page-break/>&lt;p&gt;</text:p>
      <text:p text:style-name="P3"/>
      <text:p text:style-name="P1">##### Answer: 4</text:p>
      <text:p text:style-name="P3"/>
      <text:p text:style-name="P2"><text:s text:c="3"/><text:span text:style-name="T1">The function declarations are hoisted similar to any variables. So the placement for `Vehicle` function declaration doesn't make any difference.</text:span></text:p>
      <text:p text:style-name="P3"/>
      <text:p text:style-name="P1">&lt;/p&gt;</text:p>
      <text:p text:style-name="P1">&lt;/details&gt;</text:p>
      <text:p text:style-name="P3"/>
      <text:p text:style-name="P1">---</text:p>
      <text:p text:style-name="P3"/>
      <text:p text:style-name="P1">**[в¬† Back to Top](#table-of-contents)**</text:p>
      <text:p text:style-name="P3"/>
      <text:p text:style-name="P1">#### 2. What is the output of below code</text:p>
      <text:p text:style-name="P3"/>
      <text:p text:style-name="P1">```javascript</text:p>
      <text:p text:style-name="P1">function foo() {</text:p>
      <text:p text:style-name="P2"><text:s text:c="4"/><text:span text:style-name="T1">let x = y = 0;</text:span></text:p>
      <text:p text:style-name="P2"><text:s text:c="4"/><text:span text:style-name="T1">x++;</text:span></text:p>
      <text:p text:style-name="P2"><text:s text:c="4"/><text:span text:style-name="T1">y++;</text:span></text:p>
      <text:p text:style-name="P2"><text:s text:c="4"/><text:span text:style-name="T1">return x;</text:span></text:p>
      <text:p text:style-name="P1">}</text:p>
      <text:p text:style-name="P3"/>
      <text:p text:style-name="P1">console.log(foo(), typeof x, typeof y);</text:p>
      <text:p text:style-name="P1">```</text:p>
      <text:p text:style-name="P3"/>
      <text:p text:style-name="P1">- 1: 1, undefined and undefined</text:p>
      <text:p text:style-name="P1">- 2: ReferenceError: X is not defined</text:p>
      <text:p text:style-name="P1">- 3: 1, undefined and number</text:p>
      <text:p text:style-name="P1">- 4: 1, number and number</text:p>
      <text:p text:style-name="P3"/>
      <text:p text:style-name="P1">&lt;details&gt;&lt;summary&gt;&lt;b&gt;Answer&lt;/b&gt;&lt;/summary&gt;</text:p>
      <text:p text:style-name="P1">&lt;p&gt;</text:p>
      <text:p text:style-name="P3"/>
      <text:p text:style-name="P1">##### Answer: 3</text:p>
      <text:p text:style-name="P3"/>
      <text:p text:style-name="P1">Of course the return value of `foo()` is 1 due to the increment operator. But the statement `let x = y = 0` declares a local variable x. Whereas y declared as a global variable accidentally. This statement is equivalent to,</text:p>
      <text:p text:style-name="P3"/>
      <text:p text:style-name="P1">```javascript</text:p>
      <text:p text:style-name="P2"><text:s/><text:span text:style-name="T1">let x;</text:span></text:p>
      <text:p text:style-name="P2"><text:s/><text:span text:style-name="T1">window.y = 0;</text:span></text:p>
      <text:p text:style-name="P2"><text:s/><text:span text:style-name="T1">x = window.y;</text:span></text:p>
      <text:p text:style-name="P1">```</text:p>
      <text:p text:style-name="P3"/>
      <text:p text:style-name="P1">Since the block scoped variable x is undefined outside of the function, the type will be undefined too. Whereas the global variable `y` is available outside the function, the value is 0 and type is number.</text:p>
      <text:p text:style-name="P1">&lt;/p&gt;</text:p>
      <text:p text:style-name="P1">&lt;/details&gt;</text:p>
      <text:p text:style-name="P3"/>
      <text:p text:style-name="P1">---</text:p>
      <text:p text:style-name="P3"/>
      <text:p text:style-name="P1">**[в¬† Back to Top](#table-of-contents)**</text:p>
      <text:p text:style-name="P3"/>
      <text:p text:style-name="P1">#### 3. What is the output of below code</text:p>
      <text:p text:style-name="P3"/>
      <text:p text:style-name="P1"><text:soft-page-break/>```javascript</text:p>
      <text:p text:style-name="P1">function main(){</text:p>
      <text:p text:style-name="P2"><text:s text:c="3"/><text:span text:style-name="T1">console.log('A');</text:span></text:p>
      <text:p text:style-name="P2"><text:s text:c="3"/><text:span text:style-name="T1">setTimeout(</text:span></text:p>
      <text:p text:style-name="P2"><text:s text:c="6"/><text:span text:style-name="T1">function print(){ console.log('B'); }</text:span></text:p>
      <text:p text:style-name="P2"><text:s text:c="3"/><text:span text:style-name="T1">,0);</text:span></text:p>
      <text:p text:style-name="P2"><text:s text:c="3"/><text:span text:style-name="T1">console.log('C');</text:span></text:p>
      <text:p text:style-name="P1">}</text:p>
      <text:p text:style-name="P1">main();</text:p>
      <text:p text:style-name="P1">```</text:p>
      <text:p text:style-name="P3"/>
      <text:p text:style-name="P1">- 1: A, B and C</text:p>
      <text:p text:style-name="P1">- 2: B, A and C</text:p>
      <text:p text:style-name="P1">- 3: A and C</text:p>
      <text:p text:style-name="P1">- 4: A, C and B</text:p>
      <text:p text:style-name="P3"/>
      <text:p text:style-name="P1">&lt;details&gt;&lt;summary&gt;&lt;b&gt;Answer&lt;/b&gt;&lt;/summary&gt;</text:p>
      <text:p text:style-name="P1">&lt;p&gt;</text:p>
      <text:p text:style-name="P3"/>
      <text:p text:style-name="P1">##### Answer: 4</text:p>
      <text:p text:style-name="P3"/>
      <text:p text:style-name="P1">The statements order is based on the event loop mechanism. The order of statements follows the below order,</text:p>
      <text:p text:style-name="P3"/>
      <text:p text:style-name="P1">1. At first, the main function is pushed to the stack.</text:p>
      <text:p text:style-name="P1">2. Then the browser pushes the fist statement of the main function( i.e, A's console.log) to the stack, executing and popping out immediately.</text:p>
      <text:p text:style-name="P1">3. But `setTimeout` statement moved to Browser API to apply the delay for callback.</text:p>
      <text:p text:style-name="P1">4. In the meantime, C's console.log added to stack, executed and popped out.</text:p>
      <text:p text:style-name="P1">5. The callback of `setTimeout` moved from Browser API to message queue.</text:p>
      <text:p text:style-name="P1">6. The `main` function popped out from stack because there are no statements to execute</text:p>
      <text:p text:style-name="P1">7. The callback moved from message queue to the stack since the stack is empty.</text:p>
      <text:p text:style-name="P1">8. The console.log for B is added to the stack and display on the console.</text:p>
      <text:p text:style-name="P3"/>
      <text:p text:style-name="P1">&lt;/p&gt;</text:p>
      <text:p text:style-name="P1">&lt;/details&gt;</text:p>
      <text:p text:style-name="P3"/>
      <text:p text:style-name="P1">---</text:p>
      <text:p text:style-name="P3"/>
      <text:p text:style-name="P1">**[в¬† Back to Top](#table-of-contents)**</text:p>
      <text:p text:style-name="P3"/>
      <text:p text:style-name="P1">#### 4. What is the output of below equality check</text:p>
      <text:p text:style-name="P3"/>
      <text:p text:style-name="P1">```javascript</text:p>
      <text:p text:style-name="P1">console.log(0.1 + 0.2 === 0.3);</text:p>
      <text:p text:style-name="P1">```</text:p>
      <text:p text:style-name="P3"/>
      <text:p text:style-name="P1">- 1: false</text:p>
      <text:p text:style-name="P1">- 2: true</text:p>
      <text:p text:style-name="P3"/>
      <text:p text:style-name="P1">&lt;details&gt;&lt;summary&gt;&lt;b&gt;Answer&lt;/b&gt;&lt;/summary&gt;</text:p>
      <text:p text:style-name="P1">&lt;p&gt;</text:p>
      <text:p text:style-name="P3"/>
      <text:p text:style-name="P1">##### Answer: 1</text:p>
      <text:p text:style-name="P3"/>
      <text:p text:style-name="P1">This is due to the float point math problem. Since the floating point numbers are encoded in binary format, the addition operations on them lead to rounding errors. Hence, the comparison of floating points doesn't give expected results.</text:p>
      <text:p text:style-name="P1"><text:soft-page-break/>You can find more details about the explanation here [0.30000000000000004.com/](https://0.30000000000000004.com/)</text:p>
      <text:p text:style-name="P3"/>
      <text:p text:style-name="P1">&lt;/p&gt;</text:p>
      <text:p text:style-name="P1">&lt;/details&gt;</text:p>
      <text:p text:style-name="P3"/>
      <text:p text:style-name="P1">---</text:p>
      <text:p text:style-name="P3"/>
      <text:p text:style-name="P1">**[в¬† Back to Top](#table-of-contents)**</text:p>
      <text:p text:style-name="P3"/>
      <text:p text:style-name="P1">#### 5. What is the output of below code</text:p>
      <text:p text:style-name="P3"/>
      <text:p text:style-name="P1">```javascript</text:p>
      <text:p text:style-name="P1">var y = 1;</text:p>
      <text:p text:style-name="P2"><text:s text:c="2"/><text:span text:style-name="T1">if (function f(){}) {</text:span></text:p>
      <text:p text:style-name="P2"><text:s text:c="4"/><text:span text:style-name="T1">y += typeof f;</text:span></text:p>
      <text:p text:style-name="P2"><text:s text:c="2"/><text:span text:style-name="T1">}</text:span></text:p>
      <text:p text:style-name="P2"><text:s text:c="2"/><text:span text:style-name="T1">console.log(y);</text:span></text:p>
      <text:p text:style-name="P1">```</text:p>
      <text:p text:style-name="P3"/>
      <text:p text:style-name="P1">- 1: 1function</text:p>
      <text:p text:style-name="P1">- 2: 1object</text:p>
      <text:p text:style-name="P1">- 3: ReferenceError</text:p>
      <text:p text:style-name="P1">- 4: 1undefined</text:p>
      <text:p text:style-name="P3"/>
      <text:p text:style-name="P1">&lt;details&gt;&lt;summary&gt;&lt;b&gt;Answer&lt;/b&gt;&lt;/summary&gt;</text:p>
      <text:p text:style-name="P1">&lt;p&gt;</text:p>
      <text:p text:style-name="P3"/>
      <text:p text:style-name="P1">##### Answer: 4</text:p>
      <text:p text:style-name="P3"/>
      <text:p text:style-name="P1">The main points in the above code snippets are,</text:p>
      <text:p text:style-name="P3"/>
      <text:p text:style-name="P1">1. You can see function expression instead function declaration inside if statement. So it always returns true.</text:p>
      <text:p text:style-name="P1">2. Since it is not declared(or assigned) anywhere, f is undefined and typeof f is undefined too.</text:p>
      <text:p text:style-name="P3"/>
      <text:p text:style-name="P1">In other words, it is same as</text:p>
      <text:p text:style-name="P3"/>
      <text:p text:style-name="P1">```javascript</text:p>
      <text:p text:style-name="P1">var y = 1;</text:p>
      <text:p text:style-name="P2"><text:s text:c="2"/><text:span text:style-name="T1">if ('foo') {</text:span></text:p>
      <text:p text:style-name="P2"><text:s text:c="4"/><text:span text:style-name="T1">y += typeof f;</text:span></text:p>
      <text:p text:style-name="P2"><text:s text:c="2"/><text:span text:style-name="T1">}</text:span></text:p>
      <text:p text:style-name="P2"><text:s text:c="2"/><text:span text:style-name="T1">console.log(y);</text:span></text:p>
      <text:p text:style-name="P1">```</text:p>
      <text:p text:style-name="P3"/>
      <text:p text:style-name="P1">**Note:** It returns 1object for MS Edge browser</text:p>
      <text:p text:style-name="P1">&lt;/p&gt;</text:p>
      <text:p text:style-name="P1">&lt;/details&gt;</text:p>
      <text:p text:style-name="P3"/>
      <text:p text:style-name="P1">---</text:p>
      <text:p text:style-name="P3"/>
      <text:p text:style-name="P1">**[в¬† Back to Top](#table-of-contents)**</text:p>
      <text:p text:style-name="P3"/>
      <text:p text:style-name="P1">#### 6. What is the output of below code</text:p>
      <text:p text:style-name="P3"/>
      <text:p text:style-name="P1">```javascript</text:p>
      <text:p text:style-name="P1">function foo() {</text:p>
      <text:p text:style-name="P2"><text:soft-page-break/><text:s text:c="2"/><text:span text:style-name="T1">return</text:span></text:p>
      <text:p text:style-name="P2"><text:s text:c="2"/><text:span text:style-name="T1">{</text:span></text:p>
      <text:p text:style-name="P2"><text:s text:c="4"/><text:span text:style-name="T1">message: "Hello World"</text:span></text:p>
      <text:p text:style-name="P2"><text:s text:c="2"/><text:span text:style-name="T1">};</text:span></text:p>
      <text:p text:style-name="P1">}</text:p>
      <text:p text:style-name="P1">console.log(foo());</text:p>
      <text:p text:style-name="P1">```</text:p>
      <text:p text:style-name="P3"/>
      <text:p text:style-name="P1">- 1: Hello World</text:p>
      <text:p text:style-name="P1">- 2: Object {message: "Hello World"}</text:p>
      <text:p text:style-name="P1">- 3: Undefined</text:p>
      <text:p text:style-name="P1">- 4: SyntaxError</text:p>
      <text:p text:style-name="P3"/>
      <text:p text:style-name="P1">&lt;details&gt;&lt;summary&gt;&lt;b&gt;Answer&lt;/b&gt;&lt;/summary&gt;</text:p>
      <text:p text:style-name="P1">&lt;p&gt;</text:p>
      <text:p text:style-name="P3"/>
      <text:p text:style-name="P1">##### Answer: 3</text:p>
      <text:p text:style-name="P3"/>
      <text:p text:style-name="P1">This is a semicolon issue. Normally semicolons are optional in JavaScript. So if there are any statements(in this case, return) missing semicolon, it is automatically inserted immediately. Hence, the function returned as undefined.</text:p>
      <text:p text:style-name="P3"/>
      <text:p text:style-name="P1">Whereas if the opening curly brace is along with the return keyword then the function is going to be returned as expected.</text:p>
      <text:p text:style-name="P3"/>
      <text:p text:style-name="P1">```javascript</text:p>
      <text:p text:style-name="P1">function foo() {</text:p>
      <text:p text:style-name="P2"><text:s text:c="2"/><text:span text:style-name="T1">return {</text:span></text:p>
      <text:p text:style-name="P2"><text:s text:c="4"/><text:span text:style-name="T1">message: "Hello World"</text:span></text:p>
      <text:p text:style-name="P2"><text:s text:c="2"/><text:span text:style-name="T1">};</text:span></text:p>
      <text:p text:style-name="P1">}</text:p>
      <text:p text:style-name="P1">console.log(foo()); // {message: "Hello World"}</text:p>
      <text:p text:style-name="P1">```</text:p>
      <text:p text:style-name="P3"/>
      <text:p text:style-name="P1">&lt;/p&gt;</text:p>
      <text:p text:style-name="P1">&lt;/details&gt;</text:p>
      <text:p text:style-name="P3"/>
      <text:p text:style-name="P1">---</text:p>
      <text:p text:style-name="P3"/>
      <text:p text:style-name="P1">**[в¬† Back to Top](#table-of-contents)**</text:p>
      <text:p text:style-name="P3"/>
      <text:p text:style-name="P1">#### 7. What is the output of below code</text:p>
      <text:p text:style-name="P3"/>
      <text:p text:style-name="P1">```javascript</text:p>
      <text:p text:style-name="P1">var myChars = ['a', 'b', 'c', 'd']</text:p>
      <text:p text:style-name="P1">delete myChars[0];</text:p>
      <text:p text:style-name="P1">console.log(myChars);</text:p>
      <text:p text:style-name="P1">console.log(myChars[0]);</text:p>
      <text:p text:style-name="P1">console.log(myChars.length);</text:p>
      <text:p text:style-name="P1">```</text:p>
      <text:p text:style-name="P3"/>
      <text:p text:style-name="P1">- 1: [empty, 'b', 'c', 'd'], empty, 3</text:p>
      <text:p text:style-name="P1">- 2: [null, 'b', 'c', 'd'], empty, 3</text:p>
      <text:p text:style-name="P1">- 3: [empty, 'b', 'c', 'd'], undefined, 4</text:p>
      <text:p text:style-name="P1">- 4: [null, 'b', 'c', 'd'], undefined, 4</text:p>
      <text:p text:style-name="P3"/>
      <text:p text:style-name="P1">&lt;details&gt;&lt;summary&gt;&lt;b&gt;Answer&lt;/b&gt;&lt;/summary&gt;</text:p>
      <text:p text:style-name="P1">&lt;p&gt;</text:p>
      <text:p text:style-name="P3"/>
      <text:p text:style-name="P1"><text:soft-page-break/>##### Answer: 3</text:p>
      <text:p text:style-name="P3"/>
      <text:p text:style-name="P1">The `delete` operator will delete the object property but it will not reindex the array or change its length. So the number or elements or length of the array won't be changed.</text:p>
      <text:p text:style-name="P1">If you try to print myChars then you can observe that it doesn't set an undefined value, rather the property is removed from the array. The newer versions of Chrome use `empty` instead of `undefined` to make the difference a bit clearer.</text:p>
      <text:p text:style-name="P1">&lt;/p&gt;</text:p>
      <text:p text:style-name="P1">&lt;/details&gt;</text:p>
      <text:p text:style-name="P3"/>
      <text:p text:style-name="P1">---</text:p>
      <text:p text:style-name="P3"/>
      <text:p text:style-name="P1">**[в¬† Back to Top](#table-of-contents)**</text:p>
      <text:p text:style-name="P3"/>
      <text:p text:style-name="P1">#### 8. What is the output of below code in latest Chrome</text:p>
      <text:p text:style-name="P3"/>
      <text:p text:style-name="P1">```javascript</text:p>
      <text:p text:style-name="P1">var array1 = new Array(3);</text:p>
      <text:p text:style-name="P1">console.log(array1);</text:p>
      <text:p text:style-name="P3"/>
      <text:p text:style-name="P1">var array2 = [];</text:p>
      <text:p text:style-name="P1">array2[2] = 100;</text:p>
      <text:p text:style-name="P1">console.log(array2);</text:p>
      <text:p text:style-name="P3"/>
      <text:p text:style-name="P1">var array3 = [,,,];</text:p>
      <text:p text:style-name="P1">console.log(array3);</text:p>
      <text:p text:style-name="P1">```</text:p>
      <text:p text:style-name="P3"/>
      <text:p text:style-name="P1">- 1: [undefined Г— 3], [undefined Г— 2, 100], [undefined Г— 3]</text:p>
      <text:p text:style-name="P1">- 2: [empty Г— 3], [empty Г— 2, 100], [empty Г— 3]</text:p>
      <text:p text:style-name="P1">- 3: [null Г— 3], [null Г— 2, 100], [null Г— 3]</text:p>
      <text:p text:style-name="P1">- 4: [], [100], []</text:p>
      <text:p text:style-name="P3"/>
      <text:p text:style-name="P1">&lt;details&gt;&lt;summary&gt;&lt;b&gt;Answer&lt;/b&gt;&lt;/summary&gt;</text:p>
      <text:p text:style-name="P1">&lt;p&gt;</text:p>
      <text:p text:style-name="P3"/>
      <text:p text:style-name="P1">##### Answer: 2</text:p>
      <text:p text:style-name="P3"/>
      <text:p text:style-name="P1">The latest chrome versions display `sparse array`(they are filled with holes) using this empty x n notation. Whereas the older versions have undefined x n notation.</text:p>
      <text:p text:style-name="P1">**Note:** The latest version of FF displays `n empty slots` notation.</text:p>
      <text:p text:style-name="P1">&lt;/p&gt;</text:p>
      <text:p text:style-name="P1">&lt;/details&gt;</text:p>
      <text:p text:style-name="P3"/>
      <text:p text:style-name="P1">---</text:p>
      <text:p text:style-name="P3"/>
      <text:p text:style-name="P1">**[в¬† Back to Top](#table-of-contents)**</text:p>
      <text:p text:style-name="P3"/>
      <text:p text:style-name="P1">#### 9. What is the output of below code</text:p>
      <text:p text:style-name="P3"/>
      <text:p text:style-name="P1">```javascript</text:p>
      <text:p text:style-name="P1">const obj = {</text:p>
      <text:p text:style-name="P2"><text:s text:c="2"/><text:span text:style-name="T1">prop1: function() { return 0 },</text:span></text:p>
      <text:p text:style-name="P2"><text:s text:c="2"/><text:span text:style-name="T1">prop2() { return 1 },</text:span></text:p>
      <text:p text:style-name="P2"><text:s text:c="2"/><text:span text:style-name="T1">['prop' + 3]() { return 2 }</text:span></text:p>
      <text:p text:style-name="P1">}</text:p>
      <text:p text:style-name="P3"/>
      <text:p text:style-name="P1">console.log(obj.prop1());</text:p>
      <text:p text:style-name="P1"><text:soft-page-break/>console.log(obj.prop2());</text:p>
      <text:p text:style-name="P1">console.log(obj.prop3());</text:p>
      <text:p text:style-name="P1">```</text:p>
      <text:p text:style-name="P3"/>
      <text:p text:style-name="P1">- 1: 0, 1, 2</text:p>
      <text:p text:style-name="P1">- 2: 0, { return 1 }, 2</text:p>
      <text:p text:style-name="P1">- 3: 0, { return 1 }, { return 2 }</text:p>
      <text:p text:style-name="P1">- 4: 0, 1, undefined</text:p>
      <text:p text:style-name="P3"/>
      <text:p text:style-name="P1">&lt;details&gt;&lt;summary&gt;&lt;b&gt;Answer&lt;/b&gt;&lt;/summary&gt;</text:p>
      <text:p text:style-name="P1">&lt;p&gt;</text:p>
      <text:p text:style-name="P3"/>
      <text:p text:style-name="P1">##### Answer: 1</text:p>
      <text:p text:style-name="P3"/>
      <text:p text:style-name="P1">ES6 provides method definitions and property shorthands for objects. So both prop2 and prop3 are treated as regular function values.</text:p>
      <text:p text:style-name="P1">&lt;/p&gt;</text:p>
      <text:p text:style-name="P1">&lt;/details&gt;</text:p>
      <text:p text:style-name="P3"/>
      <text:p text:style-name="P1">---</text:p>
      <text:p text:style-name="P3"/>
      <text:p text:style-name="P1">**[в¬† Back to Top](#table-of-contents)**</text:p>
      <text:p text:style-name="P3"/>
      <text:p text:style-name="P1">#### 10. What is the output of below code</text:p>
      <text:p text:style-name="P3"/>
      <text:p text:style-name="P1">```javascript</text:p>
      <text:p text:style-name="P1">console.log(1 &lt; 2 &lt; 3);</text:p>
      <text:p text:style-name="P1">console.log(3 &gt; 2 &gt; 1);</text:p>
      <text:p text:style-name="P1">```</text:p>
      <text:p text:style-name="P3"/>
      <text:p text:style-name="P1">- 1: true, true</text:p>
      <text:p text:style-name="P1">- 2: true, false</text:p>
      <text:p text:style-name="P1">- 3: SyntaxError, SyntaxError,</text:p>
      <text:p text:style-name="P1">- 4: false, false</text:p>
      <text:p text:style-name="P3"/>
      <text:p text:style-name="P1">&lt;details&gt;&lt;summary&gt;&lt;b&gt;Answer&lt;/b&gt;&lt;/summary&gt;</text:p>
      <text:p text:style-name="P1">&lt;p&gt;</text:p>
      <text:p text:style-name="P3"/>
      <text:p text:style-name="P1">##### Answer: 2</text:p>
      <text:p text:style-name="P3"/>
      <text:p text:style-name="P1">The important point is that if the statement contains the same operators(e.g, &lt; or &gt;) then it can be evaluated from left to right.</text:p>
      <text:p text:style-name="P1">The first statement follows the below order,</text:p>
      <text:p text:style-name="P3"/>
      <text:p text:style-name="P1">1. console.log(1 &lt; 2 &lt; 3);</text:p>
      <text:p text:style-name="P1">2. console.log(true &lt; 3);</text:p>
      <text:p text:style-name="P1">3. console.log(1 &lt; 3); // True converted as `1` during comparison</text:p>
      <text:p text:style-name="P1">4. True</text:p>
      <text:p text:style-name="P3"/>
      <text:p text:style-name="P1">Whereas the second statement follows the below order,</text:p>
      <text:p text:style-name="P3"/>
      <text:p text:style-name="P1">1. console.log(3 &gt; 2 &gt; 1);</text:p>
      <text:p text:style-name="P1">2. console.log(true &gt; 1);</text:p>
      <text:p text:style-name="P1">3. console.log(1 &gt; 1); // False converted as `0` during comparison</text:p>
      <text:p text:style-name="P1">4. False</text:p>
      <text:p text:style-name="P3"/>
      <text:p text:style-name="P1">&lt;/p&gt;</text:p>
      <text:p text:style-name="P1">&lt;/details&gt;</text:p>
      <text:p text:style-name="P3"/>
      <text:p text:style-name="P1"><text:soft-page-break/>---</text:p>
      <text:p text:style-name="P3"/>
      <text:p text:style-name="P1">**[в¬† Back to Top](#table-of-contents)**</text:p>
      <text:p text:style-name="P3"/>
      <text:p text:style-name="P1">#### 11. What is the output of below code in non-strict mode</text:p>
      <text:p text:style-name="P3"/>
      <text:p text:style-name="P1">```javascript</text:p>
      <text:p text:style-name="P1">function printNumbers(first, second, first) {</text:p>
      <text:p text:style-name="P2"><text:s text:c="2"/><text:span text:style-name="T1">console.log(first, second, first);</text:span></text:p>
      <text:p text:style-name="P1">}</text:p>
      <text:p text:style-name="P1">printNumbers(1, 2, 3);</text:p>
      <text:p text:style-name="P1">```</text:p>
      <text:p text:style-name="P3"/>
      <text:p text:style-name="P1">- 1: 1, 2, 3</text:p>
      <text:p text:style-name="P1">- 2: 3, 2, 3</text:p>
      <text:p text:style-name="P1">- 3: SyntaxError: Duplicate parameter name not allowed in this context</text:p>
      <text:p text:style-name="P1">- 4: 1, 2, 1</text:p>
      <text:p text:style-name="P3"/>
      <text:p text:style-name="P1">&lt;details&gt;&lt;summary&gt;&lt;b&gt;Answer&lt;/b&gt;&lt;/summary&gt;</text:p>
      <text:p text:style-name="P1">&lt;p&gt;</text:p>
      <text:p text:style-name="P3"/>
      <text:p text:style-name="P1">##### Answer: 2</text:p>
      <text:p text:style-name="P3"/>
      <text:p text:style-name="P1">In non-strict mode, the regular JavaScript functions allow duplicate named parameters. The above code snippet has duplicate parameters on 1st and 3rd parameters.</text:p>
      <text:p text:style-name="P1">The value of the first parameter is mapped to the third argument which is passed to the function. Hence, the 3rd argument overrides the first parameter.</text:p>
      <text:p text:style-name="P3"/>
      <text:p text:style-name="P1">**Note:** In strict mode, duplicate parameters will throw a Syntax Error.</text:p>
      <text:p text:style-name="P1">&lt;/p&gt;</text:p>
      <text:p text:style-name="P1">&lt;/details&gt;</text:p>
      <text:p text:style-name="P3"/>
      <text:p text:style-name="P1">---</text:p>
      <text:p text:style-name="P3"/>
      <text:p text:style-name="P1">**[в¬† Back to Top](#table-of-contents)**</text:p>
      <text:p text:style-name="P3"/>
      <text:p text:style-name="P1">#### 12. What is the output of below code</text:p>
      <text:p text:style-name="P3"/>
      <text:p text:style-name="P1">```javascript</text:p>
      <text:p text:style-name="P1">const printNumbersArrow = (first, second, first) =&gt; {</text:p>
      <text:p text:style-name="P2"><text:s text:c="2"/><text:span text:style-name="T1">console.log(first, second, first);</text:span></text:p>
      <text:p text:style-name="P1">}</text:p>
      <text:p text:style-name="P1">printNumbersArrow(1, 2, 3);</text:p>
      <text:p text:style-name="P1">```</text:p>
      <text:p text:style-name="P3"/>
      <text:p text:style-name="P1">- 1: 1, 2, 3</text:p>
      <text:p text:style-name="P1">- 2: 3, 2, 3</text:p>
      <text:p text:style-name="P1">- 3: SyntaxError: Duplicate parameter name not allowed in this context</text:p>
      <text:p text:style-name="P1">- 4: 1, 2, 1</text:p>
      <text:p text:style-name="P3"/>
      <text:p text:style-name="P1">&lt;details&gt;&lt;summary&gt;&lt;b&gt;Answer&lt;/b&gt;&lt;/summary&gt;</text:p>
      <text:p text:style-name="P1">&lt;p&gt;</text:p>
      <text:p text:style-name="P3"/>
      <text:p text:style-name="P1">##### Answer: 3</text:p>
      <text:p text:style-name="P3"/>
      <text:p text:style-name="P1">Unlike regular functions, the arrow functions doesn't not allow duplicate parameters in either strict or non-strict mode. So you can see `SyntaxError` in the console.</text:p>
      <text:p text:style-name="P1"><text:soft-page-break/>&lt;/p&gt;</text:p>
      <text:p text:style-name="P1">&lt;/details&gt;</text:p>
      <text:p text:style-name="P3"/>
      <text:p text:style-name="P1">---</text:p>
      <text:p text:style-name="P3"/>
      <text:p text:style-name="P1">**[в¬† Back to Top](#table-of-contents)**</text:p>
      <text:p text:style-name="P3"/>
      <text:p text:style-name="P1">#### 13. What is the output of below code</text:p>
      <text:p text:style-name="P3"/>
      <text:p text:style-name="P1">```javascript</text:p>
      <text:p text:style-name="P1">const arrowFunc = () =&gt; arguments.length;</text:p>
      <text:p text:style-name="P1">console.log(arrowFunc(1, 2, 3));</text:p>
      <text:p text:style-name="P1">```</text:p>
      <text:p text:style-name="P3"/>
      <text:p text:style-name="P1">- 1: ReferenceError: arguments is not defined</text:p>
      <text:p text:style-name="P1">- 2: 3</text:p>
      <text:p text:style-name="P1">- 3: undefined</text:p>
      <text:p text:style-name="P1">- 4: null</text:p>
      <text:p text:style-name="P3"/>
      <text:p text:style-name="P1">&lt;details&gt;&lt;summary&gt;&lt;b&gt;Answer&lt;/b&gt;&lt;/summary&gt;</text:p>
      <text:p text:style-name="P1">&lt;p&gt;</text:p>
      <text:p text:style-name="P3"/>
      <text:p text:style-name="P1">##### Answer: 1</text:p>
      <text:p text:style-name="P3"/>
      <text:p text:style-name="P1">Arrow functions do not have an `arguments, super, this, or new.target` bindings. So any reference to `arguments` variable tries to resolve to a binding in a lexically enclosing environment. In this case, the arguments variable is not defined outside of the arrow function. Hence, you will receive a reference error.</text:p>
      <text:p text:style-name="P3"/>
      <text:p text:style-name="P1">Where as the normal function provides the number of arguments passed to the function</text:p>
      <text:p text:style-name="P3"/>
      <text:p text:style-name="P1">```javascript</text:p>
      <text:p text:style-name="P1">const func = function () {</text:p>
      <text:p text:style-name="P2"><text:s text:c="20"/><text:span text:style-name="T1">return arguments.length;</text:span></text:p>
      <text:p text:style-name="P2"><text:s text:c="20"/><text:span text:style-name="T1">}</text:span></text:p>
      <text:p text:style-name="P1">console.log(func(1, 2, 3));</text:p>
      <text:p text:style-name="P1">```</text:p>
      <text:p text:style-name="P3"/>
      <text:p text:style-name="P1">But If you still want to use an arrow function then rest operator on arguments provides the expected arguments</text:p>
      <text:p text:style-name="P3"/>
      <text:p text:style-name="P1">```javascript</text:p>
      <text:p text:style-name="P1">const arrowFunc = (...args) =&gt; args.length;</text:p>
      <text:p text:style-name="P1">console.log(arrowFunc(1, 2, 3));</text:p>
      <text:p text:style-name="P1">```</text:p>
      <text:p text:style-name="P3"/>
      <text:p text:style-name="P1">&lt;/p&gt;</text:p>
      <text:p text:style-name="P1">&lt;/details&gt;</text:p>
      <text:p text:style-name="P3"/>
      <text:p text:style-name="P1">---</text:p>
      <text:p text:style-name="P3"/>
      <text:p text:style-name="P1">**[в¬† Back to Top](#table-of-contents)**</text:p>
      <text:p text:style-name="P3"/>
      <text:p text:style-name="P1">#### 14. What is the output of below code</text:p>
      <text:p text:style-name="P3"/>
      <text:p text:style-name="P1">```javascript</text:p>
      <text:p text:style-name="P1">console.log( String.prototype.trimLeft.name === 'trimLeft' );</text:p>
      <text:p text:style-name="P1">console.log( String.prototype.trimLeft.name === 'trimStart' );</text:p>
      <text:p text:style-name="P1"><text:soft-page-break/>```</text:p>
      <text:p text:style-name="P3"/>
      <text:p text:style-name="P1">- 1: True, False</text:p>
      <text:p text:style-name="P1">- 2: False, True</text:p>
      <text:p text:style-name="P3"/>
      <text:p text:style-name="P1">&lt;details&gt;&lt;summary&gt;&lt;b&gt;Answer&lt;/b&gt;&lt;/summary&gt;</text:p>
      <text:p text:style-name="P1">&lt;p&gt;</text:p>
      <text:p text:style-name="P3"/>
      <text:p text:style-name="P1">##### Answer: 2</text:p>
      <text:p text:style-name="P3"/>
      <text:p text:style-name="P1">In order to be consistent with functions like `String.prototype.padStart`, the standard method name for trimming the whitespaces is considered as `trimStart`. Due to web web compatibility reasons, the old method name 'trimLeft' still acts as an alias for 'trimStart'. Hence, the prototype for 'trimLeft' is always 'trimStart'</text:p>
      <text:p text:style-name="P1">&lt;/p&gt;</text:p>
      <text:p text:style-name="P1">&lt;/details&gt;</text:p>
      <text:p text:style-name="P3"/>
      <text:p text:style-name="P1">---</text:p>
      <text:p text:style-name="P3"/>
      <text:p text:style-name="P1">**[в¬† Back to Top](#table-of-contents)**</text:p>
      <text:p text:style-name="P3"/>
      <text:p text:style-name="P1">#### 15. What is the output of below code</text:p>
      <text:p text:style-name="P3"/>
      <text:p text:style-name="P1">```javascript</text:p>
      <text:p text:style-name="P1">console.log(Math.max());</text:p>
      <text:p text:style-name="P1">```</text:p>
      <text:p text:style-name="P3"/>
      <text:p text:style-name="P1">- 1: undefined</text:p>
      <text:p text:style-name="P1">- 2: Infinity</text:p>
      <text:p text:style-name="P1">- 3: 0</text:p>
      <text:p text:style-name="P1">- 4: -Infinity</text:p>
      <text:p text:style-name="P3"/>
      <text:p text:style-name="P1">&lt;details&gt;&lt;summary&gt;&lt;b&gt;Answer&lt;/b&gt;&lt;/summary&gt;</text:p>
      <text:p text:style-name="P1">&lt;p&gt;</text:p>
      <text:p text:style-name="P3"/>
      <text:p text:style-name="P1">##### Answer: 4</text:p>
      <text:p text:style-name="P3"/>
      <text:p text:style-name="P1">-Infinity is the initial comparant because almost every other value is bigger. So when no arguments are provided, -Infinity is going to be returned.</text:p>
      <text:p text:style-name="P1">**Note:** Zero number of arguments is a valid case.</text:p>
      <text:p text:style-name="P1">&lt;/p&gt;</text:p>
      <text:p text:style-name="P1">&lt;/details&gt;</text:p>
      <text:p text:style-name="P3"/>
      <text:p text:style-name="P1">---</text:p>
      <text:p text:style-name="P3"/>
      <text:p text:style-name="P1">**[в¬† Back to Top](#table-of-contents)**</text:p>
      <text:p text:style-name="P3"/>
      <text:p text:style-name="P1">#### 16. What is the output of below code</text:p>
      <text:p text:style-name="P3"/>
      <text:p text:style-name="P1">```javascript</text:p>
      <text:p text:style-name="P1">console.log(10 == [10]);</text:p>
      <text:p text:style-name="P1">console.log(10 == [[[[[[[10]]]]]]]);</text:p>
      <text:p text:style-name="P1">```</text:p>
      <text:p text:style-name="P3"/>
      <text:p text:style-name="P1">- 1: True, True</text:p>
      <text:p text:style-name="P1">- 2: True, False</text:p>
      <text:p text:style-name="P1">- 3: False, False</text:p>
      <text:p text:style-name="P1">- 4: False, True</text:p>
      <text:p text:style-name="P3"/>
      <text:p text:style-name="P1"><text:soft-page-break/>&lt;details&gt;&lt;summary&gt;&lt;b&gt;Answer&lt;/b&gt;&lt;/summary&gt;</text:p>
      <text:p text:style-name="P1">&lt;p&gt;</text:p>
      <text:p text:style-name="P3"/>
      <text:p text:style-name="P1">##### Answer: 1</text:p>
      <text:p text:style-name="P1">As per the comparison algorithm in the ECMAScript specification(ECMA-262), the above expression converted into JS as below</text:p>
      <text:p text:style-name="P1">```javascript</text:p>
      <text:p text:style-name="P1">10 === Number([10].valueOf().toString()) // 10</text:p>
      <text:p text:style-name="P1">```</text:p>
      <text:p text:style-name="P1">So it doesn't matter about number brackets([]) around the number, it is always converted to a number in the expression.</text:p>
      <text:p text:style-name="P1">&lt;/p&gt;</text:p>
      <text:p text:style-name="P1">&lt;/details&gt;</text:p>
      <text:p text:style-name="P3"/>
      <text:p text:style-name="P1">---</text:p>
      <text:p text:style-name="P3"/>
      <text:p text:style-name="P1">**[в¬† Back to Top](#table-of-contents)**</text:p>
      <text:p text:style-name="P3"/>
      <text:p text:style-name="P1">#### 17. What is the output of below code</text:p>
      <text:p text:style-name="P3"/>
      <text:p text:style-name="P1">```javascript</text:p>
      <text:p text:style-name="P1">console.log(10 + '10');</text:p>
      <text:p text:style-name="P1">console.log(10 - '10');</text:p>
      <text:p text:style-name="P1">```</text:p>
      <text:p text:style-name="P3"/>
      <text:p text:style-name="P1">- 1: 20, 0</text:p>
      <text:p text:style-name="P1">- 2: 1010, 0</text:p>
      <text:p text:style-name="P1">- 3: 1010, 10-10</text:p>
      <text:p text:style-name="P1">- 4: NaN, NaN</text:p>
      <text:p text:style-name="P3"/>
      <text:p text:style-name="P1">&lt;details&gt;&lt;summary&gt;&lt;b&gt;Answer&lt;/b&gt;&lt;/summary&gt;</text:p>
      <text:p text:style-name="P1">&lt;p&gt;</text:p>
      <text:p text:style-name="P3"/>
      <text:p text:style-name="P1">##### Answer: 2</text:p>
      <text:p text:style-name="P3"/>
      <text:p text:style-name="P1">The concatenation operator(+) is applicable for both number and string types. So if any operand is string type then both operands concatenated as strings. Whereas subtract(-) operator tries to convert the operands as number type.</text:p>
      <text:p text:style-name="P1">&lt;/p&gt;</text:p>
      <text:p text:style-name="P1">&lt;/details&gt;</text:p>
      <text:p text:style-name="P3"/>
      <text:p text:style-name="P1">---</text:p>
      <text:p text:style-name="P3"/>
      <text:p text:style-name="P1">**[в¬† Back to Top](#table-of-contents)**</text:p>
      <text:p text:style-name="P3"/>
      <text:p text:style-name="P1">#### 18. What is the output of below code</text:p>
      <text:p text:style-name="P3"/>
      <text:p text:style-name="P1">```javascript</text:p>
      <text:p text:style-name="P1">console.log([0] == false);</text:p>
      <text:p text:style-name="P1">if([0]) {</text:p>
      <text:p text:style-name="P1">console.log("I'm True");</text:p>
      <text:p text:style-name="P1">} else {</text:p>
      <text:p text:style-name="P1">console.log("I'm False");</text:p>
      <text:p text:style-name="P1">}</text:p>
      <text:p text:style-name="P3"/>
      <text:p text:style-name="P1">```</text:p>
      <text:p text:style-name="P3"/>
      <text:p text:style-name="P1">- 1: True, I'm True</text:p>
      <text:p text:style-name="P1">- 2: True, I'm False</text:p>
      <text:p text:style-name="P1"><text:soft-page-break/>- 3: False, I'm True</text:p>
      <text:p text:style-name="P1">- 4: False, I'm False</text:p>
      <text:p text:style-name="P3"/>
      <text:p text:style-name="P1">&lt;details&gt;&lt;summary&gt;&lt;b&gt;Answer&lt;/b&gt;&lt;/summary&gt;</text:p>
      <text:p text:style-name="P1">&lt;p&gt;</text:p>
      <text:p text:style-name="P3"/>
      <text:p text:style-name="P1">##### Answer: 1</text:p>
      <text:p text:style-name="P3"/>
      <text:p text:style-name="P1">In comparison operators, the expression `[0]` converted to Number([0].valueOf().toString()) which is resolved to false. Whereas `[0]` just becomes a truthy value without any conversion because there is no comparison operator.</text:p>
      <text:p text:style-name="P1">&lt;/p&gt;</text:p>
      <text:p text:style-name="P1">&lt;/details&gt;</text:p>
      <text:p text:style-name="P3"/>
      <text:p text:style-name="P1">#### 19. What is the output of below code</text:p>
      <text:p text:style-name="P3"/>
      <text:p text:style-name="P1">```javascript</text:p>
      <text:p text:style-name="P1">console.log([1, 2] + [3, 4]);</text:p>
      <text:p text:style-name="P1">```</text:p>
      <text:p text:style-name="P3"/>
      <text:p text:style-name="P1">- 1: [1,2,3,4]</text:p>
      <text:p text:style-name="P1">- 2: [1,2][3,4]</text:p>
      <text:p text:style-name="P1">- 3: SyntaxError</text:p>
      <text:p text:style-name="P1">- 4: 1,23,4</text:p>
      <text:p text:style-name="P3"/>
      <text:p text:style-name="P1">&lt;details&gt;&lt;summary&gt;&lt;b&gt;Answer&lt;/b&gt;&lt;/summary&gt;</text:p>
      <text:p text:style-name="P1">&lt;p&gt;</text:p>
      <text:p text:style-name="P3"/>
      <text:p text:style-name="P1">##### Answer: 4</text:p>
      <text:p text:style-name="P3"/>
      <text:p text:style-name="P1">The + operator is not meant or defined for arrays. So it converts arrays into strings and concatenates them.</text:p>
      <text:p text:style-name="P1">&lt;/p&gt;</text:p>
      <text:p text:style-name="P1">&lt;/details&gt;</text:p>
      <text:p text:style-name="P3"/>
      <text:p text:style-name="P1">---</text:p>
      <text:p text:style-name="P3"/>
      <text:p text:style-name="P1">**[в¬† Back to Top](#table-of-contents)**</text:p>
      <text:p text:style-name="P3"/>
      <text:p text:style-name="P1">#### 20. What is the output of below code</text:p>
      <text:p text:style-name="P3"/>
      <text:p text:style-name="P1">```javascript</text:p>
      <text:p text:style-name="P1">const numbers = new Set([1, 1, 2, 3, 4]);</text:p>
      <text:p text:style-name="P1">console.log(numbers);</text:p>
      <text:p text:style-name="P3"/>
      <text:p text:style-name="P1">const browser = new Set('Firefox');</text:p>
      <text:p text:style-name="P1">console.log(browser);</text:p>
      <text:p text:style-name="P1">```</text:p>
      <text:p text:style-name="P3"/>
      <text:p text:style-name="P1">- 1: {1, 2, 3, 4}, {"F", "i", "r", "e", "f", "o", "x"}</text:p>
      <text:p text:style-name="P1">- 2: {1, 2, 3, 4}, {"F", "i", "r", "e", "o", "x"}</text:p>
      <text:p text:style-name="P1">- 3: [1, 2, 3, 4], ["F", "i", "r", "e", "o", "x"]</text:p>
      <text:p text:style-name="P1">- 4: {1, 1, 2, 3, 4}, {"F", "i", "r", "e", "f", "o", "x"}</text:p>
      <text:p text:style-name="P3"/>
      <text:p text:style-name="P1">&lt;details&gt;&lt;summary&gt;&lt;b&gt;Answer&lt;/b&gt;&lt;/summary&gt;</text:p>
      <text:p text:style-name="P1">&lt;p&gt;</text:p>
      <text:p text:style-name="P3"/>
      <text:p text:style-name="P1">##### Answer: 1</text:p>
      <text:p text:style-name="P3"><text:soft-page-break/></text:p>
      <text:p text:style-name="P1">Since `Set` object is a collection of unique values, it won't allow duplicate values in the collection. At the same time, it is case sensitive data structure.</text:p>
      <text:p text:style-name="P1">&lt;/p&gt;</text:p>
      <text:p text:style-name="P1">&lt;/details&gt;</text:p>
      <text:p text:style-name="P3"/>
      <text:p text:style-name="P1">---</text:p>
      <text:p text:style-name="P3"/>
      <text:p text:style-name="P1">**[в¬† Back to Top](#table-of-contents)**</text:p>
      <text:p text:style-name="P3"/>
      <text:p text:style-name="P1">#### 21. What is the output of below code</text:p>
      <text:p text:style-name="P3"/>
      <text:p text:style-name="P1">```javascript</text:p>
      <text:p text:style-name="P1">console.log(NaN === NaN);</text:p>
      <text:p text:style-name="P1">```</text:p>
      <text:p text:style-name="P3"/>
      <text:p text:style-name="P1">- 1: True</text:p>
      <text:p text:style-name="P1">- 2: False</text:p>
      <text:p text:style-name="P3"/>
      <text:p text:style-name="P1">&lt;details&gt;&lt;summary&gt;&lt;b&gt;Answer&lt;/b&gt;&lt;/summary&gt;</text:p>
      <text:p text:style-name="P1">&lt;p&gt;</text:p>
      <text:p text:style-name="P3"/>
      <text:p text:style-name="P1">##### Answer: 2</text:p>
      <text:p text:style-name="P3"/>
      <text:p text:style-name="P1">JavaScript follows IEEE 754 spec standards. As per this spec, NaNs are never equal for floating-point numbers.</text:p>
      <text:p text:style-name="P1">&lt;/p&gt;</text:p>
      <text:p text:style-name="P1">&lt;/details&gt;</text:p>
      <text:p text:style-name="P3"/>
      <text:p text:style-name="P1">---</text:p>
      <text:p text:style-name="P3"/>
      <text:p text:style-name="P1">**[в¬† Back to Top](#table-of-contents)**</text:p>
      <text:p text:style-name="P3"/>
      <text:p text:style-name="P1">#### 22. What is the output of below code</text:p>
      <text:p text:style-name="P3"/>
      <text:p text:style-name="P1">```javascript</text:p>
      <text:p text:style-name="P1">let numbers = [1, 2, 3, 4, NaN];</text:p>
      <text:p text:style-name="P1">console.log(numbers.indexOf(NaN));</text:p>
      <text:p text:style-name="P1">```</text:p>
      <text:p text:style-name="P3"/>
      <text:p text:style-name="P1">- 1: 4</text:p>
      <text:p text:style-name="P1">- 2: NaN</text:p>
      <text:p text:style-name="P1">- 3: SyntaxError</text:p>
      <text:p text:style-name="P1">- 4: -1</text:p>
      <text:p text:style-name="P3"/>
      <text:p text:style-name="P1">&lt;details&gt;&lt;summary&gt;&lt;b&gt;Answer&lt;/b&gt;&lt;/summary&gt;</text:p>
      <text:p text:style-name="P1">&lt;p&gt;</text:p>
      <text:p text:style-name="P3"/>
      <text:p text:style-name="P1">##### Answer: 4</text:p>
      <text:p text:style-name="P3"/>
      <text:p text:style-name="P1">The `indexOf` uses strict equality operator(===) internally and `NaN === NaN` evaluates to false. Since indexOf won't be able to find NaN inside an array, it returns -1 always.</text:p>
      <text:p text:style-name="P1">But you can use `Array.prototype.findIndex` method to find out the index of NaN in an array or You can use `Array.prototype.includes` to check if NaN is present in an array or not.</text:p>
      <text:p text:style-name="P3"/>
      <text:p text:style-name="P1">```javascript</text:p>
      <text:p text:style-name="P1">let numbers = [1, 2, 3, 4, NaN];</text:p>
      <text:p text:style-name="P1"><text:soft-page-break/>console.log(numbers.findIndex(Number.isNaN)); // 4</text:p>
      <text:p text:style-name="P3"/>
      <text:p text:style-name="P1">console.log(numbers.includes(NaN)); // true</text:p>
      <text:p text:style-name="P1">```</text:p>
      <text:p text:style-name="P3"/>
      <text:p text:style-name="P1">&lt;/p&gt;</text:p>
      <text:p text:style-name="P1">&lt;/details&gt;</text:p>
      <text:p text:style-name="P3"/>
      <text:p text:style-name="P1">---</text:p>
      <text:p text:style-name="P3"/>
      <text:p text:style-name="P1">**[в¬† Back to Top](#table-of-contents)**</text:p>
      <text:p text:style-name="P3"/>
      <text:p text:style-name="P1">#### 23. What is the output of below code</text:p>
      <text:p text:style-name="P3"/>
      <text:p text:style-name="P1">```javascript</text:p>
      <text:p text:style-name="P1">let [a, ...b,] = [1, 2, 3, 4, 5];</text:p>
      <text:p text:style-name="P1">console.log(a, b);</text:p>
      <text:p text:style-name="P1">```</text:p>
      <text:p text:style-name="P3"/>
      <text:p text:style-name="P1">- 1: 1, [2, 3, 4, 5]</text:p>
      <text:p text:style-name="P1">- 2: 1, {2, 3, 4, 5}</text:p>
      <text:p text:style-name="P1">- 3: SyntaxError</text:p>
      <text:p text:style-name="P1">- 4: 1, [2, 3, 4]</text:p>
      <text:p text:style-name="P3"/>
      <text:p text:style-name="P1">&lt;details&gt;&lt;summary&gt;&lt;b&gt;Answer&lt;/b&gt;&lt;/summary&gt;</text:p>
      <text:p text:style-name="P1">&lt;p&gt;</text:p>
      <text:p text:style-name="P3"/>
      <text:p text:style-name="P1">##### Answer: 3</text:p>
      <text:p text:style-name="P3"/>
      <text:p text:style-name="P1">When using rest parameters, trailing commas are not allowed and will throw a SyntaxError.</text:p>
      <text:p text:style-name="P1">If you remove the trailing comma then it displays 1st answer</text:p>
      <text:p text:style-name="P3"/>
      <text:p text:style-name="P1">```javascript</text:p>
      <text:p text:style-name="P1">let [a, ...b] = [1, 2, 3, 4, 5];</text:p>
      <text:p text:style-name="P1">console.log(a, b); // 1, [2, 3, 4, 5]</text:p>
      <text:p text:style-name="P1">```</text:p>
      <text:p text:style-name="P3"/>
      <text:p text:style-name="P1">&lt;/p&gt;</text:p>
      <text:p text:style-name="P1">&lt;/details&gt;</text:p>
      <text:p text:style-name="P3"/>
      <text:p text:style-name="P1">---</text:p>
      <text:p text:style-name="P3"/>
      <text:p text:style-name="P1">**[в¬† Back to Top](#table-of-contents)**</text:p>
      <text:p text:style-name="P3"/>
      <text:p text:style-name="P1">#### 25. What is the output of below code</text:p>
      <text:p text:style-name="P3"/>
      <text:p text:style-name="P1">```javascript</text:p>
      <text:p text:style-name="P1">async function func() {</text:p>
      <text:p text:style-name="P2"><text:s text:c="3"/><text:span text:style-name="T1">return 10;</text:span></text:p>
      <text:p text:style-name="P1">}</text:p>
      <text:p text:style-name="P1">console.log(func());</text:p>
      <text:p text:style-name="P1">```</text:p>
      <text:p text:style-name="P3"/>
      <text:p text:style-name="P1">- 1: Promise {\&lt;fulfilled\&gt;: 10}</text:p>
      <text:p text:style-name="P1">- 2: 10</text:p>
      <text:p text:style-name="P1">- 3: SyntaxError</text:p>
      <text:p text:style-name="P1">- 4: Promise {\&lt;rejected\&gt;: 10}</text:p>
      <text:p text:style-name="P3"/>
      <text:p text:style-name="P1"><text:soft-page-break/>&lt;details&gt;&lt;summary&gt;&lt;b&gt;Answer&lt;/b&gt;&lt;/summary&gt;</text:p>
      <text:p text:style-name="P1">&lt;p&gt;</text:p>
      <text:p text:style-name="P3"/>
      <text:p text:style-name="P1">##### Answer: 1</text:p>
      <text:p text:style-name="P3"/>
      <text:p text:style-name="P1">Async functions always return a promise. But even if the return value of an async function is not explicitly a promise, it will be implicitly wrapped in a promise. The above async function is equivalent to below expression,</text:p>
      <text:p text:style-name="P3"/>
      <text:p text:style-name="P1">```javascript</text:p>
      <text:p text:style-name="P1">function func() {</text:p>
      <text:p text:style-name="P2"><text:s text:c="3"/><text:span text:style-name="T1">return Promise.resolve(10)</text:span></text:p>
      <text:p text:style-name="P1">}</text:p>
      <text:p text:style-name="P1">```</text:p>
      <text:p text:style-name="P1">&lt;/p&gt;</text:p>
      <text:p text:style-name="P1">&lt;/details&gt;</text:p>
      <text:p text:style-name="P3"/>
      <text:p text:style-name="P1">---</text:p>
      <text:p text:style-name="P3"/>
      <text:p text:style-name="P1">**[в¬† Back to Top](#table-of-contents)**</text:p>
      <text:p text:style-name="P3"/>
      <text:p text:style-name="P1">#### 26. What is the output of below code</text:p>
      <text:p text:style-name="P3"/>
      <text:p text:style-name="P1">```javascript</text:p>
      <text:p text:style-name="P1">async function func() {</text:p>
      <text:p text:style-name="P2"><text:s text:c="3"/><text:span text:style-name="T1">await 10;</text:span></text:p>
      <text:p text:style-name="P1">}</text:p>
      <text:p text:style-name="P1">console.log(func());</text:p>
      <text:p text:style-name="P1">```</text:p>
      <text:p text:style-name="P3"/>
      <text:p text:style-name="P1">- 1: Promise {\&lt;fulfilled\&gt;: 10}</text:p>
      <text:p text:style-name="P1">- 2: 10</text:p>
      <text:p text:style-name="P1">- 3: SyntaxError</text:p>
      <text:p text:style-name="P1">- 4: Promise {\&lt;resolved\&gt;: undefined}</text:p>
      <text:p text:style-name="P3"/>
      <text:p text:style-name="P1">&lt;details&gt;&lt;summary&gt;&lt;b&gt;Answer&lt;/b&gt;&lt;/summary&gt;</text:p>
      <text:p text:style-name="P1">&lt;p&gt;</text:p>
      <text:p text:style-name="P3"/>
      <text:p text:style-name="P1">##### Answer: 4</text:p>
      <text:p text:style-name="P3"/>
      <text:p text:style-name="P1">The await expression returns value 10 with promise resolution and the code after each await expression can be treated as existing in a `.then` callback. In this case, there is no return expression at the end of the function. Hence, the default return value of `undefined` is returned as the resolution of the promise. <text:s/>The above async function is equivalent to below expression,</text:p>
      <text:p text:style-name="P3"/>
      <text:p text:style-name="P1">```javascript</text:p>
      <text:p text:style-name="P1">function func() {</text:p>
      <text:p text:style-name="P2"><text:s text:c="3"/><text:span text:style-name="T1">return Promise.resolve(10).then(() =&gt; undefined)</text:span></text:p>
      <text:p text:style-name="P1">}</text:p>
      <text:p text:style-name="P1">```</text:p>
      <text:p text:style-name="P1">&lt;/p&gt;</text:p>
      <text:p text:style-name="P1">&lt;/details&gt;</text:p>
      <text:p text:style-name="P3"/>
      <text:p text:style-name="P1">---</text:p>
      <text:p text:style-name="P3"/>
      <text:p text:style-name="P1">**[в¬† Back to Top](#table-of-contents)**</text:p>
      <text:p text:style-name="P3"/>
      <text:p text:style-name="P1">#### 27. What is the output of below code</text:p>
      <text:p text:style-name="P3"><text:soft-page-break/></text:p>
      <text:p text:style-name="P1">```javascript</text:p>
      <text:p text:style-name="P1">function delay() {</text:p>
      <text:p text:style-name="P2"><text:s text:c="2"/><text:span text:style-name="T1">return new Promise(resolve =&gt; setTimeout(resolve, 2000));</text:span></text:p>
      <text:p text:style-name="P1">}</text:p>
      <text:p text:style-name="P3"/>
      <text:p text:style-name="P1">async function delayedLog(item) {</text:p>
      <text:p text:style-name="P2"><text:s text:c="2"/><text:span text:style-name="T1">await delay();</text:span></text:p>
      <text:p text:style-name="P2"><text:s text:c="2"/><text:span text:style-name="T1">console.log(item);</text:span></text:p>
      <text:p text:style-name="P1">}</text:p>
      <text:p text:style-name="P3"/>
      <text:p text:style-name="P1">async function processArray(array) {</text:p>
      <text:p text:style-name="P2"><text:s text:c="2"/><text:span text:style-name="T1">array.forEach(item =&gt; {</text:span></text:p>
      <text:p text:style-name="P2"><text:s text:c="4"/><text:span text:style-name="T1">await delayedLog(item);</text:span></text:p>
      <text:p text:style-name="P2"><text:s text:c="2"/><text:span text:style-name="T1">})</text:span></text:p>
      <text:p text:style-name="P1">}</text:p>
      <text:p text:style-name="P3"/>
      <text:p text:style-name="P1">processArray([1, 2, 3, 4]);</text:p>
      <text:p text:style-name="P1">```</text:p>
      <text:p text:style-name="P3"/>
      <text:p text:style-name="P1">- 1: SyntaxError</text:p>
      <text:p text:style-name="P1">- 2: 1, 2, 3, 4</text:p>
      <text:p text:style-name="P1">- 3: 4, 4, 4, 4</text:p>
      <text:p text:style-name="P1">- 4: 4, 3, 2, 1</text:p>
      <text:p text:style-name="P3"/>
      <text:p text:style-name="P1">&lt;details&gt;&lt;summary&gt;&lt;b&gt;Answer&lt;/b&gt;&lt;/summary&gt;</text:p>
      <text:p text:style-name="P1">&lt;p&gt;</text:p>
      <text:p text:style-name="P3"/>
      <text:p text:style-name="P1">##### Answer: 1</text:p>
      <text:p text:style-name="P3"/>
      <text:p text:style-name="P1">Even though вЂњprocessArrayвЂќ is an async function, the anonymous function that we use for `forEach` is synchronous. If you use await inside a synchronous function then it throws a syntax error.</text:p>
      <text:p text:style-name="P1">&lt;/p&gt;</text:p>
      <text:p text:style-name="P3"/>
      <text:p text:style-name="P1">&lt;/details&gt;</text:p>
      <text:p text:style-name="P3"/>
      <text:p text:style-name="P1">---</text:p>
      <text:p text:style-name="P3"/>
      <text:p text:style-name="P1">**[в¬† Back to Top](#table-of-contents)**</text:p>
      <text:p text:style-name="P3"/>
      <text:p text:style-name="P1">#### 28. What is the output of below code</text:p>
      <text:p text:style-name="P3"/>
      <text:p text:style-name="P1">```javascript</text:p>
      <text:p text:style-name="P1">function delay() {</text:p>
      <text:p text:style-name="P2"><text:s text:c="2"/><text:span text:style-name="T1">return new Promise(resolve =&gt; setTimeout(resolve, 2000));</text:span></text:p>
      <text:p text:style-name="P1">}</text:p>
      <text:p text:style-name="P3"/>
      <text:p text:style-name="P1">async function delayedLog(item) {</text:p>
      <text:p text:style-name="P2"><text:s text:c="2"/><text:span text:style-name="T1">await delay();</text:span></text:p>
      <text:p text:style-name="P2"><text:s text:c="2"/><text:span text:style-name="T1">console.log(item);</text:span></text:p>
      <text:p text:style-name="P1">}</text:p>
      <text:p text:style-name="P3"/>
      <text:p text:style-name="P1">async function process(array) {</text:p>
      <text:p text:style-name="P2"><text:s text:c="2"/><text:span text:style-name="T1">array.forEach(async (item) =&gt; {</text:span></text:p>
      <text:p text:style-name="P2"><text:s text:c="4"/><text:span text:style-name="T1">await delayedLog(item);</text:span></text:p>
      <text:p text:style-name="P2"><text:s text:c="2"/><text:span text:style-name="T1">});</text:span></text:p>
      <text:p text:style-name="P2"><text:s text:c="2"/><text:span text:style-name="T1">console.log('Process completed!');</text:span></text:p>
      <text:p text:style-name="P1">}</text:p>
      <text:p text:style-name="P1"><text:soft-page-break/>process([1, 2, 3, 5]);</text:p>
      <text:p text:style-name="P1">```</text:p>
      <text:p text:style-name="P3"/>
      <text:p text:style-name="P3"/>
      <text:p text:style-name="P3"/>
      <text:p text:style-name="P3"/>
      <text:p text:style-name="P1">- 1: 1 2 3 5 and Process completed!</text:p>
      <text:p text:style-name="P1">- 2: 5 5 5 5 and Process completed!</text:p>
      <text:p text:style-name="P1">- 3: Process completed! and 5 5 5 5</text:p>
      <text:p text:style-name="P1">- 4: Process completed! and 1 2 3 5</text:p>
      <text:p text:style-name="P3"/>
      <text:p text:style-name="P1">&lt;details&gt;&lt;summary&gt;&lt;b&gt;Answer&lt;/b&gt;&lt;/summary&gt;</text:p>
      <text:p text:style-name="P1">&lt;p&gt;</text:p>
      <text:p text:style-name="P3"/>
      <text:p text:style-name="P1">##### Answer: 4</text:p>
      <text:p text:style-name="P3"/>
      <text:p text:style-name="P1">The forEach method will not wait until all items are finished but it just runs the tasks and goes next. Hence, the last statement is displayed first followed by a sequence of promise resolutions.</text:p>
      <text:p text:style-name="P3"/>
      <text:p text:style-name="P1">But you control the array sequence using for..of loop,</text:p>
      <text:p text:style-name="P3"/>
      <text:p text:style-name="P1">```javascript</text:p>
      <text:p text:style-name="P1">async function processArray(array) {</text:p>
      <text:p text:style-name="P2"><text:s text:c="2"/><text:span text:style-name="T1">for (const item of array) {</text:span></text:p>
      <text:p text:style-name="P2"><text:s text:c="4"/><text:span text:style-name="T1">await delayedLog(item);</text:span></text:p>
      <text:p text:style-name="P2"><text:s text:c="2"/><text:span text:style-name="T1">}</text:span></text:p>
      <text:p text:style-name="P2"><text:s text:c="2"/><text:span text:style-name="T1">console.log('Process completed!');</text:span></text:p>
      <text:p text:style-name="P1">}</text:p>
      <text:p text:style-name="P1">```</text:p>
      <text:p text:style-name="P3"/>
      <text:p text:style-name="P1">&lt;/p&gt;</text:p>
      <text:p text:style-name="P1">&lt;/details&gt;</text:p>
      <text:p text:style-name="P3"/>
      <text:p text:style-name="P1">---</text:p>
      <text:p text:style-name="P3"/>
      <text:p text:style-name="P1">**[в¬† Back to Top](#table-of-contents)**</text:p>
      <text:p text:style-name="P3"/>
      <text:p text:style-name="P1">#### 29. What is the output of below code</text:p>
      <text:p text:style-name="P3"/>
      <text:p text:style-name="P1">```javascript</text:p>
      <text:p text:style-name="P1">var set = new Set();</text:p>
      <text:p text:style-name="P1">set.add("+0").add("-0").add(NaN).add(undefined).add(NaN);;</text:p>
      <text:p text:style-name="P1">console.log(set);</text:p>
      <text:p text:style-name="P1">```</text:p>
      <text:p text:style-name="P3"/>
      <text:p text:style-name="P1">- 1: Set(4) {"+0", "-0", NaN, undefined}</text:p>
      <text:p text:style-name="P1">- 2: Set(3) {"+0", NaN, undefined}</text:p>
      <text:p text:style-name="P1">- 3: Set(5) {"+0", "-0", NaN, undefined, NaN}</text:p>
      <text:p text:style-name="P1">- 4: Set(4) {"+0", NaN, undefined, NaN}</text:p>
      <text:p text:style-name="P3"/>
      <text:p text:style-name="P1">&lt;details&gt;&lt;summary&gt;&lt;b&gt;Answer&lt;/b&gt;&lt;/summary&gt;</text:p>
      <text:p text:style-name="P1">&lt;p&gt;</text:p>
      <text:p text:style-name="P3"/>
      <text:p text:style-name="P1">##### Answer: 1</text:p>
      <text:p text:style-name="P3"/>
      <text:p text:style-name="P1">Set has few exceptions from equality check,</text:p>
      <text:p text:style-name="P3"/>
      <text:p text:style-name="P1">1. All NaN values are equal</text:p>
      <text:p text:style-name="P1"><text:soft-page-break/>2. Both +0 and -0 considered as different values</text:p>
      <text:p text:style-name="P3"/>
      <text:p text:style-name="P1">&lt;/p&gt;</text:p>
      <text:p text:style-name="P1">&lt;/details&gt;</text:p>
      <text:p text:style-name="P3"/>
      <text:p text:style-name="P1">---</text:p>
      <text:p text:style-name="P3"/>
      <text:p text:style-name="P1">**[в¬† Back to Top](#table-of-contents)**</text:p>
      <text:p text:style-name="P3"/>
      <text:p text:style-name="P1">#### 30. What is the output of below code</text:p>
      <text:p text:style-name="P3"/>
      <text:p text:style-name="P1">```javascript</text:p>
      <text:p text:style-name="P1">const sym1 = Symbol('one');</text:p>
      <text:p text:style-name="P1">const sym2 = Symbol('one');</text:p>
      <text:p text:style-name="P3"/>
      <text:p text:style-name="P1">const sym3 = Symbol.for('two');</text:p>
      <text:p text:style-name="P1">const sym4 = Symbol.for('two');</text:p>
      <text:p text:style-name="P3"/>
      <text:p text:style-name="P1">cnsooe.log(sym1 === sym2, sym3 === sym4);</text:p>
      <text:p text:style-name="P1">```</text:p>
      <text:p text:style-name="P3"/>
      <text:p text:style-name="P1">- 1: true, true</text:p>
      <text:p text:style-name="P1">- 2: true, false</text:p>
      <text:p text:style-name="P1">- 3: false, true</text:p>
      <text:p text:style-name="P1">- 4: false, false</text:p>
      <text:p text:style-name="P3"/>
      <text:p text:style-name="P1">&lt;details&gt;&lt;summary&gt;&lt;b&gt;Answer&lt;/b&gt;&lt;/summary&gt;</text:p>
      <text:p text:style-name="P1">&lt;p&gt;</text:p>
      <text:p text:style-name="P3"/>
      <text:p text:style-name="P1">##### Answer: 3</text:p>
      <text:p text:style-name="P3"/>
      <text:p text:style-name="P1">Symbol follows below conventions,</text:p>
      <text:p text:style-name="P3"/>
      <text:p text:style-name="P1">1. Every symbol value returned from Symbol() is unique irrespective of the optional string.</text:p>
      <text:p text:style-name="P1">2. `Symbol.for()` function creates a symbol in a global symbol registry list. But it doesn't <text:s/>necessarily create a new symbol on every call, it checks first if a symbol with the given key is already present in the registry and returns the symbol if it is found. Otherwise a new symbol created in the registry.</text:p>
      <text:p text:style-name="P3"/>
      <text:p text:style-name="P1">**Note:** The symbol description is just useful for debugging purposes.</text:p>
      <text:p text:style-name="P1">&lt;/p&gt;</text:p>
      <text:p text:style-name="P3"/>
      <text:p text:style-name="P1">&lt;/details&gt;</text:p>
      <text:p text:style-name="P3"/>
      <text:p text:style-name="P1">---</text:p>
      <text:p text:style-name="P3"/>
      <text:p text:style-name="P1">**[в¬† Back to Top](#table-of-contents)**</text:p>
      <text:p text:style-name="P3"/>
      <text:p text:style-name="P1">#### 31. What is the output of below code</text:p>
      <text:p text:style-name="P3"/>
      <text:p text:style-name="P1">```javascript</text:p>
      <text:p text:style-name="P1">const sym1 = new Symbol('one');</text:p>
      <text:p text:style-name="P1">console.log(sym1);</text:p>
      <text:p text:style-name="P1">```</text:p>
      <text:p text:style-name="P3"/>
      <text:p text:style-name="P1">- 1: SyntaxError</text:p>
      <text:p text:style-name="P1">- 2: one</text:p>
      <text:p text:style-name="P1">- 3: Symbol('one')</text:p>
      <text:p text:style-name="P1"><text:soft-page-break/>- 4: Symbol</text:p>
      <text:p text:style-name="P3"/>
      <text:p text:style-name="P1">&lt;details&gt;&lt;summary&gt;&lt;b&gt;Answer&lt;/b&gt;&lt;/summary&gt;</text:p>
      <text:p text:style-name="P1">&lt;p&gt;</text:p>
      <text:p text:style-name="P3"/>
      <text:p text:style-name="P1">##### Answer: 1</text:p>
      <text:p text:style-name="P3"/>
      <text:p text:style-name="P1">`Symbol` is a just a standard function and not an object constructor(unlike other primitives new Boolean, new String and new Number). So if you try to call it with the new operator will result in a TypeError</text:p>
      <text:p text:style-name="P1">&lt;/p&gt;</text:p>
      <text:p text:style-name="P3"/>
      <text:p text:style-name="P1">&lt;/details&gt;</text:p>
      <text:p text:style-name="P3"/>
      <text:p text:style-name="P1">---</text:p>
      <text:p text:style-name="P3"/>
      <text:p text:style-name="P1">**[в¬† Back to Top](#table-of-contents)**</text:p>
      <text:p text:style-name="P3"/>
      <text:p text:style-name="P1">#### 32. What is the output of below code</text:p>
      <text:p text:style-name="P3"/>
      <text:p text:style-name="P1">```javascript</text:p>
      <text:p text:style-name="P1">let myNumber = 100;</text:p>
      <text:p text:style-name="P1">let myString = '100';</text:p>
      <text:p text:style-name="P3"/>
      <text:p text:style-name="P1">if (!typeof myNumber === "string") {</text:p>
      <text:p text:style-name="P2"><text:s text:c="3"/><text:span text:style-name="T1">console.log("It is not a string!");</text:span></text:p>
      <text:p text:style-name="P1">} else {</text:p>
      <text:p text:style-name="P2"><text:s text:c="4"/><text:span text:style-name="T1">console.log("It is a string!");</text:span></text:p>
      <text:p text:style-name="P1">}</text:p>
      <text:p text:style-name="P3"/>
      <text:p text:style-name="P1">if (!typeof myString === "number"){</text:p>
      <text:p text:style-name="P2"><text:s text:c="3"/><text:span text:style-name="T1">console.log("It is not a number!")</text:span></text:p>
      <text:p text:style-name="P1">} else {</text:p>
      <text:p text:style-name="P2"><text:s text:c="3"/><text:span text:style-name="T1">console.log("It is a number!");</text:span></text:p>
      <text:p text:style-name="P1">}</text:p>
      <text:p text:style-name="P1">```</text:p>
      <text:p text:style-name="P3"/>
      <text:p text:style-name="P1">- 1: SyntaxError</text:p>
      <text:p text:style-name="P1">- 2: It is not a string!, It is not a number!</text:p>
      <text:p text:style-name="P1">- 3: It is not a string!, It is a number!</text:p>
      <text:p text:style-name="P1">- 4: It is a string!, It is a number!</text:p>
      <text:p text:style-name="P3"/>
      <text:p text:style-name="P1">&lt;details&gt;&lt;summary&gt;&lt;b&gt;Answer&lt;/b&gt;&lt;/summary&gt;</text:p>
      <text:p text:style-name="P1">&lt;p&gt;</text:p>
      <text:p text:style-name="P3"/>
      <text:p text:style-name="P1">##### Answer: 4</text:p>
      <text:p text:style-name="P3"/>
      <text:p text:style-name="P1">The return value of `typeof myNumber (OR) typeof myString` is always the truthy value (either "number" or "string"). Since ! operator converts the value to a boolean value, the value of both `!typeof myNumber or !typeof myString` is always false. Hence the if condition fails and control goes to else block.</text:p>
      <text:p text:style-name="P1">&lt;/p&gt;</text:p>
      <text:p text:style-name="P3"/>
      <text:p text:style-name="P1">&lt;/details&gt;</text:p>
      <text:p text:style-name="P3"/>
      <text:p text:style-name="P1">---</text:p>
      <text:p text:style-name="P3"/>
      <text:p text:style-name="P1">**[в¬† Back to Top](#table-of-contents)**</text:p>
      <text:p text:style-name="P3"/>
      <text:p text:style-name="P1"><text:soft-page-break/>#### 33. What is the output of below code</text:p>
      <text:p text:style-name="P3"/>
      <text:p text:style-name="P1">```javascript</text:p>
      <text:p text:style-name="P1">console.log(JSON.stringify({ myArray: ['one', undefined, function(){}, Symbol('')] }));</text:p>
      <text:p text:style-name="P1">console.log(JSON.stringify({ [Symbol.for('one')]: 'one' }, [Symbol.for('one')]));</text:p>
      <text:p text:style-name="P1">```</text:p>
      <text:p text:style-name="P3"/>
      <text:p text:style-name="P1">- 1: {"myArray":['one', undefined, {}, Symbol]}, {}</text:p>
      <text:p text:style-name="P1">- 2: {"myArray":['one', null,null,null]}, {}</text:p>
      <text:p text:style-name="P1">- 3: {"myArray":['one', null,null,null]}, "{ [Symbol.for('one')]: 'one' }, [Symbol.for('one')]"</text:p>
      <text:p text:style-name="P1">- 4: {"myArray":['one', undefined, function(){}, Symbol('')]}, {}</text:p>
      <text:p text:style-name="P3"/>
      <text:p text:style-name="P1">&lt;details&gt;&lt;summary&gt;&lt;b&gt;Answer&lt;/b&gt;&lt;/summary&gt;</text:p>
      <text:p text:style-name="P1">&lt;p&gt;</text:p>
      <text:p text:style-name="P3"/>
      <text:p text:style-name="P1">##### Answer: 2</text:p>
      <text:p text:style-name="P3"/>
      <text:p text:style-name="P1">The symbols has below constraints,</text:p>
      <text:p text:style-name="P3"/>
      <text:p text:style-name="P1">1. The undefined, Functions, and Symbols are not valid JSON values. So those values are either omitted (in an object) or changed to null (in an array). Hence, it returns null values for the value array.</text:p>
      <text:p text:style-name="P1">2. All Symbol-keyed properties will be completely ignored. Hence it returns an empty object({}).</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34. What is the output of below code</text:p>
      <text:p text:style-name="P3"/>
      <text:p text:style-name="P1">```javascript</text:p>
      <text:p text:style-name="P1">class A {</text:p>
      <text:p text:style-name="P2"><text:s text:c="2"/><text:span text:style-name="T1">constructor() {</text:span></text:p>
      <text:p text:style-name="P2"><text:s text:c="4"/><text:span text:style-name="T1">console.log(new.target.name)</text:span></text:p>
      <text:p text:style-name="P2"><text:s text:c="2"/><text:span text:style-name="T1">}</text:span></text:p>
      <text:p text:style-name="P1">}</text:p>
      <text:p text:style-name="P3"/>
      <text:p text:style-name="P1">class B extends A { constructor() { super() } }</text:p>
      <text:p text:style-name="P3"/>
      <text:p text:style-name="P1">new A();</text:p>
      <text:p text:style-name="P1">new B();</text:p>
      <text:p text:style-name="P1">```</text:p>
      <text:p text:style-name="P3"/>
      <text:p text:style-name="P1">- 1: A, A</text:p>
      <text:p text:style-name="P1">- 2: A, B</text:p>
      <text:p text:style-name="P3"/>
      <text:p text:style-name="P1">&lt;details&gt;&lt;summary&gt;&lt;b&gt;Answer&lt;/b&gt;&lt;/summary&gt;</text:p>
      <text:p text:style-name="P1">&lt;p&gt;</text:p>
      <text:p text:style-name="P3"/>
      <text:p text:style-name="P1">##### Answer: 2</text:p>
      <text:p text:style-name="P3"/>
      <text:p text:style-name="P1"><text:soft-page-break/>Using constructors, `new.target` refers to the constructor (points to the class definition of class which is initialized) that was directly invoked by new. This also applies to the case if the constructor is in a parent class and was delegated from a child constructor.</text:p>
      <text:p text:style-name="P1">&lt;/p&gt;</text:p>
      <text:p text:style-name="P3"/>
      <text:p text:style-name="P1">&lt;/details&gt;</text:p>
      <text:p text:style-name="P3"/>
      <text:p text:style-name="P1">---</text:p>
      <text:p text:style-name="P3"/>
      <text:p text:style-name="P1">**[в¬† Back to Top](#table-of-contents)**</text:p>
      <text:p text:style-name="P3"/>
      <text:p text:style-name="P1">#### 35. What is the output of below code</text:p>
      <text:p text:style-name="P3"/>
      <text:p text:style-name="P1">```javascript</text:p>
      <text:p text:style-name="P1">const [x, ...y,] = [1, 2, 3, 4];</text:p>
      <text:p text:style-name="P1">console.log(x, y);</text:p>
      <text:p text:style-name="P1">```</text:p>
      <text:p text:style-name="P3"/>
      <text:p text:style-name="P1">- 1: 1, [2, 3, 4]</text:p>
      <text:p text:style-name="P1">- 2: 1, [2, 3]</text:p>
      <text:p text:style-name="P1">- 3: 1, [2]</text:p>
      <text:p text:style-name="P1">- 4: SyntaxError</text:p>
      <text:p text:style-name="P3"/>
      <text:p text:style-name="P1">&lt;details&gt;&lt;summary&gt;&lt;b&gt;Answer&lt;/b&gt;&lt;/summary&gt;</text:p>
      <text:p text:style-name="P1">&lt;p&gt;</text:p>
      <text:p text:style-name="P3"/>
      <text:p text:style-name="P1">##### Answer: 4</text:p>
      <text:p text:style-name="P3"/>
      <text:p text:style-name="P1">It throws a syntax error because the rest element should not have a trailing comma. You should always consider using a rest operator as the last element.</text:p>
      <text:p text:style-name="P1">&lt;/p&gt;</text:p>
      <text:p text:style-name="P3"/>
      <text:p text:style-name="P1">&lt;/details&gt;</text:p>
      <text:p text:style-name="P3"/>
      <text:p text:style-name="P1">---</text:p>
      <text:p text:style-name="P3"/>
      <text:p text:style-name="P1">**[в¬† Back to Top](#table-of-contents)**</text:p>
      <text:p text:style-name="P3"/>
      <text:p text:style-name="P1">#### 36. What is the output of below code</text:p>
      <text:p text:style-name="P3"/>
      <text:p text:style-name="P1">```javascript</text:p>
      <text:p text:style-name="P1">const {a: x = 10, b: y = 20} = {a: 30};</text:p>
      <text:p text:style-name="P3"/>
      <text:p text:style-name="P1">console.log(x);</text:p>
      <text:p text:style-name="P1">console.log(y);</text:p>
      <text:p text:style-name="P1">```</text:p>
      <text:p text:style-name="P3"/>
      <text:p text:style-name="P1">- 1: 30, 20</text:p>
      <text:p text:style-name="P1">- 2: 10, 20</text:p>
      <text:p text:style-name="P1">- 3: 10, undefined</text:p>
      <text:p text:style-name="P1">- 4: 30, undefined</text:p>
      <text:p text:style-name="P3"/>
      <text:p text:style-name="P1">&lt;details&gt;&lt;summary&gt;&lt;b&gt;Answer&lt;/b&gt;&lt;/summary&gt;</text:p>
      <text:p text:style-name="P1">&lt;p&gt;</text:p>
      <text:p text:style-name="P3"/>
      <text:p text:style-name="P1">##### Answer: 1</text:p>
      <text:p text:style-name="P3"/>
      <text:p text:style-name="P1">The object property follows below rules,</text:p>
      <text:p text:style-name="P3"><text:soft-page-break/></text:p>
      <text:p text:style-name="P1">1. The object properties can be retrieved and assigned to a variable with a different name</text:p>
      <text:p text:style-name="P1">2. The property assigned a default value when the retrieved value is `undefined`</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37. What is the output of below code</text:p>
      <text:p text:style-name="P3"/>
      <text:p text:style-name="P1">```javascript</text:p>
      <text:p text:style-name="P1">function area({length = 10, width = 20}) {</text:p>
      <text:p text:style-name="P2"><text:s text:c="2"/><text:span text:style-name="T1">console.log(length*width);</text:span></text:p>
      <text:p text:style-name="P1">}</text:p>
      <text:p text:style-name="P3"/>
      <text:p text:style-name="P1">area();</text:p>
      <text:p text:style-name="P1">```</text:p>
      <text:p text:style-name="P3"/>
      <text:p text:style-name="P1">- 1: 200</text:p>
      <text:p text:style-name="P1">- 2: Error</text:p>
      <text:p text:style-name="P1">- 3: undefined</text:p>
      <text:p text:style-name="P1">- 4: 0</text:p>
      <text:p text:style-name="P3"/>
      <text:p text:style-name="P1">&lt;details&gt;&lt;summary&gt;&lt;b&gt;Answer&lt;/b&gt;&lt;/summary&gt;</text:p>
      <text:p text:style-name="P1">&lt;p&gt;</text:p>
      <text:p text:style-name="P3"/>
      <text:p text:style-name="P1">##### Answer: 2</text:p>
      <text:p text:style-name="P3"/>
      <text:p text:style-name="P1">If you leave out the right-hand side assignment for the destructuring object, the function will look for at least one argument to be supplied when invoked. Otherwise you will receive an error `Error: Cannot read property 'length' of undefined` as mentioned above.</text:p>
      <text:p text:style-name="P3"/>
      <text:p text:style-name="P1">You can avoid the error with either of the below changes,</text:p>
      <text:p text:style-name="P3"/>
      <text:p text:style-name="P1">1. **Pass at least an empty object:**</text:p>
      <text:p text:style-name="P3"/>
      <text:p text:style-name="P1">```javascript</text:p>
      <text:p text:style-name="P1">function area({length = 10, width = 20}) {</text:p>
      <text:p text:style-name="P2"><text:s text:c="2"/><text:span text:style-name="T1">console.log(length*width);</text:span></text:p>
      <text:p text:style-name="P1">}</text:p>
      <text:p text:style-name="P3"/>
      <text:p text:style-name="P1">area({});</text:p>
      <text:p text:style-name="P1">```</text:p>
      <text:p text:style-name="P3"/>
      <text:p text:style-name="P1">2. **Assign default empty object:**</text:p>
      <text:p text:style-name="P3"/>
      <text:p text:style-name="P1">```javascript</text:p>
      <text:p text:style-name="P1">function area({length = 10, width = 20} = {}) {</text:p>
      <text:p text:style-name="P2"><text:s text:c="2"/><text:span text:style-name="T1">console.log(length*width);</text:span></text:p>
      <text:p text:style-name="P1">}</text:p>
      <text:p text:style-name="P3"/>
      <text:p text:style-name="P1">area();</text:p>
      <text:p text:style-name="P1">```</text:p>
      <text:p text:style-name="P3"><text:soft-page-break/></text:p>
      <text:p text:style-name="P1">&lt;/p&gt;</text:p>
      <text:p text:style-name="P3"/>
      <text:p text:style-name="P1">&lt;/details&gt;</text:p>
      <text:p text:style-name="P3"/>
      <text:p text:style-name="P1">---</text:p>
      <text:p text:style-name="P3"/>
      <text:p text:style-name="P1">**[в¬† Back to Top](#table-of-contents)**</text:p>
      <text:p text:style-name="P3"/>
      <text:p text:style-name="P1">#### 38. What is the output of below code</text:p>
      <text:p text:style-name="P3"/>
      <text:p text:style-name="P1">```javascript</text:p>
      <text:p text:style-name="P1">const props = [</text:p>
      <text:p text:style-name="P2"><text:s text:c="2"/><text:span text:style-name="T1">{ id: 1, name: 'John'},</text:span></text:p>
      <text:p text:style-name="P2"><text:s text:c="2"/><text:span text:style-name="T1">{ id: 2, name: 'Jack'},</text:span></text:p>
      <text:p text:style-name="P2"><text:s text:c="2"/><text:span text:style-name="T1">{ id: 3, name: 'Tom'}</text:span></text:p>
      <text:p text:style-name="P1">];</text:p>
      <text:p text:style-name="P3"/>
      <text:p text:style-name="P1">const [,, { name }] = props;</text:p>
      <text:p text:style-name="P1">console.log(name);</text:p>
      <text:p text:style-name="P1">```</text:p>
      <text:p text:style-name="P3"/>
      <text:p text:style-name="P1">- 1: Tom</text:p>
      <text:p text:style-name="P1">- 2: Error</text:p>
      <text:p text:style-name="P1">- 3: undefined</text:p>
      <text:p text:style-name="P1">- 4: John</text:p>
      <text:p text:style-name="P3"/>
      <text:p text:style-name="P1">&lt;details&gt;&lt;summary&gt;&lt;b&gt;Answer&lt;/b&gt;&lt;/summary&gt;</text:p>
      <text:p text:style-name="P1">&lt;p&gt;</text:p>
      <text:p text:style-name="P3"/>
      <text:p text:style-name="P1">##### Answer: 1</text:p>
      <text:p text:style-name="P3"/>
      <text:p text:style-name="P1">It is possible to combine Array and Object destructuring. In this case, the third element in the array props accessed first followed by name property in the object.</text:p>
      <text:p text:style-name="P1">&lt;/p&gt;</text:p>
      <text:p text:style-name="P3"/>
      <text:p text:style-name="P1">&lt;/details&gt;</text:p>
      <text:p text:style-name="P3"/>
      <text:p text:style-name="P1">---</text:p>
      <text:p text:style-name="P3"/>
      <text:p text:style-name="P1">**[в¬† Back to Top](#table-of-contents)**</text:p>
      <text:p text:style-name="P3"/>
      <text:p text:style-name="P1">#### 39. What is the output of below code</text:p>
      <text:p text:style-name="P3"/>
      <text:p text:style-name="P1">```javascript</text:p>
      <text:p text:style-name="P1">function checkType(num = 1) {</text:p>
      <text:p text:style-name="P2"><text:s text:c="2"/><text:span text:style-name="T1">console.log(typeof num);</text:span></text:p>
      <text:p text:style-name="P1">}</text:p>
      <text:p text:style-name="P3"/>
      <text:p text:style-name="P1">checkType();</text:p>
      <text:p text:style-name="P1">checkType(undefined);</text:p>
      <text:p text:style-name="P1">checkType('');</text:p>
      <text:p text:style-name="P1">checkType(null);</text:p>
      <text:p text:style-name="P1">```</text:p>
      <text:p text:style-name="P3"/>
      <text:p text:style-name="P1">- 1: number, undefined, string, object</text:p>
      <text:p text:style-name="P1">- 2: undefined, undefined, string, object</text:p>
      <text:p text:style-name="P1">- 3: number, number, string, object</text:p>
      <text:p text:style-name="P1">- 4: number, number, number, number</text:p>
      <text:p text:style-name="P3"><text:soft-page-break/></text:p>
      <text:p text:style-name="P1">&lt;details&gt;&lt;summary&gt;&lt;b&gt;Answer&lt;/b&gt;&lt;/summary&gt;</text:p>
      <text:p text:style-name="P1">&lt;p&gt;</text:p>
      <text:p text:style-name="P3"/>
      <text:p text:style-name="P1">##### Answer: 3</text:p>
      <text:p text:style-name="P3"/>
      <text:p text:style-name="P1">If the function argument is set implicitly(not passing argument) or explicitly to undefined, the value of the argument is the default parameter. Whereas for other falsy values('' or null), the value of the argument is passed as a parameter.</text:p>
      <text:p text:style-name="P3"/>
      <text:p text:style-name="P1">Hence, the result of function calls categorized as below,</text:p>
      <text:p text:style-name="P3"/>
      <text:p text:style-name="P1">1. The first two function calls logs number type since the type of default value is number</text:p>
      <text:p text:style-name="P1">2. The type of '' and null values are string and object type respectively.</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40. What is the output of below code</text:p>
      <text:p text:style-name="P3"/>
      <text:p text:style-name="P1">```javascript</text:p>
      <text:p text:style-name="P1">function add(item, items = []) {</text:p>
      <text:p text:style-name="P2"><text:s text:c="2"/><text:span text:style-name="T1">items.push(item);</text:span></text:p>
      <text:p text:style-name="P2"><text:s text:c="2"/><text:span text:style-name="T1">return items;</text:span></text:p>
      <text:p text:style-name="P1">}</text:p>
      <text:p text:style-name="P3"/>
      <text:p text:style-name="P1">console.log(add('Orange'));</text:p>
      <text:p text:style-name="P1">console.log(add('Apple'));</text:p>
      <text:p text:style-name="P1">```</text:p>
      <text:p text:style-name="P3"/>
      <text:p text:style-name="P1">- 1: ['Orange'], ['Orange', 'Apple']</text:p>
      <text:p text:style-name="P1">- 2: ['Orange'], ['Apple']</text:p>
      <text:p text:style-name="P3"/>
      <text:p text:style-name="P1">&lt;details&gt;&lt;summary&gt;&lt;b&gt;Answer&lt;/b&gt;&lt;/summary&gt;</text:p>
      <text:p text:style-name="P1">&lt;p&gt;</text:p>
      <text:p text:style-name="P3"/>
      <text:p text:style-name="P1">##### Answer: 2</text:p>
      <text:p text:style-name="P3"/>
      <text:p text:style-name="P1">Since the default argument is evaluated at call time, a new object is created each time the function is called. So in this case, the new array is created and an element pushed to the default empty array.</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41. What is the output of below code</text:p>
      <text:p text:style-name="P3"/>
      <text:p text:style-name="P1">```javascript</text:p>
      <text:p text:style-name="P1"><text:soft-page-break/>function greet(greeting, name, message = greeting + ' ' + name) {</text:p>
      <text:p text:style-name="P2"><text:s text:c="2"/><text:span text:style-name="T1">console.log([greeting, name, message]);</text:span></text:p>
      <text:p text:style-name="P1">}</text:p>
      <text:p text:style-name="P3"/>
      <text:p text:style-name="P1">greet('Hello', 'John');</text:p>
      <text:p text:style-name="P1">greet('Hello', 'John', 'Good morning!');</text:p>
      <text:p text:style-name="P1">```</text:p>
      <text:p text:style-name="P3"/>
      <text:p text:style-name="P1">- 1: SyntaxError</text:p>
      <text:p text:style-name="P1">- 2: ['Hello', 'John', 'Hello John'], ['Hello', 'John', 'Good morning!']</text:p>
      <text:p text:style-name="P3"/>
      <text:p text:style-name="P3"/>
      <text:p text:style-name="P1">&lt;details&gt;&lt;summary&gt;&lt;b&gt;Answer&lt;/b&gt;&lt;/summary&gt;</text:p>
      <text:p text:style-name="P1">&lt;p&gt;</text:p>
      <text:p text:style-name="P3"/>
      <text:p text:style-name="P1">##### Answer: 2</text:p>
      <text:p text:style-name="P3"/>
      <text:p text:style-name="P1">Since parameters defined earlier are available to later default parameters, this code snippet doesn't throw any error.</text:p>
      <text:p text:style-name="P1">&lt;/p&gt;</text:p>
      <text:p text:style-name="P3"/>
      <text:p text:style-name="P1">&lt;/details&gt;</text:p>
      <text:p text:style-name="P3"/>
      <text:p text:style-name="P1">---</text:p>
      <text:p text:style-name="P3"/>
      <text:p text:style-name="P1">**[в¬† Back to Top](#table-of-contents)**</text:p>
      <text:p text:style-name="P3"/>
      <text:p text:style-name="P1">#### 42. What is the output of below code</text:p>
      <text:p text:style-name="P3"/>
      <text:p text:style-name="P1">```javascript</text:p>
      <text:p text:style-name="P1">function outer(f = inner()) {</text:p>
      <text:p text:style-name="P2"><text:s text:c="2"/><text:span text:style-name="T1">function inner() { return 'Inner' }</text:span></text:p>
      <text:p text:style-name="P1">}</text:p>
      <text:p text:style-name="P1">outer();</text:p>
      <text:p text:style-name="P1">```</text:p>
      <text:p text:style-name="P3"/>
      <text:p text:style-name="P1">- 1: ReferenceError</text:p>
      <text:p text:style-name="P1">- 2: Inner</text:p>
      <text:p text:style-name="P3"/>
      <text:p text:style-name="P1">&lt;details&gt;&lt;summary&gt;&lt;b&gt;Answer&lt;/b&gt;&lt;/summary&gt;</text:p>
      <text:p text:style-name="P1">&lt;p&gt;</text:p>
      <text:p text:style-name="P3"/>
      <text:p text:style-name="P1">##### Answer: 1</text:p>
      <text:p text:style-name="P3"/>
      <text:p text:style-name="P1">The functions and variables declared in the function body cannot be referred from default value parameter initializers. If you still try to access, it throws a run-time ReferenceError(i.e, `inner` is not defined).</text:p>
      <text:p text:style-name="P1">&lt;/p&gt;</text:p>
      <text:p text:style-name="P3"/>
      <text:p text:style-name="P1">&lt;/details&gt;</text:p>
      <text:p text:style-name="P3"/>
      <text:p text:style-name="P1">---</text:p>
      <text:p text:style-name="P3"/>
      <text:p text:style-name="P1">**[в¬† Back to Top](#table-of-contents)**</text:p>
      <text:p text:style-name="P3"/>
      <text:p text:style-name="P1">#### 43. What is the output of below code</text:p>
      <text:p text:style-name="P3"/>
      <text:p text:style-name="P1">```javascript</text:p>
      <text:p text:style-name="P1">function myFun(x, y, ...manyMoreArgs) {</text:p>
      <text:p text:style-name="P2"><text:soft-page-break/><text:s text:c="2"/><text:span text:style-name="T1">console.log(manyMoreArgs)</text:span></text:p>
      <text:p text:style-name="P1">}</text:p>
      <text:p text:style-name="P3"/>
      <text:p text:style-name="P1">myFun(1, 2, 3, 4, 5);</text:p>
      <text:p text:style-name="P1">myFun(1, 2);</text:p>
      <text:p text:style-name="P1">```</text:p>
      <text:p text:style-name="P3"/>
      <text:p text:style-name="P1">- 1: [3, 4, 5], undefined</text:p>
      <text:p text:style-name="P1">- 2: SyntaxError</text:p>
      <text:p text:style-name="P1">- 3: [3, 4, 5], []</text:p>
      <text:p text:style-name="P1">- 4: [3, 4, 5], [undefined]</text:p>
      <text:p text:style-name="P3"/>
      <text:p text:style-name="P1">&lt;details&gt;&lt;summary&gt;&lt;b&gt;Answer&lt;/b&gt;&lt;/summary&gt;</text:p>
      <text:p text:style-name="P1">&lt;p&gt;</text:p>
      <text:p text:style-name="P3"/>
      <text:p text:style-name="P1">##### Answer: 3</text:p>
      <text:p text:style-name="P3"/>
      <text:p text:style-name="P1">The rest parameter is used to hold the remaining parameters of a function and it becomes an empty array if the argument is not provided.</text:p>
      <text:p text:style-name="P1">&lt;/p&gt;</text:p>
      <text:p text:style-name="P3"/>
      <text:p text:style-name="P1">&lt;/details&gt;</text:p>
      <text:p text:style-name="P3"/>
      <text:p text:style-name="P1">---</text:p>
      <text:p text:style-name="P3"/>
      <text:p text:style-name="P1">**[в¬† Back to Top](#table-of-contents)**</text:p>
      <text:p text:style-name="P3"/>
      <text:p text:style-name="P1">#### 44. What is the output of below code</text:p>
      <text:p text:style-name="P3"/>
      <text:p text:style-name="P1">```javascript</text:p>
      <text:p text:style-name="P1">const obj = {'key': 'value'};</text:p>
      <text:p text:style-name="P1">const array = [...obj];</text:p>
      <text:p text:style-name="P1">console.log(array);</text:p>
      <text:p text:style-name="P1">```</text:p>
      <text:p text:style-name="P3"/>
      <text:p text:style-name="P1">- 1: ['key', 'value']</text:p>
      <text:p text:style-name="P1">- 2: TypeError</text:p>
      <text:p text:style-name="P1">- 3: []</text:p>
      <text:p text:style-name="P1">- 4: ['key']</text:p>
      <text:p text:style-name="P3"/>
      <text:p text:style-name="P1">&lt;details&gt;&lt;summary&gt;&lt;b&gt;Answer&lt;/b&gt;&lt;/summary&gt;</text:p>
      <text:p text:style-name="P1">&lt;p&gt;</text:p>
      <text:p text:style-name="P3"/>
      <text:p text:style-name="P1">##### Answer: 2</text:p>
      <text:p text:style-name="P3"/>
      <text:p text:style-name="P1">Spread syntax can be applied only to iterable objects. By default, Objects are not iterable, but they become iterable when used in an Array, or with iterating functions such as `map(), reduce(), and assign()`. If you still try to do it, it still throws `TypeError: obj is not iterable`.</text:p>
      <text:p text:style-name="P1">&lt;/p&gt;</text:p>
      <text:p text:style-name="P3"/>
      <text:p text:style-name="P1">&lt;/details&gt;</text:p>
      <text:p text:style-name="P3"/>
      <text:p text:style-name="P1">---</text:p>
      <text:p text:style-name="P3"/>
      <text:p text:style-name="P1">**[в¬† Back to Top](#table-of-contents)**</text:p>
      <text:p text:style-name="P3"/>
      <text:p text:style-name="P1">#### 45. What is the output of below code</text:p>
      <text:p text:style-name="P3"/>
      <text:p text:style-name="P1"><text:soft-page-break/>```javascript</text:p>
      <text:p text:style-name="P1">function* myGenFunc() {</text:p>
      <text:p text:style-name="P2"><text:s text:c="4"/><text:span text:style-name="T1">yield 1;</text:span></text:p>
      <text:p text:style-name="P2"><text:s text:c="4"/><text:span text:style-name="T1">yield 2;</text:span></text:p>
      <text:p text:style-name="P2"><text:s text:c="4"/><text:span text:style-name="T1">yield 3;</text:span></text:p>
      <text:p text:style-name="P1">}</text:p>
      <text:p text:style-name="P1">var myGenObj = new myGenFunc;</text:p>
      <text:p text:style-name="P1">console.log(myGenObj.next().value);</text:p>
      <text:p text:style-name="P1">```</text:p>
      <text:p text:style-name="P3"/>
      <text:p text:style-name="P1">- 1: 1</text:p>
      <text:p text:style-name="P1">- 2: undefined</text:p>
      <text:p text:style-name="P1">- 3: SyntaxError</text:p>
      <text:p text:style-name="P1">- 4: TypeError</text:p>
      <text:p text:style-name="P3"/>
      <text:p text:style-name="P1">&lt;details&gt;&lt;summary&gt;&lt;b&gt;Answer&lt;/b&gt;&lt;/summary&gt;</text:p>
      <text:p text:style-name="P1">&lt;p&gt;</text:p>
      <text:p text:style-name="P3"/>
      <text:p text:style-name="P1">##### Answer: 4</text:p>
      <text:p text:style-name="P3"/>
      <text:p text:style-name="P1">Generators are not constructible type. But if you still proceed to do, there will be an error saying "TypeError: myGenFunc is not a constructor"</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46. What is the output of below code</text:p>
      <text:p text:style-name="P3"/>
      <text:p text:style-name="P1">```javascript</text:p>
      <text:p text:style-name="P3"/>
      <text:p text:style-name="P1">function* yieldAndReturn() {</text:p>
      <text:p text:style-name="P2"><text:s text:c="2"/><text:span text:style-name="T1">yield 1;</text:span></text:p>
      <text:p text:style-name="P2"><text:s text:c="2"/><text:span text:style-name="T1">return 2;</text:span></text:p>
      <text:p text:style-name="P2"><text:s text:c="2"/><text:span text:style-name="T1">yield 3;</text:span></text:p>
      <text:p text:style-name="P1">}</text:p>
      <text:p text:style-name="P3"/>
      <text:p text:style-name="P1">var myGenObj = yieldAndReturn()</text:p>
      <text:p text:style-name="P1">console.log(myGenObj.next());</text:p>
      <text:p text:style-name="P1">console.log(myGenObj.next());</text:p>
      <text:p text:style-name="P1">console.log(myGenObj.next());</text:p>
      <text:p text:style-name="P1">```</text:p>
      <text:p text:style-name="P3"/>
      <text:p text:style-name="P1">- 1: { value: 1, done: false }, { value: 2, done: true }, { value: undefined, done: true }</text:p>
      <text:p text:style-name="P1">- 2: { value: 1, done: false }, { value: 2, done: false }, { value: undefined, done: true }</text:p>
      <text:p text:style-name="P1">- 3: { value: 1, done: false }, { value: 2, done: true }, { value: 3, done: true }</text:p>
      <text:p text:style-name="P1">- 4: { value: 1, done: false }, { value: 2, done: false }, { value: 3, done: true }</text:p>
      <text:p text:style-name="P3"/>
      <text:p text:style-name="P1">&lt;details&gt;&lt;summary&gt;&lt;b&gt;Answer&lt;/b&gt;&lt;/summary&gt;</text:p>
      <text:p text:style-name="P1">&lt;p&gt;</text:p>
      <text:p text:style-name="P3"/>
      <text:p text:style-name="P1">##### Answer: 1</text:p>
      <text:p text:style-name="P3"/>
      <text:p text:style-name="P1"><text:soft-page-break/>A return statement in a generator function will make the generator finish. If a value is returned, it will be set as the value property of the object and done property to true. When a generator is finished, subsequent next() calls return an object of this form: `{value: undefined, done: true}`.</text:p>
      <text:p text:style-name="P1">&lt;/p&gt;</text:p>
      <text:p text:style-name="P3"/>
      <text:p text:style-name="P1">&lt;/details&gt;</text:p>
      <text:p text:style-name="P3"/>
      <text:p text:style-name="P1">---</text:p>
      <text:p text:style-name="P3"/>
      <text:p text:style-name="P1">**[в¬† Back to Top](#table-of-contents)**</text:p>
      <text:p text:style-name="P3"/>
      <text:p text:style-name="P1">#### 47. What is the output of below code</text:p>
      <text:p text:style-name="P3"/>
      <text:p text:style-name="P1">```javascript</text:p>
      <text:p text:style-name="P1">const myGenerator = (function *(){</text:p>
      <text:p text:style-name="P2"><text:s text:c="2"/><text:span text:style-name="T1">yield 1;</text:span></text:p>
      <text:p text:style-name="P2"><text:s text:c="2"/><text:span text:style-name="T1">yield 2;</text:span></text:p>
      <text:p text:style-name="P2"><text:s text:c="2"/><text:span text:style-name="T1">yield 3;</text:span></text:p>
      <text:p text:style-name="P1">})();</text:p>
      <text:p text:style-name="P1">for (const value of myGenerator) {</text:p>
      <text:p text:style-name="P2"><text:s text:c="2"/><text:span text:style-name="T1">console.log(value);</text:span></text:p>
      <text:p text:style-name="P2"><text:s text:c="2"/><text:span text:style-name="T1">break;</text:span></text:p>
      <text:p text:style-name="P1">}</text:p>
      <text:p text:style-name="P3"/>
      <text:p text:style-name="P1">for (const value of myGenerator) {</text:p>
      <text:p text:style-name="P2"><text:s text:c="2"/><text:span text:style-name="T1">console.log(value);</text:span></text:p>
      <text:p text:style-name="P1">}</text:p>
      <text:p text:style-name="P1">```</text:p>
      <text:p text:style-name="P3"/>
      <text:p text:style-name="P1">- 1: 1,2,3 and 1,2,3</text:p>
      <text:p text:style-name="P1">- 2: 1,2,3 and 4,5,6</text:p>
      <text:p text:style-name="P1">- 3: 1 and 1</text:p>
      <text:p text:style-name="P1">- 4: 1</text:p>
      <text:p text:style-name="P3"/>
      <text:p text:style-name="P1">&lt;details&gt;&lt;summary&gt;&lt;b&gt;Answer&lt;/b&gt;&lt;/summary&gt;</text:p>
      <text:p text:style-name="P1">&lt;p&gt;</text:p>
      <text:p text:style-name="P3"/>
      <text:p text:style-name="P1">##### Answer: 4</text:p>
      <text:p text:style-name="P3"/>
      <text:p text:style-name="P1">The generator should not be re-used once the iterator is closed. i.e, Upon exiting a loop(on completion or using break &amp; return), the generator is closed and trying to iterate over it again does not yield any more results. Hence, the second loop doesn't print any value.</text:p>
      <text:p text:style-name="P1">&lt;/p&gt;</text:p>
      <text:p text:style-name="P3"/>
      <text:p text:style-name="P1">&lt;/details&gt;</text:p>
      <text:p text:style-name="P3"/>
      <text:p text:style-name="P1">---</text:p>
      <text:p text:style-name="P3"/>
      <text:p text:style-name="P1">**[в¬† Back to Top](#table-of-contents)**</text:p>
      <text:p text:style-name="P3"/>
      <text:p text:style-name="P1">#### 48. What is the output of below code</text:p>
      <text:p text:style-name="P3"/>
      <text:p text:style-name="P1">```javascript</text:p>
      <text:p text:style-name="P1">const num = 0o38;</text:p>
      <text:p text:style-name="P1">console.log(num);</text:p>
      <text:p text:style-name="P1">```</text:p>
      <text:p text:style-name="P3"/>
      <text:p text:style-name="P1"><text:soft-page-break/>- 1: SyntaxError</text:p>
      <text:p text:style-name="P1">- 2: 38</text:p>
      <text:p text:style-name="P3"/>
      <text:p text:style-name="P1">&lt;details&gt;&lt;summary&gt;&lt;b&gt;Answer&lt;/b&gt;&lt;/summary&gt;</text:p>
      <text:p text:style-name="P1">&lt;p&gt;</text:p>
      <text:p text:style-name="P3"/>
      <text:p text:style-name="P1">##### Answer: 1</text:p>
      <text:p text:style-name="P1">If you use an invalid number(outside of 0-7 range) in the octal literal, JavaScript will throw a SyntaxError. In ES5, it treats the octal literal as a decimal number.</text:p>
      <text:p text:style-name="P1">&lt;/p&gt;</text:p>
      <text:p text:style-name="P3"/>
      <text:p text:style-name="P1">&lt;/details&gt;</text:p>
      <text:p text:style-name="P3"/>
      <text:p text:style-name="P1">---</text:p>
      <text:p text:style-name="P3"/>
      <text:p text:style-name="P1">**[в¬† Back to Top](#table-of-contents)**</text:p>
      <text:p text:style-name="P3"/>
      <text:p text:style-name="P1">#### 49. What is the output of below code</text:p>
      <text:p text:style-name="P3"/>
      <text:p text:style-name="P1">```javascript</text:p>
      <text:p text:style-name="P1">const squareObj = new Square(10);</text:p>
      <text:p text:style-name="P1">console.log(squareObj.area);</text:p>
      <text:p text:style-name="P3"/>
      <text:p text:style-name="P1">class Square {</text:p>
      <text:p text:style-name="P2"><text:s text:c="2"/><text:span text:style-name="T1">constructor(length) {</text:span></text:p>
      <text:p text:style-name="P2"><text:s text:c="4"/><text:span text:style-name="T1">this.length = length;</text:span></text:p>
      <text:p text:style-name="P2"><text:s text:c="2"/><text:span text:style-name="T1">}</text:span></text:p>
      <text:p text:style-name="P3"/>
      <text:p text:style-name="P2"><text:s text:c="2"/><text:span text:style-name="T1">get area() {</text:span></text:p>
      <text:p text:style-name="P2"><text:s text:c="4"/><text:span text:style-name="T1">return this.length * this.length;</text:span></text:p>
      <text:p text:style-name="P2"><text:s text:c="2"/><text:span text:style-name="T1">}</text:span></text:p>
      <text:p text:style-name="P3"/>
      <text:p text:style-name="P2"><text:s text:c="2"/><text:span text:style-name="T1">set area(value) {</text:span></text:p>
      <text:p text:style-name="P2"><text:s text:c="4"/><text:span text:style-name="T1">this.area = value;</text:span></text:p>
      <text:p text:style-name="P2"><text:s text:c="2"/><text:span text:style-name="T1">}</text:span></text:p>
      <text:p text:style-name="P1">}</text:p>
      <text:p text:style-name="P1">```</text:p>
      <text:p text:style-name="P3"/>
      <text:p text:style-name="P1">- 1: 100</text:p>
      <text:p text:style-name="P1">- 2: ReferenceError</text:p>
      <text:p text:style-name="P3"/>
      <text:p text:style-name="P1">&lt;details&gt;&lt;summary&gt;&lt;b&gt;Answer&lt;/b&gt;&lt;/summary&gt;</text:p>
      <text:p text:style-name="P1">&lt;p&gt;</text:p>
      <text:p text:style-name="P3"/>
      <text:p text:style-name="P1">##### Answer: 2</text:p>
      <text:p text:style-name="P3"/>
      <text:p text:style-name="P1">Unlike function declarations, class declarations are not hoisted. i.e, First You need to declare your class and then access it, otherwise it will throw a ReferenceError "Uncaught ReferenceError: Square is not defined".</text:p>
      <text:p text:style-name="P3"/>
      <text:p text:style-name="P1">**Note:** Class expressions also applies to the same hoisting restrictions of class declarations.</text:p>
      <text:p text:style-name="P1">&lt;/p&gt;</text:p>
      <text:p text:style-name="P3"/>
      <text:p text:style-name="P1">&lt;/details&gt;</text:p>
      <text:p text:style-name="P3"/>
      <text:p text:style-name="P1">---</text:p>
      <text:p text:style-name="P3"/>
      <text:p text:style-name="P1">**[в¬† Back to Top](#table-of-contents)**</text:p>
      <text:p text:style-name="P3"><text:soft-page-break/></text:p>
      <text:p text:style-name="P1">#### 50. What is the output of below code</text:p>
      <text:p text:style-name="P3"/>
      <text:p text:style-name="P1">```javascript</text:p>
      <text:p text:style-name="P1">function Person() { }</text:p>
      <text:p text:style-name="P3"/>
      <text:p text:style-name="P1">Person.prototype.walk = function() {</text:p>
      <text:p text:style-name="P2"><text:s text:c="2"/><text:span text:style-name="T1">return this;</text:span></text:p>
      <text:p text:style-name="P1">}</text:p>
      <text:p text:style-name="P3"/>
      <text:p text:style-name="P1">Person.run = function() {</text:p>
      <text:p text:style-name="P2"><text:s text:c="2"/><text:span text:style-name="T1">return this;</text:span></text:p>
      <text:p text:style-name="P1">}</text:p>
      <text:p text:style-name="P3"/>
      <text:p text:style-name="P1">let user = new Person();</text:p>
      <text:p text:style-name="P1">let walk = user.walk;</text:p>
      <text:p text:style-name="P1">console.log(walk());</text:p>
      <text:p text:style-name="P3"/>
      <text:p text:style-name="P1">let run = Person.run;</text:p>
      <text:p text:style-name="P1">console.log(run());</text:p>
      <text:p text:style-name="P1">```</text:p>
      <text:p text:style-name="P3"/>
      <text:p text:style-name="P1">- 1: undefined, undefined</text:p>
      <text:p text:style-name="P1">- 2: Person, Person</text:p>
      <text:p text:style-name="P1">- 3: SyntaxError</text:p>
      <text:p text:style-name="P1">- 4: Window, Window</text:p>
      <text:p text:style-name="P3"/>
      <text:p text:style-name="P1">&lt;details&gt;&lt;summary&gt;&lt;b&gt;Answer&lt;/b&gt;&lt;/summary&gt;</text:p>
      <text:p text:style-name="P1">&lt;p&gt;</text:p>
      <text:p text:style-name="P3"/>
      <text:p text:style-name="P1">##### Answer: 4</text:p>
      <text:p text:style-name="P3"/>
      <text:p text:style-name="P1">When a regular or prototype method is called without a value for **this**, the methods return an initial this value if the value is not undefined. Otherwise global window object will be returned. In our case, the initial `this` value is undefined so both methods return window objects.</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51. What is the output of below code</text:p>
      <text:p text:style-name="P3"/>
      <text:p text:style-name="P1">```javascript</text:p>
      <text:p text:style-name="P1">class Vehicle {</text:p>
      <text:p text:style-name="P2"><text:s text:c="2"/><text:span text:style-name="T1">constructor(name) {</text:span></text:p>
      <text:p text:style-name="P2"><text:s text:c="4"/><text:span text:style-name="T1">this.name = name;</text:span></text:p>
      <text:p text:style-name="P2"><text:s text:c="2"/><text:span text:style-name="T1">}</text:span></text:p>
      <text:p text:style-name="P3"/>
      <text:p text:style-name="P2"><text:s text:c="2"/><text:span text:style-name="T1">start() {</text:span></text:p>
      <text:p text:style-name="P2"><text:s text:c="4"/><text:span text:style-name="T1">console.log(`${this.name} vehicle started`);</text:span></text:p>
      <text:p text:style-name="P2"><text:s text:c="2"/><text:span text:style-name="T1">}</text:span></text:p>
      <text:p text:style-name="P1">}</text:p>
      <text:p text:style-name="P3"/>
      <text:p text:style-name="P1">class Car extends Vehicle {</text:p>
      <text:p text:style-name="P2"><text:soft-page-break/><text:s text:c="2"/><text:span text:style-name="T1">start() {</text:span></text:p>
      <text:p text:style-name="P2"><text:s text:c="4"/><text:span text:style-name="T1">console.log(`${this.name} car started`);</text:span></text:p>
      <text:p text:style-name="P2"><text:s text:c="4"/><text:span text:style-name="T1">super.start();</text:span></text:p>
      <text:p text:style-name="P2"><text:s text:c="2"/><text:span text:style-name="T1">}</text:span></text:p>
      <text:p text:style-name="P1">}</text:p>
      <text:p text:style-name="P3"/>
      <text:p text:style-name="P1">const car = new Car('BMW');</text:p>
      <text:p text:style-name="P1">console.log(car.start());</text:p>
      <text:p text:style-name="P1">```</text:p>
      <text:p text:style-name="P3"/>
      <text:p text:style-name="P1">- 1: SyntaxError</text:p>
      <text:p text:style-name="P1">- 2: BMW vehicle started, BMW car started</text:p>
      <text:p text:style-name="P1">- 3: BMW car started, BMW vehicle started</text:p>
      <text:p text:style-name="P1">- 4: BMW car started, BMW car started</text:p>
      <text:p text:style-name="P3"/>
      <text:p text:style-name="P1">&lt;details&gt;&lt;summary&gt;&lt;b&gt;Answer&lt;/b&gt;&lt;/summary&gt;</text:p>
      <text:p text:style-name="P1">&lt;p&gt;</text:p>
      <text:p text:style-name="P3"/>
      <text:p text:style-name="P1">##### Answer: 3</text:p>
      <text:p text:style-name="P3"/>
      <text:p text:style-name="P1">The super keyword is used to call methods of a superclass. Unlike other languages the super invocation doesn't need to be a first statement. i.e, The statements will be executed in the same order of code.</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52. What is the output of below code</text:p>
      <text:p text:style-name="P3"/>
      <text:p text:style-name="P1">```javascript</text:p>
      <text:p text:style-name="P1">const USER = {'age': 30};</text:p>
      <text:p text:style-name="P1">USER.age = 25;</text:p>
      <text:p text:style-name="P1">console.log(USER.age);</text:p>
      <text:p text:style-name="P1">```</text:p>
      <text:p text:style-name="P3"/>
      <text:p text:style-name="P1">- 1: 30</text:p>
      <text:p text:style-name="P1">- 2: 25</text:p>
      <text:p text:style-name="P1">- 3: Uncaught TypeError</text:p>
      <text:p text:style-name="P1">- 4: SyntaxError</text:p>
      <text:p text:style-name="P3"/>
      <text:p text:style-name="P1">&lt;details&gt;&lt;summary&gt;&lt;b&gt;Answer&lt;/b&gt;&lt;/summary&gt;</text:p>
      <text:p text:style-name="P1">&lt;p&gt;</text:p>
      <text:p text:style-name="P3"/>
      <text:p text:style-name="P1">##### Answer: 2</text:p>
      <text:p text:style-name="P3"/>
      <text:p text:style-name="P1">Even though we used constant variables, the content of it is an object and the object's contents (e.g properties) can be altered. Hence, the change is going to be valid in this case.</text:p>
      <text:p text:style-name="P1">&lt;/p&gt;</text:p>
      <text:p text:style-name="P3"/>
      <text:p text:style-name="P1">&lt;/details&gt;</text:p>
      <text:p text:style-name="P3"/>
      <text:p text:style-name="P1">---</text:p>
      <text:p text:style-name="P3"/>
      <text:p text:style-name="P1"><text:soft-page-break/>**[в¬† Back to Top](#table-of-contents)**</text:p>
      <text:p text:style-name="P3"/>
      <text:p text:style-name="P1">#### 53. What is the output of below code</text:p>
      <text:p text:style-name="P3"/>
      <text:p text:style-name="P1">```javascript</text:p>
      <text:p text:style-name="P1">console.log('рџ™‚' === 'рџ™‚');</text:p>
      <text:p text:style-name="P1">```</text:p>
      <text:p text:style-name="P3"/>
      <text:p text:style-name="P1">- 1: false</text:p>
      <text:p text:style-name="P1">- 2: true</text:p>
      <text:p text:style-name="P3"/>
      <text:p text:style-name="P1">&lt;details&gt;&lt;summary&gt;&lt;b&gt;Answer&lt;/b&gt;&lt;/summary&gt;</text:p>
      <text:p text:style-name="P1">&lt;p&gt;</text:p>
      <text:p text:style-name="P3"/>
      <text:p text:style-name="P1">##### Answer: 2</text:p>
      <text:p text:style-name="P1">Emojis are unicodes and the unicode for smile symbol is "U+1F642". The unicode comparision of same emojies is equivalent to string comparison. Hence, the output is always true.</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54. What is the output of below code?</text:p>
      <text:p text:style-name="P3"/>
      <text:p text:style-name="P1">```javascript</text:p>
      <text:p text:style-name="P1">console.log(typeof typeof typeof true);</text:p>
      <text:p text:style-name="P1">```</text:p>
      <text:p text:style-name="P3"/>
      <text:p text:style-name="P1">- 1: string</text:p>
      <text:p text:style-name="P1">- 2: boolean</text:p>
      <text:p text:style-name="P1">- 3: NaN</text:p>
      <text:p text:style-name="P1">- 4: number</text:p>
      <text:p text:style-name="P3"/>
      <text:p text:style-name="P1">&lt;details&gt;&lt;summary&gt;&lt;b&gt;Answer&lt;/b&gt;&lt;/summary&gt;</text:p>
      <text:p text:style-name="P1">&lt;p&gt;</text:p>
      <text:p text:style-name="P3"/>
      <text:p text:style-name="P1">##### Answer: 1</text:p>
      <text:p text:style-name="P1">The typeof operator on any primitive returns a string value. So even if you apply the chain of typeof operators on the return value, it is always string.</text:p>
      <text:p text:style-name="P1">&lt;/p&gt;</text:p>
      <text:p text:style-name="P3"/>
      <text:p text:style-name="P1">&lt;/details&gt;</text:p>
      <text:p text:style-name="P3"/>
      <text:p text:style-name="P1">---</text:p>
      <text:p text:style-name="P3"/>
      <text:p text:style-name="P1">**[в¬† Back to Top](#table-of-contents)**</text:p>
      <text:p text:style-name="P3"/>
      <text:p text:style-name="P1">#### 55. What is the output of below code?</text:p>
      <text:p text:style-name="P3"/>
      <text:p text:style-name="P1">```javascript</text:p>
      <text:p text:style-name="P1">let zero = new Number(0);</text:p>
      <text:p text:style-name="P3"/>
      <text:p text:style-name="P1">if (zero) {</text:p>
      <text:p text:style-name="P2"><text:s text:c="2"/><text:span text:style-name="T1">console.log("If");</text:span></text:p>
      <text:p text:style-name="P1"><text:soft-page-break/>} else {</text:p>
      <text:p text:style-name="P2"><text:s text:c="2"/><text:span text:style-name="T1">console.log("Else");</text:span></text:p>
      <text:p text:style-name="P1">}</text:p>
      <text:p text:style-name="P1">```</text:p>
      <text:p text:style-name="P3"/>
      <text:p text:style-name="P1">- 1: If</text:p>
      <text:p text:style-name="P1">- 2: Else</text:p>
      <text:p text:style-name="P1">- 3: NaN</text:p>
      <text:p text:style-name="P1">- 4: SyntaxError</text:p>
      <text:p text:style-name="P3"/>
      <text:p text:style-name="P1">&lt;details&gt;&lt;summary&gt;&lt;b&gt;Answer&lt;/b&gt;&lt;/summary&gt;</text:p>
      <text:p text:style-name="P1">&lt;p&gt;</text:p>
      <text:p text:style-name="P3"/>
      <text:p text:style-name="P1">##### Answer: 1</text:p>
      <text:p text:style-name="P1">1. The type of operator on new Number always returns object. i.e, typeof new Number(0) --&gt; object. </text:p>
      <text:p text:style-name="P1">2. Objects are always truthy in if block</text:p>
      <text:p text:style-name="P3"/>
      <text:p text:style-name="P1">Hence the above code block always goes to if section.</text:p>
      <text:p text:style-name="P3"/>
      <text:p text:style-name="P1">&lt;/p&gt;</text:p>
      <text:p text:style-name="P3"/>
      <text:p text:style-name="P1">&lt;/details&gt;</text:p>
      <text:p text:style-name="P3"/>
      <text:p text:style-name="P1">---</text:p>
      <text:p text:style-name="P3"/>
      <text:p text:style-name="P1">**[в¬† Back to Top](#table-of-contents)**</text:p>
      <text:p text:style-name="P3"/>
      <text:p text:style-name="P1">#### 55. What is the output of below code in non strict mode?</text:p>
      <text:p text:style-name="P3"/>
      <text:p text:style-name="P1">```javascript</text:p>
      <text:p text:style-name="P1">let msg = "Good morning!!";</text:p>
      <text:p text:style-name="P3"/>
      <text:p text:style-name="P1">msg.name = "John"; </text:p>
      <text:p text:style-name="P3"/>
      <text:p text:style-name="P1">console.log(msg.name);</text:p>
      <text:p text:style-name="P1">```</text:p>
      <text:p text:style-name="P3"/>
      <text:p text:style-name="P1">- 1: ""</text:p>
      <text:p text:style-name="P1">- 2: Error</text:p>
      <text:p text:style-name="P1">- 3: John</text:p>
      <text:p text:style-name="P1">- 4: Undefined</text:p>
      <text:p text:style-name="P3"/>
      <text:p text:style-name="P1">&lt;details&gt;&lt;summary&gt;&lt;b&gt;Answer&lt;/b&gt;&lt;/summary&gt;</text:p>
      <text:p text:style-name="P1">&lt;p&gt;</text:p>
      <text:p text:style-name="P3"/>
      <text:p text:style-name="P1">##### Answer: 4</text:p>
      <text:p text:style-name="P1">It returns undefined for non-strict mode and returns Error for strict mode. In non-strict mode, the wrapper object is going to be created and get the mentioned property. But the object get disappeared after accessing the property in next line.</text:p>
      <text:p text:style-name="P1">&lt;/p&gt;</text:p>
      <text:p text:style-name="P3"/>
      <text:p text:style-name="P1">&lt;/details&gt;</text:p>
      <text:p text:style-name="P3"/>
      <text:p text:style-name="P1">---</text:p>
      <text:p text:style-name="P3"/>
      <text:p text:style-name="P1">**[в¬† Back to Top](#table-of-contents)**</text:p>
      <text:p text:style-name="P3"/>
      <text:p text:style-name="P1">#### 56. What is the output of below code?</text:p>
      <text:p text:style-name="P3"><text:soft-page-break/></text:p>
      <text:p text:style-name="P1">```javascript</text:p>
      <text:p text:style-name="P1">let count = 10;</text:p>
      <text:p text:style-name="P3"/>
      <text:p text:style-name="P1">(function innerFunc() {</text:p>
      <text:p text:style-name="P2"><text:s text:c="4"/><text:span text:style-name="T1">if (count === 10) {</text:span></text:p>
      <text:p text:style-name="P2"><text:s text:c="8"/><text:span text:style-name="T1">let count = 11;</text:span></text:p>
      <text:p text:style-name="P2"><text:s text:c="8"/><text:span text:style-name="T1">console.log(count);</text:span></text:p>
      <text:p text:style-name="P2"><text:s text:c="4"/><text:span text:style-name="T1">}</text:span></text:p>
      <text:p text:style-name="P2"><text:s text:c="4"/><text:span text:style-name="T1">console.log(count);</text:span></text:p>
      <text:p text:style-name="P1">})();</text:p>
      <text:p text:style-name="P1">```</text:p>
      <text:p text:style-name="P3"/>
      <text:p text:style-name="P1">- 1: 11, 10</text:p>
      <text:p text:style-name="P1">- 2: 11, 11</text:p>
      <text:p text:style-name="P1">- 3: 10, 11</text:p>
      <text:p text:style-name="P1">- 4: 10, 10</text:p>
      <text:p text:style-name="P3"/>
      <text:p text:style-name="P1">&lt;details&gt;&lt;summary&gt;&lt;b&gt;Answer&lt;/b&gt;&lt;/summary&gt;</text:p>
      <text:p text:style-name="P1">&lt;p&gt;</text:p>
      <text:p text:style-name="P3"/>
      <text:p text:style-name="P1">##### Answer: 1</text:p>
      <text:p text:style-name="P1">11 and 10 is logged to the console. </text:p>
      <text:p text:style-name="P3"/>
      <text:p text:style-name="P1">The innerFunc is a closure which captures the count variable from the outerscope. i.e, 10. But the conditional has another local variable `count` which overwrites the ourter `count` variable. So the first console.log displays value 11.</text:p>
      <text:p text:style-name="P1">Whereas the second console.log logs 10 by capturing the count variable from outerscope.</text:p>
      <text:p text:style-name="P2"><text:s/></text:p>
      <text:p text:style-name="P1">&lt;/p&gt;</text:p>
      <text:p text:style-name="P3"/>
      <text:p text:style-name="P1">&lt;/details&gt;</text:p>
      <text:p text:style-name="P3"/>
      <text:p text:style-name="P1">**[в¬† Back to Top](#table-of-contents)**</text:p>
      <text:p text:style-name="P3"/>
      <text:p text:style-name="P1">#### 57. <text:s/>What is the output of below code ?</text:p>
      <text:p text:style-name="P3"/>
      <text:p text:style-name="P2"><text:s/><text:span text:style-name="T1">- 1: console.log(true &amp;&amp; 'hi');</text:span></text:p>
      <text:p text:style-name="P2"><text:s/><text:span text:style-name="T1">- 2: console.log(true &amp;&amp; 'hi' &amp;&amp; 1);</text:span></text:p>
      <text:p text:style-name="P2"><text:s/><text:span text:style-name="T1">- 3: console.log(true &amp;&amp; '' &amp;&amp; 0);</text:span></text:p>
      <text:p text:style-name="P2"><text:s/></text:p>
      <text:p text:style-name="P1">&lt;details&gt;&lt;summary&gt;&lt;b&gt;Answer&lt;/b&gt;&lt;/summary&gt;</text:p>
      <text:p text:style-name="P2"><text:s text:c="2"/></text:p>
      <text:p text:style-name="P2"><text:s/><text:span text:style-name="T1">- 1: hi</text:span></text:p>
      <text:p text:style-name="P2"><text:s/><text:span text:style-name="T1">- 2: 1</text:span></text:p>
      <text:p text:style-name="P2"><text:s/><text:span text:style-name="T1">- 3: ''</text:span></text:p>
      <text:p text:style-name="P2"><text:s text:c="2"/></text:p>
      <text:p text:style-name="P2"><text:s/><text:span text:style-name="T1">Reason : The operator returns the value of the first falsy operand encountered when evaluating from left to right, or the value of the last operand if they are all truthy.</text:span></text:p>
      <text:p text:style-name="P3"/>
      <text:p text:style-name="P2"><text:s/><text:span text:style-name="T1">**Note:** Below these values are consider as falsy value</text:span></text:p>
      <text:p text:style-name="P2"><text:s/><text:span text:style-name="T1">- 1: <text:s/>0 </text:span></text:p>
      <text:p text:style-name="P2"><text:s/><text:span text:style-name="T1">- 2: <text:s/>'' </text:span></text:p>
      <text:p text:style-name="P2"><text:s/><text:span text:style-name="T1">- 3: <text:s/>null </text:span></text:p>
      <text:p text:style-name="P2"><text:s/><text:span text:style-name="T1">- 4: <text:s/>undefined </text:span></text:p>
      <text:p text:style-name="P2"><text:s/><text:span text:style-name="T1">- 5: <text:s/>NAN </text:span></text:p>
      <text:p text:style-name="P2"><text:s text:c="3"/></text:p>
      <text:p text:style-name="P1"><text:soft-page-break/>&lt;/p&gt;</text:p>
      <text:p text:style-name="P1">&lt;/details&gt;</text:p>
      <text:p text:style-name="P3"/>
      <text:p text:style-name="P1">---</text:p>
      <text:p text:style-name="P3"/>
      <text:p text:style-name="P1">#### 58. <text:s/>What is the output of below code ?</text:p>
      <text:p text:style-name="P3"/>
      <text:p text:style-name="P1">```javascript</text:p>
      <text:p text:style-name="P1">let arr = [1, 2, 3];</text:p>
      <text:p text:style-name="P1">let str = "1,2,3";</text:p>
      <text:p text:style-name="P3"/>
      <text:p text:style-name="P1">console.log(arr == str);</text:p>
      <text:p text:style-name="P1">```</text:p>
      <text:p text:style-name="P3"/>
      <text:p text:style-name="P1">- 1: false</text:p>
      <text:p text:style-name="P1">- 2: Error</text:p>
      <text:p text:style-name="P1">- 3: true</text:p>
      <text:p text:style-name="P3"/>
      <text:p text:style-name="P1">&lt;details&gt;&lt;summary&gt;&lt;b&gt;Answer&lt;/b&gt;&lt;/summary&gt;</text:p>
      <text:p text:style-name="P1">&lt;p&gt;</text:p>
      <text:p text:style-name="P3"/>
      <text:p text:style-name="P1">##### Answer: 3</text:p>
      <text:p text:style-name="P1">Arrays have their own implementation of `toString` method that returns a comma-separated list of elements. So the above code snippet returns true. In order to avoid conversion of array type, we should use === for comparison.</text:p>
      <text:p text:style-name="P1">&lt;/p&gt;</text:p>
      <text:p text:style-name="P3"/>
      <text:p text:style-name="P5">&lt;/details&g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2-07-27T06:28:55.984000000</dc:date>
    <meta:editing-duration>PT26S</meta:editing-duration>
    <meta:editing-cycles>1</meta:editing-cycles>
    <meta:document-statistic meta:table-count="0" meta:image-count="0" meta:object-count="0" meta:page-count="184" meta:paragraph-count="6534" meta:word-count="45363" meta:character-count="335313" meta:non-whitespace-character-count="271253"/>
  </office:meta>
</office:document-meta>
</file>